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1.457cm"/>
    </style:style>
    <style:style style:name="co4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2.379cm"/>
    </style:style>
    <style:style style:name="co7" style:family="table-column">
      <style:table-column-properties fo:break-before="auto" style:column-width="2.491cm"/>
    </style:style>
    <style:style style:name="co8" style:family="table-column">
      <style:table-column-properties fo:break-before="auto" style:column-width="2.394cm"/>
    </style:style>
    <style:style style:name="co9" style:family="table-column">
      <style:table-column-properties fo:break-before="auto" style:column-width="1.792cm"/>
    </style:style>
    <style:style style:name="co11" style:family="table-column">
      <style:table-column-properties fo:break-before="auto" style:column-width="2.828cm"/>
    </style:style>
    <style:style style:name="ro5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912cm" fo:break-before="auto" style:use-optimal-row-height="true"/>
    </style:style>
    <style:style style:name="ro6" style:family="table-row">
      <style:table-row-properties style:row-height="1.058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00a">
      <style:table-properties table:display="true" style:writing-mode="lr-tb"/>
    </style:style>
    <number:time-style style:name="N10040" number:language="en" number:country="US">
      <number:hours number:style="long"/>
      <number:text>:</number:text>
      <number:minutes number:style="long"/>
    </number:time-style>
    <number:time-style style:name="N1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00" number:language="en" number:country="US">
      <number:text-content/>
    </number:text-style>
    <number:time-style style:name="N20040" number:language="hu" number:country="HU">
      <number:hours number:style="long"/>
      <number:text>:</number:text>
      <number:minutes number:style="long"/>
    </number:time-style>
    <style:style style:name="ce1" style:family="table-cell" style:parent-style-name="Default">
      <style:map style:condition="is-true-formula(ISODD(ROW()))" style:apply-style-name="Gray" style:base-cell-address="100a.A1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1"/>
    </style:style>
    <style:style style:name="ce3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1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1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ODD(ROW()))" style:apply-style-name="Gray" style:base-cell-address="100a.A1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1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  <style:map style:condition="is-true-formula(ISODD(ROW()))" style:apply-style-name="Gray" style:base-cell-address="100a.A1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is-true-formula(ISODD(ROW()))" style:apply-style-name="Gray" style:base-cell-address="100a.A36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37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38"/>
    </style:style>
    <style:style style:name="ce11" style:family="table-cell" style:parent-style-name="Default">
      <style:map style:condition="is-true-formula(ISODD(ROW()))" style:apply-style-name="Gray" style:base-cell-address="100a.A39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40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1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2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3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4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5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  <style:map style:condition="is-true-formula(ISODD(ROW()))" style:apply-style-name="Gray" style:base-cell-address="100a.A46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47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8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49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0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1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2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3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4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55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6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57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62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63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64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81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81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ISODD(ROW()))" style:apply-style-name="Gray" style:base-cell-address="100a.A64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63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map style:condition="is-true-formula(ISODD(ROW()))" style:apply-style-name="Gray" style:base-cell-address="100a.A62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42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12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16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18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19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1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2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3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5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6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8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29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2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3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6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7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8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39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12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1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2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4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5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7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8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49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51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52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54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56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59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61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62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63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64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67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70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72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75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78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81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2"/>
    </style:style>
    <style:style style:name="ce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87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0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4"/>
    </style:style>
    <style:style style:name="ce91" style:family="table-cell" style:parent-style-name="Default">
      <style:map style:condition="is-true-formula(ISODD(ROW()))" style:apply-style-name="Gray" style:base-cell-address="100a.G1"/>
    </style:style>
    <style:style style:name="ce9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99" style:family="table-cell" style:parent-style-name="Default">
      <style:map style:condition="is-true-formula(ISODD(ROW()))" style:apply-style-name="Gray" style:base-cell-address="100a.G1"/>
    </style:style>
    <style:style style:name="ce10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0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03" style:family="table-cell" style:parent-style-name="Default">
      <style:map style:condition="is-true-formula(ISODD(ROW()))" style:apply-style-name="Gray" style:base-cell-address="100a.G1"/>
    </style:style>
    <style:style style:name="ce104" style:family="table-cell" style:parent-style-name="Default">
      <style:map style:condition="is-true-formula(ISODD(ROW()))" style:apply-style-name="Gray" style:base-cell-address="100a.G1"/>
    </style:style>
    <style:style style:name="ce10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06" style:family="table-cell" style:parent-style-name="Default">
      <style:map style:condition="is-true-formula(ISODD(ROW()))" style:apply-style-name="Gray" style:base-cell-address="100a.G1"/>
    </style:style>
    <style:style style:name="ce107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08" style:family="table-cell" style:parent-style-name="Default">
      <style:map style:condition="is-true-formula(ISODD(ROW()))" style:apply-style-name="Gray" style:base-cell-address="100a.G1"/>
    </style:style>
    <style:style style:name="ce10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J1"/>
    </style:style>
    <style:style style:name="ce111" style:family="table-cell" style:parent-style-name="Default">
      <style:map style:condition="is-true-formula(ISODD(ROW()))" style:apply-style-name="Gray" style:base-cell-address="100a.G1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G1"/>
    </style:style>
    <style:style style:name="ce11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1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G1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G1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117" style:family="table-cell" style:parent-style-name="Default"/>
    <style:style style:name="ce1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119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12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123" style:family="table-cell" style:parent-style-name="Default" style:data-style-name="N10100">
      <style:table-cell-properties style:text-align-source="fix" style:repeat-content="false"/>
      <style:paragraph-properties fo:text-align="end" fo:margin-left="0cm"/>
    </style:style>
    <style:style style:name="ce1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125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O24"/>
    </style:style>
    <style:style style:name="ce126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O27"/>
    </style:style>
    <style:style style:name="ce12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O27"/>
    </style:style>
    <style:style style:name="ce12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O27"/>
    </style:style>
    <style:style style:name="ce12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P6"/>
    </style:style>
    <style:style style:name="ce130" style:family="table-cell" style:parent-style-name="Default" style:data-style-name="N10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P16"/>
    </style:style>
    <style:style style:name="ce131" style:family="table-cell" style:parent-style-name="Default">
      <style:map style:condition="is-true-formula(ISODD(ROW()))" style:apply-style-name="Gray" style:base-cell-address="100a.A1"/>
    </style:style>
    <style:style style:name="ce13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Q6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Q9"/>
    </style:style>
    <style:style style:name="ce13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13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Q27"/>
    </style:style>
    <style:style style:name="ce13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R6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R9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R24"/>
    </style:style>
    <style:style style:name="ce139" style:family="table-cell" style:parent-style-name="Default">
      <style:map style:condition="is-true-formula(ISODD(ROW()))" style:apply-style-name="Gray" style:base-cell-address="100a.S5"/>
    </style:style>
    <style:style style:name="ce14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S6"/>
    </style:style>
    <style:style style:name="ce14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S12"/>
    </style:style>
    <style:style style:name="ce14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14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145" style:family="table-cell" style:parent-style-name="Default">
      <style:map style:condition="is-true-formula(ISODD(ROW()))" style:apply-style-name="Gray" style:base-cell-address="100a.T5"/>
    </style:style>
    <style:style style:name="ce14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T6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T9"/>
    </style:style>
    <style:style style:name="ce14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T27"/>
    </style:style>
    <style:style style:name="ce149" style:family="table-cell" style:parent-style-name="Default">
      <style:map style:condition="is-true-formula(ISODD(ROW()))" style:apply-style-name="Gray" style:base-cell-address="100a.U5"/>
    </style:style>
    <style:style style:name="ce15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U6"/>
    </style:style>
    <style:style style:name="ce1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U9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U24"/>
    </style:style>
    <style:style style:name="ce153" style:family="table-cell" style:parent-style-name="Default">
      <style:map style:condition="is-true-formula(ISODD(ROW()))" style:apply-style-name="Gray" style:base-cell-address="100a.V5"/>
    </style:style>
    <style:style style:name="ce15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V6"/>
    </style:style>
    <style:style style:name="ce155" style:family="table-cell" style:parent-style-name="Default">
      <style:map style:condition="is-true-formula(ISODD(ROW()))" style:apply-style-name="Gray" style:base-cell-address="100a.W5"/>
    </style:style>
    <style:style style:name="ce15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W6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W9"/>
    </style:style>
    <style:style style:name="ce15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W27"/>
    </style:style>
    <style:style style:name="ce159" style:family="table-cell" style:parent-style-name="Default">
      <style:map style:condition="is-true-formula(ISODD(ROW()))" style:apply-style-name="Gray" style:base-cell-address="100a.X5"/>
    </style:style>
    <style:style style:name="ce16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X6"/>
    </style:style>
    <style:style style:name="ce1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X9"/>
    </style:style>
    <style:style style:name="ce16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X12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X24"/>
    </style:style>
    <style:style style:name="ce164" style:family="table-cell" style:parent-style-name="Default">
      <style:map style:condition="is-true-formula(ISODD(ROW()))" style:apply-style-name="Gray" style:base-cell-address="100a.Y5"/>
    </style:style>
    <style:style style:name="ce165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Y6"/>
    </style:style>
    <style:style style:name="ce166" style:family="table-cell" style:parent-style-name="Default">
      <style:map style:condition="is-true-formula(ISODD(ROW()))" style:apply-style-name="Gray" style:base-cell-address="100a.Z5"/>
    </style:style>
    <style:style style:name="ce167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Z6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Z9"/>
    </style:style>
    <style:style style:name="ce16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Z27"/>
    </style:style>
    <style:style style:name="ce170" style:family="table-cell" style:parent-style-name="Default">
      <style:map style:condition="is-true-formula(ISODD(ROW()))" style:apply-style-name="Gray" style:base-cell-address="100a.AA5"/>
    </style:style>
    <style:style style:name="ce171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A6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A9"/>
    </style:style>
    <style:style style:name="ce17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A24"/>
    </style:style>
    <style:style style:name="ce17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A27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A27"/>
    </style:style>
    <style:style style:name="ce176" style:family="table-cell" style:parent-style-name="Default">
      <style:map style:condition="is-true-formula(ISODD(ROW()))" style:apply-style-name="Gray" style:base-cell-address="100a.AB5"/>
    </style:style>
    <style:style style:name="ce177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B6"/>
    </style:style>
    <style:style style:name="ce17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B10"/>
    </style:style>
    <style:style style:name="ce179" style:family="table-cell" style:parent-style-name="Default">
      <style:map style:condition="is-true-formula(ISODD(ROW()))" style:apply-style-name="Gray" style:base-cell-address="100a.AC5"/>
    </style:style>
    <style:style style:name="ce18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C6"/>
    </style:style>
    <style:style style:name="ce181" style:family="table-cell" style:parent-style-name="Default">
      <style:map style:condition="is-true-formula(ISODD(ROW()))" style:apply-style-name="Gray" style:base-cell-address="100a.AD5"/>
    </style:style>
    <style:style style:name="ce18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D6"/>
    </style:style>
    <style:style style:name="ce1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D9"/>
    </style:style>
    <style:style style:name="ce18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D24"/>
    </style:style>
    <style:style style:name="ce185" style:family="table-cell" style:parent-style-name="Default">
      <style:map style:condition="is-true-formula(ISODD(ROW()))" style:apply-style-name="Gray" style:base-cell-address="100a.AE5"/>
    </style:style>
    <style:style style:name="ce18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E6"/>
    </style:style>
    <style:style style:name="ce187" style:family="table-cell" style:parent-style-name="Default">
      <style:map style:condition="is-true-formula(ISODD(ROW()))" style:apply-style-name="Gray" style:base-cell-address="100a.AF5"/>
    </style:style>
    <style:style style:name="ce18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F6"/>
    </style:style>
    <style:style style:name="ce189" style:family="table-cell" style:parent-style-name="Default">
      <style:map style:condition="is-true-formula(ISODD(ROW()))" style:apply-style-name="Gray" style:base-cell-address="100a.AG5"/>
    </style:style>
    <style:style style:name="ce19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G6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G9"/>
    </style:style>
    <style:style style:name="ce19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G24"/>
    </style:style>
    <style:style style:name="ce193" style:family="table-cell" style:parent-style-name="Default">
      <style:map style:condition="is-true-formula(ISODD(ROW()))" style:apply-style-name="Gray" style:base-cell-address="100a.AH5"/>
    </style:style>
    <style:style style:name="ce19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H6"/>
    </style:style>
    <style:style style:name="ce195" style:family="table-cell" style:parent-style-name="Default">
      <style:map style:condition="is-true-formula(ISODD(ROW()))" style:apply-style-name="Gray" style:base-cell-address="100a.AI5"/>
    </style:style>
    <style:style style:name="ce19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I6"/>
    </style:style>
    <style:style style:name="ce1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I9"/>
    </style:style>
    <style:style style:name="ce19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I27"/>
    </style:style>
    <style:style style:name="ce19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I27"/>
    </style:style>
    <style:style style:name="ce200" style:family="table-cell" style:parent-style-name="Default">
      <style:map style:condition="is-true-formula(ISODD(ROW()))" style:apply-style-name="Gray" style:base-cell-address="100a.AJ5"/>
    </style:style>
    <style:style style:name="ce201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J6"/>
    </style:style>
    <style:style style:name="ce2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J9"/>
    </style:style>
    <style:style style:name="ce20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J25"/>
    </style:style>
    <style:style style:name="ce20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J27"/>
    </style:style>
    <style:style style:name="ce205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J27"/>
    </style:style>
    <style:style style:name="ce206" style:family="table-cell" style:parent-style-name="Default">
      <style:map style:condition="is-true-formula(ISODD(ROW()))" style:apply-style-name="Gray" style:base-cell-address="100a.AK5"/>
    </style:style>
    <style:style style:name="ce207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K6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K9"/>
    </style:style>
    <style:style style:name="ce20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K24"/>
    </style:style>
    <style:style style:name="ce210" style:family="table-cell" style:parent-style-name="Default">
      <style:map style:condition="is-true-formula(ISODD(ROW()))" style:apply-style-name="Gray" style:base-cell-address="100a.AL5"/>
    </style:style>
    <style:style style:name="ce211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L6"/>
    </style:style>
    <style:style style:name="ce212" style:family="table-cell" style:parent-style-name="Default">
      <style:map style:condition="is-true-formula(ISODD(ROW()))" style:apply-style-name="Gray" style:base-cell-address="100a.AM5"/>
    </style:style>
    <style:style style:name="ce21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M6"/>
    </style:style>
    <style:style style:name="ce2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M9"/>
    </style:style>
    <style:style style:name="ce21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M27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M27"/>
    </style:style>
    <style:style style:name="ce217" style:family="table-cell" style:parent-style-name="Default">
      <style:map style:condition="is-true-formula(ISODD(ROW()))" style:apply-style-name="Gray" style:base-cell-address="100a.AN5"/>
    </style:style>
    <style:style style:name="ce21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N6"/>
    </style:style>
    <style:style style:name="ce219" style:family="table-cell" style:parent-style-name="Default">
      <style:map style:condition="is-true-formula(ISODD(ROW()))" style:apply-style-name="Gray" style:base-cell-address="100a.AO5"/>
    </style:style>
    <style:style style:name="ce22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O6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O9"/>
    </style:style>
    <style:style style:name="ce22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O24"/>
    </style:style>
    <style:style style:name="ce223" style:family="table-cell" style:parent-style-name="Default">
      <style:map style:condition="is-true-formula(ISODD(ROW()))" style:apply-style-name="Gray" style:base-cell-address="100a.AP5"/>
    </style:style>
    <style:style style:name="ce22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P6"/>
    </style:style>
    <style:style style:name="ce225" style:family="table-cell" style:parent-style-name="Default">
      <style:map style:condition="is-true-formula(ISODD(ROW()))" style:apply-style-name="Gray" style:base-cell-address="100a.AQ5"/>
    </style:style>
    <style:style style:name="ce22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Q6"/>
    </style:style>
    <style:style style:name="ce2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Q9"/>
    </style:style>
    <style:style style:name="ce22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Q27"/>
    </style:style>
    <style:style style:name="ce22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Q27"/>
    </style:style>
    <style:style style:name="ce230" style:family="table-cell" style:parent-style-name="Default">
      <style:map style:condition="is-true-formula(ISODD(ROW()))" style:apply-style-name="Gray" style:base-cell-address="100a.AR5"/>
    </style:style>
    <style:style style:name="ce231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R6"/>
    </style:style>
    <style:style style:name="ce232" style:family="table-cell" style:parent-style-name="Default">
      <style:map style:condition="is-true-formula(ISODD(ROW()))" style:apply-style-name="Gray" style:base-cell-address="100a.AS5"/>
    </style:style>
    <style:style style:name="ce23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S6"/>
    </style:style>
    <style:style style:name="ce2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S9"/>
    </style:style>
    <style:style style:name="ce23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S24"/>
    </style:style>
    <style:style style:name="ce23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S31"/>
    </style:style>
    <style:style style:name="ce237" style:family="table-cell" style:parent-style-name="Default">
      <style:map style:condition="is-true-formula(ISODD(ROW()))" style:apply-style-name="Gray" style:base-cell-address="100a.AT5"/>
    </style:style>
    <style:style style:name="ce23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T6"/>
    </style:style>
    <style:style style:name="ce239" style:family="table-cell" style:parent-style-name="Default">
      <style:map style:condition="is-true-formula(ISODD(ROW()))" style:apply-style-name="Gray" style:base-cell-address="100a.AU5"/>
    </style:style>
    <style:style style:name="ce24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U6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U9"/>
    </style:style>
    <style:style style:name="ce24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U27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U27"/>
    </style:style>
    <style:style style:name="ce244" style:family="table-cell" style:parent-style-name="Default">
      <style:map style:condition="is-true-formula(ISODD(ROW()))" style:apply-style-name="Gray" style:base-cell-address="100a.AV5"/>
    </style:style>
    <style:style style:name="ce245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V6"/>
    </style:style>
    <style:style style:name="ce246" style:family="table-cell" style:parent-style-name="Default">
      <style:map style:condition="is-true-formula(ISODD(ROW()))" style:apply-style-name="Gray" style:base-cell-address="100a.AW5"/>
    </style:style>
    <style:style style:name="ce247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W6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W9"/>
    </style:style>
    <style:style style:name="ce24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W27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W27"/>
    </style:style>
    <style:style style:name="ce251" style:family="table-cell" style:parent-style-name="Default">
      <style:map style:condition="is-true-formula(ISODD(ROW()))" style:apply-style-name="Gray" style:base-cell-address="100a.AX5"/>
    </style:style>
    <style:style style:name="ce25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X6"/>
    </style:style>
    <style:style style:name="ce253" style:family="table-cell" style:parent-style-name="Default">
      <style:map style:condition="is-true-formula(ISODD(ROW()))" style:apply-style-name="Gray" style:base-cell-address="100a.AY5"/>
    </style:style>
    <style:style style:name="ce25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Y6"/>
    </style:style>
    <style:style style:name="ce2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Y9"/>
    </style:style>
    <style:style style:name="ce25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Y27"/>
    </style:style>
    <style:style style:name="ce25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Y27"/>
    </style:style>
    <style:style style:name="ce258" style:family="table-cell" style:parent-style-name="Default">
      <style:map style:condition="is-true-formula(ISODD(ROW()))" style:apply-style-name="Gray" style:base-cell-address="100a.AZ5"/>
    </style:style>
    <style:style style:name="ce25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Z6"/>
    </style:style>
    <style:style style:name="ce260" style:family="table-cell" style:parent-style-name="Default">
      <style:map style:condition="is-true-formula(ISODD(ROW()))" style:apply-style-name="Gray" style:base-cell-address="100a.BA5"/>
    </style:style>
    <style:style style:name="ce261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A6"/>
    </style:style>
    <style:style style:name="ce2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A9"/>
    </style:style>
    <style:style style:name="ce26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A27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A27"/>
    </style:style>
    <style:style style:name="ce265" style:family="table-cell" style:parent-style-name="Default">
      <style:map style:condition="is-true-formula(ISODD(ROW()))" style:apply-style-name="Gray" style:base-cell-address="100a.BB5"/>
    </style:style>
    <style:style style:name="ce26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B6"/>
    </style:style>
    <style:style style:name="ce267" style:family="table-cell" style:parent-style-name="Default">
      <style:map style:condition="is-true-formula(ISODD(ROW()))" style:apply-style-name="Gray" style:base-cell-address="100a.BC5"/>
    </style:style>
    <style:style style:name="ce26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C6"/>
    </style:style>
    <style:style style:name="ce2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C9"/>
    </style:style>
    <style:style style:name="ce27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C27"/>
    </style:style>
    <style:style style:name="ce27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C27"/>
    </style:style>
    <style:style style:name="ce272" style:family="table-cell" style:parent-style-name="Default">
      <style:map style:condition="is-true-formula(ISODD(ROW()))" style:apply-style-name="Gray" style:base-cell-address="100a.BD5"/>
    </style:style>
    <style:style style:name="ce27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D6"/>
    </style:style>
    <style:style style:name="ce274" style:family="table-cell" style:parent-style-name="Default">
      <style:map style:condition="is-true-formula(ISODD(ROW()))" style:apply-style-name="Gray" style:base-cell-address="100a.BE5"/>
    </style:style>
    <style:style style:name="ce275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E6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E9"/>
    </style:style>
    <style:style style:name="ce27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E27"/>
    </style:style>
    <style:style style:name="ce27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E27"/>
    </style:style>
    <style:style style:name="ce279" style:family="table-cell" style:parent-style-name="Default">
      <style:map style:condition="is-true-formula(ISODD(ROW()))" style:apply-style-name="Gray" style:base-cell-address="100a.BF5"/>
    </style:style>
    <style:style style:name="ce28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F6"/>
    </style:style>
    <style:style style:name="ce281" style:family="table-cell" style:parent-style-name="Default">
      <style:map style:condition="is-true-formula(ISODD(ROW()))" style:apply-style-name="Gray" style:base-cell-address="100a.BG5"/>
    </style:style>
    <style:style style:name="ce282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G6"/>
    </style:style>
    <style:style style:name="ce283" style:family="table-cell" style:parent-style-name="Default">
      <style:map style:condition="is-true-formula(ISODD(ROW()))" style:apply-style-name="Gray" style:base-cell-address="100a.BH5"/>
    </style:style>
    <style:style style:name="ce28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H6"/>
    </style:style>
    <style:style style:name="ce2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H9"/>
    </style:style>
    <style:style style:name="ce286" style:family="table-cell" style:parent-style-name="Default">
      <style:map style:condition="is-true-formula(ISODD(ROW()))" style:apply-style-name="Gray" style:base-cell-address="100a.BI5"/>
    </style:style>
    <style:style style:name="ce287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I6"/>
    </style:style>
    <style:style style:name="ce288" style:family="table-cell" style:parent-style-name="Default">
      <style:map style:condition="is-true-formula(ISODD(ROW()))" style:apply-style-name="Gray" style:base-cell-address="100a.BJ5"/>
    </style:style>
    <style:style style:name="ce289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J6"/>
    </style:style>
    <style:style style:name="ce290" style:family="table-cell" style:parent-style-name="Default">
      <style:map style:condition="is-true-formula(ISODD(ROW()))" style:apply-style-name="Gray" style:base-cell-address="100a.BK5"/>
    </style:style>
    <style:style style:name="ce291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K6"/>
    </style:style>
    <style:style style:name="ce2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K9"/>
    </style:style>
    <style:style style:name="ce29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K24"/>
    </style:style>
    <style:style style:name="ce29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K24"/>
    </style:style>
    <style:style style:name="ce295" style:family="table-cell" style:parent-style-name="Default">
      <style:map style:condition="is-true-formula(ISODD(ROW()))" style:apply-style-name="Gray" style:base-cell-address="100a.BL5"/>
    </style:style>
    <style:style style:name="ce296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L6"/>
    </style:style>
    <style:style style:name="ce297" style:family="table-cell" style:parent-style-name="Default">
      <style:map style:condition="is-true-formula(ISODD(ROW()))" style:apply-style-name="Gray" style:base-cell-address="100a.BM5"/>
    </style:style>
    <style:style style:name="ce29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M6"/>
    </style:style>
    <style:style style:name="ce2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M9"/>
    </style:style>
    <style:style style:name="ce30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M27"/>
    </style:style>
    <style:style style:name="ce30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M27"/>
    </style:style>
    <style:style style:name="ce302" style:family="table-cell" style:parent-style-name="Default">
      <style:map style:condition="is-true-formula(ISODD(ROW()))" style:apply-style-name="Gray" style:base-cell-address="100a.BN5"/>
    </style:style>
    <style:style style:name="ce30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N6"/>
    </style:style>
    <style:style style:name="ce3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N9"/>
    </style:style>
    <style:style style:name="ce30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N27"/>
    </style:style>
    <style:style style:name="ce30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N27"/>
    </style:style>
    <style:style style:name="ce307" style:family="table-cell" style:parent-style-name="Default">
      <style:map style:condition="is-true-formula(ISODD(ROW()))" style:apply-style-name="Gray" style:base-cell-address="100a.BO5"/>
    </style:style>
    <style:style style:name="ce308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O6"/>
    </style:style>
    <style:style style:name="ce3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O9"/>
    </style:style>
    <style:style style:name="ce31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O27"/>
    </style:style>
    <style:style style:name="ce31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O27"/>
    </style:style>
    <style:style style:name="ce31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O34"/>
    </style:style>
    <style:style style:name="ce313" style:family="table-cell" style:parent-style-name="Default">
      <style:map style:condition="is-true-formula(ISODD(ROW()))" style:apply-style-name="Gray" style:base-cell-address="100a.BP5"/>
    </style:style>
    <style:style style:name="ce314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P6"/>
    </style:style>
    <style:style style:name="ce3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P9"/>
    </style:style>
    <style:style style:name="ce31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P27"/>
    </style:style>
    <style:style style:name="ce31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P32"/>
    </style:style>
    <style:style style:name="ce3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Q3"/>
    </style:style>
    <style:style style:name="ce319" style:family="table-cell" style:parent-style-name="Default">
      <style:map style:condition="is-true-formula(ISODD(ROW()))" style:apply-style-name="Gray" style:base-cell-address="100a.BQ3"/>
    </style:style>
    <style:style style:name="ce32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Q3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Q3"/>
    </style:style>
    <style:style style:name="ce3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Q3"/>
    </style:style>
    <style:style style:name="ce32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Q12"/>
    </style:style>
    <style:style style:name="ce32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Q16"/>
    </style:style>
    <style:style style:name="ce32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Q24"/>
    </style:style>
    <style:style style:name="ce32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Q34"/>
    </style:style>
    <style:style style:name="ce3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R3"/>
    </style:style>
    <style:style style:name="ce32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R4"/>
    </style:style>
    <style:style style:name="ce329" style:family="table-cell" style:parent-style-name="Default">
      <style:map style:condition="is-true-formula(ISODD(ROW()))" style:apply-style-name="Gray" style:base-cell-address="100a.BR4"/>
    </style:style>
    <style:style style:name="ce330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R4"/>
    </style:style>
    <style:style style:name="ce3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R4"/>
    </style:style>
    <style:style style:name="ce3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R4"/>
    </style:style>
    <style:style style:name="ce333" style:family="table-cell" style:parent-style-name="Default" style:data-style-name="N10043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10"/>
    </style:style>
    <style:style style:name="ce33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12"/>
    </style:style>
    <style:style style:name="ce335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21"/>
    </style:style>
    <style:style style:name="ce33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24"/>
    </style:style>
    <style:style style:name="ce33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27"/>
    </style:style>
    <style:style style:name="ce33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32"/>
    </style:style>
    <style:style style:name="ce33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33"/>
    </style:style>
    <style:style style:name="ce340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R33"/>
    </style:style>
    <style:style style:name="ce3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S3"/>
    </style:style>
    <style:style style:name="ce342" style:family="table-cell" style:parent-style-name="Default">
      <style:map style:condition="is-true-formula(ISODD(ROW()))" style:apply-style-name="Gray" style:base-cell-address="100a.A1"/>
    </style:style>
    <style:style style:name="ce343" style:family="table-cell" style:parent-style-name="Default" style:data-style-name="N1013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3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3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A1"/>
    </style:style>
    <style:style style:name="ce34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S12"/>
    </style:style>
    <style:style style:name="ce34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34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34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S27"/>
    </style:style>
    <style:style style:name="ce35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BS32"/>
    </style:style>
    <style:style style:name="ce35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3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W3"/>
    </style:style>
    <style:style style:name="ce35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BW4"/>
    </style:style>
    <style:style style:name="ce3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D3"/>
    </style:style>
    <style:style style:name="ce356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D4"/>
    </style:style>
    <style:style style:name="ce3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G3"/>
    </style:style>
    <style:style style:name="ce35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G4"/>
    </style:style>
    <style:style style:name="ce35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K3"/>
    </style:style>
    <style:style style:name="ce360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K4"/>
    </style:style>
    <style:style style:name="ce36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M46"/>
    </style:style>
    <style:style style:name="ce36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M47"/>
    </style:style>
    <style:style style:name="ce36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M47"/>
    </style:style>
    <style:style style:name="ce3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O3"/>
    </style:style>
    <style:style style:name="ce365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O4"/>
    </style:style>
    <style:style style:name="ce36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O46"/>
    </style:style>
    <style:style style:name="ce36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O58"/>
    </style:style>
    <style:style style:name="ce36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R3"/>
    </style:style>
    <style:style style:name="ce369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R4"/>
    </style:style>
    <style:style style:name="ce37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R46"/>
    </style:style>
    <style:style style:name="ce37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R58"/>
    </style:style>
    <style:style style:name="ce3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U3"/>
    </style:style>
    <style:style style:name="ce373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U4"/>
    </style:style>
    <style:style style:name="ce37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U58"/>
    </style:style>
    <style:style style:name="ce3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X3"/>
    </style:style>
    <style:style style:name="ce376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CX4"/>
    </style:style>
    <style:style style:name="ce37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X46"/>
    </style:style>
    <style:style style:name="ce37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X58"/>
    </style:style>
    <style:style style:name="ce37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Y46"/>
    </style:style>
    <style:style style:name="ce38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Y47"/>
    </style:style>
    <style:style style:name="ce38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CY47"/>
    </style:style>
    <style:style style:name="ce3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A3"/>
    </style:style>
    <style:style style:name="ce383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A4"/>
    </style:style>
    <style:style style:name="ce38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A46"/>
    </style:style>
    <style:style style:name="ce38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A58"/>
    </style:style>
    <style:style style:name="ce3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D3"/>
    </style:style>
    <style:style style:name="ce387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D4"/>
    </style:style>
    <style:style style:name="ce38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D46"/>
    </style:style>
    <style:style style:name="ce38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D58"/>
    </style:style>
    <style:style style:name="ce3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G3"/>
    </style:style>
    <style:style style:name="ce391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G4"/>
    </style:style>
    <style:style style:name="ce39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G46"/>
    </style:style>
    <style:style style:name="ce39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G58"/>
    </style:style>
    <style:style style:name="ce39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H46"/>
    </style:style>
    <style:style style:name="ce39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H47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H47"/>
    </style:style>
    <style:style style:name="ce3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J3"/>
    </style:style>
    <style:style style:name="ce39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J4"/>
    </style:style>
    <style:style style:name="ce39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J46"/>
    </style:style>
    <style:style style:name="ce40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J58"/>
    </style:style>
    <style:style style:name="ce40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K46"/>
    </style:style>
    <style:style style:name="ce40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K47"/>
    </style:style>
    <style:style style:name="ce40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K47"/>
    </style:style>
    <style:style style:name="ce40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A1"/>
    </style:style>
    <style:style style:name="ce40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L56"/>
    </style:style>
    <style:style style:name="ce40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M3"/>
    </style:style>
    <style:style style:name="ce407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M4"/>
    </style:style>
    <style:style style:name="ce40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M46"/>
    </style:style>
    <style:style style:name="ce40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M58"/>
    </style:style>
    <style:style style:name="ce41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N46"/>
    </style:style>
    <style:style style:name="ce41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N47"/>
    </style:style>
    <style:style style:name="ce41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N47"/>
    </style:style>
    <style:style style:name="ce4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P3"/>
    </style:style>
    <style:style style:name="ce41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P4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P46"/>
    </style:style>
    <style:style style:name="ce41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P47"/>
    </style:style>
    <style:style style:name="ce41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P58"/>
    </style:style>
    <style:style style:name="ce41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Q46"/>
    </style:style>
    <style:style style:name="ce41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Q47"/>
    </style:style>
    <style:style style:name="ce420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Q47"/>
    </style:style>
    <style:style style:name="ce42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S46"/>
    </style:style>
    <style:style style:name="ce4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S46"/>
    </style:style>
    <style:style style:name="ce42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T46"/>
    </style:style>
    <style:style style:name="ce42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T46"/>
    </style:style>
    <style:style style:name="ce42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V46"/>
    </style:style>
    <style:style style:name="ce42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V46"/>
    </style:style>
    <style:style style:name="ce42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W1"/>
    </style:style>
    <style:style style:name="ce42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30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W1"/>
    </style:style>
    <style:style style:name="ce43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3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59"/>
    </style:style>
    <style:style style:name="ce43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X3"/>
    </style:style>
    <style:style style:name="ce435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X3"/>
    </style:style>
    <style:style style:name="ce43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X59"/>
    </style:style>
    <style:style style:name="ce43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Y3"/>
    </style:style>
    <style:style style:name="ce43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Y3"/>
    </style:style>
    <style:style style:name="ce43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Y9"/>
    </style:style>
    <style:style style:name="ce44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Y59"/>
    </style:style>
    <style:style style:name="ce44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W1"/>
    </style:style>
    <style:style style:name="ce44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Z1"/>
    </style:style>
    <style:style style:name="ce44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Z1"/>
    </style:style>
    <style:style style:name="ce44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Z59"/>
    </style:style>
    <style:style style:name="ce4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DZ1"/>
    </style:style>
    <style:style style:name="ce44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A3"/>
    </style:style>
    <style:style style:name="ce448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A3"/>
    </style:style>
    <style:style style:name="ce44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A9"/>
    </style:style>
    <style:style style:name="ce45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A59"/>
    </style:style>
    <style:style style:name="ce45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B3"/>
    </style:style>
    <style:style style:name="ce452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B3"/>
    </style:style>
    <style:style style:name="ce45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B59"/>
    </style:style>
    <style:style style:name="ce45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C3"/>
    </style:style>
    <style:style style:name="ce455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C3"/>
    </style:style>
    <style:style style:name="ce45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C9"/>
    </style:style>
    <style:style style:name="ce45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C59"/>
    </style:style>
    <style:style style:name="ce45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D3"/>
    </style:style>
    <style:style style:name="ce459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D3"/>
    </style:style>
    <style:style style:name="ce46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6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D46"/>
    </style:style>
    <style:style style:name="ce46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D59"/>
    </style:style>
    <style:style style:name="ce46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E1"/>
    </style:style>
    <style:style style:name="ce4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E1"/>
    </style:style>
    <style:style style:name="ce465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E3"/>
    </style:style>
    <style:style style:name="ce466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E3"/>
    </style:style>
    <style:style style:name="ce46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E36"/>
    </style:style>
    <style:style style:name="ce46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E41"/>
    </style:style>
    <style:style style:name="ce46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E46"/>
    </style:style>
    <style:style style:name="ce47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E59"/>
    </style:style>
    <style:style style:name="ce47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DW1"/>
    </style:style>
    <style:style style:name="ce47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1"/>
    </style:style>
    <style:style style:name="ce47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F2"/>
    </style:style>
    <style:style style:name="ce474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3"/>
    </style:style>
    <style:style style:name="ce475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F3"/>
    </style:style>
    <style:style style:name="ce47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2"/>
    </style:style>
    <style:style style:name="ce47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36"/>
    </style:style>
    <style:style style:name="ce47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41"/>
    </style:style>
    <style:style style:name="ce479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46"/>
    </style:style>
    <style:style style:name="ce480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F59"/>
    </style:style>
    <style:style style:name="ce48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G1"/>
    </style:style>
    <style:style style:name="ce4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G1"/>
    </style:style>
    <style:style style:name="ce48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G3"/>
    </style:style>
    <style:style style:name="ce484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G3"/>
    </style:style>
    <style:style style:name="ce48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G36"/>
    </style:style>
    <style:style style:name="ce48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G41"/>
    </style:style>
    <style:style style:name="ce48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G46"/>
    </style:style>
    <style:style style:name="ce488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G59"/>
    </style:style>
    <style:style style:name="ce48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1"/>
    </style:style>
    <style:style style:name="ce4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H2"/>
    </style:style>
    <style:style style:name="ce49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3"/>
    </style:style>
    <style:style style:name="ce492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H3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2"/>
    </style:style>
    <style:style style:name="ce49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36"/>
    </style:style>
    <style:style style:name="ce49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41"/>
    </style:style>
    <style:style style:name="ce49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46"/>
    </style:style>
    <style:style style:name="ce497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H59"/>
    </style:style>
    <style:style style:name="ce49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1"/>
    </style:style>
    <style:style style:name="ce4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I2"/>
    </style:style>
    <style:style style:name="ce500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3"/>
    </style:style>
    <style:style style:name="ce501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I3"/>
    </style:style>
    <style:style style:name="ce50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2"/>
    </style:style>
    <style:style style:name="ce50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36"/>
    </style:style>
    <style:style style:name="ce50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41"/>
    </style:style>
    <style:style style:name="ce50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46"/>
    </style:style>
    <style:style style:name="ce506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I59"/>
    </style:style>
    <style:style style:name="ce507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1"/>
    </style:style>
    <style:style style:name="ce5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J2"/>
    </style:style>
    <style:style style:name="ce509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3"/>
    </style:style>
    <style:style style:name="ce510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J3"/>
    </style:style>
    <style:style style:name="ce511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2"/>
    </style:style>
    <style:style style:name="ce51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36"/>
    </style:style>
    <style:style style:name="ce51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41"/>
    </style:style>
    <style:style style:name="ce51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46"/>
    </style:style>
    <style:style style:name="ce515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J59"/>
    </style:style>
    <style:style style:name="ce516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1"/>
    </style:style>
    <style:style style:name="ce5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K2"/>
    </style:style>
    <style:style style:name="ce518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3"/>
    </style:style>
    <style:style style:name="ce519" style:family="table-cell" style:parent-style-name="Default" style:data-style-name="N10100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K3"/>
    </style:style>
    <style:style style:name="ce520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2"/>
    </style:style>
    <style:style style:name="ce521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36"/>
    </style:style>
    <style:style style:name="ce522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41"/>
    </style:style>
    <style:style style:name="ce523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46"/>
    </style:style>
    <style:style style:name="ce524" style:family="table-cell" style:parent-style-name="Default" style:data-style-name="N10100">
      <style:table-cell-properties style:text-align-source="fix" style:repeat-content="false"/>
      <style:paragraph-properties fo:text-align="end" fo:margin-left="0cm"/>
      <style:map style:condition="is-true-formula(ISODD(ROW()))" style:apply-style-name="Gray" style:base-cell-address="100a.EK59"/>
    </style:style>
    <style:style style:name="ce525" style:family="table-cell" style:parent-style-name="Default" style:data-style-name="N10040">
      <style:table-cell-properties style:text-align-source="fix" style:repeat-content="false"/>
      <style:paragraph-properties fo:text-align="end" fo:margin-left="0cm"/>
    </style:style>
    <style:style style:name="ce526" style:family="table-cell" style:parent-style-name="Default" style:data-style-name="N10040"/>
    <style:style style:name="ce527" style:family="table-cell" style:parent-style-name="Default" style:data-style-name="N20040"/>
    <style:style style:name="ce528" style:family="table-cell" style:parent-style-name="Default" style:data-style-name="N20040">
      <style:table-cell-properties style:text-align-source="fix" style:repeat-content="false"/>
      <style:paragraph-properties fo:text-align="end" fo:margin-left="0cm"/>
    </style:style>
    <style:style style:name="ce5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O2"/>
    </style:style>
    <style:style style:name="ce5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X2"/>
    </style:style>
    <style:style style:name="ce5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Y2"/>
    </style:style>
    <style:style style:name="ce532" style:family="table-cell" style:parent-style-name="Default">
      <style:map style:condition="is-true-formula(ISODD(ROW()))" style:apply-style-name="Gray" style:base-cell-address="100a.EY83"/>
    </style:style>
    <style:style style:name="ce53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EZ2"/>
    </style:style>
    <style:style style:name="ce534" style:family="table-cell" style:parent-style-name="Default">
      <style:map style:condition="is-true-formula(ISODD(ROW()))" style:apply-style-name="Gray" style:base-cell-address="100a.EZ83"/>
    </style:style>
    <style:style style:name="ce5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A2"/>
    </style:style>
    <style:style style:name="ce536" style:family="table-cell" style:parent-style-name="Default">
      <style:map style:condition="is-true-formula(ISODD(ROW()))" style:apply-style-name="Gray" style:base-cell-address="100a.FA83"/>
    </style:style>
    <style:style style:name="ce5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B2"/>
    </style:style>
    <style:style style:name="ce538" style:family="table-cell" style:parent-style-name="Default">
      <style:map style:condition="is-true-formula(ISODD(ROW()))" style:apply-style-name="Gray" style:base-cell-address="100a.FB83"/>
    </style:style>
    <style:style style:name="ce539" style:family="table-cell" style:parent-style-name="Default">
      <style:map style:condition="is-true-formula(ISODD(ROW()))" style:apply-style-name="Gray" style:base-cell-address="100a.FH1"/>
    </style:style>
    <style:style style:name="ce5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H1"/>
    </style:style>
    <style:style style:name="ce541" style:family="table-cell" style:parent-style-name="Default">
      <style:map style:condition="is-true-formula(ISODD(ROW()))" style:apply-style-name="Gray" style:base-cell-address="100a.FH1"/>
    </style:style>
    <style:style style:name="ce5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H1"/>
    </style:style>
    <style:style style:name="ce543" style:family="table-cell" style:parent-style-name="Default">
      <style:map style:condition="is-true-formula(ISODD(ROW()))" style:apply-style-name="Gray" style:base-cell-address="100a.FH1"/>
    </style:style>
    <style:style style:name="ce5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H1"/>
    </style:style>
    <style:style style:name="ce545" style:family="table-cell" style:parent-style-name="Default">
      <style:map style:condition="is-true-formula(ISODD(ROW()))" style:apply-style-name="Gray" style:base-cell-address="100a.FH1"/>
    </style:style>
    <style:style style:name="ce54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H1"/>
    </style:style>
    <style:style style:name="ce547" style:family="table-cell" style:parent-style-name="Default">
      <style:map style:condition="is-true-formula(ISODD(ROW()))" style:apply-style-name="Gray" style:base-cell-address="100a.FH1"/>
    </style:style>
    <style:style style:name="ce54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map style:condition="is-true-formula(ISODD(ROW()))" style:apply-style-name="Gray" style:base-cell-address="100a.FH1"/>
    </style:style>
    <style:style style:name="ce549" style:family="table-cell" style:parent-style-name="Default">
      <style:map style:condition="is-true-formula(ISODD(ROW()))" style:apply-style-name="Gray" style:base-cell-address="100a.FH1"/>
    </style:style>
    <style:style style:name="ce550" style:family="table-cell" style:parent-style-name="Default">
      <style:map style:condition="is-true-formula(ISODD(ROW()))" style:apply-style-name="Gray" style:base-cell-address="100a.A1"/>
    </style:style>
    <style:style style:name="ce551" style:family="table-cell" style:parent-style-name="Default">
      <style:map style:condition="is-true-formula(ISODD(ROW()))" style:apply-style-name="Gray" style:base-cell-address="100a.A1"/>
    </style:style>
    <style:style style:name="ce552" style:family="table-cell" style:parent-style-name="Default">
      <style:map style:condition="is-true-formula(ISODD(ROW()))" style:apply-style-name="Gray" style:base-cell-address="100a.A1"/>
    </style:style>
    <style:style style:name="ce553" style:family="table-cell" style:parent-style-name="Default">
      <style:map style:condition="is-true-formula(ISODD(ROW()))" style:apply-style-name="Gray" style:base-cell-address="100a.A1"/>
    </style:style>
    <style:style style:name="ce554" style:family="table-cell" style:parent-style-name="Default">
      <style:map style:condition="is-true-formula(ISODD(ROW()))" style:apply-style-name="Gray" style:base-cell-address="100a.A1"/>
    </style:style>
    <style:style style:name="ce555" style:family="table-cell" style:parent-style-name="Default">
      <style:map style:condition="is-true-formula(ISODD(ROW()))" style:apply-style-name="Gray" style:base-cell-address="100a.A1"/>
    </style:style>
    <style:style style:name="ce556" style:family="table-cell" style:parent-style-name="Default">
      <style:map style:condition="is-true-formula(ISODD(ROW()))" style:apply-style-name="Gray" style:base-cell-address="100a.A1"/>
    </style:style>
    <style:style style:name="ce557" style:family="table-cell" style:parent-style-name="Default">
      <style:map style:condition="is-true-formula(ISODD(ROW()))" style:apply-style-name="Gray" style:base-cell-address="100a.A1"/>
    </style:style>
    <style:style style:name="ce558" style:family="table-cell" style:parent-style-name="Default">
      <style:map style:condition="is-true-formula(ISODD(ROW()))" style:apply-style-name="Gray" style:base-cell-address="100a.A1"/>
    </style:style>
    <style:style style:name="ce559" style:family="table-cell" style:parent-style-name="Default">
      <style:map style:condition="is-true-formula(ISODD(ROW()))" style:apply-style-name="Gray" style:base-cell-address="100a.A1"/>
    </style:style>
    <style:style style:name="ce560" style:family="table-cell" style:parent-style-name="Default">
      <style:map style:condition="is-true-formula(ISODD(ROW()))" style:apply-style-name="Gray" style:base-cell-address="100a.A1"/>
    </style:style>
    <style:style style:name="ce561" style:family="table-cell" style:parent-style-name="Default">
      <style:map style:condition="is-true-formula(ISODD(ROW()))" style:apply-style-name="Gray" style:base-cell-address="100a.A1"/>
    </style:style>
    <style:style style:name="ce562" style:family="table-cell" style:parent-style-name="Default">
      <style:map style:condition="is-true-formula(ISODD(ROW()))" style:apply-style-name="Gray" style:base-cell-address="100a.A1"/>
    </style:style>
    <style:style style:name="ce563" style:family="table-cell" style:parent-style-name="Default">
      <style:map style:condition="is-true-formula(ISODD(ROW()))" style:apply-style-name="Gray" style:base-cell-address="100a.A1"/>
    </style:style>
    <style:style style:name="ce564" style:family="table-cell" style:parent-style-name="Default">
      <style:map style:condition="is-true-formula(ISODD(ROW()))" style:apply-style-name="Gray" style:base-cell-address="100a.A1"/>
    </style:style>
    <style:style style:name="ce565" style:family="table-cell" style:parent-style-name="Default">
      <style:map style:condition="is-true-formula(ISODD(ROW()))" style:apply-style-name="Gray" style:base-cell-address="100a.A1"/>
    </style:style>
    <style:style style:name="ce566" style:family="table-cell" style:parent-style-name="Default">
      <style:map style:condition="is-true-formula(ISODD(ROW()))" style:apply-style-name="Gray" style:base-cell-address="100a.A1"/>
    </style:style>
    <style:style style:name="ce567" style:family="table-cell" style:parent-style-name="Default">
      <style:map style:condition="is-true-formula(ISODD(ROW()))" style:apply-style-name="Gray" style:base-cell-address="100a.A1"/>
    </style:style>
    <style:style style:name="ce568" style:family="table-cell" style:parent-style-name="Default">
      <style:map style:condition="is-true-formula(ISODD(ROW()))" style:apply-style-name="Gray" style:base-cell-address="100a.A1"/>
    </style:style>
    <style:style style:name="ce569" style:family="table-cell" style:parent-style-name="Default">
      <style:map style:condition="is-true-formula(ISODD(ROW()))" style:apply-style-name="Gray" style:base-cell-address="100a.A1"/>
    </style:style>
    <style:style style:name="ce570" style:family="table-cell" style:parent-style-name="Default">
      <style:map style:condition="is-true-formula(ISODD(ROW()))" style:apply-style-name="Gray" style:base-cell-address="100a.A1"/>
    </style:style>
    <style:style style:name="ce571" style:family="table-cell" style:parent-style-name="Default">
      <style:map style:condition="is-true-formula(ISODD(ROW()))" style:apply-style-name="Gray" style:base-cell-address="100a.A1"/>
    </style:style>
    <style:style style:name="ce572" style:family="table-cell" style:parent-style-name="Default">
      <style:map style:condition="is-true-formula(ISODD(ROW()))" style:apply-style-name="Gray" style:base-cell-address="100a.A1"/>
    </style:style>
    <style:style style:name="ce573" style:family="table-cell" style:parent-style-name="Default">
      <style:map style:condition="is-true-formula(ISODD(ROW()))" style:apply-style-name="Gray" style:base-cell-address="100a.A1"/>
    </style:style>
    <style:style style:name="ce574" style:family="table-cell" style:parent-style-name="Default">
      <style:map style:condition="is-true-formula(ISODD(ROW()))" style:apply-style-name="Gray" style:base-cell-address="100a.A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0a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78" table:default-cell-style-name="Default"/>
        <table:table-column table:style-name="co7" table:default-cell-style-name="Default"/>
        <table:table-column table:style-name="co6" table:number-columns-repeated="13" table:default-cell-style-name="Default"/>
        <table:table-column table:style-name="co8" table:default-cell-style-name="Default"/>
        <table:table-column table:style-name="co9" table:number-columns-repeated="14" table:default-cell-style-name="Default"/>
        <table:table-column table:style-name="co9" table:number-columns-repeated="8" table:default-cell-style-name="ce121"/>
        <table:table-column table:style-name="co9" table:number-columns-repeated="3" table:default-cell-style-name="Default"/>
        <table:table-column table:style-name="co9" table:number-columns-repeated="16" table:default-cell-style-name="ce121"/>
        <table:table-column table:style-name="co9" table:default-cell-style-name="Default"/>
        <table:table-column table:style-name="co11" table:default-cell-style-name="Default"/>
        <table:table-column table:style-name="co9" table:number-columns-repeated="25" table:default-cell-style-name="Default"/>
        <table:table-column table:style-name="co11" table:default-cell-style-name="Default"/>
        <table:table-column table:style-name="co9" table:number-columns-repeated="854" table:default-cell-style-name="Default"/>
        <table:table-row table:style-name="ro2">
          <table:table-cell table:style-name="ce1"/>
          <table:table-cell table:style-name="ce41"/>
          <table:table-cell table:style-name="ce1" office:value-type="string" calcext:value-type="string">
            <text:p>#comment</text:p>
          </table:table-cell>
          <table:table-cell table:number-columns-repeated="3" table:style-name="ce41" office:value-type="string" calcext:value-type="string">
            <text:p>#comment</text:p>
          </table:table-cell>
          <table:table-cell table:style-name="ce88" office:value-type="float" office:value="2110" calcext:value-type="float">
            <text:p>2110</text:p>
          </table:table-cell>
          <table:table-cell table:style-name="ce88" office:value-type="float" office:value="2119" calcext:value-type="float">
            <text:p>2119</text:p>
          </table:table-cell>
          <table:table-cell table:style-name="ce88" office:value-type="float" office:value="2120" calcext:value-type="float">
            <text:p>2120</text:p>
          </table:table-cell>
          <table:table-cell table:style-name="ce104" office:value-type="float" office:value="2129" calcext:value-type="float">
            <text:p>2129</text:p>
          </table:table-cell>
          <table:table-cell table:style-name="ce117" office:value-type="float" office:value="2130" calcext:value-type="float">
            <text:p>2130</text:p>
          </table:table-cell>
          <table:table-cell table:style-name="ce117" office:value-type="float" office:value="2310" calcext:value-type="float">
            <text:p>2310</text:p>
          </table:table-cell>
          <table:table-cell table:style-name="ce117" office:value-type="float" office:value="2320" calcext:value-type="float">
            <text:p>2320</text:p>
          </table:table-cell>
          <table:table-cell table:style-name="ce117" office:value-type="float" office:value="2330" calcext:value-type="float">
            <text:p>2330</text:p>
          </table:table-cell>
          <table:table-cell table:style-name="ce124" office:value-type="float" office:value="2112" calcext:value-type="float">
            <text:p>2112</text:p>
          </table:table-cell>
          <table:table-cell table:style-name="ce124" office:value-type="float" office:value="2312" calcext:value-type="float">
            <text:p>2312</text:p>
          </table:table-cell>
          <table:table-cell table:style-name="ce131" office:value-type="float" office:value="2222" calcext:value-type="float">
            <text:p>2222</text:p>
          </table:table-cell>
          <table:table-cell table:style-name="ce131" office:value-type="float" office:value="2152" calcext:value-type="float">
            <text:p>2152</text:p>
          </table:table-cell>
          <table:table-cell table:style-name="ce131" office:value-type="float" office:value="2322" calcext:value-type="float">
            <text:p>2322</text:p>
          </table:table-cell>
          <table:table-cell table:style-name="ce131" office:value-type="float" office:value="2242" calcext:value-type="float">
            <text:p>2242</text:p>
          </table:table-cell>
          <table:table-cell table:style-name="ce131" office:value-type="float" office:value="2162" calcext:value-type="float">
            <text:p>2162</text:p>
          </table:table-cell>
          <table:table-cell table:style-name="ce131" office:value-type="float" office:value="2332" calcext:value-type="float">
            <text:p>2332</text:p>
          </table:table-cell>
          <table:table-cell table:style-name="ce131" office:value-type="float" office:value="2262" calcext:value-type="float">
            <text:p>2262</text:p>
          </table:table-cell>
          <table:table-cell table:style-name="ce131" office:value-type="float" office:value="2172" calcext:value-type="float">
            <text:p>2172</text:p>
          </table:table-cell>
          <table:table-cell table:style-name="ce131" office:value-type="float" office:value="2342" calcext:value-type="float">
            <text:p>2342</text:p>
          </table:table-cell>
          <table:table-cell table:style-name="ce131" office:value-type="float" office:value="2282" calcext:value-type="float">
            <text:p>2282</text:p>
          </table:table-cell>
          <table:table-cell table:style-name="ce131" office:value-type="float" office:value="2114" calcext:value-type="float">
            <text:p>2114</text:p>
          </table:table-cell>
          <table:table-cell table:style-name="ce131" office:value-type="float" office:value="2314" calcext:value-type="float">
            <text:p>2314</text:p>
          </table:table-cell>
          <table:table-cell table:style-name="ce131" office:value-type="float" office:value="2324" calcext:value-type="float">
            <text:p>2324</text:p>
          </table:table-cell>
          <table:table-cell table:style-name="ce131" office:value-type="float" office:value="2124" calcext:value-type="float">
            <text:p>2124</text:p>
          </table:table-cell>
          <table:table-cell table:style-name="ce131" office:value-type="float" office:value="2334" calcext:value-type="float">
            <text:p>2334</text:p>
          </table:table-cell>
          <table:table-cell table:style-name="ce131" office:value-type="float" office:value="2344" calcext:value-type="float">
            <text:p>2344</text:p>
          </table:table-cell>
          <table:table-cell table:style-name="ce131" office:value-type="float" office:value="2134" calcext:value-type="float">
            <text:p>2134</text:p>
          </table:table-cell>
          <table:table-cell table:style-name="ce131" office:value-type="float" office:value="2354" calcext:value-type="float">
            <text:p>2354</text:p>
          </table:table-cell>
          <table:table-cell table:style-name="ce131" office:value-type="float" office:value="2144" calcext:value-type="float">
            <text:p>2144</text:p>
          </table:table-cell>
          <table:table-cell table:style-name="ce131" office:value-type="float" office:value="2214" calcext:value-type="float">
            <text:p>2214</text:p>
          </table:table-cell>
          <table:table-cell table:style-name="ce131" office:value-type="float" office:value="2154" calcext:value-type="float">
            <text:p>2154</text:p>
          </table:table-cell>
          <table:table-cell table:style-name="ce131" office:value-type="float" office:value="2364" calcext:value-type="float">
            <text:p>2364</text:p>
          </table:table-cell>
          <table:table-cell table:style-name="ce131" office:value-type="float" office:value="2164" calcext:value-type="float">
            <text:p>2164</text:p>
          </table:table-cell>
          <table:table-cell table:style-name="ce131" office:value-type="float" office:value="2374" calcext:value-type="float">
            <text:p>2374</text:p>
          </table:table-cell>
          <table:table-cell table:style-name="ce131" office:value-type="float" office:value="2176" calcext:value-type="float">
            <text:p>2176</text:p>
          </table:table-cell>
          <table:table-cell table:style-name="ce131" office:value-type="float" office:value="2316" calcext:value-type="float">
            <text:p>2316</text:p>
          </table:table-cell>
          <table:table-cell table:style-name="ce131" office:value-type="float" office:value="2126" calcext:value-type="float">
            <text:p>2126</text:p>
          </table:table-cell>
          <table:table-cell table:style-name="ce131" office:value-type="float" office:value="2326" calcext:value-type="float">
            <text:p>2326</text:p>
          </table:table-cell>
          <table:table-cell table:style-name="ce131" office:value-type="float" office:value="2186" calcext:value-type="float">
            <text:p>2186</text:p>
          </table:table-cell>
          <table:table-cell table:style-name="ce131" office:value-type="float" office:value="2336" calcext:value-type="float">
            <text:p>2336</text:p>
          </table:table-cell>
          <table:table-cell table:style-name="ce131" office:value-type="float" office:value="2146" calcext:value-type="float">
            <text:p>2146</text:p>
          </table:table-cell>
          <table:table-cell table:style-name="ce131" office:value-type="float" office:value="2346" calcext:value-type="float">
            <text:p>2346</text:p>
          </table:table-cell>
          <table:table-cell table:style-name="ce131" office:value-type="float" office:value="2156" calcext:value-type="float">
            <text:p>2156</text:p>
          </table:table-cell>
          <table:table-cell table:style-name="ce131" office:value-type="float" office:value="2356" calcext:value-type="float">
            <text:p>2356</text:p>
          </table:table-cell>
          <table:table-cell table:style-name="ce131" office:value-type="float" office:value="2166" calcext:value-type="float">
            <text:p>2166</text:p>
          </table:table-cell>
          <table:table-cell table:style-name="ce131" office:value-type="float" office:value="2366" calcext:value-type="float">
            <text:p>2366</text:p>
          </table:table-cell>
          <table:table-cell table:style-name="ce131" office:value-type="float" office:value="2118" calcext:value-type="float">
            <text:p>2118</text:p>
          </table:table-cell>
          <table:table-cell table:style-name="ce131" office:value-type="float" office:value="2318" calcext:value-type="float">
            <text:p>2318</text:p>
          </table:table-cell>
          <table:table-cell table:style-name="ce131" office:value-type="float" office:value="2128" calcext:value-type="float">
            <text:p>2128</text:p>
          </table:table-cell>
          <table:table-cell table:style-name="ce131" office:value-type="float" office:value="2328" calcext:value-type="float">
            <text:p>2328</text:p>
          </table:table-cell>
          <table:table-cell table:style-name="ce131" office:value-type="float" office:value="2138" calcext:value-type="float">
            <text:p>2138</text:p>
          </table:table-cell>
          <table:table-cell table:style-name="ce131" office:value-type="float" office:value="2338" calcext:value-type="float">
            <text:p>2338</text:p>
          </table:table-cell>
          <table:table-cell table:style-name="ce131" office:value-type="float" office:value="2348" calcext:value-type="float">
            <text:p>2348</text:p>
          </table:table-cell>
          <table:table-cell table:style-name="ce131" office:value-type="float" office:value="2148" calcext:value-type="float">
            <text:p>2148</text:p>
          </table:table-cell>
          <table:table-cell table:style-name="ce131" office:value-type="float" office:value="2358" calcext:value-type="float">
            <text:p>2358</text:p>
          </table:table-cell>
          <table:table-cell table:style-name="ce131" office:value-type="float" office:value="2368" calcext:value-type="float">
            <text:p>2368</text:p>
          </table:table-cell>
          <table:table-cell table:style-name="ce131" office:value-type="float" office:value="2158" calcext:value-type="float">
            <text:p>2158</text:p>
          </table:table-cell>
          <table:table-cell table:style-name="ce131" office:value-type="float" office:value="2378" calcext:value-type="float">
            <text:p>2378</text:p>
          </table:table-cell>
          <table:table-cell table:style-name="ce131" office:value-type="float" office:value="2168" calcext:value-type="float">
            <text:p>2168</text:p>
          </table:table-cell>
          <table:table-cell table:style-name="ce131" office:value-type="float" office:value="2198" calcext:value-type="float">
            <text:p>2198</text:p>
          </table:table-cell>
          <table:table-cell table:style-name="ce131" office:value-type="float" office:value="2178" calcext:value-type="float">
            <text:p>2178</text:p>
          </table:table-cell>
          <table:table-cell table:style-name="ce131" office:value-type="float" office:value="2188" calcext:value-type="float">
            <text:p>2188</text:p>
          </table:table-cell>
          <table:table-cell table:style-name="ce131" office:value-type="float" office:value="2139" calcext:value-type="float">
            <text:p>2139</text:p>
          </table:table-cell>
          <table:table-cell table:style-name="ce131" office:value-type="float" office:value="2149" calcext:value-type="float">
            <text:p>2149</text:p>
          </table:table-cell>
          <table:table-cell table:style-name="ce131" office:value-type="float" office:value="2219" calcext:value-type="float">
            <text:p>2219</text:p>
          </table:table-cell>
          <table:table-cell table:style-name="ce352" office:value-type="float" office:value="2159" calcext:value-type="float">
            <text:p>2159</text:p>
          </table:table-cell>
          <table:table-cell table:style-name="ce352" office:value-type="float" office:value="2319" calcext:value-type="float">
            <text:p>2319</text:p>
          </table:table-cell>
          <table:table-cell table:style-name="ce352" office:value-type="float" office:value="2329" calcext:value-type="float">
            <text:p>2329</text:p>
          </table:table-cell>
          <table:table-cell table:style-name="ce352" office:value-type="float" office:value="2169" calcext:value-type="float">
            <text:p>2169</text:p>
          </table:table-cell>
          <table:table-cell table:style-name="ce352" office:value-type="float" office:value="2339" calcext:value-type="float">
            <text:p>2339</text:p>
          </table:table-cell>
          <table:table-cell table:style-name="ce352" office:value-type="float" office:value="2349" calcext:value-type="float">
            <text:p>2349</text:p>
          </table:table-cell>
          <table:table-cell table:style-name="ce352" office:value-type="float" office:value="2179" calcext:value-type="float">
            <text:p>2179</text:p>
          </table:table-cell>
          <table:table-cell table:style-name="ce352" office:value-type="float" office:value="2317" calcext:value-type="float">
            <text:p>2317</text:p>
          </table:table-cell>
          <table:table-cell table:style-name="ce352" office:value-type="float" office:value="2327" calcext:value-type="float">
            <text:p>2327</text:p>
          </table:table-cell>
          <table:table-cell table:style-name="ce352" office:value-type="float" office:value="2337" calcext:value-type="float">
            <text:p>2337</text:p>
          </table:table-cell>
          <table:table-cell table:style-name="ce352" office:value-type="float" office:value="2189" calcext:value-type="float">
            <text:p>2189</text:p>
          </table:table-cell>
          <table:table-cell table:style-name="ce352" office:value-type="float" office:value="2117" calcext:value-type="float">
            <text:p>2117</text:p>
          </table:table-cell>
          <table:table-cell table:style-name="ce352" office:value-type="float" office:value="2347" calcext:value-type="float">
            <text:p>2347</text:p>
          </table:table-cell>
          <table:table-cell table:style-name="ce352" office:value-type="float" office:value="2127" calcext:value-type="float">
            <text:p>2127</text:p>
          </table:table-cell>
          <table:table-cell table:style-name="ce352" office:value-type="float" office:value="2357" calcext:value-type="float">
            <text:p>2357</text:p>
          </table:table-cell>
          <table:table-cell table:style-name="ce352" office:value-type="float" office:value="2137" calcext:value-type="float">
            <text:p>2137</text:p>
          </table:table-cell>
          <table:table-cell table:style-name="ce352" office:value-type="float" office:value="2367" calcext:value-type="float">
            <text:p>2367</text:p>
          </table:table-cell>
          <table:table-cell table:style-name="ce352" office:value-type="float" office:value="2187" calcext:value-type="float">
            <text:p>2187</text:p>
          </table:table-cell>
          <table:table-cell table:style-name="ce352" office:value-type="float" office:value="2377" calcext:value-type="float">
            <text:p>2377</text:p>
          </table:table-cell>
          <table:table-cell table:style-name="ce131" office:value-type="float" office:value="2157" calcext:value-type="float">
            <text:p>2157</text:p>
          </table:table-cell>
          <table:table-cell table:style-name="ce131" office:value-type="float" office:value="2387" calcext:value-type="float">
            <text:p>2387</text:p>
          </table:table-cell>
          <table:table-cell table:style-name="ce131" office:value-type="float" office:value="2197" calcext:value-type="float">
            <text:p>2197</text:p>
          </table:table-cell>
          <table:table-cell table:style-name="ce131" office:value-type="float" office:value="2315" calcext:value-type="float">
            <text:p>2315</text:p>
          </table:table-cell>
          <table:table-cell table:style-name="ce131" office:value-type="float" office:value="2325" calcext:value-type="float">
            <text:p>2325</text:p>
          </table:table-cell>
          <table:table-cell table:style-name="ce131" office:value-type="float" office:value="2177" calcext:value-type="float">
            <text:p>2177</text:p>
          </table:table-cell>
          <table:table-cell table:style-name="ce131" office:value-type="float" office:value="2335" calcext:value-type="float">
            <text:p>2335</text:p>
          </table:table-cell>
          <table:table-cell table:style-name="ce131" office:value-type="float" office:value="2345" calcext:value-type="float">
            <text:p>2345</text:p>
          </table:table-cell>
          <table:table-cell table:style-name="ce131" office:value-type="float" office:value="2115" calcext:value-type="float">
            <text:p>2115</text:p>
          </table:table-cell>
          <table:table-cell table:style-name="ce131" office:value-type="float" office:value="2355" calcext:value-type="float">
            <text:p>2355</text:p>
          </table:table-cell>
          <table:table-cell table:style-name="ce131" office:value-type="float" office:value="2365" calcext:value-type="float">
            <text:p>2365</text:p>
          </table:table-cell>
          <table:table-cell table:style-name="ce131" office:value-type="float" office:value="2125" calcext:value-type="float">
            <text:p>2125</text:p>
          </table:table-cell>
          <table:table-cell table:style-name="ce131" office:value-type="float" office:value="2215" calcext:value-type="float">
            <text:p>2215</text:p>
          </table:table-cell>
          <table:table-cell table:style-name="ce131" office:value-type="float" office:value="2375" calcext:value-type="float">
            <text:p>2375</text:p>
          </table:table-cell>
          <table:table-cell table:style-name="ce131" office:value-type="float" office:value="2135" calcext:value-type="float">
            <text:p>2135</text:p>
          </table:table-cell>
          <table:table-cell table:style-name="ce131" office:value-type="float" office:value="2385" calcext:value-type="float">
            <text:p>2385</text:p>
          </table:table-cell>
          <table:table-cell table:style-name="ce131" office:value-type="float" office:value="2313" calcext:value-type="float">
            <text:p>2313</text:p>
          </table:table-cell>
          <table:table-cell table:style-name="ce131" office:value-type="float" office:value="2155" calcext:value-type="float">
            <text:p>2155</text:p>
          </table:table-cell>
          <table:table-cell table:style-name="ce131" office:value-type="float" office:value="2323" calcext:value-type="float">
            <text:p>2323</text:p>
          </table:table-cell>
          <table:table-cell table:style-name="ce131" office:value-type="float" office:value="2333" calcext:value-type="float">
            <text:p>2333</text:p>
          </table:table-cell>
          <table:table-cell table:style-name="ce131" office:value-type="float" office:value="2143" calcext:value-type="float">
            <text:p>2143</text:p>
          </table:table-cell>
          <table:table-cell table:style-name="ce131" office:value-type="float" office:value="2213" calcext:value-type="float">
            <text:p>2213</text:p>
          </table:table-cell>
          <table:table-cell table:style-name="ce131" office:value-type="float" office:value="2343" calcext:value-type="float">
            <text:p>2343</text:p>
          </table:table-cell>
          <table:table-cell table:style-name="ce131" office:value-type="float" office:value="2153" calcext:value-type="float">
            <text:p>2153</text:p>
          </table:table-cell>
          <table:table-cell table:style-name="ce131" office:value-type="float" office:value="2233" calcext:value-type="float">
            <text:p>2233</text:p>
          </table:table-cell>
          <table:table-cell table:style-name="ce404" office:value-type="float" office:value="2311" calcext:value-type="float">
            <text:p>2311</text:p>
          </table:table-cell>
          <table:table-cell table:style-name="ce404" office:value-type="float" office:value="2163" calcext:value-type="float">
            <text:p>2163</text:p>
          </table:table-cell>
          <table:table-cell table:style-name="ce404" office:value-type="float" office:value="2211" calcext:value-type="float">
            <text:p>2211</text:p>
          </table:table-cell>
          <table:table-cell table:style-name="ce404" office:value-type="float" office:value="2321" calcext:value-type="float">
            <text:p>2321</text:p>
          </table:table-cell>
          <table:table-cell table:style-name="ce404" office:value-type="float" office:value="2111" calcext:value-type="float">
            <text:p>2111</text:p>
          </table:table-cell>
          <table:table-cell table:style-name="ce404" office:value-type="float" office:value="2231" calcext:value-type="float">
            <text:p>2231</text:p>
          </table:table-cell>
          <table:table-cell table:style-name="ce404" office:value-type="float" office:value="2331" calcext:value-type="float">
            <text:p>2331</text:p>
          </table:table-cell>
          <table:table-cell table:style-name="ce404" office:value-type="float" office:value="2121" calcext:value-type="float">
            <text:p>2121</text:p>
          </table:table-cell>
          <table:table-cell table:style-name="ce404" office:value-type="float" office:value="2131" calcext:value-type="float">
            <text:p>2131</text:p>
          </table:table-cell>
          <table:table-cell table:style-name="ce404" office:value-type="float" office:value="2141" calcext:value-type="float">
            <text:p>2141</text:p>
          </table:table-cell>
          <table:table-cell table:style-name="ce404" office:value-type="float" office:value="2151" calcext:value-type="float">
            <text:p>2151</text:p>
          </table:table-cell>
          <table:table-cell table:style-name="ce427" office:value-type="string" calcext:value-type="string">
            <text:p>EC174</text:p>
          </table:table-cell>
          <table:table-cell table:style-name="ce427" office:value-type="string" calcext:value-type="string">
            <text:p>EC130</text:p>
          </table:table-cell>
          <table:table-cell table:style-name="ce427" office:value-type="string" calcext:value-type="string">
            <text:p>EC170</text:p>
          </table:table-cell>
          <table:table-cell table:style-name="ce441" office:value-type="string" calcext:value-type="string">
            <text:p>EC276</text:p>
          </table:table-cell>
          <table:table-cell table:style-name="ce443" office:value-type="string" calcext:value-type="string">
            <text:p>EC274</text:p>
          </table:table-cell>
          <table:table-cell table:style-name="ce443" office:value-type="string" calcext:value-type="string">
            <text:p>EC272</text:p>
          </table:table-cell>
          <table:table-cell table:style-name="ce443" office:value-type="string" calcext:value-type="string">
            <text:p>EC270</text:p>
          </table:table-cell>
          <table:table-cell table:style-name="ce427" office:value-type="string" calcext:value-type="string">
            <text:p>EN476</text:p>
          </table:table-cell>
          <table:table-cell table:style-name="ce463" office:value-type="string" calcext:value-type="string">
            <text:p>EN477</text:p>
          </table:table-cell>
          <table:table-cell table:style-name="ce472" office:value-type="string" calcext:value-type="string">
            <text:p>EC271</text:p>
          </table:table-cell>
          <table:table-cell table:style-name="ce481" office:value-type="string" calcext:value-type="string">
            <text:p>EC273</text:p>
          </table:table-cell>
          <table:table-cell table:style-name="ce489" office:value-type="string" calcext:value-type="string">
            <text:p>EC275</text:p>
          </table:table-cell>
          <table:table-cell table:style-name="ce498" office:value-type="string" calcext:value-type="string">
            <text:p>EC277</text:p>
          </table:table-cell>
          <table:table-cell table:style-name="ce507" office:value-type="string" calcext:value-type="string">
            <text:p>EC171</text:p>
          </table:table-cell>
          <table:table-cell table:style-name="ce516" office:value-type="string" calcext:value-type="string">
            <text:p>EC131</text:p>
          </table:table-cell>
          <table:table-cell office:value-type="string" calcext:value-type="string">
            <text:p>EC135</text:p>
          </table:table-cell>
          <table:table-cell office:value-type="float" office:value="2410" calcext:value-type="float">
            <text:p>2410</text:p>
          </table:table-cell>
          <table:table-cell office:value-type="float" office:value="2420" calcext:value-type="float">
            <text:p>2420</text:p>
          </table:table-cell>
          <table:table-cell office:value-type="float" office:value="2430" calcext:value-type="float">
            <text:p>2430</text:p>
          </table:table-cell>
          <table:table-cell office:value-type="float" office:value="2440" calcext:value-type="float">
            <text:p>2440</text:p>
          </table:table-cell>
          <table:table-cell office:value-type="float" office:value="2412" calcext:value-type="float">
            <text:p>2412</text:p>
          </table:table-cell>
          <table:table-cell office:value-type="float" office:value="2422" calcext:value-type="float">
            <text:p>2422</text:p>
          </table:table-cell>
          <table:table-cell office:value-type="float" office:value="2432" calcext:value-type="float">
            <text:p>2432</text:p>
          </table:table-cell>
          <table:table-cell office:value-type="float" office:value="2442" calcext:value-type="float">
            <text:p>2442</text:p>
          </table:table-cell>
          <table:table-cell office:value-type="float" office:value="2414" calcext:value-type="float">
            <text:p>2414</text:p>
          </table:table-cell>
          <table:table-cell office:value-type="float" office:value="2424" calcext:value-type="float">
            <text:p>2424</text:p>
          </table:table-cell>
          <table:table-cell office:value-type="float" office:value="2434" calcext:value-type="float">
            <text:p>2434</text:p>
          </table:table-cell>
          <table:table-cell office:value-type="float" office:value="2454" calcext:value-type="float">
            <text:p>2454</text:p>
          </table:table-cell>
          <table:table-cell office:value-type="float" office:value="2416" calcext:value-type="float">
            <text:p>2416</text:p>
          </table:table-cell>
          <table:table-cell office:value-type="float" office:value="2436" calcext:value-type="float">
            <text:p>2436</text:p>
          </table:table-cell>
          <table:table-cell office:value-type="float" office:value="2456" calcext:value-type="float">
            <text:p>2456</text:p>
          </table:table-cell>
          <table:table-cell office:value-type="float" office:value="2418" calcext:value-type="float">
            <text:p>2418</text:p>
          </table:table-cell>
          <table:table-cell office:value-type="float" office:value="2438" calcext:value-type="float">
            <text:p>2438</text:p>
          </table:table-cell>
          <table:table-cell office:value-type="float" office:value="2448" calcext:value-type="float">
            <text:p>2448</text:p>
          </table:table-cell>
          <table:table-cell office:value-type="float" office:value="2458" calcext:value-type="float">
            <text:p>2458</text:p>
          </table:table-cell>
          <table:table-cell office:value-type="float" office:value="2468" calcext:value-type="float">
            <text:p>2468</text:p>
          </table:table-cell>
          <table:table-cell office:value-type="float" office:value="2478" calcext:value-type="float">
            <text:p>2478</text:p>
          </table:table-cell>
          <table:table-cell table:style-name="ce539" office:value-type="float" office:value="2444" calcext:value-type="float">
            <text:p>2444</text:p>
          </table:table-cell>
          <table:table-cell table:style-name="ce539" office:value-type="float" office:value="2464" calcext:value-type="float">
            <text:p>2464</text:p>
          </table:table-cell>
          <table:table-cell table:style-name="ce539" office:value-type="float" office:value="2426" calcext:value-type="float">
            <text:p>2426</text:p>
          </table:table-cell>
          <table:table-cell table:style-name="ce539" office:value-type="float" office:value="2446" calcext:value-type="float">
            <text:p>2446</text:p>
          </table:table-cell>
          <table:table-cell table:style-name="ce539" office:value-type="float" office:value="2466" calcext:value-type="float">
            <text:p>2466</text:p>
          </table:table-cell>
          <table:table-cell office:value-type="float" office:value="2428" calcext:value-type="float">
            <text:p>2428</text:p>
          </table:table-cell>
          <table:table-cell office:value-type="float" office:value="2419" calcext:value-type="float">
            <text:p>2419</text:p>
          </table:table-cell>
          <table:table-cell office:value-type="float" office:value="2429" calcext:value-type="float">
            <text:p>2429</text:p>
          </table:table-cell>
          <table:table-cell office:value-type="float" office:value="2439" calcext:value-type="float">
            <text:p>2439</text:p>
          </table:table-cell>
          <table:table-cell office:value-type="float" office:value="2449" calcext:value-type="float">
            <text:p>2449</text:p>
          </table:table-cell>
          <table:table-cell office:value-type="float" office:value="2459" calcext:value-type="float">
            <text:p>2459</text:p>
          </table:table-cell>
          <table:table-cell table:style-name="ce554" office:value-type="float" office:value="2469" calcext:value-type="float">
            <text:p>2469</text:p>
          </table:table-cell>
          <table:table-cell table:style-name="ce554" office:value-type="float" office:value="2479" calcext:value-type="float">
            <text:p>2479</text:p>
          </table:table-cell>
          <table:table-cell table:style-name="ce554" office:value-type="float" office:value="2489" calcext:value-type="float">
            <text:p>2489</text:p>
          </table:table-cell>
          <table:table-cell table:style-name="ce554" office:value-type="float" office:value="2417" calcext:value-type="float">
            <text:p>2417</text:p>
          </table:table-cell>
          <table:table-cell table:style-name="ce554" office:value-type="float" office:value="2427" calcext:value-type="float">
            <text:p>2427</text:p>
          </table:table-cell>
          <table:table-cell table:style-name="ce554" office:value-type="float" office:value="2437" calcext:value-type="float">
            <text:p>2437</text:p>
          </table:table-cell>
          <table:table-cell table:style-name="ce554" office:value-type="float" office:value="2447" calcext:value-type="float">
            <text:p>2447</text:p>
          </table:table-cell>
          <table:table-cell table:style-name="ce554" office:value-type="float" office:value="2457" calcext:value-type="float">
            <text:p>2457</text:p>
          </table:table-cell>
          <table:table-cell table:style-name="ce554" office:value-type="float" office:value="2415" calcext:value-type="float">
            <text:p>2415</text:p>
          </table:table-cell>
          <table:table-cell table:style-name="ce554" office:value-type="float" office:value="2425" calcext:value-type="float">
            <text:p>2425</text:p>
          </table:table-cell>
          <table:table-cell table:style-name="ce554" office:value-type="float" office:value="2435" calcext:value-type="float">
            <text:p>2435</text:p>
          </table:table-cell>
          <table:table-cell table:style-name="ce554" office:value-type="float" office:value="2445" calcext:value-type="float">
            <text:p>2445</text:p>
          </table:table-cell>
          <table:table-cell table:style-name="ce554" office:value-type="float" office:value="2413" calcext:value-type="float">
            <text:p>2413</text:p>
          </table:table-cell>
          <table:table-cell table:style-name="ce554" office:value-type="float" office:value="2423" calcext:value-type="float">
            <text:p>2423</text:p>
          </table:table-cell>
          <table:table-cell table:style-name="ce554" office:value-type="float" office:value="2433" calcext:value-type="float">
            <text:p>2433</text:p>
          </table:table-cell>
          <table:table-cell table:style-name="ce554" office:value-type="float" office:value="2411" calcext:value-type="float">
            <text:p>2411</text:p>
          </table:table-cell>
          <table:table-cell table:style-name="ce554" office:value-type="float" office:value="2421" calcext:value-type="float">
            <text:p>2421</text:p>
          </table:table-cell>
          <table:table-cell table:style-name="ce554" office:value-type="float" office:value="2431" calcext:value-type="float">
            <text:p>2431</text:p>
          </table:table-cell>
          <table:table-cell table:style-name="ce554" office:value-type="float" office:value="2441" calcext:value-type="float">
            <text:p>2441</text:p>
          </table:table-cell>
          <table:table-cell table:style-name="ce554" office:value-type="float" office:value="2451" calcext:value-type="float">
            <text:p>2451</text:p>
          </table:table-cell>
          <table:table-cell/>
          <table:table-cell table:style-name="ce1" table:number-columns-repeated="143"/>
          <table:table-cell table:number-columns-repeated="686"/>
        </table:table-row>
        <table:table-row table:style-name="ro3">
          <table:table-cell table:style-name="ce2" office:value-type="string" calcext:value-type="string">
            <text:p>#comment</text:p>
          </table:table-cell>
          <table:table-cell/>
          <table:table-cell table:style-name="ce85" office:value-type="string" calcext:value-type="string">
            <text:p>70-es vonal</text:p>
          </table:table-cell>
          <table:table-cell table:style-name="ce86" table:number-columns-repeated="3"/>
          <table:table-cell table:style-name="ce89" office:value-type="float" office:value="32" calcext:value-type="float">
            <text:p>32</text:p>
          </table:table-cell>
          <table:table-cell table:style-name="ce89"/>
          <table:table-cell table:style-name="ce96"/>
          <table:table-cell table:style-name="ce105"/>
          <table:table-cell/>
          <table:table-cell table:style-name="ce118"/>
          <table:table-cell table:style-name="ce121" table:number-columns-repeated="2"/>
          <table:table-cell table:style-name="ce86" table:number-columns-repeated="57"/>
          <table:table-cell table:style-name="ce121" table:number-columns-repeated="19"/>
          <table:table-cell table:style-name="ce86" table:number-columns-repeated="36"/>
          <table:table-cell table:style-name="ce428" table:number-columns-repeated="3"/>
          <table:table-cell table:style-name="ce442"/>
          <table:table-cell table:style-name="ce446" table:number-columns-repeated="3"/>
          <table:table-cell table:style-name="ce428"/>
          <table:table-cell table:style-name="ce464"/>
          <table:table-cell table:style-name="ce473"/>
          <table:table-cell table:style-name="ce482"/>
          <table:table-cell table:style-name="ce490"/>
          <table:table-cell table:style-name="ce499"/>
          <table:table-cell table:style-name="ce508"/>
          <table:table-cell table:style-name="ce517"/>
          <table:table-cell table:style-name="ce118"/>
          <table:table-cell table:number-columns-repeated="2"/>
          <table:table-cell table:style-name="ce529" table:number-columns-repeated="9"/>
          <table:table-cell table:style-name="ce530"/>
          <table:table-cell table:style-name="ce531"/>
          <table:table-cell table:style-name="ce533"/>
          <table:table-cell table:style-name="ce535"/>
          <table:table-cell table:style-name="ce537" table:number-columns-repeated="5"/>
          <table:table-cell table:style-name="ce118"/>
          <table:table-cell table:style-name="ce540"/>
          <table:table-cell table:style-name="ce542"/>
          <table:table-cell table:style-name="ce544"/>
          <table:table-cell table:style-name="ce546"/>
          <table:table-cell table:style-name="ce548"/>
          <table:table-cell table:style-name="ce118"/>
          <table:table-cell table:number-columns-repeated="25"/>
          <table:table-cell table:style-name="ce86" table:number-columns-repeated="144"/>
          <table:table-cell table:style-name="ce118" table:number-columns-repeated="686"/>
        </table:table-row>
        <table:table-row table:style-name="ro4">
          <table:table-cell table:style-name="ce2" office:value-type="string" calcext:value-type="string">
            <text:p>#path</text:p>
          </table:table-cell>
          <table:table-cell table:style-name="ce1"/>
          <table:table-cell table:style-name="ce86" table:number-columns-repeated="4"/>
          <table:table-cell table:style-name="ce89" office:value-type="string" calcext:value-type="string">
            <text:p>TTAF6 Nyugati-Szob</text:p>
          </table:table-cell>
          <table:table-cell table:style-name="ce89" office:value-type="string" calcext:value-type="string">
            <text:p>TTAF6 Szob-Nyugati</text:p>
          </table:table-cell>
          <table:table-cell table:style-name="ce97" office:value-type="string" calcext:value-type="string">
            <text:p>TTAF6 Nyugati-Szob</text:p>
          </table:table-cell>
          <table:table-cell table:style-name="ce106" office:value-type="string" calcext:value-type="string">
            <text:p>TTAF6 Szob-Nyugati</text:p>
          </table:table-cell>
          <table:table-cell table:style-name="ce118" office:value-type="string" calcext:value-type="string">
            <text:p>TTAF6 Nyugati-Szob</text:p>
          </table:table-cell>
          <table:table-cell table:number-columns-repeated="3"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Szob zonazo</text:p>
          </table:table-cell>
          <table:table-cell table:number-columns-repeated="2"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number-columns-repeated="2"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number-columns-repeated="2"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</text:p>
          </table:table-cell>
          <table:table-cell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number-columns-repeated="2"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number-columns-repeated="2" table:style-name="ce118" office:value-type="string" calcext:value-type="string">
            <text:p>TTAF6 Nyugati-Vác</text:p>
          </table:table-cell>
          <table:table-cell table:style-name="ce118" office:value-type="string" calcext:value-type="string">
            <text:p>TTAF6 Nyugati-Szob zonazo</text:p>
          </table:table-cell>
          <table:table-cell table:style-name="ce118" office:value-type="string" calcext:value-type="string">
            <text:p>TTAF6 Nyugati-Vác</text:p>
          </table:table-cell>
          <table:table-cell table:number-columns-repeated="4" table:style-name="ce118" office:value-type="string" calcext:value-type="string">
            <text:p>TTAF6 Nyugati-Szob</text:p>
          </table:table-cell>
          <table:table-cell table:style-name="ce318" office:value-type="string" calcext:value-type="string">
            <text:p>TTAF6 Szob-Nyugati</text:p>
          </table:table-cell>
          <table:table-cell table:style-name="ce327" office:value-type="string" calcext:value-type="string">
            <text:p>TTAF6 Szob-Nyugati zonazo</text:p>
          </table:table-cell>
          <table:table-cell table:style-name="ce341" office:value-type="string" calcext:value-type="string">
            <text:p>TTAF6 Szob-Nyugati</text:p>
          </table:table-cell>
          <table:table-cell table:style-name="ce121" office:value-type="string" calcext:value-type="string">
            <text:p>TTAF6 Szob-Nyugati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353" office:value-type="string" calcext:value-type="string">
            <text:p>TTAF6 Szob-Nyugati zonazo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121" office:value-type="string" calcext:value-type="string">
            <text:p>TTAF6 Szob-Nyugati</text:p>
          </table:table-cell>
          <table:table-cell table:number-columns-repeated="3" table:style-name="ce121" office:value-type="string" calcext:value-type="string">
            <text:p>TTAF6 Vác-Nyugati</text:p>
          </table:table-cell>
          <table:table-cell table:style-name="ce355" office:value-type="string" calcext:value-type="string">
            <text:p>TTAF6 Szob-Nyugati zonazo</text:p>
          </table:table-cell>
          <table:table-cell table:style-name="ce121" office:value-type="string" calcext:value-type="string">
            <text:p>TTAF6 Szob-Nyugati</text:p>
          </table:table-cell>
          <table:table-cell table:style-name="ce121" office:value-type="string" calcext:value-type="string">
            <text:p>TTAF6 Vác-Nyugati</text:p>
          </table:table-cell>
          <table:table-cell table:style-name="ce357" office:value-type="string" calcext:value-type="string">
            <text:p>TTAF6 Szob-Nyugati zonazo</text:p>
          </table:table-cell>
          <table:table-cell table:style-name="ce121" office:value-type="string" calcext:value-type="string">
            <text:p>TTAF6 Vác-Nyugati</text:p>
          </table:table-cell>
          <table:table-cell table:style-name="ce121" office:value-type="string" calcext:value-type="string">
            <text:p>TTAF6 Szob-Nyugati</text:p>
          </table:table-cell>
          <table:table-cell table:style-name="ce121" office:value-type="string" calcext:value-type="string">
            <text:p>TTAF6 Vác-Nyugati</text:p>
          </table:table-cell>
          <table:table-cell table:style-name="ce359" office:value-type="string" calcext:value-type="string">
            <text:p>TTAF6 Szob-Nyugati zonazo</text:p>
          </table:table-cell>
          <table:table-cell table:style-name="ce121" office:value-type="string" calcext:value-type="string">
            <text:p>TTAF6 Vác-Nyugati</text:p>
          </table:table-cell>
          <table:table-cell table:style-name="ce121" office:value-type="string" calcext:value-type="string">
            <text:p>TTAF6 Szob-Nyugati</text:p>
          </table:table-cell>
          <table:table-cell table:style-name="ce121" office:value-type="string" calcext:value-type="string">
            <text:p>TTAF6 Vác-Nyugati</text:p>
          </table:table-cell>
          <table:table-cell table:style-name="ce364" office:value-type="string" calcext:value-type="string">
            <text:p>TTAF6 Szob-Nyugati zonazo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368" office:value-type="string" calcext:value-type="string">
            <text:p>TTAF6 Szob-Nyugati zonazo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372" office:value-type="string" calcext:value-type="string">
            <text:p>TTAF6 Szob-Nyugati zonazo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375" office:value-type="string" calcext:value-type="string">
            <text:p>TTAF6 Szob-Nyugati zonazo</text:p>
          </table:table-cell>
          <table:table-cell table:style-name="ce121" office:value-type="string" calcext:value-type="string">
            <text:p>TTAF6 Szob-Nyugati</text:p>
          </table:table-cell>
          <table:table-cell table:style-name="ce121" office:value-type="string" calcext:value-type="string">
            <text:p>TTAF6 Vác-Nyugati</text:p>
          </table:table-cell>
          <table:table-cell table:style-name="ce382" office:value-type="string" calcext:value-type="string">
            <text:p>TTAF6 Szob-Nyugati zonazo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386" office:value-type="string" calcext:value-type="string">
            <text:p>TTAF6 Szob-Nyugati zonazo</text:p>
          </table:table-cell>
          <table:table-cell table:number-columns-repeated="2" table:style-name="ce121" office:value-type="string" calcext:value-type="string">
            <text:p>TTAF6 Vác-Nyugati</text:p>
          </table:table-cell>
          <table:table-cell table:style-name="ce390" office:value-type="string" calcext:value-type="string">
            <text:p>TTAF6 Szob-Nyugati zonazo</text:p>
          </table:table-cell>
          <table:table-cell table:style-name="ce121" office:value-type="string" calcext:value-type="string">
            <text:p>TTAF6 Szob-Nyugati</text:p>
          </table:table-cell>
          <table:table-cell table:style-name="ce121" office:value-type="string" calcext:value-type="string">
            <text:p>TTAF6 Vác-Nyugati</text:p>
          </table:table-cell>
          <table:table-cell table:style-name="ce397" office:value-type="string" calcext:value-type="string">
            <text:p>TTAF6 Szob-Nyugati zonazo</text:p>
          </table:table-cell>
          <table:table-cell table:style-name="ce121" office:value-type="string" calcext:value-type="string">
            <text:p>TTAF6 Szob-Nyugati</text:p>
          </table:table-cell>
          <table:table-cell office:value-type="string" calcext:value-type="string">
            <text:p>TTAF6 Vác-Nyugati</text:p>
          </table:table-cell>
          <table:table-cell table:style-name="ce406" office:value-type="string" calcext:value-type="string">
            <text:p>TTAF6 Szob-Nyugati zonazo</text:p>
          </table:table-cell>
          <table:table-cell office:value-type="string" calcext:value-type="string">
            <text:p>TTAF6 Szob-Nyugati</text:p>
          </table:table-cell>
          <table:table-cell office:value-type="string" calcext:value-type="string">
            <text:p>TTAF6 Vác-Nyugati</text:p>
          </table:table-cell>
          <table:table-cell table:style-name="ce413" office:value-type="string" calcext:value-type="string">
            <text:p>TTAF6 Szob-Nyugati zonazo</text:p>
          </table:table-cell>
          <table:table-cell office:value-type="string" calcext:value-type="string">
            <text:p>TTAF6 Szob-Nyugati</text:p>
          </table:table-cell>
          <table:table-cell office:value-type="string" calcext:value-type="string">
            <text:p>TTAF6 Vác-Nyugati</text:p>
          </table:table-cell>
          <table:table-cell office:value-type="string" calcext:value-type="string">
            <text:p>TTAF6 Szob-Nyugati</text:p>
          </table:table-cell>
          <table:table-cell table:number-columns-repeated="3" table:style-name="ce121" office:value-type="string" calcext:value-type="string">
            <text:p>TTAF6 Szob-Nyugati</text:p>
          </table:table-cell>
          <table:table-cell table:style-name="ce429" office:value-type="string" calcext:value-type="string">
            <text:p>TTAF6 Keleti-Párkány</text:p>
          </table:table-cell>
          <table:table-cell table:style-name="ce434" office:value-type="string" calcext:value-type="string">
            <text:p>TTAF6 Keleti-Párkány</text:p>
          </table:table-cell>
          <table:table-cell table:style-name="ce437" office:value-type="string" calcext:value-type="string">
            <text:p>TTAF6 Keleti-Párkány</text:p>
          </table:table-cell>
          <table:table-cell table:style-name="ce443" office:value-type="string" calcext:value-type="string">
            <text:p>TTAF6 Keleti-Párkány</text:p>
          </table:table-cell>
          <table:table-cell table:style-name="ce447" office:value-type="string" calcext:value-type="string">
            <text:p>TTAF6 Keleti-Párkány</text:p>
          </table:table-cell>
          <table:table-cell table:style-name="ce451" office:value-type="string" calcext:value-type="string">
            <text:p>TTAF6 Keleti-Párkány</text:p>
          </table:table-cell>
          <table:table-cell table:style-name="ce454" office:value-type="string" calcext:value-type="string">
            <text:p>TTAF6 Keleti-Párkány</text:p>
          </table:table-cell>
          <table:table-cell table:style-name="ce458" office:value-type="string" calcext:value-type="string">
            <text:p>TTAF6 Keleti-Párkány</text:p>
          </table:table-cell>
          <table:table-cell table:style-name="ce465" office:value-type="string" calcext:value-type="string">
            <text:p>TTAF6 Párkány-Keleti</text:p>
          </table:table-cell>
          <table:table-cell table:style-name="ce474" office:value-type="string" calcext:value-type="string">
            <text:p>TTAF6 Párkány-Keleti</text:p>
          </table:table-cell>
          <table:table-cell table:style-name="ce483" office:value-type="string" calcext:value-type="string">
            <text:p>TTAF6 Párkány-Keleti</text:p>
          </table:table-cell>
          <table:table-cell table:style-name="ce491" office:value-type="string" calcext:value-type="string">
            <text:p>TTAF6 Párkány-Keleti</text:p>
          </table:table-cell>
          <table:table-cell table:style-name="ce500" office:value-type="string" calcext:value-type="string">
            <text:p>TTAF6 Párkány-Keleti</text:p>
          </table:table-cell>
          <table:table-cell table:style-name="ce509" office:value-type="string" calcext:value-type="string">
            <text:p>TTAF6 Párkány-Keleti</text:p>
          </table:table-cell>
          <table:table-cell table:style-name="ce518" office:value-type="string" calcext:value-type="string">
            <text:p>TTAF6 Párkány-Keleti</text:p>
          </table:table-cell>
          <table:table-cell office:value-type="string" calcext:value-type="string">
            <text:p>TTAF6 Párkány-Keleti</text:p>
          </table:table-cell>
          <table:table-cell table:number-columns-repeated="27" office:value-type="string" calcext:value-type="string">
            <text:p>TTAF6 Nyugati-Vácrátót-Vác</text:p>
          </table:table-cell>
          <table:table-cell table:number-columns-repeated="25" office:value-type="string" calcext:value-type="string">
            <text:p>TTAF6 Vác-Vácrátót-Nyugati</text:p>
          </table:table-cell>
          <table:table-cell table:style-name="ce1" table:number-columns-repeated="144"/>
          <table:table-cell table:number-columns-repeated="686"/>
        </table:table-row>
        <table:table-row table:style-name="ro6">
          <table:table-cell table:style-name="ce3" office:value-type="string" calcext:value-type="string">
            <text:p>#consist</text:p>
          </table:table-cell>
          <table:table-cell table:style-name="ce42" table:number-columns-repeated="5"/>
          <table:table-cell table:style-name="ce90" office:value-type="string" calcext:value-type="string">
            <text:p>BDV-001-010</text:p>
          </table:table-cell>
          <table:table-cell table:style-name="ce94" office:value-type="string" calcext:value-type="string">
            <text:p>BDV-001-010</text:p>
          </table:table-cell>
          <table:table-cell table:style-name="ce98" office:value-type="string" calcext:value-type="string">
            <text:p>BDV-001-010</text:p>
          </table:table-cell>
          <table:table-cell table:style-name="ce107" office:value-type="string" calcext:value-type="string">
            <text:p>BDV-001-010</text:p>
          </table:table-cell>
          <table:table-cell table:style-name="ce119" office:value-type="string" calcext:value-type="string">
            <text:p>BDV-001-010</text:p>
          </table:table-cell>
          <table:table-cell table:number-columns-repeated="3"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2213 AI 4</text:p>
          </table:table-cell>
          <table:table-cell table:number-columns-repeated="2"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number-columns-repeated="2"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number-columns-repeated="2"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number-columns-repeated="2"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number-columns-repeated="2" table:style-name="ce119" office:value-type="string" calcext:value-type="string">
            <text:p>ah_bdv+2bmx+bmxt</text:p>
          </table:table-cell>
          <table:table-cell table:style-name="ce119" office:value-type="string" calcext:value-type="string">
            <text:p>2213 AI 4</text:p>
          </table:table-cell>
          <table:table-cell table:style-name="ce119" office:value-type="string" calcext:value-type="string">
            <text:p>ah_bdv+2bmx+bmxt</text:p>
          </table:table-cell>
          <table:table-cell table:number-columns-repeated="5" table:style-name="ce119" office:value-type="string" calcext:value-type="string">
            <text:p>BDV-001-010</text:p>
          </table:table-cell>
          <table:table-cell table:style-name="ce328" office:value-type="string" calcext:value-type="string">
            <text:p>2213 AI 4</text:p>
          </table:table-cell>
          <table:table-cell table:number-columns-repeated="2" table:style-name="ce119" office:value-type="string" calcext:value-type="string">
            <text:p>BDV-001-010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354" office:value-type="string" calcext:value-type="string">
            <text:p>2213 AI 4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number-columns-repeated="3" table:style-name="ce121" office:value-type="string" calcext:value-type="string">
            <text:p>ah_bdv+2bmx+bmxt</text:p>
          </table:table-cell>
          <table:table-cell table:style-name="ce356" office:value-type="string" calcext:value-type="string">
            <text:p>2213 AI 4</text:p>
          </table:table-cell>
          <table:table-cell table:style-name="ce119" office:value-type="string" calcext:value-type="string">
            <text:p>BDV-001-010</text:p>
          </table:table-cell>
          <table:table-cell table:style-name="ce121" office:value-type="string" calcext:value-type="string">
            <text:p>ah_bdv+2bmx+bmxt</text:p>
          </table:table-cell>
          <table:table-cell table:style-name="ce358" office:value-type="string" calcext:value-type="string">
            <text:p>2213 AI 4</text:p>
          </table:table-cell>
          <table:table-cell table:style-name="ce121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21" office:value-type="string" calcext:value-type="string">
            <text:p>ah_bdv+2bmx+bmxt</text:p>
          </table:table-cell>
          <table:table-cell table:style-name="ce360" office:value-type="string" calcext:value-type="string">
            <text:p>2213 AI 4</text:p>
          </table:table-cell>
          <table:table-cell table:style-name="ce121" office:value-type="string" calcext:value-type="string">
            <text:p>ah_bdv+2bmx+bmxt</text:p>
          </table:table-cell>
          <table:table-cell table:style-name="ce119" office:value-type="string" calcext:value-type="string">
            <text:p>BDV-001-010</text:p>
          </table:table-cell>
          <table:table-cell table:style-name="ce121" office:value-type="string" calcext:value-type="string">
            <text:p>ah_bdv+2bmx+bmxt</text:p>
          </table:table-cell>
          <table:table-cell table:style-name="ce365" office:value-type="string" calcext:value-type="string">
            <text:p>2213 AI 4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369" office:value-type="string" calcext:value-type="string">
            <text:p>2213 AI 4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373" office:value-type="string" calcext:value-type="string">
            <text:p>2213 AI 4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376" office:value-type="string" calcext:value-type="string">
            <text:p>2213 AI 4</text:p>
          </table:table-cell>
          <table:table-cell table:style-name="ce119" office:value-type="string" calcext:value-type="string">
            <text:p>BDV-001-010</text:p>
          </table:table-cell>
          <table:table-cell table:style-name="ce121" office:value-type="string" calcext:value-type="string">
            <text:p>ah_bdv+2bmx+bmxt</text:p>
          </table:table-cell>
          <table:table-cell table:style-name="ce383" office:value-type="string" calcext:value-type="string">
            <text:p>2213 AI 4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387" office:value-type="string" calcext:value-type="string">
            <text:p>2213 AI 4</text:p>
          </table:table-cell>
          <table:table-cell table:number-columns-repeated="2" table:style-name="ce121" office:value-type="string" calcext:value-type="string">
            <text:p>ah_bdv+2bmx+bmxt</text:p>
          </table:table-cell>
          <table:table-cell table:style-name="ce391" office:value-type="string" calcext:value-type="string">
            <text:p>2213 AI 4</text:p>
          </table:table-cell>
          <table:table-cell table:style-name="ce119" office:value-type="string" calcext:value-type="string">
            <text:p>BDV-001-010</text:p>
          </table:table-cell>
          <table:table-cell table:style-name="ce121" office:value-type="string" calcext:value-type="string">
            <text:p>ah_bdv+2bmx+bmxt</text:p>
          </table:table-cell>
          <table:table-cell table:style-name="ce398" office:value-type="string" calcext:value-type="string">
            <text:p>2213 AI 4</text:p>
          </table:table-cell>
          <table:table-cell table:style-name="ce119" office:value-type="string" calcext:value-type="string">
            <text:p>BDV-001-010</text:p>
          </table:table-cell>
          <table:table-cell office:value-type="string" calcext:value-type="string">
            <text:p>ah_bdv+2bmx+bmxt</text:p>
          </table:table-cell>
          <table:table-cell table:style-name="ce407" office:value-type="string" calcext:value-type="string">
            <text:p>2213 AI 4</text:p>
          </table:table-cell>
          <table:table-cell table:style-name="ce119" office:value-type="string" calcext:value-type="string">
            <text:p>BDV-001-010</text:p>
          </table:table-cell>
          <table:table-cell office:value-type="string" calcext:value-type="string">
            <text:p>ah_bdv+2bmx+bmxt</text:p>
          </table:table-cell>
          <table:table-cell table:style-name="ce414" office:value-type="string" calcext:value-type="string">
            <text:p>2213 AI 4</text:p>
          </table:table-cell>
          <table:table-cell table:style-name="ce119" office:value-type="string" calcext:value-type="string">
            <text:p>BDV-001-010</text:p>
          </table:table-cell>
          <table:table-cell office:value-type="string" calcext:value-type="string">
            <text:p>ah_bdv+2bmx+bmxt</text:p>
          </table:table-cell>
          <table:table-cell table:number-columns-repeated="4" table:style-name="ce119" office:value-type="string" calcext:value-type="string">
            <text:p>BDV-001-010</text:p>
          </table:table-cell>
          <table:table-cell table:style-name="ce430" office:value-type="string" calcext:value-type="string">
            <text:p>a5-V63-152+6IC</text:p>
          </table:table-cell>
          <table:table-cell table:style-name="ce435" office:value-type="string" calcext:value-type="string">
            <text:p>a5-V63-152+6IC</text:p>
          </table:table-cell>
          <table:table-cell table:style-name="ce438" office:value-type="string" calcext:value-type="string">
            <text:p>a5-V63-152+6IC</text:p>
          </table:table-cell>
          <table:table-cell table:style-name="ce444" office:value-type="string" calcext:value-type="string">
            <text:p>a5-V63-152+6IC</text:p>
          </table:table-cell>
          <table:table-cell table:style-name="ce448" office:value-type="string" calcext:value-type="string">
            <text:p>a5-V63-152+6IC</text:p>
          </table:table-cell>
          <table:table-cell table:style-name="ce452" office:value-type="string" calcext:value-type="string">
            <text:p>a5-V63-152+6IC</text:p>
          </table:table-cell>
          <table:table-cell table:style-name="ce455" office:value-type="string" calcext:value-type="string">
            <text:p>a5-V63-152+6IC</text:p>
          </table:table-cell>
          <table:table-cell table:style-name="ce459" office:value-type="string" calcext:value-type="string">
            <text:p>a5-V63-152+6IC</text:p>
          </table:table-cell>
          <table:table-cell table:style-name="ce466" office:value-type="string" calcext:value-type="string">
            <text:p>a5-V63-152+6IC</text:p>
          </table:table-cell>
          <table:table-cell table:style-name="ce475" office:value-type="string" calcext:value-type="string">
            <text:p>a5-V63-152+6IC</text:p>
          </table:table-cell>
          <table:table-cell table:style-name="ce484" office:value-type="string" calcext:value-type="string">
            <text:p>a5-V63-152+6IC</text:p>
          </table:table-cell>
          <table:table-cell table:style-name="ce492" office:value-type="string" calcext:value-type="string">
            <text:p>a5-V63-152+6IC</text:p>
          </table:table-cell>
          <table:table-cell table:style-name="ce501" office:value-type="string" calcext:value-type="string">
            <text:p>a5-V63-152+6IC</text:p>
          </table:table-cell>
          <table:table-cell table:style-name="ce510" office:value-type="string" calcext:value-type="string">
            <text:p>a5-V63-152+6IC</text:p>
          </table:table-cell>
          <table:table-cell table:style-name="ce519" office:value-type="string" calcext:value-type="string">
            <text:p>a5-V63-152+6IC</text:p>
          </table:table-cell>
          <table:table-cell table:style-name="ce119" office:value-type="string" calcext:value-type="string">
            <text:p>a5-V63-152+6IC</text:p>
          </table:table-cell>
          <table:table-cell table:number-columns-repeated="52" table:style-name="ce121" office:value-type="string" calcext:value-type="string">
            <text:p>ah_bdv+2bmx+bmxt</text:p>
          </table:table-cell>
          <table:table-cell table:style-name="ce42" table:number-columns-repeated="144"/>
          <table:table-cell table:style-name="ce119" table:number-columns-repeated="686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1" table:number-columns-repeated="4"/>
          <table:table-cell table:style-name="ce41"/>
          <table:table-cell table:style-name="ce91" table:number-columns-repeated="2"/>
          <table:table-cell table:style-name="ce99"/>
          <table:table-cell table:style-name="ce108"/>
          <table:table-cell table:number-columns-repeated="2"/>
          <table:table-cell table:style-name="ce121" table:number-columns-repeated="2"/>
          <table:table-cell table:style-name="ce1" table:number-columns-repeated="4"/>
          <table:table-cell table:style-name="ce139"/>
          <table:table-cell table:style-name="ce145"/>
          <table:table-cell table:style-name="ce149"/>
          <table:table-cell table:style-name="ce153"/>
          <table:table-cell table:style-name="ce155"/>
          <table:table-cell table:style-name="ce159"/>
          <table:table-cell table:style-name="ce164"/>
          <table:table-cell table:style-name="ce166"/>
          <table:table-cell table:style-name="ce170"/>
          <table:table-cell table:style-name="ce176"/>
          <table:table-cell table:style-name="ce179"/>
          <table:table-cell table:style-name="ce181"/>
          <table:table-cell table:style-name="ce185"/>
          <table:table-cell table:style-name="ce187"/>
          <table:table-cell table:style-name="ce189"/>
          <table:table-cell table:style-name="ce193"/>
          <table:table-cell table:style-name="ce195"/>
          <table:table-cell table:style-name="ce200"/>
          <table:table-cell table:style-name="ce206"/>
          <table:table-cell table:style-name="ce210"/>
          <table:table-cell table:style-name="ce212"/>
          <table:table-cell table:style-name="ce217"/>
          <table:table-cell table:style-name="ce219"/>
          <table:table-cell table:style-name="ce223"/>
          <table:table-cell table:style-name="ce225"/>
          <table:table-cell table:style-name="ce230"/>
          <table:table-cell table:style-name="ce232"/>
          <table:table-cell table:style-name="ce237"/>
          <table:table-cell table:style-name="ce239"/>
          <table:table-cell table:style-name="ce244"/>
          <table:table-cell table:style-name="ce246"/>
          <table:table-cell table:style-name="ce251"/>
          <table:table-cell table:style-name="ce253"/>
          <table:table-cell table:style-name="ce258"/>
          <table:table-cell table:style-name="ce260"/>
          <table:table-cell table:style-name="ce265"/>
          <table:table-cell table:style-name="ce267"/>
          <table:table-cell table:style-name="ce272"/>
          <table:table-cell table:style-name="ce274"/>
          <table:table-cell table:style-name="ce279"/>
          <table:table-cell table:style-name="ce281"/>
          <table:table-cell table:style-name="ce283"/>
          <table:table-cell table:style-name="ce286"/>
          <table:table-cell table:style-name="ce288"/>
          <table:table-cell table:style-name="ce290"/>
          <table:table-cell table:style-name="ce295"/>
          <table:table-cell table:style-name="ce297"/>
          <table:table-cell table:style-name="ce302"/>
          <table:table-cell table:style-name="ce307"/>
          <table:table-cell table:style-name="ce313"/>
          <table:table-cell table:style-name="ce319"/>
          <table:table-cell table:style-name="ce329"/>
          <table:table-cell table:style-name="ce342"/>
          <table:table-cell table:style-name="ce121" table:number-columns-repeated="44"/>
          <table:table-cell table:number-columns-repeated="8"/>
          <table:table-cell table:style-name="ce121" table:number-columns-repeated="3"/>
          <table:table-cell table:style-name="ce429"/>
          <table:table-cell table:style-name="ce434"/>
          <table:table-cell table:style-name="ce437"/>
          <table:table-cell table:style-name="ce443"/>
          <table:table-cell table:style-name="ce447"/>
          <table:table-cell table:style-name="ce451"/>
          <table:table-cell table:style-name="ce454"/>
          <table:table-cell table:style-name="ce458"/>
          <table:table-cell table:style-name="ce465"/>
          <table:table-cell table:style-name="ce474"/>
          <table:table-cell table:style-name="ce483"/>
          <table:table-cell table:style-name="ce491"/>
          <table:table-cell table:style-name="ce500"/>
          <table:table-cell table:style-name="ce509"/>
          <table:table-cell table:style-name="ce518"/>
          <table:table-cell table:number-columns-repeated="53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#start</text:p>
          </table:table-cell>
          <table:table-cell table:style-name="ce1" table:number-columns-repeated="4"/>
          <table:table-cell table:style-name="ce87"/>
          <table:table-cell table:style-name="ce92" office:value-type="time" office:time-value="PT00H45M00S" calcext:value-type="time">
            <text:p>0:45</text:p>
          </table:table-cell>
          <table:table-cell table:style-name="ce92" office:value-type="time" office:time-value="PT03H29M00S" calcext:value-type="time">
            <text:p>3:29</text:p>
          </table:table-cell>
          <table:table-cell table:style-name="ce100" office:value-type="time" office:time-value="PT04H39M00S" calcext:value-type="time">
            <text:p>4:39</text:p>
          </table:table-cell>
          <table:table-cell table:style-name="ce109" office:value-type="time" office:time-value="PT03H59M00S" calcext:value-type="time">
            <text:p>3:59</text:p>
          </table:table-cell>
          <table:table-cell table:style-name="ce120" office:value-type="time" office:time-value="PT05H39M00S" calcext:value-type="time">
            <text:p>5:39</text:p>
          </table:table-cell>
          <table:table-cell table:style-name="ce120" office:value-type="time" office:time-value="PT05H09M00S" calcext:value-type="time">
            <text:p>5:09</text:p>
          </table:table-cell>
          <table:table-cell table:style-name="ce120" office:value-type="time" office:time-value="PT06H09M00S" calcext:value-type="time">
            <text:p>6:09</text:p>
          </table:table-cell>
          <table:table-cell table:style-name="ce120" office:value-type="time" office:time-value="PT06H39M00S" calcext:value-type="time">
            <text:p>6:39</text:p>
          </table:table-cell>
          <table:table-cell table:style-name="ce122" office:value-type="time" office:time-value="PT07H05M00S" calcext:value-type="time">
            <text:p>7:05</text:p>
          </table:table-cell>
          <table:table-cell table:style-name="ce129" office:value-type="time" office:time-value="PT07H11M00S" calcext:value-type="time">
            <text:p>7:11</text:p>
          </table:table-cell>
          <table:table-cell table:style-name="ce132" office:value-type="time" office:time-value="PT07H39M00S" calcext:value-type="time">
            <text:p>7:39</text:p>
          </table:table-cell>
          <table:table-cell table:style-name="ce136" office:value-type="time" office:time-value="PT08H05M00S" calcext:value-type="time">
            <text:p>8:05</text:p>
          </table:table-cell>
          <table:table-cell table:style-name="ce140" office:value-type="time" office:time-value="PT08H09M00S" calcext:value-type="time">
            <text:p>8:09</text:p>
          </table:table-cell>
          <table:table-cell table:style-name="ce146" office:value-type="time" office:time-value="PT08H39M00S" calcext:value-type="time">
            <text:p>8:39</text:p>
          </table:table-cell>
          <table:table-cell table:style-name="ce150" office:value-type="time" office:time-value="PT09H05M00S" calcext:value-type="time">
            <text:p>9:05</text:p>
          </table:table-cell>
          <table:table-cell table:style-name="ce154" office:value-type="time" office:time-value="PT09H09M00S" calcext:value-type="time">
            <text:p>9:09</text:p>
          </table:table-cell>
          <table:table-cell table:style-name="ce156" office:value-type="time" office:time-value="PT09H39M00S" calcext:value-type="time">
            <text:p>9:39</text:p>
          </table:table-cell>
          <table:table-cell table:style-name="ce160" office:value-type="time" office:time-value="PT10H05M00S" calcext:value-type="time">
            <text:p>10:05</text:p>
          </table:table-cell>
          <table:table-cell table:style-name="ce165" office:value-type="time" office:time-value="PT10H09M00S" calcext:value-type="time">
            <text:p>10:09</text:p>
          </table:table-cell>
          <table:table-cell table:style-name="ce167" office:value-type="time" office:time-value="PT10H39M00S" calcext:value-type="time">
            <text:p>10:39</text:p>
          </table:table-cell>
          <table:table-cell table:style-name="ce171" office:value-type="time" office:time-value="PT11H05M00S" calcext:value-type="time">
            <text:p>11:05</text:p>
          </table:table-cell>
          <table:table-cell table:style-name="ce177" office:value-type="time" office:time-value="PT11H09M00S" calcext:value-type="time">
            <text:p>11:09</text:p>
          </table:table-cell>
          <table:table-cell table:style-name="ce180" office:value-type="time" office:time-value="PT11H39M00S" calcext:value-type="time">
            <text:p>11:39</text:p>
          </table:table-cell>
          <table:table-cell table:style-name="ce182" office:value-type="time" office:time-value="PT12H05M00S" calcext:value-type="time">
            <text:p>12:05</text:p>
          </table:table-cell>
          <table:table-cell table:style-name="ce186" office:value-type="time" office:time-value="PT12H09M00S" calcext:value-type="time">
            <text:p>12:09</text:p>
          </table:table-cell>
          <table:table-cell table:style-name="ce188" office:value-type="time" office:time-value="PT12H39M00S" calcext:value-type="time">
            <text:p>12:39</text:p>
          </table:table-cell>
          <table:table-cell table:style-name="ce190" office:value-type="time" office:time-value="PT13H05M00S" calcext:value-type="time">
            <text:p>13:05</text:p>
          </table:table-cell>
          <table:table-cell table:style-name="ce194" office:value-type="time" office:time-value="PT13H09M00S" calcext:value-type="time">
            <text:p>13:09</text:p>
          </table:table-cell>
          <table:table-cell table:style-name="ce196" office:value-type="time" office:time-value="PT13H26M00S" calcext:value-type="time">
            <text:p>13:26</text:p>
          </table:table-cell>
          <table:table-cell table:style-name="ce201" office:value-type="time" office:time-value="PT13H39M00S" calcext:value-type="time">
            <text:p>13:39</text:p>
          </table:table-cell>
          <table:table-cell table:style-name="ce207" office:value-type="time" office:time-value="PT14H05M00S" calcext:value-type="time">
            <text:p>14:05</text:p>
          </table:table-cell>
          <table:table-cell table:style-name="ce211" office:value-type="time" office:time-value="PT14H09M00S" calcext:value-type="time">
            <text:p>14:09</text:p>
          </table:table-cell>
          <table:table-cell table:style-name="ce213" office:value-type="time" office:time-value="PT14H26M00S" calcext:value-type="time">
            <text:p>14:26</text:p>
          </table:table-cell>
          <table:table-cell table:style-name="ce218" office:value-type="time" office:time-value="PT14H39M00S" calcext:value-type="time">
            <text:p>14:39</text:p>
          </table:table-cell>
          <table:table-cell table:style-name="ce220" office:value-type="time" office:time-value="PT15H05M00S" calcext:value-type="time">
            <text:p>15:05</text:p>
          </table:table-cell>
          <table:table-cell table:style-name="ce224" office:value-type="time" office:time-value="PT15H09M00S" calcext:value-type="time">
            <text:p>15:09</text:p>
          </table:table-cell>
          <table:table-cell table:style-name="ce226" office:value-type="time" office:time-value="PT15H26M00S" calcext:value-type="time">
            <text:p>15:26</text:p>
          </table:table-cell>
          <table:table-cell table:style-name="ce231" office:value-type="time" office:time-value="PT15H39M00S" calcext:value-type="time">
            <text:p>15:39</text:p>
          </table:table-cell>
          <table:table-cell table:style-name="ce233" office:value-type="time" office:time-value="PT16H05M00S" calcext:value-type="time">
            <text:p>16:05</text:p>
          </table:table-cell>
          <table:table-cell table:style-name="ce238" office:value-type="time" office:time-value="PT16H09M00S" calcext:value-type="time">
            <text:p>16:09</text:p>
          </table:table-cell>
          <table:table-cell table:style-name="ce240" office:value-type="time" office:time-value="PT16H26M00S" calcext:value-type="time">
            <text:p>16:26</text:p>
          </table:table-cell>
          <table:table-cell table:style-name="ce245" office:value-type="time" office:time-value="PT16H39M00S" calcext:value-type="time">
            <text:p>16:39</text:p>
          </table:table-cell>
          <table:table-cell table:style-name="ce247" office:value-type="time" office:time-value="PT17H05M00S" calcext:value-type="time">
            <text:p>17:05</text:p>
          </table:table-cell>
          <table:table-cell table:style-name="ce252" office:value-type="time" office:time-value="PT17H09M00S" calcext:value-type="time">
            <text:p>17:09</text:p>
          </table:table-cell>
          <table:table-cell table:style-name="ce254" office:value-type="time" office:time-value="PT17H26M00S" calcext:value-type="time">
            <text:p>17:26</text:p>
          </table:table-cell>
          <table:table-cell table:style-name="ce259" office:value-type="time" office:time-value="PT17H39M00S" calcext:value-type="time">
            <text:p>17:39</text:p>
          </table:table-cell>
          <table:table-cell table:style-name="ce261" office:value-type="time" office:time-value="PT18H05M00S" calcext:value-type="time">
            <text:p>18:05</text:p>
          </table:table-cell>
          <table:table-cell table:style-name="ce266" office:value-type="time" office:time-value="PT18H09M00S" calcext:value-type="time">
            <text:p>18:09</text:p>
          </table:table-cell>
          <table:table-cell table:style-name="ce268" office:value-type="time" office:time-value="PT18H26M00S" calcext:value-type="time">
            <text:p>18:26</text:p>
          </table:table-cell>
          <table:table-cell table:style-name="ce273" office:value-type="time" office:time-value="PT18H39M00S" calcext:value-type="time">
            <text:p>18:39</text:p>
          </table:table-cell>
          <table:table-cell table:style-name="ce275" office:value-type="time" office:time-value="PT19H05M00S" calcext:value-type="time">
            <text:p>19:05</text:p>
          </table:table-cell>
          <table:table-cell table:style-name="ce280" office:value-type="time" office:time-value="PT19H09M00S" calcext:value-type="time">
            <text:p>19:09</text:p>
          </table:table-cell>
          <table:table-cell table:style-name="ce282" office:value-type="time" office:time-value="PT19H39M00S" calcext:value-type="time">
            <text:p>19:39</text:p>
          </table:table-cell>
          <table:table-cell table:style-name="ce284" office:value-type="time" office:time-value="PT20H05M00S" calcext:value-type="time">
            <text:p>20:05</text:p>
          </table:table-cell>
          <table:table-cell table:style-name="ce287" office:value-type="time" office:time-value="PT20H09M00S" calcext:value-type="time">
            <text:p>20:09</text:p>
          </table:table-cell>
          <table:table-cell table:style-name="ce289" office:value-type="time" office:time-value="PT20H39M00S" calcext:value-type="time">
            <text:p>20:39</text:p>
          </table:table-cell>
          <table:table-cell table:style-name="ce291" office:value-type="time" office:time-value="PT21H05M00S" calcext:value-type="time">
            <text:p>21:05</text:p>
          </table:table-cell>
          <table:table-cell table:style-name="ce296" office:value-type="time" office:time-value="PT21H09M00S" calcext:value-type="time">
            <text:p>21:09</text:p>
          </table:table-cell>
          <table:table-cell table:style-name="ce298" office:value-type="time" office:time-value="PT21H46M00S" calcext:value-type="time">
            <text:p>21:46</text:p>
          </table:table-cell>
          <table:table-cell table:style-name="ce303" office:value-type="time" office:time-value="PT22H26M00S" calcext:value-type="time">
            <text:p>22:26</text:p>
          </table:table-cell>
          <table:table-cell table:style-name="ce308" office:value-type="time" office:time-value="PT22H46M00S" calcext:value-type="time">
            <text:p>22:46</text:p>
          </table:table-cell>
          <table:table-cell table:style-name="ce314" office:value-type="time" office:time-value="PT23H46M00S" calcext:value-type="time">
            <text:p>23:46</text:p>
          </table:table-cell>
          <table:table-cell table:style-name="ce320" office:value-type="time" office:time-value="PT04H29M00S" calcext:value-type="time">
            <text:p>4:29</text:p>
          </table:table-cell>
          <table:table-cell table:style-name="ce330" office:value-type="time" office:time-value="PT04H53M00S" calcext:value-type="time">
            <text:p>4:53</text:p>
          </table:table-cell>
          <table:table-cell table:style-name="ce343" office:value-type="time" office:time-value="PT04H58M00S" calcext:value-type="time">
            <text:p>4:58</text:p>
          </table:table-cell>
          <table:table-cell table:style-name="ce123" office:value-type="string" calcext:value-type="string">
            <text:p>5:23</text:p>
          </table:table-cell>
          <table:table-cell table:style-name="ce123" office:value-type="string" calcext:value-type="string">
            <text:p>6:02</text:p>
          </table:table-cell>
          <table:table-cell table:style-name="ce123" office:value-type="string" calcext:value-type="string">
            <text:p>6:17</text:p>
          </table:table-cell>
          <table:table-cell table:style-name="ce123" office:value-type="string" calcext:value-type="string">
            <text:p>5:53</text:p>
          </table:table-cell>
          <table:table-cell table:style-name="ce123" office:value-type="string" calcext:value-type="string">
            <text:p>6:32</text:p>
          </table:table-cell>
          <table:table-cell table:style-name="ce123" office:value-type="string" calcext:value-type="string">
            <text:p>6:47</text:p>
          </table:table-cell>
          <table:table-cell table:style-name="ce123" office:value-type="string" calcext:value-type="string">
            <text:p>6:23</text:p>
          </table:table-cell>
          <table:table-cell table:style-name="ce123" office:value-type="string" calcext:value-type="string">
            <text:p>7:02</text:p>
          </table:table-cell>
          <table:table-cell table:style-name="ce123" office:value-type="string" calcext:value-type="string">
            <text:p>7:17</text:p>
          </table:table-cell>
          <table:table-cell table:style-name="ce123" office:value-type="string" calcext:value-type="string">
            <text:p>7:32</text:p>
          </table:table-cell>
          <table:table-cell table:style-name="ce123" office:value-type="string" calcext:value-type="string">
            <text:p>6:53</text:p>
          </table:table-cell>
          <table:table-cell table:style-name="ce123" office:value-type="string" calcext:value-type="string">
            <text:p>7:23</text:p>
          </table:table-cell>
          <table:table-cell table:style-name="ce123" office:value-type="string" calcext:value-type="string">
            <text:p>8:02</text:p>
          </table:table-cell>
          <table:table-cell table:style-name="ce123" office:value-type="string" calcext:value-type="string">
            <text:p>7:53</text:p>
          </table:table-cell>
          <table:table-cell table:style-name="ce123" office:value-type="string" calcext:value-type="string">
            <text:p>8:32</text:p>
          </table:table-cell>
          <table:table-cell table:style-name="ce123" office:value-type="string" calcext:value-type="string">
            <text:p>8:23</text:p>
          </table:table-cell>
          <table:table-cell table:style-name="ce123" office:value-type="string" calcext:value-type="string">
            <text:p>9:02</text:p>
          </table:table-cell>
          <table:table-cell table:style-name="ce123" office:value-type="string" calcext:value-type="string">
            <text:p>8:53</text:p>
          </table:table-cell>
          <table:table-cell table:style-name="ce123" office:value-type="string" calcext:value-type="string">
            <text:p>9:32</text:p>
          </table:table-cell>
          <table:table-cell table:style-name="ce123" office:value-type="string" calcext:value-type="string">
            <text:p>9:23</text:p>
          </table:table-cell>
          <table:table-cell table:style-name="ce123" office:value-type="string" calcext:value-type="string">
            <text:p>10:02</text:p>
          </table:table-cell>
          <table:table-cell table:style-name="ce123" office:value-type="string" calcext:value-type="string">
            <text:p>9:53</text:p>
          </table:table-cell>
          <table:table-cell table:style-name="ce123" office:value-type="string" calcext:value-type="string">
            <text:p>10:32</text:p>
          </table:table-cell>
          <table:table-cell table:style-name="ce123" office:value-type="string" calcext:value-type="string">
            <text:p>11:02</text:p>
          </table:table-cell>
          <table:table-cell table:style-name="ce123" office:value-type="string" calcext:value-type="string">
            <text:p>10:53</text:p>
          </table:table-cell>
          <table:table-cell table:number-columns-repeated="2" table:style-name="ce123" office:value-type="string" calcext:value-type="string">
            <text:p>11:32</text:p>
          </table:table-cell>
          <table:table-cell table:style-name="ce123" office:value-type="string" calcext:value-type="string">
            <text:p>11:53</text:p>
          </table:table-cell>
          <table:table-cell table:style-name="ce123" office:value-type="string" calcext:value-type="string">
            <text:p>12:32</text:p>
          </table:table-cell>
          <table:table-cell table:style-name="ce123" office:value-type="string" calcext:value-type="string">
            <text:p>13:02</text:p>
          </table:table-cell>
          <table:table-cell table:style-name="ce123" office:value-type="string" calcext:value-type="string">
            <text:p>12:53</text:p>
          </table:table-cell>
          <table:table-cell table:style-name="ce123" office:value-type="string" calcext:value-type="string">
            <text:p>12:58</text:p>
          </table:table-cell>
          <table:table-cell table:style-name="ce123" office:value-type="string" calcext:value-type="string">
            <text:p>14:02</text:p>
          </table:table-cell>
          <table:table-cell table:style-name="ce123" office:value-type="string" calcext:value-type="string">
            <text:p>13:53</text:p>
          </table:table-cell>
          <table:table-cell table:style-name="ce123" office:value-type="string" calcext:value-type="string">
            <text:p>14:32</text:p>
          </table:table-cell>
          <table:table-cell table:style-name="ce123" office:value-type="string" calcext:value-type="string">
            <text:p>15:02</text:p>
          </table:table-cell>
          <table:table-cell table:style-name="ce123" office:value-type="string" calcext:value-type="string">
            <text:p>14:53</text:p>
          </table:table-cell>
          <table:table-cell table:style-name="ce123" office:value-type="string" calcext:value-type="string">
            <text:p>15:32</text:p>
          </table:table-cell>
          <table:table-cell table:style-name="ce123" office:value-type="string" calcext:value-type="string">
            <text:p>16:02</text:p>
          </table:table-cell>
          <table:table-cell table:style-name="ce123" office:value-type="string" calcext:value-type="string">
            <text:p>15:53</text:p>
          </table:table-cell>
          <table:table-cell table:style-name="ce123" office:value-type="string" calcext:value-type="string">
            <text:p>15:58</text:p>
          </table:table-cell>
          <table:table-cell table:style-name="ce123" office:value-type="string" calcext:value-type="string">
            <text:p>17:02</text:p>
          </table:table-cell>
          <table:table-cell table:style-name="ce123" office:value-type="string" calcext:value-type="string">
            <text:p>16:53</text:p>
          </table:table-cell>
          <table:table-cell table:style-name="ce123" office:value-type="string" calcext:value-type="string">
            <text:p>16:58</text:p>
          </table:table-cell>
          <table:table-cell table:style-name="ce123" office:value-type="string" calcext:value-type="string">
            <text:p>18:02</text:p>
          </table:table-cell>
          <table:table-cell table:style-name="ce123" office:value-type="string" calcext:value-type="string">
            <text:p>17:53</text:p>
          </table:table-cell>
          <table:table-cell table:style-name="ce123" office:value-type="string" calcext:value-type="string">
            <text:p>17:58</text:p>
          </table:table-cell>
          <table:table-cell table:style-name="ce123" office:value-type="string" calcext:value-type="string">
            <text:p>19:02</text:p>
          </table:table-cell>
          <table:table-cell table:style-name="ce123" office:value-type="string" calcext:value-type="string">
            <text:p>18:53</text:p>
          </table:table-cell>
          <table:table-cell table:style-name="ce123" office:value-type="string" calcext:value-type="string">
            <text:p>18:58</text:p>
          </table:table-cell>
          <table:table-cell table:style-name="ce123" office:value-type="string" calcext:value-type="string">
            <text:p>20:02</text:p>
          </table:table-cell>
          <table:table-cell table:style-name="ce123" office:value-type="string" calcext:value-type="string">
            <text:p>19:58</text:p>
          </table:table-cell>
          <table:table-cell table:style-name="ce123" office:value-type="string" calcext:value-type="string">
            <text:p>20:58</text:p>
          </table:table-cell>
          <table:table-cell table:style-name="ce123" office:value-type="string" calcext:value-type="string">
            <text:p>21:58</text:p>
          </table:table-cell>
          <table:table-cell table:style-name="ce123" office:value-type="string" calcext:value-type="string">
            <text:p>22:58</text:p>
          </table:table-cell>
          <table:table-cell table:style-name="ce123" office:value-type="string" calcext:value-type="string">
            <text:p>5:23</text:p>
          </table:table-cell>
          <table:table-cell table:style-name="ce123" office:value-type="string" calcext:value-type="string">
            <text:p>7:23</text:p>
          </table:table-cell>
          <table:table-cell table:style-name="ce123" office:value-type="string" calcext:value-type="string">
            <text:p>9:23</text:p>
          </table:table-cell>
          <table:table-cell table:style-name="ce123" office:value-type="string" calcext:value-type="string">
            <text:p>11:23</text:p>
          </table:table-cell>
          <table:table-cell table:style-name="ce123" office:value-type="string" calcext:value-type="string">
            <text:p>13:23</text:p>
          </table:table-cell>
          <table:table-cell table:style-name="ce123" office:value-type="string" calcext:value-type="string">
            <text:p>15:23</text:p>
          </table:table-cell>
          <table:table-cell table:style-name="ce123" office:value-type="string" calcext:value-type="string">
            <text:p>17:23</text:p>
          </table:table-cell>
          <table:table-cell table:style-name="ce123" office:value-type="string" calcext:value-type="string">
            <text:p>20:03</text:p>
          </table:table-cell>
          <table:table-cell table:style-name="ce123" office:value-type="string" calcext:value-type="string">
            <text:p>7:23</text:p>
          </table:table-cell>
          <table:table-cell table:style-name="ce123" office:value-type="string" calcext:value-type="string">
            <text:p>9:22</text:p>
          </table:table-cell>
          <table:table-cell table:style-name="ce123" office:value-type="string" calcext:value-type="string">
            <text:p>11:22</text:p>
          </table:table-cell>
          <table:table-cell table:style-name="ce123" office:value-type="string" calcext:value-type="string">
            <text:p>13:22</text:p>
          </table:table-cell>
          <table:table-cell table:style-name="ce123" office:value-type="string" calcext:value-type="string">
            <text:p>15:22</text:p>
          </table:table-cell>
          <table:table-cell table:style-name="ce123" office:value-type="string" calcext:value-type="string">
            <text:p>17:22</text:p>
          </table:table-cell>
          <table:table-cell table:style-name="ce123" office:value-type="string" calcext:value-type="string">
            <text:p>19:22</text:p>
          </table:table-cell>
          <table:table-cell table:style-name="ce123" office:value-type="string" calcext:value-type="string">
            <text:p>21:22</text:p>
          </table:table-cell>
          <table:table-cell table:style-name="ce525" office:value-type="string" calcext:value-type="string">
            <text:p>0:00</text:p>
          </table:table-cell>
          <table:table-cell table:style-name="ce528" office:value-type="time" office:time-value="PT03H58M00S" calcext:value-type="time">
            <text:p>03:58</text:p>
          </table:table-cell>
          <table:table-cell table:style-name="ce528" table:formula="of:=SUM([.EN$6];TIME(1;0;0))" office:value-type="time" office:time-value="PT04H58M00S" calcext:value-type="time">
            <text:p>04:58</text:p>
          </table:table-cell>
          <table:table-cell table:style-name="ce528" table:formula="of:=SUM([.EO$6];TIME(1;0;0))" office:value-type="time" office:time-value="PT05H58M00S" calcext:value-type="time">
            <text:p>05:58</text:p>
          </table:table-cell>
          <table:table-cell table:style-name="ce528" table:formula="of:=SUM([.EP$6];TIME(1;0;0))" office:value-type="time" office:time-value="PT06H58M00S" calcext:value-type="time">
            <text:p>06:58</text:p>
          </table:table-cell>
          <table:table-cell table:style-name="ce528" table:formula="of:=SUM([.EQ$6];TIME(1;0;0))" office:value-type="time" office:time-value="PT07H58M00S" calcext:value-type="time">
            <text:p>07:58</text:p>
          </table:table-cell>
          <table:table-cell table:style-name="ce528" table:formula="of:=SUM([.ER$6];TIME(1;0;0))" office:value-type="time" office:time-value="PT08H58M00S" calcext:value-type="time">
            <text:p>08:58</text:p>
          </table:table-cell>
          <table:table-cell table:style-name="ce528" table:formula="of:=SUM([.ES$6];TIME(1;0;0))" office:value-type="time" office:time-value="PT09H58M00S" calcext:value-type="time">
            <text:p>09:58</text:p>
          </table:table-cell>
          <table:table-cell table:style-name="ce528" table:formula="of:=SUM([.ET$6];TIME(1;0;0))" office:value-type="time" office:time-value="PT10H58M00S" calcext:value-type="time">
            <text:p>10:58</text:p>
          </table:table-cell>
          <table:table-cell table:style-name="ce528" table:formula="of:=SUM([.EU$6];TIME(1;0;0))" office:value-type="time" office:time-value="PT11H58M00S" calcext:value-type="time">
            <text:p>11:58</text:p>
          </table:table-cell>
          <table:table-cell table:style-name="ce528" table:formula="of:=SUM([.EV$6];TIME(1;0;0))" office:value-type="time" office:time-value="PT12H58M00S" calcext:value-type="time">
            <text:p>12:58</text:p>
          </table:table-cell>
          <table:table-cell table:style-name="ce528" table:formula="of:=SUM([.EW$6];TIME(1;0;0))" office:value-type="time" office:time-value="PT13H58M00S" calcext:value-type="time">
            <text:p>13:58</text:p>
          </table:table-cell>
          <table:table-cell table:style-name="ce528" table:formula="of:=SUM([.EX$6];TIME(1;0;0))" office:value-type="time" office:time-value="PT14H58M00S" calcext:value-type="time">
            <text:p>14:58</text:p>
          </table:table-cell>
          <table:table-cell table:style-name="ce528" table:formula="of:=SUM([.EY$6];TIME(1;0;0))" office:value-type="time" office:time-value="PT15H58M00S" calcext:value-type="time">
            <text:p>15:58</text:p>
          </table:table-cell>
          <table:table-cell table:style-name="ce528" table:formula="of:=SUM([.EZ$6];TIME(1;0;0))" office:value-type="time" office:time-value="PT16H58M00S" calcext:value-type="time">
            <text:p>16:58</text:p>
          </table:table-cell>
          <table:table-cell table:style-name="ce528" table:formula="of:=SUM([.FA$6];TIME(1;0;0))" office:value-type="time" office:time-value="PT17H58M00S" calcext:value-type="time">
            <text:p>17:58</text:p>
          </table:table-cell>
          <table:table-cell table:style-name="ce528" table:formula="of:=SUM([.FB$6];TIME(1;0;0))" office:value-type="time" office:time-value="PT18H58M00S" calcext:value-type="time">
            <text:p>18:58</text:p>
          </table:table-cell>
          <table:table-cell table:style-name="ce528" table:formula="of:=SUM([.FC$6];TIME(1;0;0))" office:value-type="time" office:time-value="PT19H58M00S" calcext:value-type="time">
            <text:p>19:58</text:p>
          </table:table-cell>
          <table:table-cell table:style-name="ce528" table:formula="of:=SUM([.FD$6];TIME(1;0;0))" office:value-type="time" office:time-value="PT20H58M00S" calcext:value-type="time">
            <text:p>20:58</text:p>
          </table:table-cell>
          <table:table-cell table:style-name="ce528" table:formula="of:=SUM([.FE$6];TIME(1;0;0))" office:value-type="time" office:time-value="PT21H58M00S" calcext:value-type="time">
            <text:p>21:58</text:p>
          </table:table-cell>
          <table:table-cell table:style-name="ce528" table:formula="of:=SUM([.FF$6];TIME(1;0;0))" office:value-type="time" office:time-value="PT22H58M00S" calcext:value-type="time">
            <text:p>22:58</text:p>
          </table:table-cell>
          <table:table-cell table:style-name="ce528" office:value-type="time" office:time-value="PT13H31M00S" calcext:value-type="time">
            <text:p>13:31</text:p>
          </table:table-cell>
          <table:table-cell table:style-name="ce528" table:formula="of:=SUM([.FH$6];TIME(1;0;0))" office:value-type="time" office:time-value="PT14H31M00S" calcext:value-type="time">
            <text:p>14:31</text:p>
          </table:table-cell>
          <table:table-cell table:style-name="ce528" table:formula="of:=SUM([.FI$6];TIME(1;0;0))" office:value-type="time" office:time-value="PT15H31M00S" calcext:value-type="time">
            <text:p>15:31</text:p>
          </table:table-cell>
          <table:table-cell table:style-name="ce528" table:formula="of:=SUM([.FJ$6];TIME(1;0;0))" office:value-type="time" office:time-value="PT16H31M00S" calcext:value-type="time">
            <text:p>16:31</text:p>
          </table:table-cell>
          <table:table-cell table:style-name="ce528" table:formula="of:=SUM([.FK$6];TIME(1;0;0))" office:value-type="time" office:time-value="PT17H31M00S" calcext:value-type="time">
            <text:p>17:31</text:p>
          </table:table-cell>
          <table:table-cell table:style-name="ce528" table:formula="of:=SUM([.FL$6];TIME(1;0;0))" office:value-type="time" office:time-value="PT18H31M00S" calcext:value-type="time">
            <text:p>18:31</text:p>
          </table:table-cell>
          <table:table-cell table:style-name="ce528" office:value-type="time" office:time-value="PT03H31M00S" calcext:value-type="time">
            <text:p>03:31</text:p>
          </table:table-cell>
          <table:table-cell table:style-name="ce528" office:value-type="time" office:time-value="PT04H09M00S" calcext:value-type="time">
            <text:p>04:09</text:p>
          </table:table-cell>
          <table:table-cell table:style-name="ce528" office:value-type="time" office:time-value="PT04H31M00S" calcext:value-type="time">
            <text:p>04:31</text:p>
          </table:table-cell>
          <table:table-cell table:style-name="ce528" office:value-type="time" office:time-value="PT04H54M00S" calcext:value-type="time">
            <text:p>04:54</text:p>
          </table:table-cell>
          <table:table-cell table:style-name="ce528" office:value-type="time" office:time-value="PT05H32M00S" calcext:value-type="time">
            <text:p>05:32</text:p>
          </table:table-cell>
          <table:table-cell table:style-name="ce528" office:value-type="time" office:time-value="PT05H54M00S" calcext:value-type="time">
            <text:p>05:54</text:p>
          </table:table-cell>
          <table:table-cell table:style-name="ce528" office:value-type="time" office:time-value="PT06H23M00S" calcext:value-type="time">
            <text:p>06:23</text:p>
          </table:table-cell>
          <table:table-cell table:style-name="ce528" office:value-type="time" office:time-value="PT06H31M00S" calcext:value-type="time">
            <text:p>06:31</text:p>
          </table:table-cell>
          <table:table-cell table:style-name="ce528" office:value-type="time" office:time-value="PT06H54M00S" calcext:value-type="time">
            <text:p>06:54</text:p>
          </table:table-cell>
          <table:table-cell table:style-name="ce528" office:value-type="time" office:time-value="PT07H31M00S" calcext:value-type="time">
            <text:p>07:31</text:p>
          </table:table-cell>
          <table:table-cell table:style-name="ce528" office:value-type="time" office:time-value="PT08H31M00S" calcext:value-type="time">
            <text:p>08:31</text:p>
          </table:table-cell>
          <table:table-cell table:style-name="ce528" office:value-type="time" office:time-value="PT09H31M00S" calcext:value-type="time">
            <text:p>09:31</text:p>
          </table:table-cell>
          <table:table-cell table:style-name="ce528" office:value-type="time" office:time-value="PT10H31M00S" calcext:value-type="time">
            <text:p>10:31</text:p>
          </table:table-cell>
          <table:table-cell table:style-name="ce528" table:formula="of:=SUM([.FZ$6];TIME(1;0;0))" office:value-type="time" office:time-value="PT11H31M00S" calcext:value-type="time">
            <text:p>11:31</text:p>
          </table:table-cell>
          <table:table-cell table:style-name="ce528" table:formula="of:=SUM([.GA$6];TIME(1;0;0))" office:value-type="time" office:time-value="PT12H31M00S" calcext:value-type="time">
            <text:p>12:31</text:p>
          </table:table-cell>
          <table:table-cell table:style-name="ce528" table:formula="of:=SUM([.GB$6];TIME(1;0;0))" office:value-type="time" office:time-value="PT13H31M00S" calcext:value-type="time">
            <text:p>13:31</text:p>
          </table:table-cell>
          <table:table-cell table:style-name="ce528" table:formula="of:=SUM([.GC$6];TIME(1;0;0))" office:value-type="time" office:time-value="PT14H31M00S" calcext:value-type="time">
            <text:p>14:31</text:p>
          </table:table-cell>
          <table:table-cell table:style-name="ce528" table:formula="of:=SUM([.GD$6];TIME(1;0;0))" office:value-type="time" office:time-value="PT15H31M00S" calcext:value-type="time">
            <text:p>15:31</text:p>
          </table:table-cell>
          <table:table-cell table:style-name="ce528" table:formula="of:=SUM([.GE$6];TIME(1;0;0))" office:value-type="time" office:time-value="PT16H31M00S" calcext:value-type="time">
            <text:p>16:31</text:p>
          </table:table-cell>
          <table:table-cell table:style-name="ce528" table:formula="of:=SUM([.GF$6];TIME(1;0;0))" office:value-type="time" office:time-value="PT17H31M00S" calcext:value-type="time">
            <text:p>17:31</text:p>
          </table:table-cell>
          <table:table-cell table:style-name="ce528" table:formula="of:=SUM([.GG$6];TIME(1;0;0))" office:value-type="time" office:time-value="PT18H31M00S" calcext:value-type="time">
            <text:p>18:31</text:p>
          </table:table-cell>
          <table:table-cell table:style-name="ce528" table:formula="of:=SUM([.GH$6];TIME(1;0;0))" office:value-type="time" office:time-value="PT19H31M00S" calcext:value-type="time">
            <text:p>19:31</text:p>
          </table:table-cell>
          <table:table-cell table:style-name="ce528" table:formula="of:=SUM([.GI$6];TIME(1;0;0))" office:value-type="time" office:time-value="PT20H31M00S" calcext:value-type="time">
            <text:p>20:31</text:p>
          </table:table-cell>
          <table:table-cell table:style-name="ce528" table:formula="of:=SUM([.GJ$6];TIME(1;0;0))" office:value-type="time" office:time-value="PT21H31M00S" calcext:value-type="time">
            <text:p>21:31</text:p>
          </table:table-cell>
          <table:table-cell table:style-name="ce528" table:formula="of:=SUM([.GK$6];TIME(1;0;0))" office:value-type="time" office:time-value="PT22H31M00S" calcext:value-type="time">
            <text:p>22:31</text:p>
          </table:table-cell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#note</text:p>
          </table:table-cell>
          <table:table-cell table:style-name="ce1" table:number-columns-repeated="5"/>
          <table:table-cell table:style-name="ce91" table:number-columns-repeated="2"/>
          <table:table-cell table:style-name="ce99"/>
          <table:table-cell table:style-name="ce108"/>
          <table:table-cell table:number-columns-repeated="2"/>
          <table:table-cell table:style-name="ce121" table:number-columns-repeated="2"/>
          <table:table-cell table:style-name="ce1" table:number-columns-repeated="4"/>
          <table:table-cell table:style-name="ce139"/>
          <table:table-cell table:style-name="ce145"/>
          <table:table-cell table:style-name="ce149"/>
          <table:table-cell table:style-name="ce153"/>
          <table:table-cell table:style-name="ce155"/>
          <table:table-cell table:style-name="ce159"/>
          <table:table-cell table:style-name="ce164"/>
          <table:table-cell table:style-name="ce166"/>
          <table:table-cell table:style-name="ce170"/>
          <table:table-cell table:style-name="ce176"/>
          <table:table-cell table:style-name="ce179"/>
          <table:table-cell table:style-name="ce181"/>
          <table:table-cell table:style-name="ce185"/>
          <table:table-cell table:style-name="ce187"/>
          <table:table-cell table:style-name="ce189"/>
          <table:table-cell table:style-name="ce193"/>
          <table:table-cell table:style-name="ce195"/>
          <table:table-cell table:style-name="ce200"/>
          <table:table-cell table:style-name="ce206"/>
          <table:table-cell table:style-name="ce210"/>
          <table:table-cell table:style-name="ce212"/>
          <table:table-cell table:style-name="ce217"/>
          <table:table-cell table:style-name="ce219"/>
          <table:table-cell table:style-name="ce223"/>
          <table:table-cell table:style-name="ce225"/>
          <table:table-cell table:style-name="ce230"/>
          <table:table-cell table:style-name="ce232"/>
          <table:table-cell table:style-name="ce237"/>
          <table:table-cell table:style-name="ce239"/>
          <table:table-cell table:style-name="ce244"/>
          <table:table-cell table:style-name="ce246"/>
          <table:table-cell table:style-name="ce251"/>
          <table:table-cell table:style-name="ce253"/>
          <table:table-cell table:style-name="ce258"/>
          <table:table-cell table:style-name="ce260"/>
          <table:table-cell table:style-name="ce265"/>
          <table:table-cell table:style-name="ce267"/>
          <table:table-cell table:style-name="ce272"/>
          <table:table-cell table:style-name="ce274"/>
          <table:table-cell table:style-name="ce279"/>
          <table:table-cell table:style-name="ce281"/>
          <table:table-cell table:style-name="ce283"/>
          <table:table-cell table:style-name="ce286"/>
          <table:table-cell table:style-name="ce288"/>
          <table:table-cell table:style-name="ce290"/>
          <table:table-cell table:style-name="ce295"/>
          <table:table-cell table:style-name="ce297"/>
          <table:table-cell table:style-name="ce302"/>
          <table:table-cell table:style-name="ce307"/>
          <table:table-cell table:style-name="ce313"/>
          <table:table-cell table:style-name="ce319"/>
          <table:table-cell table:style-name="ce329"/>
          <table:table-cell table:style-name="ce342"/>
          <table:table-cell table:style-name="ce121" table:number-columns-repeated="44"/>
          <table:table-cell table:number-columns-repeated="8"/>
          <table:table-cell table:style-name="ce121" table:number-columns-repeated="3"/>
          <table:table-cell table:style-name="ce431"/>
          <table:table-cell table:style-name="ce434" table:number-columns-repeated="2"/>
          <table:table-cell table:style-name="ce443" table:number-columns-repeated="2"/>
          <table:table-cell table:style-name="ce451" table:number-columns-repeated="2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53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#dispose</text:p>
          </table:table-cell>
          <table:table-cell table:style-name="ce1" table:number-columns-repeated="5"/>
          <table:table-cell table:style-name="ce93" office:value-type="string" calcext:value-type="string">
            <text:p>$forms=2119</text:p>
          </table:table-cell>
          <table:table-cell table:style-name="ce95"/>
          <table:table-cell table:style-name="ce99"/>
          <table:table-cell table:style-name="ce110" office:value-type="string" calcext:value-type="string">
            <text:p>$forms=2130</text:p>
          </table:table-cell>
          <table:table-cell table:number-columns-repeated="2"/>
          <table:table-cell table:style-name="ce121" table:number-columns-repeated="2"/>
          <table:table-cell table:style-name="ce1" table:number-columns-repeated="4"/>
          <table:table-cell table:style-name="ce139"/>
          <table:table-cell table:style-name="ce145"/>
          <table:table-cell table:style-name="ce149"/>
          <table:table-cell table:style-name="ce153"/>
          <table:table-cell table:style-name="ce155"/>
          <table:table-cell table:style-name="ce159"/>
          <table:table-cell table:style-name="ce164"/>
          <table:table-cell table:style-name="ce166"/>
          <table:table-cell table:style-name="ce170"/>
          <table:table-cell table:style-name="ce176"/>
          <table:table-cell table:style-name="ce179"/>
          <table:table-cell table:style-name="ce181"/>
          <table:table-cell table:style-name="ce185"/>
          <table:table-cell table:style-name="ce187"/>
          <table:table-cell table:style-name="ce189"/>
          <table:table-cell table:style-name="ce193"/>
          <table:table-cell table:style-name="ce195"/>
          <table:table-cell table:style-name="ce200"/>
          <table:table-cell table:style-name="ce206"/>
          <table:table-cell table:style-name="ce210"/>
          <table:table-cell table:style-name="ce212"/>
          <table:table-cell table:style-name="ce217"/>
          <table:table-cell table:style-name="ce219"/>
          <table:table-cell table:style-name="ce223"/>
          <table:table-cell table:style-name="ce225"/>
          <table:table-cell table:style-name="ce230"/>
          <table:table-cell table:style-name="ce232"/>
          <table:table-cell table:style-name="ce237"/>
          <table:table-cell table:style-name="ce239"/>
          <table:table-cell table:style-name="ce244"/>
          <table:table-cell table:style-name="ce246"/>
          <table:table-cell table:style-name="ce251"/>
          <table:table-cell table:style-name="ce253"/>
          <table:table-cell table:style-name="ce258"/>
          <table:table-cell table:style-name="ce260"/>
          <table:table-cell table:style-name="ce265"/>
          <table:table-cell table:style-name="ce267"/>
          <table:table-cell table:style-name="ce272"/>
          <table:table-cell table:style-name="ce274"/>
          <table:table-cell table:style-name="ce279"/>
          <table:table-cell table:style-name="ce281"/>
          <table:table-cell table:style-name="ce283"/>
          <table:table-cell table:style-name="ce286"/>
          <table:table-cell table:style-name="ce288"/>
          <table:table-cell table:style-name="ce290"/>
          <table:table-cell table:style-name="ce295"/>
          <table:table-cell table:style-name="ce297"/>
          <table:table-cell table:style-name="ce302"/>
          <table:table-cell table:style-name="ce307"/>
          <table:table-cell table:style-name="ce313"/>
          <table:table-cell table:style-name="ce321"/>
          <table:table-cell table:style-name="ce331"/>
          <table:table-cell table:style-name="ce344"/>
          <table:table-cell table:style-name="ce121" table:number-columns-repeated="44"/>
          <table:table-cell table:number-columns-repeated="8"/>
          <table:table-cell table:style-name="ce121" table:number-columns-repeated="3"/>
          <table:table-cell table:style-name="ce431"/>
          <table:table-cell table:style-name="ce434" table:number-columns-repeated="2"/>
          <table:table-cell table:style-name="ce443" table:number-columns-repeated="2"/>
          <table:table-cell table:style-name="ce451" table:number-columns-repeated="2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53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#direction</text:p>
          </table:table-cell>
          <table:table-cell table:style-name="ce1" table:number-columns-repeated="5"/>
          <table:table-cell table:style-name="ce93" office:value-type="string" calcext:value-type="string">
            <text:p>Szob felé</text:p>
          </table:table-cell>
          <table:table-cell table:style-name="ce93" office:value-type="string" calcext:value-type="string">
            <text:p>Budapest felé</text:p>
          </table:table-cell>
          <table:table-cell table:style-name="ce101" office:value-type="string" calcext:value-type="string">
            <text:p>Szob felé</text:p>
          </table:table-cell>
          <table:table-cell table:style-name="ce111" office:value-type="string" calcext:value-type="string">
            <text:p>Budapest felé</text:p>
          </table:table-cell>
          <table:table-cell office:value-type="string" calcext:value-type="string">
            <text:p>Szob felé</text:p>
          </table:table-cell>
          <table:table-cell table:style-name="ce84" office:value-type="string" calcext:value-type="string">
            <text:p>Vác felé</text:p>
          </table:table-cell>
          <table:table-cell table:number-columns-repeated="2" table:style-name="ce121" office:value-type="string" calcext:value-type="string">
            <text:p>Vác felé</text:p>
          </table:table-cell>
          <table:table-cell table:style-name="ce41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133" office:value-type="string" calcext:value-type="string">
            <text:p>Szob felé</text:p>
          </table:table-cell>
          <table:table-cell table:style-name="ce137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147" office:value-type="string" calcext:value-type="string">
            <text:p>Szob felé</text:p>
          </table:table-cell>
          <table:table-cell table:style-name="ce151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157" office:value-type="string" calcext:value-type="string">
            <text:p>Szob felé</text:p>
          </table:table-cell>
          <table:table-cell table:style-name="ce161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168" office:value-type="string" calcext:value-type="string">
            <text:p>Szob felé</text:p>
          </table:table-cell>
          <table:table-cell table:style-name="ce172" office:value-type="string" calcext:value-type="string">
            <text:p>Szob felé</text:p>
          </table:table-cell>
          <table:table-cell table:number-columns-repeated="2" table:style-name="ce121" office:value-type="string" calcext:value-type="string">
            <text:p>Vác felé</text:p>
          </table:table-cell>
          <table:table-cell table:style-name="ce183" office:value-type="string" calcext:value-type="string">
            <text:p>Szob felé</text:p>
          </table:table-cell>
          <table:table-cell table:number-columns-repeated="2" table:style-name="ce121" office:value-type="string" calcext:value-type="string">
            <text:p>Vác felé</text:p>
          </table:table-cell>
          <table:table-cell table:style-name="ce191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197" office:value-type="string" calcext:value-type="string">
            <text:p>Szob felé</text:p>
          </table:table-cell>
          <table:table-cell table:style-name="ce202" office:value-type="string" calcext:value-type="string">
            <text:p>Szob felé</text:p>
          </table:table-cell>
          <table:table-cell table:style-name="ce208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14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21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27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34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41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48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55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62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69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76" office:value-type="string" calcext:value-type="string">
            <text:p>Szob felé</text:p>
          </table:table-cell>
          <table:table-cell table:number-columns-repeated="2" table:style-name="ce121" office:value-type="string" calcext:value-type="string">
            <text:p>Vác felé</text:p>
          </table:table-cell>
          <table:table-cell table:style-name="ce285" office:value-type="string" calcext:value-type="string">
            <text:p>Szob felé</text:p>
          </table:table-cell>
          <table:table-cell table:number-columns-repeated="2" table:style-name="ce121" office:value-type="string" calcext:value-type="string">
            <text:p>Vác felé</text:p>
          </table:table-cell>
          <table:table-cell table:style-name="ce292" office:value-type="string" calcext:value-type="string">
            <text:p>Szob felé</text:p>
          </table:table-cell>
          <table:table-cell table:style-name="ce121" office:value-type="string" calcext:value-type="string">
            <text:p>Vác felé</text:p>
          </table:table-cell>
          <table:table-cell table:style-name="ce299" office:value-type="string" calcext:value-type="string">
            <text:p>Szob felé</text:p>
          </table:table-cell>
          <table:table-cell table:style-name="ce304" office:value-type="string" calcext:value-type="string">
            <text:p>Szob felé</text:p>
          </table:table-cell>
          <table:table-cell table:style-name="ce309" office:value-type="string" calcext:value-type="string">
            <text:p>Szob felé</text:p>
          </table:table-cell>
          <table:table-cell table:style-name="ce315" office:value-type="string" calcext:value-type="string">
            <text:p>Szob felé</text:p>
          </table:table-cell>
          <table:table-cell table:style-name="ce322" office:value-type="string" calcext:value-type="string">
            <text:p>Budapest felé</text:p>
          </table:table-cell>
          <table:table-cell table:style-name="ce332" office:value-type="string" calcext:value-type="string">
            <text:p>Budapest felé</text:p>
          </table:table-cell>
          <table:table-cell table:style-name="ce345" office:value-type="string" calcext:value-type="string">
            <text:p>Budapest felé</text:p>
          </table:table-cell>
          <table:table-cell table:number-columns-repeated="44" table:style-name="ce121" office:value-type="string" calcext:value-type="string">
            <text:p>Budapest felé</text:p>
          </table:table-cell>
          <table:table-cell table:number-columns-repeated="8" office:value-type="string" calcext:value-type="string">
            <text:p>Budapest felé</text:p>
          </table:table-cell>
          <table:table-cell table:number-columns-repeated="3" table:style-name="ce121" office:value-type="string" calcext:value-type="string">
            <text:p>Budapest felé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number-columns-repeated="27" table:style-name="ce121" office:value-type="string" calcext:value-type="string">
            <text:p>Vác felé</text:p>
          </table:table-cell>
          <table:table-cell table:number-columns-repeated="25" table:style-name="ce121" office:value-type="string" calcext:value-type="string">
            <text:p>Budapest felé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table:style-name="ce1" table:number-columns-repeated="6"/>
          <table:table-cell table:style-name="ce91" table:number-columns-repeated="2"/>
          <table:table-cell table:style-name="ce99"/>
          <table:table-cell table:style-name="ce112"/>
          <table:table-cell table:style-name="ce121" table:number-columns-repeated="4"/>
          <table:table-cell table:style-name="ce116" table:number-columns-repeated="13"/>
          <table:table-cell table:style-name="ce178"/>
          <table:table-cell table:style-name="ce116" table:number-columns-repeated="41"/>
          <table:table-cell table:style-name="ce333"/>
          <table:table-cell table:style-name="ce116"/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53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"/>
          <table:table-cell table:style-name="ce41"/>
          <table:table-cell table:style-name="ce1" office:value-type="string" calcext:value-type="string">
            <text:p>70-es</text:p>
          </table:table-cell>
          <table:table-cell table:style-name="ce1" table:number-columns-repeated="3"/>
          <table:table-cell table:style-name="ce91" table:number-columns-repeated="2"/>
          <table:table-cell table:style-name="ce99"/>
          <table:table-cell table:style-name="ce112"/>
          <table:table-cell table:style-name="ce121" table:number-columns-repeated="4"/>
          <table:table-cell table:style-name="ce116" table:number-columns-repeated="13"/>
          <table:table-cell table:style-name="ce178"/>
          <table:table-cell table:style-name="ce116" table:number-columns-repeated="41"/>
          <table:table-cell table:number-columns-repeated="2"/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53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5" office:value-type="string" calcext:value-type="string">
            <text:p>Budapest - Nyugati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0H48M00S" calcext:value-type="time">
            <text:p>0:48</text:p>
          </table:table-cell>
          <table:table-cell table:style-name="ce92" office:value-type="time" office:time-value="PT04H47M00S" calcext:value-type="time">
            <text:p>4:47</text:p>
          </table:table-cell>
          <table:table-cell table:style-name="ce102" office:value-type="time" office:time-value="PT04H41M00S" calcext:value-type="time">
            <text:p>4:41</text:p>
          </table:table-cell>
          <table:table-cell table:style-name="ce113" office:value-type="time" office:time-value="PT05H17M00S" calcext:value-type="time">
            <text:p>5:17</text:p>
          </table:table-cell>
          <table:table-cell table:style-name="ce120" office:value-type="time" office:time-value="PT05H41M00S" calcext:value-type="time">
            <text:p>5:41</text:p>
          </table:table-cell>
          <table:table-cell table:style-name="ce120" office:value-type="time" office:time-value="PT05H11M00S" calcext:value-type="time">
            <text:p>5:11</text:p>
          </table:table-cell>
          <table:table-cell table:style-name="ce123" office:value-type="string" calcext:value-type="string">
            <text:p>6:11</text:p>
          </table:table-cell>
          <table:table-cell table:style-name="ce123" office:value-type="string" calcext:value-type="string">
            <text:p>6:41</text:p>
          </table:table-cell>
          <table:table-cell table:style-name="ce87" office:value-type="string" calcext:value-type="string">
            <text:p>7:07</text:p>
          </table:table-cell>
          <table:table-cell table:style-name="ce87" office:value-type="string" calcext:value-type="string">
            <text:p>7:11</text:p>
          </table:table-cell>
          <table:table-cell table:style-name="ce134" office:value-type="string" calcext:value-type="string">
            <text:p>7:41</text:p>
          </table:table-cell>
          <table:table-cell table:style-name="ce134" office:value-type="string" calcext:value-type="string">
            <text:p>8:07</text:p>
          </table:table-cell>
          <table:table-cell table:style-name="ce141" office:value-type="string" calcext:value-type="string">
            <text:p>8:11</text:p>
          </table:table-cell>
          <table:table-cell table:style-name="ce123" office:value-type="string" calcext:value-type="string">
            <text:p>8:41</text:p>
          </table:table-cell>
          <table:table-cell table:style-name="ce134" office:value-type="string" calcext:value-type="string">
            <text:p>9:07</text:p>
          </table:table-cell>
          <table:table-cell table:style-name="ce134" office:value-type="string" calcext:value-type="string">
            <text:p>9:11</text:p>
          </table:table-cell>
          <table:table-cell table:style-name="ce134" office:value-type="string" calcext:value-type="string">
            <text:p>9:41</text:p>
          </table:table-cell>
          <table:table-cell table:style-name="ce162" office:value-type="string" calcext:value-type="string">
            <text:p>10:07</text:p>
          </table:table-cell>
          <table:table-cell table:style-name="ce134" office:value-type="string" calcext:value-type="string">
            <text:p>10:11</text:p>
          </table:table-cell>
          <table:table-cell table:style-name="ce134" office:value-type="string" calcext:value-type="string">
            <text:p>10:41</text:p>
          </table:table-cell>
          <table:table-cell table:style-name="ce134" office:value-type="string" calcext:value-type="string">
            <text:p>11:07</text:p>
          </table:table-cell>
          <table:table-cell table:style-name="ce134" office:value-type="string" calcext:value-type="string">
            <text:p>11:11</text:p>
          </table:table-cell>
          <table:table-cell table:style-name="ce134" office:value-type="string" calcext:value-type="string">
            <text:p>11:41</text:p>
          </table:table-cell>
          <table:table-cell table:style-name="ce134" office:value-type="string" calcext:value-type="string">
            <text:p>12:07</text:p>
          </table:table-cell>
          <table:table-cell table:style-name="ce134" office:value-type="string" calcext:value-type="string">
            <text:p>12:11</text:p>
          </table:table-cell>
          <table:table-cell table:style-name="ce134" office:value-type="string" calcext:value-type="string">
            <text:p>12:41</text:p>
          </table:table-cell>
          <table:table-cell table:style-name="ce134" office:value-type="string" calcext:value-type="string">
            <text:p>13:07</text:p>
          </table:table-cell>
          <table:table-cell table:style-name="ce134" office:value-type="string" calcext:value-type="string">
            <text:p>13:11</text:p>
          </table:table-cell>
          <table:table-cell table:style-name="ce134" office:value-type="string" calcext:value-type="string">
            <text:p>13:28</text:p>
          </table:table-cell>
          <table:table-cell table:style-name="ce134" office:value-type="string" calcext:value-type="string">
            <text:p>13:41</text:p>
          </table:table-cell>
          <table:table-cell table:style-name="ce134" office:value-type="string" calcext:value-type="string">
            <text:p>14:07</text:p>
          </table:table-cell>
          <table:table-cell table:style-name="ce134" office:value-type="string" calcext:value-type="string">
            <text:p>14:11</text:p>
          </table:table-cell>
          <table:table-cell table:style-name="ce134" office:value-type="string" calcext:value-type="string">
            <text:p>14:28</text:p>
          </table:table-cell>
          <table:table-cell table:style-name="ce134" office:value-type="string" calcext:value-type="string">
            <text:p>14:41</text:p>
          </table:table-cell>
          <table:table-cell table:style-name="ce134" office:value-type="string" calcext:value-type="string">
            <text:p>15:07</text:p>
          </table:table-cell>
          <table:table-cell table:style-name="ce134" office:value-type="string" calcext:value-type="string">
            <text:p>15:11</text:p>
          </table:table-cell>
          <table:table-cell table:style-name="ce134" office:value-type="string" calcext:value-type="string">
            <text:p>15:28</text:p>
          </table:table-cell>
          <table:table-cell table:style-name="ce134" office:value-type="string" calcext:value-type="string">
            <text:p>15:41</text:p>
          </table:table-cell>
          <table:table-cell table:style-name="ce134" office:value-type="string" calcext:value-type="string">
            <text:p>16:07</text:p>
          </table:table-cell>
          <table:table-cell table:style-name="ce134" office:value-type="string" calcext:value-type="string">
            <text:p>16:11</text:p>
          </table:table-cell>
          <table:table-cell table:style-name="ce134" office:value-type="string" calcext:value-type="string">
            <text:p>16:28</text:p>
          </table:table-cell>
          <table:table-cell table:style-name="ce134" office:value-type="string" calcext:value-type="string">
            <text:p>16:41</text:p>
          </table:table-cell>
          <table:table-cell table:style-name="ce134" office:value-type="string" calcext:value-type="string">
            <text:p>17:07</text:p>
          </table:table-cell>
          <table:table-cell table:style-name="ce134" office:value-type="string" calcext:value-type="string">
            <text:p>17:11</text:p>
          </table:table-cell>
          <table:table-cell table:style-name="ce134" office:value-type="string" calcext:value-type="string">
            <text:p>17:28</text:p>
          </table:table-cell>
          <table:table-cell table:style-name="ce134" office:value-type="string" calcext:value-type="string">
            <text:p>17:41</text:p>
          </table:table-cell>
          <table:table-cell table:style-name="ce134" office:value-type="string" calcext:value-type="string">
            <text:p>18:07</text:p>
          </table:table-cell>
          <table:table-cell table:style-name="ce134" office:value-type="string" calcext:value-type="string">
            <text:p>18:11</text:p>
          </table:table-cell>
          <table:table-cell table:style-name="ce134" office:value-type="string" calcext:value-type="string">
            <text:p>18:28</text:p>
          </table:table-cell>
          <table:table-cell table:style-name="ce134" office:value-type="string" calcext:value-type="string">
            <text:p>18:41</text:p>
          </table:table-cell>
          <table:table-cell table:style-name="ce134" office:value-type="string" calcext:value-type="string">
            <text:p>19:07</text:p>
          </table:table-cell>
          <table:table-cell table:style-name="ce134" office:value-type="string" calcext:value-type="string">
            <text:p>19:11</text:p>
          </table:table-cell>
          <table:table-cell table:style-name="ce134" office:value-type="string" calcext:value-type="string">
            <text:p>19:41</text:p>
          </table:table-cell>
          <table:table-cell table:style-name="ce134" office:value-type="string" calcext:value-type="string">
            <text:p>20:07</text:p>
          </table:table-cell>
          <table:table-cell table:style-name="ce134" office:value-type="string" calcext:value-type="string">
            <text:p>20:11</text:p>
          </table:table-cell>
          <table:table-cell table:style-name="ce134" office:value-type="string" calcext:value-type="string">
            <text:p>20:41</text:p>
          </table:table-cell>
          <table:table-cell table:style-name="ce134" office:value-type="string" calcext:value-type="string">
            <text:p>21:07</text:p>
          </table:table-cell>
          <table:table-cell table:style-name="ce134" office:value-type="string" calcext:value-type="string">
            <text:p>21:11</text:p>
          </table:table-cell>
          <table:table-cell table:style-name="ce134" office:value-type="string" calcext:value-type="string">
            <text:p>21:48</text:p>
          </table:table-cell>
          <table:table-cell table:style-name="ce134" office:value-type="string" calcext:value-type="string">
            <text:p>22:28</text:p>
          </table:table-cell>
          <table:table-cell table:style-name="ce134" office:value-type="string" calcext:value-type="string">
            <text:p>22:48</text:p>
          </table:table-cell>
          <table:table-cell table:style-name="ce134" office:value-type="string" calcext:value-type="string">
            <text:p>23:48</text:p>
          </table:table-cell>
          <table:table-cell table:style-name="ce323" office:value-type="string" calcext:value-type="string">
            <text:p>5:47</text:p>
          </table:table-cell>
          <table:table-cell table:style-name="ce334" office:value-type="string" calcext:value-type="string">
            <text:p>5:54</text:p>
          </table:table-cell>
          <table:table-cell table:style-name="ce346" office:value-type="string" calcext:value-type="string">
            <text:p>6:17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Rákosrendezö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0H53M00S" calcext:value-type="time">
            <text:p>0:53</text:p>
          </table:table-cell>
          <table:table-cell table:style-name="ce92" office:value-type="time" office:time-value="PT04H41M00S" calcext:value-type="time">
            <text:p>4:41</text:p>
          </table:table-cell>
          <table:table-cell table:style-name="ce102" office:value-type="time" office:time-value="PT04H46M00S" calcext:value-type="time">
            <text:p>4:46</text:p>
          </table:table-cell>
          <table:table-cell table:style-name="ce113" office:value-type="time" office:time-value="PT05H11M00S" calcext:value-type="time">
            <text:p>5:11</text:p>
          </table:table-cell>
          <table:table-cell table:style-name="ce120" office:value-type="time" office:time-value="PT05H46M00S" calcext:value-type="time">
            <text:p>5:46</text:p>
          </table:table-cell>
          <table:table-cell table:style-name="ce120" office:value-type="time" office:time-value="PT05H16M00S" calcext:value-type="time">
            <text:p>5:16</text:p>
          </table:table-cell>
          <table:table-cell table:style-name="ce123" office:value-type="string" calcext:value-type="string">
            <text:p>6:16</text:p>
          </table:table-cell>
          <table:table-cell table:style-name="ce123" office:value-type="string" calcext:value-type="string">
            <text:p>6:46</text:p>
          </table:table-cell>
          <table:table-cell table:style-name="ce122"/>
          <table:table-cell table:style-name="ce87" office:value-type="string" calcext:value-type="string">
            <text:p>7:16</text:p>
          </table:table-cell>
          <table:table-cell table:style-name="ce134" office:value-type="string" calcext:value-type="string">
            <text:p>7:46</text:p>
          </table:table-cell>
          <table:table-cell table:style-name="ce116"/>
          <table:table-cell table:style-name="ce142" office:value-type="string" calcext:value-type="string">
            <text:p>8:16</text:p>
          </table:table-cell>
          <table:table-cell table:style-name="ce123" office:value-type="string" calcext:value-type="string">
            <text:p>8:46</text:p>
          </table:table-cell>
          <table:table-cell table:style-name="ce116"/>
          <table:table-cell table:style-name="ce134" office:value-type="string" calcext:value-type="string">
            <text:p>9:16</text:p>
          </table:table-cell>
          <table:table-cell table:style-name="ce134" office:value-type="string" calcext:value-type="string">
            <text:p>9:46</text:p>
          </table:table-cell>
          <table:table-cell table:style-name="ce116"/>
          <table:table-cell table:style-name="ce134" office:value-type="string" calcext:value-type="string">
            <text:p>10:16</text:p>
          </table:table-cell>
          <table:table-cell table:style-name="ce134" office:value-type="string" calcext:value-type="string">
            <text:p>10:46</text:p>
          </table:table-cell>
          <table:table-cell table:style-name="ce116"/>
          <table:table-cell table:style-name="ce134" office:value-type="string" calcext:value-type="string">
            <text:p>11:16</text:p>
          </table:table-cell>
          <table:table-cell table:style-name="ce134" office:value-type="string" calcext:value-type="string">
            <text:p>11:46</text:p>
          </table:table-cell>
          <table:table-cell table:style-name="ce116"/>
          <table:table-cell table:style-name="ce134" office:value-type="string" calcext:value-type="string">
            <text:p>12:16</text:p>
          </table:table-cell>
          <table:table-cell table:style-name="ce134" office:value-type="string" calcext:value-type="string">
            <text:p>12:46</text:p>
          </table:table-cell>
          <table:table-cell table:style-name="ce134"/>
          <table:table-cell table:style-name="ce134" office:value-type="string" calcext:value-type="string">
            <text:p>13:16</text:p>
          </table:table-cell>
          <table:table-cell table:style-name="ce134" office:value-type="string" calcext:value-type="string">
            <text:p>13:33</text:p>
          </table:table-cell>
          <table:table-cell table:style-name="ce134" office:value-type="string" calcext:value-type="string">
            <text:p>13:46</text:p>
          </table:table-cell>
          <table:table-cell table:style-name="ce116"/>
          <table:table-cell table:style-name="ce134" office:value-type="string" calcext:value-type="string">
            <text:p>14:16</text:p>
          </table:table-cell>
          <table:table-cell table:style-name="ce134" office:value-type="string" calcext:value-type="string">
            <text:p>14:33</text:p>
          </table:table-cell>
          <table:table-cell table:style-name="ce134" office:value-type="string" calcext:value-type="string">
            <text:p>14:46</text:p>
          </table:table-cell>
          <table:table-cell table:style-name="ce116"/>
          <table:table-cell table:style-name="ce134" office:value-type="string" calcext:value-type="string">
            <text:p>15:16</text:p>
          </table:table-cell>
          <table:table-cell table:style-name="ce134" office:value-type="string" calcext:value-type="string">
            <text:p>15:33</text:p>
          </table:table-cell>
          <table:table-cell table:style-name="ce134" office:value-type="string" calcext:value-type="string">
            <text:p>15:46</text:p>
          </table:table-cell>
          <table:table-cell table:style-name="ce116"/>
          <table:table-cell table:style-name="ce134" office:value-type="string" calcext:value-type="string">
            <text:p>16:16</text:p>
          </table:table-cell>
          <table:table-cell table:style-name="ce134" office:value-type="string" calcext:value-type="string">
            <text:p>16:33</text:p>
          </table:table-cell>
          <table:table-cell table:style-name="ce134" office:value-type="string" calcext:value-type="string">
            <text:p>16:46</text:p>
          </table:table-cell>
          <table:table-cell table:style-name="ce116"/>
          <table:table-cell table:style-name="ce134" office:value-type="string" calcext:value-type="string">
            <text:p>17:16</text:p>
          </table:table-cell>
          <table:table-cell table:style-name="ce134" office:value-type="string" calcext:value-type="string">
            <text:p>17:33</text:p>
          </table:table-cell>
          <table:table-cell table:style-name="ce134" office:value-type="string" calcext:value-type="string">
            <text:p>17:46</text:p>
          </table:table-cell>
          <table:table-cell table:style-name="ce116"/>
          <table:table-cell table:style-name="ce134" office:value-type="string" calcext:value-type="string">
            <text:p>18:16</text:p>
          </table:table-cell>
          <table:table-cell table:style-name="ce134" office:value-type="string" calcext:value-type="string">
            <text:p>18:33</text:p>
          </table:table-cell>
          <table:table-cell table:style-name="ce134" office:value-type="string" calcext:value-type="string">
            <text:p>18:46</text:p>
          </table:table-cell>
          <table:table-cell table:style-name="ce116"/>
          <table:table-cell table:style-name="ce134" office:value-type="string" calcext:value-type="string">
            <text:p>19:16</text:p>
          </table:table-cell>
          <table:table-cell table:style-name="ce134" office:value-type="string" calcext:value-type="string">
            <text:p>19:46</text:p>
          </table:table-cell>
          <table:table-cell table:style-name="ce116"/>
          <table:table-cell table:style-name="ce134" office:value-type="string" calcext:value-type="string">
            <text:p>20:16</text:p>
          </table:table-cell>
          <table:table-cell table:style-name="ce134" office:value-type="string" calcext:value-type="string">
            <text:p>20:46</text:p>
          </table:table-cell>
          <table:table-cell table:style-name="ce116"/>
          <table:table-cell table:style-name="ce134" office:value-type="string" calcext:value-type="string">
            <text:p>21:16</text:p>
          </table:table-cell>
          <table:table-cell table:style-name="ce134" office:value-type="string" calcext:value-type="string">
            <text:p>21:53</text:p>
          </table:table-cell>
          <table:table-cell table:style-name="ce134" office:value-type="string" calcext:value-type="string">
            <text:p>22:33</text:p>
          </table:table-cell>
          <table:table-cell table:style-name="ce134" office:value-type="string" calcext:value-type="string">
            <text:p>22:53</text:p>
          </table:table-cell>
          <table:table-cell table:style-name="ce134" office:value-type="string" calcext:value-type="string">
            <text:p>23:53</text:p>
          </table:table-cell>
          <table:table-cell table:style-name="ce323" office:value-type="string" calcext:value-type="string">
            <text:p>5:41</text:p>
          </table:table-cell>
          <table:table-cell/>
          <table:table-cell table:style-name="ce347" office:value-type="string" calcext:value-type="string">
            <text:p>6:11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Istvántelek mh.</text:p>
          </table:table-cell>
          <table:table-cell table:style-name="ce43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0H57M00S" calcext:value-type="time">
            <text:p>0:57</text:p>
          </table:table-cell>
          <table:table-cell table:style-name="ce92" office:value-type="time" office:time-value="PT04H37M00S" calcext:value-type="time">
            <text:p>4:37</text:p>
          </table:table-cell>
          <table:table-cell table:style-name="ce102" office:value-type="time" office:time-value="PT04H50M00S" calcext:value-type="time">
            <text:p>4:50</text:p>
          </table:table-cell>
          <table:table-cell table:style-name="ce113" office:value-type="time" office:time-value="PT05H07M00S" calcext:value-type="time">
            <text:p>5:07</text:p>
          </table:table-cell>
          <table:table-cell table:style-name="ce120" office:value-type="time" office:time-value="PT05H50M00S" calcext:value-type="time">
            <text:p>5:50</text:p>
          </table:table-cell>
          <table:table-cell table:style-name="ce120" office:value-type="time" office:time-value="PT05H20M00S" calcext:value-type="time">
            <text:p>5:20</text:p>
          </table:table-cell>
          <table:table-cell table:style-name="ce123" office:value-type="string" calcext:value-type="string">
            <text:p>6:20</text:p>
          </table:table-cell>
          <table:table-cell table:style-name="ce123" office:value-type="string" calcext:value-type="string">
            <text:p>6:50</text:p>
          </table:table-cell>
          <table:table-cell table:style-name="ce122"/>
          <table:table-cell table:style-name="ce87" office:value-type="string" calcext:value-type="string">
            <text:p>7:20</text:p>
          </table:table-cell>
          <table:table-cell table:style-name="ce134" office:value-type="string" calcext:value-type="string">
            <text:p>7:50</text:p>
          </table:table-cell>
          <table:table-cell table:style-name="ce116"/>
          <table:table-cell table:style-name="ce142" office:value-type="string" calcext:value-type="string">
            <text:p>8:20</text:p>
          </table:table-cell>
          <table:table-cell table:style-name="ce123" office:value-type="string" calcext:value-type="string">
            <text:p>8:50</text:p>
          </table:table-cell>
          <table:table-cell table:style-name="ce116"/>
          <table:table-cell table:style-name="ce134" office:value-type="string" calcext:value-type="string">
            <text:p>9:20</text:p>
          </table:table-cell>
          <table:table-cell table:style-name="ce134" office:value-type="string" calcext:value-type="string">
            <text:p>9:50</text:p>
          </table:table-cell>
          <table:table-cell table:style-name="ce116"/>
          <table:table-cell table:style-name="ce134" office:value-type="string" calcext:value-type="string">
            <text:p>10:20</text:p>
          </table:table-cell>
          <table:table-cell table:style-name="ce134" office:value-type="string" calcext:value-type="string">
            <text:p>10:50</text:p>
          </table:table-cell>
          <table:table-cell table:style-name="ce116"/>
          <table:table-cell table:style-name="ce134" office:value-type="string" calcext:value-type="string">
            <text:p>11:20</text:p>
          </table:table-cell>
          <table:table-cell table:style-name="ce134" office:value-type="string" calcext:value-type="string">
            <text:p>11:50</text:p>
          </table:table-cell>
          <table:table-cell table:style-name="ce116"/>
          <table:table-cell table:style-name="ce134" office:value-type="string" calcext:value-type="string">
            <text:p>12:20</text:p>
          </table:table-cell>
          <table:table-cell table:style-name="ce134" office:value-type="string" calcext:value-type="string">
            <text:p>12:50</text:p>
          </table:table-cell>
          <table:table-cell table:style-name="ce134"/>
          <table:table-cell table:style-name="ce134" office:value-type="string" calcext:value-type="string">
            <text:p>13:20</text:p>
          </table:table-cell>
          <table:table-cell table:style-name="ce116"/>
          <table:table-cell table:style-name="ce134" office:value-type="string" calcext:value-type="string">
            <text:p>13:50</text:p>
          </table:table-cell>
          <table:table-cell table:style-name="ce116"/>
          <table:table-cell table:style-name="ce134" office:value-type="string" calcext:value-type="string">
            <text:p>14:20</text:p>
          </table:table-cell>
          <table:table-cell table:style-name="ce116"/>
          <table:table-cell table:style-name="ce134" office:value-type="string" calcext:value-type="string">
            <text:p>14:50</text:p>
          </table:table-cell>
          <table:table-cell table:style-name="ce116"/>
          <table:table-cell table:style-name="ce134" office:value-type="string" calcext:value-type="string">
            <text:p>15:20</text:p>
          </table:table-cell>
          <table:table-cell table:style-name="ce116"/>
          <table:table-cell table:style-name="ce134" office:value-type="string" calcext:value-type="string">
            <text:p>15:50</text:p>
          </table:table-cell>
          <table:table-cell table:style-name="ce116"/>
          <table:table-cell table:style-name="ce134" office:value-type="string" calcext:value-type="string">
            <text:p>16:20</text:p>
          </table:table-cell>
          <table:table-cell table:style-name="ce116"/>
          <table:table-cell table:style-name="ce134" office:value-type="string" calcext:value-type="string">
            <text:p>16:50</text:p>
          </table:table-cell>
          <table:table-cell table:style-name="ce116"/>
          <table:table-cell table:style-name="ce134" office:value-type="string" calcext:value-type="string">
            <text:p>17:20</text:p>
          </table:table-cell>
          <table:table-cell table:style-name="ce116"/>
          <table:table-cell table:style-name="ce134" office:value-type="string" calcext:value-type="string">
            <text:p>17:50</text:p>
          </table:table-cell>
          <table:table-cell table:style-name="ce116"/>
          <table:table-cell table:style-name="ce134" office:value-type="string" calcext:value-type="string">
            <text:p>18:20</text:p>
          </table:table-cell>
          <table:table-cell table:style-name="ce116"/>
          <table:table-cell table:style-name="ce134" office:value-type="string" calcext:value-type="string">
            <text:p>18:50</text:p>
          </table:table-cell>
          <table:table-cell table:style-name="ce116"/>
          <table:table-cell table:style-name="ce134" office:value-type="string" calcext:value-type="string">
            <text:p>19:20</text:p>
          </table:table-cell>
          <table:table-cell table:style-name="ce134" office:value-type="string" calcext:value-type="string">
            <text:p>19:50</text:p>
          </table:table-cell>
          <table:table-cell table:style-name="ce116"/>
          <table:table-cell table:style-name="ce134" office:value-type="string" calcext:value-type="string">
            <text:p>20:20</text:p>
          </table:table-cell>
          <table:table-cell table:style-name="ce134" office:value-type="string" calcext:value-type="string">
            <text:p>20:50</text:p>
          </table:table-cell>
          <table:table-cell table:style-name="ce116"/>
          <table:table-cell table:style-name="ce134" office:value-type="string" calcext:value-type="string">
            <text:p>21:20</text:p>
          </table:table-cell>
          <table:table-cell table:style-name="ce134" office:value-type="string" calcext:value-type="string">
            <text:p>21:57</text:p>
          </table:table-cell>
          <table:table-cell table:style-name="ce134" office:value-type="string" calcext:value-type="string">
            <text:p>22:37</text:p>
          </table:table-cell>
          <table:table-cell table:style-name="ce134" office:value-type="string" calcext:value-type="string">
            <text:p>22:57</text:p>
          </table:table-cell>
          <table:table-cell table:style-name="ce134" office:value-type="string" calcext:value-type="string">
            <text:p>23:57</text:p>
          </table:table-cell>
          <table:table-cell table:style-name="ce323" office:value-type="string" calcext:value-type="string">
            <text:p>5:37</text:p>
          </table:table-cell>
          <table:table-cell/>
          <table:table-cell table:style-name="ce347" office:value-type="string" calcext:value-type="string">
            <text:p>6:07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6" office:value-type="string" calcext:value-type="string">
            <text:p>Rákospalota-Újpest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string" calcext:value-type="string">
            <text:p>0:59-1:00</text:p>
          </table:table-cell>
          <table:table-cell table:style-name="ce92" office:value-type="string" calcext:value-type="string">
            <text:p>04:33-04:34</text:p>
          </table:table-cell>
          <table:table-cell table:style-name="ce102" office:value-type="string" calcext:value-type="string">
            <text:p>04:52-04:53</text:p>
          </table:table-cell>
          <table:table-cell table:style-name="ce113" office:value-type="string" calcext:value-type="string">
            <text:p>5:03-5:04</text:p>
          </table:table-cell>
          <table:table-cell table:style-name="ce120" office:value-type="string" calcext:value-type="string">
            <text:p>5:52-5:53</text:p>
          </table:table-cell>
          <table:table-cell table:style-name="ce120" office:value-type="string" calcext:value-type="string">
            <text:p>5:22-5:23</text:p>
          </table:table-cell>
          <table:table-cell table:style-name="ce123" office:value-type="string" calcext:value-type="string">
            <text:p>6:22-6:23</text:p>
          </table:table-cell>
          <table:table-cell table:style-name="ce121" office:value-type="string" calcext:value-type="string">
            <text:p>6:52-6:53</text:p>
          </table:table-cell>
          <table:table-cell table:style-name="ce122"/>
          <table:table-cell table:style-name="ce122" office:value-type="string" calcext:value-type="string">
            <text:p>7:22-7:23</text:p>
          </table:table-cell>
          <table:table-cell table:style-name="ce116" office:value-type="string" calcext:value-type="string">
            <text:p>7:52-7:53</text:p>
          </table:table-cell>
          <table:table-cell table:style-name="ce116"/>
          <table:table-cell table:style-name="ce143" office:value-type="string" calcext:value-type="string">
            <text:p>8:22-8:23</text:p>
          </table:table-cell>
          <table:table-cell table:style-name="ce121" office:value-type="string" calcext:value-type="string">
            <text:p>8:52-8:53</text:p>
          </table:table-cell>
          <table:table-cell table:style-name="ce116"/>
          <table:table-cell table:style-name="ce116" office:value-type="string" calcext:value-type="string">
            <text:p>9:22-9:23</text:p>
          </table:table-cell>
          <table:table-cell table:style-name="ce116" office:value-type="string" calcext:value-type="string">
            <text:p>9:52-9:53</text:p>
          </table:table-cell>
          <table:table-cell table:style-name="ce116"/>
          <table:table-cell table:style-name="ce116" office:value-type="string" calcext:value-type="string">
            <text:p>10:22-10:23</text:p>
          </table:table-cell>
          <table:table-cell table:style-name="ce116" office:value-type="string" calcext:value-type="string">
            <text:p>10:52-10:53</text:p>
          </table:table-cell>
          <table:table-cell table:style-name="ce116"/>
          <table:table-cell table:style-name="ce116" office:value-type="string" calcext:value-type="string">
            <text:p>11:22-11:23</text:p>
          </table:table-cell>
          <table:table-cell table:style-name="ce116" office:value-type="string" calcext:value-type="string">
            <text:p>11:52-11:53</text:p>
          </table:table-cell>
          <table:table-cell table:style-name="ce116"/>
          <table:table-cell table:style-name="ce116" office:value-type="string" calcext:value-type="string">
            <text:p>12:22-12:23</text:p>
          </table:table-cell>
          <table:table-cell table:style-name="ce116" office:value-type="string" calcext:value-type="string">
            <text:p>12:52-12:53</text:p>
          </table:table-cell>
          <table:table-cell table:style-name="ce116"/>
          <table:table-cell table:style-name="ce116" office:value-type="string" calcext:value-type="string">
            <text:p>13:22-13:23</text:p>
          </table:table-cell>
          <table:table-cell table:style-name="ce116" office:value-type="string" calcext:value-type="string">
            <text:p>13:38-13:39</text:p>
          </table:table-cell>
          <table:table-cell table:style-name="ce116" office:value-type="string" calcext:value-type="string">
            <text:p>13:52-13:53</text:p>
          </table:table-cell>
          <table:table-cell table:style-name="ce116"/>
          <table:table-cell table:style-name="ce116" office:value-type="string" calcext:value-type="string">
            <text:p>14:22-14:23</text:p>
          </table:table-cell>
          <table:table-cell table:style-name="ce116" office:value-type="string" calcext:value-type="string">
            <text:p>14:38-14:39</text:p>
          </table:table-cell>
          <table:table-cell table:style-name="ce116" office:value-type="string" calcext:value-type="string">
            <text:p>14:52-14:53</text:p>
          </table:table-cell>
          <table:table-cell table:style-name="ce116"/>
          <table:table-cell table:style-name="ce116" office:value-type="string" calcext:value-type="string">
            <text:p>15:22-15:23</text:p>
          </table:table-cell>
          <table:table-cell table:style-name="ce116" office:value-type="string" calcext:value-type="string">
            <text:p>15:38-15:39</text:p>
          </table:table-cell>
          <table:table-cell table:style-name="ce116" office:value-type="string" calcext:value-type="string">
            <text:p>15:52-15:53</text:p>
          </table:table-cell>
          <table:table-cell table:style-name="ce116"/>
          <table:table-cell table:style-name="ce116" office:value-type="string" calcext:value-type="string">
            <text:p>16:22-16:23</text:p>
          </table:table-cell>
          <table:table-cell table:style-name="ce116" office:value-type="string" calcext:value-type="string">
            <text:p>16:38-16:39</text:p>
          </table:table-cell>
          <table:table-cell table:style-name="ce116" office:value-type="string" calcext:value-type="string">
            <text:p>16:52-16:53</text:p>
          </table:table-cell>
          <table:table-cell table:style-name="ce116"/>
          <table:table-cell table:style-name="ce116" office:value-type="string" calcext:value-type="string">
            <text:p>17:22-17:23</text:p>
          </table:table-cell>
          <table:table-cell table:style-name="ce116" office:value-type="string" calcext:value-type="string">
            <text:p>17:38-17:39</text:p>
          </table:table-cell>
          <table:table-cell table:style-name="ce116" office:value-type="string" calcext:value-type="string">
            <text:p>17:52-17:53</text:p>
          </table:table-cell>
          <table:table-cell table:style-name="ce116"/>
          <table:table-cell table:style-name="ce116" office:value-type="string" calcext:value-type="string">
            <text:p>18:22-18:23</text:p>
          </table:table-cell>
          <table:table-cell table:style-name="ce134" office:value-type="string" calcext:value-type="string">
            <text:p>18:38</text:p>
          </table:table-cell>
          <table:table-cell table:style-name="ce116" office:value-type="string" calcext:value-type="string">
            <text:p>18:52-18:53</text:p>
          </table:table-cell>
          <table:table-cell table:style-name="ce116"/>
          <table:table-cell table:style-name="ce116" office:value-type="string" calcext:value-type="string">
            <text:p>19:22-19:23</text:p>
          </table:table-cell>
          <table:table-cell table:style-name="ce116" office:value-type="string" calcext:value-type="string">
            <text:p>19:52-19:53</text:p>
          </table:table-cell>
          <table:table-cell table:style-name="ce116"/>
          <table:table-cell table:style-name="ce116" office:value-type="string" calcext:value-type="string">
            <text:p>20:22-20:23</text:p>
          </table:table-cell>
          <table:table-cell table:style-name="ce116" office:value-type="string" calcext:value-type="string">
            <text:p>20:52-20:53</text:p>
          </table:table-cell>
          <table:table-cell table:style-name="ce116"/>
          <table:table-cell table:style-name="ce116" office:value-type="string" calcext:value-type="string">
            <text:p>21:22-21:23</text:p>
          </table:table-cell>
          <table:table-cell table:style-name="ce116" office:value-type="string" calcext:value-type="string">
            <text:p>21:59-22:00</text:p>
          </table:table-cell>
          <table:table-cell table:style-name="ce116" office:value-type="string" calcext:value-type="string">
            <text:p>22:39-22:40</text:p>
          </table:table-cell>
          <table:table-cell table:style-name="ce116" office:value-type="string" calcext:value-type="string">
            <text:p>22:59-23:00</text:p>
          </table:table-cell>
          <table:table-cell table:style-name="ce116" office:value-type="string" calcext:value-type="string">
            <text:p>23:59-0:00</text:p>
          </table:table-cell>
          <table:table-cell table:style-name="ce323" office:value-type="string" calcext:value-type="string">
            <text:p>5:33-5:34</text:p>
          </table:table-cell>
          <table:table-cell/>
          <table:table-cell table:style-name="ce348" office:value-type="string" calcext:value-type="string">
            <text:p>6:03-6:04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Dunakeszi alsó</text:p>
          </table:table-cell>
          <table:table-cell table:style-name="ce44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05M00S" calcext:value-type="time">
            <text:p>1:05</text:p>
          </table:table-cell>
          <table:table-cell table:style-name="ce92" office:value-type="time" office:time-value="PT04H29M00S" calcext:value-type="time">
            <text:p>4:29</text:p>
          </table:table-cell>
          <table:table-cell table:style-name="ce102" office:value-type="time" office:time-value="PT04H58M00S" calcext:value-type="time">
            <text:p>4:58</text:p>
          </table:table-cell>
          <table:table-cell table:style-name="ce113" office:value-type="time" office:time-value="PT04H59M00S" calcext:value-type="time">
            <text:p>4:59</text:p>
          </table:table-cell>
          <table:table-cell table:style-name="ce120" office:value-type="time" office:time-value="PT05H58M00S" calcext:value-type="time">
            <text:p>5:58</text:p>
          </table:table-cell>
          <table:table-cell table:style-name="ce120" office:value-type="time" office:time-value="PT05H28M00S" calcext:value-type="time">
            <text:p>5:28</text:p>
          </table:table-cell>
          <table:table-cell table:style-name="ce123" office:value-type="string" calcext:value-type="string">
            <text:p>6:28</text:p>
          </table:table-cell>
          <table:table-cell table:style-name="ce123" office:value-type="string" calcext:value-type="string">
            <text:p>6:58</text:p>
          </table:table-cell>
          <table:table-cell table:style-name="ce122"/>
          <table:table-cell table:style-name="ce130" office:value-type="string" calcext:value-type="string">
            <text:p>7:28</text:p>
          </table:table-cell>
          <table:table-cell table:style-name="ce134" office:value-type="string" calcext:value-type="string">
            <text:p>7:58</text:p>
          </table:table-cell>
          <table:table-cell table:style-name="ce116"/>
          <table:table-cell table:style-name="ce144" office:value-type="string" calcext:value-type="string">
            <text:p>8:28</text:p>
          </table:table-cell>
          <table:table-cell table:style-name="ce123" office:value-type="string" calcext:value-type="string">
            <text:p>8:58</text:p>
          </table:table-cell>
          <table:table-cell table:style-name="ce116"/>
          <table:table-cell table:style-name="ce134" office:value-type="string" calcext:value-type="string">
            <text:p>9:28</text:p>
          </table:table-cell>
          <table:table-cell table:style-name="ce134" office:value-type="string" calcext:value-type="string">
            <text:p>9:58</text:p>
          </table:table-cell>
          <table:table-cell table:style-name="ce116"/>
          <table:table-cell table:style-name="ce134" office:value-type="string" calcext:value-type="string">
            <text:p>10:28</text:p>
          </table:table-cell>
          <table:table-cell table:style-name="ce134" office:value-type="string" calcext:value-type="string">
            <text:p>10:58</text:p>
          </table:table-cell>
          <table:table-cell table:style-name="ce116"/>
          <table:table-cell table:style-name="ce134" office:value-type="string" calcext:value-type="string">
            <text:p>11:28</text:p>
          </table:table-cell>
          <table:table-cell table:style-name="ce134" office:value-type="string" calcext:value-type="string">
            <text:p>11:58</text:p>
          </table:table-cell>
          <table:table-cell table:style-name="ce116"/>
          <table:table-cell table:style-name="ce134" office:value-type="string" calcext:value-type="string">
            <text:p>12:28</text:p>
          </table:table-cell>
          <table:table-cell table:style-name="ce134" office:value-type="string" calcext:value-type="string">
            <text:p>12:58</text:p>
          </table:table-cell>
          <table:table-cell table:style-name="ce134"/>
          <table:table-cell table:style-name="ce134" office:value-type="string" calcext:value-type="string">
            <text:p>13:28</text:p>
          </table:table-cell>
          <table:table-cell table:style-name="ce116"/>
          <table:table-cell table:style-name="ce134" office:value-type="string" calcext:value-type="string">
            <text:p>13:58</text:p>
          </table:table-cell>
          <table:table-cell table:style-name="ce116"/>
          <table:table-cell table:style-name="ce134" office:value-type="string" calcext:value-type="string">
            <text:p>14:28</text:p>
          </table:table-cell>
          <table:table-cell table:style-name="ce116"/>
          <table:table-cell table:style-name="ce134" office:value-type="string" calcext:value-type="string">
            <text:p>14:58</text:p>
          </table:table-cell>
          <table:table-cell table:style-name="ce116"/>
          <table:table-cell table:style-name="ce134" office:value-type="string" calcext:value-type="string">
            <text:p>15:28</text:p>
          </table:table-cell>
          <table:table-cell table:style-name="ce116"/>
          <table:table-cell table:style-name="ce134" office:value-type="string" calcext:value-type="string">
            <text:p>15:58</text:p>
          </table:table-cell>
          <table:table-cell table:style-name="ce116"/>
          <table:table-cell table:style-name="ce134" office:value-type="string" calcext:value-type="string">
            <text:p>16:28</text:p>
          </table:table-cell>
          <table:table-cell table:style-name="ce116"/>
          <table:table-cell table:style-name="ce134" office:value-type="string" calcext:value-type="string">
            <text:p>16:58</text:p>
          </table:table-cell>
          <table:table-cell table:style-name="ce116"/>
          <table:table-cell table:style-name="ce134" office:value-type="string" calcext:value-type="string">
            <text:p>17:28</text:p>
          </table:table-cell>
          <table:table-cell table:style-name="ce116"/>
          <table:table-cell table:style-name="ce134" office:value-type="string" calcext:value-type="string">
            <text:p>17:58</text:p>
          </table:table-cell>
          <table:table-cell table:style-name="ce116"/>
          <table:table-cell table:style-name="ce134" office:value-type="string" calcext:value-type="string">
            <text:p>18:28</text:p>
          </table:table-cell>
          <table:table-cell table:style-name="ce116"/>
          <table:table-cell table:style-name="ce134" office:value-type="string" calcext:value-type="string">
            <text:p>18:58</text:p>
          </table:table-cell>
          <table:table-cell table:style-name="ce116"/>
          <table:table-cell table:style-name="ce134" office:value-type="string" calcext:value-type="string">
            <text:p>19:28</text:p>
          </table:table-cell>
          <table:table-cell table:style-name="ce134" office:value-type="string" calcext:value-type="string">
            <text:p>19:58</text:p>
          </table:table-cell>
          <table:table-cell table:style-name="ce116"/>
          <table:table-cell table:style-name="ce134" office:value-type="string" calcext:value-type="string">
            <text:p>20:28</text:p>
          </table:table-cell>
          <table:table-cell table:style-name="ce134" office:value-type="string" calcext:value-type="string">
            <text:p>20:58</text:p>
          </table:table-cell>
          <table:table-cell table:style-name="ce116"/>
          <table:table-cell table:style-name="ce134" office:value-type="string" calcext:value-type="string">
            <text:p>21:28</text:p>
          </table:table-cell>
          <table:table-cell table:style-name="ce134" office:value-type="string" calcext:value-type="string">
            <text:p>22:05</text:p>
          </table:table-cell>
          <table:table-cell table:style-name="ce134" office:value-type="string" calcext:value-type="string">
            <text:p>22:45</text:p>
          </table:table-cell>
          <table:table-cell table:style-name="ce134" office:value-type="string" calcext:value-type="string">
            <text:p>23:05</text:p>
          </table:table-cell>
          <table:table-cell table:style-name="ce134" office:value-type="string" calcext:value-type="string">
            <text:p>0:05</text:p>
          </table:table-cell>
          <table:table-cell table:style-name="ce324" office:value-type="string" calcext:value-type="string">
            <text:p>5:29</text:p>
          </table:table-cell>
          <table:table-cell/>
          <table:table-cell table:style-name="ce347" office:value-type="string" calcext:value-type="string">
            <text:p>5:59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Dunakeszi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1H08M00S" calcext:value-type="time">
            <text:p>1:08</text:p>
          </table:table-cell>
          <table:table-cell table:style-name="ce92" office:value-type="time" office:time-value="PT04H26M00S" calcext:value-type="time">
            <text:p>4:26</text:p>
          </table:table-cell>
          <table:table-cell table:style-name="ce102" office:value-type="time" office:time-value="PT05H01M00S" calcext:value-type="time">
            <text:p>5:01</text:p>
          </table:table-cell>
          <table:table-cell table:style-name="ce113" office:value-type="time" office:time-value="PT04H56M00S" calcext:value-type="time">
            <text:p>4:56</text:p>
          </table:table-cell>
          <table:table-cell table:style-name="ce120" office:value-type="time" office:time-value="PT06H01M00S" calcext:value-type="time">
            <text:p>6:01</text:p>
          </table:table-cell>
          <table:table-cell table:style-name="ce120" office:value-type="time" office:time-value="PT05H31M00S" calcext:value-type="time">
            <text:p>5:31</text:p>
          </table:table-cell>
          <table:table-cell table:style-name="ce123" office:value-type="string" calcext:value-type="string">
            <text:p>6:31</text:p>
          </table:table-cell>
          <table:table-cell table:style-name="ce123" office:value-type="string" calcext:value-type="string">
            <text:p>7:01</text:p>
          </table:table-cell>
          <table:table-cell table:style-name="ce122"/>
          <table:table-cell table:style-name="ce130" office:value-type="string" calcext:value-type="string">
            <text:p>7:31</text:p>
          </table:table-cell>
          <table:table-cell table:style-name="ce134" office:value-type="string" calcext:value-type="string">
            <text:p>8:01</text:p>
          </table:table-cell>
          <table:table-cell table:style-name="ce116"/>
          <table:table-cell table:style-name="ce144" office:value-type="string" calcext:value-type="string">
            <text:p>8:31</text:p>
          </table:table-cell>
          <table:table-cell table:style-name="ce123" office:value-type="string" calcext:value-type="string">
            <text:p>9:01</text:p>
          </table:table-cell>
          <table:table-cell table:style-name="ce116"/>
          <table:table-cell table:style-name="ce134" office:value-type="string" calcext:value-type="string">
            <text:p>9:31</text:p>
          </table:table-cell>
          <table:table-cell table:style-name="ce134" office:value-type="string" calcext:value-type="string">
            <text:p>10:01</text:p>
          </table:table-cell>
          <table:table-cell table:style-name="ce116"/>
          <table:table-cell table:style-name="ce134" office:value-type="string" calcext:value-type="string">
            <text:p>10:31</text:p>
          </table:table-cell>
          <table:table-cell table:style-name="ce134" office:value-type="string" calcext:value-type="string">
            <text:p>11:01</text:p>
          </table:table-cell>
          <table:table-cell table:style-name="ce116"/>
          <table:table-cell table:style-name="ce134" office:value-type="string" calcext:value-type="string">
            <text:p>11:31</text:p>
          </table:table-cell>
          <table:table-cell table:style-name="ce134" office:value-type="string" calcext:value-type="string">
            <text:p>12:01</text:p>
          </table:table-cell>
          <table:table-cell table:style-name="ce116"/>
          <table:table-cell table:style-name="ce134" office:value-type="string" calcext:value-type="string">
            <text:p>12:31</text:p>
          </table:table-cell>
          <table:table-cell table:style-name="ce134" office:value-type="string" calcext:value-type="string">
            <text:p>13:01</text:p>
          </table:table-cell>
          <table:table-cell table:style-name="ce134"/>
          <table:table-cell table:style-name="ce134" office:value-type="string" calcext:value-type="string">
            <text:p>13:31</text:p>
          </table:table-cell>
          <table:table-cell table:style-name="ce116"/>
          <table:table-cell table:style-name="ce134" office:value-type="string" calcext:value-type="string">
            <text:p>14:01</text:p>
          </table:table-cell>
          <table:table-cell table:style-name="ce116"/>
          <table:table-cell table:style-name="ce134" office:value-type="string" calcext:value-type="string">
            <text:p>14:31</text:p>
          </table:table-cell>
          <table:table-cell table:style-name="ce116"/>
          <table:table-cell table:style-name="ce134" office:value-type="string" calcext:value-type="string">
            <text:p>15:01</text:p>
          </table:table-cell>
          <table:table-cell table:style-name="ce116"/>
          <table:table-cell table:style-name="ce134" office:value-type="string" calcext:value-type="string">
            <text:p>15:31</text:p>
          </table:table-cell>
          <table:table-cell table:style-name="ce116"/>
          <table:table-cell table:style-name="ce134" office:value-type="string" calcext:value-type="string">
            <text:p>16:01</text:p>
          </table:table-cell>
          <table:table-cell table:style-name="ce116"/>
          <table:table-cell table:style-name="ce134" office:value-type="string" calcext:value-type="string">
            <text:p>16:31</text:p>
          </table:table-cell>
          <table:table-cell table:style-name="ce116"/>
          <table:table-cell table:style-name="ce134" office:value-type="string" calcext:value-type="string">
            <text:p>17:01</text:p>
          </table:table-cell>
          <table:table-cell table:style-name="ce116"/>
          <table:table-cell table:style-name="ce134" office:value-type="string" calcext:value-type="string">
            <text:p>17:31</text:p>
          </table:table-cell>
          <table:table-cell table:style-name="ce116"/>
          <table:table-cell table:style-name="ce134" office:value-type="string" calcext:value-type="string">
            <text:p>18:01</text:p>
          </table:table-cell>
          <table:table-cell table:style-name="ce116"/>
          <table:table-cell table:style-name="ce134" office:value-type="string" calcext:value-type="string">
            <text:p>18:31</text:p>
          </table:table-cell>
          <table:table-cell table:style-name="ce116"/>
          <table:table-cell table:style-name="ce134" office:value-type="string" calcext:value-type="string">
            <text:p>19:01</text:p>
          </table:table-cell>
          <table:table-cell table:style-name="ce116"/>
          <table:table-cell table:style-name="ce134" office:value-type="string" calcext:value-type="string">
            <text:p>19:31</text:p>
          </table:table-cell>
          <table:table-cell table:style-name="ce134" office:value-type="string" calcext:value-type="string">
            <text:p>20:01</text:p>
          </table:table-cell>
          <table:table-cell table:style-name="ce116"/>
          <table:table-cell table:style-name="ce134" office:value-type="string" calcext:value-type="string">
            <text:p>20:31</text:p>
          </table:table-cell>
          <table:table-cell table:style-name="ce134" office:value-type="string" calcext:value-type="string">
            <text:p>21:01</text:p>
          </table:table-cell>
          <table:table-cell table:style-name="ce116"/>
          <table:table-cell table:style-name="ce134" office:value-type="string" calcext:value-type="string">
            <text:p>21:31</text:p>
          </table:table-cell>
          <table:table-cell table:style-name="ce134" office:value-type="string" calcext:value-type="string">
            <text:p>22:08</text:p>
          </table:table-cell>
          <table:table-cell table:style-name="ce134" office:value-type="string" calcext:value-type="string">
            <text:p>22:48</text:p>
          </table:table-cell>
          <table:table-cell table:style-name="ce134" office:value-type="string" calcext:value-type="string">
            <text:p>23:08</text:p>
          </table:table-cell>
          <table:table-cell table:style-name="ce134" office:value-type="string" calcext:value-type="string">
            <text:p>0:08</text:p>
          </table:table-cell>
          <table:table-cell table:style-name="ce324" office:value-type="string" calcext:value-type="string">
            <text:p>5:26</text:p>
          </table:table-cell>
          <table:table-cell/>
          <table:table-cell table:style-name="ce347" office:value-type="string" calcext:value-type="string">
            <text:p>5:56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Dunakeszi-Gyártelep</text:p>
          </table:table-cell>
          <table:table-cell table:style-name="ce45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11M00S" calcext:value-type="time">
            <text:p>1:11</text:p>
          </table:table-cell>
          <table:table-cell table:style-name="ce92" office:value-type="time" office:time-value="PT04H23M00S" calcext:value-type="time">
            <text:p>4:23</text:p>
          </table:table-cell>
          <table:table-cell table:style-name="ce102" office:value-type="time" office:time-value="PT05H04M00S" calcext:value-type="time">
            <text:p>5:04</text:p>
          </table:table-cell>
          <table:table-cell table:style-name="ce113" office:value-type="time" office:time-value="PT04H53M00S" calcext:value-type="time">
            <text:p>4:53</text:p>
          </table:table-cell>
          <table:table-cell table:style-name="ce120" office:value-type="time" office:time-value="PT06H04M00S" calcext:value-type="time">
            <text:p>6:04</text:p>
          </table:table-cell>
          <table:table-cell table:style-name="ce120" office:value-type="time" office:time-value="PT05H34M00S" calcext:value-type="time">
            <text:p>5:34</text:p>
          </table:table-cell>
          <table:table-cell table:style-name="ce123" office:value-type="string" calcext:value-type="string">
            <text:p>6:34</text:p>
          </table:table-cell>
          <table:table-cell table:style-name="ce123" office:value-type="string" calcext:value-type="string">
            <text:p>7:04</text:p>
          </table:table-cell>
          <table:table-cell table:style-name="ce122"/>
          <table:table-cell table:style-name="ce130" office:value-type="string" calcext:value-type="string">
            <text:p>7:34</text:p>
          </table:table-cell>
          <table:table-cell table:style-name="ce134" office:value-type="string" calcext:value-type="string">
            <text:p>8:04</text:p>
          </table:table-cell>
          <table:table-cell table:style-name="ce116"/>
          <table:table-cell table:style-name="ce144" office:value-type="string" calcext:value-type="string">
            <text:p>8:34</text:p>
          </table:table-cell>
          <table:table-cell table:style-name="ce123" office:value-type="string" calcext:value-type="string">
            <text:p>9:04</text:p>
          </table:table-cell>
          <table:table-cell table:style-name="ce116"/>
          <table:table-cell table:style-name="ce134" office:value-type="string" calcext:value-type="string">
            <text:p>9:34</text:p>
          </table:table-cell>
          <table:table-cell table:style-name="ce134" office:value-type="string" calcext:value-type="string">
            <text:p>10:04</text:p>
          </table:table-cell>
          <table:table-cell table:style-name="ce116"/>
          <table:table-cell table:style-name="ce134" office:value-type="string" calcext:value-type="string">
            <text:p>10:34</text:p>
          </table:table-cell>
          <table:table-cell table:style-name="ce134" office:value-type="string" calcext:value-type="string">
            <text:p>11:04</text:p>
          </table:table-cell>
          <table:table-cell table:style-name="ce116"/>
          <table:table-cell table:style-name="ce134" office:value-type="string" calcext:value-type="string">
            <text:p>11:34</text:p>
          </table:table-cell>
          <table:table-cell table:style-name="ce134" office:value-type="string" calcext:value-type="string">
            <text:p>12:04</text:p>
          </table:table-cell>
          <table:table-cell table:style-name="ce116"/>
          <table:table-cell table:style-name="ce134" office:value-type="string" calcext:value-type="string">
            <text:p>12:34</text:p>
          </table:table-cell>
          <table:table-cell table:style-name="ce134" office:value-type="string" calcext:value-type="string">
            <text:p>13:04</text:p>
          </table:table-cell>
          <table:table-cell table:style-name="ce134"/>
          <table:table-cell table:style-name="ce134" office:value-type="string" calcext:value-type="string">
            <text:p>13:34</text:p>
          </table:table-cell>
          <table:table-cell table:style-name="ce134" office:value-type="string" calcext:value-type="string">
            <text:p>13:47</text:p>
          </table:table-cell>
          <table:table-cell table:style-name="ce134" office:value-type="string" calcext:value-type="string">
            <text:p>14:04</text:p>
          </table:table-cell>
          <table:table-cell table:style-name="ce116"/>
          <table:table-cell table:style-name="ce134" office:value-type="string" calcext:value-type="string">
            <text:p>14:34</text:p>
          </table:table-cell>
          <table:table-cell table:style-name="ce134" office:value-type="string" calcext:value-type="string">
            <text:p>14:47</text:p>
          </table:table-cell>
          <table:table-cell table:style-name="ce134" office:value-type="string" calcext:value-type="string">
            <text:p>15:04</text:p>
          </table:table-cell>
          <table:table-cell table:style-name="ce116"/>
          <table:table-cell table:style-name="ce134" office:value-type="string" calcext:value-type="string">
            <text:p>15:34</text:p>
          </table:table-cell>
          <table:table-cell table:style-name="ce134" office:value-type="string" calcext:value-type="string">
            <text:p>15:47</text:p>
          </table:table-cell>
          <table:table-cell table:style-name="ce134" office:value-type="string" calcext:value-type="string">
            <text:p>16:04</text:p>
          </table:table-cell>
          <table:table-cell table:style-name="ce116"/>
          <table:table-cell table:style-name="ce134" office:value-type="string" calcext:value-type="string">
            <text:p>16:34</text:p>
          </table:table-cell>
          <table:table-cell table:style-name="ce134" office:value-type="string" calcext:value-type="string">
            <text:p>16:47</text:p>
          </table:table-cell>
          <table:table-cell table:style-name="ce134" office:value-type="string" calcext:value-type="string">
            <text:p>17:04</text:p>
          </table:table-cell>
          <table:table-cell table:style-name="ce116"/>
          <table:table-cell table:style-name="ce134" office:value-type="string" calcext:value-type="string">
            <text:p>17:34</text:p>
          </table:table-cell>
          <table:table-cell table:style-name="ce134" office:value-type="string" calcext:value-type="string">
            <text:p>17:47</text:p>
          </table:table-cell>
          <table:table-cell table:style-name="ce134" office:value-type="string" calcext:value-type="string">
            <text:p>18:04</text:p>
          </table:table-cell>
          <table:table-cell table:style-name="ce116"/>
          <table:table-cell table:style-name="ce134" office:value-type="string" calcext:value-type="string">
            <text:p>18:34</text:p>
          </table:table-cell>
          <table:table-cell table:style-name="ce134" office:value-type="string" calcext:value-type="string">
            <text:p>18:47</text:p>
          </table:table-cell>
          <table:table-cell table:style-name="ce134" office:value-type="string" calcext:value-type="string">
            <text:p>19:04</text:p>
          </table:table-cell>
          <table:table-cell table:style-name="ce116"/>
          <table:table-cell table:style-name="ce134" office:value-type="string" calcext:value-type="string">
            <text:p>19:34</text:p>
          </table:table-cell>
          <table:table-cell table:style-name="ce134" office:value-type="string" calcext:value-type="string">
            <text:p>20:04</text:p>
          </table:table-cell>
          <table:table-cell table:style-name="ce116"/>
          <table:table-cell table:style-name="ce134" office:value-type="string" calcext:value-type="string">
            <text:p>20:34</text:p>
          </table:table-cell>
          <table:table-cell table:style-name="ce134" office:value-type="string" calcext:value-type="string">
            <text:p>21:04</text:p>
          </table:table-cell>
          <table:table-cell table:style-name="ce116"/>
          <table:table-cell table:style-name="ce134" office:value-type="string" calcext:value-type="string">
            <text:p>21:34</text:p>
          </table:table-cell>
          <table:table-cell table:style-name="ce134" office:value-type="string" calcext:value-type="string">
            <text:p>22:11</text:p>
          </table:table-cell>
          <table:table-cell table:style-name="ce134" office:value-type="string" calcext:value-type="string">
            <text:p>22:51</text:p>
          </table:table-cell>
          <table:table-cell table:style-name="ce134" office:value-type="string" calcext:value-type="string">
            <text:p>23:11</text:p>
          </table:table-cell>
          <table:table-cell table:style-name="ce134" office:value-type="string" calcext:value-type="string">
            <text:p>0:11</text:p>
          </table:table-cell>
          <table:table-cell table:style-name="ce324" office:value-type="string" calcext:value-type="string">
            <text:p>5:23</text:p>
          </table:table-cell>
          <table:table-cell/>
          <table:table-cell table:style-name="ce347" office:value-type="string" calcext:value-type="string">
            <text:p>5:53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Alsógöd</text:p>
          </table:table-cell>
          <table:table-cell table:style-name="ce46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15M00S" calcext:value-type="time">
            <text:p>1:15</text:p>
          </table:table-cell>
          <table:table-cell table:style-name="ce92" office:value-type="time" office:time-value="PT04H19M00S" calcext:value-type="time">
            <text:p>4:19</text:p>
          </table:table-cell>
          <table:table-cell table:style-name="ce102" office:value-type="time" office:time-value="PT05H08M00S" calcext:value-type="time">
            <text:p>5:08</text:p>
          </table:table-cell>
          <table:table-cell table:style-name="ce113" office:value-type="time" office:time-value="PT04H49M00S" calcext:value-type="time">
            <text:p>4:49</text:p>
          </table:table-cell>
          <table:table-cell table:style-name="ce120" office:value-type="time" office:time-value="PT06H08M00S" calcext:value-type="time">
            <text:p>6:08</text:p>
          </table:table-cell>
          <table:table-cell table:style-name="ce120" office:value-type="time" office:time-value="PT05H38M00S" calcext:value-type="time">
            <text:p>5:38</text:p>
          </table:table-cell>
          <table:table-cell table:style-name="ce123" office:value-type="string" calcext:value-type="string">
            <text:p>6:38</text:p>
          </table:table-cell>
          <table:table-cell table:style-name="ce123" office:value-type="string" calcext:value-type="string">
            <text:p>7:08</text:p>
          </table:table-cell>
          <table:table-cell table:style-name="ce122"/>
          <table:table-cell table:style-name="ce130" office:value-type="string" calcext:value-type="string">
            <text:p>7:38</text:p>
          </table:table-cell>
          <table:table-cell table:style-name="ce134" office:value-type="string" calcext:value-type="string">
            <text:p>8:08</text:p>
          </table:table-cell>
          <table:table-cell table:style-name="ce116"/>
          <table:table-cell table:style-name="ce144" office:value-type="string" calcext:value-type="string">
            <text:p>8:38</text:p>
          </table:table-cell>
          <table:table-cell table:style-name="ce123" office:value-type="string" calcext:value-type="string">
            <text:p>9:08</text:p>
          </table:table-cell>
          <table:table-cell table:style-name="ce116"/>
          <table:table-cell table:style-name="ce134" office:value-type="string" calcext:value-type="string">
            <text:p>9:38</text:p>
          </table:table-cell>
          <table:table-cell table:style-name="ce134" office:value-type="string" calcext:value-type="string">
            <text:p>10:08</text:p>
          </table:table-cell>
          <table:table-cell table:style-name="ce116"/>
          <table:table-cell table:style-name="ce134" office:value-type="string" calcext:value-type="string">
            <text:p>10:38</text:p>
          </table:table-cell>
          <table:table-cell table:style-name="ce134" office:value-type="string" calcext:value-type="string">
            <text:p>11:08</text:p>
          </table:table-cell>
          <table:table-cell table:style-name="ce116"/>
          <table:table-cell table:style-name="ce134" office:value-type="string" calcext:value-type="string">
            <text:p>11:38</text:p>
          </table:table-cell>
          <table:table-cell table:style-name="ce134" office:value-type="string" calcext:value-type="string">
            <text:p>12:08</text:p>
          </table:table-cell>
          <table:table-cell table:style-name="ce116"/>
          <table:table-cell table:style-name="ce134" office:value-type="string" calcext:value-type="string">
            <text:p>12:38</text:p>
          </table:table-cell>
          <table:table-cell table:style-name="ce134" office:value-type="string" calcext:value-type="string">
            <text:p>13:08</text:p>
          </table:table-cell>
          <table:table-cell table:style-name="ce134"/>
          <table:table-cell table:style-name="ce134" office:value-type="string" calcext:value-type="string">
            <text:p>13:38</text:p>
          </table:table-cell>
          <table:table-cell table:style-name="ce116"/>
          <table:table-cell table:style-name="ce134" office:value-type="string" calcext:value-type="string">
            <text:p>14:08</text:p>
          </table:table-cell>
          <table:table-cell table:style-name="ce116"/>
          <table:table-cell table:style-name="ce134" office:value-type="string" calcext:value-type="string">
            <text:p>14:38</text:p>
          </table:table-cell>
          <table:table-cell table:style-name="ce116"/>
          <table:table-cell table:style-name="ce134" office:value-type="string" calcext:value-type="string">
            <text:p>15:08</text:p>
          </table:table-cell>
          <table:table-cell table:style-name="ce116"/>
          <table:table-cell table:style-name="ce134" office:value-type="string" calcext:value-type="string">
            <text:p>15:38</text:p>
          </table:table-cell>
          <table:table-cell table:style-name="ce116"/>
          <table:table-cell table:style-name="ce134" office:value-type="string" calcext:value-type="string">
            <text:p>16:08</text:p>
          </table:table-cell>
          <table:table-cell table:style-name="ce116"/>
          <table:table-cell table:style-name="ce134" office:value-type="string" calcext:value-type="string">
            <text:p>16:38</text:p>
          </table:table-cell>
          <table:table-cell table:style-name="ce116"/>
          <table:table-cell table:style-name="ce134" office:value-type="string" calcext:value-type="string">
            <text:p>17:08</text:p>
          </table:table-cell>
          <table:table-cell table:style-name="ce116"/>
          <table:table-cell table:style-name="ce134" office:value-type="string" calcext:value-type="string">
            <text:p>17:38</text:p>
          </table:table-cell>
          <table:table-cell table:style-name="ce116"/>
          <table:table-cell table:style-name="ce134" office:value-type="string" calcext:value-type="string">
            <text:p>18:08</text:p>
          </table:table-cell>
          <table:table-cell table:style-name="ce116"/>
          <table:table-cell table:style-name="ce134" office:value-type="string" calcext:value-type="string">
            <text:p>18:38</text:p>
          </table:table-cell>
          <table:table-cell table:style-name="ce116"/>
          <table:table-cell table:style-name="ce134" office:value-type="string" calcext:value-type="string">
            <text:p>19:08</text:p>
          </table:table-cell>
          <table:table-cell table:style-name="ce116"/>
          <table:table-cell table:style-name="ce134" office:value-type="string" calcext:value-type="string">
            <text:p>19:38</text:p>
          </table:table-cell>
          <table:table-cell table:style-name="ce134" office:value-type="string" calcext:value-type="string">
            <text:p>20:08</text:p>
          </table:table-cell>
          <table:table-cell table:style-name="ce116"/>
          <table:table-cell table:style-name="ce134" office:value-type="string" calcext:value-type="string">
            <text:p>20:38</text:p>
          </table:table-cell>
          <table:table-cell table:style-name="ce134" office:value-type="string" calcext:value-type="string">
            <text:p>21:08</text:p>
          </table:table-cell>
          <table:table-cell table:style-name="ce116"/>
          <table:table-cell table:style-name="ce134" office:value-type="string" calcext:value-type="string">
            <text:p>21:38</text:p>
          </table:table-cell>
          <table:table-cell table:style-name="ce134" office:value-type="string" calcext:value-type="string">
            <text:p>22:15</text:p>
          </table:table-cell>
          <table:table-cell table:style-name="ce134" office:value-type="string" calcext:value-type="string">
            <text:p>22:55</text:p>
          </table:table-cell>
          <table:table-cell table:style-name="ce134" office:value-type="string" calcext:value-type="string">
            <text:p>23:15</text:p>
          </table:table-cell>
          <table:table-cell table:style-name="ce134" office:value-type="string" calcext:value-type="string">
            <text:p>0:15</text:p>
          </table:table-cell>
          <table:table-cell table:style-name="ce324" office:value-type="string" calcext:value-type="string">
            <text:p>5:19</text:p>
          </table:table-cell>
          <table:table-cell/>
          <table:table-cell table:style-name="ce347" office:value-type="string" calcext:value-type="string">
            <text:p>5:49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Göd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1H17M00S" calcext:value-type="time">
            <text:p>1:17</text:p>
          </table:table-cell>
          <table:table-cell table:style-name="ce92" office:value-type="time" office:time-value="PT04H17M00S" calcext:value-type="time">
            <text:p>4:17</text:p>
          </table:table-cell>
          <table:table-cell table:style-name="ce102" office:value-type="time" office:time-value="PT05H10M00S" calcext:value-type="time">
            <text:p>5:10</text:p>
          </table:table-cell>
          <table:table-cell table:style-name="ce113" office:value-type="time" office:time-value="PT04H47M00S" calcext:value-type="time">
            <text:p>4:47</text:p>
          </table:table-cell>
          <table:table-cell table:style-name="ce120" office:value-type="time" office:time-value="PT06H10M00S" calcext:value-type="time">
            <text:p>6:10</text:p>
          </table:table-cell>
          <table:table-cell table:style-name="ce120" office:value-type="time" office:time-value="PT05H40M00S" calcext:value-type="time">
            <text:p>5:40</text:p>
          </table:table-cell>
          <table:table-cell table:style-name="ce123" office:value-type="string" calcext:value-type="string">
            <text:p>6:40</text:p>
          </table:table-cell>
          <table:table-cell table:style-name="ce123" office:value-type="string" calcext:value-type="string">
            <text:p>7:10</text:p>
          </table:table-cell>
          <table:table-cell table:style-name="ce122"/>
          <table:table-cell table:style-name="ce130" office:value-type="string" calcext:value-type="string">
            <text:p>7:40</text:p>
          </table:table-cell>
          <table:table-cell table:style-name="ce134" office:value-type="string" calcext:value-type="string">
            <text:p>8:10</text:p>
          </table:table-cell>
          <table:table-cell table:style-name="ce116"/>
          <table:table-cell table:style-name="ce144" office:value-type="string" calcext:value-type="string">
            <text:p>8:40</text:p>
          </table:table-cell>
          <table:table-cell table:style-name="ce123" office:value-type="string" calcext:value-type="string">
            <text:p>9:10</text:p>
          </table:table-cell>
          <table:table-cell table:style-name="ce116"/>
          <table:table-cell table:style-name="ce134" office:value-type="string" calcext:value-type="string">
            <text:p>9:40</text:p>
          </table:table-cell>
          <table:table-cell table:style-name="ce134" office:value-type="string" calcext:value-type="string">
            <text:p>10:10</text:p>
          </table:table-cell>
          <table:table-cell table:style-name="ce116"/>
          <table:table-cell table:style-name="ce134" office:value-type="string" calcext:value-type="string">
            <text:p>10:40</text:p>
          </table:table-cell>
          <table:table-cell table:style-name="ce134" office:value-type="string" calcext:value-type="string">
            <text:p>11:10</text:p>
          </table:table-cell>
          <table:table-cell table:style-name="ce116"/>
          <table:table-cell table:style-name="ce134" office:value-type="string" calcext:value-type="string">
            <text:p>11:40</text:p>
          </table:table-cell>
          <table:table-cell table:style-name="ce134" office:value-type="string" calcext:value-type="string">
            <text:p>12:10</text:p>
          </table:table-cell>
          <table:table-cell table:style-name="ce116"/>
          <table:table-cell table:style-name="ce134" office:value-type="string" calcext:value-type="string">
            <text:p>12:40</text:p>
          </table:table-cell>
          <table:table-cell table:style-name="ce134" office:value-type="string" calcext:value-type="string">
            <text:p>13:10</text:p>
          </table:table-cell>
          <table:table-cell table:style-name="ce134"/>
          <table:table-cell table:style-name="ce134" office:value-type="string" calcext:value-type="string">
            <text:p>13:40</text:p>
          </table:table-cell>
          <table:table-cell table:style-name="ce116"/>
          <table:table-cell table:style-name="ce134" office:value-type="string" calcext:value-type="string">
            <text:p>14:10</text:p>
          </table:table-cell>
          <table:table-cell table:style-name="ce116"/>
          <table:table-cell table:style-name="ce134" office:value-type="string" calcext:value-type="string">
            <text:p>14:40</text:p>
          </table:table-cell>
          <table:table-cell table:style-name="ce116"/>
          <table:table-cell table:style-name="ce134" office:value-type="string" calcext:value-type="string">
            <text:p>15:10</text:p>
          </table:table-cell>
          <table:table-cell table:style-name="ce116"/>
          <table:table-cell table:style-name="ce134" office:value-type="string" calcext:value-type="string">
            <text:p>15:40</text:p>
          </table:table-cell>
          <table:table-cell table:style-name="ce116"/>
          <table:table-cell table:style-name="ce134" office:value-type="string" calcext:value-type="string">
            <text:p>16:10</text:p>
          </table:table-cell>
          <table:table-cell table:style-name="ce116"/>
          <table:table-cell table:style-name="ce134" office:value-type="string" calcext:value-type="string">
            <text:p>16:40</text:p>
          </table:table-cell>
          <table:table-cell table:style-name="ce116"/>
          <table:table-cell table:style-name="ce134" office:value-type="string" calcext:value-type="string">
            <text:p>17:10</text:p>
          </table:table-cell>
          <table:table-cell table:style-name="ce116"/>
          <table:table-cell table:style-name="ce134" office:value-type="string" calcext:value-type="string">
            <text:p>17:40</text:p>
          </table:table-cell>
          <table:table-cell table:style-name="ce116"/>
          <table:table-cell table:style-name="ce134" office:value-type="string" calcext:value-type="string">
            <text:p>18:10</text:p>
          </table:table-cell>
          <table:table-cell table:style-name="ce116"/>
          <table:table-cell table:style-name="ce134" office:value-type="string" calcext:value-type="string">
            <text:p>18:40</text:p>
          </table:table-cell>
          <table:table-cell table:style-name="ce116"/>
          <table:table-cell table:style-name="ce134" office:value-type="string" calcext:value-type="string">
            <text:p>19:10</text:p>
          </table:table-cell>
          <table:table-cell table:style-name="ce116"/>
          <table:table-cell table:style-name="ce134" office:value-type="string" calcext:value-type="string">
            <text:p>19:40</text:p>
          </table:table-cell>
          <table:table-cell table:style-name="ce134" office:value-type="string" calcext:value-type="string">
            <text:p>20:10</text:p>
          </table:table-cell>
          <table:table-cell table:style-name="ce116"/>
          <table:table-cell table:style-name="ce134" office:value-type="string" calcext:value-type="string">
            <text:p>20:40</text:p>
          </table:table-cell>
          <table:table-cell table:style-name="ce134" office:value-type="string" calcext:value-type="string">
            <text:p>21:10</text:p>
          </table:table-cell>
          <table:table-cell table:style-name="ce116"/>
          <table:table-cell table:style-name="ce134" office:value-type="string" calcext:value-type="string">
            <text:p>21:40</text:p>
          </table:table-cell>
          <table:table-cell table:style-name="ce134" office:value-type="string" calcext:value-type="string">
            <text:p>22:17</text:p>
          </table:table-cell>
          <table:table-cell table:style-name="ce134" office:value-type="string" calcext:value-type="string">
            <text:p>22:57</text:p>
          </table:table-cell>
          <table:table-cell table:style-name="ce134" office:value-type="string" calcext:value-type="string">
            <text:p>23:17</text:p>
          </table:table-cell>
          <table:table-cell table:style-name="ce134" office:value-type="string" calcext:value-type="string">
            <text:p>0:17</text:p>
          </table:table-cell>
          <table:table-cell table:style-name="ce324" office:value-type="string" calcext:value-type="string">
            <text:p>5:17</text:p>
          </table:table-cell>
          <table:table-cell/>
          <table:table-cell table:style-name="ce347" office:value-type="string" calcext:value-type="string">
            <text:p>5:47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Felsögöd</text:p>
          </table:table-cell>
          <table:table-cell table:style-name="ce47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20M00S" calcext:value-type="time">
            <text:p>1:20</text:p>
          </table:table-cell>
          <table:table-cell table:style-name="ce92" office:value-type="time" office:time-value="PT04H14M00S" calcext:value-type="time">
            <text:p>4:14</text:p>
          </table:table-cell>
          <table:table-cell table:style-name="ce102" office:value-type="time" office:time-value="PT05H13M00S" calcext:value-type="time">
            <text:p>5:13</text:p>
          </table:table-cell>
          <table:table-cell table:style-name="ce113" office:value-type="time" office:time-value="PT04H44M00S" calcext:value-type="time">
            <text:p>4:44</text:p>
          </table:table-cell>
          <table:table-cell table:style-name="ce120" office:value-type="time" office:time-value="PT06H13M00S" calcext:value-type="time">
            <text:p>6:13</text:p>
          </table:table-cell>
          <table:table-cell table:style-name="ce120" office:value-type="time" office:time-value="PT05H43M00S" calcext:value-type="time">
            <text:p>5:43</text:p>
          </table:table-cell>
          <table:table-cell table:style-name="ce123" office:value-type="string" calcext:value-type="string">
            <text:p>6:43</text:p>
          </table:table-cell>
          <table:table-cell table:style-name="ce123" office:value-type="string" calcext:value-type="string">
            <text:p>7:13</text:p>
          </table:table-cell>
          <table:table-cell table:style-name="ce122"/>
          <table:table-cell table:style-name="ce130" office:value-type="string" calcext:value-type="string">
            <text:p>7:43</text:p>
          </table:table-cell>
          <table:table-cell table:style-name="ce134" office:value-type="string" calcext:value-type="string">
            <text:p>8:13</text:p>
          </table:table-cell>
          <table:table-cell table:style-name="ce116"/>
          <table:table-cell table:style-name="ce144" office:value-type="string" calcext:value-type="string">
            <text:p>8:43</text:p>
          </table:table-cell>
          <table:table-cell table:style-name="ce123" office:value-type="string" calcext:value-type="string">
            <text:p>9:13</text:p>
          </table:table-cell>
          <table:table-cell table:style-name="ce116"/>
          <table:table-cell table:style-name="ce134" office:value-type="string" calcext:value-type="string">
            <text:p>9:43</text:p>
          </table:table-cell>
          <table:table-cell table:style-name="ce134" office:value-type="string" calcext:value-type="string">
            <text:p>10:13</text:p>
          </table:table-cell>
          <table:table-cell table:style-name="ce116"/>
          <table:table-cell table:style-name="ce134" office:value-type="string" calcext:value-type="string">
            <text:p>10:43</text:p>
          </table:table-cell>
          <table:table-cell table:style-name="ce134" office:value-type="string" calcext:value-type="string">
            <text:p>11:13</text:p>
          </table:table-cell>
          <table:table-cell table:style-name="ce116"/>
          <table:table-cell table:style-name="ce134" office:value-type="string" calcext:value-type="string">
            <text:p>11:43</text:p>
          </table:table-cell>
          <table:table-cell table:style-name="ce134" office:value-type="string" calcext:value-type="string">
            <text:p>12:13</text:p>
          </table:table-cell>
          <table:table-cell table:style-name="ce116"/>
          <table:table-cell table:style-name="ce134" office:value-type="string" calcext:value-type="string">
            <text:p>12:43</text:p>
          </table:table-cell>
          <table:table-cell table:style-name="ce134" office:value-type="string" calcext:value-type="string">
            <text:p>13:13</text:p>
          </table:table-cell>
          <table:table-cell table:style-name="ce134"/>
          <table:table-cell table:style-name="ce134" office:value-type="string" calcext:value-type="string">
            <text:p>13:43</text:p>
          </table:table-cell>
          <table:table-cell table:style-name="ce134" office:value-type="string" calcext:value-type="string">
            <text:p>13:53</text:p>
          </table:table-cell>
          <table:table-cell table:style-name="ce134" office:value-type="string" calcext:value-type="string">
            <text:p>14:13</text:p>
          </table:table-cell>
          <table:table-cell table:style-name="ce116"/>
          <table:table-cell table:style-name="ce134" office:value-type="string" calcext:value-type="string">
            <text:p>14:43</text:p>
          </table:table-cell>
          <table:table-cell table:style-name="ce134" office:value-type="string" calcext:value-type="string">
            <text:p>14:53</text:p>
          </table:table-cell>
          <table:table-cell table:style-name="ce134" office:value-type="string" calcext:value-type="string">
            <text:p>15:13</text:p>
          </table:table-cell>
          <table:table-cell table:style-name="ce116"/>
          <table:table-cell table:style-name="ce134" office:value-type="string" calcext:value-type="string">
            <text:p>15:43</text:p>
          </table:table-cell>
          <table:table-cell table:style-name="ce134" office:value-type="string" calcext:value-type="string">
            <text:p>15:53</text:p>
          </table:table-cell>
          <table:table-cell table:style-name="ce134" office:value-type="string" calcext:value-type="string">
            <text:p>16:13</text:p>
          </table:table-cell>
          <table:table-cell table:style-name="ce116"/>
          <table:table-cell table:style-name="ce134" office:value-type="string" calcext:value-type="string">
            <text:p>16:43</text:p>
          </table:table-cell>
          <table:table-cell table:style-name="ce134" office:value-type="string" calcext:value-type="string">
            <text:p>16:53</text:p>
          </table:table-cell>
          <table:table-cell table:style-name="ce134" office:value-type="string" calcext:value-type="string">
            <text:p>17:13</text:p>
          </table:table-cell>
          <table:table-cell table:style-name="ce116"/>
          <table:table-cell table:style-name="ce134" office:value-type="string" calcext:value-type="string">
            <text:p>17:43</text:p>
          </table:table-cell>
          <table:table-cell table:style-name="ce134" office:value-type="string" calcext:value-type="string">
            <text:p>17:53</text:p>
          </table:table-cell>
          <table:table-cell table:style-name="ce134" office:value-type="string" calcext:value-type="string">
            <text:p>18:13</text:p>
          </table:table-cell>
          <table:table-cell table:style-name="ce116"/>
          <table:table-cell table:style-name="ce134" office:value-type="string" calcext:value-type="string">
            <text:p>18:43</text:p>
          </table:table-cell>
          <table:table-cell table:style-name="ce134" office:value-type="string" calcext:value-type="string">
            <text:p>18:53</text:p>
          </table:table-cell>
          <table:table-cell table:style-name="ce134" office:value-type="string" calcext:value-type="string">
            <text:p>19:13</text:p>
          </table:table-cell>
          <table:table-cell table:style-name="ce116"/>
          <table:table-cell table:style-name="ce134" office:value-type="string" calcext:value-type="string">
            <text:p>19:43</text:p>
          </table:table-cell>
          <table:table-cell table:style-name="ce134" office:value-type="string" calcext:value-type="string">
            <text:p>20:13</text:p>
          </table:table-cell>
          <table:table-cell table:style-name="ce116"/>
          <table:table-cell table:style-name="ce134" office:value-type="string" calcext:value-type="string">
            <text:p>20:43</text:p>
          </table:table-cell>
          <table:table-cell table:style-name="ce134" office:value-type="string" calcext:value-type="string">
            <text:p>21:13</text:p>
          </table:table-cell>
          <table:table-cell table:style-name="ce116"/>
          <table:table-cell table:style-name="ce134" office:value-type="string" calcext:value-type="string">
            <text:p>21:43</text:p>
          </table:table-cell>
          <table:table-cell table:style-name="ce134" office:value-type="string" calcext:value-type="string">
            <text:p>22:20</text:p>
          </table:table-cell>
          <table:table-cell table:style-name="ce134" office:value-type="string" calcext:value-type="string">
            <text:p>23:00</text:p>
          </table:table-cell>
          <table:table-cell table:style-name="ce134" office:value-type="string" calcext:value-type="string">
            <text:p>23:20</text:p>
          </table:table-cell>
          <table:table-cell table:style-name="ce134" office:value-type="string" calcext:value-type="string">
            <text:p>0:20</text:p>
          </table:table-cell>
          <table:table-cell table:style-name="ce324" office:value-type="string" calcext:value-type="string">
            <text:p>5:14</text:p>
          </table:table-cell>
          <table:table-cell table:style-name="ce335"/>
          <table:table-cell table:style-name="ce347" office:value-type="string" calcext:value-type="string">
            <text:p>5:44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Szöd-Szödliget</text:p>
          </table:table-cell>
          <table:table-cell table:style-name="ce48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23M00S" calcext:value-type="time">
            <text:p>1:23</text:p>
          </table:table-cell>
          <table:table-cell table:style-name="ce92" office:value-type="time" office:time-value="PT04H11M00S" calcext:value-type="time">
            <text:p>4:11</text:p>
          </table:table-cell>
          <table:table-cell table:style-name="ce102" office:value-type="time" office:time-value="PT05H16M00S" calcext:value-type="time">
            <text:p>5:16</text:p>
          </table:table-cell>
          <table:table-cell table:style-name="ce113" office:value-type="time" office:time-value="PT04H41M00S" calcext:value-type="time">
            <text:p>4:41</text:p>
          </table:table-cell>
          <table:table-cell table:style-name="ce120" office:value-type="time" office:time-value="PT06H16M00S" calcext:value-type="time">
            <text:p>6:16</text:p>
          </table:table-cell>
          <table:table-cell table:style-name="ce120" office:value-type="time" office:time-value="PT05H46M00S" calcext:value-type="time">
            <text:p>5:46</text:p>
          </table:table-cell>
          <table:table-cell table:style-name="ce123" office:value-type="string" calcext:value-type="string">
            <text:p>6:46</text:p>
          </table:table-cell>
          <table:table-cell table:style-name="ce123" office:value-type="string" calcext:value-type="string">
            <text:p>7:16</text:p>
          </table:table-cell>
          <table:table-cell table:style-name="ce122"/>
          <table:table-cell table:style-name="ce130" office:value-type="string" calcext:value-type="string">
            <text:p>7:46</text:p>
          </table:table-cell>
          <table:table-cell table:style-name="ce134" office:value-type="string" calcext:value-type="string">
            <text:p>8:16</text:p>
          </table:table-cell>
          <table:table-cell table:style-name="ce116"/>
          <table:table-cell table:style-name="ce144" office:value-type="string" calcext:value-type="string">
            <text:p>8:46</text:p>
          </table:table-cell>
          <table:table-cell table:style-name="ce123" office:value-type="string" calcext:value-type="string">
            <text:p>9:16</text:p>
          </table:table-cell>
          <table:table-cell table:style-name="ce116"/>
          <table:table-cell table:style-name="ce134" office:value-type="string" calcext:value-type="string">
            <text:p>9:46</text:p>
          </table:table-cell>
          <table:table-cell table:style-name="ce134" office:value-type="string" calcext:value-type="string">
            <text:p>10:16</text:p>
          </table:table-cell>
          <table:table-cell table:style-name="ce116"/>
          <table:table-cell table:style-name="ce134" office:value-type="string" calcext:value-type="string">
            <text:p>10:46</text:p>
          </table:table-cell>
          <table:table-cell table:style-name="ce134" office:value-type="string" calcext:value-type="string">
            <text:p>11:16</text:p>
          </table:table-cell>
          <table:table-cell table:style-name="ce116"/>
          <table:table-cell table:style-name="ce134" office:value-type="string" calcext:value-type="string">
            <text:p>11:46</text:p>
          </table:table-cell>
          <table:table-cell table:style-name="ce134" office:value-type="string" calcext:value-type="string">
            <text:p>12:16</text:p>
          </table:table-cell>
          <table:table-cell table:style-name="ce116"/>
          <table:table-cell table:style-name="ce134" office:value-type="string" calcext:value-type="string">
            <text:p>12:46</text:p>
          </table:table-cell>
          <table:table-cell table:style-name="ce134" office:value-type="string" calcext:value-type="string">
            <text:p>13:16</text:p>
          </table:table-cell>
          <table:table-cell table:style-name="ce134"/>
          <table:table-cell table:style-name="ce134" office:value-type="string" calcext:value-type="string">
            <text:p>13:46</text:p>
          </table:table-cell>
          <table:table-cell table:style-name="ce116"/>
          <table:table-cell table:style-name="ce134" office:value-type="string" calcext:value-type="string">
            <text:p>14:16</text:p>
          </table:table-cell>
          <table:table-cell table:style-name="ce116"/>
          <table:table-cell table:style-name="ce134" office:value-type="string" calcext:value-type="string">
            <text:p>14:46</text:p>
          </table:table-cell>
          <table:table-cell table:style-name="ce116"/>
          <table:table-cell table:style-name="ce134" office:value-type="string" calcext:value-type="string">
            <text:p>15:16</text:p>
          </table:table-cell>
          <table:table-cell table:style-name="ce116"/>
          <table:table-cell table:style-name="ce134" office:value-type="string" calcext:value-type="string">
            <text:p>15:46</text:p>
          </table:table-cell>
          <table:table-cell table:style-name="ce116"/>
          <table:table-cell table:style-name="ce134" office:value-type="string" calcext:value-type="string">
            <text:p>16:16</text:p>
          </table:table-cell>
          <table:table-cell table:style-name="ce116"/>
          <table:table-cell table:style-name="ce134" office:value-type="string" calcext:value-type="string">
            <text:p>16:46</text:p>
          </table:table-cell>
          <table:table-cell table:style-name="ce116"/>
          <table:table-cell table:style-name="ce134" office:value-type="string" calcext:value-type="string">
            <text:p>17:16</text:p>
          </table:table-cell>
          <table:table-cell table:style-name="ce116"/>
          <table:table-cell table:style-name="ce134" office:value-type="string" calcext:value-type="string">
            <text:p>17:46</text:p>
          </table:table-cell>
          <table:table-cell table:style-name="ce116"/>
          <table:table-cell table:style-name="ce134" office:value-type="string" calcext:value-type="string">
            <text:p>18:16</text:p>
          </table:table-cell>
          <table:table-cell table:style-name="ce116"/>
          <table:table-cell table:style-name="ce134" office:value-type="string" calcext:value-type="string">
            <text:p>18:46</text:p>
          </table:table-cell>
          <table:table-cell table:style-name="ce116"/>
          <table:table-cell table:style-name="ce134" office:value-type="string" calcext:value-type="string">
            <text:p>19:16</text:p>
          </table:table-cell>
          <table:table-cell table:style-name="ce116"/>
          <table:table-cell table:style-name="ce134" office:value-type="string" calcext:value-type="string">
            <text:p>19:46</text:p>
          </table:table-cell>
          <table:table-cell table:style-name="ce134" office:value-type="string" calcext:value-type="string">
            <text:p>20:16</text:p>
          </table:table-cell>
          <table:table-cell table:style-name="ce116"/>
          <table:table-cell table:style-name="ce134" office:value-type="string" calcext:value-type="string">
            <text:p>20:46</text:p>
          </table:table-cell>
          <table:table-cell table:style-name="ce134" office:value-type="string" calcext:value-type="string">
            <text:p>21:16</text:p>
          </table:table-cell>
          <table:table-cell table:style-name="ce116"/>
          <table:table-cell table:style-name="ce134" office:value-type="string" calcext:value-type="string">
            <text:p>21:46</text:p>
          </table:table-cell>
          <table:table-cell table:style-name="ce134" office:value-type="string" calcext:value-type="string">
            <text:p>22:23</text:p>
          </table:table-cell>
          <table:table-cell table:style-name="ce134" office:value-type="string" calcext:value-type="string">
            <text:p>23:03</text:p>
          </table:table-cell>
          <table:table-cell table:style-name="ce134" office:value-type="string" calcext:value-type="string">
            <text:p>23:23</text:p>
          </table:table-cell>
          <table:table-cell table:style-name="ce134" office:value-type="string" calcext:value-type="string">
            <text:p>0:23</text:p>
          </table:table-cell>
          <table:table-cell table:style-name="ce324" office:value-type="string" calcext:value-type="string">
            <text:p>5:11</text:p>
          </table:table-cell>
          <table:table-cell table:style-name="ce335"/>
          <table:table-cell table:style-name="ce347" office:value-type="string" calcext:value-type="string">
            <text:p>5:41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6" office:value-type="string" calcext:value-type="string">
            <text:p>Vác-Alsóváros</text:p>
          </table:table-cell>
          <table:table-cell table:style-name="ce49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28M00S" calcext:value-type="time">
            <text:p>1:28</text:p>
          </table:table-cell>
          <table:table-cell table:style-name="ce92" office:value-type="time" office:time-value="PT04H07M00S" calcext:value-type="time">
            <text:p>4:07</text:p>
          </table:table-cell>
          <table:table-cell table:style-name="ce102" office:value-type="time" office:time-value="PT05H21M00S" calcext:value-type="time">
            <text:p>5:21</text:p>
          </table:table-cell>
          <table:table-cell table:style-name="ce113" office:value-type="time" office:time-value="PT04H37M00S" calcext:value-type="time">
            <text:p>4:37</text:p>
          </table:table-cell>
          <table:table-cell table:style-name="ce120" office:value-type="time" office:time-value="PT06H21M00S" calcext:value-type="time">
            <text:p>6:21</text:p>
          </table:table-cell>
          <table:table-cell table:style-name="ce120" office:value-type="time" office:time-value="PT05H51M00S" calcext:value-type="time">
            <text:p>5:51</text:p>
          </table:table-cell>
          <table:table-cell table:style-name="ce123" office:value-type="string" calcext:value-type="string">
            <text:p>6:51</text:p>
          </table:table-cell>
          <table:table-cell table:style-name="ce123" office:value-type="string" calcext:value-type="string">
            <text:p>7:21</text:p>
          </table:table-cell>
          <table:table-cell table:style-name="ce122"/>
          <table:table-cell table:style-name="ce130" office:value-type="string" calcext:value-type="string">
            <text:p>7:51</text:p>
          </table:table-cell>
          <table:table-cell table:style-name="ce134" office:value-type="string" calcext:value-type="string">
            <text:p>8:21</text:p>
          </table:table-cell>
          <table:table-cell table:style-name="ce116"/>
          <table:table-cell table:style-name="ce144" office:value-type="string" calcext:value-type="string">
            <text:p>8:51</text:p>
          </table:table-cell>
          <table:table-cell table:style-name="ce123" office:value-type="string" calcext:value-type="string">
            <text:p>9:21</text:p>
          </table:table-cell>
          <table:table-cell table:style-name="ce116"/>
          <table:table-cell table:style-name="ce134" office:value-type="string" calcext:value-type="string">
            <text:p>9:51</text:p>
          </table:table-cell>
          <table:table-cell table:style-name="ce134" office:value-type="string" calcext:value-type="string">
            <text:p>10:21</text:p>
          </table:table-cell>
          <table:table-cell table:style-name="ce116"/>
          <table:table-cell table:style-name="ce134" office:value-type="string" calcext:value-type="string">
            <text:p>10:51</text:p>
          </table:table-cell>
          <table:table-cell table:style-name="ce134" office:value-type="string" calcext:value-type="string">
            <text:p>11:21</text:p>
          </table:table-cell>
          <table:table-cell table:style-name="ce116"/>
          <table:table-cell table:style-name="ce134" office:value-type="string" calcext:value-type="string">
            <text:p>11:51</text:p>
          </table:table-cell>
          <table:table-cell table:style-name="ce134" office:value-type="string" calcext:value-type="string">
            <text:p>12:21</text:p>
          </table:table-cell>
          <table:table-cell table:style-name="ce116"/>
          <table:table-cell table:style-name="ce134" office:value-type="string" calcext:value-type="string">
            <text:p>12:51</text:p>
          </table:table-cell>
          <table:table-cell table:style-name="ce134" office:value-type="string" calcext:value-type="string">
            <text:p>13:21</text:p>
          </table:table-cell>
          <table:table-cell table:style-name="ce134"/>
          <table:table-cell table:style-name="ce134" office:value-type="string" calcext:value-type="string">
            <text:p>13:51</text:p>
          </table:table-cell>
          <table:table-cell table:style-name="ce134" office:value-type="string" calcext:value-type="string">
            <text:p>13:59</text:p>
          </table:table-cell>
          <table:table-cell table:style-name="ce134" office:value-type="string" calcext:value-type="string">
            <text:p>14:21</text:p>
          </table:table-cell>
          <table:table-cell table:style-name="ce116"/>
          <table:table-cell table:style-name="ce134" office:value-type="string" calcext:value-type="string">
            <text:p>14:51</text:p>
          </table:table-cell>
          <table:table-cell table:style-name="ce134" office:value-type="string" calcext:value-type="string">
            <text:p>14:59</text:p>
          </table:table-cell>
          <table:table-cell table:style-name="ce134" office:value-type="string" calcext:value-type="string">
            <text:p>15:21</text:p>
          </table:table-cell>
          <table:table-cell table:style-name="ce116"/>
          <table:table-cell table:style-name="ce134" office:value-type="string" calcext:value-type="string">
            <text:p>15:51</text:p>
          </table:table-cell>
          <table:table-cell table:style-name="ce134" office:value-type="string" calcext:value-type="string">
            <text:p>15:59</text:p>
          </table:table-cell>
          <table:table-cell table:style-name="ce134" office:value-type="string" calcext:value-type="string">
            <text:p>16:21</text:p>
          </table:table-cell>
          <table:table-cell table:style-name="ce116"/>
          <table:table-cell table:style-name="ce134" office:value-type="string" calcext:value-type="string">
            <text:p>16:51</text:p>
          </table:table-cell>
          <table:table-cell table:style-name="ce134" office:value-type="string" calcext:value-type="string">
            <text:p>16:59</text:p>
          </table:table-cell>
          <table:table-cell table:style-name="ce134" office:value-type="string" calcext:value-type="string">
            <text:p>17:21</text:p>
          </table:table-cell>
          <table:table-cell table:style-name="ce116"/>
          <table:table-cell table:style-name="ce134" office:value-type="string" calcext:value-type="string">
            <text:p>17:51</text:p>
          </table:table-cell>
          <table:table-cell table:style-name="ce134" office:value-type="string" calcext:value-type="string">
            <text:p>17:59</text:p>
          </table:table-cell>
          <table:table-cell table:style-name="ce134" office:value-type="string" calcext:value-type="string">
            <text:p>18:21</text:p>
          </table:table-cell>
          <table:table-cell table:style-name="ce116"/>
          <table:table-cell table:style-name="ce134" office:value-type="string" calcext:value-type="string">
            <text:p>18:51</text:p>
          </table:table-cell>
          <table:table-cell table:style-name="ce134" office:value-type="string" calcext:value-type="string">
            <text:p>18:59</text:p>
          </table:table-cell>
          <table:table-cell table:style-name="ce134" office:value-type="string" calcext:value-type="string">
            <text:p>19:21</text:p>
          </table:table-cell>
          <table:table-cell table:style-name="ce116"/>
          <table:table-cell table:style-name="ce134" office:value-type="string" calcext:value-type="string">
            <text:p>19:51</text:p>
          </table:table-cell>
          <table:table-cell table:style-name="ce134" office:value-type="string" calcext:value-type="string">
            <text:p>20:21</text:p>
          </table:table-cell>
          <table:table-cell table:style-name="ce116"/>
          <table:table-cell table:style-name="ce134" office:value-type="string" calcext:value-type="string">
            <text:p>20:51</text:p>
          </table:table-cell>
          <table:table-cell table:style-name="ce134" office:value-type="string" calcext:value-type="string">
            <text:p>21:21</text:p>
          </table:table-cell>
          <table:table-cell/>
          <table:table-cell table:style-name="ce134" office:value-type="string" calcext:value-type="string">
            <text:p>21:51</text:p>
          </table:table-cell>
          <table:table-cell table:style-name="ce134" office:value-type="string" calcext:value-type="string">
            <text:p>22:28</text:p>
          </table:table-cell>
          <table:table-cell table:style-name="ce134" office:value-type="string" calcext:value-type="string">
            <text:p>23:08</text:p>
          </table:table-cell>
          <table:table-cell table:style-name="ce134" office:value-type="string" calcext:value-type="string">
            <text:p>23:28</text:p>
          </table:table-cell>
          <table:table-cell table:style-name="ce134" office:value-type="string" calcext:value-type="string">
            <text:p>0:28</text:p>
          </table:table-cell>
          <table:table-cell table:style-name="ce324" office:value-type="string" calcext:value-type="string">
            <text:p>5:07</text:p>
          </table:table-cell>
          <table:table-cell table:style-name="ce335"/>
          <table:table-cell table:style-name="ce347" office:value-type="string" calcext:value-type="string">
            <text:p>5:37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7" office:value-type="string" calcext:value-type="string">
            <text:p>Vác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string" calcext:value-type="string">
            <text:p>01:30-01:33</text:p>
          </table:table-cell>
          <table:table-cell table:style-name="ce92" office:value-type="string" calcext:value-type="string">
            <text:p>04:02-04:04</text:p>
          </table:table-cell>
          <table:table-cell table:style-name="ce102" office:value-type="string" calcext:value-type="string">
            <text:p>5:23-5:33</text:p>
          </table:table-cell>
          <table:table-cell table:style-name="ce113" office:value-type="string" calcext:value-type="string">
            <text:p>4:32-4:34</text:p>
          </table:table-cell>
          <table:table-cell table:style-name="ce120" office:value-type="string" calcext:value-type="string">
            <text:p>6:23-6:28</text:p>
          </table:table-cell>
          <table:table-cell table:style-name="ce120" office:value-type="time" office:time-value="PT05H54M00S" calcext:value-type="time">
            <text:p>5:54</text:p>
          </table:table-cell>
          <table:table-cell table:style-name="ce123" office:value-type="string" calcext:value-type="string">
            <text:p>6:54</text:p>
          </table:table-cell>
          <table:table-cell table:style-name="ce123" office:value-type="string" calcext:value-type="string">
            <text:p>7:24</text:p>
          </table:table-cell>
          <table:table-cell table:style-name="ce125" office:value-type="string" calcext:value-type="string">
            <text:p>7:32-7:34</text:p>
          </table:table-cell>
          <table:table-cell table:style-name="ce130" office:value-type="string" calcext:value-type="string">
            <text:p>7:54</text:p>
          </table:table-cell>
          <table:table-cell table:style-name="ce134" office:value-type="string" calcext:value-type="string">
            <text:p>8:24-8:28</text:p>
          </table:table-cell>
          <table:table-cell table:style-name="ce138" office:value-type="string" calcext:value-type="string">
            <text:p>8:32-8:34</text:p>
          </table:table-cell>
          <table:table-cell table:style-name="ce144" office:value-type="string" calcext:value-type="string">
            <text:p>8:54</text:p>
          </table:table-cell>
          <table:table-cell table:style-name="ce123" office:value-type="string" calcext:value-type="string">
            <text:p>9:24-9:28</text:p>
          </table:table-cell>
          <table:table-cell table:style-name="ce152" office:value-type="string" calcext:value-type="string">
            <text:p>9:32-9:34</text:p>
          </table:table-cell>
          <table:table-cell table:style-name="ce134" office:value-type="string" calcext:value-type="string">
            <text:p>9:54</text:p>
          </table:table-cell>
          <table:table-cell table:style-name="ce134" office:value-type="string" calcext:value-type="string">
            <text:p>10:24-10:28</text:p>
          </table:table-cell>
          <table:table-cell table:style-name="ce163" office:value-type="string" calcext:value-type="string">
            <text:p>10:32-10:34</text:p>
          </table:table-cell>
          <table:table-cell table:style-name="ce134" office:value-type="string" calcext:value-type="string">
            <text:p>10:54</text:p>
          </table:table-cell>
          <table:table-cell table:style-name="ce134" office:value-type="string" calcext:value-type="string">
            <text:p>11:24-11:28</text:p>
          </table:table-cell>
          <table:table-cell table:style-name="ce173" office:value-type="string" calcext:value-type="string">
            <text:p>11:32-1:34</text:p>
          </table:table-cell>
          <table:table-cell table:style-name="ce134" office:value-type="string" calcext:value-type="string">
            <text:p>11:54</text:p>
          </table:table-cell>
          <table:table-cell table:style-name="ce134" office:value-type="string" calcext:value-type="string">
            <text:p>12:24</text:p>
          </table:table-cell>
          <table:table-cell table:style-name="ce184" office:value-type="string" calcext:value-type="string">
            <text:p>12:32-12:34</text:p>
          </table:table-cell>
          <table:table-cell table:style-name="ce134" office:value-type="string" calcext:value-type="string">
            <text:p>12:54</text:p>
          </table:table-cell>
          <table:table-cell table:style-name="ce134" office:value-type="string" calcext:value-type="string">
            <text:p>13:24</text:p>
          </table:table-cell>
          <table:table-cell table:style-name="ce192" office:value-type="string" calcext:value-type="string">
            <text:p>13:32-13:34</text:p>
          </table:table-cell>
          <table:table-cell table:style-name="ce134" office:value-type="string" calcext:value-type="string">
            <text:p>13:54</text:p>
          </table:table-cell>
          <table:table-cell table:style-name="ce134" office:value-type="string" calcext:value-type="string">
            <text:p>14:01-14:04</text:p>
          </table:table-cell>
          <table:table-cell table:style-name="ce134" office:value-type="string" calcext:value-type="string">
            <text:p>14:24-14:28</text:p>
          </table:table-cell>
          <table:table-cell table:style-name="ce209" office:value-type="string" calcext:value-type="string">
            <text:p>14:32-14:34</text:p>
          </table:table-cell>
          <table:table-cell table:style-name="ce134" office:value-type="string" calcext:value-type="string">
            <text:p>14:54</text:p>
          </table:table-cell>
          <table:table-cell table:style-name="ce134" office:value-type="string" calcext:value-type="string">
            <text:p>15:01-15:04</text:p>
          </table:table-cell>
          <table:table-cell table:style-name="ce134" office:value-type="string" calcext:value-type="string">
            <text:p>15:24</text:p>
          </table:table-cell>
          <table:table-cell table:style-name="ce222" office:value-type="string" calcext:value-type="string">
            <text:p>15:32-15:34</text:p>
          </table:table-cell>
          <table:table-cell table:style-name="ce134" office:value-type="string" calcext:value-type="string">
            <text:p>15:54</text:p>
          </table:table-cell>
          <table:table-cell table:style-name="ce134" office:value-type="string" calcext:value-type="string">
            <text:p>16:01-16:04</text:p>
          </table:table-cell>
          <table:table-cell table:style-name="ce134" office:value-type="string" calcext:value-type="string">
            <text:p>16:24</text:p>
          </table:table-cell>
          <table:table-cell table:style-name="ce235" office:value-type="string" calcext:value-type="string">
            <text:p>16:32-16:34</text:p>
          </table:table-cell>
          <table:table-cell table:style-name="ce134" office:value-type="string" calcext:value-type="string">
            <text:p>16:54</text:p>
          </table:table-cell>
          <table:table-cell table:style-name="ce134" office:value-type="string" calcext:value-type="string">
            <text:p>17:01-17:04</text:p>
          </table:table-cell>
          <table:table-cell table:style-name="ce134" office:value-type="string" calcext:value-type="string">
            <text:p>17:24</text:p>
          </table:table-cell>
          <table:table-cell table:style-name="ce134" office:value-type="string" calcext:value-type="string">
            <text:p>17:32-17:34</text:p>
          </table:table-cell>
          <table:table-cell table:style-name="ce134" office:value-type="string" calcext:value-type="string">
            <text:p>17:54</text:p>
          </table:table-cell>
          <table:table-cell table:style-name="ce134" office:value-type="string" calcext:value-type="string">
            <text:p>18:01-18:04</text:p>
          </table:table-cell>
          <table:table-cell table:style-name="ce134" office:value-type="string" calcext:value-type="string">
            <text:p>18:24</text:p>
          </table:table-cell>
          <table:table-cell table:style-name="ce134" office:value-type="string" calcext:value-type="string">
            <text:p>18:32-18:34</text:p>
          </table:table-cell>
          <table:table-cell table:style-name="ce134" office:value-type="string" calcext:value-type="string">
            <text:p>18:54</text:p>
          </table:table-cell>
          <table:table-cell table:style-name="ce116" office:value-type="string" calcext:value-type="string">
            <text:p>19:01-19:04</text:p>
          </table:table-cell>
          <table:table-cell table:style-name="ce134" office:value-type="string" calcext:value-type="string">
            <text:p>19:24</text:p>
          </table:table-cell>
          <table:table-cell table:style-name="ce116" office:value-type="string" calcext:value-type="string">
            <text:p>19:32-19:34</text:p>
          </table:table-cell>
          <table:table-cell table:style-name="ce134" office:value-type="string" calcext:value-type="string">
            <text:p>19:54</text:p>
          </table:table-cell>
          <table:table-cell table:style-name="ce134" office:value-type="string" calcext:value-type="string">
            <text:p>20:24</text:p>
          </table:table-cell>
          <table:table-cell table:style-name="ce116" office:value-type="string" calcext:value-type="string">
            <text:p>20:32-20:34</text:p>
          </table:table-cell>
          <table:table-cell table:style-name="ce134" office:value-type="string" calcext:value-type="string">
            <text:p>20:54</text:p>
          </table:table-cell>
          <table:table-cell table:style-name="ce134" office:value-type="string" calcext:value-type="string">
            <text:p>21:24</text:p>
          </table:table-cell>
          <table:table-cell table:style-name="ce293" office:value-type="string" calcext:value-type="string">
            <text:p>21:32-21:34</text:p>
          </table:table-cell>
          <table:table-cell table:style-name="ce134" office:value-type="string" calcext:value-type="string">
            <text:p>21:54</text:p>
          </table:table-cell>
          <table:table-cell table:style-name="ce134" office:value-type="string" calcext:value-type="string">
            <text:p>22:30-22:33</text:p>
          </table:table-cell>
          <table:table-cell table:style-name="ce134" office:value-type="string" calcext:value-type="string">
            <text:p>23:10-23:13</text:p>
          </table:table-cell>
          <table:table-cell table:style-name="ce134" office:value-type="string" calcext:value-type="string">
            <text:p>23:30-23:33</text:p>
          </table:table-cell>
          <table:table-cell table:style-name="ce134" office:value-type="string" calcext:value-type="string">
            <text:p>0:30-0:33</text:p>
          </table:table-cell>
          <table:table-cell table:style-name="ce325" office:value-type="string" calcext:value-type="string">
            <text:p>5:02-5:04</text:p>
          </table:table-cell>
          <table:table-cell table:style-name="ce336" office:value-type="string" calcext:value-type="string">
            <text:p>5:26-5:28</text:p>
          </table:table-cell>
          <table:table-cell table:style-name="ce347" office:value-type="string" calcext:value-type="string">
            <text:p>5-31-5:34</text:p>
          </table:table-cell>
          <table:table-cell table:style-name="ce121" table:number-columns-repeated="19"/>
          <table:table-cell table:style-name="ce116" table:number-columns-repeated="36"/>
          <table:table-cell table:style-name="ce123" office:value-type="string" calcext:value-type="string">
            <text:p>6:09-6:10</text:p>
          </table:table-cell>
          <table:table-cell table:style-name="ce123" office:value-type="string" calcext:value-type="string">
            <text:p>8:09-8:10</text:p>
          </table:table-cell>
          <table:table-cell table:style-name="ce123" office:value-type="string" calcext:value-type="string">
            <text:p>10:09-10:10</text:p>
          </table:table-cell>
          <table:table-cell table:style-name="ce123" office:value-type="string" calcext:value-type="string">
            <text:p>12:09-12:10</text:p>
          </table:table-cell>
          <table:table-cell table:style-name="ce123" office:value-type="string" calcext:value-type="string">
            <text:p>14:09-14:10</text:p>
          </table:table-cell>
          <table:table-cell table:style-name="ce123" office:value-type="string" calcext:value-type="string">
            <text:p>16:09-16:10</text:p>
          </table:table-cell>
          <table:table-cell table:style-name="ce123" office:value-type="string" calcext:value-type="string">
            <text:p>18:09-18:10</text:p>
          </table:table-cell>
          <table:table-cell table:style-name="ce460" office:value-type="string" calcext:value-type="string">
            <text:p>20:46-20:47</text:p>
          </table:table-cell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Kisvác mh.</text:p>
          </table:table-cell>
          <table:table-cell table:style-name="ce50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table:number-columns-repeated="2"/>
          <table:table-cell table:style-name="ce102"/>
          <table:table-cell table:style-name="ce114"/>
          <table:table-cell table:style-name="ce120" table:number-columns-repeated="2"/>
          <table:table-cell table:style-name="ce121"/>
          <table:table-cell/>
          <table:table-cell table:style-name="ce122"/>
          <table:table-cell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16" table:number-columns-repeated="3"/>
          <table:table-cell/>
          <table:table-cell table:style-name="ce116" table:number-columns-repeated="2"/>
          <table:table-cell/>
          <table:table-cell table:style-name="ce116"/>
          <table:table-cell/>
          <table:table-cell table:style-name="ce203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 table:number-columns-repeated="7"/>
          <table:table-cell table:style-name="ce293"/>
          <table:table-cell table:style-name="ce116"/>
          <table:table-cell table:number-columns-repeated="7"/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Fenyveshegy mh.</text:p>
          </table:table-cell>
          <table:table-cell table:style-name="ce51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table:number-columns-repeated="2"/>
          <table:table-cell table:style-name="ce102"/>
          <table:table-cell table:style-name="ce114"/>
          <table:table-cell table:style-name="ce120" table:number-columns-repeated="2"/>
          <table:table-cell table:style-name="ce121" table:number-columns-repeated="2"/>
          <table:table-cell/>
          <table:table-cell table:style-name="ce122"/>
          <table:table-cell table:number-columns-repeated="2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16" table:number-columns-repeated="2"/>
          <table:table-cell/>
          <table:table-cell table:style-name="ce116" table:number-columns-repeated="2"/>
          <table:table-cell/>
          <table:table-cell table:style-name="ce116"/>
          <table:table-cell table:number-columns-repeated="3"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/>
          <table:table-cell/>
          <table:table-cell table:style-name="ce116" table:number-columns-repeated="5"/>
          <table:table-cell table:style-name="ce293"/>
          <table:table-cell table:style-name="ce116"/>
          <table:table-cell table:number-columns-repeated="7"/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Veröce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1H41M00S" calcext:value-type="time">
            <text:p>1:41</text:p>
          </table:table-cell>
          <table:table-cell table:style-name="ce92" office:value-type="time" office:time-value="PT03H54M00S" calcext:value-type="time">
            <text:p>3:54</text:p>
          </table:table-cell>
          <table:table-cell table:style-name="ce102" office:value-type="time" office:time-value="PT05H41M00S" calcext:value-type="time">
            <text:p>5:41</text:p>
          </table:table-cell>
          <table:table-cell table:style-name="ce114" office:value-type="time" office:time-value="PT04H24M00S" calcext:value-type="time">
            <text:p>4:24</text:p>
          </table:table-cell>
          <table:table-cell table:style-name="ce120" office:value-type="time" office:time-value="PT06H36M00S" calcext:value-type="time">
            <text:p>6:36</text:p>
          </table:table-cell>
          <table:table-cell table:style-name="ce120"/>
          <table:table-cell table:style-name="ce121" table:number-columns-repeated="2"/>
          <table:table-cell table:style-name="ce126" office:value-type="string" calcext:value-type="string">
            <text:p>7:42</text:p>
          </table:table-cell>
          <table:table-cell table:style-name="ce122"/>
          <table:table-cell table:style-name="ce135" office:value-type="string" calcext:value-type="string">
            <text:p>8:36</text:p>
          </table:table-cell>
          <table:table-cell table:style-name="ce134" office:value-type="string" calcext:value-type="string">
            <text:p>8:42</text:p>
          </table:table-cell>
          <table:table-cell table:style-name="ce116"/>
          <table:table-cell table:style-name="ce148" office:value-type="string" calcext:value-type="string">
            <text:p>9:36</text:p>
          </table:table-cell>
          <table:table-cell table:style-name="ce134" office:value-type="string" calcext:value-type="string">
            <text:p>9:42</text:p>
          </table:table-cell>
          <table:table-cell table:style-name="ce116"/>
          <table:table-cell table:style-name="ce158" office:value-type="string" calcext:value-type="string">
            <text:p>10:36</text:p>
          </table:table-cell>
          <table:table-cell table:style-name="ce134" office:value-type="string" calcext:value-type="string">
            <text:p>10:42</text:p>
          </table:table-cell>
          <table:table-cell table:style-name="ce116"/>
          <table:table-cell table:style-name="ce169" office:value-type="string" calcext:value-type="string">
            <text:p>11:36</text:p>
          </table:table-cell>
          <table:table-cell table:style-name="ce174" office:value-type="string" calcext:value-type="string">
            <text:p>11:42</text:p>
          </table:table-cell>
          <table:table-cell table:style-name="ce116" table:number-columns-repeated="2"/>
          <table:table-cell table:style-name="ce134" office:value-type="string" calcext:value-type="string">
            <text:p>12:42</text:p>
          </table:table-cell>
          <table:table-cell table:style-name="ce116" table:number-columns-repeated="2"/>
          <table:table-cell table:style-name="ce134" office:value-type="string" calcext:value-type="string">
            <text:p>13:42</text:p>
          </table:table-cell>
          <table:table-cell table:style-name="ce116"/>
          <table:table-cell table:style-name="ce198" office:value-type="string" calcext:value-type="string">
            <text:p>14:12</text:p>
          </table:table-cell>
          <table:table-cell table:style-name="ce204" office:value-type="string" calcext:value-type="string">
            <text:p>14:36</text:p>
          </table:table-cell>
          <table:table-cell table:style-name="ce134" office:value-type="string" calcext:value-type="string">
            <text:p>14:42</text:p>
          </table:table-cell>
          <table:table-cell table:style-name="ce116"/>
          <table:table-cell table:style-name="ce215" office:value-type="string" calcext:value-type="string">
            <text:p>15:12</text:p>
          </table:table-cell>
          <table:table-cell table:style-name="ce116"/>
          <table:table-cell table:style-name="ce134" office:value-type="string" calcext:value-type="string">
            <text:p>15:42</text:p>
          </table:table-cell>
          <table:table-cell table:style-name="ce116"/>
          <table:table-cell table:style-name="ce228" office:value-type="string" calcext:value-type="string">
            <text:p>16:12</text:p>
          </table:table-cell>
          <table:table-cell table:style-name="ce116"/>
          <table:table-cell table:style-name="ce134" office:value-type="string" calcext:value-type="string">
            <text:p>16:42</text:p>
          </table:table-cell>
          <table:table-cell table:style-name="ce116"/>
          <table:table-cell table:style-name="ce242" office:value-type="string" calcext:value-type="string">
            <text:p>17:12</text:p>
          </table:table-cell>
          <table:table-cell table:style-name="ce116"/>
          <table:table-cell table:style-name="ce249" office:value-type="string" calcext:value-type="string">
            <text:p>17:42</text:p>
          </table:table-cell>
          <table:table-cell table:style-name="ce116"/>
          <table:table-cell table:style-name="ce256" office:value-type="string" calcext:value-type="string">
            <text:p>18:12</text:p>
          </table:table-cell>
          <table:table-cell table:style-name="ce116"/>
          <table:table-cell table:style-name="ce263" office:value-type="string" calcext:value-type="string">
            <text:p>18:42</text:p>
          </table:table-cell>
          <table:table-cell table:style-name="ce116"/>
          <table:table-cell table:style-name="ce270" office:value-type="string" calcext:value-type="string">
            <text:p>19:12</text:p>
          </table:table-cell>
          <table:table-cell table:style-name="ce116"/>
          <table:table-cell table:style-name="ce277" office:value-type="string" calcext:value-type="string">
            <text:p>19:42</text:p>
          </table:table-cell>
          <table:table-cell table:style-name="ce116" table:number-columns-repeated="2"/>
          <table:table-cell table:style-name="ce134" office:value-type="string" calcext:value-type="string">
            <text:p>20:42</text:p>
          </table:table-cell>
          <table:table-cell table:style-name="ce116" table:number-columns-repeated="2"/>
          <table:table-cell table:style-name="ce294" office:value-type="string" calcext:value-type="string">
            <text:p>21:42</text:p>
          </table:table-cell>
          <table:table-cell table:style-name="ce116"/>
          <table:table-cell table:style-name="ce300" office:value-type="string" calcext:value-type="string">
            <text:p>22:41</text:p>
          </table:table-cell>
          <table:table-cell table:style-name="ce305" office:value-type="string" calcext:value-type="string">
            <text:p>23:21</text:p>
          </table:table-cell>
          <table:table-cell table:style-name="ce310" office:value-type="string" calcext:value-type="string">
            <text:p>23:41</text:p>
          </table:table-cell>
          <table:table-cell table:style-name="ce316" office:value-type="string" calcext:value-type="string">
            <text:p>0:41</text:p>
          </table:table-cell>
          <table:table-cell table:style-name="ce323" office:value-type="string" calcext:value-type="string">
            <text:p>4:54</text:p>
          </table:table-cell>
          <table:table-cell table:style-name="ce337" office:value-type="string" calcext:value-type="string">
            <text:p>5:18</text:p>
          </table:table-cell>
          <table:table-cell table:style-name="ce349" office:value-type="string" calcext:value-type="string">
            <text:p>5:23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Kismaros mh.</text:p>
          </table:table-cell>
          <table:table-cell table:style-name="ce52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44M00S" calcext:value-type="time">
            <text:p>1:44</text:p>
          </table:table-cell>
          <table:table-cell table:style-name="ce92" office:value-type="time" office:time-value="PT03H51M00S" calcext:value-type="time">
            <text:p>3:51</text:p>
          </table:table-cell>
          <table:table-cell table:style-name="ce102" office:value-type="time" office:time-value="PT05H44M00S" calcext:value-type="time">
            <text:p>5:44</text:p>
          </table:table-cell>
          <table:table-cell table:style-name="ce114" office:value-type="time" office:time-value="PT04H21M00S" calcext:value-type="time">
            <text:p>4:21</text:p>
          </table:table-cell>
          <table:table-cell table:style-name="ce120" office:value-type="time" office:time-value="PT06H39M00S" calcext:value-type="time">
            <text:p>6:39</text:p>
          </table:table-cell>
          <table:table-cell table:style-name="ce120"/>
          <table:table-cell table:style-name="ce121" table:number-columns-repeated="2"/>
          <table:table-cell table:style-name="ce126" office:value-type="string" calcext:value-type="string">
            <text:p>7:45</text:p>
          </table:table-cell>
          <table:table-cell table:style-name="ce122"/>
          <table:table-cell table:style-name="ce135" office:value-type="string" calcext:value-type="string">
            <text:p>8:39</text:p>
          </table:table-cell>
          <table:table-cell table:style-name="ce134" office:value-type="string" calcext:value-type="string">
            <text:p>8:45</text:p>
          </table:table-cell>
          <table:table-cell table:style-name="ce116"/>
          <table:table-cell table:style-name="ce148" office:value-type="string" calcext:value-type="string">
            <text:p>9:39</text:p>
          </table:table-cell>
          <table:table-cell table:style-name="ce134" office:value-type="string" calcext:value-type="string">
            <text:p>9:45</text:p>
          </table:table-cell>
          <table:table-cell table:style-name="ce116"/>
          <table:table-cell table:style-name="ce158" office:value-type="string" calcext:value-type="string">
            <text:p>10:39</text:p>
          </table:table-cell>
          <table:table-cell table:style-name="ce134" office:value-type="string" calcext:value-type="string">
            <text:p>10:45</text:p>
          </table:table-cell>
          <table:table-cell table:style-name="ce116"/>
          <table:table-cell table:style-name="ce169" office:value-type="string" calcext:value-type="string">
            <text:p>11:39</text:p>
          </table:table-cell>
          <table:table-cell table:style-name="ce174" office:value-type="string" calcext:value-type="string">
            <text:p>11:45</text:p>
          </table:table-cell>
          <table:table-cell table:style-name="ce116" table:number-columns-repeated="2"/>
          <table:table-cell table:style-name="ce134" office:value-type="string" calcext:value-type="string">
            <text:p>12:45</text:p>
          </table:table-cell>
          <table:table-cell table:style-name="ce116" table:number-columns-repeated="2"/>
          <table:table-cell table:style-name="ce134" office:value-type="string" calcext:value-type="string">
            <text:p>13:45</text:p>
          </table:table-cell>
          <table:table-cell table:style-name="ce116"/>
          <table:table-cell table:style-name="ce198" office:value-type="string" calcext:value-type="string">
            <text:p>14:15</text:p>
          </table:table-cell>
          <table:table-cell table:style-name="ce204" office:value-type="string" calcext:value-type="string">
            <text:p>14:39</text:p>
          </table:table-cell>
          <table:table-cell table:style-name="ce134" office:value-type="string" calcext:value-type="string">
            <text:p>14:45</text:p>
          </table:table-cell>
          <table:table-cell table:style-name="ce116"/>
          <table:table-cell table:style-name="ce215" office:value-type="string" calcext:value-type="string">
            <text:p>15:15</text:p>
          </table:table-cell>
          <table:table-cell table:style-name="ce116"/>
          <table:table-cell table:style-name="ce134" office:value-type="string" calcext:value-type="string">
            <text:p>15:45</text:p>
          </table:table-cell>
          <table:table-cell table:style-name="ce116"/>
          <table:table-cell table:style-name="ce228" office:value-type="string" calcext:value-type="string">
            <text:p>16:15</text:p>
          </table:table-cell>
          <table:table-cell table:style-name="ce116"/>
          <table:table-cell table:style-name="ce134" office:value-type="string" calcext:value-type="string">
            <text:p>16:45</text:p>
          </table:table-cell>
          <table:table-cell table:style-name="ce116"/>
          <table:table-cell table:style-name="ce242" office:value-type="string" calcext:value-type="string">
            <text:p>17:15</text:p>
          </table:table-cell>
          <table:table-cell table:style-name="ce116"/>
          <table:table-cell table:style-name="ce249" office:value-type="string" calcext:value-type="string">
            <text:p>17:45</text:p>
          </table:table-cell>
          <table:table-cell table:style-name="ce116"/>
          <table:table-cell table:style-name="ce256" office:value-type="string" calcext:value-type="string">
            <text:p>18:15</text:p>
          </table:table-cell>
          <table:table-cell table:style-name="ce116"/>
          <table:table-cell table:style-name="ce263" office:value-type="string" calcext:value-type="string">
            <text:p>18:45</text:p>
          </table:table-cell>
          <table:table-cell table:style-name="ce116"/>
          <table:table-cell table:style-name="ce270" office:value-type="string" calcext:value-type="string">
            <text:p>19:15</text:p>
          </table:table-cell>
          <table:table-cell table:style-name="ce116"/>
          <table:table-cell table:style-name="ce277" office:value-type="string" calcext:value-type="string">
            <text:p>19:45</text:p>
          </table:table-cell>
          <table:table-cell table:style-name="ce116" table:number-columns-repeated="2"/>
          <table:table-cell table:style-name="ce134" office:value-type="string" calcext:value-type="string">
            <text:p>20:45</text:p>
          </table:table-cell>
          <table:table-cell table:style-name="ce116" table:number-columns-repeated="2"/>
          <table:table-cell table:style-name="ce294" office:value-type="string" calcext:value-type="string">
            <text:p>21:45</text:p>
          </table:table-cell>
          <table:table-cell table:style-name="ce116"/>
          <table:table-cell table:style-name="ce300" office:value-type="string" calcext:value-type="string">
            <text:p>22:44</text:p>
          </table:table-cell>
          <table:table-cell table:style-name="ce305" office:value-type="string" calcext:value-type="string">
            <text:p>23:24</text:p>
          </table:table-cell>
          <table:table-cell table:style-name="ce310" office:value-type="string" calcext:value-type="string">
            <text:p>23:44</text:p>
          </table:table-cell>
          <table:table-cell table:style-name="ce316" office:value-type="string" calcext:value-type="string">
            <text:p>0:44</text:p>
          </table:table-cell>
          <table:table-cell table:style-name="ce323" office:value-type="string" calcext:value-type="string">
            <text:p>4:51</text:p>
          </table:table-cell>
          <table:table-cell table:style-name="ce337" office:value-type="string" calcext:value-type="string">
            <text:p>5:15</text:p>
          </table:table-cell>
          <table:table-cell table:style-name="ce349" office:value-type="string" calcext:value-type="string">
            <text:p>5:20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Nagymaros-Visegrád mh.</text:p>
          </table:table-cell>
          <table:table-cell table:style-name="ce53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49M00S" calcext:value-type="time">
            <text:p>1:49</text:p>
          </table:table-cell>
          <table:table-cell table:style-name="ce92" office:value-type="time" office:time-value="PT03H46M00S" calcext:value-type="time">
            <text:p>3:46</text:p>
          </table:table-cell>
          <table:table-cell table:style-name="ce102" office:value-type="time" office:time-value="PT05H49M00S" calcext:value-type="time">
            <text:p>5:49</text:p>
          </table:table-cell>
          <table:table-cell table:style-name="ce114" office:value-type="time" office:time-value="PT04H16M00S" calcext:value-type="time">
            <text:p>4:16</text:p>
          </table:table-cell>
          <table:table-cell table:style-name="ce120" office:value-type="time" office:time-value="PT06H44M00S" calcext:value-type="time">
            <text:p>6:44</text:p>
          </table:table-cell>
          <table:table-cell table:style-name="ce120"/>
          <table:table-cell table:style-name="ce121" table:number-columns-repeated="2"/>
          <table:table-cell table:style-name="ce126" office:value-type="string" calcext:value-type="string">
            <text:p>7:50</text:p>
          </table:table-cell>
          <table:table-cell table:style-name="ce122"/>
          <table:table-cell table:style-name="ce135" office:value-type="string" calcext:value-type="string">
            <text:p>8:44</text:p>
          </table:table-cell>
          <table:table-cell table:style-name="ce134" office:value-type="string" calcext:value-type="string">
            <text:p>8:50</text:p>
          </table:table-cell>
          <table:table-cell table:style-name="ce116"/>
          <table:table-cell table:style-name="ce148" office:value-type="string" calcext:value-type="string">
            <text:p>9:44</text:p>
          </table:table-cell>
          <table:table-cell table:style-name="ce134" office:value-type="string" calcext:value-type="string">
            <text:p>9:50</text:p>
          </table:table-cell>
          <table:table-cell table:style-name="ce116"/>
          <table:table-cell table:style-name="ce158" office:value-type="string" calcext:value-type="string">
            <text:p>10:44</text:p>
          </table:table-cell>
          <table:table-cell table:style-name="ce134" office:value-type="string" calcext:value-type="string">
            <text:p>10:50</text:p>
          </table:table-cell>
          <table:table-cell table:style-name="ce116"/>
          <table:table-cell table:style-name="ce169" office:value-type="string" calcext:value-type="string">
            <text:p>11:44</text:p>
          </table:table-cell>
          <table:table-cell table:style-name="ce174" office:value-type="string" calcext:value-type="string">
            <text:p>11:50</text:p>
          </table:table-cell>
          <table:table-cell table:style-name="ce116" table:number-columns-repeated="2"/>
          <table:table-cell table:style-name="ce134" office:value-type="string" calcext:value-type="string">
            <text:p>12:50</text:p>
          </table:table-cell>
          <table:table-cell table:style-name="ce116" table:number-columns-repeated="2"/>
          <table:table-cell table:style-name="ce134" office:value-type="string" calcext:value-type="string">
            <text:p>13:50</text:p>
          </table:table-cell>
          <table:table-cell table:style-name="ce116"/>
          <table:table-cell table:style-name="ce198" office:value-type="string" calcext:value-type="string">
            <text:p>14:20</text:p>
          </table:table-cell>
          <table:table-cell table:style-name="ce204" office:value-type="string" calcext:value-type="string">
            <text:p>14:44</text:p>
          </table:table-cell>
          <table:table-cell table:style-name="ce134" office:value-type="string" calcext:value-type="string">
            <text:p>14:50</text:p>
          </table:table-cell>
          <table:table-cell table:style-name="ce116"/>
          <table:table-cell table:style-name="ce215" office:value-type="string" calcext:value-type="string">
            <text:p>15:20</text:p>
          </table:table-cell>
          <table:table-cell table:style-name="ce116"/>
          <table:table-cell table:style-name="ce134" office:value-type="string" calcext:value-type="string">
            <text:p>15:50</text:p>
          </table:table-cell>
          <table:table-cell table:style-name="ce116"/>
          <table:table-cell table:style-name="ce228" office:value-type="string" calcext:value-type="string">
            <text:p>16:20</text:p>
          </table:table-cell>
          <table:table-cell table:style-name="ce116"/>
          <table:table-cell table:style-name="ce134" office:value-type="string" calcext:value-type="string">
            <text:p>16:50</text:p>
          </table:table-cell>
          <table:table-cell table:style-name="ce116"/>
          <table:table-cell table:style-name="ce242" office:value-type="string" calcext:value-type="string">
            <text:p>17:20</text:p>
          </table:table-cell>
          <table:table-cell table:style-name="ce116"/>
          <table:table-cell table:style-name="ce249" office:value-type="string" calcext:value-type="string">
            <text:p>17:50</text:p>
          </table:table-cell>
          <table:table-cell table:style-name="ce116"/>
          <table:table-cell table:style-name="ce256" office:value-type="string" calcext:value-type="string">
            <text:p>18:20</text:p>
          </table:table-cell>
          <table:table-cell table:style-name="ce116"/>
          <table:table-cell table:style-name="ce263" office:value-type="string" calcext:value-type="string">
            <text:p>18:50</text:p>
          </table:table-cell>
          <table:table-cell table:style-name="ce116"/>
          <table:table-cell table:style-name="ce270" office:value-type="string" calcext:value-type="string">
            <text:p>19:20</text:p>
          </table:table-cell>
          <table:table-cell table:style-name="ce116"/>
          <table:table-cell table:style-name="ce277" office:value-type="string" calcext:value-type="string">
            <text:p>19:50</text:p>
          </table:table-cell>
          <table:table-cell table:style-name="ce116" table:number-columns-repeated="2"/>
          <table:table-cell table:style-name="ce134" office:value-type="string" calcext:value-type="string">
            <text:p>20:50</text:p>
          </table:table-cell>
          <table:table-cell table:style-name="ce116" table:number-columns-repeated="2"/>
          <table:table-cell table:style-name="ce294" office:value-type="string" calcext:value-type="string">
            <text:p>21:50</text:p>
          </table:table-cell>
          <table:table-cell table:style-name="ce116"/>
          <table:table-cell table:style-name="ce300" office:value-type="string" calcext:value-type="string">
            <text:p>22:49</text:p>
          </table:table-cell>
          <table:table-cell table:style-name="ce305" office:value-type="string" calcext:value-type="string">
            <text:p>23:29</text:p>
          </table:table-cell>
          <table:table-cell table:style-name="ce310" office:value-type="string" calcext:value-type="string">
            <text:p>23:49</text:p>
          </table:table-cell>
          <table:table-cell table:style-name="ce316" office:value-type="string" calcext:value-type="string">
            <text:p>0:49</text:p>
          </table:table-cell>
          <table:table-cell table:style-name="ce323" office:value-type="string" calcext:value-type="string">
            <text:p>4:46</text:p>
          </table:table-cell>
          <table:table-cell table:style-name="ce337" office:value-type="string" calcext:value-type="string">
            <text:p>5:10</text:p>
          </table:table-cell>
          <table:table-cell table:style-name="ce349" office:value-type="string" calcext:value-type="string">
            <text:p>5:15</text:p>
          </table:table-cell>
          <table:table-cell table:style-name="ce121" table:number-columns-repeated="19"/>
          <table:table-cell table:style-name="ce116" table:number-columns-repeated="36"/>
          <table:table-cell table:style-name="ce123" office:value-type="string" calcext:value-type="string">
            <text:p>6:24</text:p>
          </table:table-cell>
          <table:table-cell table:style-name="ce123" office:value-type="string" calcext:value-type="string">
            <text:p>8:24</text:p>
          </table:table-cell>
          <table:table-cell table:style-name="ce123" office:value-type="string" calcext:value-type="string">
            <text:p>10:24</text:p>
          </table:table-cell>
          <table:table-cell table:style-name="ce123" office:value-type="string" calcext:value-type="string">
            <text:p>12:24</text:p>
          </table:table-cell>
          <table:table-cell table:style-name="ce123" office:value-type="string" calcext:value-type="string">
            <text:p>14:24</text:p>
          </table:table-cell>
          <table:table-cell table:style-name="ce123" office:value-type="string" calcext:value-type="string">
            <text:p>16:24</text:p>
          </table:table-cell>
          <table:table-cell table:style-name="ce123" office:value-type="string" calcext:value-type="string">
            <text:p>18:24</text:p>
          </table:table-cell>
          <table:table-cell table:style-name="ce460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6" office:value-type="string" calcext:value-type="string">
            <text:p>Nagymaros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1H51M00S" calcext:value-type="time">
            <text:p>1:51</text:p>
          </table:table-cell>
          <table:table-cell table:style-name="ce92" office:value-type="time" office:time-value="PT03H44M00S" calcext:value-type="time">
            <text:p>3:44</text:p>
          </table:table-cell>
          <table:table-cell table:style-name="ce102" office:value-type="time" office:time-value="PT05H51M00S" calcext:value-type="time">
            <text:p>5:51</text:p>
          </table:table-cell>
          <table:table-cell table:style-name="ce114" office:value-type="time" office:time-value="PT04H14M00S" calcext:value-type="time">
            <text:p>4:14</text:p>
          </table:table-cell>
          <table:table-cell table:style-name="ce120" office:value-type="time" office:time-value="PT06H46M00S" calcext:value-type="time">
            <text:p>6:46</text:p>
          </table:table-cell>
          <table:table-cell table:style-name="ce120"/>
          <table:table-cell table:style-name="ce121" table:number-columns-repeated="2"/>
          <table:table-cell table:style-name="ce127" office:value-type="string" calcext:value-type="string">
            <text:p>7:52</text:p>
          </table:table-cell>
          <table:table-cell table:style-name="ce122"/>
          <table:table-cell table:style-name="ce135" office:value-type="string" calcext:value-type="string">
            <text:p>8:46</text:p>
          </table:table-cell>
          <table:table-cell table:style-name="ce134" office:value-type="string" calcext:value-type="string">
            <text:p>8:52</text:p>
          </table:table-cell>
          <table:table-cell table:style-name="ce116"/>
          <table:table-cell table:style-name="ce148" office:value-type="string" calcext:value-type="string">
            <text:p>9:46</text:p>
          </table:table-cell>
          <table:table-cell table:style-name="ce134" office:value-type="string" calcext:value-type="string">
            <text:p>9:52</text:p>
          </table:table-cell>
          <table:table-cell table:style-name="ce116"/>
          <table:table-cell table:style-name="ce158" office:value-type="string" calcext:value-type="string">
            <text:p>10:46</text:p>
          </table:table-cell>
          <table:table-cell table:style-name="ce134" office:value-type="string" calcext:value-type="string">
            <text:p>10:52</text:p>
          </table:table-cell>
          <table:table-cell table:style-name="ce116"/>
          <table:table-cell table:style-name="ce169" office:value-type="string" calcext:value-type="string">
            <text:p>11:46</text:p>
          </table:table-cell>
          <table:table-cell table:style-name="ce174" office:value-type="string" calcext:value-type="string">
            <text:p>11:52</text:p>
          </table:table-cell>
          <table:table-cell table:style-name="ce116" table:number-columns-repeated="2"/>
          <table:table-cell table:style-name="ce134" office:value-type="string" calcext:value-type="string">
            <text:p>12:52</text:p>
          </table:table-cell>
          <table:table-cell table:style-name="ce116" table:number-columns-repeated="2"/>
          <table:table-cell table:style-name="ce134" office:value-type="string" calcext:value-type="string">
            <text:p>13:52</text:p>
          </table:table-cell>
          <table:table-cell table:style-name="ce116"/>
          <table:table-cell table:style-name="ce198" office:value-type="string" calcext:value-type="string">
            <text:p>14:22</text:p>
          </table:table-cell>
          <table:table-cell table:style-name="ce204" office:value-type="string" calcext:value-type="string">
            <text:p>14:46</text:p>
          </table:table-cell>
          <table:table-cell table:style-name="ce134" office:value-type="string" calcext:value-type="string">
            <text:p>14:52</text:p>
          </table:table-cell>
          <table:table-cell table:style-name="ce116"/>
          <table:table-cell table:style-name="ce215" office:value-type="string" calcext:value-type="string">
            <text:p>15:22</text:p>
          </table:table-cell>
          <table:table-cell table:style-name="ce116"/>
          <table:table-cell table:style-name="ce134" office:value-type="string" calcext:value-type="string">
            <text:p>15:52</text:p>
          </table:table-cell>
          <table:table-cell table:style-name="ce116"/>
          <table:table-cell table:style-name="ce228" office:value-type="string" calcext:value-type="string">
            <text:p>16:22</text:p>
          </table:table-cell>
          <table:table-cell table:style-name="ce116"/>
          <table:table-cell table:style-name="ce134" office:value-type="string" calcext:value-type="string">
            <text:p>16:52</text:p>
          </table:table-cell>
          <table:table-cell table:style-name="ce116"/>
          <table:table-cell table:style-name="ce242" office:value-type="string" calcext:value-type="string">
            <text:p>17:22</text:p>
          </table:table-cell>
          <table:table-cell table:style-name="ce116"/>
          <table:table-cell table:style-name="ce249" office:value-type="string" calcext:value-type="string">
            <text:p>17:52</text:p>
          </table:table-cell>
          <table:table-cell table:style-name="ce116"/>
          <table:table-cell table:style-name="ce256" office:value-type="string" calcext:value-type="string">
            <text:p>18:22</text:p>
          </table:table-cell>
          <table:table-cell table:style-name="ce116"/>
          <table:table-cell table:style-name="ce263" office:value-type="string" calcext:value-type="string">
            <text:p>18:52</text:p>
          </table:table-cell>
          <table:table-cell table:style-name="ce116"/>
          <table:table-cell table:style-name="ce270" office:value-type="string" calcext:value-type="string">
            <text:p>19:22</text:p>
          </table:table-cell>
          <table:table-cell table:style-name="ce116"/>
          <table:table-cell table:style-name="ce277" office:value-type="string" calcext:value-type="string">
            <text:p>19:52</text:p>
          </table:table-cell>
          <table:table-cell table:style-name="ce116" table:number-columns-repeated="2"/>
          <table:table-cell table:style-name="ce134" office:value-type="string" calcext:value-type="string">
            <text:p>20:52</text:p>
          </table:table-cell>
          <table:table-cell table:style-name="ce116" table:number-columns-repeated="2"/>
          <table:table-cell table:style-name="ce294" office:value-type="string" calcext:value-type="string">
            <text:p>21:52</text:p>
          </table:table-cell>
          <table:table-cell table:style-name="ce116"/>
          <table:table-cell table:style-name="ce300" office:value-type="string" calcext:value-type="string">
            <text:p>22:51</text:p>
          </table:table-cell>
          <table:table-cell table:style-name="ce305" office:value-type="string" calcext:value-type="string">
            <text:p>23:31</text:p>
          </table:table-cell>
          <table:table-cell table:style-name="ce310" office:value-type="string" calcext:value-type="string">
            <text:p>23:51</text:p>
          </table:table-cell>
          <table:table-cell table:style-name="ce316" office:value-type="string" calcext:value-type="string">
            <text:p>0:51</text:p>
          </table:table-cell>
          <table:table-cell table:style-name="ce323" office:value-type="string" calcext:value-type="string">
            <text:p>4:44</text:p>
          </table:table-cell>
          <table:table-cell table:style-name="ce337" office:value-type="string" calcext:value-type="string">
            <text:p>5:08</text:p>
          </table:table-cell>
          <table:table-cell table:style-name="ce349" office:value-type="string" calcext:value-type="string">
            <text:p>5:13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" office:value-type="string" calcext:value-type="string">
            <text:p>Dömösi átkelés mh.</text:p>
          </table:table-cell>
          <table:table-cell table:style-name="ce54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1" table:number-columns-repeated="2"/>
          <table:table-cell table:style-name="ce103"/>
          <table:table-cell table:style-name="ce115"/>
          <table:table-cell table:style-name="ce121" table:number-columns-repeated="4"/>
          <table:table-cell table:style-name="ce128"/>
          <table:table-cell table:style-name="ce116"/>
          <table:table-cell table:style-name="ce135" office:value-type="string" calcext:value-type="string">
            <text:p>8:50</text:p>
          </table:table-cell>
          <table:table-cell table:style-name="ce134" office:value-type="string" calcext:value-type="string">
            <text:p>8:55</text:p>
          </table:table-cell>
          <table:table-cell table:style-name="ce116"/>
          <table:table-cell table:style-name="ce148" office:value-type="string" calcext:value-type="string">
            <text:p>9:50</text:p>
          </table:table-cell>
          <table:table-cell table:style-name="ce134" office:value-type="string" calcext:value-type="string">
            <text:p>9:55</text:p>
          </table:table-cell>
          <table:table-cell table:style-name="ce116"/>
          <table:table-cell table:style-name="ce158" office:value-type="string" calcext:value-type="string">
            <text:p>10:50</text:p>
          </table:table-cell>
          <table:table-cell table:style-name="ce134" office:value-type="string" calcext:value-type="string">
            <text:p>10:55</text:p>
          </table:table-cell>
          <table:table-cell table:style-name="ce116"/>
          <table:table-cell table:style-name="ce169" office:value-type="string" calcext:value-type="string">
            <text:p>11:50</text:p>
          </table:table-cell>
          <table:table-cell table:style-name="ce175"/>
          <table:table-cell table:style-name="ce116" table:number-columns-repeated="7"/>
          <table:table-cell table:style-name="ce199"/>
          <table:table-cell table:style-name="ce205"/>
          <table:table-cell table:style-name="ce116" table:number-columns-repeated="2"/>
          <table:table-cell table:style-name="ce216"/>
          <table:table-cell table:style-name="ce116"/>
          <table:table-cell table:style-name="ce134" office:value-type="string" calcext:value-type="string">
            <text:p>15:55</text:p>
          </table:table-cell>
          <table:table-cell table:style-name="ce116"/>
          <table:table-cell table:style-name="ce229"/>
          <table:table-cell table:style-name="ce116"/>
          <table:table-cell table:style-name="ce236" office:value-type="string" calcext:value-type="string">
            <text:p>16:55</text:p>
          </table:table-cell>
          <table:table-cell table:style-name="ce116"/>
          <table:table-cell table:style-name="ce243"/>
          <table:table-cell table:style-name="ce116"/>
          <table:table-cell table:style-name="ce250"/>
          <table:table-cell table:style-name="ce116"/>
          <table:table-cell table:style-name="ce257"/>
          <table:table-cell table:style-name="ce116"/>
          <table:table-cell table:style-name="ce264"/>
          <table:table-cell table:style-name="ce116"/>
          <table:table-cell table:style-name="ce271"/>
          <table:table-cell table:style-name="ce116"/>
          <table:table-cell table:style-name="ce278"/>
          <table:table-cell table:style-name="ce116" table:number-columns-repeated="5"/>
          <table:table-cell table:style-name="ce293"/>
          <table:table-cell table:style-name="ce116"/>
          <table:table-cell table:style-name="ce301"/>
          <table:table-cell table:style-name="ce306"/>
          <table:table-cell table:style-name="ce311"/>
          <table:table-cell table:number-columns-repeated="4"/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 office:value-type="string" calcext:value-type="string">
            <text:p>Zebegény mh.</text:p>
          </table:table-cell>
          <table:table-cell table:style-name="ce55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1H58M00S" calcext:value-type="time">
            <text:p>1:58</text:p>
          </table:table-cell>
          <table:table-cell table:style-name="ce92" office:value-type="time" office:time-value="PT03H37M00S" calcext:value-type="time">
            <text:p>3:37</text:p>
          </table:table-cell>
          <table:table-cell table:style-name="ce102" office:value-type="time" office:time-value="PT05H58M00S" calcext:value-type="time">
            <text:p>5:58</text:p>
          </table:table-cell>
          <table:table-cell table:style-name="ce114" office:value-type="time" office:time-value="PT04H07M00S" calcext:value-type="time">
            <text:p>4:07</text:p>
          </table:table-cell>
          <table:table-cell table:style-name="ce120" office:value-type="time" office:time-value="PT06H53M00S" calcext:value-type="time">
            <text:p>6:53</text:p>
          </table:table-cell>
          <table:table-cell table:style-name="ce120"/>
          <table:table-cell table:style-name="ce121" table:number-columns-repeated="2"/>
          <table:table-cell table:style-name="ce126" office:value-type="string" calcext:value-type="string">
            <text:p>7:59</text:p>
          </table:table-cell>
          <table:table-cell table:style-name="ce122"/>
          <table:table-cell table:style-name="ce135" office:value-type="string" calcext:value-type="string">
            <text:p>8:54</text:p>
          </table:table-cell>
          <table:table-cell table:style-name="ce134" office:value-type="string" calcext:value-type="string">
            <text:p>8:59</text:p>
          </table:table-cell>
          <table:table-cell table:style-name="ce116"/>
          <table:table-cell table:style-name="ce148" office:value-type="string" calcext:value-type="string">
            <text:p>9:54</text:p>
          </table:table-cell>
          <table:table-cell table:style-name="ce134" office:value-type="string" calcext:value-type="string">
            <text:p>9:59</text:p>
          </table:table-cell>
          <table:table-cell table:style-name="ce116"/>
          <table:table-cell table:style-name="ce158" office:value-type="string" calcext:value-type="string">
            <text:p>10:54</text:p>
          </table:table-cell>
          <table:table-cell table:style-name="ce134" office:value-type="string" calcext:value-type="string">
            <text:p>10:59</text:p>
          </table:table-cell>
          <table:table-cell table:style-name="ce116"/>
          <table:table-cell table:style-name="ce169" office:value-type="string" calcext:value-type="string">
            <text:p>11:54</text:p>
          </table:table-cell>
          <table:table-cell table:style-name="ce174" office:value-type="string" calcext:value-type="string">
            <text:p>11:59</text:p>
          </table:table-cell>
          <table:table-cell table:style-name="ce116" table:number-columns-repeated="2"/>
          <table:table-cell table:style-name="ce134" office:value-type="string" calcext:value-type="string">
            <text:p>12:59</text:p>
          </table:table-cell>
          <table:table-cell table:style-name="ce116" table:number-columns-repeated="2"/>
          <table:table-cell table:style-name="ce134" office:value-type="string" calcext:value-type="string">
            <text:p>13:59</text:p>
          </table:table-cell>
          <table:table-cell table:style-name="ce116"/>
          <table:table-cell table:style-name="ce198" office:value-type="string" calcext:value-type="string">
            <text:p>14:29</text:p>
          </table:table-cell>
          <table:table-cell table:style-name="ce204" office:value-type="string" calcext:value-type="string">
            <text:p>14:53</text:p>
          </table:table-cell>
          <table:table-cell table:style-name="ce134" office:value-type="string" calcext:value-type="string">
            <text:p>14:59</text:p>
          </table:table-cell>
          <table:table-cell table:style-name="ce116"/>
          <table:table-cell table:style-name="ce215" office:value-type="string" calcext:value-type="string">
            <text:p>15:29</text:p>
          </table:table-cell>
          <table:table-cell table:style-name="ce116"/>
          <table:table-cell table:style-name="ce134" office:value-type="string" calcext:value-type="string">
            <text:p>15:59</text:p>
          </table:table-cell>
          <table:table-cell table:style-name="ce116"/>
          <table:table-cell table:style-name="ce228" office:value-type="string" calcext:value-type="string">
            <text:p>16:29</text:p>
          </table:table-cell>
          <table:table-cell table:style-name="ce116"/>
          <table:table-cell table:style-name="ce134" office:value-type="string" calcext:value-type="string">
            <text:p>16:59</text:p>
          </table:table-cell>
          <table:table-cell table:style-name="ce116"/>
          <table:table-cell table:style-name="ce242" office:value-type="string" calcext:value-type="string">
            <text:p>17:29</text:p>
          </table:table-cell>
          <table:table-cell table:style-name="ce116"/>
          <table:table-cell table:style-name="ce249" office:value-type="string" calcext:value-type="string">
            <text:p>17:59</text:p>
          </table:table-cell>
          <table:table-cell table:style-name="ce116"/>
          <table:table-cell table:style-name="ce256" office:value-type="string" calcext:value-type="string">
            <text:p>18:29</text:p>
          </table:table-cell>
          <table:table-cell table:style-name="ce116"/>
          <table:table-cell table:style-name="ce263" office:value-type="string" calcext:value-type="string">
            <text:p>18:59</text:p>
          </table:table-cell>
          <table:table-cell table:style-name="ce116"/>
          <table:table-cell table:style-name="ce270" office:value-type="string" calcext:value-type="string">
            <text:p>19:29</text:p>
          </table:table-cell>
          <table:table-cell table:style-name="ce116"/>
          <table:table-cell table:style-name="ce277" office:value-type="string" calcext:value-type="string">
            <text:p>19:59</text:p>
          </table:table-cell>
          <table:table-cell table:style-name="ce116" table:number-columns-repeated="2"/>
          <table:table-cell table:style-name="ce134" office:value-type="string" calcext:value-type="string">
            <text:p>20:59</text:p>
          </table:table-cell>
          <table:table-cell table:style-name="ce116" table:number-columns-repeated="2"/>
          <table:table-cell table:style-name="ce294" office:value-type="string" calcext:value-type="string">
            <text:p>21:59</text:p>
          </table:table-cell>
          <table:table-cell table:style-name="ce116"/>
          <table:table-cell table:style-name="ce300" office:value-type="string" calcext:value-type="string">
            <text:p>22:58</text:p>
          </table:table-cell>
          <table:table-cell table:style-name="ce305" office:value-type="string" calcext:value-type="string">
            <text:p>23:38</text:p>
          </table:table-cell>
          <table:table-cell table:style-name="ce310" office:value-type="string" calcext:value-type="string">
            <text:p>23:58</text:p>
          </table:table-cell>
          <table:table-cell table:style-name="ce317" office:value-type="string" calcext:value-type="string">
            <text:p>0:58</text:p>
          </table:table-cell>
          <table:table-cell table:style-name="ce134" office:value-type="string" calcext:value-type="string">
            <text:p>4:37</text:p>
          </table:table-cell>
          <table:table-cell table:style-name="ce338" office:value-type="string" calcext:value-type="string">
            <text:p>5:01</text:p>
          </table:table-cell>
          <table:table-cell table:style-name="ce350" office:value-type="string" calcext:value-type="string">
            <text:p>5:06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6" office:value-type="string" calcext:value-type="string">
            <text:p>Szob alsó mh.</text:p>
          </table:table-cell>
          <table:table-cell table:style-name="ce56" office:value-type="string" calcext:value-type="string">
            <text:p>$hold</text:p>
          </table:table-cell>
          <table:table-cell/>
          <table:table-cell table:style-name="ce1" table:number-columns-repeated="3"/>
          <table:table-cell table:style-name="ce92" office:value-type="time" office:time-value="PT02H02M00S" calcext:value-type="time">
            <text:p>2:02</text:p>
          </table:table-cell>
          <table:table-cell table:style-name="ce92" office:value-type="time" office:time-value="PT03H33M00S" calcext:value-type="time">
            <text:p>3:33</text:p>
          </table:table-cell>
          <table:table-cell table:style-name="ce102" office:value-type="time" office:time-value="PT06H02M00S" calcext:value-type="time">
            <text:p>6:02</text:p>
          </table:table-cell>
          <table:table-cell table:style-name="ce114" office:value-type="time" office:time-value="PT04H03M00S" calcext:value-type="time">
            <text:p>4:03</text:p>
          </table:table-cell>
          <table:table-cell table:style-name="ce120" office:value-type="time" office:time-value="PT06H57M00S" calcext:value-type="time">
            <text:p>6:57</text:p>
          </table:table-cell>
          <table:table-cell table:style-name="ce120"/>
          <table:table-cell table:style-name="ce121" table:number-columns-repeated="2"/>
          <table:table-cell table:style-name="ce127" office:value-type="string" calcext:value-type="string">
            <text:p>8:03</text:p>
          </table:table-cell>
          <table:table-cell table:style-name="ce122"/>
          <table:table-cell table:style-name="ce135" office:value-type="string" calcext:value-type="string">
            <text:p>8:58</text:p>
          </table:table-cell>
          <table:table-cell table:style-name="ce134" office:value-type="string" calcext:value-type="string">
            <text:p>9:03</text:p>
          </table:table-cell>
          <table:table-cell table:style-name="ce116"/>
          <table:table-cell table:style-name="ce148" office:value-type="string" calcext:value-type="string">
            <text:p>9:58</text:p>
          </table:table-cell>
          <table:table-cell table:style-name="ce134" office:value-type="string" calcext:value-type="string">
            <text:p>10:03</text:p>
          </table:table-cell>
          <table:table-cell table:style-name="ce116"/>
          <table:table-cell table:style-name="ce158" office:value-type="string" calcext:value-type="string">
            <text:p>10:58</text:p>
          </table:table-cell>
          <table:table-cell table:style-name="ce134" office:value-type="string" calcext:value-type="string">
            <text:p>11:03</text:p>
          </table:table-cell>
          <table:table-cell table:style-name="ce116"/>
          <table:table-cell table:style-name="ce169" office:value-type="string" calcext:value-type="string">
            <text:p>11:58</text:p>
          </table:table-cell>
          <table:table-cell table:style-name="ce174" office:value-type="string" calcext:value-type="string">
            <text:p>12:03</text:p>
          </table:table-cell>
          <table:table-cell table:style-name="ce116" table:number-columns-repeated="2"/>
          <table:table-cell table:style-name="ce134" office:value-type="string" calcext:value-type="string">
            <text:p>13:03</text:p>
          </table:table-cell>
          <table:table-cell table:style-name="ce116" table:number-columns-repeated="2"/>
          <table:table-cell table:style-name="ce134" office:value-type="string" calcext:value-type="string">
            <text:p>14:03</text:p>
          </table:table-cell>
          <table:table-cell table:style-name="ce116"/>
          <table:table-cell table:style-name="ce198" office:value-type="string" calcext:value-type="string">
            <text:p>14:33</text:p>
          </table:table-cell>
          <table:table-cell table:style-name="ce204" office:value-type="string" calcext:value-type="string">
            <text:p>14:57</text:p>
          </table:table-cell>
          <table:table-cell table:style-name="ce134" office:value-type="string" calcext:value-type="string">
            <text:p>15:03</text:p>
          </table:table-cell>
          <table:table-cell table:style-name="ce116"/>
          <table:table-cell table:style-name="ce215" office:value-type="string" calcext:value-type="string">
            <text:p>15:33</text:p>
          </table:table-cell>
          <table:table-cell table:style-name="ce116"/>
          <table:table-cell table:style-name="ce134" office:value-type="string" calcext:value-type="string">
            <text:p>16:03</text:p>
          </table:table-cell>
          <table:table-cell table:style-name="ce116"/>
          <table:table-cell table:style-name="ce228" office:value-type="string" calcext:value-type="string">
            <text:p>16:33</text:p>
          </table:table-cell>
          <table:table-cell table:style-name="ce116"/>
          <table:table-cell table:style-name="ce134" office:value-type="string" calcext:value-type="string">
            <text:p>17:03</text:p>
          </table:table-cell>
          <table:table-cell table:style-name="ce116"/>
          <table:table-cell table:style-name="ce242" office:value-type="string" calcext:value-type="string">
            <text:p>17:33</text:p>
          </table:table-cell>
          <table:table-cell table:style-name="ce116"/>
          <table:table-cell table:style-name="ce249" office:value-type="string" calcext:value-type="string">
            <text:p>18:03</text:p>
          </table:table-cell>
          <table:table-cell table:style-name="ce116"/>
          <table:table-cell table:style-name="ce256" office:value-type="string" calcext:value-type="string">
            <text:p>18:33</text:p>
          </table:table-cell>
          <table:table-cell table:style-name="ce116"/>
          <table:table-cell table:style-name="ce263" office:value-type="string" calcext:value-type="string">
            <text:p>19:03</text:p>
          </table:table-cell>
          <table:table-cell table:style-name="ce116"/>
          <table:table-cell table:style-name="ce270" office:value-type="string" calcext:value-type="string">
            <text:p>19:33</text:p>
          </table:table-cell>
          <table:table-cell table:style-name="ce116"/>
          <table:table-cell table:style-name="ce277" office:value-type="string" calcext:value-type="string">
            <text:p>20:03</text:p>
          </table:table-cell>
          <table:table-cell table:style-name="ce116" table:number-columns-repeated="2"/>
          <table:table-cell table:style-name="ce134" office:value-type="string" calcext:value-type="string">
            <text:p>21:03</text:p>
          </table:table-cell>
          <table:table-cell table:style-name="ce116" table:number-columns-repeated="2"/>
          <table:table-cell table:style-name="ce294" office:value-type="string" calcext:value-type="string">
            <text:p>22:03</text:p>
          </table:table-cell>
          <table:table-cell table:style-name="ce116"/>
          <table:table-cell table:style-name="ce300" office:value-type="string" calcext:value-type="string">
            <text:p>23:02</text:p>
          </table:table-cell>
          <table:table-cell table:style-name="ce305" office:value-type="string" calcext:value-type="string">
            <text:p>23:42</text:p>
          </table:table-cell>
          <table:table-cell table:style-name="ce310" office:value-type="string" calcext:value-type="string">
            <text:p>0:02</text:p>
          </table:table-cell>
          <table:table-cell table:style-name="ce317" office:value-type="string" calcext:value-type="string">
            <text:p>1:02</text:p>
          </table:table-cell>
          <table:table-cell table:style-name="ce134" office:value-type="string" calcext:value-type="string">
            <text:p>4:33</text:p>
          </table:table-cell>
          <table:table-cell table:style-name="ce339" office:value-type="string" calcext:value-type="string">
            <text:p>4:57</text:p>
          </table:table-cell>
          <table:table-cell table:style-name="ce351" office:value-type="string" calcext:value-type="string">
            <text:p>5:02</text:p>
          </table:table-cell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5" office:value-type="string" calcext:value-type="string">
            <text:p>Szob</text:p>
          </table:table-cell>
          <table:table-cell table:style-name="ce43" office:value-type="string" calcext:value-type="string">
            <text:p>$forcehold</text:p>
          </table:table-cell>
          <table:table-cell/>
          <table:table-cell table:style-name="ce1" table:number-columns-repeated="3"/>
          <table:table-cell table:style-name="ce92" office:value-type="time" office:time-value="PT02H04M00S" calcext:value-type="time">
            <text:p>2:04</text:p>
          </table:table-cell>
          <table:table-cell table:style-name="ce92" office:value-type="time" office:time-value="PT03H31M00S" calcext:value-type="time">
            <text:p>3:31</text:p>
          </table:table-cell>
          <table:table-cell table:style-name="ce102" office:value-type="time" office:time-value="PT06H04M00S" calcext:value-type="time">
            <text:p>6:04</text:p>
          </table:table-cell>
          <table:table-cell table:style-name="ce114" office:value-type="time" office:time-value="PT04H01M00S" calcext:value-type="time">
            <text:p>4:01</text:p>
          </table:table-cell>
          <table:table-cell table:style-name="ce120" office:value-type="time" office:time-value="PT06H59M00S" calcext:value-type="time">
            <text:p>6:59</text:p>
          </table:table-cell>
          <table:table-cell table:style-name="ce121" table:number-columns-repeated="3"/>
          <table:table-cell table:style-name="ce127" office:value-type="string" calcext:value-type="string">
            <text:p>8:05</text:p>
          </table:table-cell>
          <table:table-cell table:style-name="ce116"/>
          <table:table-cell table:style-name="ce135" office:value-type="string" calcext:value-type="string">
            <text:p>9:00</text:p>
          </table:table-cell>
          <table:table-cell table:style-name="ce134" office:value-type="string" calcext:value-type="string">
            <text:p>9:05</text:p>
          </table:table-cell>
          <table:table-cell table:style-name="ce116"/>
          <table:table-cell table:style-name="ce148" office:value-type="string" calcext:value-type="string">
            <text:p>10:00</text:p>
          </table:table-cell>
          <table:table-cell table:style-name="ce134" office:value-type="string" calcext:value-type="string">
            <text:p>10:05</text:p>
          </table:table-cell>
          <table:table-cell table:style-name="ce116"/>
          <table:table-cell table:style-name="ce158" office:value-type="string" calcext:value-type="string">
            <text:p>11:00</text:p>
          </table:table-cell>
          <table:table-cell table:style-name="ce134" office:value-type="string" calcext:value-type="string">
            <text:p>11:05</text:p>
          </table:table-cell>
          <table:table-cell table:style-name="ce116"/>
          <table:table-cell table:style-name="ce169" office:value-type="string" calcext:value-type="string">
            <text:p>12:00</text:p>
          </table:table-cell>
          <table:table-cell table:style-name="ce174" office:value-type="string" calcext:value-type="string">
            <text:p>12:05</text:p>
          </table:table-cell>
          <table:table-cell table:style-name="ce116" table:number-columns-repeated="2"/>
          <table:table-cell table:style-name="ce134" office:value-type="string" calcext:value-type="string">
            <text:p>13:05</text:p>
          </table:table-cell>
          <table:table-cell table:style-name="ce116" table:number-columns-repeated="2"/>
          <table:table-cell table:style-name="ce134" office:value-type="string" calcext:value-type="string">
            <text:p>14:05</text:p>
          </table:table-cell>
          <table:table-cell table:style-name="ce116"/>
          <table:table-cell table:style-name="ce198" office:value-type="string" calcext:value-type="string">
            <text:p>14:35</text:p>
          </table:table-cell>
          <table:table-cell table:style-name="ce204" office:value-type="string" calcext:value-type="string">
            <text:p>14:59</text:p>
          </table:table-cell>
          <table:table-cell table:style-name="ce134" office:value-type="string" calcext:value-type="string">
            <text:p>15:05</text:p>
          </table:table-cell>
          <table:table-cell table:style-name="ce116"/>
          <table:table-cell table:style-name="ce215" office:value-type="string" calcext:value-type="string">
            <text:p>15:35</text:p>
          </table:table-cell>
          <table:table-cell table:style-name="ce116"/>
          <table:table-cell table:style-name="ce134" office:value-type="string" calcext:value-type="string">
            <text:p>16:05</text:p>
          </table:table-cell>
          <table:table-cell table:style-name="ce116"/>
          <table:table-cell table:style-name="ce228" office:value-type="string" calcext:value-type="string">
            <text:p>16:35</text:p>
          </table:table-cell>
          <table:table-cell table:style-name="ce116"/>
          <table:table-cell table:style-name="ce134" office:value-type="string" calcext:value-type="string">
            <text:p>17:05</text:p>
          </table:table-cell>
          <table:table-cell table:style-name="ce116"/>
          <table:table-cell table:style-name="ce242" office:value-type="string" calcext:value-type="string">
            <text:p>17:35</text:p>
          </table:table-cell>
          <table:table-cell table:style-name="ce116"/>
          <table:table-cell table:style-name="ce249" office:value-type="string" calcext:value-type="string">
            <text:p>18:05</text:p>
          </table:table-cell>
          <table:table-cell table:style-name="ce116"/>
          <table:table-cell table:style-name="ce256" office:value-type="string" calcext:value-type="string">
            <text:p>18:35</text:p>
          </table:table-cell>
          <table:table-cell table:style-name="ce116"/>
          <table:table-cell table:style-name="ce263" office:value-type="string" calcext:value-type="string">
            <text:p>19:05</text:p>
          </table:table-cell>
          <table:table-cell table:style-name="ce116"/>
          <table:table-cell table:style-name="ce270" office:value-type="string" calcext:value-type="string">
            <text:p>19:35</text:p>
          </table:table-cell>
          <table:table-cell table:style-name="ce116"/>
          <table:table-cell table:style-name="ce277" office:value-type="string" calcext:value-type="string">
            <text:p>20:05</text:p>
          </table:table-cell>
          <table:table-cell table:style-name="ce116" table:number-columns-repeated="2"/>
          <table:table-cell table:style-name="ce134" office:value-type="string" calcext:value-type="string">
            <text:p>21:05</text:p>
          </table:table-cell>
          <table:table-cell table:style-name="ce116" table:number-columns-repeated="2"/>
          <table:table-cell table:style-name="ce294" office:value-type="string" calcext:value-type="string">
            <text:p>22:05</text:p>
          </table:table-cell>
          <table:table-cell table:style-name="ce116"/>
          <table:table-cell table:style-name="ce300" office:value-type="string" calcext:value-type="string">
            <text:p>23:04</text:p>
          </table:table-cell>
          <table:table-cell table:style-name="ce305" office:value-type="string" calcext:value-type="string">
            <text:p>23:44</text:p>
          </table:table-cell>
          <table:table-cell table:style-name="ce312" office:value-type="string" calcext:value-type="string">
            <text:p>0:04</text:p>
          </table:table-cell>
          <table:table-cell table:style-name="ce317" office:value-type="string" calcext:value-type="string">
            <text:p>1:04</text:p>
          </table:table-cell>
          <table:table-cell table:style-name="ce326" office:value-type="string" calcext:value-type="string">
            <text:p>4:31</text:p>
          </table:table-cell>
          <table:table-cell table:style-name="ce339" office:value-type="string" calcext:value-type="string">
            <text:p>4:55</text:p>
          </table:table-cell>
          <table:table-cell table:style-name="ce351" office:value-type="string" calcext:value-type="string">
            <text:p>5:00</text:p>
          </table:table-cell>
          <table:table-cell table:style-name="ce121" table:number-columns-repeated="19"/>
          <table:table-cell table:style-name="ce116" table:number-columns-repeated="36"/>
          <table:table-cell table:style-name="ce123" office:value-type="string" calcext:value-type="string">
            <text:p>6:35-6:36</text:p>
          </table:table-cell>
          <table:table-cell table:style-name="ce123" office:value-type="string" calcext:value-type="string">
            <text:p>8:35-8:36</text:p>
          </table:table-cell>
          <table:table-cell table:style-name="ce123" office:value-type="string" calcext:value-type="string">
            <text:p>10:35-10:36</text:p>
          </table:table-cell>
          <table:table-cell table:style-name="ce123" office:value-type="string" calcext:value-type="string">
            <text:p>12:35-12:36</text:p>
          </table:table-cell>
          <table:table-cell table:style-name="ce123" office:value-type="string" calcext:value-type="string">
            <text:p>14:35-14:36</text:p>
          </table:table-cell>
          <table:table-cell table:style-name="ce123" office:value-type="string" calcext:value-type="string">
            <text:p>16:35-16:36</text:p>
          </table:table-cell>
          <table:table-cell table:style-name="ce123" office:value-type="string" calcext:value-type="string">
            <text:p>18:35-18:36</text:p>
          </table:table-cell>
          <table:table-cell table:style-name="ce460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"/>
          <table:table-cell table:style-name="ce1"/>
          <table:table-cell table:style-name="ce41" office:value-type="string" calcext:value-type="string">
            <text:p>70-es visszafele</text:p>
          </table:table-cell>
          <table:table-cell table:style-name="ce1" table:number-columns-repeated="6"/>
          <table:table-cell table:style-name="ce116" table:number-columns-repeated="5"/>
          <table:table-cell/>
          <table:table-cell table:style-name="ce116" table:number-columns-repeated="11"/>
          <table:table-cell/>
          <table:table-cell table:style-name="ce116" table:number-columns-repeated="42"/>
          <table:table-cell table:style-name="ce340"/>
          <table:table-cell table:style-name="ce116"/>
          <table:table-cell table:style-name="ce121" table:number-columns-repeated="19"/>
          <table:table-cell table:style-name="ce116" table:number-columns-repeated="36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8" office:value-type="string" calcext:value-type="string">
            <text:p>Szob</text:p>
          </table:table-cell>
          <table:table-cell table:style-name="ce57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3" office:value-type="string" calcext:value-type="string">
            <text:p>5:25</text:p>
          </table:table-cell>
          <table:table-cell table:style-name="ce121" table:number-columns-repeated="2"/>
          <table:table-cell table:style-name="ce123" office:value-type="string" calcext:value-type="string">
            <text:p>5:55</text:p>
          </table:table-cell>
          <table:table-cell table:style-name="ce121" table:number-columns-repeated="2"/>
          <table:table-cell table:style-name="ce123" office:value-type="string" calcext:value-type="string">
            <text:p>6:25</text:p>
          </table:table-cell>
          <table:table-cell table:style-name="ce121" table:number-columns-repeated="3"/>
          <table:table-cell table:style-name="ce123" office:value-type="string" calcext:value-type="string">
            <text:p>6:55</text:p>
          </table:table-cell>
          <table:table-cell table:style-name="ce123" office:value-type="string" calcext:value-type="string">
            <text:p>7:25</text:p>
          </table:table-cell>
          <table:table-cell table:style-name="ce121"/>
          <table:table-cell table:style-name="ce123" office:value-type="string" calcext:value-type="string">
            <text:p>7:55</text:p>
          </table:table-cell>
          <table:table-cell table:style-name="ce121"/>
          <table:table-cell table:style-name="ce123" office:value-type="string" calcext:value-type="string">
            <text:p>8:25</text:p>
          </table:table-cell>
          <table:table-cell table:style-name="ce121"/>
          <table:table-cell table:style-name="ce123" office:value-type="string" calcext:value-type="string">
            <text:p>8:55</text:p>
          </table:table-cell>
          <table:table-cell table:style-name="ce121"/>
          <table:table-cell table:style-name="ce134" office:value-type="string" calcext:value-type="string">
            <text:p>9:25</text:p>
          </table:table-cell>
          <table:table-cell table:style-name="ce116"/>
          <table:table-cell table:style-name="ce134" office:value-type="string" calcext:value-type="string">
            <text:p>9:55</text:p>
          </table:table-cell>
          <table:table-cell table:style-name="ce116" table:number-columns-repeated="2"/>
          <table:table-cell table:style-name="ce134" office:value-type="string" calcext:value-type="string">
            <text:p>10:55</text:p>
          </table:table-cell>
          <table:table-cell table:style-name="ce116" table:number-columns-repeated="2"/>
          <table:table-cell table:style-name="ce134" office:value-type="string" calcext:value-type="string">
            <text:p>11:55</text:p>
          </table:table-cell>
          <table:table-cell table:style-name="ce116" table:number-columns-repeated="2"/>
          <table:table-cell table:style-name="ce134" office:value-type="string" calcext:value-type="string">
            <text:p>12:55</text:p>
          </table:table-cell>
          <table:table-cell table:style-name="ce134" office:value-type="string" calcext:value-type="string">
            <text:p>13:00</text:p>
          </table:table-cell>
          <table:table-cell table:style-name="ce116"/>
          <table:table-cell table:style-name="ce134" office:value-type="string" calcext:value-type="string">
            <text:p>13:55</text:p>
          </table:table-cell>
          <table:table-cell table:style-name="ce116" table:number-columns-repeated="2"/>
          <table:table-cell table:style-name="ce134" office:value-type="string" calcext:value-type="string">
            <text:p>14:55</text:p>
          </table:table-cell>
          <table:table-cell table:style-name="ce116" table:number-columns-repeated="2"/>
          <table:table-cell table:style-name="ce134" office:value-type="string" calcext:value-type="string">
            <text:p>15:55</text:p>
          </table:table-cell>
          <table:table-cell table:style-name="ce134" office:value-type="string" calcext:value-type="string">
            <text:p>16:00</text:p>
          </table:table-cell>
          <table:table-cell table:style-name="ce116"/>
          <table:table-cell table:style-name="ce134" office:value-type="string" calcext:value-type="string">
            <text:p>16:55</text:p>
          </table:table-cell>
          <table:table-cell table:style-name="ce134" office:value-type="string" calcext:value-type="string">
            <text:p>17:00</text:p>
          </table:table-cell>
          <table:table-cell table:style-name="ce116"/>
          <table:table-cell table:style-name="ce134" office:value-type="string" calcext:value-type="string">
            <text:p>17:55</text:p>
          </table:table-cell>
          <table:table-cell table:style-name="ce134" office:value-type="string" calcext:value-type="string">
            <text:p>18:00</text:p>
          </table:table-cell>
          <table:table-cell table:style-name="ce116"/>
          <table:table-cell table:style-name="ce134" office:value-type="string" calcext:value-type="string">
            <text:p>18:55</text:p>
          </table:table-cell>
          <table:table-cell table:style-name="ce134" office:value-type="string" calcext:value-type="string">
            <text:p>19:00</text:p>
          </table:table-cell>
          <table:table-cell table:style-name="ce116"/>
          <table:table-cell table:style-name="ce134" office:value-type="string" calcext:value-type="string">
            <text:p>20:00</text:p>
          </table:table-cell>
          <table:table-cell table:style-name="ce134" office:value-type="string" calcext:value-type="string">
            <text:p>21:00</text:p>
          </table:table-cell>
          <table:table-cell table:style-name="ce134" office:value-type="string" calcext:value-type="string">
            <text:p>22:00</text:p>
          </table:table-cell>
          <table:table-cell table:style-name="ce134" office:value-type="string" calcext:value-type="string">
            <text:p>23:00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7"/>
          <table:table-cell table:style-name="ce477" office:value-type="string" calcext:value-type="string">
            <text:p>9:24-9:25</text:p>
          </table:table-cell>
          <table:table-cell table:style-name="ce485" office:value-type="string" calcext:value-type="string">
            <text:p>11:24-11:25</text:p>
          </table:table-cell>
          <table:table-cell table:style-name="ce494" office:value-type="string" calcext:value-type="string">
            <text:p>13:24-13:25</text:p>
          </table:table-cell>
          <table:table-cell table:style-name="ce503" office:value-type="string" calcext:value-type="string">
            <text:p>15:24-15:25</text:p>
          </table:table-cell>
          <table:table-cell table:style-name="ce512" office:value-type="string" calcext:value-type="string">
            <text:p>17:24-17:25</text:p>
          </table:table-cell>
          <table:table-cell table:style-name="ce521" office:value-type="string" calcext:value-type="string">
            <text:p>19:24-19:25</text:p>
          </table:table-cell>
          <table:table-cell table:style-name="ce123" office:value-type="string" calcext:value-type="string">
            <text:p>21:24-21:25</text:p>
          </table:table-cell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9" office:value-type="string" calcext:value-type="string">
            <text:p>Szob alsó mh.</text:p>
          </table:table-cell>
          <table:table-cell table:style-name="ce58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3" office:value-type="string" calcext:value-type="string">
            <text:p>5:27</text:p>
          </table:table-cell>
          <table:table-cell table:style-name="ce121" table:number-columns-repeated="2"/>
          <table:table-cell table:style-name="ce123" office:value-type="string" calcext:value-type="string">
            <text:p>5:57</text:p>
          </table:table-cell>
          <table:table-cell table:style-name="ce121" table:number-columns-repeated="2"/>
          <table:table-cell table:style-name="ce123" office:value-type="string" calcext:value-type="string">
            <text:p>6:27</text:p>
          </table:table-cell>
          <table:table-cell table:style-name="ce121" table:number-columns-repeated="3"/>
          <table:table-cell table:style-name="ce123" office:value-type="string" calcext:value-type="string">
            <text:p>6:57</text:p>
          </table:table-cell>
          <table:table-cell table:style-name="ce123" office:value-type="string" calcext:value-type="string">
            <text:p>7:27</text:p>
          </table:table-cell>
          <table:table-cell table:style-name="ce121"/>
          <table:table-cell table:style-name="ce123" office:value-type="string" calcext:value-type="string">
            <text:p>7:57</text:p>
          </table:table-cell>
          <table:table-cell table:style-name="ce121"/>
          <table:table-cell table:style-name="ce123" office:value-type="string" calcext:value-type="string">
            <text:p>8:27</text:p>
          </table:table-cell>
          <table:table-cell table:style-name="ce121"/>
          <table:table-cell table:style-name="ce123" office:value-type="string" calcext:value-type="string">
            <text:p>8:57</text:p>
          </table:table-cell>
          <table:table-cell table:style-name="ce121"/>
          <table:table-cell table:style-name="ce134" office:value-type="string" calcext:value-type="string">
            <text:p>9:27</text:p>
          </table:table-cell>
          <table:table-cell table:style-name="ce116"/>
          <table:table-cell table:style-name="ce134" office:value-type="string" calcext:value-type="string">
            <text:p>9:57</text:p>
          </table:table-cell>
          <table:table-cell table:style-name="ce116" table:number-columns-repeated="2"/>
          <table:table-cell table:style-name="ce134" office:value-type="string" calcext:value-type="string">
            <text:p>10:57</text:p>
          </table:table-cell>
          <table:table-cell table:style-name="ce116" table:number-columns-repeated="2"/>
          <table:table-cell table:style-name="ce134" office:value-type="string" calcext:value-type="string">
            <text:p>11:57</text:p>
          </table:table-cell>
          <table:table-cell table:style-name="ce116" table:number-columns-repeated="2"/>
          <table:table-cell table:style-name="ce134" office:value-type="string" calcext:value-type="string">
            <text:p>12:57</text:p>
          </table:table-cell>
          <table:table-cell table:style-name="ce134" office:value-type="string" calcext:value-type="string">
            <text:p>13:02</text:p>
          </table:table-cell>
          <table:table-cell table:style-name="ce116"/>
          <table:table-cell table:style-name="ce134" office:value-type="string" calcext:value-type="string">
            <text:p>13:57</text:p>
          </table:table-cell>
          <table:table-cell table:style-name="ce116" table:number-columns-repeated="2"/>
          <table:table-cell table:style-name="ce134" office:value-type="string" calcext:value-type="string">
            <text:p>14:57</text:p>
          </table:table-cell>
          <table:table-cell table:style-name="ce116" table:number-columns-repeated="2"/>
          <table:table-cell table:style-name="ce134" office:value-type="string" calcext:value-type="string">
            <text:p>15:57</text:p>
          </table:table-cell>
          <table:table-cell table:style-name="ce134" office:value-type="string" calcext:value-type="string">
            <text:p>16:02</text:p>
          </table:table-cell>
          <table:table-cell table:style-name="ce116"/>
          <table:table-cell table:style-name="ce134" office:value-type="string" calcext:value-type="string">
            <text:p>16:57</text:p>
          </table:table-cell>
          <table:table-cell table:style-name="ce134" office:value-type="string" calcext:value-type="string">
            <text:p>17:02</text:p>
          </table:table-cell>
          <table:table-cell table:style-name="ce116"/>
          <table:table-cell table:style-name="ce134" office:value-type="string" calcext:value-type="string">
            <text:p>17:57</text:p>
          </table:table-cell>
          <table:table-cell table:style-name="ce134" office:value-type="string" calcext:value-type="string">
            <text:p>18:02</text:p>
          </table:table-cell>
          <table:table-cell table:style-name="ce116"/>
          <table:table-cell table:style-name="ce134" office:value-type="string" calcext:value-type="string">
            <text:p>18:57</text:p>
          </table:table-cell>
          <table:table-cell table:style-name="ce134" office:value-type="string" calcext:value-type="string">
            <text:p>19:02</text:p>
          </table:table-cell>
          <table:table-cell table:style-name="ce116"/>
          <table:table-cell table:style-name="ce134" office:value-type="string" calcext:value-type="string">
            <text:p>20:02</text:p>
          </table:table-cell>
          <table:table-cell table:style-name="ce134" office:value-type="string" calcext:value-type="string">
            <text:p>21:02</text:p>
          </table:table-cell>
          <table:table-cell table:style-name="ce134" office:value-type="string" calcext:value-type="string">
            <text:p>22:02</text:p>
          </table:table-cell>
          <table:table-cell table:style-name="ce134" office:value-type="string" calcext:value-type="string">
            <text:p>23:02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0" office:value-type="string" calcext:value-type="string">
            <text:p>Zebegény mh.</text:p>
          </table:table-cell>
          <table:table-cell table:style-name="ce59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3" office:value-type="string" calcext:value-type="string">
            <text:p>5:31</text:p>
          </table:table-cell>
          <table:table-cell table:style-name="ce121" table:number-columns-repeated="2"/>
          <table:table-cell table:style-name="ce123" office:value-type="string" calcext:value-type="string">
            <text:p>6:01</text:p>
          </table:table-cell>
          <table:table-cell table:style-name="ce121" table:number-columns-repeated="2"/>
          <table:table-cell table:style-name="ce123" office:value-type="string" calcext:value-type="string">
            <text:p>6:31</text:p>
          </table:table-cell>
          <table:table-cell table:style-name="ce121" table:number-columns-repeated="3"/>
          <table:table-cell table:style-name="ce123" office:value-type="string" calcext:value-type="string">
            <text:p>7:01</text:p>
          </table:table-cell>
          <table:table-cell table:style-name="ce123" office:value-type="string" calcext:value-type="string">
            <text:p>7:31</text:p>
          </table:table-cell>
          <table:table-cell table:style-name="ce121"/>
          <table:table-cell table:style-name="ce123" office:value-type="string" calcext:value-type="string">
            <text:p>8:01</text:p>
          </table:table-cell>
          <table:table-cell table:style-name="ce121"/>
          <table:table-cell table:style-name="ce123" office:value-type="string" calcext:value-type="string">
            <text:p>8:31</text:p>
          </table:table-cell>
          <table:table-cell table:style-name="ce121"/>
          <table:table-cell table:style-name="ce123" office:value-type="string" calcext:value-type="string">
            <text:p>9:01</text:p>
          </table:table-cell>
          <table:table-cell table:style-name="ce121"/>
          <table:table-cell table:style-name="ce134" office:value-type="string" calcext:value-type="string">
            <text:p>9:31</text:p>
          </table:table-cell>
          <table:table-cell table:style-name="ce116"/>
          <table:table-cell table:style-name="ce134" office:value-type="string" calcext:value-type="string">
            <text:p>10:01</text:p>
          </table:table-cell>
          <table:table-cell table:style-name="ce116" table:number-columns-repeated="2"/>
          <table:table-cell table:style-name="ce134" office:value-type="string" calcext:value-type="string">
            <text:p>11:01</text:p>
          </table:table-cell>
          <table:table-cell table:style-name="ce116" table:number-columns-repeated="2"/>
          <table:table-cell table:style-name="ce134" office:value-type="string" calcext:value-type="string">
            <text:p>12:01</text:p>
          </table:table-cell>
          <table:table-cell table:style-name="ce116" table:number-columns-repeated="2"/>
          <table:table-cell table:style-name="ce134" office:value-type="string" calcext:value-type="string">
            <text:p>13:01</text:p>
          </table:table-cell>
          <table:table-cell table:style-name="ce134" office:value-type="string" calcext:value-type="string">
            <text:p>13:06</text:p>
          </table:table-cell>
          <table:table-cell table:style-name="ce116"/>
          <table:table-cell table:style-name="ce134" office:value-type="string" calcext:value-type="string">
            <text:p>14:01</text:p>
          </table:table-cell>
          <table:table-cell table:style-name="ce116" table:number-columns-repeated="2"/>
          <table:table-cell table:style-name="ce134" office:value-type="string" calcext:value-type="string">
            <text:p>15:01</text:p>
          </table:table-cell>
          <table:table-cell table:style-name="ce116" table:number-columns-repeated="2"/>
          <table:table-cell table:style-name="ce134" office:value-type="string" calcext:value-type="string">
            <text:p>16:01</text:p>
          </table:table-cell>
          <table:table-cell table:style-name="ce134" office:value-type="string" calcext:value-type="string">
            <text:p>16:06</text:p>
          </table:table-cell>
          <table:table-cell table:style-name="ce116"/>
          <table:table-cell table:style-name="ce134" office:value-type="string" calcext:value-type="string">
            <text:p>17:01</text:p>
          </table:table-cell>
          <table:table-cell table:style-name="ce134" office:value-type="string" calcext:value-type="string">
            <text:p>17:06</text:p>
          </table:table-cell>
          <table:table-cell table:style-name="ce116"/>
          <table:table-cell table:style-name="ce134" office:value-type="string" calcext:value-type="string">
            <text:p>18:01</text:p>
          </table:table-cell>
          <table:table-cell table:style-name="ce134" office:value-type="string" calcext:value-type="string">
            <text:p>18:06</text:p>
          </table:table-cell>
          <table:table-cell table:style-name="ce116"/>
          <table:table-cell table:style-name="ce134" office:value-type="string" calcext:value-type="string">
            <text:p>19:01</text:p>
          </table:table-cell>
          <table:table-cell table:style-name="ce134" office:value-type="string" calcext:value-type="string">
            <text:p>19:06</text:p>
          </table:table-cell>
          <table:table-cell table:style-name="ce116"/>
          <table:table-cell table:style-name="ce134" office:value-type="string" calcext:value-type="string">
            <text:p>20:06</text:p>
          </table:table-cell>
          <table:table-cell table:style-name="ce134" office:value-type="string" calcext:value-type="string">
            <text:p>21:06</text:p>
          </table:table-cell>
          <table:table-cell table:style-name="ce134" office:value-type="string" calcext:value-type="string">
            <text:p>22:06</text:p>
          </table:table-cell>
          <table:table-cell table:style-name="ce134" office:value-type="string" calcext:value-type="string">
            <text:p>23:06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1" office:value-type="string" calcext:value-type="string">
            <text:p>Dömösi átkelés mh.</text:p>
          </table:table-cell>
          <table:table-cell table:style-name="ce60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1" table:number-columns-repeated="17"/>
          <table:table-cell table:style-name="ce123" office:value-type="string" calcext:value-type="string">
            <text:p>9:04</text:p>
          </table:table-cell>
          <table:table-cell table:style-name="ce121"/>
          <table:table-cell table:style-name="ce116" table:number-columns-repeated="2"/>
          <table:table-cell table:style-name="ce134" office:value-type="string" calcext:value-type="string">
            <text:p>10:04</text:p>
          </table:table-cell>
          <table:table-cell table:style-name="ce116" table:number-columns-repeated="14"/>
          <table:table-cell table:style-name="ce134" office:value-type="string" calcext:value-type="string">
            <text:p>15:04</text:p>
          </table:table-cell>
          <table:table-cell table:style-name="ce116" table:number-columns-repeated="2"/>
          <table:table-cell table:style-name="ce134" office:value-type="string" calcext:value-type="string">
            <text:p>16:04</text:p>
          </table:table-cell>
          <table:table-cell table:style-name="ce134" office:value-type="string" calcext:value-type="string">
            <text:p>16:09</text:p>
          </table:table-cell>
          <table:table-cell table:style-name="ce116"/>
          <table:table-cell table:style-name="ce134" office:value-type="string" calcext:value-type="string">
            <text:p>17:04</text:p>
          </table:table-cell>
          <table:table-cell table:style-name="ce134" office:value-type="string" calcext:value-type="string">
            <text:p>17:09</text:p>
          </table:table-cell>
          <table:table-cell table:style-name="ce116"/>
          <table:table-cell table:style-name="ce134" office:value-type="string" calcext:value-type="string">
            <text:p>18:04</text:p>
          </table:table-cell>
          <table:table-cell table:style-name="ce134" office:value-type="string" calcext:value-type="string">
            <text:p>18:09</text:p>
          </table:table-cell>
          <table:table-cell table:style-name="ce116" table:number-columns-repeated="2"/>
          <table:table-cell table:style-name="ce134" office:value-type="string" calcext:value-type="string">
            <text:p>19:09</text:p>
          </table:table-cell>
          <table:table-cell table:style-name="ce116" table:number-columns-repeated="5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2" office:value-type="string" calcext:value-type="string">
            <text:p>Nagymaros</text:p>
          </table:table-cell>
          <table:table-cell table:style-name="ce61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3" office:value-type="string" calcext:value-type="string">
            <text:p>5:38</text:p>
          </table:table-cell>
          <table:table-cell table:style-name="ce121" table:number-columns-repeated="2"/>
          <table:table-cell table:style-name="ce123" office:value-type="string" calcext:value-type="string">
            <text:p>6:08</text:p>
          </table:table-cell>
          <table:table-cell table:style-name="ce121" table:number-columns-repeated="2"/>
          <table:table-cell table:style-name="ce123" office:value-type="string" calcext:value-type="string">
            <text:p>6:38</text:p>
          </table:table-cell>
          <table:table-cell table:style-name="ce121" table:number-columns-repeated="3"/>
          <table:table-cell table:style-name="ce123" office:value-type="string" calcext:value-type="string">
            <text:p>7:08</text:p>
          </table:table-cell>
          <table:table-cell table:style-name="ce123" office:value-type="string" calcext:value-type="string">
            <text:p>7:38</text:p>
          </table:table-cell>
          <table:table-cell table:style-name="ce121"/>
          <table:table-cell table:style-name="ce123" office:value-type="string" calcext:value-type="string">
            <text:p>8:08</text:p>
          </table:table-cell>
          <table:table-cell table:style-name="ce121"/>
          <table:table-cell table:style-name="ce123" office:value-type="string" calcext:value-type="string">
            <text:p>8:38</text:p>
          </table:table-cell>
          <table:table-cell table:style-name="ce121"/>
          <table:table-cell table:style-name="ce123" office:value-type="string" calcext:value-type="string">
            <text:p>9:08</text:p>
          </table:table-cell>
          <table:table-cell table:style-name="ce121"/>
          <table:table-cell table:style-name="ce134" office:value-type="string" calcext:value-type="string">
            <text:p>9:38</text:p>
          </table:table-cell>
          <table:table-cell table:style-name="ce116"/>
          <table:table-cell table:style-name="ce134" office:value-type="string" calcext:value-type="string">
            <text:p>10:08</text:p>
          </table:table-cell>
          <table:table-cell table:style-name="ce116" table:number-columns-repeated="2"/>
          <table:table-cell table:style-name="ce134" office:value-type="string" calcext:value-type="string">
            <text:p>11:08</text:p>
          </table:table-cell>
          <table:table-cell table:style-name="ce116" table:number-columns-repeated="2"/>
          <table:table-cell table:style-name="ce134" office:value-type="string" calcext:value-type="string">
            <text:p>12:08</text:p>
          </table:table-cell>
          <table:table-cell table:style-name="ce116" table:number-columns-repeated="2"/>
          <table:table-cell table:style-name="ce134" office:value-type="string" calcext:value-type="string">
            <text:p>13:08</text:p>
          </table:table-cell>
          <table:table-cell table:style-name="ce134" office:value-type="string" calcext:value-type="string">
            <text:p>13:13</text:p>
          </table:table-cell>
          <table:table-cell table:style-name="ce116"/>
          <table:table-cell table:style-name="ce134" office:value-type="string" calcext:value-type="string">
            <text:p>14:08</text:p>
          </table:table-cell>
          <table:table-cell table:style-name="ce116" table:number-columns-repeated="2"/>
          <table:table-cell table:style-name="ce134" office:value-type="string" calcext:value-type="string">
            <text:p>15:08</text:p>
          </table:table-cell>
          <table:table-cell table:style-name="ce116" table:number-columns-repeated="2"/>
          <table:table-cell table:style-name="ce134" office:value-type="string" calcext:value-type="string">
            <text:p>16:08</text:p>
          </table:table-cell>
          <table:table-cell table:style-name="ce134" office:value-type="string" calcext:value-type="string">
            <text:p>16:13</text:p>
          </table:table-cell>
          <table:table-cell table:style-name="ce116"/>
          <table:table-cell table:style-name="ce134" office:value-type="string" calcext:value-type="string">
            <text:p>17:08</text:p>
          </table:table-cell>
          <table:table-cell table:style-name="ce134" office:value-type="string" calcext:value-type="string">
            <text:p>17:13</text:p>
          </table:table-cell>
          <table:table-cell table:style-name="ce116"/>
          <table:table-cell table:style-name="ce134" office:value-type="string" calcext:value-type="string">
            <text:p>18:08</text:p>
          </table:table-cell>
          <table:table-cell table:style-name="ce134" office:value-type="string" calcext:value-type="string">
            <text:p>18:13</text:p>
          </table:table-cell>
          <table:table-cell table:style-name="ce116"/>
          <table:table-cell table:style-name="ce134" office:value-type="string" calcext:value-type="string">
            <text:p>19:08</text:p>
          </table:table-cell>
          <table:table-cell table:style-name="ce134" office:value-type="string" calcext:value-type="string">
            <text:p>19:13</text:p>
          </table:table-cell>
          <table:table-cell table:style-name="ce116"/>
          <table:table-cell table:style-name="ce134" office:value-type="string" calcext:value-type="string">
            <text:p>20:13</text:p>
          </table:table-cell>
          <table:table-cell table:style-name="ce134" office:value-type="string" calcext:value-type="string">
            <text:p>21:13</text:p>
          </table:table-cell>
          <table:table-cell table:style-name="ce134" office:value-type="string" calcext:value-type="string">
            <text:p>22:13</text:p>
          </table:table-cell>
          <table:table-cell table:style-name="ce134" office:value-type="string" calcext:value-type="string">
            <text:p>23:13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3" office:value-type="string" calcext:value-type="string">
            <text:p>Nagymaros-Visegrád mh.</text:p>
          </table:table-cell>
          <table:table-cell table:style-name="ce62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3" office:value-type="string" calcext:value-type="string">
            <text:p>5:40</text:p>
          </table:table-cell>
          <table:table-cell table:style-name="ce121" table:number-columns-repeated="2"/>
          <table:table-cell table:style-name="ce123" office:value-type="string" calcext:value-type="string">
            <text:p>6:10</text:p>
          </table:table-cell>
          <table:table-cell table:style-name="ce121" table:number-columns-repeated="2"/>
          <table:table-cell table:style-name="ce123" office:value-type="string" calcext:value-type="string">
            <text:p>6:40</text:p>
          </table:table-cell>
          <table:table-cell table:style-name="ce121" table:number-columns-repeated="3"/>
          <table:table-cell table:style-name="ce123" office:value-type="string" calcext:value-type="string">
            <text:p>7:10</text:p>
          </table:table-cell>
          <table:table-cell table:style-name="ce123" office:value-type="string" calcext:value-type="string">
            <text:p>7:40</text:p>
          </table:table-cell>
          <table:table-cell table:style-name="ce121"/>
          <table:table-cell table:style-name="ce123" office:value-type="string" calcext:value-type="string">
            <text:p>8:10</text:p>
          </table:table-cell>
          <table:table-cell table:style-name="ce121"/>
          <table:table-cell table:style-name="ce123" office:value-type="string" calcext:value-type="string">
            <text:p>8:40</text:p>
          </table:table-cell>
          <table:table-cell table:style-name="ce121"/>
          <table:table-cell table:style-name="ce123" office:value-type="string" calcext:value-type="string">
            <text:p>9:10</text:p>
          </table:table-cell>
          <table:table-cell table:style-name="ce121"/>
          <table:table-cell table:style-name="ce134" office:value-type="string" calcext:value-type="string">
            <text:p>9:40</text:p>
          </table:table-cell>
          <table:table-cell table:style-name="ce116"/>
          <table:table-cell table:style-name="ce134" office:value-type="string" calcext:value-type="string">
            <text:p>10:10</text:p>
          </table:table-cell>
          <table:table-cell table:style-name="ce116" table:number-columns-repeated="2"/>
          <table:table-cell table:style-name="ce134" office:value-type="string" calcext:value-type="string">
            <text:p>11:10</text:p>
          </table:table-cell>
          <table:table-cell table:style-name="ce116" table:number-columns-repeated="2"/>
          <table:table-cell table:style-name="ce134" office:value-type="string" calcext:value-type="string">
            <text:p>12:10</text:p>
          </table:table-cell>
          <table:table-cell table:style-name="ce116" table:number-columns-repeated="2"/>
          <table:table-cell table:style-name="ce134" office:value-type="string" calcext:value-type="string">
            <text:p>13:10</text:p>
          </table:table-cell>
          <table:table-cell table:style-name="ce134" office:value-type="string" calcext:value-type="string">
            <text:p>13:15</text:p>
          </table:table-cell>
          <table:table-cell table:style-name="ce116"/>
          <table:table-cell table:style-name="ce134" office:value-type="string" calcext:value-type="string">
            <text:p>14:10</text:p>
          </table:table-cell>
          <table:table-cell table:style-name="ce116" table:number-columns-repeated="2"/>
          <table:table-cell table:style-name="ce134" office:value-type="string" calcext:value-type="string">
            <text:p>15:10</text:p>
          </table:table-cell>
          <table:table-cell table:style-name="ce116" table:number-columns-repeated="2"/>
          <table:table-cell table:style-name="ce134" office:value-type="string" calcext:value-type="string">
            <text:p>16:10</text:p>
          </table:table-cell>
          <table:table-cell table:style-name="ce134" office:value-type="string" calcext:value-type="string">
            <text:p>16:15</text:p>
          </table:table-cell>
          <table:table-cell table:style-name="ce116"/>
          <table:table-cell table:style-name="ce134" office:value-type="string" calcext:value-type="string">
            <text:p>17:10</text:p>
          </table:table-cell>
          <table:table-cell table:style-name="ce134" office:value-type="string" calcext:value-type="string">
            <text:p>17:15</text:p>
          </table:table-cell>
          <table:table-cell table:style-name="ce116"/>
          <table:table-cell table:style-name="ce134" office:value-type="string" calcext:value-type="string">
            <text:p>18:10</text:p>
          </table:table-cell>
          <table:table-cell table:style-name="ce134" office:value-type="string" calcext:value-type="string">
            <text:p>18:15</text:p>
          </table:table-cell>
          <table:table-cell table:style-name="ce116"/>
          <table:table-cell table:style-name="ce134" office:value-type="string" calcext:value-type="string">
            <text:p>19:10</text:p>
          </table:table-cell>
          <table:table-cell table:style-name="ce134" office:value-type="string" calcext:value-type="string">
            <text:p>19:15</text:p>
          </table:table-cell>
          <table:table-cell table:style-name="ce116"/>
          <table:table-cell table:style-name="ce134" office:value-type="string" calcext:value-type="string">
            <text:p>20:15</text:p>
          </table:table-cell>
          <table:table-cell table:style-name="ce134" office:value-type="string" calcext:value-type="string">
            <text:p>21:15</text:p>
          </table:table-cell>
          <table:table-cell table:style-name="ce134" office:value-type="string" calcext:value-type="string">
            <text:p>22:15</text:p>
          </table:table-cell>
          <table:table-cell table:style-name="ce134" office:value-type="string" calcext:value-type="string">
            <text:p>23:15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8"/>
          <table:table-cell table:style-name="ce478" office:value-type="string" calcext:value-type="string">
            <text:p>9:36</text:p>
          </table:table-cell>
          <table:table-cell table:style-name="ce486" office:value-type="string" calcext:value-type="string">
            <text:p>11:36</text:p>
          </table:table-cell>
          <table:table-cell table:style-name="ce495" office:value-type="string" calcext:value-type="string">
            <text:p>13:36</text:p>
          </table:table-cell>
          <table:table-cell table:style-name="ce504" office:value-type="string" calcext:value-type="string">
            <text:p>15:36</text:p>
          </table:table-cell>
          <table:table-cell table:style-name="ce513" office:value-type="string" calcext:value-type="string">
            <text:p>17:36</text:p>
          </table:table-cell>
          <table:table-cell table:style-name="ce522" office:value-type="string" calcext:value-type="string">
            <text:p>19:36</text:p>
          </table:table-cell>
          <table:table-cell table:style-name="ce123" office:value-type="string" calcext:value-type="string">
            <text:p>21:36</text:p>
          </table:table-cell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4" office:value-type="string" calcext:value-type="string">
            <text:p>Kismaros mh.</text:p>
          </table:table-cell>
          <table:table-cell table:style-name="ce63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0"/>
          <table:table-cell table:style-name="ce340"/>
          <table:table-cell table:style-name="ce116"/>
          <table:table-cell table:style-name="ce123" office:value-type="string" calcext:value-type="string">
            <text:p>5:45</text:p>
          </table:table-cell>
          <table:table-cell table:style-name="ce121" table:number-columns-repeated="2"/>
          <table:table-cell table:style-name="ce123" office:value-type="string" calcext:value-type="string">
            <text:p>6:15</text:p>
          </table:table-cell>
          <table:table-cell table:style-name="ce121" table:number-columns-repeated="2"/>
          <table:table-cell table:style-name="ce123" office:value-type="string" calcext:value-type="string">
            <text:p>6:45</text:p>
          </table:table-cell>
          <table:table-cell table:style-name="ce121" table:number-columns-repeated="3"/>
          <table:table-cell table:style-name="ce123" office:value-type="string" calcext:value-type="string">
            <text:p>7:15</text:p>
          </table:table-cell>
          <table:table-cell table:style-name="ce123" office:value-type="string" calcext:value-type="string">
            <text:p>7:45</text:p>
          </table:table-cell>
          <table:table-cell table:style-name="ce121"/>
          <table:table-cell table:style-name="ce123" office:value-type="string" calcext:value-type="string">
            <text:p>8:15</text:p>
          </table:table-cell>
          <table:table-cell table:style-name="ce121"/>
          <table:table-cell table:style-name="ce123" office:value-type="string" calcext:value-type="string">
            <text:p>8:45</text:p>
          </table:table-cell>
          <table:table-cell table:style-name="ce121"/>
          <table:table-cell table:style-name="ce123" office:value-type="string" calcext:value-type="string">
            <text:p>9:15</text:p>
          </table:table-cell>
          <table:table-cell table:style-name="ce121"/>
          <table:table-cell table:style-name="ce134" office:value-type="string" calcext:value-type="string">
            <text:p>9:45</text:p>
          </table:table-cell>
          <table:table-cell table:style-name="ce116"/>
          <table:table-cell table:style-name="ce134" office:value-type="string" calcext:value-type="string">
            <text:p>10:15</text:p>
          </table:table-cell>
          <table:table-cell table:style-name="ce116" table:number-columns-repeated="2"/>
          <table:table-cell table:style-name="ce134" office:value-type="string" calcext:value-type="string">
            <text:p>11:15</text:p>
          </table:table-cell>
          <table:table-cell table:style-name="ce116" table:number-columns-repeated="2"/>
          <table:table-cell table:style-name="ce134" office:value-type="string" calcext:value-type="string">
            <text:p>12:15</text:p>
          </table:table-cell>
          <table:table-cell table:style-name="ce116" table:number-columns-repeated="2"/>
          <table:table-cell table:style-name="ce134" office:value-type="string" calcext:value-type="string">
            <text:p>13:15</text:p>
          </table:table-cell>
          <table:table-cell table:style-name="ce134" office:value-type="string" calcext:value-type="string">
            <text:p>13:20</text:p>
          </table:table-cell>
          <table:table-cell table:style-name="ce116"/>
          <table:table-cell table:style-name="ce134" office:value-type="string" calcext:value-type="string">
            <text:p>14:15</text:p>
          </table:table-cell>
          <table:table-cell table:style-name="ce116" table:number-columns-repeated="2"/>
          <table:table-cell table:style-name="ce134" office:value-type="string" calcext:value-type="string">
            <text:p>15:15</text:p>
          </table:table-cell>
          <table:table-cell table:style-name="ce116" table:number-columns-repeated="2"/>
          <table:table-cell table:style-name="ce134" office:value-type="string" calcext:value-type="string">
            <text:p>16:15</text:p>
          </table:table-cell>
          <table:table-cell table:style-name="ce134" office:value-type="string" calcext:value-type="string">
            <text:p>16:20</text:p>
          </table:table-cell>
          <table:table-cell table:style-name="ce116"/>
          <table:table-cell table:style-name="ce134" office:value-type="string" calcext:value-type="string">
            <text:p>17:15</text:p>
          </table:table-cell>
          <table:table-cell table:style-name="ce134" office:value-type="string" calcext:value-type="string">
            <text:p>17:20</text:p>
          </table:table-cell>
          <table:table-cell table:style-name="ce116"/>
          <table:table-cell table:style-name="ce134" office:value-type="string" calcext:value-type="string">
            <text:p>18:15</text:p>
          </table:table-cell>
          <table:table-cell table:style-name="ce134" office:value-type="string" calcext:value-type="string">
            <text:p>18:20</text:p>
          </table:table-cell>
          <table:table-cell table:style-name="ce116"/>
          <table:table-cell table:style-name="ce134" office:value-type="string" calcext:value-type="string">
            <text:p>19:15</text:p>
          </table:table-cell>
          <table:table-cell table:style-name="ce134" office:value-type="string" calcext:value-type="string">
            <text:p>19:20</text:p>
          </table:table-cell>
          <table:table-cell table:style-name="ce116"/>
          <table:table-cell table:style-name="ce134" office:value-type="string" calcext:value-type="string">
            <text:p>20:20</text:p>
          </table:table-cell>
          <table:table-cell table:style-name="ce134" office:value-type="string" calcext:value-type="string">
            <text:p>21:20</text:p>
          </table:table-cell>
          <table:table-cell table:style-name="ce134" office:value-type="string" calcext:value-type="string">
            <text:p>22:20</text:p>
          </table:table-cell>
          <table:table-cell table:style-name="ce134" office:value-type="string" calcext:value-type="string">
            <text:p>23:20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5" office:value-type="string" calcext:value-type="string">
            <text:p>Veröce</text:p>
          </table:table-cell>
          <table:table-cell table:style-name="ce61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3" office:value-type="string" calcext:value-type="string">
            <text:p>5:48</text:p>
          </table:table-cell>
          <table:table-cell table:style-name="ce121" table:number-columns-repeated="2"/>
          <table:table-cell table:style-name="ce123" office:value-type="string" calcext:value-type="string">
            <text:p>6:18</text:p>
          </table:table-cell>
          <table:table-cell table:style-name="ce121" table:number-columns-repeated="2"/>
          <table:table-cell table:style-name="ce123" office:value-type="string" calcext:value-type="string">
            <text:p>6:48</text:p>
          </table:table-cell>
          <table:table-cell table:style-name="ce121" table:number-columns-repeated="3"/>
          <table:table-cell table:style-name="ce123" office:value-type="string" calcext:value-type="string">
            <text:p>7:18</text:p>
          </table:table-cell>
          <table:table-cell table:style-name="ce123" office:value-type="string" calcext:value-type="string">
            <text:p>7:48</text:p>
          </table:table-cell>
          <table:table-cell table:style-name="ce121"/>
          <table:table-cell table:style-name="ce123" office:value-type="string" calcext:value-type="string">
            <text:p>8:18</text:p>
          </table:table-cell>
          <table:table-cell table:style-name="ce121"/>
          <table:table-cell table:style-name="ce123" office:value-type="string" calcext:value-type="string">
            <text:p>8:48</text:p>
          </table:table-cell>
          <table:table-cell table:style-name="ce121"/>
          <table:table-cell table:style-name="ce123" office:value-type="string" calcext:value-type="string">
            <text:p>9:18</text:p>
          </table:table-cell>
          <table:table-cell table:style-name="ce121"/>
          <table:table-cell table:style-name="ce134" office:value-type="string" calcext:value-type="string">
            <text:p>9:48</text:p>
          </table:table-cell>
          <table:table-cell table:style-name="ce116"/>
          <table:table-cell table:style-name="ce134" office:value-type="string" calcext:value-type="string">
            <text:p>10:18</text:p>
          </table:table-cell>
          <table:table-cell table:style-name="ce116" table:number-columns-repeated="2"/>
          <table:table-cell table:style-name="ce134" office:value-type="string" calcext:value-type="string">
            <text:p>11:18</text:p>
          </table:table-cell>
          <table:table-cell table:style-name="ce116" table:number-columns-repeated="2"/>
          <table:table-cell table:style-name="ce134" office:value-type="string" calcext:value-type="string">
            <text:p>12:18</text:p>
          </table:table-cell>
          <table:table-cell table:style-name="ce116" table:number-columns-repeated="2"/>
          <table:table-cell table:style-name="ce134" office:value-type="string" calcext:value-type="string">
            <text:p>13:18</text:p>
          </table:table-cell>
          <table:table-cell table:style-name="ce134" office:value-type="string" calcext:value-type="string">
            <text:p>13:23</text:p>
          </table:table-cell>
          <table:table-cell table:style-name="ce116"/>
          <table:table-cell table:style-name="ce134" office:value-type="string" calcext:value-type="string">
            <text:p>14:18</text:p>
          </table:table-cell>
          <table:table-cell table:style-name="ce116" table:number-columns-repeated="2"/>
          <table:table-cell table:style-name="ce134" office:value-type="string" calcext:value-type="string">
            <text:p>15:18</text:p>
          </table:table-cell>
          <table:table-cell table:style-name="ce116" table:number-columns-repeated="2"/>
          <table:table-cell table:style-name="ce134" office:value-type="string" calcext:value-type="string">
            <text:p>16:18</text:p>
          </table:table-cell>
          <table:table-cell table:style-name="ce134" office:value-type="string" calcext:value-type="string">
            <text:p>16:23</text:p>
          </table:table-cell>
          <table:table-cell table:style-name="ce116"/>
          <table:table-cell table:style-name="ce134" office:value-type="string" calcext:value-type="string">
            <text:p>17:18</text:p>
          </table:table-cell>
          <table:table-cell table:style-name="ce134" office:value-type="string" calcext:value-type="string">
            <text:p>17:23</text:p>
          </table:table-cell>
          <table:table-cell table:style-name="ce116"/>
          <table:table-cell table:style-name="ce134" office:value-type="string" calcext:value-type="string">
            <text:p>18:18</text:p>
          </table:table-cell>
          <table:table-cell table:style-name="ce134" office:value-type="string" calcext:value-type="string">
            <text:p>18:23</text:p>
          </table:table-cell>
          <table:table-cell table:style-name="ce116"/>
          <table:table-cell table:style-name="ce134" office:value-type="string" calcext:value-type="string">
            <text:p>19:18</text:p>
          </table:table-cell>
          <table:table-cell table:style-name="ce134" office:value-type="string" calcext:value-type="string">
            <text:p>19:23</text:p>
          </table:table-cell>
          <table:table-cell table:style-name="ce116"/>
          <table:table-cell table:style-name="ce134" office:value-type="string" calcext:value-type="string">
            <text:p>20:23</text:p>
          </table:table-cell>
          <table:table-cell table:style-name="ce134" office:value-type="string" calcext:value-type="string">
            <text:p>21:23</text:p>
          </table:table-cell>
          <table:table-cell table:style-name="ce134" office:value-type="string" calcext:value-type="string">
            <text:p>22:23</text:p>
          </table:table-cell>
          <table:table-cell table:style-name="ce134" office:value-type="string" calcext:value-type="string">
            <text:p>23:23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6" office:value-type="string" calcext:value-type="string">
            <text:p>Fenyveshegy mh.</text:p>
          </table:table-cell>
          <table:table-cell table:style-name="ce64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1" table:number-columns-repeated="19"/>
          <table:table-cell/>
          <table:table-cell table:style-name="ce116"/>
          <table:table-cell/>
          <table:table-cell table:style-name="ce116" table:number-columns-repeated="2"/>
          <table:table-cell/>
          <table:table-cell table:style-name="ce116" table:number-columns-repeated="5"/>
          <table:table-cell table:number-columns-repeated="2"/>
          <table:table-cell table:style-name="ce116"/>
          <table:table-cell/>
          <table:table-cell table:style-name="ce116" table:number-columns-repeated="2"/>
          <table:table-cell/>
          <table:table-cell table:style-name="ce116" table:number-columns-repeated="2"/>
          <table:table-cell table:number-columns-repeated="2"/>
          <table:table-cell table:style-name="ce116"/>
          <table:table-cell table:number-columns-repeated="2"/>
          <table:table-cell table:style-name="ce116"/>
          <table:table-cell table:style-name="Default" table:number-columns-repeated="2"/>
          <table:table-cell table:style-name="ce116"/>
          <table:table-cell table:number-columns-repeated="2"/>
          <table:table-cell table:style-name="ce116"/>
          <table:table-cell/>
          <table:table-cell table:style-name="ce134"/>
          <table:table-cell table:style-name="ce116"/>
          <table:table-cell table:style-name="ce134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7" office:value-type="string" calcext:value-type="string">
            <text:p>Kisvác mh.</text:p>
          </table:table-cell>
          <table:table-cell table:style-name="ce65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1" table:number-columns-repeated="19"/>
          <table:table-cell/>
          <table:table-cell table:style-name="ce116"/>
          <table:table-cell/>
          <table:table-cell table:style-name="ce116" table:number-columns-repeated="2"/>
          <table:table-cell/>
          <table:table-cell table:style-name="ce116" table:number-columns-repeated="6"/>
          <table:table-cell/>
          <table:table-cell table:style-name="ce116" table:number-columns-repeated="8"/>
          <table:table-cell/>
          <table:table-cell table:style-name="ce116" table:number-columns-repeated="2"/>
          <table:table-cell/>
          <table:table-cell table:style-name="ce116" table:number-columns-repeated="2"/>
          <table:table-cell table:style-name="Default"/>
          <table:table-cell table:style-name="ce116" table:number-columns-repeated="2"/>
          <table:table-cell/>
          <table:table-cell table:style-name="ce116"/>
          <table:table-cell/>
          <table:table-cell table:style-name="ce121"/>
          <table:table-cell table:style-name="ce116"/>
          <table:table-cell table:style-name="ce121"/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8" office:value-type="string" calcext:value-type="string">
            <text:p>Vác</text:p>
          </table:table-cell>
          <table:table-cell table:style-name="ce61" office:value-type="string" calcext:value-type="string">
            <text:p>$forcehold</text:p>
          </table:table-cell>
          <table:table-cell table:style-name="ce1" table:number-columns-repeated="7"/>
          <table:table-cell table:style-name="ce116" table:number-columns-repeated="62"/>
          <table:table-cell table:style-name="ce121" office:value-type="string" calcext:value-type="string">
            <text:p>5:56-5:59</text:p>
          </table:table-cell>
          <table:table-cell table:style-name="ce123" office:value-type="string" calcext:value-type="string">
            <text:p>6:04</text:p>
          </table:table-cell>
          <table:table-cell table:style-name="ce123" office:value-type="string" calcext:value-type="string">
            <text:p>6:19</text:p>
          </table:table-cell>
          <table:table-cell table:style-name="ce121" office:value-type="string" calcext:value-type="string">
            <text:p>6:26-6:28</text:p>
          </table:table-cell>
          <table:table-cell table:style-name="ce123" office:value-type="string" calcext:value-type="string">
            <text:p>6:34</text:p>
          </table:table-cell>
          <table:table-cell table:style-name="ce123" office:value-type="string" calcext:value-type="string">
            <text:p>6:49</text:p>
          </table:table-cell>
          <table:table-cell table:style-name="ce121" office:value-type="string" calcext:value-type="string">
            <text:p>6:56-6:59</text:p>
          </table:table-cell>
          <table:table-cell table:style-name="ce123" office:value-type="string" calcext:value-type="string">
            <text:p>7:04</text:p>
          </table:table-cell>
          <table:table-cell table:style-name="ce123" office:value-type="string" calcext:value-type="string">
            <text:p>7:19</text:p>
          </table:table-cell>
          <table:table-cell table:style-name="ce123" office:value-type="string" calcext:value-type="string">
            <text:p>7:34</text:p>
          </table:table-cell>
          <table:table-cell table:style-name="ce121" office:value-type="string" calcext:value-type="string">
            <text:p>7:26-7:28</text:p>
          </table:table-cell>
          <table:table-cell table:style-name="ce121" office:value-type="string" calcext:value-type="string">
            <text:p>7:56-7:59</text:p>
          </table:table-cell>
          <table:table-cell table:style-name="ce123" office:value-type="string" calcext:value-type="string">
            <text:p>8:04</text:p>
          </table:table-cell>
          <table:table-cell table:style-name="ce121" office:value-type="string" calcext:value-type="string">
            <text:p>8:26-8:28</text:p>
          </table:table-cell>
          <table:table-cell table:style-name="ce123" office:value-type="string" calcext:value-type="string">
            <text:p>8:34</text:p>
          </table:table-cell>
          <table:table-cell table:style-name="ce121" office:value-type="string" calcext:value-type="string">
            <text:p>8:56-8:59</text:p>
          </table:table-cell>
          <table:table-cell table:style-name="ce123" office:value-type="string" calcext:value-type="string">
            <text:p>9:04</text:p>
          </table:table-cell>
          <table:table-cell table:style-name="ce121" office:value-type="string" calcext:value-type="string">
            <text:p>9:26-9:28</text:p>
          </table:table-cell>
          <table:table-cell table:style-name="ce123" office:value-type="string" calcext:value-type="string">
            <text:p>9:34</text:p>
          </table:table-cell>
          <table:table-cell table:style-name="ce361" office:value-type="string" calcext:value-type="string">
            <text:p>9:56-9:59</text:p>
          </table:table-cell>
          <table:table-cell table:style-name="ce134" office:value-type="string" calcext:value-type="string">
            <text:p>10:04</text:p>
          </table:table-cell>
          <table:table-cell table:style-name="ce366" office:value-type="string" calcext:value-type="string">
            <text:p>10:26-10:28</text:p>
          </table:table-cell>
          <table:table-cell table:style-name="ce134" office:value-type="string" calcext:value-type="string">
            <text:p>10:34</text:p>
          </table:table-cell>
          <table:table-cell table:style-name="ce134" office:value-type="string" calcext:value-type="string">
            <text:p>11:04</text:p>
          </table:table-cell>
          <table:table-cell table:style-name="ce370" office:value-type="string" calcext:value-type="string">
            <text:p>11:26-11:28</text:p>
          </table:table-cell>
          <table:table-cell table:style-name="ce134" office:value-type="string" calcext:value-type="string">
            <text:p>11:34</text:p>
          </table:table-cell>
          <table:table-cell table:style-name="ce134" office:value-type="string" calcext:value-type="string">
            <text:p>12:04</text:p>
          </table:table-cell>
          <table:table-cell table:style-name="ce116" office:value-type="string" calcext:value-type="string">
            <text:p>12:26-12:28</text:p>
          </table:table-cell>
          <table:table-cell table:style-name="ce134" office:value-type="string" calcext:value-type="string">
            <text:p>12:34</text:p>
          </table:table-cell>
          <table:table-cell table:style-name="ce134" office:value-type="string" calcext:value-type="string">
            <text:p>13:04</text:p>
          </table:table-cell>
          <table:table-cell table:style-name="ce377" office:value-type="string" calcext:value-type="string">
            <text:p>13:26-13:28</text:p>
          </table:table-cell>
          <table:table-cell table:style-name="ce379" office:value-type="string" calcext:value-type="string">
            <text:p>13:31-13:34</text:p>
          </table:table-cell>
          <table:table-cell table:style-name="ce134" office:value-type="string" calcext:value-type="string">
            <text:p>14:04</text:p>
          </table:table-cell>
          <table:table-cell table:style-name="ce384" office:value-type="string" calcext:value-type="string">
            <text:p>14:26-14:28</text:p>
          </table:table-cell>
          <table:table-cell table:style-name="ce134" office:value-type="string" calcext:value-type="string">
            <text:p>14:34</text:p>
          </table:table-cell>
          <table:table-cell table:style-name="ce134" office:value-type="string" calcext:value-type="string">
            <text:p>15:04</text:p>
          </table:table-cell>
          <table:table-cell table:style-name="ce388" office:value-type="string" calcext:value-type="string">
            <text:p>15:26-15:28</text:p>
          </table:table-cell>
          <table:table-cell table:style-name="ce134" office:value-type="string" calcext:value-type="string">
            <text:p>15:34</text:p>
          </table:table-cell>
          <table:table-cell table:style-name="ce134" office:value-type="string" calcext:value-type="string">
            <text:p>16:04</text:p>
          </table:table-cell>
          <table:table-cell table:style-name="ce392" office:value-type="string" calcext:value-type="string">
            <text:p>16:26-16:28</text:p>
          </table:table-cell>
          <table:table-cell table:style-name="ce394" office:value-type="string" calcext:value-type="string">
            <text:p>16:31-16:34</text:p>
          </table:table-cell>
          <table:table-cell table:style-name="ce134" office:value-type="string" calcext:value-type="string">
            <text:p>17:04</text:p>
          </table:table-cell>
          <table:table-cell table:style-name="ce399" office:value-type="string" calcext:value-type="string">
            <text:p>17:26-17:28</text:p>
          </table:table-cell>
          <table:table-cell table:style-name="ce401" office:value-type="string" calcext:value-type="string">
            <text:p>17:31-17:34</text:p>
          </table:table-cell>
          <table:table-cell table:style-name="ce134" office:value-type="string" calcext:value-type="string">
            <text:p>18:04</text:p>
          </table:table-cell>
          <table:table-cell table:style-name="ce408" office:value-type="string" calcext:value-type="string">
            <text:p>18:26-18:28</text:p>
          </table:table-cell>
          <table:table-cell table:style-name="ce410" office:value-type="string" calcext:value-type="string">
            <text:p>18:31-18:34</text:p>
          </table:table-cell>
          <table:table-cell table:style-name="ce134" office:value-type="string" calcext:value-type="string">
            <text:p>19:04</text:p>
          </table:table-cell>
          <table:table-cell table:style-name="ce415" office:value-type="string" calcext:value-type="string">
            <text:p>19:26-19:28</text:p>
          </table:table-cell>
          <table:table-cell table:style-name="ce418" office:value-type="string" calcext:value-type="string">
            <text:p>19:31-19:34</text:p>
          </table:table-cell>
          <table:table-cell table:style-name="ce134" office:value-type="string" calcext:value-type="string">
            <text:p>20:04</text:p>
          </table:table-cell>
          <table:table-cell table:style-name="ce421" office:value-type="string" calcext:value-type="string">
            <text:p>20:31-20:34</text:p>
          </table:table-cell>
          <table:table-cell table:style-name="ce423" office:value-type="string" calcext:value-type="string">
            <text:p>21:31-21:34</text:p>
          </table:table-cell>
          <table:table-cell table:style-name="ce116" office:value-type="string" calcext:value-type="string">
            <text:p>22:31-22:34</text:p>
          </table:table-cell>
          <table:table-cell table:style-name="ce425" office:value-type="string" calcext:value-type="string">
            <text:p>23:31-23:34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61"/>
          <table:table-cell table:style-name="ce469" office:value-type="string" calcext:value-type="string">
            <text:p>7:49-7:50</text:p>
          </table:table-cell>
          <table:table-cell table:style-name="ce479" office:value-type="string" calcext:value-type="string">
            <text:p>9:49-9:50</text:p>
          </table:table-cell>
          <table:table-cell table:style-name="ce487" office:value-type="string" calcext:value-type="string">
            <text:p>11:49-11:50</text:p>
          </table:table-cell>
          <table:table-cell table:style-name="ce496" office:value-type="string" calcext:value-type="string">
            <text:p>13:49-13:50</text:p>
          </table:table-cell>
          <table:table-cell table:style-name="ce505" office:value-type="string" calcext:value-type="string">
            <text:p>15:49-15:50</text:p>
          </table:table-cell>
          <table:table-cell table:style-name="ce514" office:value-type="string" calcext:value-type="string">
            <text:p>17:49-17:50</text:p>
          </table:table-cell>
          <table:table-cell table:style-name="ce523" office:value-type="string" calcext:value-type="string">
            <text:p>19:49-19:50</text:p>
          </table:table-cell>
          <table:table-cell table:style-name="ce123" office:value-type="string" calcext:value-type="string">
            <text:p>21:49-21:50</text:p>
          </table:table-cell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19" office:value-type="string" calcext:value-type="string">
            <text:p>Vác-Alsóváros</text:p>
          </table:table-cell>
          <table:table-cell table:style-name="ce66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3" office:value-type="string" calcext:value-type="string">
            <text:p>6:02</text:p>
          </table:table-cell>
          <table:table-cell table:style-name="ce123" office:value-type="string" calcext:value-type="string">
            <text:p>6:07</text:p>
          </table:table-cell>
          <table:table-cell table:style-name="ce123" office:value-type="string" calcext:value-type="string">
            <text:p>6:22</text:p>
          </table:table-cell>
          <table:table-cell table:style-name="ce121"/>
          <table:table-cell table:style-name="ce123" office:value-type="string" calcext:value-type="string">
            <text:p>6:37</text:p>
          </table:table-cell>
          <table:table-cell table:style-name="ce123" office:value-type="string" calcext:value-type="string">
            <text:p>6:52</text:p>
          </table:table-cell>
          <table:table-cell table:style-name="ce123" office:value-type="string" calcext:value-type="string">
            <text:p>7:02</text:p>
          </table:table-cell>
          <table:table-cell table:style-name="ce123" office:value-type="string" calcext:value-type="string">
            <text:p>7:07</text:p>
          </table:table-cell>
          <table:table-cell table:style-name="ce123" office:value-type="string" calcext:value-type="string">
            <text:p>7:22</text:p>
          </table:table-cell>
          <table:table-cell table:style-name="ce123" office:value-type="string" calcext:value-type="string">
            <text:p>7:37</text:p>
          </table:table-cell>
          <table:table-cell table:style-name="ce121"/>
          <table:table-cell table:style-name="ce123" office:value-type="string" calcext:value-type="string">
            <text:p>8:02</text:p>
          </table:table-cell>
          <table:table-cell table:style-name="ce123" office:value-type="string" calcext:value-type="string">
            <text:p>8:07</text:p>
          </table:table-cell>
          <table:table-cell table:style-name="ce121"/>
          <table:table-cell table:style-name="ce123" office:value-type="string" calcext:value-type="string">
            <text:p>8:37</text:p>
          </table:table-cell>
          <table:table-cell table:style-name="ce123" office:value-type="string" calcext:value-type="string">
            <text:p>9:02</text:p>
          </table:table-cell>
          <table:table-cell table:style-name="ce123" office:value-type="string" calcext:value-type="string">
            <text:p>9:07</text:p>
          </table:table-cell>
          <table:table-cell table:style-name="ce121"/>
          <table:table-cell table:style-name="ce123" office:value-type="string" calcext:value-type="string">
            <text:p>9:37</text:p>
          </table:table-cell>
          <table:table-cell table:style-name="ce362" office:value-type="string" calcext:value-type="string">
            <text:p>10:02</text:p>
          </table:table-cell>
          <table:table-cell table:style-name="ce134" office:value-type="string" calcext:value-type="string">
            <text:p>10:07</text:p>
          </table:table-cell>
          <table:table-cell table:style-name="ce116"/>
          <table:table-cell table:style-name="ce134" office:value-type="string" calcext:value-type="string">
            <text:p>10:37</text:p>
          </table:table-cell>
          <table:table-cell table:style-name="ce134" office:value-type="string" calcext:value-type="string">
            <text:p>11:07</text:p>
          </table:table-cell>
          <table:table-cell table:style-name="ce116"/>
          <table:table-cell table:style-name="ce134" office:value-type="string" calcext:value-type="string">
            <text:p>11:37</text:p>
          </table:table-cell>
          <table:table-cell table:style-name="ce134" office:value-type="string" calcext:value-type="string">
            <text:p>12:07</text:p>
          </table:table-cell>
          <table:table-cell table:style-name="ce116"/>
          <table:table-cell table:style-name="ce134" office:value-type="string" calcext:value-type="string">
            <text:p>12:37</text:p>
          </table:table-cell>
          <table:table-cell table:style-name="ce134" office:value-type="string" calcext:value-type="string">
            <text:p>13:07</text:p>
          </table:table-cell>
          <table:table-cell table:style-name="ce116"/>
          <table:table-cell table:style-name="ce380" office:value-type="string" calcext:value-type="string">
            <text:p>13:37</text:p>
          </table:table-cell>
          <table:table-cell table:style-name="ce134" office:value-type="string" calcext:value-type="string">
            <text:p>14:07</text:p>
          </table:table-cell>
          <table:table-cell table:style-name="ce116"/>
          <table:table-cell table:style-name="ce134" office:value-type="string" calcext:value-type="string">
            <text:p>14:37</text:p>
          </table:table-cell>
          <table:table-cell table:style-name="ce134" office:value-type="string" calcext:value-type="string">
            <text:p>15:07</text:p>
          </table:table-cell>
          <table:table-cell table:style-name="ce116"/>
          <table:table-cell table:style-name="ce134" office:value-type="string" calcext:value-type="string">
            <text:p>15:37</text:p>
          </table:table-cell>
          <table:table-cell table:style-name="ce134" office:value-type="string" calcext:value-type="string">
            <text:p>16:07</text:p>
          </table:table-cell>
          <table:table-cell table:style-name="ce116"/>
          <table:table-cell table:style-name="ce395" office:value-type="string" calcext:value-type="string">
            <text:p>16:37</text:p>
          </table:table-cell>
          <table:table-cell table:style-name="ce134" office:value-type="string" calcext:value-type="string">
            <text:p>17:07</text:p>
          </table:table-cell>
          <table:table-cell table:style-name="ce116"/>
          <table:table-cell table:style-name="ce402" office:value-type="string" calcext:value-type="string">
            <text:p>17:37</text:p>
          </table:table-cell>
          <table:table-cell table:style-name="ce134" office:value-type="string" calcext:value-type="string">
            <text:p>18:07</text:p>
          </table:table-cell>
          <table:table-cell table:style-name="ce116"/>
          <table:table-cell table:style-name="ce411" office:value-type="string" calcext:value-type="string">
            <text:p>18:37</text:p>
          </table:table-cell>
          <table:table-cell table:style-name="ce134" office:value-type="string" calcext:value-type="string">
            <text:p>19:07</text:p>
          </table:table-cell>
          <table:table-cell table:style-name="ce416"/>
          <table:table-cell table:style-name="ce419" office:value-type="string" calcext:value-type="string">
            <text:p>19:37</text:p>
          </table:table-cell>
          <table:table-cell table:style-name="ce134" office:value-type="string" calcext:value-type="string">
            <text:p>20:07</text:p>
          </table:table-cell>
          <table:table-cell table:style-name="ce421" office:value-type="string" calcext:value-type="string">
            <text:p>20:37</text:p>
          </table:table-cell>
          <table:table-cell table:style-name="ce423" office:value-type="string" calcext:value-type="string">
            <text:p>21:37</text:p>
          </table:table-cell>
          <table:table-cell table:style-name="ce134" office:value-type="string" calcext:value-type="string">
            <text:p>22:37</text:p>
          </table:table-cell>
          <table:table-cell table:style-name="ce425" office:value-type="string" calcext:value-type="string">
            <text:p>23:37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/>
          <table:table-cell table:style-name="Default" table:number-columns-repeated="8"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0" office:value-type="string" calcext:value-type="string">
            <text:p>Szöd-Szödliget</text:p>
          </table:table-cell>
          <table:table-cell table:style-name="ce67" office:value-type="string" calcext:value-type="string">
            <text:p>$hold</text:p>
          </table:table-cell>
          <table:table-cell table:style-name="ce1" table:number-columns-repeated="7"/>
          <table:table-cell table:style-name="ce116" table:number-columns-repeated="62"/>
          <table:table-cell table:style-name="ce121"/>
          <table:table-cell table:style-name="ce123" office:value-type="string" calcext:value-type="string">
            <text:p>6:11</text:p>
          </table:table-cell>
          <table:table-cell table:style-name="ce123" office:value-type="string" calcext:value-type="string">
            <text:p>6:26</text:p>
          </table:table-cell>
          <table:table-cell table:style-name="ce121"/>
          <table:table-cell table:style-name="ce123" office:value-type="string" calcext:value-type="string">
            <text:p>6:41</text:p>
          </table:table-cell>
          <table:table-cell table:style-name="ce123" office:value-type="string" calcext:value-type="string">
            <text:p>6:56</text:p>
          </table:table-cell>
          <table:table-cell table:style-name="ce121"/>
          <table:table-cell table:style-name="ce123" office:value-type="string" calcext:value-type="string">
            <text:p>7:11</text:p>
          </table:table-cell>
          <table:table-cell table:style-name="ce123" office:value-type="string" calcext:value-type="string">
            <text:p>7:26</text:p>
          </table:table-cell>
          <table:table-cell table:style-name="ce123" office:value-type="string" calcext:value-type="string">
            <text:p>7:41</text:p>
          </table:table-cell>
          <table:table-cell table:style-name="ce121" table:number-columns-repeated="2"/>
          <table:table-cell table:style-name="ce123" office:value-type="string" calcext:value-type="string">
            <text:p>8:11</text:p>
          </table:table-cell>
          <table:table-cell table:style-name="ce121"/>
          <table:table-cell table:style-name="ce123" office:value-type="string" calcext:value-type="string">
            <text:p>8:41</text:p>
          </table:table-cell>
          <table:table-cell table:style-name="ce121"/>
          <table:table-cell table:style-name="ce123" office:value-type="string" calcext:value-type="string">
            <text:p>9:11</text:p>
          </table:table-cell>
          <table:table-cell table:style-name="ce121"/>
          <table:table-cell table:style-name="ce123" office:value-type="string" calcext:value-type="string">
            <text:p>9:41</text:p>
          </table:table-cell>
          <table:table-cell table:style-name="ce363"/>
          <table:table-cell table:style-name="ce134" office:value-type="string" calcext:value-type="string">
            <text:p>10:11</text:p>
          </table:table-cell>
          <table:table-cell table:style-name="ce116"/>
          <table:table-cell table:style-name="ce134" office:value-type="string" calcext:value-type="string">
            <text:p>10:41</text:p>
          </table:table-cell>
          <table:table-cell table:style-name="ce134" office:value-type="string" calcext:value-type="string">
            <text:p>11:11</text:p>
          </table:table-cell>
          <table:table-cell table:style-name="ce116"/>
          <table:table-cell table:style-name="ce134" office:value-type="string" calcext:value-type="string">
            <text:p>11:41</text:p>
          </table:table-cell>
          <table:table-cell table:style-name="ce134" office:value-type="string" calcext:value-type="string">
            <text:p>12:11</text:p>
          </table:table-cell>
          <table:table-cell table:style-name="ce116"/>
          <table:table-cell table:style-name="ce134" office:value-type="string" calcext:value-type="string">
            <text:p>12:41</text:p>
          </table:table-cell>
          <table:table-cell table:style-name="ce134" office:value-type="string" calcext:value-type="string">
            <text:p>13:11</text:p>
          </table:table-cell>
          <table:table-cell table:style-name="ce116"/>
          <table:table-cell table:style-name="ce380" office:value-type="string" calcext:value-type="string">
            <text:p>13:41</text:p>
          </table:table-cell>
          <table:table-cell table:style-name="ce134" office:value-type="string" calcext:value-type="string">
            <text:p>14:11</text:p>
          </table:table-cell>
          <table:table-cell table:style-name="ce116"/>
          <table:table-cell table:style-name="ce134" office:value-type="string" calcext:value-type="string">
            <text:p>14:41</text:p>
          </table:table-cell>
          <table:table-cell table:style-name="ce134" office:value-type="string" calcext:value-type="string">
            <text:p>15:11</text:p>
          </table:table-cell>
          <table:table-cell table:style-name="ce116"/>
          <table:table-cell table:style-name="ce134" office:value-type="string" calcext:value-type="string">
            <text:p>15:41</text:p>
          </table:table-cell>
          <table:table-cell table:style-name="ce134" office:value-type="string" calcext:value-type="string">
            <text:p>16:11</text:p>
          </table:table-cell>
          <table:table-cell table:style-name="ce116"/>
          <table:table-cell table:style-name="ce395" office:value-type="string" calcext:value-type="string">
            <text:p>16:41</text:p>
          </table:table-cell>
          <table:table-cell table:style-name="ce134" office:value-type="string" calcext:value-type="string">
            <text:p>17:11</text:p>
          </table:table-cell>
          <table:table-cell table:style-name="ce116"/>
          <table:table-cell table:style-name="ce402" office:value-type="string" calcext:value-type="string">
            <text:p>17:41</text:p>
          </table:table-cell>
          <table:table-cell table:style-name="ce134" office:value-type="string" calcext:value-type="string">
            <text:p>18:11</text:p>
          </table:table-cell>
          <table:table-cell table:style-name="ce116"/>
          <table:table-cell table:style-name="ce411" office:value-type="string" calcext:value-type="string">
            <text:p>18:41</text:p>
          </table:table-cell>
          <table:table-cell table:style-name="ce134" office:value-type="string" calcext:value-type="string">
            <text:p>19:11</text:p>
          </table:table-cell>
          <table:table-cell table:style-name="ce416"/>
          <table:table-cell table:style-name="ce419" office:value-type="string" calcext:value-type="string">
            <text:p>19:41</text:p>
          </table:table-cell>
          <table:table-cell table:style-name="ce134" office:value-type="string" calcext:value-type="string">
            <text:p>20:11</text:p>
          </table:table-cell>
          <table:table-cell table:style-name="ce421" office:value-type="string" calcext:value-type="string">
            <text:p>20:41</text:p>
          </table:table-cell>
          <table:table-cell table:style-name="ce423" office:value-type="string" calcext:value-type="string">
            <text:p>21:41</text:p>
          </table:table-cell>
          <table:table-cell table:style-name="ce134" office:value-type="string" calcext:value-type="string">
            <text:p>22:41</text:p>
          </table:table-cell>
          <table:table-cell table:style-name="ce425" office:value-type="string" calcext:value-type="string">
            <text:p>23:41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1" office:value-type="string" calcext:value-type="string">
            <text:p>Felsögöd</text:p>
          </table:table-cell>
          <table:table-cell table:style-name="ce68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3" office:value-type="string" calcext:value-type="string">
            <text:p>6:08</text:p>
          </table:table-cell>
          <table:table-cell table:style-name="ce123" office:value-type="string" calcext:value-type="string">
            <text:p>6:14</text:p>
          </table:table-cell>
          <table:table-cell table:style-name="ce123" office:value-type="string" calcext:value-type="string">
            <text:p>6:29</text:p>
          </table:table-cell>
          <table:table-cell table:style-name="ce121"/>
          <table:table-cell table:style-name="ce123" office:value-type="string" calcext:value-type="string">
            <text:p>6:44</text:p>
          </table:table-cell>
          <table:table-cell table:style-name="ce123" office:value-type="string" calcext:value-type="string">
            <text:p>6:59</text:p>
          </table:table-cell>
          <table:table-cell table:style-name="ce123" office:value-type="string" calcext:value-type="string">
            <text:p>7:08</text:p>
          </table:table-cell>
          <table:table-cell table:style-name="ce123" office:value-type="string" calcext:value-type="string">
            <text:p>7:14</text:p>
          </table:table-cell>
          <table:table-cell table:style-name="ce123" office:value-type="string" calcext:value-type="string">
            <text:p>7:29</text:p>
          </table:table-cell>
          <table:table-cell table:style-name="ce123" office:value-type="string" calcext:value-type="string">
            <text:p>7:44</text:p>
          </table:table-cell>
          <table:table-cell table:style-name="ce121"/>
          <table:table-cell table:style-name="ce123" office:value-type="string" calcext:value-type="string">
            <text:p>8:08</text:p>
          </table:table-cell>
          <table:table-cell table:style-name="ce123" office:value-type="string" calcext:value-type="string">
            <text:p>8:14</text:p>
          </table:table-cell>
          <table:table-cell table:style-name="ce121"/>
          <table:table-cell table:style-name="ce123" office:value-type="string" calcext:value-type="string">
            <text:p>8:44</text:p>
          </table:table-cell>
          <table:table-cell table:style-name="ce123" office:value-type="string" calcext:value-type="string">
            <text:p>9:08</text:p>
          </table:table-cell>
          <table:table-cell table:style-name="ce123" office:value-type="string" calcext:value-type="string">
            <text:p>9:14</text:p>
          </table:table-cell>
          <table:table-cell table:style-name="ce121"/>
          <table:table-cell table:style-name="ce123" office:value-type="string" calcext:value-type="string">
            <text:p>9:44</text:p>
          </table:table-cell>
          <table:table-cell table:style-name="ce362" office:value-type="string" calcext:value-type="string">
            <text:p>10:08</text:p>
          </table:table-cell>
          <table:table-cell table:style-name="ce134" office:value-type="string" calcext:value-type="string">
            <text:p>10:14</text:p>
          </table:table-cell>
          <table:table-cell table:style-name="ce116"/>
          <table:table-cell table:style-name="ce134" office:value-type="string" calcext:value-type="string">
            <text:p>10:44</text:p>
          </table:table-cell>
          <table:table-cell table:style-name="ce134" office:value-type="string" calcext:value-type="string">
            <text:p>11:14</text:p>
          </table:table-cell>
          <table:table-cell table:style-name="ce116"/>
          <table:table-cell table:style-name="ce134" office:value-type="string" calcext:value-type="string">
            <text:p>11:44</text:p>
          </table:table-cell>
          <table:table-cell table:style-name="ce134" office:value-type="string" calcext:value-type="string">
            <text:p>12:14</text:p>
          </table:table-cell>
          <table:table-cell table:style-name="ce116"/>
          <table:table-cell table:style-name="ce134" office:value-type="string" calcext:value-type="string">
            <text:p>12:44</text:p>
          </table:table-cell>
          <table:table-cell table:style-name="ce134" office:value-type="string" calcext:value-type="string">
            <text:p>13:14</text:p>
          </table:table-cell>
          <table:table-cell table:style-name="ce116"/>
          <table:table-cell table:style-name="ce380" office:value-type="string" calcext:value-type="string">
            <text:p>13:44</text:p>
          </table:table-cell>
          <table:table-cell table:style-name="ce134" office:value-type="string" calcext:value-type="string">
            <text:p>14:14</text:p>
          </table:table-cell>
          <table:table-cell table:style-name="ce116"/>
          <table:table-cell table:style-name="ce134" office:value-type="string" calcext:value-type="string">
            <text:p>14:44</text:p>
          </table:table-cell>
          <table:table-cell table:style-name="ce134" office:value-type="string" calcext:value-type="string">
            <text:p>15:14</text:p>
          </table:table-cell>
          <table:table-cell table:style-name="ce116"/>
          <table:table-cell table:style-name="ce134" office:value-type="string" calcext:value-type="string">
            <text:p>15:44</text:p>
          </table:table-cell>
          <table:table-cell table:style-name="ce134" office:value-type="string" calcext:value-type="string">
            <text:p>16:14</text:p>
          </table:table-cell>
          <table:table-cell table:style-name="ce116"/>
          <table:table-cell table:style-name="ce395" office:value-type="string" calcext:value-type="string">
            <text:p>16:44</text:p>
          </table:table-cell>
          <table:table-cell table:style-name="ce134" office:value-type="string" calcext:value-type="string">
            <text:p>17:14</text:p>
          </table:table-cell>
          <table:table-cell table:style-name="ce116"/>
          <table:table-cell table:style-name="ce402" office:value-type="string" calcext:value-type="string">
            <text:p>17:44</text:p>
          </table:table-cell>
          <table:table-cell table:style-name="ce134" office:value-type="string" calcext:value-type="string">
            <text:p>18:14</text:p>
          </table:table-cell>
          <table:table-cell table:style-name="ce116"/>
          <table:table-cell table:style-name="ce411" office:value-type="string" calcext:value-type="string">
            <text:p>18:44</text:p>
          </table:table-cell>
          <table:table-cell table:style-name="ce134" office:value-type="string" calcext:value-type="string">
            <text:p>19:14</text:p>
          </table:table-cell>
          <table:table-cell table:style-name="ce416"/>
          <table:table-cell table:style-name="ce419" office:value-type="string" calcext:value-type="string">
            <text:p>19:44</text:p>
          </table:table-cell>
          <table:table-cell table:style-name="ce134" office:value-type="string" calcext:value-type="string">
            <text:p>20:14</text:p>
          </table:table-cell>
          <table:table-cell table:style-name="ce421" office:value-type="string" calcext:value-type="string">
            <text:p>20:44</text:p>
          </table:table-cell>
          <table:table-cell table:style-name="ce423" office:value-type="string" calcext:value-type="string">
            <text:p>21:44</text:p>
          </table:table-cell>
          <table:table-cell table:style-name="ce134" office:value-type="string" calcext:value-type="string">
            <text:p>22:44</text:p>
          </table:table-cell>
          <table:table-cell table:style-name="ce425" office:value-type="string" calcext:value-type="string">
            <text:p>23:44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2" office:value-type="string" calcext:value-type="string">
            <text:p>Göd</text:p>
          </table:table-cell>
          <table:table-cell table:style-name="ce61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1"/>
          <table:table-cell table:style-name="ce123" office:value-type="string" calcext:value-type="string">
            <text:p>6:17</text:p>
          </table:table-cell>
          <table:table-cell table:style-name="ce121" office:value-type="string" calcext:value-type="string">
            <text:p>6:31-6:37</text:p>
          </table:table-cell>
          <table:table-cell table:style-name="ce121"/>
          <table:table-cell table:style-name="ce123" office:value-type="string" calcext:value-type="string">
            <text:p>6:47</text:p>
          </table:table-cell>
          <table:table-cell table:style-name="ce123" office:value-type="string" calcext:value-type="string">
            <text:p>7:02</text:p>
          </table:table-cell>
          <table:table-cell table:style-name="ce121"/>
          <table:table-cell table:style-name="ce123" office:value-type="string" calcext:value-type="string">
            <text:p>7:17</text:p>
          </table:table-cell>
          <table:table-cell table:style-name="ce121" office:value-type="string" calcext:value-type="string">
            <text:p>7:31-7:37</text:p>
          </table:table-cell>
          <table:table-cell table:style-name="ce123" office:value-type="string" calcext:value-type="string">
            <text:p>7:47</text:p>
          </table:table-cell>
          <table:table-cell table:style-name="ce121" table:number-columns-repeated="2"/>
          <table:table-cell table:style-name="ce123" office:value-type="string" calcext:value-type="string">
            <text:p>8:17</text:p>
          </table:table-cell>
          <table:table-cell table:style-name="ce121"/>
          <table:table-cell table:style-name="ce123" office:value-type="string" calcext:value-type="string">
            <text:p>8:47</text:p>
          </table:table-cell>
          <table:table-cell table:style-name="ce121"/>
          <table:table-cell table:style-name="ce123" office:value-type="string" calcext:value-type="string">
            <text:p>9:17</text:p>
          </table:table-cell>
          <table:table-cell table:style-name="ce121"/>
          <table:table-cell table:style-name="ce123" office:value-type="string" calcext:value-type="string">
            <text:p>9:47</text:p>
          </table:table-cell>
          <table:table-cell table:style-name="ce363"/>
          <table:table-cell table:style-name="ce134" office:value-type="string" calcext:value-type="string">
            <text:p>10:17</text:p>
          </table:table-cell>
          <table:table-cell table:style-name="ce116"/>
          <table:table-cell table:style-name="ce134" office:value-type="string" calcext:value-type="string">
            <text:p>10:47</text:p>
          </table:table-cell>
          <table:table-cell table:style-name="ce134" office:value-type="string" calcext:value-type="string">
            <text:p>11:17</text:p>
          </table:table-cell>
          <table:table-cell table:style-name="ce116"/>
          <table:table-cell table:style-name="ce134" office:value-type="string" calcext:value-type="string">
            <text:p>11:47</text:p>
          </table:table-cell>
          <table:table-cell table:style-name="ce134" office:value-type="string" calcext:value-type="string">
            <text:p>12:17</text:p>
          </table:table-cell>
          <table:table-cell table:style-name="ce116"/>
          <table:table-cell table:style-name="ce134" office:value-type="string" calcext:value-type="string">
            <text:p>12:47</text:p>
          </table:table-cell>
          <table:table-cell table:style-name="ce134" office:value-type="string" calcext:value-type="string">
            <text:p>13:17</text:p>
          </table:table-cell>
          <table:table-cell table:style-name="ce116"/>
          <table:table-cell table:style-name="ce380" office:value-type="string" calcext:value-type="string">
            <text:p>13:47</text:p>
          </table:table-cell>
          <table:table-cell table:style-name="ce134" office:value-type="string" calcext:value-type="string">
            <text:p>14:17</text:p>
          </table:table-cell>
          <table:table-cell table:style-name="ce116"/>
          <table:table-cell table:style-name="ce134" office:value-type="string" calcext:value-type="string">
            <text:p>14:47</text:p>
          </table:table-cell>
          <table:table-cell table:style-name="ce134" office:value-type="string" calcext:value-type="string">
            <text:p>15:17</text:p>
          </table:table-cell>
          <table:table-cell table:style-name="ce116"/>
          <table:table-cell table:style-name="ce134" office:value-type="string" calcext:value-type="string">
            <text:p>15:47</text:p>
          </table:table-cell>
          <table:table-cell table:style-name="ce134" office:value-type="string" calcext:value-type="string">
            <text:p>16:17</text:p>
          </table:table-cell>
          <table:table-cell table:style-name="ce116"/>
          <table:table-cell table:style-name="ce395" office:value-type="string" calcext:value-type="string">
            <text:p>16:47</text:p>
          </table:table-cell>
          <table:table-cell table:style-name="ce134" office:value-type="string" calcext:value-type="string">
            <text:p>17:17</text:p>
          </table:table-cell>
          <table:table-cell table:style-name="ce116"/>
          <table:table-cell table:style-name="ce402" office:value-type="string" calcext:value-type="string">
            <text:p>17:47</text:p>
          </table:table-cell>
          <table:table-cell table:style-name="ce134" office:value-type="string" calcext:value-type="string">
            <text:p>18:17</text:p>
          </table:table-cell>
          <table:table-cell table:style-name="ce116"/>
          <table:table-cell table:style-name="ce411" office:value-type="string" calcext:value-type="string">
            <text:p>18:47</text:p>
          </table:table-cell>
          <table:table-cell table:style-name="ce134" office:value-type="string" calcext:value-type="string">
            <text:p>19:17</text:p>
          </table:table-cell>
          <table:table-cell table:style-name="ce416"/>
          <table:table-cell table:style-name="ce419" office:value-type="string" calcext:value-type="string">
            <text:p>19:47</text:p>
          </table:table-cell>
          <table:table-cell table:style-name="ce134" office:value-type="string" calcext:value-type="string">
            <text:p>20:17</text:p>
          </table:table-cell>
          <table:table-cell table:style-name="ce421" office:value-type="string" calcext:value-type="string">
            <text:p>20:47</text:p>
          </table:table-cell>
          <table:table-cell table:style-name="ce423" office:value-type="string" calcext:value-type="string">
            <text:p>21:47</text:p>
          </table:table-cell>
          <table:table-cell table:style-name="ce134" office:value-type="string" calcext:value-type="string">
            <text:p>22:47</text:p>
          </table:table-cell>
          <table:table-cell table:style-name="ce425" office:value-type="string" calcext:value-type="string">
            <text:p>23:47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3" office:value-type="string" calcext:value-type="string">
            <text:p>Alsógöd</text:p>
          </table:table-cell>
          <table:table-cell table:style-name="ce69" office:value-type="string" calcext:value-type="string">
            <text:p>$hold</text:p>
          </table:table-cell>
          <table:table-cell table:style-name="ce1" table:number-columns-repeated="7"/>
          <table:table-cell table:style-name="ce116" table:number-columns-repeated="62"/>
          <table:table-cell table:style-name="ce121"/>
          <table:table-cell table:style-name="ce123" office:value-type="string" calcext:value-type="string">
            <text:p>6:19</text:p>
          </table:table-cell>
          <table:table-cell table:style-name="ce123" office:value-type="string" calcext:value-type="string">
            <text:p>6:39</text:p>
          </table:table-cell>
          <table:table-cell table:style-name="ce121"/>
          <table:table-cell table:style-name="ce123" office:value-type="string" calcext:value-type="string">
            <text:p>6:49</text:p>
          </table:table-cell>
          <table:table-cell table:style-name="ce123" office:value-type="string" calcext:value-type="string">
            <text:p>7:04</text:p>
          </table:table-cell>
          <table:table-cell table:style-name="ce121"/>
          <table:table-cell table:style-name="ce123" office:value-type="string" calcext:value-type="string">
            <text:p>7:19</text:p>
          </table:table-cell>
          <table:table-cell table:style-name="ce123" office:value-type="string" calcext:value-type="string">
            <text:p>7:39</text:p>
          </table:table-cell>
          <table:table-cell table:style-name="ce123" office:value-type="string" calcext:value-type="string">
            <text:p>7:49</text:p>
          </table:table-cell>
          <table:table-cell table:style-name="ce121" table:number-columns-repeated="2"/>
          <table:table-cell table:style-name="ce123" office:value-type="string" calcext:value-type="string">
            <text:p>8:19</text:p>
          </table:table-cell>
          <table:table-cell table:style-name="ce121"/>
          <table:table-cell table:style-name="ce123" office:value-type="string" calcext:value-type="string">
            <text:p>8:49</text:p>
          </table:table-cell>
          <table:table-cell table:style-name="ce121"/>
          <table:table-cell table:style-name="ce123" office:value-type="string" calcext:value-type="string">
            <text:p>9:19</text:p>
          </table:table-cell>
          <table:table-cell table:style-name="ce121"/>
          <table:table-cell table:style-name="ce123" office:value-type="string" calcext:value-type="string">
            <text:p>9:49</text:p>
          </table:table-cell>
          <table:table-cell table:style-name="ce363"/>
          <table:table-cell table:style-name="ce134" office:value-type="string" calcext:value-type="string">
            <text:p>10:19</text:p>
          </table:table-cell>
          <table:table-cell table:style-name="ce116"/>
          <table:table-cell table:style-name="ce134" office:value-type="string" calcext:value-type="string">
            <text:p>10:49</text:p>
          </table:table-cell>
          <table:table-cell table:style-name="ce134" office:value-type="string" calcext:value-type="string">
            <text:p>11:19</text:p>
          </table:table-cell>
          <table:table-cell table:style-name="ce116"/>
          <table:table-cell table:style-name="ce134" office:value-type="string" calcext:value-type="string">
            <text:p>11:49</text:p>
          </table:table-cell>
          <table:table-cell table:style-name="ce134" office:value-type="string" calcext:value-type="string">
            <text:p>12:19</text:p>
          </table:table-cell>
          <table:table-cell table:style-name="ce116"/>
          <table:table-cell table:style-name="ce134" office:value-type="string" calcext:value-type="string">
            <text:p>12:49</text:p>
          </table:table-cell>
          <table:table-cell table:style-name="ce134" office:value-type="string" calcext:value-type="string">
            <text:p>13:19</text:p>
          </table:table-cell>
          <table:table-cell table:style-name="ce116"/>
          <table:table-cell table:style-name="ce380" office:value-type="string" calcext:value-type="string">
            <text:p>13:49</text:p>
          </table:table-cell>
          <table:table-cell table:style-name="ce134" office:value-type="string" calcext:value-type="string">
            <text:p>14:19</text:p>
          </table:table-cell>
          <table:table-cell table:style-name="ce116"/>
          <table:table-cell table:style-name="ce134" office:value-type="string" calcext:value-type="string">
            <text:p>14:49</text:p>
          </table:table-cell>
          <table:table-cell table:style-name="ce134" office:value-type="string" calcext:value-type="string">
            <text:p>15:19</text:p>
          </table:table-cell>
          <table:table-cell table:style-name="ce116"/>
          <table:table-cell table:style-name="ce134" office:value-type="string" calcext:value-type="string">
            <text:p>15:49</text:p>
          </table:table-cell>
          <table:table-cell table:style-name="ce134" office:value-type="string" calcext:value-type="string">
            <text:p>16:19</text:p>
          </table:table-cell>
          <table:table-cell table:style-name="ce116"/>
          <table:table-cell table:style-name="ce395" office:value-type="string" calcext:value-type="string">
            <text:p>16:49</text:p>
          </table:table-cell>
          <table:table-cell table:style-name="ce134" office:value-type="string" calcext:value-type="string">
            <text:p>17:19</text:p>
          </table:table-cell>
          <table:table-cell table:style-name="ce116"/>
          <table:table-cell table:style-name="ce402" office:value-type="string" calcext:value-type="string">
            <text:p>17:49</text:p>
          </table:table-cell>
          <table:table-cell table:style-name="ce134" office:value-type="string" calcext:value-type="string">
            <text:p>18:19</text:p>
          </table:table-cell>
          <table:table-cell table:style-name="ce116"/>
          <table:table-cell table:style-name="ce411" office:value-type="string" calcext:value-type="string">
            <text:p>18:49</text:p>
          </table:table-cell>
          <table:table-cell table:style-name="ce134" office:value-type="string" calcext:value-type="string">
            <text:p>19:19</text:p>
          </table:table-cell>
          <table:table-cell table:style-name="ce416"/>
          <table:table-cell table:style-name="ce419" office:value-type="string" calcext:value-type="string">
            <text:p>19:49</text:p>
          </table:table-cell>
          <table:table-cell table:style-name="ce134" office:value-type="string" calcext:value-type="string">
            <text:p>20:19</text:p>
          </table:table-cell>
          <table:table-cell table:style-name="ce421" office:value-type="string" calcext:value-type="string">
            <text:p>20:49</text:p>
          </table:table-cell>
          <table:table-cell table:style-name="ce423" office:value-type="string" calcext:value-type="string">
            <text:p>21:49</text:p>
          </table:table-cell>
          <table:table-cell table:style-name="ce134" office:value-type="string" calcext:value-type="string">
            <text:p>22:49</text:p>
          </table:table-cell>
          <table:table-cell table:style-name="ce425" office:value-type="string" calcext:value-type="string">
            <text:p>23:49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4" office:value-type="string" calcext:value-type="string">
            <text:p>Dunakeszi-Gyártelep</text:p>
          </table:table-cell>
          <table:table-cell table:style-name="ce70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3" office:value-type="string" calcext:value-type="string">
            <text:p>6:15</text:p>
          </table:table-cell>
          <table:table-cell table:style-name="ce123" office:value-type="string" calcext:value-type="string">
            <text:p>6:23</text:p>
          </table:table-cell>
          <table:table-cell table:style-name="ce123" office:value-type="string" calcext:value-type="string">
            <text:p>6:43</text:p>
          </table:table-cell>
          <table:table-cell table:style-name="ce121"/>
          <table:table-cell table:style-name="ce123" office:value-type="string" calcext:value-type="string">
            <text:p>6:53</text:p>
          </table:table-cell>
          <table:table-cell table:style-name="ce123" office:value-type="string" calcext:value-type="string">
            <text:p>7:08</text:p>
          </table:table-cell>
          <table:table-cell table:style-name="ce123" office:value-type="string" calcext:value-type="string">
            <text:p>7:15</text:p>
          </table:table-cell>
          <table:table-cell table:style-name="ce123" office:value-type="string" calcext:value-type="string">
            <text:p>7:23</text:p>
          </table:table-cell>
          <table:table-cell table:style-name="ce123" office:value-type="string" calcext:value-type="string">
            <text:p>7:43</text:p>
          </table:table-cell>
          <table:table-cell table:style-name="ce123" office:value-type="string" calcext:value-type="string">
            <text:p>7:53</text:p>
          </table:table-cell>
          <table:table-cell table:style-name="ce121"/>
          <table:table-cell table:style-name="ce123" office:value-type="string" calcext:value-type="string">
            <text:p>8:15</text:p>
          </table:table-cell>
          <table:table-cell table:style-name="ce123" office:value-type="string" calcext:value-type="string">
            <text:p>8:23</text:p>
          </table:table-cell>
          <table:table-cell table:style-name="ce121"/>
          <table:table-cell table:style-name="ce123" office:value-type="string" calcext:value-type="string">
            <text:p>8:53</text:p>
          </table:table-cell>
          <table:table-cell table:style-name="ce123" office:value-type="string" calcext:value-type="string">
            <text:p>9:15</text:p>
          </table:table-cell>
          <table:table-cell table:style-name="ce123" office:value-type="string" calcext:value-type="string">
            <text:p>9:23</text:p>
          </table:table-cell>
          <table:table-cell table:style-name="ce121"/>
          <table:table-cell table:style-name="ce123" office:value-type="string" calcext:value-type="string">
            <text:p>9:53</text:p>
          </table:table-cell>
          <table:table-cell table:style-name="ce362" office:value-type="string" calcext:value-type="string">
            <text:p>10:15</text:p>
          </table:table-cell>
          <table:table-cell table:style-name="ce134" office:value-type="string" calcext:value-type="string">
            <text:p>10:23</text:p>
          </table:table-cell>
          <table:table-cell table:style-name="ce116"/>
          <table:table-cell table:style-name="ce134" office:value-type="string" calcext:value-type="string">
            <text:p>10:53</text:p>
          </table:table-cell>
          <table:table-cell table:style-name="ce134" office:value-type="string" calcext:value-type="string">
            <text:p>11:23</text:p>
          </table:table-cell>
          <table:table-cell table:style-name="ce116"/>
          <table:table-cell table:style-name="ce134" office:value-type="string" calcext:value-type="string">
            <text:p>11:53</text:p>
          </table:table-cell>
          <table:table-cell table:style-name="ce134" office:value-type="string" calcext:value-type="string">
            <text:p>12:23</text:p>
          </table:table-cell>
          <table:table-cell table:style-name="ce116"/>
          <table:table-cell table:style-name="ce134" office:value-type="string" calcext:value-type="string">
            <text:p>12:53</text:p>
          </table:table-cell>
          <table:table-cell table:style-name="ce134" office:value-type="string" calcext:value-type="string">
            <text:p>13:23</text:p>
          </table:table-cell>
          <table:table-cell table:style-name="ce116"/>
          <table:table-cell table:style-name="ce380" office:value-type="string" calcext:value-type="string">
            <text:p>13:53</text:p>
          </table:table-cell>
          <table:table-cell table:style-name="ce134" office:value-type="string" calcext:value-type="string">
            <text:p>14:23</text:p>
          </table:table-cell>
          <table:table-cell table:style-name="ce116"/>
          <table:table-cell table:style-name="ce134" office:value-type="string" calcext:value-type="string">
            <text:p>14:53</text:p>
          </table:table-cell>
          <table:table-cell table:style-name="ce134" office:value-type="string" calcext:value-type="string">
            <text:p>15:23</text:p>
          </table:table-cell>
          <table:table-cell table:style-name="ce116"/>
          <table:table-cell table:style-name="ce134" office:value-type="string" calcext:value-type="string">
            <text:p>15:53</text:p>
          </table:table-cell>
          <table:table-cell table:style-name="ce134" office:value-type="string" calcext:value-type="string">
            <text:p>16:23</text:p>
          </table:table-cell>
          <table:table-cell table:style-name="ce116"/>
          <table:table-cell table:style-name="ce395" office:value-type="string" calcext:value-type="string">
            <text:p>16:53</text:p>
          </table:table-cell>
          <table:table-cell table:style-name="ce134" office:value-type="string" calcext:value-type="string">
            <text:p>17:23</text:p>
          </table:table-cell>
          <table:table-cell table:style-name="ce116"/>
          <table:table-cell table:style-name="ce402" office:value-type="string" calcext:value-type="string">
            <text:p>17:53</text:p>
          </table:table-cell>
          <table:table-cell table:style-name="ce134" office:value-type="string" calcext:value-type="string">
            <text:p>18:23</text:p>
          </table:table-cell>
          <table:table-cell table:style-name="ce116"/>
          <table:table-cell table:style-name="ce411" office:value-type="string" calcext:value-type="string">
            <text:p>18:53</text:p>
          </table:table-cell>
          <table:table-cell table:style-name="ce134" office:value-type="string" calcext:value-type="string">
            <text:p>19:23</text:p>
          </table:table-cell>
          <table:table-cell table:style-name="ce416"/>
          <table:table-cell table:style-name="ce419" office:value-type="string" calcext:value-type="string">
            <text:p>19:53</text:p>
          </table:table-cell>
          <table:table-cell table:style-name="ce134" office:value-type="string" calcext:value-type="string">
            <text:p>20:23</text:p>
          </table:table-cell>
          <table:table-cell table:style-name="ce421" office:value-type="string" calcext:value-type="string">
            <text:p>20:53</text:p>
          </table:table-cell>
          <table:table-cell table:style-name="ce423" office:value-type="string" calcext:value-type="string">
            <text:p>21:53</text:p>
          </table:table-cell>
          <table:table-cell table:style-name="ce134" office:value-type="string" calcext:value-type="string">
            <text:p>22:53</text:p>
          </table:table-cell>
          <table:table-cell table:style-name="ce425" office:value-type="string" calcext:value-type="string">
            <text:p>23:53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5" office:value-type="string" calcext:value-type="string">
            <text:p>Dunakeszi</text:p>
          </table:table-cell>
          <table:table-cell table:style-name="ce61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1"/>
          <table:table-cell table:style-name="ce123" office:value-type="string" calcext:value-type="string">
            <text:p>6:26</text:p>
          </table:table-cell>
          <table:table-cell table:style-name="ce123" office:value-type="string" calcext:value-type="string">
            <text:p>6:46</text:p>
          </table:table-cell>
          <table:table-cell table:style-name="ce121"/>
          <table:table-cell table:style-name="ce123" office:value-type="string" calcext:value-type="string">
            <text:p>6:56</text:p>
          </table:table-cell>
          <table:table-cell table:style-name="ce123" office:value-type="string" calcext:value-type="string">
            <text:p>7:11</text:p>
          </table:table-cell>
          <table:table-cell table:style-name="ce121"/>
          <table:table-cell table:style-name="ce123" office:value-type="string" calcext:value-type="string">
            <text:p>7:26</text:p>
          </table:table-cell>
          <table:table-cell table:style-name="ce123" office:value-type="string" calcext:value-type="string">
            <text:p>7:46</text:p>
          </table:table-cell>
          <table:table-cell table:style-name="ce123" office:value-type="string" calcext:value-type="string">
            <text:p>7:56</text:p>
          </table:table-cell>
          <table:table-cell table:style-name="ce121" table:number-columns-repeated="2"/>
          <table:table-cell table:style-name="ce123" office:value-type="string" calcext:value-type="string">
            <text:p>8:26</text:p>
          </table:table-cell>
          <table:table-cell table:style-name="ce121"/>
          <table:table-cell table:style-name="ce123" office:value-type="string" calcext:value-type="string">
            <text:p>8:56</text:p>
          </table:table-cell>
          <table:table-cell table:style-name="ce121"/>
          <table:table-cell table:style-name="ce123" office:value-type="string" calcext:value-type="string">
            <text:p>9:26</text:p>
          </table:table-cell>
          <table:table-cell table:style-name="ce121"/>
          <table:table-cell table:style-name="ce123" office:value-type="string" calcext:value-type="string">
            <text:p>9:56</text:p>
          </table:table-cell>
          <table:table-cell table:style-name="ce363"/>
          <table:table-cell table:style-name="ce134" office:value-type="string" calcext:value-type="string">
            <text:p>10:26</text:p>
          </table:table-cell>
          <table:table-cell table:style-name="ce116"/>
          <table:table-cell table:style-name="ce134" office:value-type="string" calcext:value-type="string">
            <text:p>10:56</text:p>
          </table:table-cell>
          <table:table-cell table:style-name="ce134" office:value-type="string" calcext:value-type="string">
            <text:p>11:26</text:p>
          </table:table-cell>
          <table:table-cell table:style-name="ce116"/>
          <table:table-cell table:style-name="ce134" office:value-type="string" calcext:value-type="string">
            <text:p>11:56</text:p>
          </table:table-cell>
          <table:table-cell table:style-name="ce134" office:value-type="string" calcext:value-type="string">
            <text:p>12:26</text:p>
          </table:table-cell>
          <table:table-cell table:style-name="ce116"/>
          <table:table-cell table:style-name="ce134" office:value-type="string" calcext:value-type="string">
            <text:p>12:56</text:p>
          </table:table-cell>
          <table:table-cell table:style-name="ce134" office:value-type="string" calcext:value-type="string">
            <text:p>13:26</text:p>
          </table:table-cell>
          <table:table-cell table:style-name="ce116"/>
          <table:table-cell table:style-name="ce380" office:value-type="string" calcext:value-type="string">
            <text:p>13:56</text:p>
          </table:table-cell>
          <table:table-cell table:style-name="ce134" office:value-type="string" calcext:value-type="string">
            <text:p>14:26</text:p>
          </table:table-cell>
          <table:table-cell table:style-name="ce116"/>
          <table:table-cell table:style-name="ce134" office:value-type="string" calcext:value-type="string">
            <text:p>14:56</text:p>
          </table:table-cell>
          <table:table-cell table:style-name="ce134" office:value-type="string" calcext:value-type="string">
            <text:p>15:26</text:p>
          </table:table-cell>
          <table:table-cell table:style-name="ce116"/>
          <table:table-cell table:style-name="ce134" office:value-type="string" calcext:value-type="string">
            <text:p>15:56</text:p>
          </table:table-cell>
          <table:table-cell table:style-name="ce134" office:value-type="string" calcext:value-type="string">
            <text:p>16:26</text:p>
          </table:table-cell>
          <table:table-cell table:style-name="ce116"/>
          <table:table-cell table:style-name="ce395" office:value-type="string" calcext:value-type="string">
            <text:p>16:56</text:p>
          </table:table-cell>
          <table:table-cell table:style-name="ce134" office:value-type="string" calcext:value-type="string">
            <text:p>17:26</text:p>
          </table:table-cell>
          <table:table-cell table:style-name="ce116"/>
          <table:table-cell table:style-name="ce402" office:value-type="string" calcext:value-type="string">
            <text:p>17:56</text:p>
          </table:table-cell>
          <table:table-cell table:style-name="ce134" office:value-type="string" calcext:value-type="string">
            <text:p>18:26</text:p>
          </table:table-cell>
          <table:table-cell table:style-name="ce116"/>
          <table:table-cell table:style-name="ce411" office:value-type="string" calcext:value-type="string">
            <text:p>18:56</text:p>
          </table:table-cell>
          <table:table-cell table:style-name="ce134" office:value-type="string" calcext:value-type="string">
            <text:p>19:26</text:p>
          </table:table-cell>
          <table:table-cell table:style-name="ce416"/>
          <table:table-cell table:style-name="ce419" office:value-type="string" calcext:value-type="string">
            <text:p>19:56</text:p>
          </table:table-cell>
          <table:table-cell table:style-name="ce134" office:value-type="string" calcext:value-type="string">
            <text:p>20:26</text:p>
          </table:table-cell>
          <table:table-cell table:style-name="ce421" office:value-type="string" calcext:value-type="string">
            <text:p>20:56</text:p>
          </table:table-cell>
          <table:table-cell table:style-name="ce423" office:value-type="string" calcext:value-type="string">
            <text:p>21:56</text:p>
          </table:table-cell>
          <table:table-cell table:style-name="ce134" office:value-type="string" calcext:value-type="string">
            <text:p>22:56</text:p>
          </table:table-cell>
          <table:table-cell table:style-name="ce425" office:value-type="string" calcext:value-type="string">
            <text:p>23:56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6" office:value-type="string" calcext:value-type="string">
            <text:p>Dunakeszi alsó</text:p>
          </table:table-cell>
          <table:table-cell table:style-name="ce71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1"/>
          <table:table-cell table:style-name="ce123" office:value-type="string" calcext:value-type="string">
            <text:p>6:29</text:p>
          </table:table-cell>
          <table:table-cell table:style-name="ce123" office:value-type="string" calcext:value-type="string">
            <text:p>6:49</text:p>
          </table:table-cell>
          <table:table-cell table:style-name="ce121"/>
          <table:table-cell table:style-name="ce123" office:value-type="string" calcext:value-type="string">
            <text:p>6:59</text:p>
          </table:table-cell>
          <table:table-cell table:style-name="ce123" office:value-type="string" calcext:value-type="string">
            <text:p>7:14</text:p>
          </table:table-cell>
          <table:table-cell table:style-name="ce121"/>
          <table:table-cell table:style-name="ce123" office:value-type="string" calcext:value-type="string">
            <text:p>7:29</text:p>
          </table:table-cell>
          <table:table-cell table:style-name="ce123" office:value-type="string" calcext:value-type="string">
            <text:p>7:49</text:p>
          </table:table-cell>
          <table:table-cell table:style-name="ce123" office:value-type="string" calcext:value-type="string">
            <text:p>7:59</text:p>
          </table:table-cell>
          <table:table-cell table:style-name="ce121" table:number-columns-repeated="2"/>
          <table:table-cell table:style-name="ce123" office:value-type="string" calcext:value-type="string">
            <text:p>8:29</text:p>
          </table:table-cell>
          <table:table-cell table:style-name="ce121"/>
          <table:table-cell table:style-name="ce123" office:value-type="string" calcext:value-type="string">
            <text:p>8:59</text:p>
          </table:table-cell>
          <table:table-cell table:style-name="ce121"/>
          <table:table-cell table:style-name="ce123" office:value-type="string" calcext:value-type="string">
            <text:p>9:29</text:p>
          </table:table-cell>
          <table:table-cell table:style-name="ce121"/>
          <table:table-cell table:style-name="ce123" office:value-type="string" calcext:value-type="string">
            <text:p>9:59</text:p>
          </table:table-cell>
          <table:table-cell table:style-name="ce363"/>
          <table:table-cell table:style-name="ce134" office:value-type="string" calcext:value-type="string">
            <text:p>10:29</text:p>
          </table:table-cell>
          <table:table-cell table:style-name="ce116"/>
          <table:table-cell table:style-name="ce134" office:value-type="string" calcext:value-type="string">
            <text:p>10:59</text:p>
          </table:table-cell>
          <table:table-cell table:style-name="ce134" office:value-type="string" calcext:value-type="string">
            <text:p>11:29</text:p>
          </table:table-cell>
          <table:table-cell table:style-name="ce116"/>
          <table:table-cell table:style-name="ce134" office:value-type="string" calcext:value-type="string">
            <text:p>11:59</text:p>
          </table:table-cell>
          <table:table-cell table:style-name="ce134" office:value-type="string" calcext:value-type="string">
            <text:p>12:29</text:p>
          </table:table-cell>
          <table:table-cell table:style-name="ce116"/>
          <table:table-cell table:style-name="ce134" office:value-type="string" calcext:value-type="string">
            <text:p>12:59</text:p>
          </table:table-cell>
          <table:table-cell table:style-name="ce134" office:value-type="string" calcext:value-type="string">
            <text:p>13:29</text:p>
          </table:table-cell>
          <table:table-cell table:style-name="ce116"/>
          <table:table-cell table:style-name="ce380" office:value-type="string" calcext:value-type="string">
            <text:p>13:59</text:p>
          </table:table-cell>
          <table:table-cell table:style-name="ce134" office:value-type="string" calcext:value-type="string">
            <text:p>14:29</text:p>
          </table:table-cell>
          <table:table-cell table:style-name="ce116"/>
          <table:table-cell table:style-name="ce134" office:value-type="string" calcext:value-type="string">
            <text:p>14:59</text:p>
          </table:table-cell>
          <table:table-cell table:style-name="ce134" office:value-type="string" calcext:value-type="string">
            <text:p>15:29</text:p>
          </table:table-cell>
          <table:table-cell table:style-name="ce116"/>
          <table:table-cell table:style-name="ce134" office:value-type="string" calcext:value-type="string">
            <text:p>15:59</text:p>
          </table:table-cell>
          <table:table-cell table:style-name="ce134" office:value-type="string" calcext:value-type="string">
            <text:p>16:29</text:p>
          </table:table-cell>
          <table:table-cell table:style-name="ce116"/>
          <table:table-cell table:style-name="ce395" office:value-type="string" calcext:value-type="string">
            <text:p>16:59</text:p>
          </table:table-cell>
          <table:table-cell table:style-name="ce134" office:value-type="string" calcext:value-type="string">
            <text:p>17:29</text:p>
          </table:table-cell>
          <table:table-cell table:style-name="ce116"/>
          <table:table-cell table:style-name="ce402" office:value-type="string" calcext:value-type="string">
            <text:p>17:59</text:p>
          </table:table-cell>
          <table:table-cell table:style-name="ce134" office:value-type="string" calcext:value-type="string">
            <text:p>18:29</text:p>
          </table:table-cell>
          <table:table-cell table:style-name="ce116"/>
          <table:table-cell table:style-name="ce411" office:value-type="string" calcext:value-type="string">
            <text:p>18:59</text:p>
          </table:table-cell>
          <table:table-cell table:style-name="ce134" office:value-type="string" calcext:value-type="string">
            <text:p>19:29</text:p>
          </table:table-cell>
          <table:table-cell table:style-name="ce416"/>
          <table:table-cell table:style-name="ce419" office:value-type="string" calcext:value-type="string">
            <text:p>19:59</text:p>
          </table:table-cell>
          <table:table-cell table:style-name="ce134" office:value-type="string" calcext:value-type="string">
            <text:p>20:29</text:p>
          </table:table-cell>
          <table:table-cell table:style-name="ce421" office:value-type="string" calcext:value-type="string">
            <text:p>20:59</text:p>
          </table:table-cell>
          <table:table-cell table:style-name="ce423" office:value-type="string" calcext:value-type="string">
            <text:p>21:59</text:p>
          </table:table-cell>
          <table:table-cell table:style-name="ce134" office:value-type="string" calcext:value-type="string">
            <text:p>22:59</text:p>
          </table:table-cell>
          <table:table-cell table:style-name="ce425" office:value-type="string" calcext:value-type="string">
            <text:p>23:59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7" office:value-type="string" calcext:value-type="string">
            <text:p>Rákospalota-Újpest</text:p>
          </table:table-cell>
          <table:table-cell table:style-name="ce61" office:value-type="string" calcext:value-type="string">
            <text:p>$forcehold</text:p>
          </table:table-cell>
          <table:table-cell table:style-name="ce1" table:number-columns-repeated="7"/>
          <table:table-cell table:style-name="ce116" table:number-columns-repeated="62"/>
          <table:table-cell table:style-name="ce121" office:value-type="string" calcext:value-type="string">
            <text:p>6:23-6:24</text:p>
          </table:table-cell>
          <table:table-cell table:style-name="ce121" office:value-type="string" calcext:value-type="string">
            <text:p>6:33-6:34</text:p>
          </table:table-cell>
          <table:table-cell table:style-name="ce121" office:value-type="string" calcext:value-type="string">
            <text:p>6:53-6:54</text:p>
          </table:table-cell>
          <table:table-cell table:style-name="ce121"/>
          <table:table-cell table:style-name="ce121" office:value-type="string" calcext:value-type="string">
            <text:p>7:03-7:04</text:p>
          </table:table-cell>
          <table:table-cell table:style-name="ce121" office:value-type="string" calcext:value-type="string">
            <text:p>7:18-7:19</text:p>
          </table:table-cell>
          <table:table-cell table:style-name="ce121" office:value-type="string" calcext:value-type="string">
            <text:p>7:23-7:24</text:p>
          </table:table-cell>
          <table:table-cell table:style-name="ce121" office:value-type="string" calcext:value-type="string">
            <text:p>7:33-7:34</text:p>
          </table:table-cell>
          <table:table-cell table:style-name="ce121" office:value-type="string" calcext:value-type="string">
            <text:p>7:53-7:54</text:p>
          </table:table-cell>
          <table:table-cell table:style-name="ce121" office:value-type="string" calcext:value-type="string">
            <text:p>8:03-8:04</text:p>
          </table:table-cell>
          <table:table-cell table:style-name="ce121"/>
          <table:table-cell table:style-name="ce121" office:value-type="string" calcext:value-type="string">
            <text:p>8:23-8:24</text:p>
          </table:table-cell>
          <table:table-cell table:style-name="ce121" office:value-type="string" calcext:value-type="string">
            <text:p>8:33-8:34</text:p>
          </table:table-cell>
          <table:table-cell table:style-name="ce121"/>
          <table:table-cell table:style-name="ce121" office:value-type="string" calcext:value-type="string">
            <text:p>9:03-9:04</text:p>
          </table:table-cell>
          <table:table-cell table:style-name="ce121" office:value-type="string" calcext:value-type="string">
            <text:p>9:23-9:24</text:p>
          </table:table-cell>
          <table:table-cell table:style-name="ce121" office:value-type="string" calcext:value-type="string">
            <text:p>9:33-9:34</text:p>
          </table:table-cell>
          <table:table-cell table:style-name="ce121"/>
          <table:table-cell table:style-name="ce121" office:value-type="string" calcext:value-type="string">
            <text:p>10:03-10:04</text:p>
          </table:table-cell>
          <table:table-cell table:style-name="ce363" office:value-type="string" calcext:value-type="string">
            <text:p>10:23-10:24</text:p>
          </table:table-cell>
          <table:table-cell table:style-name="ce116" office:value-type="string" calcext:value-type="string">
            <text:p>10:33-10:34</text:p>
          </table:table-cell>
          <table:table-cell table:style-name="ce116"/>
          <table:table-cell table:style-name="ce116" office:value-type="string" calcext:value-type="string">
            <text:p>11:03-11:04</text:p>
          </table:table-cell>
          <table:table-cell table:style-name="ce116" office:value-type="string" calcext:value-type="string">
            <text:p>11:33-11:34</text:p>
          </table:table-cell>
          <table:table-cell table:style-name="ce116"/>
          <table:table-cell table:style-name="ce116" office:value-type="string" calcext:value-type="string">
            <text:p>12:03-12:04</text:p>
          </table:table-cell>
          <table:table-cell table:style-name="ce116" office:value-type="string" calcext:value-type="string">
            <text:p>12:33-12:34</text:p>
          </table:table-cell>
          <table:table-cell table:style-name="ce116"/>
          <table:table-cell table:style-name="ce116" office:value-type="string" calcext:value-type="string">
            <text:p>13:03-13:04</text:p>
          </table:table-cell>
          <table:table-cell table:style-name="ce116" office:value-type="string" calcext:value-type="string">
            <text:p>13:33-13:34</text:p>
          </table:table-cell>
          <table:table-cell table:style-name="ce116"/>
          <table:table-cell table:style-name="ce381" office:value-type="string" calcext:value-type="string">
            <text:p>14:03-14:04</text:p>
          </table:table-cell>
          <table:table-cell table:style-name="ce116" office:value-type="string" calcext:value-type="string">
            <text:p>14:33-14:34</text:p>
          </table:table-cell>
          <table:table-cell table:style-name="ce116"/>
          <table:table-cell table:style-name="ce116" office:value-type="string" calcext:value-type="string">
            <text:p>15:03-15:04</text:p>
          </table:table-cell>
          <table:table-cell table:style-name="ce116" office:value-type="string" calcext:value-type="string">
            <text:p>15:33-15:34</text:p>
          </table:table-cell>
          <table:table-cell table:style-name="ce116"/>
          <table:table-cell table:style-name="ce116" office:value-type="string" calcext:value-type="string">
            <text:p>16:03-16:04</text:p>
          </table:table-cell>
          <table:table-cell table:style-name="ce116" office:value-type="string" calcext:value-type="string">
            <text:p>16:33-16:34</text:p>
          </table:table-cell>
          <table:table-cell table:style-name="ce116"/>
          <table:table-cell table:style-name="ce396" office:value-type="string" calcext:value-type="string">
            <text:p>17:03-17:04</text:p>
          </table:table-cell>
          <table:table-cell table:style-name="ce116" office:value-type="string" calcext:value-type="string">
            <text:p>17:33-17:34</text:p>
          </table:table-cell>
          <table:table-cell table:style-name="ce116"/>
          <table:table-cell table:style-name="ce403" office:value-type="string" calcext:value-type="string">
            <text:p>18:03-18:04</text:p>
          </table:table-cell>
          <table:table-cell table:style-name="ce134" office:value-type="string" calcext:value-type="string">
            <text:p>18:33-18:34</text:p>
          </table:table-cell>
          <table:table-cell table:style-name="ce116"/>
          <table:table-cell table:style-name="ce412" office:value-type="string" calcext:value-type="string">
            <text:p>19:03-19:04</text:p>
          </table:table-cell>
          <table:table-cell table:style-name="ce116" office:value-type="string" calcext:value-type="string">
            <text:p>19:33-19:34</text:p>
          </table:table-cell>
          <table:table-cell table:style-name="ce416"/>
          <table:table-cell table:style-name="ce420" office:value-type="string" calcext:value-type="string">
            <text:p>20:03-20:04</text:p>
          </table:table-cell>
          <table:table-cell table:style-name="ce116" office:value-type="string" calcext:value-type="string">
            <text:p>20:33-20:34</text:p>
          </table:table-cell>
          <table:table-cell table:style-name="ce422" office:value-type="string" calcext:value-type="string">
            <text:p>21:03-21:04</text:p>
          </table:table-cell>
          <table:table-cell table:style-name="ce424" office:value-type="string" calcext:value-type="string">
            <text:p>22:03-22:04</text:p>
          </table:table-cell>
          <table:table-cell table:style-name="ce116" office:value-type="string" calcext:value-type="string">
            <text:p>23:03-23:04</text:p>
          </table:table-cell>
          <table:table-cell table:style-name="ce426" office:value-type="string" calcext:value-type="string">
            <text:p>0:03-0:04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8" office:value-type="string" calcext:value-type="string">
            <text:p>Istvántelek mh.</text:p>
          </table:table-cell>
          <table:table-cell table:style-name="ce72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1"/>
          <table:table-cell table:style-name="ce123" office:value-type="string" calcext:value-type="string">
            <text:p>6:37</text:p>
          </table:table-cell>
          <table:table-cell table:style-name="ce123" office:value-type="string" calcext:value-type="string">
            <text:p>6:57</text:p>
          </table:table-cell>
          <table:table-cell table:style-name="ce121"/>
          <table:table-cell table:style-name="ce123" office:value-type="string" calcext:value-type="string">
            <text:p>7:07</text:p>
          </table:table-cell>
          <table:table-cell table:style-name="ce123" office:value-type="string" calcext:value-type="string">
            <text:p>7:22</text:p>
          </table:table-cell>
          <table:table-cell table:style-name="ce121"/>
          <table:table-cell table:style-name="ce123" office:value-type="string" calcext:value-type="string">
            <text:p>7:37</text:p>
          </table:table-cell>
          <table:table-cell table:style-name="ce123" office:value-type="string" calcext:value-type="string">
            <text:p>7:57</text:p>
          </table:table-cell>
          <table:table-cell table:style-name="ce123" office:value-type="string" calcext:value-type="string">
            <text:p>8:07</text:p>
          </table:table-cell>
          <table:table-cell table:style-name="ce121" table:number-columns-repeated="2"/>
          <table:table-cell table:style-name="ce123" office:value-type="string" calcext:value-type="string">
            <text:p>8:37</text:p>
          </table:table-cell>
          <table:table-cell table:style-name="ce121"/>
          <table:table-cell table:style-name="ce123" office:value-type="string" calcext:value-type="string">
            <text:p>9:07</text:p>
          </table:table-cell>
          <table:table-cell table:style-name="ce121"/>
          <table:table-cell table:style-name="ce123" office:value-type="string" calcext:value-type="string">
            <text:p>9:37</text:p>
          </table:table-cell>
          <table:table-cell table:style-name="ce121"/>
          <table:table-cell table:style-name="ce123" office:value-type="string" calcext:value-type="string">
            <text:p>10:07</text:p>
          </table:table-cell>
          <table:table-cell table:style-name="ce363"/>
          <table:table-cell table:style-name="ce134" office:value-type="string" calcext:value-type="string">
            <text:p>10:37</text:p>
          </table:table-cell>
          <table:table-cell/>
          <table:table-cell table:style-name="ce134" office:value-type="string" calcext:value-type="string">
            <text:p>11:07</text:p>
          </table:table-cell>
          <table:table-cell table:style-name="ce134" office:value-type="string" calcext:value-type="string">
            <text:p>11:37</text:p>
          </table:table-cell>
          <table:table-cell table:style-name="ce116"/>
          <table:table-cell table:style-name="ce134" office:value-type="string" calcext:value-type="string">
            <text:p>12:07</text:p>
          </table:table-cell>
          <table:table-cell table:style-name="ce134" office:value-type="string" calcext:value-type="string">
            <text:p>12:37</text:p>
          </table:table-cell>
          <table:table-cell table:style-name="ce116"/>
          <table:table-cell table:style-name="ce134" office:value-type="string" calcext:value-type="string">
            <text:p>13:07</text:p>
          </table:table-cell>
          <table:table-cell table:style-name="ce134" office:value-type="string" calcext:value-type="string">
            <text:p>13:37</text:p>
          </table:table-cell>
          <table:table-cell table:style-name="ce116"/>
          <table:table-cell table:style-name="ce380" office:value-type="string" calcext:value-type="string">
            <text:p>14:07</text:p>
          </table:table-cell>
          <table:table-cell table:style-name="ce134" office:value-type="string" calcext:value-type="string">
            <text:p>14:37</text:p>
          </table:table-cell>
          <table:table-cell table:style-name="ce116"/>
          <table:table-cell table:style-name="ce134" office:value-type="string" calcext:value-type="string">
            <text:p>15:07</text:p>
          </table:table-cell>
          <table:table-cell table:style-name="ce134" office:value-type="string" calcext:value-type="string">
            <text:p>15:37</text:p>
          </table:table-cell>
          <table:table-cell table:style-name="ce116"/>
          <table:table-cell table:style-name="ce134" office:value-type="string" calcext:value-type="string">
            <text:p>16:07</text:p>
          </table:table-cell>
          <table:table-cell table:style-name="ce134" office:value-type="string" calcext:value-type="string">
            <text:p>16:37</text:p>
          </table:table-cell>
          <table:table-cell table:style-name="ce116"/>
          <table:table-cell table:style-name="ce395" office:value-type="string" calcext:value-type="string">
            <text:p>17:07</text:p>
          </table:table-cell>
          <table:table-cell table:style-name="ce134" office:value-type="string" calcext:value-type="string">
            <text:p>17:37</text:p>
          </table:table-cell>
          <table:table-cell table:style-name="ce116"/>
          <table:table-cell table:style-name="ce402" office:value-type="string" calcext:value-type="string">
            <text:p>18:07</text:p>
          </table:table-cell>
          <table:table-cell table:style-name="ce405" office:value-type="string" calcext:value-type="string">
            <text:p>18:37</text:p>
          </table:table-cell>
          <table:table-cell table:style-name="ce116"/>
          <table:table-cell table:style-name="ce411" office:value-type="string" calcext:value-type="string">
            <text:p>19:07</text:p>
          </table:table-cell>
          <table:table-cell table:style-name="ce134" office:value-type="string" calcext:value-type="string">
            <text:p>19:37</text:p>
          </table:table-cell>
          <table:table-cell table:style-name="ce416"/>
          <table:table-cell table:style-name="ce419" office:value-type="string" calcext:value-type="string">
            <text:p>20:07</text:p>
          </table:table-cell>
          <table:table-cell table:style-name="ce134" office:value-type="string" calcext:value-type="string">
            <text:p>20:37</text:p>
          </table:table-cell>
          <table:table-cell table:style-name="ce421" office:value-type="string" calcext:value-type="string">
            <text:p>21:07</text:p>
          </table:table-cell>
          <table:table-cell table:style-name="ce423" office:value-type="string" calcext:value-type="string">
            <text:p>22:07</text:p>
          </table:table-cell>
          <table:table-cell table:style-name="ce134" office:value-type="string" calcext:value-type="string">
            <text:p>23:07</text:p>
          </table:table-cell>
          <table:table-cell table:style-name="ce425" office:value-type="string" calcext:value-type="string">
            <text:p>0:07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29" office:value-type="string" calcext:value-type="string">
            <text:p>Rákosrendezö</text:p>
          </table:table-cell>
          <table:table-cell table:style-name="ce61" office:value-type="string" calcext:value-type="string">
            <text:p>$forcehold</text:p>
          </table:table-cell>
          <table:table-cell table:style-name="ce1" table:number-columns-repeated="7"/>
          <table:table-cell table:style-name="ce116" table:number-columns-repeated="62"/>
          <table:table-cell table:style-name="ce123" office:value-type="string" calcext:value-type="string">
            <text:p>6:31</text:p>
          </table:table-cell>
          <table:table-cell table:style-name="ce123" office:value-type="string" calcext:value-type="string">
            <text:p>6:41</text:p>
          </table:table-cell>
          <table:table-cell table:style-name="ce123" office:value-type="string" calcext:value-type="string">
            <text:p>7:01</text:p>
          </table:table-cell>
          <table:table-cell table:style-name="ce121"/>
          <table:table-cell table:style-name="ce123" office:value-type="string" calcext:value-type="string">
            <text:p>7:11</text:p>
          </table:table-cell>
          <table:table-cell table:style-name="ce123" office:value-type="string" calcext:value-type="string">
            <text:p>7:26</text:p>
          </table:table-cell>
          <table:table-cell table:style-name="ce123" office:value-type="string" calcext:value-type="string">
            <text:p>7:31</text:p>
          </table:table-cell>
          <table:table-cell table:style-name="ce123" office:value-type="string" calcext:value-type="string">
            <text:p>7:41</text:p>
          </table:table-cell>
          <table:table-cell table:style-name="ce123" office:value-type="string" calcext:value-type="string">
            <text:p>8:01</text:p>
          </table:table-cell>
          <table:table-cell table:style-name="ce123" office:value-type="string" calcext:value-type="string">
            <text:p>8:11</text:p>
          </table:table-cell>
          <table:table-cell table:style-name="ce121"/>
          <table:table-cell table:style-name="ce123" office:value-type="string" calcext:value-type="string">
            <text:p>8:31</text:p>
          </table:table-cell>
          <table:table-cell table:style-name="ce123" office:value-type="string" calcext:value-type="string">
            <text:p>8:41</text:p>
          </table:table-cell>
          <table:table-cell table:style-name="ce121"/>
          <table:table-cell table:style-name="ce123" office:value-type="string" calcext:value-type="string">
            <text:p>9:11</text:p>
          </table:table-cell>
          <table:table-cell table:style-name="ce123" office:value-type="string" calcext:value-type="string">
            <text:p>9:31</text:p>
          </table:table-cell>
          <table:table-cell table:style-name="ce123" office:value-type="string" calcext:value-type="string">
            <text:p>9:41</text:p>
          </table:table-cell>
          <table:table-cell table:style-name="ce121"/>
          <table:table-cell table:style-name="ce123" office:value-type="string" calcext:value-type="string">
            <text:p>10:11</text:p>
          </table:table-cell>
          <table:table-cell table:style-name="ce362" office:value-type="string" calcext:value-type="string">
            <text:p>10:31</text:p>
          </table:table-cell>
          <table:table-cell table:style-name="ce134" office:value-type="string" calcext:value-type="string">
            <text:p>10:41</text:p>
          </table:table-cell>
          <table:table-cell table:style-name="ce116"/>
          <table:table-cell table:style-name="ce134" office:value-type="string" calcext:value-type="string">
            <text:p>11:11</text:p>
          </table:table-cell>
          <table:table-cell table:style-name="ce134" office:value-type="string" calcext:value-type="string">
            <text:p>11:41</text:p>
          </table:table-cell>
          <table:table-cell/>
          <table:table-cell table:style-name="ce134" office:value-type="string" calcext:value-type="string">
            <text:p>12:11</text:p>
          </table:table-cell>
          <table:table-cell table:style-name="ce134" office:value-type="string" calcext:value-type="string">
            <text:p>12:41</text:p>
          </table:table-cell>
          <table:table-cell table:style-name="ce116"/>
          <table:table-cell table:style-name="ce134" office:value-type="string" calcext:value-type="string">
            <text:p>13:11</text:p>
          </table:table-cell>
          <table:table-cell table:style-name="ce134" office:value-type="string" calcext:value-type="string">
            <text:p>13:41</text:p>
          </table:table-cell>
          <table:table-cell/>
          <table:table-cell table:style-name="ce380" office:value-type="string" calcext:value-type="string">
            <text:p>14:11</text:p>
          </table:table-cell>
          <table:table-cell table:style-name="ce134" office:value-type="string" calcext:value-type="string">
            <text:p>14:41</text:p>
          </table:table-cell>
          <table:table-cell/>
          <table:table-cell table:style-name="ce134" office:value-type="string" calcext:value-type="string">
            <text:p>15:11</text:p>
          </table:table-cell>
          <table:table-cell table:style-name="ce134" office:value-type="string" calcext:value-type="string">
            <text:p>15:41</text:p>
          </table:table-cell>
          <table:table-cell/>
          <table:table-cell table:style-name="ce134" office:value-type="string" calcext:value-type="string">
            <text:p>16:11</text:p>
          </table:table-cell>
          <table:table-cell table:style-name="ce134" office:value-type="string" calcext:value-type="string">
            <text:p>16:41</text:p>
          </table:table-cell>
          <table:table-cell/>
          <table:table-cell table:style-name="ce395" office:value-type="string" calcext:value-type="string">
            <text:p>17:11</text:p>
          </table:table-cell>
          <table:table-cell table:style-name="ce134" office:value-type="string" calcext:value-type="string">
            <text:p>17:41</text:p>
          </table:table-cell>
          <table:table-cell/>
          <table:table-cell table:style-name="ce402" office:value-type="string" calcext:value-type="string">
            <text:p>18:11</text:p>
          </table:table-cell>
          <table:table-cell table:style-name="ce405" office:value-type="string" calcext:value-type="string">
            <text:p>18:41</text:p>
          </table:table-cell>
          <table:table-cell table:style-name="Default"/>
          <table:table-cell table:style-name="ce411" office:value-type="string" calcext:value-type="string">
            <text:p>19:11</text:p>
          </table:table-cell>
          <table:table-cell table:style-name="ce134" office:value-type="string" calcext:value-type="string">
            <text:p>19:41</text:p>
          </table:table-cell>
          <table:table-cell/>
          <table:table-cell table:style-name="ce419" office:value-type="string" calcext:value-type="string">
            <text:p>20:11</text:p>
          </table:table-cell>
          <table:table-cell table:style-name="ce134" office:value-type="string" calcext:value-type="string">
            <text:p>20:41</text:p>
          </table:table-cell>
          <table:table-cell table:style-name="ce421" office:value-type="string" calcext:value-type="string">
            <text:p>21:11</text:p>
          </table:table-cell>
          <table:table-cell table:style-name="ce423" office:value-type="string" calcext:value-type="string">
            <text:p>22:11</text:p>
          </table:table-cell>
          <table:table-cell table:style-name="ce134" office:value-type="string" calcext:value-type="string">
            <text:p>23:11</text:p>
          </table:table-cell>
          <table:table-cell table:style-name="ce425" office:value-type="string" calcext:value-type="string">
            <text:p>0:11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0" office:value-type="string" calcext:value-type="string">
            <text:p>Budapest - Nyugati</text:p>
          </table:table-cell>
          <table:table-cell table:style-name="ce61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23" office:value-type="string" calcext:value-type="string">
            <text:p>6:37</text:p>
          </table:table-cell>
          <table:table-cell table:style-name="ce123" office:value-type="string" calcext:value-type="string">
            <text:p>6:47</text:p>
          </table:table-cell>
          <table:table-cell table:style-name="ce123" office:value-type="string" calcext:value-type="string">
            <text:p>7:07</text:p>
          </table:table-cell>
          <table:table-cell table:style-name="ce123" office:value-type="string" calcext:value-type="string">
            <text:p>6:54</text:p>
          </table:table-cell>
          <table:table-cell table:style-name="ce123" office:value-type="string" calcext:value-type="string">
            <text:p>7:17</text:p>
          </table:table-cell>
          <table:table-cell table:style-name="ce123" office:value-type="string" calcext:value-type="string">
            <text:p>7:32</text:p>
          </table:table-cell>
          <table:table-cell table:style-name="ce123" office:value-type="string" calcext:value-type="string">
            <text:p>7:37</text:p>
          </table:table-cell>
          <table:table-cell table:style-name="ce123" office:value-type="string" calcext:value-type="string">
            <text:p>7:47</text:p>
          </table:table-cell>
          <table:table-cell table:style-name="ce123" office:value-type="string" calcext:value-type="string">
            <text:p>8:07</text:p>
          </table:table-cell>
          <table:table-cell table:style-name="ce123" office:value-type="string" calcext:value-type="string">
            <text:p>8:17</text:p>
          </table:table-cell>
          <table:table-cell table:style-name="ce123" office:value-type="string" calcext:value-type="string">
            <text:p>7:54</text:p>
          </table:table-cell>
          <table:table-cell table:style-name="ce123" office:value-type="string" calcext:value-type="string">
            <text:p>8:37</text:p>
          </table:table-cell>
          <table:table-cell table:style-name="ce123" office:value-type="string" calcext:value-type="string">
            <text:p>8:47</text:p>
          </table:table-cell>
          <table:table-cell table:style-name="ce123" office:value-type="string" calcext:value-type="string">
            <text:p>8:54</text:p>
          </table:table-cell>
          <table:table-cell table:style-name="ce123" office:value-type="string" calcext:value-type="string">
            <text:p>9:17</text:p>
          </table:table-cell>
          <table:table-cell table:style-name="ce123" office:value-type="string" calcext:value-type="string">
            <text:p>9:37</text:p>
          </table:table-cell>
          <table:table-cell table:style-name="ce123" office:value-type="string" calcext:value-type="string">
            <text:p>9:47</text:p>
          </table:table-cell>
          <table:table-cell table:style-name="ce123" office:value-type="string" calcext:value-type="string">
            <text:p>9:54</text:p>
          </table:table-cell>
          <table:table-cell table:style-name="ce123" office:value-type="string" calcext:value-type="string">
            <text:p>10:17</text:p>
          </table:table-cell>
          <table:table-cell table:style-name="ce362" office:value-type="string" calcext:value-type="string">
            <text:p>10:37</text:p>
          </table:table-cell>
          <table:table-cell table:style-name="ce134" office:value-type="string" calcext:value-type="string">
            <text:p>10:47</text:p>
          </table:table-cell>
          <table:table-cell table:style-name="ce367" office:value-type="string" calcext:value-type="string">
            <text:p>10:54</text:p>
          </table:table-cell>
          <table:table-cell table:style-name="ce134" office:value-type="string" calcext:value-type="string">
            <text:p>11:17</text:p>
          </table:table-cell>
          <table:table-cell table:style-name="ce134" office:value-type="string" calcext:value-type="string">
            <text:p>11:47</text:p>
          </table:table-cell>
          <table:table-cell table:style-name="ce371" office:value-type="string" calcext:value-type="string">
            <text:p>11:54</text:p>
          </table:table-cell>
          <table:table-cell table:style-name="ce134" office:value-type="string" calcext:value-type="string">
            <text:p>12:17</text:p>
          </table:table-cell>
          <table:table-cell table:style-name="ce134" office:value-type="string" calcext:value-type="string">
            <text:p>12:47</text:p>
          </table:table-cell>
          <table:table-cell table:style-name="ce374" office:value-type="string" calcext:value-type="string">
            <text:p>12:54</text:p>
          </table:table-cell>
          <table:table-cell table:style-name="ce134" office:value-type="string" calcext:value-type="string">
            <text:p>13:17</text:p>
          </table:table-cell>
          <table:table-cell table:style-name="ce134" office:value-type="string" calcext:value-type="string">
            <text:p>13:47</text:p>
          </table:table-cell>
          <table:table-cell table:style-name="ce378" office:value-type="string" calcext:value-type="string">
            <text:p>13:54</text:p>
          </table:table-cell>
          <table:table-cell table:style-name="ce380" office:value-type="string" calcext:value-type="string">
            <text:p>14:17</text:p>
          </table:table-cell>
          <table:table-cell table:style-name="ce134" office:value-type="string" calcext:value-type="string">
            <text:p>14:47</text:p>
          </table:table-cell>
          <table:table-cell table:style-name="ce385" office:value-type="string" calcext:value-type="string">
            <text:p>14:54</text:p>
          </table:table-cell>
          <table:table-cell table:style-name="ce134" office:value-type="string" calcext:value-type="string">
            <text:p>15:17</text:p>
          </table:table-cell>
          <table:table-cell table:style-name="ce134" office:value-type="string" calcext:value-type="string">
            <text:p>15:47</text:p>
          </table:table-cell>
          <table:table-cell table:style-name="ce389" office:value-type="string" calcext:value-type="string">
            <text:p>15:54</text:p>
          </table:table-cell>
          <table:table-cell table:style-name="ce134" office:value-type="string" calcext:value-type="string">
            <text:p>16:17</text:p>
          </table:table-cell>
          <table:table-cell table:style-name="ce134" office:value-type="string" calcext:value-type="string">
            <text:p>16:47</text:p>
          </table:table-cell>
          <table:table-cell table:style-name="ce393" office:value-type="string" calcext:value-type="string">
            <text:p>16:54</text:p>
          </table:table-cell>
          <table:table-cell table:style-name="ce395" office:value-type="string" calcext:value-type="string">
            <text:p>17:17</text:p>
          </table:table-cell>
          <table:table-cell table:style-name="ce134" office:value-type="string" calcext:value-type="string">
            <text:p>17:47</text:p>
          </table:table-cell>
          <table:table-cell table:style-name="ce400" office:value-type="string" calcext:value-type="string">
            <text:p>17:54</text:p>
          </table:table-cell>
          <table:table-cell table:style-name="ce402" office:value-type="string" calcext:value-type="string">
            <text:p>18:17</text:p>
          </table:table-cell>
          <table:table-cell table:style-name="ce405" office:value-type="string" calcext:value-type="string">
            <text:p>18:47</text:p>
          </table:table-cell>
          <table:table-cell table:style-name="ce409" office:value-type="string" calcext:value-type="string">
            <text:p>18:54</text:p>
          </table:table-cell>
          <table:table-cell table:style-name="ce411" office:value-type="string" calcext:value-type="string">
            <text:p>19:17</text:p>
          </table:table-cell>
          <table:table-cell table:style-name="ce134" office:value-type="string" calcext:value-type="string">
            <text:p>19:47</text:p>
          </table:table-cell>
          <table:table-cell table:style-name="ce417" office:value-type="string" calcext:value-type="string">
            <text:p>19:54</text:p>
          </table:table-cell>
          <table:table-cell table:style-name="ce419" office:value-type="string" calcext:value-type="string">
            <text:p>20:17</text:p>
          </table:table-cell>
          <table:table-cell table:style-name="ce134" office:value-type="string" calcext:value-type="string">
            <text:p>20:47</text:p>
          </table:table-cell>
          <table:table-cell table:style-name="ce421" office:value-type="string" calcext:value-type="string">
            <text:p>21:17</text:p>
          </table:table-cell>
          <table:table-cell table:style-name="ce423" office:value-type="string" calcext:value-type="string">
            <text:p>22:17</text:p>
          </table:table-cell>
          <table:table-cell table:style-name="ce134" office:value-type="string" calcext:value-type="string">
            <text:p>23:17</text:p>
          </table:table-cell>
          <table:table-cell table:style-name="ce425" office:value-type="string" calcext:value-type="string">
            <text:p>0:17</text:p>
          </table:table-cell>
          <table:table-cell table:style-name="ce432"/>
          <table:table-cell table:style-name="ce434"/>
          <table:table-cell table:style-name="ce439"/>
          <table:table-cell table:style-name="ce443"/>
          <table:table-cell table:style-name="ce449"/>
          <table:table-cell table:style-name="ce451"/>
          <table:table-cell table:style-name="ce456"/>
          <table:table-cell table:style-name="ce42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1" office:value-type="string" calcext:value-type="string">
            <text:p>Keleti pu.</text:p>
          </table:table-cell>
          <table:table-cell table:style-name="ce73" office:value-type="string" calcext:value-type="string">
            <text:p>$forcehold</text:p>
          </table:table-cell>
          <table:table-cell table:style-name="ce1" table:number-columns-repeated="7"/>
          <table:table-cell table:style-name="ce116" table:number-columns-repeated="62"/>
          <table:table-cell table:style-name="ce134"/>
          <table:table-cell table:style-name="ce116" table:number-columns-repeated="26"/>
          <table:table-cell/>
          <table:table-cell table:style-name="ce116" table:number-columns-repeated="16"/>
          <table:table-cell/>
          <table:table-cell table:style-name="ce116" table:number-columns-repeated="3"/>
          <table:table-cell table:style-name="ce416"/>
          <table:table-cell table:style-name="ce116" table:number-columns-repeated="6"/>
          <table:table-cell table:style-name="ce433" office:value-type="string" calcext:value-type="string">
            <text:p>5:25</text:p>
          </table:table-cell>
          <table:table-cell table:style-name="ce436" office:value-type="string" calcext:value-type="string">
            <text:p>7:25</text:p>
          </table:table-cell>
          <table:table-cell table:style-name="ce440" office:value-type="string" calcext:value-type="string">
            <text:p>9:25</text:p>
          </table:table-cell>
          <table:table-cell table:style-name="ce445" office:value-type="string" calcext:value-type="string">
            <text:p>11:25</text:p>
          </table:table-cell>
          <table:table-cell table:style-name="ce450" office:value-type="string" calcext:value-type="string">
            <text:p>13:25</text:p>
          </table:table-cell>
          <table:table-cell table:style-name="ce453" office:value-type="string" calcext:value-type="string">
            <text:p>15:25</text:p>
          </table:table-cell>
          <table:table-cell table:style-name="ce457" office:value-type="string" calcext:value-type="string">
            <text:p>17:25</text:p>
          </table:table-cell>
          <table:table-cell table:style-name="ce462" office:value-type="string" calcext:value-type="string">
            <text:p>20:05</text:p>
          </table:table-cell>
          <table:table-cell table:style-name="ce470" office:value-type="string" calcext:value-type="string">
            <text:p>8:35</text:p>
          </table:table-cell>
          <table:table-cell table:style-name="ce480" office:value-type="string" calcext:value-type="string">
            <text:p>10:35</text:p>
          </table:table-cell>
          <table:table-cell table:style-name="ce488" office:value-type="string" calcext:value-type="string">
            <text:p>12:35</text:p>
          </table:table-cell>
          <table:table-cell table:style-name="ce497" office:value-type="string" calcext:value-type="string">
            <text:p>14:35</text:p>
          </table:table-cell>
          <table:table-cell table:style-name="ce506" office:value-type="string" calcext:value-type="string">
            <text:p>16:35</text:p>
          </table:table-cell>
          <table:table-cell table:style-name="ce515" office:value-type="string" calcext:value-type="string">
            <text:p>18:35</text:p>
          </table:table-cell>
          <table:table-cell table:style-name="ce524" office:value-type="string" calcext:value-type="string">
            <text:p>20:35</text:p>
          </table:table-cell>
          <table:table-cell table:style-name="ce123" office:value-type="string" calcext:value-type="string">
            <text:p>22:35</text:p>
          </table:table-cell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/>
          <table:table-cell table:style-name="ce1"/>
          <table:table-cell table:style-name="ce41" office:value-type="string" calcext:value-type="string">
            <text:p>71-es</text:p>
          </table:table-cell>
          <table:table-cell table:style-name="ce1" table:number-columns-repeated="6"/>
          <table:table-cell table:style-name="ce116" table:number-columns-repeated="62"/>
          <table:table-cell table:style-name="ce134"/>
          <table:table-cell table:style-name="ce116" table:number-columns-repeated="47"/>
          <table:table-cell table:style-name="ce416"/>
          <table:table-cell table:style-name="ce116" table:number-columns-repeated="6"/>
          <table:table-cell table:style-name="ce432"/>
          <table:table-cell table:style-name="ce427" table:number-columns-repeated="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6" table:number-columns-repeated="52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0" office:value-type="string" calcext:value-type="string">
            <text:p>Budapest - Nyugati</text:p>
          </table:table-cell>
          <table:table-cell table:style-name="ce74" office:value-type="string" calcext:value-type="string">
            <text:p>$forcehold</text:p>
          </table:table-cell>
          <table:table-cell table:style-name="ce1" table:number-columns-repeated="7"/>
          <table:table-cell table:style-name="ce116" table:number-columns-repeated="62"/>
          <table:table-cell table:style-name="ce134"/>
          <table:table-cell table:style-name="ce116" table:number-columns-repeated="47"/>
          <table:table-cell table:style-name="ce416"/>
          <table:table-cell table:style-name="ce116" table:number-columns-repeated="6"/>
          <table:table-cell table:style-name="ce432"/>
          <table:table-cell table:style-name="ce427" table:number-columns-repeated="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01</text:p>
          </table:table-cell>
          <table:table-cell table:style-name="ce528" table:formula="of:=SUM([.EN$6];TIME(0;2;0))" office:value-type="time" office:time-value="PT04H00M00S" calcext:value-type="time">
            <text:p>04:00</text:p>
          </table:table-cell>
          <table:table-cell table:style-name="ce528" table:formula="of:=SUM([.EO$6];TIME(0;2;0))" office:value-type="time" office:time-value="PT05H00M00S" calcext:value-type="time">
            <text:p>05:00</text:p>
          </table:table-cell>
          <table:table-cell table:style-name="ce528" table:formula="of:=SUM([.EP$6];TIME(0;2;0))" office:value-type="time" office:time-value="PT06H00M00S" calcext:value-type="time">
            <text:p>06:00</text:p>
          </table:table-cell>
          <table:table-cell table:style-name="ce528" table:formula="of:=SUM([.EQ$6];TIME(0;2;0))" office:value-type="time" office:time-value="PT07H00M00S" calcext:value-type="time">
            <text:p>07:00</text:p>
          </table:table-cell>
          <table:table-cell table:style-name="ce528" table:formula="of:=SUM([.ER$6];TIME(0;2;0))" office:value-type="time" office:time-value="PT08H00M00S" calcext:value-type="time">
            <text:p>08:00</text:p>
          </table:table-cell>
          <table:table-cell table:style-name="ce528" table:formula="of:=SUM([.ES$6];TIME(0;2;0))" office:value-type="time" office:time-value="PT09H00M00S" calcext:value-type="time">
            <text:p>09:00</text:p>
          </table:table-cell>
          <table:table-cell table:style-name="ce528" table:formula="of:=SUM([.ET$6];TIME(0;2;0))" office:value-type="time" office:time-value="PT10H00M00S" calcext:value-type="time">
            <text:p>10:00</text:p>
          </table:table-cell>
          <table:table-cell table:style-name="ce528" table:formula="of:=SUM([.EU$6];TIME(0;2;0))" office:value-type="time" office:time-value="PT11H00M00S" calcext:value-type="time">
            <text:p>11:00</text:p>
          </table:table-cell>
          <table:table-cell table:style-name="ce528" table:formula="of:=SUM([.EV$6];TIME(0;2;0))" office:value-type="time" office:time-value="PT12H00M00S" calcext:value-type="time">
            <text:p>12:00</text:p>
          </table:table-cell>
          <table:table-cell table:style-name="ce528" table:formula="of:=SUM([.EW$6];TIME(0;2;0))" office:value-type="time" office:time-value="PT13H00M00S" calcext:value-type="time">
            <text:p>13:00</text:p>
          </table:table-cell>
          <table:table-cell table:style-name="ce528" table:formula="of:=SUM([.EX$6];TIME(0;2;0))" office:value-type="time" office:time-value="PT14H00M00S" calcext:value-type="time">
            <text:p>14:00</text:p>
          </table:table-cell>
          <table:table-cell table:style-name="ce528" table:formula="of:=SUM([.EY$6];TIME(0;2;0))" office:value-type="time" office:time-value="PT15H00M00S" calcext:value-type="time">
            <text:p>15:00</text:p>
          </table:table-cell>
          <table:table-cell table:style-name="ce528" table:formula="of:=SUM([.EZ$6];TIME(0;2;0))" office:value-type="time" office:time-value="PT16H00M00S" calcext:value-type="time">
            <text:p>16:00</text:p>
          </table:table-cell>
          <table:table-cell table:style-name="ce528" table:formula="of:=SUM([.FA$6];TIME(0;2;0))" office:value-type="time" office:time-value="PT17H00M00S" calcext:value-type="time">
            <text:p>17:00</text:p>
          </table:table-cell>
          <table:table-cell table:style-name="ce528" table:formula="of:=SUM([.FB$6];TIME(0;2;0))" office:value-type="time" office:time-value="PT18H00M00S" calcext:value-type="time">
            <text:p>18:00</text:p>
          </table:table-cell>
          <table:table-cell table:style-name="ce528" table:formula="of:=SUM([.FC$6];TIME(0;2;0))" office:value-type="time" office:time-value="PT19H00M00S" calcext:value-type="time">
            <text:p>19:00</text:p>
          </table:table-cell>
          <table:table-cell table:style-name="ce528" table:formula="of:=SUM([.FD$6];TIME(0;2;0))" office:value-type="time" office:time-value="PT20H00M00S" calcext:value-type="time">
            <text:p>20:00</text:p>
          </table:table-cell>
          <table:table-cell table:style-name="ce528" table:formula="of:=SUM([.FE$6];TIME(0;2;0))" office:value-type="time" office:time-value="PT21H00M00S" calcext:value-type="time">
            <text:p>21:00</text:p>
          </table:table-cell>
          <table:table-cell table:style-name="ce528" table:formula="of:=SUM([.FF$6];TIME(0;2;0))" office:value-type="time" office:time-value="PT22H00M00S" calcext:value-type="time">
            <text:p>22:00</text:p>
          </table:table-cell>
          <table:table-cell table:style-name="ce528" table:formula="of:=SUM([.FG$6];TIME(0;2;0))" office:value-type="time" office:time-value="PT23H00M00S" calcext:value-type="time">
            <text:p>23:00</text:p>
          </table:table-cell>
          <table:table-cell table:style-name="ce528" table:formula="of:=SUM([.FH$6];TIME(0;2;0))" office:value-type="time" office:time-value="PT13H33M00S" calcext:value-type="time">
            <text:p>13:33</text:p>
          </table:table-cell>
          <table:table-cell table:style-name="ce528" table:formula="of:=SUM([.FI$6];TIME(0;2;0))" office:value-type="time" office:time-value="PT14H33M00S" calcext:value-type="time">
            <text:p>14:33</text:p>
          </table:table-cell>
          <table:table-cell table:style-name="ce528" table:formula="of:=SUM([.FJ$6];TIME(0;2;0))" office:value-type="time" office:time-value="PT15H33M00S" calcext:value-type="time">
            <text:p>15:33</text:p>
          </table:table-cell>
          <table:table-cell table:style-name="ce528" table:formula="of:=SUM([.FK$6];TIME(0;2;0))" office:value-type="time" office:time-value="PT16H33M00S" calcext:value-type="time">
            <text:p>16:33</text:p>
          </table:table-cell>
          <table:table-cell table:style-name="ce528" table:formula="of:=SUM([.FL$6];TIME(0;2;0))" office:value-type="time" office:time-value="PT17H33M00S" calcext:value-type="time">
            <text:p>17:33</text:p>
          </table:table-cell>
          <table:table-cell table:style-name="ce528" table:formula="of:=SUM([.FM$6];TIME(0;2;0))" office:value-type="time" office:time-value="PT18H33M00S" calcext:value-type="time">
            <text:p>18:33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2" office:value-type="string" calcext:value-type="string">
            <text:p>Rákosrendezö</text:p>
          </table:table-cell>
          <table:table-cell table:style-name="ce75" office:value-type="string" calcext:value-type="string">
            <text:p>$forcehold</text:p>
          </table:table-cell>
          <table:table-cell table:style-name="ce1" table:number-columns-repeated="7"/>
          <table:table-cell table:style-name="ce116" table:number-columns-repeated="62"/>
          <table:table-cell table:style-name="ce134"/>
          <table:table-cell table:style-name="ce116" table:number-columns-repeated="47"/>
          <table:table-cell table:style-name="ce416"/>
          <table:table-cell table:style-name="ce116" table:number-columns-repeated="6"/>
          <table:table-cell table:style-name="ce432"/>
          <table:table-cell table:style-name="ce427" table:number-columns-repeated="7"/>
          <table:table-cell table:style-name="ce463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05</text:p>
          </table:table-cell>
          <table:table-cell table:style-name="ce528" table:formula="of:=SUM([.EN61];TIME(0;5;0))" office:value-type="time" office:time-value="PT04H05M00S" calcext:value-type="time">
            <text:p>04:05</text:p>
          </table:table-cell>
          <table:table-cell table:style-name="ce528" table:formula="of:=SUM([.EO61];TIME(0;5;0))" office:value-type="time" office:time-value="PT05H05M00S" calcext:value-type="time">
            <text:p>05:05</text:p>
          </table:table-cell>
          <table:table-cell table:style-name="ce528" table:formula="of:=SUM([.EP61];TIME(0;5;0))" office:value-type="time" office:time-value="PT06H05M00S" calcext:value-type="time">
            <text:p>06:05</text:p>
          </table:table-cell>
          <table:table-cell table:style-name="ce528" table:formula="of:=SUM([.EQ61];TIME(0;5;0))" office:value-type="time" office:time-value="PT07H05M00S" calcext:value-type="time">
            <text:p>07:05</text:p>
          </table:table-cell>
          <table:table-cell table:style-name="ce528" table:formula="of:=SUM([.ER61];TIME(0;5;0))" office:value-type="time" office:time-value="PT08H05M00S" calcext:value-type="time">
            <text:p>08:05</text:p>
          </table:table-cell>
          <table:table-cell table:style-name="ce528" table:formula="of:=SUM([.ES61];TIME(0;5;0))" office:value-type="time" office:time-value="PT09H05M00S" calcext:value-type="time">
            <text:p>09:05</text:p>
          </table:table-cell>
          <table:table-cell table:style-name="ce528" table:formula="of:=SUM([.ET61];TIME(0;5;0))" office:value-type="time" office:time-value="PT10H05M00S" calcext:value-type="time">
            <text:p>10:05</text:p>
          </table:table-cell>
          <table:table-cell table:style-name="ce528" table:formula="of:=SUM([.EU61];TIME(0;5;0))" office:value-type="time" office:time-value="PT11H05M00S" calcext:value-type="time">
            <text:p>11:05</text:p>
          </table:table-cell>
          <table:table-cell table:style-name="ce528" table:formula="of:=SUM([.EV61];TIME(0;5;0))" office:value-type="time" office:time-value="PT12H05M00S" calcext:value-type="time">
            <text:p>12:05</text:p>
          </table:table-cell>
          <table:table-cell table:style-name="ce528" table:formula="of:=SUM([.EW61];TIME(0;5;0))" office:value-type="time" office:time-value="PT13H05M00S" calcext:value-type="time">
            <text:p>13:05</text:p>
          </table:table-cell>
          <table:table-cell table:style-name="ce528" table:formula="of:=SUM([.EX61];TIME(0;5;0))" office:value-type="time" office:time-value="PT14H05M00S" calcext:value-type="time">
            <text:p>14:05</text:p>
          </table:table-cell>
          <table:table-cell table:style-name="ce528" table:formula="of:=SUM([.EY61];TIME(0;5;0))" office:value-type="time" office:time-value="PT15H05M00S" calcext:value-type="time">
            <text:p>15:05</text:p>
          </table:table-cell>
          <table:table-cell table:style-name="ce528" table:formula="of:=SUM([.EZ61];TIME(0;5;0))" office:value-type="time" office:time-value="PT16H05M00S" calcext:value-type="time">
            <text:p>16:05</text:p>
          </table:table-cell>
          <table:table-cell table:style-name="ce528" table:formula="of:=SUM([.FA61];TIME(0;5;0))" office:value-type="time" office:time-value="PT17H05M00S" calcext:value-type="time">
            <text:p>17:05</text:p>
          </table:table-cell>
          <table:table-cell table:style-name="ce528" table:formula="of:=SUM([.FB61];TIME(0;5;0))" office:value-type="time" office:time-value="PT18H05M00S" calcext:value-type="time">
            <text:p>18:05</text:p>
          </table:table-cell>
          <table:table-cell table:style-name="ce528" table:formula="of:=SUM([.FC61];TIME(0;5;0))" office:value-type="time" office:time-value="PT19H05M00S" calcext:value-type="time">
            <text:p>19:05</text:p>
          </table:table-cell>
          <table:table-cell table:style-name="ce528" table:formula="of:=SUM([.FD61];TIME(0;5;0))" office:value-type="time" office:time-value="PT20H05M00S" calcext:value-type="time">
            <text:p>20:05</text:p>
          </table:table-cell>
          <table:table-cell table:style-name="ce528" table:formula="of:=SUM([.FE61];TIME(0;5;0))" office:value-type="time" office:time-value="PT21H05M00S" calcext:value-type="time">
            <text:p>21:05</text:p>
          </table:table-cell>
          <table:table-cell table:style-name="ce528" table:formula="of:=SUM([.FF61];TIME(0;5;0))" office:value-type="time" office:time-value="PT22H05M00S" calcext:value-type="time">
            <text:p>22:05</text:p>
          </table:table-cell>
          <table:table-cell table:style-name="ce528" table:formula="of:=SUM([.FG61];TIME(0;5;0))" office:value-type="time" office:time-value="PT23H05M00S" calcext:value-type="time">
            <text:p>23:05</text:p>
          </table:table-cell>
          <table:table-cell table:style-name="ce528" table:formula="of:=SUM([.FH61];TIME(0;5;0))" office:value-type="time" office:time-value="PT13H38M00S" calcext:value-type="time">
            <text:p>13:38</text:p>
          </table:table-cell>
          <table:table-cell table:style-name="ce528" table:formula="of:=SUM([.FI61];TIME(0;5;0))" office:value-type="time" office:time-value="PT14H38M00S" calcext:value-type="time">
            <text:p>14:38</text:p>
          </table:table-cell>
          <table:table-cell table:style-name="ce528" table:formula="of:=SUM([.FJ61];TIME(0;5;0))" office:value-type="time" office:time-value="PT15H38M00S" calcext:value-type="time">
            <text:p>15:38</text:p>
          </table:table-cell>
          <table:table-cell table:style-name="ce528" table:formula="of:=SUM([.FK61];TIME(0;5;0))" office:value-type="time" office:time-value="PT16H38M00S" calcext:value-type="time">
            <text:p>16:38</text:p>
          </table:table-cell>
          <table:table-cell table:style-name="ce528" table:formula="of:=SUM([.FL61];TIME(0;5;0))" office:value-type="time" office:time-value="PT17H38M00S" calcext:value-type="time">
            <text:p>17:38</text:p>
          </table:table-cell>
          <table:table-cell table:style-name="ce528" table:formula="of:=SUM([.FM61];TIME(0;5;0))" office:value-type="time" office:time-value="PT18H38M00S" calcext:value-type="time">
            <text:p>18:38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3" office:value-type="string" calcext:value-type="string">
            <text:p>Istvántelek mh.</text:p>
          </table:table-cell>
          <table:table-cell table:style-name="ce76" office:value-type="string" calcext:value-type="string">
            <text:p>$hold</text:p>
          </table:table-cell>
          <table:table-cell table:style-name="ce41"/>
          <table:table-cell table:style-name="ce1" table:number-columns-repeated="6"/>
          <table:table-cell table:style-name="ce116" table:number-columns-repeated="110"/>
          <table:table-cell table:style-name="ce416"/>
          <table:table-cell table:style-name="ce116" table:number-columns-repeated="6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09</text:p>
          </table:table-cell>
          <table:table-cell table:style-name="ce528" table:formula="of:=SUM([.EN62];TIME(0;4;0))" office:value-type="time" office:time-value="PT04H09M00S" calcext:value-type="time">
            <text:p>04:09</text:p>
          </table:table-cell>
          <table:table-cell table:style-name="ce528" table:formula="of:=SUM([.EO62];TIME(0;4;0))" office:value-type="time" office:time-value="PT05H09M00S" calcext:value-type="time">
            <text:p>05:09</text:p>
          </table:table-cell>
          <table:table-cell table:style-name="ce528" table:formula="of:=SUM([.EP62];TIME(0;4;0))" office:value-type="time" office:time-value="PT06H09M00S" calcext:value-type="time">
            <text:p>06:09</text:p>
          </table:table-cell>
          <table:table-cell table:style-name="ce528" table:formula="of:=SUM([.EQ62];TIME(0;4;0))" office:value-type="time" office:time-value="PT07H09M00S" calcext:value-type="time">
            <text:p>07:09</text:p>
          </table:table-cell>
          <table:table-cell table:style-name="ce528" table:formula="of:=SUM([.ER62];TIME(0;4;0))" office:value-type="time" office:time-value="PT08H09M00S" calcext:value-type="time">
            <text:p>08:09</text:p>
          </table:table-cell>
          <table:table-cell table:style-name="ce528" table:formula="of:=SUM([.ES62];TIME(0;4;0))" office:value-type="time" office:time-value="PT09H09M00S" calcext:value-type="time">
            <text:p>09:09</text:p>
          </table:table-cell>
          <table:table-cell table:style-name="ce528" table:formula="of:=SUM([.ET62];TIME(0;4;0))" office:value-type="time" office:time-value="PT10H09M00S" calcext:value-type="time">
            <text:p>10:09</text:p>
          </table:table-cell>
          <table:table-cell table:style-name="ce528" table:formula="of:=SUM([.EU62];TIME(0;4;0))" office:value-type="time" office:time-value="PT11H09M00S" calcext:value-type="time">
            <text:p>11:09</text:p>
          </table:table-cell>
          <table:table-cell table:style-name="ce528" table:formula="of:=SUM([.EV62];TIME(0;4;0))" office:value-type="time" office:time-value="PT12H09M00S" calcext:value-type="time">
            <text:p>12:09</text:p>
          </table:table-cell>
          <table:table-cell table:style-name="ce528" table:formula="of:=SUM([.EW62];TIME(0;4;0))" office:value-type="time" office:time-value="PT13H09M00S" calcext:value-type="time">
            <text:p>13:09</text:p>
          </table:table-cell>
          <table:table-cell table:style-name="ce528" table:formula="of:=SUM([.EX62];TIME(0;4;0))" office:value-type="time" office:time-value="PT14H09M00S" calcext:value-type="time">
            <text:p>14:09</text:p>
          </table:table-cell>
          <table:table-cell table:style-name="ce528" table:formula="of:=SUM([.EY62];TIME(0;4;0))" office:value-type="time" office:time-value="PT15H09M00S" calcext:value-type="time">
            <text:p>15:09</text:p>
          </table:table-cell>
          <table:table-cell table:style-name="ce528" table:formula="of:=SUM([.EZ62];TIME(0;4;0))" office:value-type="time" office:time-value="PT16H09M00S" calcext:value-type="time">
            <text:p>16:09</text:p>
          </table:table-cell>
          <table:table-cell table:style-name="ce528" table:formula="of:=SUM([.FA62];TIME(0;4;0))" office:value-type="time" office:time-value="PT17H09M00S" calcext:value-type="time">
            <text:p>17:09</text:p>
          </table:table-cell>
          <table:table-cell table:style-name="ce528" table:formula="of:=SUM([.FB62];TIME(0;4;0))" office:value-type="time" office:time-value="PT18H09M00S" calcext:value-type="time">
            <text:p>18:09</text:p>
          </table:table-cell>
          <table:table-cell table:style-name="ce528" table:formula="of:=SUM([.FC62];TIME(0;4;0))" office:value-type="time" office:time-value="PT19H09M00S" calcext:value-type="time">
            <text:p>19:09</text:p>
          </table:table-cell>
          <table:table-cell table:style-name="ce528" table:formula="of:=SUM([.FD62];TIME(0;4;0))" office:value-type="time" office:time-value="PT20H09M00S" calcext:value-type="time">
            <text:p>20:09</text:p>
          </table:table-cell>
          <table:table-cell table:style-name="ce528" table:formula="of:=SUM([.FE62];TIME(0;4;0))" office:value-type="time" office:time-value="PT21H09M00S" calcext:value-type="time">
            <text:p>21:09</text:p>
          </table:table-cell>
          <table:table-cell table:style-name="ce528" table:formula="of:=SUM([.FF62];TIME(0;4;0))" office:value-type="time" office:time-value="PT22H09M00S" calcext:value-type="time">
            <text:p>22:09</text:p>
          </table:table-cell>
          <table:table-cell table:style-name="ce528" table:formula="of:=SUM([.FG62];TIME(0;4;0))" office:value-type="time" office:time-value="PT23H09M00S" calcext:value-type="time">
            <text:p>23:09</text:p>
          </table:table-cell>
          <table:table-cell table:style-name="ce528" table:formula="of:=SUM([.FH62];TIME(0;4;0))" office:value-type="time" office:time-value="PT13H42M00S" calcext:value-type="time">
            <text:p>13:42</text:p>
          </table:table-cell>
          <table:table-cell table:style-name="ce528" table:formula="of:=SUM([.FI62];TIME(0;4;0))" office:value-type="time" office:time-value="PT14H42M00S" calcext:value-type="time">
            <text:p>14:42</text:p>
          </table:table-cell>
          <table:table-cell table:style-name="ce528" table:formula="of:=SUM([.FJ62];TIME(0;4;0))" office:value-type="time" office:time-value="PT15H42M00S" calcext:value-type="time">
            <text:p>15:42</text:p>
          </table:table-cell>
          <table:table-cell table:style-name="ce528" table:formula="of:=SUM([.FK62];TIME(0;4;0))" office:value-type="time" office:time-value="PT16H42M00S" calcext:value-type="time">
            <text:p>16:42</text:p>
          </table:table-cell>
          <table:table-cell table:style-name="ce528" table:formula="of:=SUM([.FL62];TIME(0;4;0))" office:value-type="time" office:time-value="PT17H42M00S" calcext:value-type="time">
            <text:p>17:42</text:p>
          </table:table-cell>
          <table:table-cell table:style-name="ce528" table:formula="of:=SUM([.FM62];TIME(0;4;0))" office:value-type="time" office:time-value="PT18H42M00S" calcext:value-type="time">
            <text:p>18:42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4" office:value-type="string" calcext:value-type="string">
            <text:p>Rákospalota-Újpest</text:p>
          </table:table-cell>
          <table:table-cell table:style-name="ce77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34"/>
          <table:table-cell table:style-name="ce116" table:number-columns-repeated="47"/>
          <table:table-cell table:style-name="ce416"/>
          <table:table-cell table:style-name="ce116" table:number-columns-repeated="6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12</text:p>
          </table:table-cell>
          <table:table-cell table:style-name="ce528" table:formula="of:=SUM([.EN63];TIME(0;3;0))" office:value-type="time" office:time-value="PT04H12M00S" calcext:value-type="time">
            <text:p>04:12</text:p>
          </table:table-cell>
          <table:table-cell table:style-name="ce528" table:formula="of:=SUM([.EO63];TIME(0;3;0))" office:value-type="time" office:time-value="PT05H12M00S" calcext:value-type="time">
            <text:p>05:12</text:p>
          </table:table-cell>
          <table:table-cell table:style-name="ce528" table:formula="of:=SUM([.EP63];TIME(0;3;0))" office:value-type="time" office:time-value="PT06H12M00S" calcext:value-type="time">
            <text:p>06:12</text:p>
          </table:table-cell>
          <table:table-cell table:style-name="ce528" table:formula="of:=SUM([.EQ63];TIME(0;3;0))" office:value-type="time" office:time-value="PT07H12M00S" calcext:value-type="time">
            <text:p>07:12</text:p>
          </table:table-cell>
          <table:table-cell table:style-name="ce528" table:formula="of:=SUM([.ER63];TIME(0;3;0))" office:value-type="time" office:time-value="PT08H12M00S" calcext:value-type="time">
            <text:p>08:12</text:p>
          </table:table-cell>
          <table:table-cell table:style-name="ce528" table:formula="of:=SUM([.ES63];TIME(0;3;0))" office:value-type="time" office:time-value="PT09H12M00S" calcext:value-type="time">
            <text:p>09:12</text:p>
          </table:table-cell>
          <table:table-cell table:style-name="ce528" table:formula="of:=SUM([.ET63];TIME(0;3;0))" office:value-type="time" office:time-value="PT10H12M00S" calcext:value-type="time">
            <text:p>10:12</text:p>
          </table:table-cell>
          <table:table-cell table:style-name="ce528" table:formula="of:=SUM([.EU63];TIME(0;3;0))" office:value-type="time" office:time-value="PT11H12M00S" calcext:value-type="time">
            <text:p>11:12</text:p>
          </table:table-cell>
          <table:table-cell table:style-name="ce528" table:formula="of:=SUM([.EV63];TIME(0;3;0))" office:value-type="time" office:time-value="PT12H12M00S" calcext:value-type="time">
            <text:p>12:12</text:p>
          </table:table-cell>
          <table:table-cell table:style-name="ce528" table:formula="of:=SUM([.EW63];TIME(0;3;0))" office:value-type="time" office:time-value="PT13H12M00S" calcext:value-type="time">
            <text:p>13:12</text:p>
          </table:table-cell>
          <table:table-cell table:style-name="ce528" table:formula="of:=SUM([.EX63];TIME(0;3;0))" office:value-type="time" office:time-value="PT14H12M00S" calcext:value-type="time">
            <text:p>14:12</text:p>
          </table:table-cell>
          <table:table-cell table:style-name="ce528" table:formula="of:=SUM([.EY63];TIME(0;3;0))" office:value-type="time" office:time-value="PT15H12M00S" calcext:value-type="time">
            <text:p>15:12</text:p>
          </table:table-cell>
          <table:table-cell table:style-name="ce528" table:formula="of:=SUM([.EZ63];TIME(0;3;0))" office:value-type="time" office:time-value="PT16H12M00S" calcext:value-type="time">
            <text:p>16:12</text:p>
          </table:table-cell>
          <table:table-cell table:style-name="ce528" table:formula="of:=SUM([.FA63];TIME(0;3;0))" office:value-type="time" office:time-value="PT17H12M00S" calcext:value-type="time">
            <text:p>17:12</text:p>
          </table:table-cell>
          <table:table-cell table:style-name="ce528" table:formula="of:=SUM([.FB63];TIME(0;3;0))" office:value-type="time" office:time-value="PT18H12M00S" calcext:value-type="time">
            <text:p>18:12</text:p>
          </table:table-cell>
          <table:table-cell table:style-name="ce528" table:formula="of:=SUM([.FC63];TIME(0;3;0))" office:value-type="time" office:time-value="PT19H12M00S" calcext:value-type="time">
            <text:p>19:12</text:p>
          </table:table-cell>
          <table:table-cell table:style-name="ce528" table:formula="of:=SUM([.FD63];TIME(0;3;0))" office:value-type="time" office:time-value="PT20H12M00S" calcext:value-type="time">
            <text:p>20:12</text:p>
          </table:table-cell>
          <table:table-cell table:style-name="ce528" table:formula="of:=SUM([.FE63];TIME(0;3;0))" office:value-type="time" office:time-value="PT21H12M00S" calcext:value-type="time">
            <text:p>21:12</text:p>
          </table:table-cell>
          <table:table-cell table:style-name="ce528" table:formula="of:=SUM([.FF63];TIME(0;3;0))" office:value-type="time" office:time-value="PT22H12M00S" calcext:value-type="time">
            <text:p>22:12</text:p>
          </table:table-cell>
          <table:table-cell table:style-name="ce528" table:formula="of:=SUM([.FG63];TIME(0;3;0))" office:value-type="time" office:time-value="PT23H12M00S" calcext:value-type="time">
            <text:p>23:12</text:p>
          </table:table-cell>
          <table:table-cell table:style-name="ce528" table:formula="of:=SUM([.FH63];TIME(0;3;0))" office:value-type="time" office:time-value="PT13H45M00S" calcext:value-type="time">
            <text:p>13:45</text:p>
          </table:table-cell>
          <table:table-cell table:style-name="ce528" table:formula="of:=SUM([.FI63];TIME(0;3;0))" office:value-type="time" office:time-value="PT14H45M00S" calcext:value-type="time">
            <text:p>14:45</text:p>
          </table:table-cell>
          <table:table-cell table:style-name="ce528" table:formula="of:=SUM([.FJ63];TIME(0;3;0))" office:value-type="time" office:time-value="PT15H45M00S" calcext:value-type="time">
            <text:p>15:45</text:p>
          </table:table-cell>
          <table:table-cell table:style-name="ce528" table:formula="of:=SUM([.FK63];TIME(0;3;0))" office:value-type="time" office:time-value="PT16H45M00S" calcext:value-type="time">
            <text:p>16:45</text:p>
          </table:table-cell>
          <table:table-cell table:style-name="ce528" table:formula="of:=SUM([.FL63];TIME(0;3;0))" office:value-type="time" office:time-value="PT17H45M00S" calcext:value-type="time">
            <text:p>17:45</text:p>
          </table:table-cell>
          <table:table-cell table:style-name="ce528" table:formula="of:=SUM([.FM63];TIME(0;3;0))" office:value-type="time" office:time-value="PT18H45M00S" calcext:value-type="time">
            <text:p>18:45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Rákospalota-Kertváros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62"/>
          <table:table-cell table:style-name="ce134"/>
          <table:table-cell table:style-name="ce116" table:number-columns-repeated="47"/>
          <table:table-cell table:style-name="ce416"/>
          <table:table-cell table:style-name="ce116" table:number-columns-repeated="6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18</text:p>
          </table:table-cell>
          <table:table-cell table:style-name="ce528" table:formula="of:=SUM([.EN64];TIME(0;6;0))" office:value-type="time" office:time-value="PT04H18M00S" calcext:value-type="time">
            <text:p>04:18</text:p>
          </table:table-cell>
          <table:table-cell table:style-name="ce528" table:formula="of:=SUM([.EO64];TIME(0;6;0))" office:value-type="time" office:time-value="PT05H18M00S" calcext:value-type="time">
            <text:p>05:18</text:p>
          </table:table-cell>
          <table:table-cell table:style-name="ce528" table:formula="of:=SUM([.EP64];TIME(0;6;0))" office:value-type="time" office:time-value="PT06H18M00S" calcext:value-type="time">
            <text:p>06:18</text:p>
          </table:table-cell>
          <table:table-cell table:style-name="ce528" table:formula="of:=SUM([.EQ64];TIME(0;6;0))" office:value-type="time" office:time-value="PT07H18M00S" calcext:value-type="time">
            <text:p>07:18</text:p>
          </table:table-cell>
          <table:table-cell table:style-name="ce528" table:formula="of:=SUM([.ER64];TIME(0;6;0))" office:value-type="time" office:time-value="PT08H18M00S" calcext:value-type="time">
            <text:p>08:18</text:p>
          </table:table-cell>
          <table:table-cell table:style-name="ce528" table:formula="of:=SUM([.ES64];TIME(0;6;0))" office:value-type="time" office:time-value="PT09H18M00S" calcext:value-type="time">
            <text:p>09:18</text:p>
          </table:table-cell>
          <table:table-cell table:style-name="ce528" table:formula="of:=SUM([.ET64];TIME(0;6;0))" office:value-type="time" office:time-value="PT10H18M00S" calcext:value-type="time">
            <text:p>10:18</text:p>
          </table:table-cell>
          <table:table-cell table:style-name="ce528" table:formula="of:=SUM([.EU64];TIME(0;6;0))" office:value-type="time" office:time-value="PT11H18M00S" calcext:value-type="time">
            <text:p>11:18</text:p>
          </table:table-cell>
          <table:table-cell table:style-name="ce528" table:formula="of:=SUM([.EV64];TIME(0;6;0))" office:value-type="time" office:time-value="PT12H18M00S" calcext:value-type="time">
            <text:p>12:18</text:p>
          </table:table-cell>
          <table:table-cell table:style-name="ce528" table:formula="of:=SUM([.EW64];TIME(0;6;0))" office:value-type="time" office:time-value="PT13H18M00S" calcext:value-type="time">
            <text:p>13:18</text:p>
          </table:table-cell>
          <table:table-cell table:style-name="ce528" table:formula="of:=SUM([.EX64];TIME(0;6;0))" office:value-type="time" office:time-value="PT14H18M00S" calcext:value-type="time">
            <text:p>14:18</text:p>
          </table:table-cell>
          <table:table-cell table:style-name="ce528" table:formula="of:=SUM([.EY64];TIME(0;6;0))" office:value-type="time" office:time-value="PT15H18M00S" calcext:value-type="time">
            <text:p>15:18</text:p>
          </table:table-cell>
          <table:table-cell table:style-name="ce528" table:formula="of:=SUM([.EZ64];TIME(0;6;0))" office:value-type="time" office:time-value="PT16H18M00S" calcext:value-type="time">
            <text:p>16:18</text:p>
          </table:table-cell>
          <table:table-cell table:style-name="ce528" table:formula="of:=SUM([.FA64];TIME(0;6;0))" office:value-type="time" office:time-value="PT17H18M00S" calcext:value-type="time">
            <text:p>17:18</text:p>
          </table:table-cell>
          <table:table-cell table:style-name="ce528" table:formula="of:=SUM([.FB64];TIME(0;6;0))" office:value-type="time" office:time-value="PT18H18M00S" calcext:value-type="time">
            <text:p>18:18</text:p>
          </table:table-cell>
          <table:table-cell table:style-name="ce528" table:formula="of:=SUM([.FC64];TIME(0;6;0))" office:value-type="time" office:time-value="PT19H18M00S" calcext:value-type="time">
            <text:p>19:18</text:p>
          </table:table-cell>
          <table:table-cell table:style-name="ce528" table:formula="of:=SUM([.FD64];TIME(0;6;0))" office:value-type="time" office:time-value="PT20H18M00S" calcext:value-type="time">
            <text:p>20:18</text:p>
          </table:table-cell>
          <table:table-cell table:style-name="ce528" table:formula="of:=SUM([.FE64];TIME(0;6;0))" office:value-type="time" office:time-value="PT21H18M00S" calcext:value-type="time">
            <text:p>21:18</text:p>
          </table:table-cell>
          <table:table-cell table:style-name="ce528" table:formula="of:=SUM([.FF64];TIME(0;6;0))" office:value-type="time" office:time-value="PT22H18M00S" calcext:value-type="time">
            <text:p>22:18</text:p>
          </table:table-cell>
          <table:table-cell table:style-name="ce528" table:formula="of:=SUM([.FG64];TIME(0;6;0))" office:value-type="time" office:time-value="PT23H18M00S" calcext:value-type="time">
            <text:p>23:18</text:p>
          </table:table-cell>
          <table:table-cell table:style-name="ce528" table:formula="of:=SUM([.FH64];TIME(0;6;0))" office:value-type="time" office:time-value="PT13H51M00S" calcext:value-type="time">
            <text:p>13:51</text:p>
          </table:table-cell>
          <table:table-cell table:style-name="ce528" table:formula="of:=SUM([.FI64];TIME(0;6;0))" office:value-type="time" office:time-value="PT14H51M00S" calcext:value-type="time">
            <text:p>14:51</text:p>
          </table:table-cell>
          <table:table-cell table:style-name="ce528" table:formula="of:=SUM([.FJ64];TIME(0;6;0))" office:value-type="time" office:time-value="PT15H51M00S" calcext:value-type="time">
            <text:p>15:51</text:p>
          </table:table-cell>
          <table:table-cell table:style-name="ce528" table:formula="of:=SUM([.FK64];TIME(0;6;0))" office:value-type="time" office:time-value="PT16H51M00S" calcext:value-type="time">
            <text:p>16:51</text:p>
          </table:table-cell>
          <table:table-cell table:style-name="ce528" table:formula="of:=SUM([.FL64];TIME(0;6;0))" office:value-type="time" office:time-value="PT17H51M00S" calcext:value-type="time">
            <text:p>17:51</text:p>
          </table:table-cell>
          <table:table-cell table:style-name="ce528" table:formula="of:=SUM([.FM64];TIME(0;6;0))" office:value-type="time" office:time-value="PT18H51M00S" calcext:value-type="time">
            <text:p>18:51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Alagimajor mh.</text:p>
          </table:table-cell>
          <table:table-cell table:style-name="ce1" table:number-columns-repeated="8"/>
          <table:table-cell table:style-name="ce116" table:number-columns-repeated="110"/>
          <table:table-cell table:style-name="ce416"/>
          <table:table-cell table:style-name="ce116" table:number-columns-repeated="6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24</text:p>
          </table:table-cell>
          <table:table-cell table:style-name="ce528" table:formula="of:=SUM([.EN65];TIME(0;6;0))" office:value-type="time" office:time-value="PT04H24M00S" calcext:value-type="time">
            <text:p>04:24</text:p>
          </table:table-cell>
          <table:table-cell table:style-name="ce528" table:formula="of:=SUM([.EO65];TIME(0;6;0))" office:value-type="time" office:time-value="PT05H24M00S" calcext:value-type="time">
            <text:p>05:24</text:p>
          </table:table-cell>
          <table:table-cell table:style-name="ce528" table:formula="of:=SUM([.EP65];TIME(0;6;0))" office:value-type="time" office:time-value="PT06H24M00S" calcext:value-type="time">
            <text:p>06:24</text:p>
          </table:table-cell>
          <table:table-cell table:style-name="ce528" table:formula="of:=SUM([.EQ65];TIME(0;6;0))" office:value-type="time" office:time-value="PT07H24M00S" calcext:value-type="time">
            <text:p>07:24</text:p>
          </table:table-cell>
          <table:table-cell table:style-name="ce528" table:formula="of:=SUM([.ER65];TIME(0;6;0))" office:value-type="time" office:time-value="PT08H24M00S" calcext:value-type="time">
            <text:p>08:24</text:p>
          </table:table-cell>
          <table:table-cell table:style-name="ce528" table:formula="of:=SUM([.ES65];TIME(0;6;0))" office:value-type="time" office:time-value="PT09H24M00S" calcext:value-type="time">
            <text:p>09:24</text:p>
          </table:table-cell>
          <table:table-cell table:style-name="ce528" table:formula="of:=SUM([.ET65];TIME(0;6;0))" office:value-type="time" office:time-value="PT10H24M00S" calcext:value-type="time">
            <text:p>10:24</text:p>
          </table:table-cell>
          <table:table-cell table:style-name="ce528" table:formula="of:=SUM([.EU65];TIME(0;6;0))" office:value-type="time" office:time-value="PT11H24M00S" calcext:value-type="time">
            <text:p>11:24</text:p>
          </table:table-cell>
          <table:table-cell table:style-name="ce528" table:formula="of:=SUM([.EV65];TIME(0;6;0))" office:value-type="time" office:time-value="PT12H24M00S" calcext:value-type="time">
            <text:p>12:24</text:p>
          </table:table-cell>
          <table:table-cell table:style-name="ce528" table:formula="of:=SUM([.EW65];TIME(0;6;0))" office:value-type="time" office:time-value="PT13H24M00S" calcext:value-type="time">
            <text:p>13:24</text:p>
          </table:table-cell>
          <table:table-cell table:style-name="ce528" table:formula="of:=SUM([.EX65];TIME(0;6;0))" office:value-type="time" office:time-value="PT14H24M00S" calcext:value-type="time">
            <text:p>14:24</text:p>
          </table:table-cell>
          <table:table-cell table:style-name="ce528" table:formula="of:=SUM([.EY65];TIME(0;6;0))" office:value-type="time" office:time-value="PT15H24M00S" calcext:value-type="time">
            <text:p>15:24</text:p>
          </table:table-cell>
          <table:table-cell table:style-name="ce528" table:formula="of:=SUM([.EZ65];TIME(0;6;0))" office:value-type="time" office:time-value="PT16H24M00S" calcext:value-type="time">
            <text:p>16:24</text:p>
          </table:table-cell>
          <table:table-cell table:style-name="ce528" table:formula="of:=SUM([.FA65];TIME(0;6;0))" office:value-type="time" office:time-value="PT17H24M00S" calcext:value-type="time">
            <text:p>17:24</text:p>
          </table:table-cell>
          <table:table-cell table:style-name="ce528" table:formula="of:=SUM([.FB65];TIME(0;6;0))" office:value-type="time" office:time-value="PT18H24M00S" calcext:value-type="time">
            <text:p>18:24</text:p>
          </table:table-cell>
          <table:table-cell table:style-name="ce528" table:formula="of:=SUM([.FC65];TIME(0;6;0))" office:value-type="time" office:time-value="PT19H24M00S" calcext:value-type="time">
            <text:p>19:24</text:p>
          </table:table-cell>
          <table:table-cell table:style-name="ce528" table:formula="of:=SUM([.FD65];TIME(0;6;0))" office:value-type="time" office:time-value="PT20H24M00S" calcext:value-type="time">
            <text:p>20:24</text:p>
          </table:table-cell>
          <table:table-cell table:style-name="ce528" table:formula="of:=SUM([.FE65];TIME(0;6;0))" office:value-type="time" office:time-value="PT21H24M00S" calcext:value-type="time">
            <text:p>21:24</text:p>
          </table:table-cell>
          <table:table-cell table:style-name="ce528" table:formula="of:=SUM([.FF65];TIME(0;6;0))" office:value-type="time" office:time-value="PT22H24M00S" calcext:value-type="time">
            <text:p>22:24</text:p>
          </table:table-cell>
          <table:table-cell table:style-name="ce528" table:formula="of:=SUM([.FG65];TIME(0;6;0))" office:value-type="time" office:time-value="PT23H24M00S" calcext:value-type="time">
            <text:p>23:24</text:p>
          </table:table-cell>
          <table:table-cell table:style-name="ce528" table:formula="of:=SUM([.FH65];TIME(0;6;0))" office:value-type="time" office:time-value="PT13H57M00S" calcext:value-type="time">
            <text:p>13:57</text:p>
          </table:table-cell>
          <table:table-cell table:style-name="ce528" table:formula="of:=SUM([.FI65];TIME(0;6;0))" office:value-type="time" office:time-value="PT14H57M00S" calcext:value-type="time">
            <text:p>14:57</text:p>
          </table:table-cell>
          <table:table-cell table:style-name="ce528" table:formula="of:=SUM([.FJ65];TIME(0;6;0))" office:value-type="time" office:time-value="PT15H57M00S" calcext:value-type="time">
            <text:p>15:57</text:p>
          </table:table-cell>
          <table:table-cell table:style-name="ce528" table:formula="of:=SUM([.FK65];TIME(0;6;0))" office:value-type="time" office:time-value="PT16H57M00S" calcext:value-type="time">
            <text:p>16:57</text:p>
          </table:table-cell>
          <table:table-cell table:style-name="ce528" table:formula="of:=SUM([.FL65];TIME(0;6;0))" office:value-type="time" office:time-value="PT17H57M00S" calcext:value-type="time">
            <text:p>17:57</text:p>
          </table:table-cell>
          <table:table-cell table:style-name="ce528" table:formula="of:=SUM([.FM65];TIME(0;6;0))" office:value-type="time" office:time-value="PT18H57M00S" calcext:value-type="time">
            <text:p>18:57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office:value-type="string" calcext:value-type="string">
            <text:p>Fót</text:p>
          </table:table-cell>
          <table:table-cell table:style-name="ce78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110"/>
          <table:table-cell table:style-name="ce416"/>
          <table:table-cell table:style-name="ce116" table:number-columns-repeated="3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29</text:p>
          </table:table-cell>
          <table:table-cell table:style-name="ce528" table:formula="of:=SUM([.EN66];TIME(0;7;0))" office:value-type="time" office:time-value="PT04H31M00S" calcext:value-type="time">
            <text:p>04:31</text:p>
          </table:table-cell>
          <table:table-cell table:style-name="ce528" table:formula="of:=SUM([.EO66];TIME(0;7;0))" office:value-type="time" office:time-value="PT05H31M00S" calcext:value-type="time">
            <text:p>05:31</text:p>
          </table:table-cell>
          <table:table-cell table:style-name="ce528" table:formula="of:=SUM([.EP66];TIME(0;7;0))" office:value-type="time" office:time-value="PT06H31M00S" calcext:value-type="time">
            <text:p>06:31</text:p>
          </table:table-cell>
          <table:table-cell table:style-name="ce528" table:formula="of:=SUM([.EQ66];TIME(0;7;0))" office:value-type="time" office:time-value="PT07H31M00S" calcext:value-type="time">
            <text:p>07:31</text:p>
          </table:table-cell>
          <table:table-cell table:style-name="ce528" table:formula="of:=SUM([.ER66];TIME(0;7;0))" office:value-type="time" office:time-value="PT08H31M00S" calcext:value-type="time">
            <text:p>08:31</text:p>
          </table:table-cell>
          <table:table-cell table:style-name="ce528" table:formula="of:=SUM([.ES66];TIME(0;7;0))" office:value-type="time" office:time-value="PT09H31M00S" calcext:value-type="time">
            <text:p>09:31</text:p>
          </table:table-cell>
          <table:table-cell table:style-name="ce528" table:formula="of:=SUM([.ET66];TIME(0;7;0))" office:value-type="time" office:time-value="PT10H31M00S" calcext:value-type="time">
            <text:p>10:31</text:p>
          </table:table-cell>
          <table:table-cell table:style-name="ce528" table:formula="of:=SUM([.EU66];TIME(0;7;0))" office:value-type="time" office:time-value="PT11H31M00S" calcext:value-type="time">
            <text:p>11:31</text:p>
          </table:table-cell>
          <table:table-cell table:style-name="ce528" table:formula="of:=SUM([.EV66];TIME(0;7;0))" office:value-type="time" office:time-value="PT12H31M00S" calcext:value-type="time">
            <text:p>12:31</text:p>
          </table:table-cell>
          <table:table-cell table:style-name="ce528" table:formula="of:=SUM([.EW66];TIME(0;7;0))" office:value-type="time" office:time-value="PT13H31M00S" calcext:value-type="time">
            <text:p>13:31</text:p>
          </table:table-cell>
          <table:table-cell table:style-name="ce528" table:formula="of:=SUM([.EX66];TIME(0;7;0))" office:value-type="time" office:time-value="PT14H31M00S" calcext:value-type="time">
            <text:p>14:31</text:p>
          </table:table-cell>
          <table:table-cell table:style-name="ce528" table:formula="of:=SUM([.EY66];TIME(0;7;0))" office:value-type="time" office:time-value="PT15H31M00S" calcext:value-type="time">
            <text:p>15:31</text:p>
          </table:table-cell>
          <table:table-cell table:style-name="ce528" table:formula="of:=SUM([.EZ66];TIME(0;7;0))" office:value-type="time" office:time-value="PT16H31M00S" calcext:value-type="time">
            <text:p>16:31</text:p>
          </table:table-cell>
          <table:table-cell table:style-name="ce528" table:formula="of:=SUM([.FA66];TIME(0;7;0))" office:value-type="time" office:time-value="PT17H31M00S" calcext:value-type="time">
            <text:p>17:31</text:p>
          </table:table-cell>
          <table:table-cell table:style-name="ce528" table:formula="of:=SUM([.FB66];TIME(0;7;0))" office:value-type="time" office:time-value="PT18H31M00S" calcext:value-type="time">
            <text:p>18:31</text:p>
          </table:table-cell>
          <table:table-cell table:style-name="ce528" table:formula="of:=SUM([.FC66];TIME(0;7;0))" office:value-type="time" office:time-value="PT19H31M00S" calcext:value-type="time">
            <text:p>19:31</text:p>
          </table:table-cell>
          <table:table-cell table:style-name="ce528" table:formula="of:=SUM([.FD66];TIME(0;7;0))" office:value-type="time" office:time-value="PT20H31M00S" calcext:value-type="time">
            <text:p>20:31</text:p>
          </table:table-cell>
          <table:table-cell table:style-name="ce528" table:formula="of:=SUM([.FE66];TIME(0;7;0))" office:value-type="time" office:time-value="PT21H31M00S" calcext:value-type="time">
            <text:p>21:31</text:p>
          </table:table-cell>
          <table:table-cell table:style-name="ce528" table:formula="of:=SUM([.FF66];TIME(0;7;0))" office:value-type="time" office:time-value="PT22H31M00S" calcext:value-type="time">
            <text:p>22:31</text:p>
          </table:table-cell>
          <table:table-cell table:style-name="ce528" table:formula="of:=SUM([.FG66];TIME(0;7;0))" office:value-type="time" office:time-value="PT23H31M00S" calcext:value-type="time">
            <text:p>23:31</text:p>
          </table:table-cell>
          <table:table-cell table:style-name="ce528" table:formula="of:=SUM([.FH66];TIME(0;7;0))" office:value-type="time" office:time-value="PT14H04M00S" calcext:value-type="time">
            <text:p>14:04</text:p>
          </table:table-cell>
          <table:table-cell table:style-name="ce528" table:formula="of:=SUM([.FI66];TIME(0;7;0))" office:value-type="time" office:time-value="PT15H04M00S" calcext:value-type="time">
            <text:p>15:04</text:p>
          </table:table-cell>
          <table:table-cell table:style-name="ce528" table:formula="of:=SUM([.FJ66];TIME(0;7;0))" office:value-type="time" office:time-value="PT16H04M00S" calcext:value-type="time">
            <text:p>16:04</text:p>
          </table:table-cell>
          <table:table-cell table:style-name="ce528" table:formula="of:=SUM([.FK66];TIME(0;7;0))" office:value-type="time" office:time-value="PT17H04M00S" calcext:value-type="time">
            <text:p>17:04</text:p>
          </table:table-cell>
          <table:table-cell table:style-name="ce528" table:formula="of:=SUM([.FL66];TIME(0;7;0))" office:value-type="time" office:time-value="PT18H04M00S" calcext:value-type="time">
            <text:p>18:04</text:p>
          </table:table-cell>
          <table:table-cell table:style-name="ce528" table:formula="of:=SUM([.FM66];TIME(0;7;0))" office:value-type="time" office:time-value="PT19H04M00S" calcext:value-type="time">
            <text:p>19:04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Fótújfalu mh.</text:p>
          </table:table-cell>
          <table:table-cell table:style-name="ce41"/>
          <table:table-cell table:style-name="ce1" table:number-columns-repeated="7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32</text:p>
          </table:table-cell>
          <table:table-cell table:style-name="ce528" table:formula="of:=SUM([.EN67];TIME(0;3;0))" office:value-type="time" office:time-value="PT04H34M00S" calcext:value-type="time">
            <text:p>04:34</text:p>
          </table:table-cell>
          <table:table-cell table:style-name="ce528" table:formula="of:=SUM([.EO67];TIME(0;3;0))" office:value-type="time" office:time-value="PT05H34M00S" calcext:value-type="time">
            <text:p>05:34</text:p>
          </table:table-cell>
          <table:table-cell table:style-name="ce528" table:formula="of:=SUM([.EP67];TIME(0;3;0))" office:value-type="time" office:time-value="PT06H34M00S" calcext:value-type="time">
            <text:p>06:34</text:p>
          </table:table-cell>
          <table:table-cell table:style-name="ce528" table:formula="of:=SUM([.EQ67];TIME(0;3;0))" office:value-type="time" office:time-value="PT07H34M00S" calcext:value-type="time">
            <text:p>07:34</text:p>
          </table:table-cell>
          <table:table-cell table:style-name="ce528" table:formula="of:=SUM([.ER67];TIME(0;3;0))" office:value-type="time" office:time-value="PT08H34M00S" calcext:value-type="time">
            <text:p>08:34</text:p>
          </table:table-cell>
          <table:table-cell table:style-name="ce528" table:formula="of:=SUM([.ES67];TIME(0;3;0))" office:value-type="time" office:time-value="PT09H34M00S" calcext:value-type="time">
            <text:p>09:34</text:p>
          </table:table-cell>
          <table:table-cell table:style-name="ce528" table:formula="of:=SUM([.ET67];TIME(0;3;0))" office:value-type="time" office:time-value="PT10H34M00S" calcext:value-type="time">
            <text:p>10:34</text:p>
          </table:table-cell>
          <table:table-cell table:style-name="ce528" table:formula="of:=SUM([.EU67];TIME(0;3;0))" office:value-type="time" office:time-value="PT11H34M00S" calcext:value-type="time">
            <text:p>11:34</text:p>
          </table:table-cell>
          <table:table-cell table:style-name="ce528" table:formula="of:=SUM([.EV67];TIME(0;3;0))" office:value-type="time" office:time-value="PT12H34M00S" calcext:value-type="time">
            <text:p>12:34</text:p>
          </table:table-cell>
          <table:table-cell table:style-name="ce528" table:formula="of:=SUM([.EW67];TIME(0;3;0))" office:value-type="time" office:time-value="PT13H34M00S" calcext:value-type="time">
            <text:p>13:34</text:p>
          </table:table-cell>
          <table:table-cell table:style-name="ce528" table:formula="of:=SUM([.EX67];TIME(0;3;0))" office:value-type="time" office:time-value="PT14H34M00S" calcext:value-type="time">
            <text:p>14:34</text:p>
          </table:table-cell>
          <table:table-cell table:style-name="ce528" table:formula="of:=SUM([.EY67];TIME(0;3;0))" office:value-type="time" office:time-value="PT15H34M00S" calcext:value-type="time">
            <text:p>15:34</text:p>
          </table:table-cell>
          <table:table-cell table:style-name="ce528" table:formula="of:=SUM([.EZ67];TIME(0;3;0))" office:value-type="time" office:time-value="PT16H34M00S" calcext:value-type="time">
            <text:p>16:34</text:p>
          </table:table-cell>
          <table:table-cell table:style-name="ce528" table:formula="of:=SUM([.FA67];TIME(0;3;0))" office:value-type="time" office:time-value="PT17H34M00S" calcext:value-type="time">
            <text:p>17:34</text:p>
          </table:table-cell>
          <table:table-cell table:style-name="ce528" table:formula="of:=SUM([.FB67];TIME(0;3;0))" office:value-type="time" office:time-value="PT18H34M00S" calcext:value-type="time">
            <text:p>18:34</text:p>
          </table:table-cell>
          <table:table-cell table:style-name="ce528" table:formula="of:=SUM([.FC67];TIME(0;3;0))" office:value-type="time" office:time-value="PT19H34M00S" calcext:value-type="time">
            <text:p>19:34</text:p>
          </table:table-cell>
          <table:table-cell table:style-name="ce528" table:formula="of:=SUM([.FD67];TIME(0;3;0))" office:value-type="time" office:time-value="PT20H34M00S" calcext:value-type="time">
            <text:p>20:34</text:p>
          </table:table-cell>
          <table:table-cell table:style-name="ce528" table:formula="of:=SUM([.FE67];TIME(0;3;0))" office:value-type="time" office:time-value="PT21H34M00S" calcext:value-type="time">
            <text:p>21:34</text:p>
          </table:table-cell>
          <table:table-cell table:style-name="ce528" table:formula="of:=SUM([.FF67];TIME(0;3;0))" office:value-type="time" office:time-value="PT22H34M00S" calcext:value-type="time">
            <text:p>22:34</text:p>
          </table:table-cell>
          <table:table-cell table:style-name="ce528" table:formula="of:=SUM([.FG67];TIME(0;3;0))" office:value-type="time" office:time-value="PT23H34M00S" calcext:value-type="time">
            <text:p>23:34</text:p>
          </table:table-cell>
          <table:table-cell table:style-name="ce528" table:formula="of:=SUM([.FH67];TIME(0;3;0))" office:value-type="time" office:time-value="PT14H07M00S" calcext:value-type="time">
            <text:p>14:07</text:p>
          </table:table-cell>
          <table:table-cell table:style-name="ce528" table:formula="of:=SUM([.FI67];TIME(0;3;0))" office:value-type="time" office:time-value="PT15H07M00S" calcext:value-type="time">
            <text:p>15:07</text:p>
          </table:table-cell>
          <table:table-cell table:style-name="ce528" table:formula="of:=SUM([.FJ67];TIME(0;3;0))" office:value-type="time" office:time-value="PT16H07M00S" calcext:value-type="time">
            <text:p>16:07</text:p>
          </table:table-cell>
          <table:table-cell table:style-name="ce528" table:formula="of:=SUM([.FK67];TIME(0;3;0))" office:value-type="time" office:time-value="PT17H07M00S" calcext:value-type="time">
            <text:p>17:07</text:p>
          </table:table-cell>
          <table:table-cell table:style-name="ce528" table:formula="of:=SUM([.FL67];TIME(0;3;0))" office:value-type="time" office:time-value="PT18H07M00S" calcext:value-type="time">
            <text:p>18:07</text:p>
          </table:table-cell>
          <table:table-cell table:style-name="ce528" table:formula="of:=SUM([.FM67];TIME(0;3;0))" office:value-type="time" office:time-value="PT19H07M00S" calcext:value-type="time">
            <text:p>19:07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Fófürdő mh.</text:p>
          </table:table-cell>
          <table:table-cell table:style-name="ce1" table:number-columns-repeated="8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35</text:p>
          </table:table-cell>
          <table:table-cell table:style-name="ce528" table:formula="of:=SUM([.EN68];TIME(0;3;0))" office:value-type="time" office:time-value="PT04H37M00S" calcext:value-type="time">
            <text:p>04:37</text:p>
          </table:table-cell>
          <table:table-cell table:style-name="ce528" table:formula="of:=SUM([.EO68];TIME(0;3;0))" office:value-type="time" office:time-value="PT05H37M00S" calcext:value-type="time">
            <text:p>05:37</text:p>
          </table:table-cell>
          <table:table-cell table:style-name="ce528" table:formula="of:=SUM([.EP68];TIME(0;3;0))" office:value-type="time" office:time-value="PT06H37M00S" calcext:value-type="time">
            <text:p>06:37</text:p>
          </table:table-cell>
          <table:table-cell table:style-name="ce528" table:formula="of:=SUM([.EQ68];TIME(0;3;0))" office:value-type="time" office:time-value="PT07H37M00S" calcext:value-type="time">
            <text:p>07:37</text:p>
          </table:table-cell>
          <table:table-cell table:style-name="ce528" table:formula="of:=SUM([.ER68];TIME(0;3;0))" office:value-type="time" office:time-value="PT08H37M00S" calcext:value-type="time">
            <text:p>08:37</text:p>
          </table:table-cell>
          <table:table-cell table:style-name="ce528" table:formula="of:=SUM([.ES68];TIME(0;3;0))" office:value-type="time" office:time-value="PT09H37M00S" calcext:value-type="time">
            <text:p>09:37</text:p>
          </table:table-cell>
          <table:table-cell table:style-name="ce528" table:formula="of:=SUM([.ET68];TIME(0;3;0))" office:value-type="time" office:time-value="PT10H37M00S" calcext:value-type="time">
            <text:p>10:37</text:p>
          </table:table-cell>
          <table:table-cell table:style-name="ce528" table:formula="of:=SUM([.EU68];TIME(0;3;0))" office:value-type="time" office:time-value="PT11H37M00S" calcext:value-type="time">
            <text:p>11:37</text:p>
          </table:table-cell>
          <table:table-cell table:style-name="ce528" table:formula="of:=SUM([.EV68];TIME(0;3;0))" office:value-type="time" office:time-value="PT12H37M00S" calcext:value-type="time">
            <text:p>12:37</text:p>
          </table:table-cell>
          <table:table-cell table:style-name="ce528" table:formula="of:=SUM([.EW68];TIME(0;3;0))" office:value-type="time" office:time-value="PT13H37M00S" calcext:value-type="time">
            <text:p>13:37</text:p>
          </table:table-cell>
          <table:table-cell table:style-name="ce528" table:formula="of:=SUM([.EX68];TIME(0;3;0))" office:value-type="time" office:time-value="PT14H37M00S" calcext:value-type="time">
            <text:p>14:37</text:p>
          </table:table-cell>
          <table:table-cell table:style-name="ce528" table:formula="of:=SUM([.EY68];TIME(0;3;0))" office:value-type="time" office:time-value="PT15H37M00S" calcext:value-type="time">
            <text:p>15:37</text:p>
          </table:table-cell>
          <table:table-cell table:style-name="ce528" table:formula="of:=SUM([.EZ68];TIME(0;3;0))" office:value-type="time" office:time-value="PT16H37M00S" calcext:value-type="time">
            <text:p>16:37</text:p>
          </table:table-cell>
          <table:table-cell table:style-name="ce528" table:formula="of:=SUM([.FA68];TIME(0;3;0))" office:value-type="time" office:time-value="PT17H37M00S" calcext:value-type="time">
            <text:p>17:37</text:p>
          </table:table-cell>
          <table:table-cell table:style-name="ce528" table:formula="of:=SUM([.FB68];TIME(0;3;0))" office:value-type="time" office:time-value="PT18H37M00S" calcext:value-type="time">
            <text:p>18:37</text:p>
          </table:table-cell>
          <table:table-cell table:style-name="ce528" table:formula="of:=SUM([.FC68];TIME(0;3;0))" office:value-type="time" office:time-value="PT19H37M00S" calcext:value-type="time">
            <text:p>19:37</text:p>
          </table:table-cell>
          <table:table-cell table:style-name="ce528" table:formula="of:=SUM([.FD68];TIME(0;3;0))" office:value-type="time" office:time-value="PT20H37M00S" calcext:value-type="time">
            <text:p>20:37</text:p>
          </table:table-cell>
          <table:table-cell table:style-name="ce528" table:formula="of:=SUM([.FE68];TIME(0;3;0))" office:value-type="time" office:time-value="PT21H37M00S" calcext:value-type="time">
            <text:p>21:37</text:p>
          </table:table-cell>
          <table:table-cell table:style-name="ce528" table:formula="of:=SUM([.FF68];TIME(0;3;0))" office:value-type="time" office:time-value="PT22H37M00S" calcext:value-type="time">
            <text:p>22:37</text:p>
          </table:table-cell>
          <table:table-cell table:style-name="ce528" table:formula="of:=SUM([.FG68];TIME(0;3;0))" office:value-type="time" office:time-value="PT23H37M00S" calcext:value-type="time">
            <text:p>23:37</text:p>
          </table:table-cell>
          <table:table-cell table:style-name="ce528" table:formula="of:=SUM([.FH68];TIME(0;3;0))" office:value-type="time" office:time-value="PT14H10M00S" calcext:value-type="time">
            <text:p>14:10</text:p>
          </table:table-cell>
          <table:table-cell table:style-name="ce528" table:formula="of:=SUM([.FI68];TIME(0;3;0))" office:value-type="time" office:time-value="PT15H10M00S" calcext:value-type="time">
            <text:p>15:10</text:p>
          </table:table-cell>
          <table:table-cell table:style-name="ce528" table:formula="of:=SUM([.FJ68];TIME(0;3;0))" office:value-type="time" office:time-value="PT16H10M00S" calcext:value-type="time">
            <text:p>16:10</text:p>
          </table:table-cell>
          <table:table-cell table:style-name="ce528" table:formula="of:=SUM([.FK68];TIME(0;3;0))" office:value-type="time" office:time-value="PT17H10M00S" calcext:value-type="time">
            <text:p>17:10</text:p>
          </table:table-cell>
          <table:table-cell table:style-name="ce528" table:formula="of:=SUM([.FL68];TIME(0;3;0))" office:value-type="time" office:time-value="PT18H10M00S" calcext:value-type="time">
            <text:p>18:10</text:p>
          </table:table-cell>
          <table:table-cell table:style-name="ce528" table:formula="of:=SUM([.FM68];TIME(0;3;0))" office:value-type="time" office:time-value="PT19H10M00S" calcext:value-type="time">
            <text:p>19:10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office:value-type="string" calcext:value-type="string">
            <text:p>Csomád</text:p>
          </table:table-cell>
          <table:table-cell table:style-name="ce79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39</text:p>
          </table:table-cell>
          <table:table-cell table:style-name="ce528" table:formula="of:=SUM([.EN69];TIME(0;4;0))" office:value-type="time" office:time-value="PT04H41M00S" calcext:value-type="time">
            <text:p>04:41</text:p>
          </table:table-cell>
          <table:table-cell table:style-name="ce528" table:formula="of:=SUM([.EO69];TIME(0;4;0))" office:value-type="time" office:time-value="PT05H41M00S" calcext:value-type="time">
            <text:p>05:41</text:p>
          </table:table-cell>
          <table:table-cell table:style-name="ce528" table:formula="of:=SUM([.EP69];TIME(0;4;0))" office:value-type="time" office:time-value="PT06H41M00S" calcext:value-type="time">
            <text:p>06:41</text:p>
          </table:table-cell>
          <table:table-cell table:style-name="ce528" table:formula="of:=SUM([.EQ69];TIME(0;4;0))" office:value-type="time" office:time-value="PT07H41M00S" calcext:value-type="time">
            <text:p>07:41</text:p>
          </table:table-cell>
          <table:table-cell table:style-name="ce528" table:formula="of:=SUM([.ER69];TIME(0;4;0))" office:value-type="time" office:time-value="PT08H41M00S" calcext:value-type="time">
            <text:p>08:41</text:p>
          </table:table-cell>
          <table:table-cell table:style-name="ce528" table:formula="of:=SUM([.ES69];TIME(0;4;0))" office:value-type="time" office:time-value="PT09H41M00S" calcext:value-type="time">
            <text:p>09:41</text:p>
          </table:table-cell>
          <table:table-cell table:style-name="ce528" table:formula="of:=SUM([.ET69];TIME(0;4;0))" office:value-type="time" office:time-value="PT10H41M00S" calcext:value-type="time">
            <text:p>10:41</text:p>
          </table:table-cell>
          <table:table-cell table:style-name="ce528" table:formula="of:=SUM([.EU69];TIME(0;4;0))" office:value-type="time" office:time-value="PT11H41M00S" calcext:value-type="time">
            <text:p>11:41</text:p>
          </table:table-cell>
          <table:table-cell table:style-name="ce528" table:formula="of:=SUM([.EV69];TIME(0;4;0))" office:value-type="time" office:time-value="PT12H41M00S" calcext:value-type="time">
            <text:p>12:41</text:p>
          </table:table-cell>
          <table:table-cell table:style-name="ce528" table:formula="of:=SUM([.EW69];TIME(0;4;0))" office:value-type="time" office:time-value="PT13H41M00S" calcext:value-type="time">
            <text:p>13:41</text:p>
          </table:table-cell>
          <table:table-cell table:style-name="ce528" table:formula="of:=SUM([.EX69];TIME(0;4;0))" office:value-type="time" office:time-value="PT14H41M00S" calcext:value-type="time">
            <text:p>14:41</text:p>
          </table:table-cell>
          <table:table-cell table:style-name="ce528" table:formula="of:=SUM([.EY69];TIME(0;4;0))" office:value-type="time" office:time-value="PT15H41M00S" calcext:value-type="time">
            <text:p>15:41</text:p>
          </table:table-cell>
          <table:table-cell table:style-name="ce528" table:formula="of:=SUM([.EZ69];TIME(0;4;0))" office:value-type="time" office:time-value="PT16H41M00S" calcext:value-type="time">
            <text:p>16:41</text:p>
          </table:table-cell>
          <table:table-cell table:style-name="ce528" table:formula="of:=SUM([.FA69];TIME(0;4;0))" office:value-type="time" office:time-value="PT17H41M00S" calcext:value-type="time">
            <text:p>17:41</text:p>
          </table:table-cell>
          <table:table-cell table:style-name="ce528" table:formula="of:=SUM([.FB69];TIME(0;4;0))" office:value-type="time" office:time-value="PT18H41M00S" calcext:value-type="time">
            <text:p>18:41</text:p>
          </table:table-cell>
          <table:table-cell table:style-name="ce528" table:formula="of:=SUM([.FC69];TIME(0;4;0))" office:value-type="time" office:time-value="PT19H41M00S" calcext:value-type="time">
            <text:p>19:41</text:p>
          </table:table-cell>
          <table:table-cell table:style-name="ce528" table:formula="of:=SUM([.FD69];TIME(0;4;0))" office:value-type="time" office:time-value="PT20H41M00S" calcext:value-type="time">
            <text:p>20:41</text:p>
          </table:table-cell>
          <table:table-cell table:style-name="ce528" table:formula="of:=SUM([.FE69];TIME(0;4;0))" office:value-type="time" office:time-value="PT21H41M00S" calcext:value-type="time">
            <text:p>21:41</text:p>
          </table:table-cell>
          <table:table-cell table:style-name="ce528" table:formula="of:=SUM([.FF69];TIME(0;4;0))" office:value-type="time" office:time-value="PT22H41M00S" calcext:value-type="time">
            <text:p>22:41</text:p>
          </table:table-cell>
          <table:table-cell table:style-name="ce528" table:formula="of:=SUM([.FG69];TIME(0;4;0))" office:value-type="time" office:time-value="PT23H41M00S" calcext:value-type="time">
            <text:p>23:41</text:p>
          </table:table-cell>
          <table:table-cell table:style-name="ce528" table:formula="of:=SUM([.FH69];TIME(0;4;0))" office:value-type="time" office:time-value="PT14H14M00S" calcext:value-type="time">
            <text:p>14:14</text:p>
          </table:table-cell>
          <table:table-cell table:style-name="ce528" table:formula="of:=SUM([.FI69];TIME(0;4;0))" office:value-type="time" office:time-value="PT15H14M00S" calcext:value-type="time">
            <text:p>15:14</text:p>
          </table:table-cell>
          <table:table-cell table:style-name="ce528" table:formula="of:=SUM([.FJ69];TIME(0;4;0))" office:value-type="time" office:time-value="PT16H14M00S" calcext:value-type="time">
            <text:p>16:14</text:p>
          </table:table-cell>
          <table:table-cell table:style-name="ce528" table:formula="of:=SUM([.FK69];TIME(0;4;0))" office:value-type="time" office:time-value="PT17H14M00S" calcext:value-type="time">
            <text:p>17:14</text:p>
          </table:table-cell>
          <table:table-cell table:style-name="ce528" table:formula="of:=SUM([.FL69];TIME(0;4;0))" office:value-type="time" office:time-value="PT18H14M00S" calcext:value-type="time">
            <text:p>18:14</text:p>
          </table:table-cell>
          <table:table-cell table:style-name="ce528" table:formula="of:=SUM([.FM69];TIME(0;4;0))" office:value-type="time" office:time-value="PT19H14M00S" calcext:value-type="time">
            <text:p>19:14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Ivacs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44</text:p>
          </table:table-cell>
          <table:table-cell table:style-name="ce528" table:formula="of:=SUM([.EN70];TIME(0;5;0))" office:value-type="time" office:time-value="PT04H46M00S" calcext:value-type="time">
            <text:p>04:46</text:p>
          </table:table-cell>
          <table:table-cell table:style-name="ce528" table:formula="of:=SUM([.EO70];TIME(0;5;0))" office:value-type="time" office:time-value="PT05H46M00S" calcext:value-type="time">
            <text:p>05:46</text:p>
          </table:table-cell>
          <table:table-cell table:style-name="ce528" table:formula="of:=SUM([.EP70];TIME(0;5;0))" office:value-type="time" office:time-value="PT06H46M00S" calcext:value-type="time">
            <text:p>06:46</text:p>
          </table:table-cell>
          <table:table-cell table:style-name="ce528" table:formula="of:=SUM([.EQ70];TIME(0;5;0))" office:value-type="time" office:time-value="PT07H46M00S" calcext:value-type="time">
            <text:p>07:46</text:p>
          </table:table-cell>
          <table:table-cell table:style-name="ce528" table:formula="of:=SUM([.ER70];TIME(0;5;0))" office:value-type="time" office:time-value="PT08H46M00S" calcext:value-type="time">
            <text:p>08:46</text:p>
          </table:table-cell>
          <table:table-cell table:style-name="ce528" table:formula="of:=SUM([.ES70];TIME(0;5;0))" office:value-type="time" office:time-value="PT09H46M00S" calcext:value-type="time">
            <text:p>09:46</text:p>
          </table:table-cell>
          <table:table-cell table:style-name="ce528" table:formula="of:=SUM([.ET70];TIME(0;5;0))" office:value-type="time" office:time-value="PT10H46M00S" calcext:value-type="time">
            <text:p>10:46</text:p>
          </table:table-cell>
          <table:table-cell table:style-name="ce528" table:formula="of:=SUM([.EU70];TIME(0;5;0))" office:value-type="time" office:time-value="PT11H46M00S" calcext:value-type="time">
            <text:p>11:46</text:p>
          </table:table-cell>
          <table:table-cell table:style-name="ce528" table:formula="of:=SUM([.EV70];TIME(0;5;0))" office:value-type="time" office:time-value="PT12H46M00S" calcext:value-type="time">
            <text:p>12:46</text:p>
          </table:table-cell>
          <table:table-cell table:style-name="ce528" table:formula="of:=SUM([.EW70];TIME(0;5;0))" office:value-type="time" office:time-value="PT13H46M00S" calcext:value-type="time">
            <text:p>13:46</text:p>
          </table:table-cell>
          <table:table-cell table:style-name="ce528" table:formula="of:=SUM([.EX70];TIME(0;5;0))" office:value-type="time" office:time-value="PT14H46M00S" calcext:value-type="time">
            <text:p>14:46</text:p>
          </table:table-cell>
          <table:table-cell table:style-name="ce528" table:formula="of:=SUM([.EY70];TIME(0;5;0))" office:value-type="time" office:time-value="PT15H46M00S" calcext:value-type="time">
            <text:p>15:46</text:p>
          </table:table-cell>
          <table:table-cell table:style-name="ce528" table:formula="of:=SUM([.EZ70];TIME(0;5;0))" office:value-type="time" office:time-value="PT16H46M00S" calcext:value-type="time">
            <text:p>16:46</text:p>
          </table:table-cell>
          <table:table-cell table:style-name="ce528" table:formula="of:=SUM([.FA70];TIME(0;5;0))" office:value-type="time" office:time-value="PT17H46M00S" calcext:value-type="time">
            <text:p>17:46</text:p>
          </table:table-cell>
          <table:table-cell table:style-name="ce528" table:formula="of:=SUM([.FB70];TIME(0;5;0))" office:value-type="time" office:time-value="PT18H46M00S" calcext:value-type="time">
            <text:p>18:46</text:p>
          </table:table-cell>
          <table:table-cell table:style-name="ce528" table:formula="of:=SUM([.FC70];TIME(0;5;0))" office:value-type="time" office:time-value="PT19H46M00S" calcext:value-type="time">
            <text:p>19:46</text:p>
          </table:table-cell>
          <table:table-cell table:style-name="ce528" table:formula="of:=SUM([.FD70];TIME(0;5;0))" office:value-type="time" office:time-value="PT20H46M00S" calcext:value-type="time">
            <text:p>20:46</text:p>
          </table:table-cell>
          <table:table-cell table:style-name="ce528" table:formula="of:=SUM([.FE70];TIME(0;5;0))" office:value-type="time" office:time-value="PT21H46M00S" calcext:value-type="time">
            <text:p>21:46</text:p>
          </table:table-cell>
          <table:table-cell table:style-name="ce528" table:formula="of:=SUM([.FF70];TIME(0;5;0))" office:value-type="time" office:time-value="PT22H46M00S" calcext:value-type="time">
            <text:p>22:46</text:p>
          </table:table-cell>
          <table:table-cell table:style-name="ce528" table:formula="of:=SUM([.FG70];TIME(0;5;0))" office:value-type="time" office:time-value="PT23H46M00S" calcext:value-type="time">
            <text:p>23:46</text:p>
          </table:table-cell>
          <table:table-cell table:style-name="ce528" table:formula="of:=SUM([.FH70];TIME(0;5;0))" office:value-type="time" office:time-value="PT14H19M00S" calcext:value-type="time">
            <text:p>14:19</text:p>
          </table:table-cell>
          <table:table-cell table:style-name="ce528" table:formula="of:=SUM([.FI70];TIME(0;5;0))" office:value-type="time" office:time-value="PT15H19M00S" calcext:value-type="time">
            <text:p>15:19</text:p>
          </table:table-cell>
          <table:table-cell table:style-name="ce528" table:formula="of:=SUM([.FJ70];TIME(0;5;0))" office:value-type="time" office:time-value="PT16H19M00S" calcext:value-type="time">
            <text:p>16:19</text:p>
          </table:table-cell>
          <table:table-cell table:style-name="ce528" table:formula="of:=SUM([.FK70];TIME(0;5;0))" office:value-type="time" office:time-value="PT17H19M00S" calcext:value-type="time">
            <text:p>17:19</text:p>
          </table:table-cell>
          <table:table-cell table:style-name="ce528" table:formula="of:=SUM([.FL70];TIME(0;5;0))" office:value-type="time" office:time-value="PT18H19M00S" calcext:value-type="time">
            <text:p>18:19</text:p>
          </table:table-cell>
          <table:table-cell table:style-name="ce528" table:formula="of:=SUM([.FM70];TIME(0;5;0))" office:value-type="time" office:time-value="PT19H19M00S" calcext:value-type="time">
            <text:p>19:19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office:value-type="string" calcext:value-type="string">
            <text:p>Veresegyház</text:p>
          </table:table-cell>
          <table:table-cell table:style-name="ce80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49</text:p>
          </table:table-cell>
          <table:table-cell table:style-name="ce528" table:formula="of:=SUM([.EN71];TIME(0;5;0))" office:value-type="time" office:time-value="PT04H51M00S" calcext:value-type="time">
            <text:p>04:51</text:p>
          </table:table-cell>
          <table:table-cell table:style-name="ce528" table:formula="of:=SUM([.EO71];TIME(0;5;0))" office:value-type="time" office:time-value="PT05H51M00S" calcext:value-type="time">
            <text:p>05:51</text:p>
          </table:table-cell>
          <table:table-cell table:style-name="ce528" table:formula="of:=SUM([.EP71];TIME(0;5;0))" office:value-type="time" office:time-value="PT06H51M00S" calcext:value-type="time">
            <text:p>06:51</text:p>
          </table:table-cell>
          <table:table-cell table:style-name="ce528" table:formula="of:=SUM([.EQ71];TIME(0;5;0))" office:value-type="time" office:time-value="PT07H51M00S" calcext:value-type="time">
            <text:p>07:51</text:p>
          </table:table-cell>
          <table:table-cell table:style-name="ce528" table:formula="of:=SUM([.ER71];TIME(0;5;0))" office:value-type="time" office:time-value="PT08H51M00S" calcext:value-type="time">
            <text:p>08:51</text:p>
          </table:table-cell>
          <table:table-cell table:style-name="ce528" table:formula="of:=SUM([.ES71];TIME(0;5;0))" office:value-type="time" office:time-value="PT09H51M00S" calcext:value-type="time">
            <text:p>09:51</text:p>
          </table:table-cell>
          <table:table-cell table:style-name="ce528" table:formula="of:=SUM([.ET71];TIME(0;5;0))" office:value-type="time" office:time-value="PT10H51M00S" calcext:value-type="time">
            <text:p>10:51</text:p>
          </table:table-cell>
          <table:table-cell table:style-name="ce528" table:formula="of:=SUM([.EU71];TIME(0;5;0))" office:value-type="time" office:time-value="PT11H51M00S" calcext:value-type="time">
            <text:p>11:51</text:p>
          </table:table-cell>
          <table:table-cell table:style-name="ce528" table:formula="of:=SUM([.EV71];TIME(0;5;0))" office:value-type="time" office:time-value="PT12H51M00S" calcext:value-type="time">
            <text:p>12:51</text:p>
          </table:table-cell>
          <table:table-cell table:style-name="ce528" table:formula="of:=SUM([.EW71];TIME(0;5;0))" office:value-type="time" office:time-value="PT13H51M00S" calcext:value-type="time">
            <text:p>13:51</text:p>
          </table:table-cell>
          <table:table-cell table:style-name="ce528" table:formula="of:=SUM([.EX71];TIME(0;5;0))" office:value-type="time" office:time-value="PT14H51M00S" calcext:value-type="time">
            <text:p>14:51</text:p>
          </table:table-cell>
          <table:table-cell table:style-name="ce528" table:formula="of:=SUM([.EY71];TIME(0;5;0))" office:value-type="time" office:time-value="PT15H51M00S" calcext:value-type="time">
            <text:p>15:51</text:p>
          </table:table-cell>
          <table:table-cell table:style-name="ce528" table:formula="of:=SUM([.EZ71];TIME(0;5;0))" office:value-type="time" office:time-value="PT16H51M00S" calcext:value-type="time">
            <text:p>16:51</text:p>
          </table:table-cell>
          <table:table-cell table:style-name="ce528" table:formula="of:=SUM([.FA71];TIME(0;5;0))" office:value-type="time" office:time-value="PT17H51M00S" calcext:value-type="time">
            <text:p>17:51</text:p>
          </table:table-cell>
          <table:table-cell table:style-name="ce528" table:formula="of:=SUM([.FB71];TIME(0;5;0))" office:value-type="time" office:time-value="PT18H51M00S" calcext:value-type="time">
            <text:p>18:51</text:p>
          </table:table-cell>
          <table:table-cell table:style-name="ce528" table:formula="of:=SUM([.FC71];TIME(0;5;0))" office:value-type="time" office:time-value="PT19H51M00S" calcext:value-type="time">
            <text:p>19:51</text:p>
          </table:table-cell>
          <table:table-cell table:style-name="ce528" table:formula="of:=SUM([.FD71];TIME(0;5;0))" office:value-type="time" office:time-value="PT20H51M00S" calcext:value-type="time">
            <text:p>20:51</text:p>
          </table:table-cell>
          <table:table-cell table:style-name="ce528" table:formula="of:=SUM([.FE71];TIME(0;5;0))" office:value-type="time" office:time-value="PT21H51M00S" calcext:value-type="time">
            <text:p>21:51</text:p>
          </table:table-cell>
          <table:table-cell table:style-name="ce528" table:formula="of:=SUM([.FF71];TIME(0;5;0))" office:value-type="time" office:time-value="PT22H51M00S" calcext:value-type="time">
            <text:p>22:51</text:p>
          </table:table-cell>
          <table:table-cell table:style-name="ce528" table:formula="of:=SUM([.FG71];TIME(0;5;0))" office:value-type="time" office:time-value="PT23H51M00S" calcext:value-type="time">
            <text:p>23:51</text:p>
          </table:table-cell>
          <table:table-cell table:style-name="ce528" table:formula="of:=SUM([.FH71];TIME(0;5;0))" office:value-type="time" office:time-value="PT14H24M00S" calcext:value-type="time">
            <text:p>14:24</text:p>
          </table:table-cell>
          <table:table-cell table:style-name="ce528" table:formula="of:=SUM([.FI71];TIME(0;5;0))" office:value-type="time" office:time-value="PT15H24M00S" calcext:value-type="time">
            <text:p>15:24</text:p>
          </table:table-cell>
          <table:table-cell table:style-name="ce528" table:formula="of:=SUM([.FJ71];TIME(0;5;0))" office:value-type="time" office:time-value="PT16H24M00S" calcext:value-type="time">
            <text:p>16:24</text:p>
          </table:table-cell>
          <table:table-cell table:style-name="ce528" table:formula="of:=SUM([.FK71];TIME(0;5;0))" office:value-type="time" office:time-value="PT17H24M00S" calcext:value-type="time">
            <text:p>17:24</text:p>
          </table:table-cell>
          <table:table-cell table:style-name="ce528" table:formula="of:=SUM([.FL71];TIME(0;5;0))" office:value-type="time" office:time-value="PT18H24M00S" calcext:value-type="time">
            <text:p>18:24</text:p>
          </table:table-cell>
          <table:table-cell table:style-name="ce528" table:formula="of:=SUM([.FM71];TIME(0;5;0))" office:value-type="time" office:time-value="PT19H24M00S" calcext:value-type="time">
            <text:p>19:24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Erdökertes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/>
          <table:table-cell table:style-name="ce41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52</text:p>
          </table:table-cell>
          <table:table-cell table:style-name="ce528" table:formula="of:=SUM([.EN72];TIME(0;3;0))" office:value-type="time" office:time-value="PT04H54M00S" calcext:value-type="time">
            <text:p>04:54</text:p>
          </table:table-cell>
          <table:table-cell table:style-name="ce528" table:formula="of:=SUM([.EO72];TIME(0;3;0))" office:value-type="time" office:time-value="PT05H54M00S" calcext:value-type="time">
            <text:p>05:54</text:p>
          </table:table-cell>
          <table:table-cell table:style-name="ce528" table:formula="of:=SUM([.EP72];TIME(0;3;0))" office:value-type="time" office:time-value="PT06H54M00S" calcext:value-type="time">
            <text:p>06:54</text:p>
          </table:table-cell>
          <table:table-cell table:style-name="ce528" table:formula="of:=SUM([.EQ72];TIME(0;3;0))" office:value-type="time" office:time-value="PT07H54M00S" calcext:value-type="time">
            <text:p>07:54</text:p>
          </table:table-cell>
          <table:table-cell table:style-name="ce528" table:formula="of:=SUM([.ER72];TIME(0;3;0))" office:value-type="time" office:time-value="PT08H54M00S" calcext:value-type="time">
            <text:p>08:54</text:p>
          </table:table-cell>
          <table:table-cell table:style-name="ce528" table:formula="of:=SUM([.ES72];TIME(0;3;0))" office:value-type="time" office:time-value="PT09H54M00S" calcext:value-type="time">
            <text:p>09:54</text:p>
          </table:table-cell>
          <table:table-cell table:style-name="ce528" table:formula="of:=SUM([.ET72];TIME(0;3;0))" office:value-type="time" office:time-value="PT10H54M00S" calcext:value-type="time">
            <text:p>10:54</text:p>
          </table:table-cell>
          <table:table-cell table:style-name="ce528" table:formula="of:=SUM([.EU72];TIME(0;3;0))" office:value-type="time" office:time-value="PT11H54M00S" calcext:value-type="time">
            <text:p>11:54</text:p>
          </table:table-cell>
          <table:table-cell table:style-name="ce528" table:formula="of:=SUM([.EV72];TIME(0;3;0))" office:value-type="time" office:time-value="PT12H54M00S" calcext:value-type="time">
            <text:p>12:54</text:p>
          </table:table-cell>
          <table:table-cell table:style-name="ce528" table:formula="of:=SUM([.EW72];TIME(0;3;0))" office:value-type="time" office:time-value="PT13H54M00S" calcext:value-type="time">
            <text:p>13:54</text:p>
          </table:table-cell>
          <table:table-cell table:style-name="ce528" table:formula="of:=SUM([.EX72];TIME(0;3;0))" office:value-type="time" office:time-value="PT14H54M00S" calcext:value-type="time">
            <text:p>14:54</text:p>
          </table:table-cell>
          <table:table-cell table:style-name="ce528" table:formula="of:=SUM([.EY72];TIME(0;3;0))" office:value-type="time" office:time-value="PT15H54M00S" calcext:value-type="time">
            <text:p>15:54</text:p>
          </table:table-cell>
          <table:table-cell table:style-name="ce528" table:formula="of:=SUM([.EZ72];TIME(0;3;0))" office:value-type="time" office:time-value="PT16H54M00S" calcext:value-type="time">
            <text:p>16:54</text:p>
          </table:table-cell>
          <table:table-cell table:style-name="ce528" table:formula="of:=SUM([.FA72];TIME(0;3;0))" office:value-type="time" office:time-value="PT17H54M00S" calcext:value-type="time">
            <text:p>17:54</text:p>
          </table:table-cell>
          <table:table-cell table:style-name="ce528" table:formula="of:=SUM([.FB72];TIME(0;3;0))" office:value-type="time" office:time-value="PT18H54M00S" calcext:value-type="time">
            <text:p>18:54</text:p>
          </table:table-cell>
          <table:table-cell table:style-name="ce528" table:formula="of:=SUM([.FC72];TIME(0;3;0))" office:value-type="time" office:time-value="PT19H54M00S" calcext:value-type="time">
            <text:p>19:54</text:p>
          </table:table-cell>
          <table:table-cell table:style-name="ce528" table:formula="of:=SUM([.FD72];TIME(0;3;0))" office:value-type="time" office:time-value="PT20H54M00S" calcext:value-type="time">
            <text:p>20:54</text:p>
          </table:table-cell>
          <table:table-cell table:style-name="ce528" table:formula="of:=SUM([.FE72];TIME(0;3;0))" office:value-type="time" office:time-value="PT21H54M00S" calcext:value-type="time">
            <text:p>21:54</text:p>
          </table:table-cell>
          <table:table-cell table:style-name="ce528" table:formula="of:=SUM([.FF72];TIME(0;3;0))" office:value-type="time" office:time-value="PT22H54M00S" calcext:value-type="time">
            <text:p>22:54</text:p>
          </table:table-cell>
          <table:table-cell table:style-name="ce528" table:formula="of:=SUM([.FG72];TIME(0;3;0))" office:value-type="time" office:time-value="PT23H54M00S" calcext:value-type="time">
            <text:p>23:54</text:p>
          </table:table-cell>
          <table:table-cell table:style-name="ce528" table:formula="of:=SUM([.FH72];TIME(0;3;0))" office:value-type="time" office:time-value="PT14H27M00S" calcext:value-type="time">
            <text:p>14:27</text:p>
          </table:table-cell>
          <table:table-cell table:style-name="ce528" table:formula="of:=SUM([.FI72];TIME(0;3;0))" office:value-type="time" office:time-value="PT15H27M00S" calcext:value-type="time">
            <text:p>15:27</text:p>
          </table:table-cell>
          <table:table-cell table:style-name="ce528" table:formula="of:=SUM([.FJ72];TIME(0;3;0))" office:value-type="time" office:time-value="PT16H27M00S" calcext:value-type="time">
            <text:p>16:27</text:p>
          </table:table-cell>
          <table:table-cell table:style-name="ce528" table:formula="of:=SUM([.FK72];TIME(0;3;0))" office:value-type="time" office:time-value="PT17H27M00S" calcext:value-type="time">
            <text:p>17:27</text:p>
          </table:table-cell>
          <table:table-cell table:style-name="ce528" table:formula="of:=SUM([.FL72];TIME(0;3;0))" office:value-type="time" office:time-value="PT18H27M00S" calcext:value-type="time">
            <text:p>18:27</text:p>
          </table:table-cell>
          <table:table-cell table:style-name="ce528" table:formula="of:=SUM([.FM72];TIME(0;3;0))" office:value-type="time" office:time-value="PT19H27M00S" calcext:value-type="time">
            <text:p>19:27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Vicziántelep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55</text:p>
          </table:table-cell>
          <table:table-cell table:style-name="ce528" table:formula="of:=SUM([.EN73];TIME(0;3;0))" office:value-type="time" office:time-value="PT04H57M00S" calcext:value-type="time">
            <text:p>04:57</text:p>
          </table:table-cell>
          <table:table-cell table:style-name="ce528" table:formula="of:=SUM([.EO73];TIME(0;3;0))" office:value-type="time" office:time-value="PT05H57M00S" calcext:value-type="time">
            <text:p>05:57</text:p>
          </table:table-cell>
          <table:table-cell table:style-name="ce528" table:formula="of:=SUM([.EP73];TIME(0;3;0))" office:value-type="time" office:time-value="PT06H57M00S" calcext:value-type="time">
            <text:p>06:57</text:p>
          </table:table-cell>
          <table:table-cell table:style-name="ce528" table:formula="of:=SUM([.EQ73];TIME(0;3;0))" office:value-type="time" office:time-value="PT07H57M00S" calcext:value-type="time">
            <text:p>07:57</text:p>
          </table:table-cell>
          <table:table-cell table:style-name="ce528" table:formula="of:=SUM([.ER73];TIME(0;3;0))" office:value-type="time" office:time-value="PT08H57M00S" calcext:value-type="time">
            <text:p>08:57</text:p>
          </table:table-cell>
          <table:table-cell table:style-name="ce528" table:formula="of:=SUM([.ES73];TIME(0;3;0))" office:value-type="time" office:time-value="PT09H57M00S" calcext:value-type="time">
            <text:p>09:57</text:p>
          </table:table-cell>
          <table:table-cell table:style-name="ce528" table:formula="of:=SUM([.ET73];TIME(0;3;0))" office:value-type="time" office:time-value="PT10H57M00S" calcext:value-type="time">
            <text:p>10:57</text:p>
          </table:table-cell>
          <table:table-cell table:style-name="ce528" table:formula="of:=SUM([.EU73];TIME(0;3;0))" office:value-type="time" office:time-value="PT11H57M00S" calcext:value-type="time">
            <text:p>11:57</text:p>
          </table:table-cell>
          <table:table-cell table:style-name="ce528" table:formula="of:=SUM([.EV73];TIME(0;3;0))" office:value-type="time" office:time-value="PT12H57M00S" calcext:value-type="time">
            <text:p>12:57</text:p>
          </table:table-cell>
          <table:table-cell table:style-name="ce528" table:formula="of:=SUM([.EW73];TIME(0;3;0))" office:value-type="time" office:time-value="PT13H57M00S" calcext:value-type="time">
            <text:p>13:57</text:p>
          </table:table-cell>
          <table:table-cell table:style-name="ce528" table:formula="of:=SUM([.EX73];TIME(0;3;0))" office:value-type="time" office:time-value="PT14H57M00S" calcext:value-type="time">
            <text:p>14:57</text:p>
          </table:table-cell>
          <table:table-cell table:style-name="ce528" table:formula="of:=SUM([.EY73];TIME(0;3;0))" office:value-type="time" office:time-value="PT15H57M00S" calcext:value-type="time">
            <text:p>15:57</text:p>
          </table:table-cell>
          <table:table-cell table:style-name="ce528" table:formula="of:=SUM([.EZ73];TIME(0;3;0))" office:value-type="time" office:time-value="PT16H57M00S" calcext:value-type="time">
            <text:p>16:57</text:p>
          </table:table-cell>
          <table:table-cell table:style-name="ce528" table:formula="of:=SUM([.FA73];TIME(0;3;0))" office:value-type="time" office:time-value="PT17H57M00S" calcext:value-type="time">
            <text:p>17:57</text:p>
          </table:table-cell>
          <table:table-cell table:style-name="ce528" table:formula="of:=SUM([.FB73];TIME(0;3;0))" office:value-type="time" office:time-value="PT18H57M00S" calcext:value-type="time">
            <text:p>18:57</text:p>
          </table:table-cell>
          <table:table-cell table:style-name="ce528" table:formula="of:=SUM([.FC73];TIME(0;3;0))" office:value-type="time" office:time-value="PT19H57M00S" calcext:value-type="time">
            <text:p>19:57</text:p>
          </table:table-cell>
          <table:table-cell table:style-name="ce528" table:formula="of:=SUM([.FD73];TIME(0;3;0))" office:value-type="time" office:time-value="PT20H57M00S" calcext:value-type="time">
            <text:p>20:57</text:p>
          </table:table-cell>
          <table:table-cell table:style-name="ce528" table:formula="of:=SUM([.FE73];TIME(0;3;0))" office:value-type="time" office:time-value="PT21H57M00S" calcext:value-type="time">
            <text:p>21:57</text:p>
          </table:table-cell>
          <table:table-cell table:style-name="ce528" table:formula="of:=SUM([.FF73];TIME(0;3;0))" office:value-type="time" office:time-value="PT22H57M00S" calcext:value-type="time">
            <text:p>22:57</text:p>
          </table:table-cell>
          <table:table-cell table:style-name="ce528" table:formula="of:=SUM([.FG73];TIME(0;3;0))" office:value-type="time" office:time-value="PT23H57M00S" calcext:value-type="time">
            <text:p>23:57</text:p>
          </table:table-cell>
          <table:table-cell table:style-name="ce528" table:formula="of:=SUM([.FH73];TIME(0;3;0))" office:value-type="time" office:time-value="PT14H30M00S" calcext:value-type="time">
            <text:p>14:30</text:p>
          </table:table-cell>
          <table:table-cell table:style-name="ce528" table:formula="of:=SUM([.FI73];TIME(0;3;0))" office:value-type="time" office:time-value="PT15H30M00S" calcext:value-type="time">
            <text:p>15:30</text:p>
          </table:table-cell>
          <table:table-cell table:style-name="ce528" table:formula="of:=SUM([.FJ73];TIME(0;3;0))" office:value-type="time" office:time-value="PT16H30M00S" calcext:value-type="time">
            <text:p>16:30</text:p>
          </table:table-cell>
          <table:table-cell table:style-name="ce528" table:formula="of:=SUM([.FK73];TIME(0;3;0))" office:value-type="time" office:time-value="PT17H30M00S" calcext:value-type="time">
            <text:p>17:30</text:p>
          </table:table-cell>
          <table:table-cell table:style-name="ce528" table:formula="of:=SUM([.FL73];TIME(0;3;0))" office:value-type="time" office:time-value="PT18H30M00S" calcext:value-type="time">
            <text:p>18:30</text:p>
          </table:table-cell>
          <table:table-cell table:style-name="ce528" table:formula="of:=SUM([.FM73];TIME(0;3;0))" office:value-type="time" office:time-value="PT19H30M00S" calcext:value-type="time">
            <text:p>19:30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office:value-type="string" calcext:value-type="string">
            <text:p>Örbottyán</text:p>
          </table:table-cell>
          <table:table-cell table:style-name="ce81" office:value-type="string" calcext:value-type="string">
            <text:p>$forcehold</text:p>
          </table:table-cell>
          <table:table-cell table:style-name="ce1" table:number-columns-repeated="7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0:59</text:p>
          </table:table-cell>
          <table:table-cell table:style-name="ce528" table:formula="of:=SUM([.EN74];TIME(0;4;0))" office:value-type="time" office:time-value="PT05H01M00S" calcext:value-type="time">
            <text:p>05:01</text:p>
          </table:table-cell>
          <table:table-cell table:style-name="ce528" table:formula="of:=SUM([.EO74];TIME(0;4;0))" office:value-type="time" office:time-value="PT06H01M00S" calcext:value-type="time">
            <text:p>06:01</text:p>
          </table:table-cell>
          <table:table-cell table:style-name="ce528" table:formula="of:=SUM([.EP74];TIME(0;4;0))" office:value-type="time" office:time-value="PT07H01M00S" calcext:value-type="time">
            <text:p>07:01</text:p>
          </table:table-cell>
          <table:table-cell table:style-name="ce528" table:formula="of:=SUM([.EQ74];TIME(0;4;0))" office:value-type="time" office:time-value="PT08H01M00S" calcext:value-type="time">
            <text:p>08:01</text:p>
          </table:table-cell>
          <table:table-cell table:style-name="ce528" table:formula="of:=SUM([.ER74];TIME(0;4;0))" office:value-type="time" office:time-value="PT09H01M00S" calcext:value-type="time">
            <text:p>09:01</text:p>
          </table:table-cell>
          <table:table-cell table:style-name="ce528" table:formula="of:=SUM([.ES74];TIME(0;4;0))" office:value-type="time" office:time-value="PT10H01M00S" calcext:value-type="time">
            <text:p>10:01</text:p>
          </table:table-cell>
          <table:table-cell table:style-name="ce528" table:formula="of:=SUM([.ET74];TIME(0;4;0))" office:value-type="time" office:time-value="PT11H01M00S" calcext:value-type="time">
            <text:p>11:01</text:p>
          </table:table-cell>
          <table:table-cell table:style-name="ce528" table:formula="of:=SUM([.EU74];TIME(0;4;0))" office:value-type="time" office:time-value="PT12H01M00S" calcext:value-type="time">
            <text:p>12:01</text:p>
          </table:table-cell>
          <table:table-cell table:style-name="ce528" table:formula="of:=SUM([.EV74];TIME(0;4;0))" office:value-type="time" office:time-value="PT13H01M00S" calcext:value-type="time">
            <text:p>13:01</text:p>
          </table:table-cell>
          <table:table-cell table:style-name="ce528" table:formula="of:=SUM([.EW74];TIME(0;4;0))" office:value-type="time" office:time-value="PT14H01M00S" calcext:value-type="time">
            <text:p>14:01</text:p>
          </table:table-cell>
          <table:table-cell table:style-name="ce528" table:formula="of:=SUM([.EX74];TIME(0;4;0))" office:value-type="time" office:time-value="PT15H01M00S" calcext:value-type="time">
            <text:p>15:01</text:p>
          </table:table-cell>
          <table:table-cell table:style-name="ce528" table:formula="of:=SUM([.EY74];TIME(0;4;0))" office:value-type="time" office:time-value="PT16H01M00S" calcext:value-type="time">
            <text:p>16:01</text:p>
          </table:table-cell>
          <table:table-cell table:style-name="ce528" table:formula="of:=SUM([.EZ74];TIME(0;4;0))" office:value-type="time" office:time-value="PT17H01M00S" calcext:value-type="time">
            <text:p>17:01</text:p>
          </table:table-cell>
          <table:table-cell table:style-name="ce528" table:formula="of:=SUM([.FA74];TIME(0;4;0))" office:value-type="time" office:time-value="PT18H01M00S" calcext:value-type="time">
            <text:p>18:01</text:p>
          </table:table-cell>
          <table:table-cell table:style-name="ce528" table:formula="of:=SUM([.FB74];TIME(0;4;0))" office:value-type="time" office:time-value="PT19H01M00S" calcext:value-type="time">
            <text:p>19:01</text:p>
          </table:table-cell>
          <table:table-cell table:style-name="ce528" table:formula="of:=SUM([.FC74];TIME(0;4;0))" office:value-type="time" office:time-value="PT20H01M00S" calcext:value-type="time">
            <text:p>20:01</text:p>
          </table:table-cell>
          <table:table-cell table:style-name="ce528" table:formula="of:=SUM([.FD74];TIME(0;4;0))" office:value-type="time" office:time-value="PT21H01M00S" calcext:value-type="time">
            <text:p>21:01</text:p>
          </table:table-cell>
          <table:table-cell table:style-name="ce528" table:formula="of:=SUM([.FE74];TIME(0;4;0))" office:value-type="time" office:time-value="PT22H01M00S" calcext:value-type="time">
            <text:p>22:01</text:p>
          </table:table-cell>
          <table:table-cell table:style-name="ce528" table:formula="of:=SUM([.FF74];TIME(0;4;0))" office:value-type="time" office:time-value="PT23H01M00S" calcext:value-type="time">
            <text:p>23:01</text:p>
          </table:table-cell>
          <table:table-cell table:style-name="ce528" table:formula="of:=SUM([.FG74];TIME(0;4;0))" office:value-type="time" office:time-value="PT24H01M00S" calcext:value-type="time">
            <text:p>00:01</text:p>
          </table:table-cell>
          <table:table-cell table:style-name="ce528" table:formula="of:=SUM([.FH74];TIME(0;4;0))" office:value-type="time" office:time-value="PT14H34M00S" calcext:value-type="time">
            <text:p>14:34</text:p>
          </table:table-cell>
          <table:table-cell table:style-name="ce528" table:formula="of:=SUM([.FI74];TIME(0;4;0))" office:value-type="time" office:time-value="PT15H34M00S" calcext:value-type="time">
            <text:p>15:34</text:p>
          </table:table-cell>
          <table:table-cell table:style-name="ce528" table:formula="of:=SUM([.FJ74];TIME(0;4;0))" office:value-type="time" office:time-value="PT16H34M00S" calcext:value-type="time">
            <text:p>16:34</text:p>
          </table:table-cell>
          <table:table-cell table:style-name="ce528" table:formula="of:=SUM([.FK74];TIME(0;4;0))" office:value-type="time" office:time-value="PT17H34M00S" calcext:value-type="time">
            <text:p>17:34</text:p>
          </table:table-cell>
          <table:table-cell table:style-name="ce528" table:formula="of:=SUM([.FL74];TIME(0;4;0))" office:value-type="time" office:time-value="PT18H34M00S" calcext:value-type="time">
            <text:p>18:34</text:p>
          </table:table-cell>
          <table:table-cell table:style-name="ce528" table:formula="of:=SUM([.FM74];TIME(0;4;0))" office:value-type="time" office:time-value="PT19H34M00S" calcext:value-type="time">
            <text:p>19:34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Rudnaykert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/>
          <table:table-cell table:style-name="ce41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04</text:p>
          </table:table-cell>
          <table:table-cell table:style-name="ce528" table:formula="of:=SUM([.EN75];TIME(0;5;0))" office:value-type="time" office:time-value="PT05H06M00S" calcext:value-type="time">
            <text:p>05:06</text:p>
          </table:table-cell>
          <table:table-cell table:style-name="ce528" table:formula="of:=SUM([.EO75];TIME(0;5;0))" office:value-type="time" office:time-value="PT06H06M00S" calcext:value-type="time">
            <text:p>06:06</text:p>
          </table:table-cell>
          <table:table-cell table:style-name="ce528" table:formula="of:=SUM([.EP75];TIME(0;5;0))" office:value-type="time" office:time-value="PT07H06M00S" calcext:value-type="time">
            <text:p>07:06</text:p>
          </table:table-cell>
          <table:table-cell table:style-name="ce528" table:formula="of:=SUM([.EQ75];TIME(0;5;0))" office:value-type="time" office:time-value="PT08H06M00S" calcext:value-type="time">
            <text:p>08:06</text:p>
          </table:table-cell>
          <table:table-cell table:style-name="ce528" table:formula="of:=SUM([.ER75];TIME(0;5;0))" office:value-type="time" office:time-value="PT09H06M00S" calcext:value-type="time">
            <text:p>09:06</text:p>
          </table:table-cell>
          <table:table-cell table:style-name="ce528" table:formula="of:=SUM([.ES75];TIME(0;5;0))" office:value-type="time" office:time-value="PT10H06M00S" calcext:value-type="time">
            <text:p>10:06</text:p>
          </table:table-cell>
          <table:table-cell table:style-name="ce528" table:formula="of:=SUM([.ET75];TIME(0;5;0))" office:value-type="time" office:time-value="PT11H06M00S" calcext:value-type="time">
            <text:p>11:06</text:p>
          </table:table-cell>
          <table:table-cell table:style-name="ce528" table:formula="of:=SUM([.EU75];TIME(0;5;0))" office:value-type="time" office:time-value="PT12H06M00S" calcext:value-type="time">
            <text:p>12:06</text:p>
          </table:table-cell>
          <table:table-cell table:style-name="ce528" table:formula="of:=SUM([.EV75];TIME(0;5;0))" office:value-type="time" office:time-value="PT13H06M00S" calcext:value-type="time">
            <text:p>13:06</text:p>
          </table:table-cell>
          <table:table-cell table:style-name="ce528" table:formula="of:=SUM([.EW75];TIME(0;5;0))" office:value-type="time" office:time-value="PT14H06M00S" calcext:value-type="time">
            <text:p>14:06</text:p>
          </table:table-cell>
          <table:table-cell table:style-name="ce528" table:formula="of:=SUM([.EX75];TIME(0;5;0))" office:value-type="time" office:time-value="PT15H06M00S" calcext:value-type="time">
            <text:p>15:06</text:p>
          </table:table-cell>
          <table:table-cell table:style-name="ce528" table:formula="of:=SUM([.EY75];TIME(0;5;0))" office:value-type="time" office:time-value="PT16H06M00S" calcext:value-type="time">
            <text:p>16:06</text:p>
          </table:table-cell>
          <table:table-cell table:style-name="ce528" table:formula="of:=SUM([.EZ75];TIME(0;5;0))" office:value-type="time" office:time-value="PT17H06M00S" calcext:value-type="time">
            <text:p>17:06</text:p>
          </table:table-cell>
          <table:table-cell table:style-name="ce528" table:formula="of:=SUM([.FA75];TIME(0;5;0))" office:value-type="time" office:time-value="PT18H06M00S" calcext:value-type="time">
            <text:p>18:06</text:p>
          </table:table-cell>
          <table:table-cell table:style-name="ce528" table:formula="of:=SUM([.FB75];TIME(0;5;0))" office:value-type="time" office:time-value="PT19H06M00S" calcext:value-type="time">
            <text:p>19:06</text:p>
          </table:table-cell>
          <table:table-cell table:style-name="ce528" table:formula="of:=SUM([.FC75];TIME(0;5;0))" office:value-type="time" office:time-value="PT20H06M00S" calcext:value-type="time">
            <text:p>20:06</text:p>
          </table:table-cell>
          <table:table-cell table:style-name="ce528" table:formula="of:=SUM([.FD75];TIME(0;5;0))" office:value-type="time" office:time-value="PT21H06M00S" calcext:value-type="time">
            <text:p>21:06</text:p>
          </table:table-cell>
          <table:table-cell table:style-name="ce528" table:formula="of:=SUM([.FE75];TIME(0;5;0))" office:value-type="time" office:time-value="PT22H06M00S" calcext:value-type="time">
            <text:p>22:06</text:p>
          </table:table-cell>
          <table:table-cell table:style-name="ce528" table:formula="of:=SUM([.FF75];TIME(0;5;0))" office:value-type="time" office:time-value="PT23H06M00S" calcext:value-type="time">
            <text:p>23:06</text:p>
          </table:table-cell>
          <table:table-cell table:style-name="ce528" table:formula="of:=SUM([.FG75];TIME(0;5;0))" office:value-type="time" office:time-value="PT24H06M00S" calcext:value-type="time">
            <text:p>00:06</text:p>
          </table:table-cell>
          <table:table-cell table:style-name="ce528" table:formula="of:=SUM([.FH75];TIME(0;5;0))" office:value-type="time" office:time-value="PT14H39M00S" calcext:value-type="time">
            <text:p>14:39</text:p>
          </table:table-cell>
          <table:table-cell table:style-name="ce528" table:formula="of:=SUM([.FI75];TIME(0;5;0))" office:value-type="time" office:time-value="PT15H39M00S" calcext:value-type="time">
            <text:p>15:39</text:p>
          </table:table-cell>
          <table:table-cell table:style-name="ce528" table:formula="of:=SUM([.FJ75];TIME(0;5;0))" office:value-type="time" office:time-value="PT16H39M00S" calcext:value-type="time">
            <text:p>16:39</text:p>
          </table:table-cell>
          <table:table-cell table:style-name="ce528" table:formula="of:=SUM([.FK75];TIME(0;5;0))" office:value-type="time" office:time-value="PT17H39M00S" calcext:value-type="time">
            <text:p>17:39</text:p>
          </table:table-cell>
          <table:table-cell table:style-name="ce528" table:formula="of:=SUM([.FL75];TIME(0;5;0))" office:value-type="time" office:time-value="PT18H39M00S" calcext:value-type="time">
            <text:p>18:39</text:p>
          </table:table-cell>
          <table:table-cell table:style-name="ce528" table:formula="of:=SUM([.FM75];TIME(0;5;0))" office:value-type="time" office:time-value="PT19H39M00S" calcext:value-type="time">
            <text:p>19:39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Váchartyán mh.</text:p>
          </table:table-cell>
          <table:table-cell table:style-name="ce1" table:number-columns-repeated="8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07</text:p>
          </table:table-cell>
          <table:table-cell table:style-name="ce528" table:formula="of:=SUM([.EN76];TIME(0;3;0))" office:value-type="time" office:time-value="PT05H09M00S" calcext:value-type="time">
            <text:p>05:09</text:p>
          </table:table-cell>
          <table:table-cell table:style-name="ce528" table:formula="of:=SUM([.EO76];TIME(0;3;0))" office:value-type="time" office:time-value="PT06H09M00S" calcext:value-type="time">
            <text:p>06:09</text:p>
          </table:table-cell>
          <table:table-cell table:style-name="ce528" table:formula="of:=SUM([.EP76];TIME(0;3;0))" office:value-type="time" office:time-value="PT07H09M00S" calcext:value-type="time">
            <text:p>07:09</text:p>
          </table:table-cell>
          <table:table-cell table:style-name="ce528" table:formula="of:=SUM([.EQ76];TIME(0;3;0))" office:value-type="time" office:time-value="PT08H09M00S" calcext:value-type="time">
            <text:p>08:09</text:p>
          </table:table-cell>
          <table:table-cell table:style-name="ce528" table:formula="of:=SUM([.ER76];TIME(0;3;0))" office:value-type="time" office:time-value="PT09H09M00S" calcext:value-type="time">
            <text:p>09:09</text:p>
          </table:table-cell>
          <table:table-cell table:style-name="ce528" table:formula="of:=SUM([.ES76];TIME(0;3;0))" office:value-type="time" office:time-value="PT10H09M00S" calcext:value-type="time">
            <text:p>10:09</text:p>
          </table:table-cell>
          <table:table-cell table:style-name="ce528" table:formula="of:=SUM([.ET76];TIME(0;3;0))" office:value-type="time" office:time-value="PT11H09M00S" calcext:value-type="time">
            <text:p>11:09</text:p>
          </table:table-cell>
          <table:table-cell table:style-name="ce528" table:formula="of:=SUM([.EU76];TIME(0;3;0))" office:value-type="time" office:time-value="PT12H09M00S" calcext:value-type="time">
            <text:p>12:09</text:p>
          </table:table-cell>
          <table:table-cell table:style-name="ce528" table:formula="of:=SUM([.EV76];TIME(0;3;0))" office:value-type="time" office:time-value="PT13H09M00S" calcext:value-type="time">
            <text:p>13:09</text:p>
          </table:table-cell>
          <table:table-cell table:style-name="ce528" table:formula="of:=SUM([.EW76];TIME(0;3;0))" office:value-type="time" office:time-value="PT14H09M00S" calcext:value-type="time">
            <text:p>14:09</text:p>
          </table:table-cell>
          <table:table-cell table:style-name="ce528" table:formula="of:=SUM([.EX76];TIME(0;3;0))" office:value-type="time" office:time-value="PT15H09M00S" calcext:value-type="time">
            <text:p>15:09</text:p>
          </table:table-cell>
          <table:table-cell table:style-name="ce528" table:formula="of:=SUM([.EY76];TIME(0;3;0))" office:value-type="time" office:time-value="PT16H09M00S" calcext:value-type="time">
            <text:p>16:09</text:p>
          </table:table-cell>
          <table:table-cell table:style-name="ce528" table:formula="of:=SUM([.EZ76];TIME(0;3;0))" office:value-type="time" office:time-value="PT17H09M00S" calcext:value-type="time">
            <text:p>17:09</text:p>
          </table:table-cell>
          <table:table-cell table:style-name="ce528" table:formula="of:=SUM([.FA76];TIME(0;3;0))" office:value-type="time" office:time-value="PT18H09M00S" calcext:value-type="time">
            <text:p>18:09</text:p>
          </table:table-cell>
          <table:table-cell table:style-name="ce528" table:formula="of:=SUM([.FB76];TIME(0;3;0))" office:value-type="time" office:time-value="PT19H09M00S" calcext:value-type="time">
            <text:p>19:09</text:p>
          </table:table-cell>
          <table:table-cell table:style-name="ce528" table:formula="of:=SUM([.FC76];TIME(0;3;0))" office:value-type="time" office:time-value="PT20H09M00S" calcext:value-type="time">
            <text:p>20:09</text:p>
          </table:table-cell>
          <table:table-cell table:style-name="ce528" table:formula="of:=SUM([.FD76];TIME(0;3;0))" office:value-type="time" office:time-value="PT21H09M00S" calcext:value-type="time">
            <text:p>21:09</text:p>
          </table:table-cell>
          <table:table-cell table:style-name="ce528" table:formula="of:=SUM([.FE76];TIME(0;3;0))" office:value-type="time" office:time-value="PT22H09M00S" calcext:value-type="time">
            <text:p>22:09</text:p>
          </table:table-cell>
          <table:table-cell table:style-name="ce528" table:formula="of:=SUM([.FF76];TIME(0;3;0))" office:value-type="time" office:time-value="PT23H09M00S" calcext:value-type="time">
            <text:p>23:09</text:p>
          </table:table-cell>
          <table:table-cell table:style-name="ce528" table:formula="of:=SUM([.FG76];TIME(0;3;0))" office:value-type="time" office:time-value="PT24H09M00S" calcext:value-type="time">
            <text:p>00:09</text:p>
          </table:table-cell>
          <table:table-cell table:style-name="ce528" table:formula="of:=SUM([.FH76];TIME(0;3;0))" office:value-type="time" office:time-value="PT14H42M00S" calcext:value-type="time">
            <text:p>14:42</text:p>
          </table:table-cell>
          <table:table-cell table:style-name="ce528" table:formula="of:=SUM([.FI76];TIME(0;3;0))" office:value-type="time" office:time-value="PT15H42M00S" calcext:value-type="time">
            <text:p>15:42</text:p>
          </table:table-cell>
          <table:table-cell table:style-name="ce528" table:formula="of:=SUM([.FJ76];TIME(0;3;0))" office:value-type="time" office:time-value="PT16H42M00S" calcext:value-type="time">
            <text:p>16:42</text:p>
          </table:table-cell>
          <table:table-cell table:style-name="ce528" table:formula="of:=SUM([.FK76];TIME(0;3;0))" office:value-type="time" office:time-value="PT17H42M00S" calcext:value-type="time">
            <text:p>17:42</text:p>
          </table:table-cell>
          <table:table-cell table:style-name="ce528" table:formula="of:=SUM([.FL76];TIME(0;3;0))" office:value-type="time" office:time-value="PT18H42M00S" calcext:value-type="time">
            <text:p>18:42</text:p>
          </table:table-cell>
          <table:table-cell table:style-name="ce528" table:formula="of:=SUM([.FM76];TIME(0;3;0))" office:value-type="time" office:time-value="PT19H42M00S" calcext:value-type="time">
            <text:p>19:42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1" office:value-type="string" calcext:value-type="string">
            <text:p>Vácrátót</text:p>
          </table:table-cell>
          <table:table-cell table:style-name="ce82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10</text:p>
          </table:table-cell>
          <table:table-cell table:style-name="ce528" table:formula="of:=SUM([.EN77];TIME(0;3;0))" office:value-type="time" office:time-value="PT05H12M00S" calcext:value-type="time">
            <text:p>05:12</text:p>
          </table:table-cell>
          <table:table-cell table:style-name="ce528" table:formula="of:=SUM([.EO77];TIME(0;3;0))" office:value-type="time" office:time-value="PT06H12M00S" calcext:value-type="time">
            <text:p>06:12</text:p>
          </table:table-cell>
          <table:table-cell table:style-name="ce528" table:formula="of:=SUM([.EP77];TIME(0;3;0))" office:value-type="time" office:time-value="PT07H12M00S" calcext:value-type="time">
            <text:p>07:12</text:p>
          </table:table-cell>
          <table:table-cell table:style-name="ce528" table:formula="of:=SUM([.EQ77];TIME(0;3;0))" office:value-type="time" office:time-value="PT08H12M00S" calcext:value-type="time">
            <text:p>08:12</text:p>
          </table:table-cell>
          <table:table-cell table:style-name="ce528" table:formula="of:=SUM([.ER77];TIME(0;3;0))" office:value-type="time" office:time-value="PT09H12M00S" calcext:value-type="time">
            <text:p>09:12</text:p>
          </table:table-cell>
          <table:table-cell table:style-name="ce528" table:formula="of:=SUM([.ES77];TIME(0;3;0))" office:value-type="time" office:time-value="PT10H12M00S" calcext:value-type="time">
            <text:p>10:12</text:p>
          </table:table-cell>
          <table:table-cell table:style-name="ce528" table:formula="of:=SUM([.ET77];TIME(0;3;0))" office:value-type="time" office:time-value="PT11H12M00S" calcext:value-type="time">
            <text:p>11:12</text:p>
          </table:table-cell>
          <table:table-cell table:style-name="ce528" table:formula="of:=SUM([.EU77];TIME(0;3;0))" office:value-type="time" office:time-value="PT12H12M00S" calcext:value-type="time">
            <text:p>12:12</text:p>
          </table:table-cell>
          <table:table-cell table:style-name="ce528" table:formula="of:=SUM([.EV77];TIME(0;3;0))" office:value-type="time" office:time-value="PT13H12M00S" calcext:value-type="time">
            <text:p>13:12</text:p>
          </table:table-cell>
          <table:table-cell table:style-name="ce528" table:formula="of:=SUM([.EW77];TIME(0;3;0))" office:value-type="time" office:time-value="PT14H12M00S" calcext:value-type="time">
            <text:p>14:12</text:p>
          </table:table-cell>
          <table:table-cell table:style-name="ce528" table:formula="of:=SUM([.EX77];TIME(0;3;0))" office:value-type="time" office:time-value="PT15H12M00S" calcext:value-type="time">
            <text:p>15:12</text:p>
          </table:table-cell>
          <table:table-cell table:style-name="ce528" table:formula="of:=SUM([.EY77];TIME(0;3;0))" office:value-type="time" office:time-value="PT16H12M00S" calcext:value-type="time">
            <text:p>16:12</text:p>
          </table:table-cell>
          <table:table-cell table:style-name="ce528" table:formula="of:=SUM([.EZ77];TIME(0;3;0))" office:value-type="time" office:time-value="PT17H12M00S" calcext:value-type="time">
            <text:p>17:12</text:p>
          </table:table-cell>
          <table:table-cell table:style-name="ce528" table:formula="of:=SUM([.FA77];TIME(0;3;0))" office:value-type="time" office:time-value="PT18H12M00S" calcext:value-type="time">
            <text:p>18:12</text:p>
          </table:table-cell>
          <table:table-cell table:style-name="ce528" table:formula="of:=SUM([.FB77];TIME(0;3;0))" office:value-type="time" office:time-value="PT19H12M00S" calcext:value-type="time">
            <text:p>19:12</text:p>
          </table:table-cell>
          <table:table-cell table:style-name="ce528" table:formula="of:=SUM([.FC77];TIME(0;3;0))" office:value-type="time" office:time-value="PT20H12M00S" calcext:value-type="time">
            <text:p>20:12</text:p>
          </table:table-cell>
          <table:table-cell table:style-name="ce528" table:formula="of:=SUM([.FD77];TIME(0;3;0))" office:value-type="time" office:time-value="PT21H12M00S" calcext:value-type="time">
            <text:p>21:12</text:p>
          </table:table-cell>
          <table:table-cell table:style-name="ce528" table:formula="of:=SUM([.FE77];TIME(0;3;0))" office:value-type="time" office:time-value="PT22H12M00S" calcext:value-type="time">
            <text:p>22:12</text:p>
          </table:table-cell>
          <table:table-cell table:style-name="ce528" table:formula="of:=SUM([.FF77];TIME(0;3;0))" office:value-type="time" office:time-value="PT23H12M00S" calcext:value-type="time">
            <text:p>23:12</text:p>
          </table:table-cell>
          <table:table-cell table:style-name="ce528" table:formula="of:=SUM([.FG77];TIME(0;3;0))" office:value-type="time" office:time-value="PT24H12M00S" calcext:value-type="time">
            <text:p>00:12</text:p>
          </table:table-cell>
          <table:table-cell table:style-name="ce528" table:formula="of:=SUM([.FH77];TIME(0;3;0))" office:value-type="time" office:time-value="PT14H45M00S" calcext:value-type="time">
            <text:p>14:45</text:p>
          </table:table-cell>
          <table:table-cell table:style-name="ce528" table:formula="of:=SUM([.FI77];TIME(0;3;0))" office:value-type="time" office:time-value="PT15H45M00S" calcext:value-type="time">
            <text:p>15:45</text:p>
          </table:table-cell>
          <table:table-cell table:style-name="ce528" table:formula="of:=SUM([.FJ77];TIME(0;3;0))" office:value-type="time" office:time-value="PT16H45M00S" calcext:value-type="time">
            <text:p>16:45</text:p>
          </table:table-cell>
          <table:table-cell table:style-name="ce528" table:formula="of:=SUM([.FK77];TIME(0;3;0))" office:value-type="time" office:time-value="PT17H45M00S" calcext:value-type="time">
            <text:p>17:45</text:p>
          </table:table-cell>
          <table:table-cell table:style-name="ce528" table:formula="of:=SUM([.FL77];TIME(0;3;0))" office:value-type="time" office:time-value="PT18H45M00S" calcext:value-type="time">
            <text:p>18:45</text:p>
          </table:table-cell>
          <table:table-cell table:style-name="ce528" table:formula="of:=SUM([.FM77];TIME(0;3;0))" office:value-type="time" office:time-value="PT19H45M00S" calcext:value-type="time">
            <text:p>19:45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Csörög mh.</text:p>
          </table:table-cell>
          <table:table-cell table:style-name="ce1" table:number-columns-repeated="8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13</text:p>
          </table:table-cell>
          <table:table-cell table:style-name="ce528" table:formula="of:=SUM([.EN78];TIME(0;3;0))" office:value-type="time" office:time-value="PT05H15M00S" calcext:value-type="time">
            <text:p>05:15</text:p>
          </table:table-cell>
          <table:table-cell table:style-name="ce528" table:formula="of:=SUM([.EO78];TIME(0;3;0))" office:value-type="time" office:time-value="PT06H15M00S" calcext:value-type="time">
            <text:p>06:15</text:p>
          </table:table-cell>
          <table:table-cell table:style-name="ce528" table:formula="of:=SUM([.EP78];TIME(0;3;0))" office:value-type="time" office:time-value="PT07H15M00S" calcext:value-type="time">
            <text:p>07:15</text:p>
          </table:table-cell>
          <table:table-cell table:style-name="ce528" table:formula="of:=SUM([.EQ78];TIME(0;3;0))" office:value-type="time" office:time-value="PT08H15M00S" calcext:value-type="time">
            <text:p>08:15</text:p>
          </table:table-cell>
          <table:table-cell table:style-name="ce528" table:formula="of:=SUM([.ER78];TIME(0;3;0))" office:value-type="time" office:time-value="PT09H15M00S" calcext:value-type="time">
            <text:p>09:15</text:p>
          </table:table-cell>
          <table:table-cell table:style-name="ce528" table:formula="of:=SUM([.ES78];TIME(0;3;0))" office:value-type="time" office:time-value="PT10H15M00S" calcext:value-type="time">
            <text:p>10:15</text:p>
          </table:table-cell>
          <table:table-cell table:style-name="ce528" table:formula="of:=SUM([.ET78];TIME(0;3;0))" office:value-type="time" office:time-value="PT11H15M00S" calcext:value-type="time">
            <text:p>11:15</text:p>
          </table:table-cell>
          <table:table-cell table:style-name="ce528" table:formula="of:=SUM([.EU78];TIME(0;3;0))" office:value-type="time" office:time-value="PT12H15M00S" calcext:value-type="time">
            <text:p>12:15</text:p>
          </table:table-cell>
          <table:table-cell table:style-name="ce528" table:formula="of:=SUM([.EV78];TIME(0;3;0))" office:value-type="time" office:time-value="PT13H15M00S" calcext:value-type="time">
            <text:p>13:15</text:p>
          </table:table-cell>
          <table:table-cell table:style-name="ce528" table:formula="of:=SUM([.EW78];TIME(0;3;0))" office:value-type="time" office:time-value="PT14H15M00S" calcext:value-type="time">
            <text:p>14:15</text:p>
          </table:table-cell>
          <table:table-cell table:style-name="ce528" table:formula="of:=SUM([.EX78];TIME(0;3;0))" office:value-type="time" office:time-value="PT15H15M00S" calcext:value-type="time">
            <text:p>15:15</text:p>
          </table:table-cell>
          <table:table-cell table:style-name="ce528" table:formula="of:=SUM([.EY78];TIME(0;3;0))" office:value-type="time" office:time-value="PT16H15M00S" calcext:value-type="time">
            <text:p>16:15</text:p>
          </table:table-cell>
          <table:table-cell table:style-name="ce528" table:formula="of:=SUM([.EZ78];TIME(0;3;0))" office:value-type="time" office:time-value="PT17H15M00S" calcext:value-type="time">
            <text:p>17:15</text:p>
          </table:table-cell>
          <table:table-cell table:style-name="ce528" table:formula="of:=SUM([.FA78];TIME(0;3;0))" office:value-type="time" office:time-value="PT18H15M00S" calcext:value-type="time">
            <text:p>18:15</text:p>
          </table:table-cell>
          <table:table-cell table:style-name="ce528" table:formula="of:=SUM([.FB78];TIME(0;3;0))" office:value-type="time" office:time-value="PT19H15M00S" calcext:value-type="time">
            <text:p>19:15</text:p>
          </table:table-cell>
          <table:table-cell table:style-name="ce528" table:formula="of:=SUM([.FC78];TIME(0;3;0))" office:value-type="time" office:time-value="PT20H15M00S" calcext:value-type="time">
            <text:p>20:15</text:p>
          </table:table-cell>
          <table:table-cell table:style-name="ce528" table:formula="of:=SUM([.FD78];TIME(0;3;0))" office:value-type="time" office:time-value="PT21H15M00S" calcext:value-type="time">
            <text:p>21:15</text:p>
          </table:table-cell>
          <table:table-cell table:style-name="ce528" table:formula="of:=SUM([.FE78];TIME(0;3;0))" office:value-type="time" office:time-value="PT22H15M00S" calcext:value-type="time">
            <text:p>22:15</text:p>
          </table:table-cell>
          <table:table-cell table:style-name="ce528" table:formula="of:=SUM([.FF78];TIME(0;3;0))" office:value-type="time" office:time-value="PT23H15M00S" calcext:value-type="time">
            <text:p>23:15</text:p>
          </table:table-cell>
          <table:table-cell table:style-name="ce528" table:formula="of:=SUM([.FG78];TIME(0;3;0))" office:value-type="time" office:time-value="PT24H15M00S" calcext:value-type="time">
            <text:p>00:15</text:p>
          </table:table-cell>
          <table:table-cell table:style-name="ce528" table:formula="of:=SUM([.FH78];TIME(0;3;0))" office:value-type="time" office:time-value="PT14H48M00S" calcext:value-type="time">
            <text:p>14:48</text:p>
          </table:table-cell>
          <table:table-cell table:style-name="ce528" table:formula="of:=SUM([.FI78];TIME(0;3;0))" office:value-type="time" office:time-value="PT15H48M00S" calcext:value-type="time">
            <text:p>15:48</text:p>
          </table:table-cell>
          <table:table-cell table:style-name="ce528" table:formula="of:=SUM([.FJ78];TIME(0;3;0))" office:value-type="time" office:time-value="PT16H48M00S" calcext:value-type="time">
            <text:p>16:48</text:p>
          </table:table-cell>
          <table:table-cell table:style-name="ce528" table:formula="of:=SUM([.FK78];TIME(0;3;0))" office:value-type="time" office:time-value="PT17H48M00S" calcext:value-type="time">
            <text:p>17:48</text:p>
          </table:table-cell>
          <table:table-cell table:style-name="ce528" table:formula="of:=SUM([.FL78];TIME(0;3;0))" office:value-type="time" office:time-value="PT18H48M00S" calcext:value-type="time">
            <text:p>18:48</text:p>
          </table:table-cell>
          <table:table-cell table:style-name="ce528" table:formula="of:=SUM([.FM78];TIME(0;3;0))" office:value-type="time" office:time-value="PT19H48M00S" calcext:value-type="time">
            <text:p>19:48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Máriaudvar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18</text:p>
          </table:table-cell>
          <table:table-cell table:style-name="ce528" table:formula="of:=SUM([.EN79];TIME(0;5;0))" office:value-type="time" office:time-value="PT05H20M00S" calcext:value-type="time">
            <text:p>05:20</text:p>
          </table:table-cell>
          <table:table-cell table:style-name="ce528" table:formula="of:=SUM([.EO79];TIME(0;5;0))" office:value-type="time" office:time-value="PT06H20M00S" calcext:value-type="time">
            <text:p>06:20</text:p>
          </table:table-cell>
          <table:table-cell table:style-name="ce528" table:formula="of:=SUM([.EP79];TIME(0;5;0))" office:value-type="time" office:time-value="PT07H20M00S" calcext:value-type="time">
            <text:p>07:20</text:p>
          </table:table-cell>
          <table:table-cell table:style-name="ce528" table:formula="of:=SUM([.EQ79];TIME(0;5;0))" office:value-type="time" office:time-value="PT08H20M00S" calcext:value-type="time">
            <text:p>08:20</text:p>
          </table:table-cell>
          <table:table-cell table:style-name="ce528" table:formula="of:=SUM([.ER79];TIME(0;5;0))" office:value-type="time" office:time-value="PT09H20M00S" calcext:value-type="time">
            <text:p>09:20</text:p>
          </table:table-cell>
          <table:table-cell table:style-name="ce528" table:formula="of:=SUM([.ES79];TIME(0;5;0))" office:value-type="time" office:time-value="PT10H20M00S" calcext:value-type="time">
            <text:p>10:20</text:p>
          </table:table-cell>
          <table:table-cell table:style-name="ce528" table:formula="of:=SUM([.ET79];TIME(0;5;0))" office:value-type="time" office:time-value="PT11H20M00S" calcext:value-type="time">
            <text:p>11:20</text:p>
          </table:table-cell>
          <table:table-cell table:style-name="ce528" table:formula="of:=SUM([.EU79];TIME(0;5;0))" office:value-type="time" office:time-value="PT12H20M00S" calcext:value-type="time">
            <text:p>12:20</text:p>
          </table:table-cell>
          <table:table-cell table:style-name="ce528" table:formula="of:=SUM([.EV79];TIME(0;5;0))" office:value-type="time" office:time-value="PT13H20M00S" calcext:value-type="time">
            <text:p>13:20</text:p>
          </table:table-cell>
          <table:table-cell table:style-name="ce528" table:formula="of:=SUM([.EW79];TIME(0;5;0))" office:value-type="time" office:time-value="PT14H20M00S" calcext:value-type="time">
            <text:p>14:20</text:p>
          </table:table-cell>
          <table:table-cell table:style-name="ce528" table:formula="of:=SUM([.EX79];TIME(0;5;0))" office:value-type="time" office:time-value="PT15H20M00S" calcext:value-type="time">
            <text:p>15:20</text:p>
          </table:table-cell>
          <table:table-cell table:style-name="ce528" table:formula="of:=SUM([.EY79];TIME(0;5;0))" office:value-type="time" office:time-value="PT16H20M00S" calcext:value-type="time">
            <text:p>16:20</text:p>
          </table:table-cell>
          <table:table-cell table:style-name="ce528" table:formula="of:=SUM([.EZ79];TIME(0;5;0))" office:value-type="time" office:time-value="PT17H20M00S" calcext:value-type="time">
            <text:p>17:20</text:p>
          </table:table-cell>
          <table:table-cell table:style-name="ce528" table:formula="of:=SUM([.FA79];TIME(0;5;0))" office:value-type="time" office:time-value="PT18H20M00S" calcext:value-type="time">
            <text:p>18:20</text:p>
          </table:table-cell>
          <table:table-cell table:style-name="ce528" table:formula="of:=SUM([.FB79];TIME(0;5;0))" office:value-type="time" office:time-value="PT19H20M00S" calcext:value-type="time">
            <text:p>19:20</text:p>
          </table:table-cell>
          <table:table-cell table:style-name="ce528" table:formula="of:=SUM([.FC79];TIME(0;5;0))" office:value-type="time" office:time-value="PT20H20M00S" calcext:value-type="time">
            <text:p>20:20</text:p>
          </table:table-cell>
          <table:table-cell table:style-name="ce528" table:formula="of:=SUM([.FD79];TIME(0;5;0))" office:value-type="time" office:time-value="PT21H20M00S" calcext:value-type="time">
            <text:p>21:20</text:p>
          </table:table-cell>
          <table:table-cell table:style-name="ce528" table:formula="of:=SUM([.FE79];TIME(0;5;0))" office:value-type="time" office:time-value="PT22H20M00S" calcext:value-type="time">
            <text:p>22:20</text:p>
          </table:table-cell>
          <table:table-cell table:style-name="ce528" table:formula="of:=SUM([.FF79];TIME(0;5;0))" office:value-type="time" office:time-value="PT23H20M00S" calcext:value-type="time">
            <text:p>23:20</text:p>
          </table:table-cell>
          <table:table-cell table:style-name="ce528" table:formula="of:=SUM([.FG79];TIME(0;5;0))" office:value-type="time" office:time-value="PT24H20M00S" calcext:value-type="time">
            <text:p>00:20</text:p>
          </table:table-cell>
          <table:table-cell table:style-name="ce528" table:formula="of:=SUM([.FH79];TIME(0;5;0))" office:value-type="time" office:time-value="PT14H53M00S" calcext:value-type="time">
            <text:p>14:53</text:p>
          </table:table-cell>
          <table:table-cell table:style-name="ce528" table:formula="of:=SUM([.FI79];TIME(0;5;0))" office:value-type="time" office:time-value="PT15H53M00S" calcext:value-type="time">
            <text:p>15:53</text:p>
          </table:table-cell>
          <table:table-cell table:style-name="ce528" table:formula="of:=SUM([.FJ79];TIME(0;5;0))" office:value-type="time" office:time-value="PT16H53M00S" calcext:value-type="time">
            <text:p>16:53</text:p>
          </table:table-cell>
          <table:table-cell table:style-name="ce528" table:formula="of:=SUM([.FK79];TIME(0;5;0))" office:value-type="time" office:time-value="PT17H53M00S" calcext:value-type="time">
            <text:p>17:53</text:p>
          </table:table-cell>
          <table:table-cell table:style-name="ce528" table:formula="of:=SUM([.FL79];TIME(0;5;0))" office:value-type="time" office:time-value="PT18H53M00S" calcext:value-type="time">
            <text:p>18:53</text:p>
          </table:table-cell>
          <table:table-cell table:style-name="ce528" table:formula="of:=SUM([.FM79];TIME(0;5;0))" office:value-type="time" office:time-value="PT19H53M00S" calcext:value-type="time">
            <text:p>19:53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5" office:value-type="string" calcext:value-type="string">
            <text:p>Vác-Alsóváros</text:p>
          </table:table-cell>
          <table:table-cell table:style-name="ce83" office:value-type="string" calcext:value-type="string">
            <text:p>$hold</text:p>
          </table:table-cell>
          <table:table-cell table:style-name="ce1" table:number-columns-repeated="7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22</text:p>
          </table:table-cell>
          <table:table-cell table:style-name="ce528" table:formula="of:=SUM([.EN80];TIME(0;4;0))" office:value-type="time" office:time-value="PT05H24M00S" calcext:value-type="time">
            <text:p>05:24</text:p>
          </table:table-cell>
          <table:table-cell table:style-name="ce528" table:formula="of:=SUM([.EO80];TIME(0;4;0))" office:value-type="time" office:time-value="PT06H24M00S" calcext:value-type="time">
            <text:p>06:24</text:p>
          </table:table-cell>
          <table:table-cell table:style-name="ce528" table:formula="of:=SUM([.EP80];TIME(0;4;0))" office:value-type="time" office:time-value="PT07H24M00S" calcext:value-type="time">
            <text:p>07:24</text:p>
          </table:table-cell>
          <table:table-cell table:style-name="ce528" table:formula="of:=SUM([.EQ80];TIME(0;4;0))" office:value-type="time" office:time-value="PT08H24M00S" calcext:value-type="time">
            <text:p>08:24</text:p>
          </table:table-cell>
          <table:table-cell table:style-name="ce528" table:formula="of:=SUM([.ER80];TIME(0;4;0))" office:value-type="time" office:time-value="PT09H24M00S" calcext:value-type="time">
            <text:p>09:24</text:p>
          </table:table-cell>
          <table:table-cell table:style-name="ce528" table:formula="of:=SUM([.ES80];TIME(0;4;0))" office:value-type="time" office:time-value="PT10H24M00S" calcext:value-type="time">
            <text:p>10:24</text:p>
          </table:table-cell>
          <table:table-cell table:style-name="ce528" table:formula="of:=SUM([.ET80];TIME(0;4;0))" office:value-type="time" office:time-value="PT11H24M00S" calcext:value-type="time">
            <text:p>11:24</text:p>
          </table:table-cell>
          <table:table-cell table:style-name="ce528" table:formula="of:=SUM([.EU80];TIME(0;4;0))" office:value-type="time" office:time-value="PT12H24M00S" calcext:value-type="time">
            <text:p>12:24</text:p>
          </table:table-cell>
          <table:table-cell table:style-name="ce528" table:formula="of:=SUM([.EV80];TIME(0;4;0))" office:value-type="time" office:time-value="PT13H24M00S" calcext:value-type="time">
            <text:p>13:24</text:p>
          </table:table-cell>
          <table:table-cell table:style-name="ce528" table:formula="of:=SUM([.EW80];TIME(0;4;0))" office:value-type="time" office:time-value="PT14H24M00S" calcext:value-type="time">
            <text:p>14:24</text:p>
          </table:table-cell>
          <table:table-cell table:style-name="ce528" table:formula="of:=SUM([.EX80];TIME(0;4;0))" office:value-type="time" office:time-value="PT15H24M00S" calcext:value-type="time">
            <text:p>15:24</text:p>
          </table:table-cell>
          <table:table-cell table:style-name="ce528" table:formula="of:=SUM([.EY80];TIME(0;4;0))" office:value-type="time" office:time-value="PT16H24M00S" calcext:value-type="time">
            <text:p>16:24</text:p>
          </table:table-cell>
          <table:table-cell table:style-name="ce528" table:formula="of:=SUM([.EZ80];TIME(0;4;0))" office:value-type="time" office:time-value="PT17H24M00S" calcext:value-type="time">
            <text:p>17:24</text:p>
          </table:table-cell>
          <table:table-cell table:style-name="ce528" table:formula="of:=SUM([.FA80];TIME(0;4;0))" office:value-type="time" office:time-value="PT18H24M00S" calcext:value-type="time">
            <text:p>18:24</text:p>
          </table:table-cell>
          <table:table-cell table:style-name="ce528" table:formula="of:=SUM([.FB80];TIME(0;4;0))" office:value-type="time" office:time-value="PT19H24M00S" calcext:value-type="time">
            <text:p>19:24</text:p>
          </table:table-cell>
          <table:table-cell table:style-name="ce528" table:formula="of:=SUM([.FC80];TIME(0;4;0))" office:value-type="time" office:time-value="PT20H24M00S" calcext:value-type="time">
            <text:p>20:24</text:p>
          </table:table-cell>
          <table:table-cell table:style-name="ce528" table:formula="of:=SUM([.FD80];TIME(0;4;0))" office:value-type="time" office:time-value="PT21H24M00S" calcext:value-type="time">
            <text:p>21:24</text:p>
          </table:table-cell>
          <table:table-cell table:style-name="ce528" table:formula="of:=SUM([.FE80];TIME(0;4;0))" office:value-type="time" office:time-value="PT22H24M00S" calcext:value-type="time">
            <text:p>22:24</text:p>
          </table:table-cell>
          <table:table-cell table:style-name="ce528" table:formula="of:=SUM([.FF80];TIME(0;4;0))" office:value-type="time" office:time-value="PT23H24M00S" calcext:value-type="time">
            <text:p>23:24</text:p>
          </table:table-cell>
          <table:table-cell table:style-name="ce528" table:formula="of:=SUM([.FG80];TIME(0;4;0))" office:value-type="time" office:time-value="PT24H24M00S" calcext:value-type="time">
            <text:p>00:24</text:p>
          </table:table-cell>
          <table:table-cell table:style-name="ce528" table:formula="of:=SUM([.FH80];TIME(0;4;0))" office:value-type="time" office:time-value="PT14H57M00S" calcext:value-type="time">
            <text:p>14:57</text:p>
          </table:table-cell>
          <table:table-cell table:style-name="ce528" table:formula="of:=SUM([.FI80];TIME(0;4;0))" office:value-type="time" office:time-value="PT15H57M00S" calcext:value-type="time">
            <text:p>15:57</text:p>
          </table:table-cell>
          <table:table-cell table:style-name="ce528" table:formula="of:=SUM([.FJ80];TIME(0;4;0))" office:value-type="time" office:time-value="PT16H57M00S" calcext:value-type="time">
            <text:p>16:57</text:p>
          </table:table-cell>
          <table:table-cell table:style-name="ce528" table:formula="of:=SUM([.FK80];TIME(0;4;0))" office:value-type="time" office:time-value="PT17H57M00S" calcext:value-type="time">
            <text:p>17:57</text:p>
          </table:table-cell>
          <table:table-cell table:style-name="ce528" table:formula="of:=SUM([.FL80];TIME(0;4;0))" office:value-type="time" office:time-value="PT18H57M00S" calcext:value-type="time">
            <text:p>18:57</text:p>
          </table:table-cell>
          <table:table-cell table:style-name="ce528" table:formula="of:=SUM([.FM80];TIME(0;4;0))" office:value-type="time" office:time-value="PT19H57M00S" calcext:value-type="time">
            <text:p>19:57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5">
          <table:table-cell table:style-name="ce36" office:value-type="string" calcext:value-type="string">
            <text:p>Vác</text:p>
          </table:table-cell>
          <table:table-cell table:style-name="ce84" office:value-type="string" calcext:value-type="string">
            <text:p>$forcehold</text:p>
          </table:table-cell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/>
          <table:table-cell table:style-name="ce527" office:value-type="string" calcext:value-type="string">
            <text:p>1:25</text:p>
          </table:table-cell>
          <table:table-cell table:style-name="ce528" table:formula="of:=SUM([.EN81];TIME(0;3;0))" office:value-type="time" office:time-value="PT05H27M00S" calcext:value-type="time">
            <text:p>05:27</text:p>
          </table:table-cell>
          <table:table-cell table:style-name="ce528" table:formula="of:=SUM([.EO81];TIME(0;3;0))" office:value-type="time" office:time-value="PT06H27M00S" calcext:value-type="time">
            <text:p>06:27</text:p>
          </table:table-cell>
          <table:table-cell table:style-name="ce528" table:formula="of:=SUM([.EP81];TIME(0;3;0))" office:value-type="time" office:time-value="PT07H27M00S" calcext:value-type="time">
            <text:p>07:27</text:p>
          </table:table-cell>
          <table:table-cell table:style-name="ce528" table:formula="of:=SUM([.EQ81];TIME(0;3;0))" office:value-type="time" office:time-value="PT08H27M00S" calcext:value-type="time">
            <text:p>08:27</text:p>
          </table:table-cell>
          <table:table-cell table:style-name="ce528" table:formula="of:=SUM([.ER81];TIME(0;3;0))" office:value-type="time" office:time-value="PT09H27M00S" calcext:value-type="time">
            <text:p>09:27</text:p>
          </table:table-cell>
          <table:table-cell table:style-name="ce528" table:formula="of:=SUM([.ES81];TIME(0;3;0))" office:value-type="time" office:time-value="PT10H27M00S" calcext:value-type="time">
            <text:p>10:27</text:p>
          </table:table-cell>
          <table:table-cell table:style-name="ce528" table:formula="of:=SUM([.ET81];TIME(0;3;0))" office:value-type="time" office:time-value="PT11H27M00S" calcext:value-type="time">
            <text:p>11:27</text:p>
          </table:table-cell>
          <table:table-cell table:style-name="ce528" table:formula="of:=SUM([.EU81];TIME(0;3;0))" office:value-type="time" office:time-value="PT12H27M00S" calcext:value-type="time">
            <text:p>12:27</text:p>
          </table:table-cell>
          <table:table-cell table:style-name="ce528" table:formula="of:=SUM([.EV81];TIME(0;3;0))" office:value-type="time" office:time-value="PT13H27M00S" calcext:value-type="time">
            <text:p>13:27</text:p>
          </table:table-cell>
          <table:table-cell table:style-name="ce528" table:formula="of:=SUM([.EW81];TIME(0;3;0))" office:value-type="time" office:time-value="PT14H27M00S" calcext:value-type="time">
            <text:p>14:27</text:p>
          </table:table-cell>
          <table:table-cell table:style-name="ce528" table:formula="of:=SUM([.EX81];TIME(0;3;0))" office:value-type="time" office:time-value="PT15H27M00S" calcext:value-type="time">
            <text:p>15:27</text:p>
          </table:table-cell>
          <table:table-cell table:style-name="ce528" table:formula="of:=SUM([.EY81];TIME(0;3;0))" office:value-type="time" office:time-value="PT16H27M00S" calcext:value-type="time">
            <text:p>16:27</text:p>
          </table:table-cell>
          <table:table-cell table:style-name="ce528" table:formula="of:=SUM([.EZ81];TIME(0;3;0))" office:value-type="time" office:time-value="PT17H27M00S" calcext:value-type="time">
            <text:p>17:27</text:p>
          </table:table-cell>
          <table:table-cell table:style-name="ce528" table:formula="of:=SUM([.FA81];TIME(0;3;0))" office:value-type="time" office:time-value="PT18H27M00S" calcext:value-type="time">
            <text:p>18:27</text:p>
          </table:table-cell>
          <table:table-cell table:style-name="ce528" table:formula="of:=SUM([.FB81];TIME(0;3;0))" office:value-type="time" office:time-value="PT19H27M00S" calcext:value-type="time">
            <text:p>19:27</text:p>
          </table:table-cell>
          <table:table-cell table:style-name="ce528" table:formula="of:=SUM([.FC81];TIME(0;3;0))" office:value-type="time" office:time-value="PT20H27M00S" calcext:value-type="time">
            <text:p>20:27</text:p>
          </table:table-cell>
          <table:table-cell table:style-name="ce528" table:formula="of:=SUM([.FD81];TIME(0;3;0))" office:value-type="time" office:time-value="PT21H27M00S" calcext:value-type="time">
            <text:p>21:27</text:p>
          </table:table-cell>
          <table:table-cell table:style-name="ce528" table:formula="of:=SUM([.FE81];TIME(0;3;0))" office:value-type="time" office:time-value="PT22H27M00S" calcext:value-type="time">
            <text:p>22:27</text:p>
          </table:table-cell>
          <table:table-cell table:style-name="ce528" table:formula="of:=SUM([.FF81];TIME(0;3;0))" office:value-type="time" office:time-value="PT23H27M00S" calcext:value-type="time">
            <text:p>23:27</text:p>
          </table:table-cell>
          <table:table-cell table:style-name="ce528" table:formula="of:=SUM([.FG81];TIME(0;3;0))" office:value-type="time" office:time-value="PT24H27M00S" calcext:value-type="time">
            <text:p>00:27</text:p>
          </table:table-cell>
          <table:table-cell table:style-name="ce528" table:formula="of:=SUM([.FH81];TIME(0;3;0))" office:value-type="time" office:time-value="PT15H00M00S" calcext:value-type="time">
            <text:p>15:00</text:p>
          </table:table-cell>
          <table:table-cell table:style-name="ce528" table:formula="of:=SUM([.FI81];TIME(0;3;0))" office:value-type="time" office:time-value="PT16H00M00S" calcext:value-type="time">
            <text:p>16:00</text:p>
          </table:table-cell>
          <table:table-cell table:style-name="ce528" table:formula="of:=SUM([.FJ81];TIME(0;3;0))" office:value-type="time" office:time-value="PT17H00M00S" calcext:value-type="time">
            <text:p>17:00</text:p>
          </table:table-cell>
          <table:table-cell table:style-name="ce528" table:formula="of:=SUM([.FK81];TIME(0;3;0))" office:value-type="time" office:time-value="PT18H00M00S" calcext:value-type="time">
            <text:p>18:00</text:p>
          </table:table-cell>
          <table:table-cell table:style-name="ce528" table:formula="of:=SUM([.FL81];TIME(0;3;0))" office:value-type="time" office:time-value="PT19H00M00S" calcext:value-type="time">
            <text:p>19:00</text:p>
          </table:table-cell>
          <table:table-cell table:style-name="ce528" table:formula="of:=SUM([.FM81];TIME(0;3;0))" office:value-type="time" office:time-value="PT20H00M00S" calcext:value-type="time">
            <text:p>20:00</text:p>
          </table:table-cell>
          <table:table-cell table:number-columns-repeated="25"/>
          <table:table-cell table:style-name="ce1" table:number-columns-repeated="144"/>
          <table:table-cell table:number-columns-repeated="686"/>
        </table:table-row>
        <table:table-row table:style-name="ro2">
          <table:table-cell table:number-columns-repeated="2"/>
          <table:table-cell table:style-name="ce1" table:number-columns-repeated="7"/>
          <table:table-cell table:style-name="ce116" table:number-columns-repeated="112"/>
          <table:table-cell table:style-name="ce116" office:value-type="string" calcext:value-type="string">
            <text:p>71-es forditva</text:p>
          </table:table-cell>
          <table:table-cell table:style-name="ce116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50" table:number-columns-repeated="2"/>
          <table:table-cell table:style-name="ce551"/>
          <table:table-cell table:style-name="ce552"/>
          <table:table-cell table:style-name="ce553"/>
          <table:table-cell table:style-name="ce555"/>
          <table:table-cell table:style-name="ce556"/>
          <table:table-cell table:style-name="ce557"/>
          <table:table-cell table:style-name="ce558"/>
          <table:table-cell table:style-name="ce559"/>
          <table:table-cell table:style-name="ce560"/>
          <table:table-cell table:style-name="ce561"/>
          <table:table-cell table:style-name="ce562"/>
          <table:table-cell table:style-name="ce563"/>
          <table:table-cell table:style-name="ce564"/>
          <table:table-cell table:style-name="ce565"/>
          <table:table-cell table:style-name="ce566"/>
          <table:table-cell table:style-name="ce567"/>
          <table:table-cell table:style-name="ce568"/>
          <table:table-cell table:style-name="ce569"/>
          <table:table-cell table:style-name="ce570"/>
          <table:table-cell table:style-name="ce571"/>
          <table:table-cell table:style-name="ce572"/>
          <table:table-cell table:style-name="ce573"/>
          <table:table-cell table:style-name="ce574"/>
          <table:table-cell table:style-name="ce1" table:number-columns-repeated="144"/>
          <table:table-cell table:number-columns-repeated="686"/>
        </table:table-row>
        <table:table-row table:style-name="ro5">
          <table:table-cell table:style-name="ce36" office:value-type="string" calcext:value-type="string">
            <text:p>Vác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$6];TIME(0;2;0))" office:value-type="time" office:time-value="PT03H33M00S" calcext:value-type="time">
            <text:p>03:33</text:p>
          </table:table-cell>
          <table:table-cell table:style-name="ce528" table:formula="of:=SUM([.FO$6];TIME(0;2;0))" office:value-type="time" office:time-value="PT04H11M00S" calcext:value-type="time">
            <text:p>04:11</text:p>
          </table:table-cell>
          <table:table-cell table:style-name="ce528" table:formula="of:=SUM([.FP$6];TIME(0;2;0))" office:value-type="time" office:time-value="PT04H33M00S" calcext:value-type="time">
            <text:p>04:33</text:p>
          </table:table-cell>
          <table:table-cell table:style-name="ce528" table:formula="of:=SUM([.FQ$6];TIME(0;2;0))" office:value-type="time" office:time-value="PT04H56M00S" calcext:value-type="time">
            <text:p>04:56</text:p>
          </table:table-cell>
          <table:table-cell table:style-name="ce528" table:formula="of:=SUM([.FR$6];TIME(0;2;0))" office:value-type="time" office:time-value="PT05H34M00S" calcext:value-type="time">
            <text:p>05:34</text:p>
          </table:table-cell>
          <table:table-cell table:style-name="ce528" table:formula="of:=SUM([.FS$6];TIME(0;2;0))" office:value-type="time" office:time-value="PT05H56M00S" calcext:value-type="time">
            <text:p>05:56</text:p>
          </table:table-cell>
          <table:table-cell table:style-name="ce528" table:formula="of:=SUM([.FT$6];TIME(0;2;0))" office:value-type="time" office:time-value="PT06H25M00S" calcext:value-type="time">
            <text:p>06:25</text:p>
          </table:table-cell>
          <table:table-cell table:style-name="ce528" table:formula="of:=SUM([.FU$6];TIME(0;2;0))" office:value-type="time" office:time-value="PT06H33M00S" calcext:value-type="time">
            <text:p>06:33</text:p>
          </table:table-cell>
          <table:table-cell table:style-name="ce528" table:formula="of:=SUM([.FV$6];TIME(0;2;0))" office:value-type="time" office:time-value="PT06H56M00S" calcext:value-type="time">
            <text:p>06:56</text:p>
          </table:table-cell>
          <table:table-cell table:style-name="ce528" table:formula="of:=SUM([.FW$6];TIME(0;2;0))" office:value-type="time" office:time-value="PT07H33M00S" calcext:value-type="time">
            <text:p>07:33</text:p>
          </table:table-cell>
          <table:table-cell table:style-name="ce528" table:formula="of:=SUM([.FX$6];TIME(0;2;0))" office:value-type="time" office:time-value="PT08H33M00S" calcext:value-type="time">
            <text:p>08:33</text:p>
          </table:table-cell>
          <table:table-cell table:style-name="ce528" table:formula="of:=SUM([.FY$6];TIME(0;2;0))" office:value-type="time" office:time-value="PT09H33M00S" calcext:value-type="time">
            <text:p>09:33</text:p>
          </table:table-cell>
          <table:table-cell table:style-name="ce528" table:formula="of:=SUM([.FZ$6];TIME(0;2;0))" office:value-type="time" office:time-value="PT10H33M00S" calcext:value-type="time">
            <text:p>10:33</text:p>
          </table:table-cell>
          <table:table-cell table:style-name="ce528" table:formula="of:=SUM([.GA$6];TIME(0;2;0))" office:value-type="time" office:time-value="PT11H33M00S" calcext:value-type="time">
            <text:p>11:33</text:p>
          </table:table-cell>
          <table:table-cell table:style-name="ce528" table:formula="of:=SUM([.GB$6];TIME(0;2;0))" office:value-type="time" office:time-value="PT12H33M00S" calcext:value-type="time">
            <text:p>12:33</text:p>
          </table:table-cell>
          <table:table-cell table:style-name="ce528" table:formula="of:=SUM([.GC$6];TIME(0;2;0))" office:value-type="time" office:time-value="PT13H33M00S" calcext:value-type="time">
            <text:p>13:33</text:p>
          </table:table-cell>
          <table:table-cell table:style-name="ce528" table:formula="of:=SUM([.GD$6];TIME(0;2;0))" office:value-type="time" office:time-value="PT14H33M00S" calcext:value-type="time">
            <text:p>14:33</text:p>
          </table:table-cell>
          <table:table-cell table:style-name="ce528" table:formula="of:=SUM([.GE$6];TIME(0;2;0))" office:value-type="time" office:time-value="PT15H33M00S" calcext:value-type="time">
            <text:p>15:33</text:p>
          </table:table-cell>
          <table:table-cell table:style-name="ce528" table:formula="of:=SUM([.GF$6];TIME(0;2;0))" office:value-type="time" office:time-value="PT16H33M00S" calcext:value-type="time">
            <text:p>16:33</text:p>
          </table:table-cell>
          <table:table-cell table:style-name="ce528" table:formula="of:=SUM([.GG$6];TIME(0;2;0))" office:value-type="time" office:time-value="PT17H33M00S" calcext:value-type="time">
            <text:p>17:33</text:p>
          </table:table-cell>
          <table:table-cell table:style-name="ce528" table:formula="of:=SUM([.GH$6];TIME(0;2;0))" office:value-type="time" office:time-value="PT18H33M00S" calcext:value-type="time">
            <text:p>18:33</text:p>
          </table:table-cell>
          <table:table-cell table:style-name="ce528" table:formula="of:=SUM([.GI$6];TIME(0;2;0))" office:value-type="time" office:time-value="PT19H33M00S" calcext:value-type="time">
            <text:p>19:33</text:p>
          </table:table-cell>
          <table:table-cell table:style-name="ce528" table:formula="of:=SUM([.GJ$6];TIME(0;2;0))" office:value-type="time" office:time-value="PT20H33M00S" calcext:value-type="time">
            <text:p>20:33</text:p>
          </table:table-cell>
          <table:table-cell table:style-name="ce528" table:formula="of:=SUM([.GK$6];TIME(0;2;0))" office:value-type="time" office:time-value="PT21H33M00S" calcext:value-type="time">
            <text:p>21:33</text:p>
          </table:table-cell>
          <table:table-cell table:style-name="ce528" table:formula="of:=SUM([.GL$6];TIME(0;2;0))" office:value-type="time" office:time-value="PT22H33M00S" calcext:value-type="time">
            <text:p>22:33</text:p>
          </table:table-cell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7" office:value-type="string" calcext:value-type="string">
            <text:p>Vác-Alsóváros</text:p>
          </table:table-cell>
          <table:table-cell table:style-name="ce1" table:number-columns-repeated="8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84];TIME(0;3;0))" office:value-type="time" office:time-value="PT03H36M00S" calcext:value-type="time">
            <text:p>03:36</text:p>
          </table:table-cell>
          <table:table-cell table:style-name="ce528" table:formula="of:=SUM([.FO84];TIME(0;3;0))" office:value-type="time" office:time-value="PT04H14M00S" calcext:value-type="time">
            <text:p>04:14</text:p>
          </table:table-cell>
          <table:table-cell table:style-name="ce528" table:formula="of:=SUM([.FP84];TIME(0;3;0))" office:value-type="time" office:time-value="PT04H36M00S" calcext:value-type="time">
            <text:p>04:36</text:p>
          </table:table-cell>
          <table:table-cell table:style-name="ce528" table:formula="of:=SUM([.FQ84];TIME(0;3;0))" office:value-type="time" office:time-value="PT04H59M00S" calcext:value-type="time">
            <text:p>04:59</text:p>
          </table:table-cell>
          <table:table-cell table:style-name="ce528" table:formula="of:=SUM([.FR84];TIME(0;3;0))" office:value-type="time" office:time-value="PT05H37M00S" calcext:value-type="time">
            <text:p>05:37</text:p>
          </table:table-cell>
          <table:table-cell table:style-name="ce528" table:formula="of:=SUM([.FS84];TIME(0;3;0))" office:value-type="time" office:time-value="PT05H59M00S" calcext:value-type="time">
            <text:p>05:59</text:p>
          </table:table-cell>
          <table:table-cell table:style-name="ce528" table:formula="of:=SUM([.FT84];TIME(0;3;0))" office:value-type="time" office:time-value="PT06H28M00S" calcext:value-type="time">
            <text:p>06:28</text:p>
          </table:table-cell>
          <table:table-cell table:style-name="ce528" table:formula="of:=SUM([.FU84];TIME(0;3;0))" office:value-type="time" office:time-value="PT06H36M00S" calcext:value-type="time">
            <text:p>06:36</text:p>
          </table:table-cell>
          <table:table-cell table:style-name="ce528" table:formula="of:=SUM([.FV84];TIME(0;3;0))" office:value-type="time" office:time-value="PT06H59M00S" calcext:value-type="time">
            <text:p>06:59</text:p>
          </table:table-cell>
          <table:table-cell table:style-name="ce528" table:formula="of:=SUM([.FW84];TIME(0;3;0))" office:value-type="time" office:time-value="PT07H36M00S" calcext:value-type="time">
            <text:p>07:36</text:p>
          </table:table-cell>
          <table:table-cell table:style-name="ce528" table:formula="of:=SUM([.FX84];TIME(0;3;0))" office:value-type="time" office:time-value="PT08H36M00S" calcext:value-type="time">
            <text:p>08:36</text:p>
          </table:table-cell>
          <table:table-cell table:style-name="ce528" table:formula="of:=SUM([.FY84];TIME(0;3;0))" office:value-type="time" office:time-value="PT09H36M00S" calcext:value-type="time">
            <text:p>09:36</text:p>
          </table:table-cell>
          <table:table-cell table:style-name="ce528" table:formula="of:=SUM([.FZ84];TIME(0;3;0))" office:value-type="time" office:time-value="PT10H36M00S" calcext:value-type="time">
            <text:p>10:36</text:p>
          </table:table-cell>
          <table:table-cell table:style-name="ce528" table:formula="of:=SUM([.GA84];TIME(0;3;0))" office:value-type="time" office:time-value="PT11H36M00S" calcext:value-type="time">
            <text:p>11:36</text:p>
          </table:table-cell>
          <table:table-cell table:style-name="ce528" table:formula="of:=SUM([.GB84];TIME(0;3;0))" office:value-type="time" office:time-value="PT12H36M00S" calcext:value-type="time">
            <text:p>12:36</text:p>
          </table:table-cell>
          <table:table-cell table:style-name="ce528" table:formula="of:=SUM([.GC84];TIME(0;3;0))" office:value-type="time" office:time-value="PT13H36M00S" calcext:value-type="time">
            <text:p>13:36</text:p>
          </table:table-cell>
          <table:table-cell table:style-name="ce528" table:formula="of:=SUM([.GD84];TIME(0;3;0))" office:value-type="time" office:time-value="PT14H36M00S" calcext:value-type="time">
            <text:p>14:36</text:p>
          </table:table-cell>
          <table:table-cell table:style-name="ce528" table:formula="of:=SUM([.GE84];TIME(0;3;0))" office:value-type="time" office:time-value="PT15H36M00S" calcext:value-type="time">
            <text:p>15:36</text:p>
          </table:table-cell>
          <table:table-cell table:style-name="ce528" table:formula="of:=SUM([.GF84];TIME(0;3;0))" office:value-type="time" office:time-value="PT16H36M00S" calcext:value-type="time">
            <text:p>16:36</text:p>
          </table:table-cell>
          <table:table-cell table:style-name="ce528" table:formula="of:=SUM([.GG84];TIME(0;3;0))" office:value-type="time" office:time-value="PT17H36M00S" calcext:value-type="time">
            <text:p>17:36</text:p>
          </table:table-cell>
          <table:table-cell table:style-name="ce528" table:formula="of:=SUM([.GH84];TIME(0;3;0))" office:value-type="time" office:time-value="PT18H36M00S" calcext:value-type="time">
            <text:p>18:36</text:p>
          </table:table-cell>
          <table:table-cell table:style-name="ce528" table:formula="of:=SUM([.GI84];TIME(0;3;0))" office:value-type="time" office:time-value="PT19H36M00S" calcext:value-type="time">
            <text:p>19:36</text:p>
          </table:table-cell>
          <table:table-cell table:style-name="ce528" table:formula="of:=SUM([.GJ84];TIME(0;3;0))" office:value-type="time" office:time-value="PT20H36M00S" calcext:value-type="time">
            <text:p>20:36</text:p>
          </table:table-cell>
          <table:table-cell table:style-name="ce528" table:formula="of:=SUM([.GK84];TIME(0;3;0))" office:value-type="time" office:time-value="PT21H36M00S" calcext:value-type="time">
            <text:p>21:36</text:p>
          </table:table-cell>
          <table:table-cell table:style-name="ce528" table:formula="of:=SUM([.GL84];TIME(0;3;0))" office:value-type="time" office:time-value="PT22H36M00S" calcext:value-type="time">
            <text:p>22:36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Máriaudvar mh.</text:p>
          </table:table-cell>
          <table:table-cell table:style-name="ce1" table:number-columns-repeated="8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85];TIME(0;3;0))" office:value-type="time" office:time-value="PT03H39M00S" calcext:value-type="time">
            <text:p>03:39</text:p>
          </table:table-cell>
          <table:table-cell table:style-name="ce528" table:formula="of:=SUM([.FO85];TIME(0;3;0))" office:value-type="time" office:time-value="PT04H17M00S" calcext:value-type="time">
            <text:p>04:17</text:p>
          </table:table-cell>
          <table:table-cell table:style-name="ce528" table:formula="of:=SUM([.FP85];TIME(0;3;0))" office:value-type="time" office:time-value="PT04H39M00S" calcext:value-type="time">
            <text:p>04:39</text:p>
          </table:table-cell>
          <table:table-cell table:style-name="ce528" table:formula="of:=SUM([.FQ85];TIME(0;3;0))" office:value-type="time" office:time-value="PT05H02M00S" calcext:value-type="time">
            <text:p>05:02</text:p>
          </table:table-cell>
          <table:table-cell table:style-name="ce528" table:formula="of:=SUM([.FR85];TIME(0;3;0))" office:value-type="time" office:time-value="PT05H40M00S" calcext:value-type="time">
            <text:p>05:40</text:p>
          </table:table-cell>
          <table:table-cell table:style-name="ce528" table:formula="of:=SUM([.FS85];TIME(0;3;0))" office:value-type="time" office:time-value="PT06H02M00S" calcext:value-type="time">
            <text:p>06:02</text:p>
          </table:table-cell>
          <table:table-cell table:style-name="ce528" table:formula="of:=SUM([.FT85];TIME(0;3;0))" office:value-type="time" office:time-value="PT06H31M00S" calcext:value-type="time">
            <text:p>06:31</text:p>
          </table:table-cell>
          <table:table-cell table:style-name="ce528" table:formula="of:=SUM([.FU85];TIME(0;3;0))" office:value-type="time" office:time-value="PT06H39M00S" calcext:value-type="time">
            <text:p>06:39</text:p>
          </table:table-cell>
          <table:table-cell table:style-name="ce528" table:formula="of:=SUM([.FV85];TIME(0;3;0))" office:value-type="time" office:time-value="PT07H02M00S" calcext:value-type="time">
            <text:p>07:02</text:p>
          </table:table-cell>
          <table:table-cell table:style-name="ce528" table:formula="of:=SUM([.FW85];TIME(0;3;0))" office:value-type="time" office:time-value="PT07H39M00S" calcext:value-type="time">
            <text:p>07:39</text:p>
          </table:table-cell>
          <table:table-cell table:style-name="ce528" table:formula="of:=SUM([.FX85];TIME(0;3;0))" office:value-type="time" office:time-value="PT08H39M00S" calcext:value-type="time">
            <text:p>08:39</text:p>
          </table:table-cell>
          <table:table-cell table:style-name="ce528" table:formula="of:=SUM([.FY85];TIME(0;3;0))" office:value-type="time" office:time-value="PT09H39M00S" calcext:value-type="time">
            <text:p>09:39</text:p>
          </table:table-cell>
          <table:table-cell table:style-name="ce528" table:formula="of:=SUM([.FZ85];TIME(0;3;0))" office:value-type="time" office:time-value="PT10H39M00S" calcext:value-type="time">
            <text:p>10:39</text:p>
          </table:table-cell>
          <table:table-cell table:style-name="ce528" table:formula="of:=SUM([.GA85];TIME(0;3;0))" office:value-type="time" office:time-value="PT11H39M00S" calcext:value-type="time">
            <text:p>11:39</text:p>
          </table:table-cell>
          <table:table-cell table:style-name="ce528" table:formula="of:=SUM([.GB85];TIME(0;3;0))" office:value-type="time" office:time-value="PT12H39M00S" calcext:value-type="time">
            <text:p>12:39</text:p>
          </table:table-cell>
          <table:table-cell table:style-name="ce528" table:formula="of:=SUM([.GC85];TIME(0;3;0))" office:value-type="time" office:time-value="PT13H39M00S" calcext:value-type="time">
            <text:p>13:39</text:p>
          </table:table-cell>
          <table:table-cell table:style-name="ce528" table:formula="of:=SUM([.GD85];TIME(0;3;0))" office:value-type="time" office:time-value="PT14H39M00S" calcext:value-type="time">
            <text:p>14:39</text:p>
          </table:table-cell>
          <table:table-cell table:style-name="ce528" table:formula="of:=SUM([.GE85];TIME(0;3;0))" office:value-type="time" office:time-value="PT15H39M00S" calcext:value-type="time">
            <text:p>15:39</text:p>
          </table:table-cell>
          <table:table-cell table:style-name="ce528" table:formula="of:=SUM([.GF85];TIME(0;3;0))" office:value-type="time" office:time-value="PT16H39M00S" calcext:value-type="time">
            <text:p>16:39</text:p>
          </table:table-cell>
          <table:table-cell table:style-name="ce528" table:formula="of:=SUM([.GG85];TIME(0;3;0))" office:value-type="time" office:time-value="PT17H39M00S" calcext:value-type="time">
            <text:p>17:39</text:p>
          </table:table-cell>
          <table:table-cell table:style-name="ce528" table:formula="of:=SUM([.GH85];TIME(0;3;0))" office:value-type="time" office:time-value="PT18H39M00S" calcext:value-type="time">
            <text:p>18:39</text:p>
          </table:table-cell>
          <table:table-cell table:style-name="ce528" table:formula="of:=SUM([.GI85];TIME(0;3;0))" office:value-type="time" office:time-value="PT19H39M00S" calcext:value-type="time">
            <text:p>19:39</text:p>
          </table:table-cell>
          <table:table-cell table:style-name="ce528" table:formula="of:=SUM([.GJ85];TIME(0;3;0))" office:value-type="time" office:time-value="PT20H39M00S" calcext:value-type="time">
            <text:p>20:39</text:p>
          </table:table-cell>
          <table:table-cell table:style-name="ce528" table:formula="of:=SUM([.GK85];TIME(0;3;0))" office:value-type="time" office:time-value="PT21H39M00S" calcext:value-type="time">
            <text:p>21:39</text:p>
          </table:table-cell>
          <table:table-cell table:style-name="ce528" table:formula="of:=SUM([.GL85];TIME(0;3;0))" office:value-type="time" office:time-value="PT22H39M00S" calcext:value-type="time">
            <text:p>22:39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Csörög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86];TIME(0;5;0))" office:value-type="time" office:time-value="PT03H44M00S" calcext:value-type="time">
            <text:p>03:44</text:p>
          </table:table-cell>
          <table:table-cell table:style-name="ce528" table:formula="of:=SUM([.FO86];TIME(0;4;0))" office:value-type="time" office:time-value="PT04H21M00S" calcext:value-type="time">
            <text:p>04:21</text:p>
          </table:table-cell>
          <table:table-cell table:style-name="ce528" table:formula="of:=SUM([.FP86];TIME(0;5;0))" office:value-type="time" office:time-value="PT04H44M00S" calcext:value-type="time">
            <text:p>04:44</text:p>
          </table:table-cell>
          <table:table-cell table:style-name="ce528" table:formula="of:=SUM([.FQ86];TIME(0;4;0))" office:value-type="time" office:time-value="PT05H06M00S" calcext:value-type="time">
            <text:p>05:06</text:p>
          </table:table-cell>
          <table:table-cell table:style-name="ce528" table:formula="of:=SUM([.FR86];TIME(0;5;0))" office:value-type="time" office:time-value="PT05H45M00S" calcext:value-type="time">
            <text:p>05:45</text:p>
          </table:table-cell>
          <table:table-cell table:style-name="ce528" table:formula="of:=SUM([.FS86];TIME(0;4;0))" office:value-type="time" office:time-value="PT06H06M00S" calcext:value-type="time">
            <text:p>06:06</text:p>
          </table:table-cell>
          <table:table-cell table:style-name="ce528" table:formula="of:=SUM([.FT86];TIME(0;4;0))" office:value-type="time" office:time-value="PT06H35M00S" calcext:value-type="time">
            <text:p>06:35</text:p>
          </table:table-cell>
          <table:table-cell table:style-name="ce528" table:formula="of:=SUM([.FU86];TIME(0;5;0))" office:value-type="time" office:time-value="PT06H44M00S" calcext:value-type="time">
            <text:p>06:44</text:p>
          </table:table-cell>
          <table:table-cell table:style-name="ce528" table:formula="of:=SUM([.FV86];TIME(0;5;0))" office:value-type="time" office:time-value="PT07H07M00S" calcext:value-type="time">
            <text:p>07:07</text:p>
          </table:table-cell>
          <table:table-cell table:style-name="ce528" table:formula="of:=SUM([.FW86];TIME(0;4;0))" office:value-type="time" office:time-value="PT07H43M00S" calcext:value-type="time">
            <text:p>07:43</text:p>
          </table:table-cell>
          <table:table-cell table:style-name="ce528" table:formula="of:=SUM([.FX86];TIME(0;5;0))" office:value-type="time" office:time-value="PT08H44M00S" calcext:value-type="time">
            <text:p>08:44</text:p>
          </table:table-cell>
          <table:table-cell table:style-name="ce528" table:formula="of:=SUM([.FY86];TIME(0;5;0))" office:value-type="time" office:time-value="PT09H44M00S" calcext:value-type="time">
            <text:p>09:44</text:p>
          </table:table-cell>
          <table:table-cell table:style-name="ce528" table:formula="of:=SUM([.FZ86];TIME(0;5;0))" office:value-type="time" office:time-value="PT10H44M00S" calcext:value-type="time">
            <text:p>10:44</text:p>
          </table:table-cell>
          <table:table-cell table:style-name="ce528" table:formula="of:=SUM([.GA86];TIME(0;5;0))" office:value-type="time" office:time-value="PT11H44M00S" calcext:value-type="time">
            <text:p>11:44</text:p>
          </table:table-cell>
          <table:table-cell table:style-name="ce528" table:formula="of:=SUM([.GB86];TIME(0;5;0))" office:value-type="time" office:time-value="PT12H44M00S" calcext:value-type="time">
            <text:p>12:44</text:p>
          </table:table-cell>
          <table:table-cell table:style-name="ce528" table:formula="of:=SUM([.GC86];TIME(0;5;0))" office:value-type="time" office:time-value="PT13H44M00S" calcext:value-type="time">
            <text:p>13:44</text:p>
          </table:table-cell>
          <table:table-cell table:style-name="ce528" table:formula="of:=SUM([.GD86];TIME(0;5;0))" office:value-type="time" office:time-value="PT14H44M00S" calcext:value-type="time">
            <text:p>14:44</text:p>
          </table:table-cell>
          <table:table-cell table:style-name="ce528" table:formula="of:=SUM([.GE86];TIME(0;5;0))" office:value-type="time" office:time-value="PT15H44M00S" calcext:value-type="time">
            <text:p>15:44</text:p>
          </table:table-cell>
          <table:table-cell table:style-name="ce528" table:formula="of:=SUM([.GF86];TIME(0;5;0))" office:value-type="time" office:time-value="PT16H44M00S" calcext:value-type="time">
            <text:p>16:44</text:p>
          </table:table-cell>
          <table:table-cell table:style-name="ce528" table:formula="of:=SUM([.GG86];TIME(0;5;0))" office:value-type="time" office:time-value="PT17H44M00S" calcext:value-type="time">
            <text:p>17:44</text:p>
          </table:table-cell>
          <table:table-cell table:style-name="ce528" table:formula="of:=SUM([.GH86];TIME(0;5;0))" office:value-type="time" office:time-value="PT18H44M00S" calcext:value-type="time">
            <text:p>18:44</text:p>
          </table:table-cell>
          <table:table-cell table:style-name="ce528" table:formula="of:=SUM([.GI86];TIME(0;5;0))" office:value-type="time" office:time-value="PT19H44M00S" calcext:value-type="time">
            <text:p>19:44</text:p>
          </table:table-cell>
          <table:table-cell table:style-name="ce528" table:formula="of:=SUM([.GJ86];TIME(0;5;0))" office:value-type="time" office:time-value="PT20H44M00S" calcext:value-type="time">
            <text:p>20:44</text:p>
          </table:table-cell>
          <table:table-cell table:style-name="ce528" table:formula="of:=SUM([.GK86];TIME(0;5;0))" office:value-type="time" office:time-value="PT21H44M00S" calcext:value-type="time">
            <text:p>21:44</text:p>
          </table:table-cell>
          <table:table-cell table:style-name="ce528" table:formula="of:=SUM([.GL86];TIME(0;5;0))" office:value-type="time" office:time-value="PT22H44M00S" calcext:value-type="time">
            <text:p>22:44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table:style-name="ce31" office:value-type="string" calcext:value-type="string">
            <text:p>Vácrátót</text:p>
          </table:table-cell>
          <table:table-cell table:style-name="ce1" table:number-columns-repeated="8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87];TIME(0;2;0))" office:value-type="time" office:time-value="PT03H46M00S" calcext:value-type="time">
            <text:p>03:46</text:p>
          </table:table-cell>
          <table:table-cell table:style-name="ce528" table:formula="of:=SUM([.FO87];TIME(0;2;0))" office:value-type="time" office:time-value="PT04H23M00S" calcext:value-type="time">
            <text:p>04:23</text:p>
          </table:table-cell>
          <table:table-cell table:style-name="ce528" table:formula="of:=SUM([.FP87];TIME(0;2;0))" office:value-type="time" office:time-value="PT04H46M00S" calcext:value-type="time">
            <text:p>04:46</text:p>
          </table:table-cell>
          <table:table-cell table:style-name="ce528" table:formula="of:=SUM([.FQ87];TIME(0;2;0))" office:value-type="time" office:time-value="PT05H08M00S" calcext:value-type="time">
            <text:p>05:08</text:p>
          </table:table-cell>
          <table:table-cell table:style-name="ce528" table:formula="of:=SUM([.FR87];TIME(0;2;0))" office:value-type="time" office:time-value="PT05H47M00S" calcext:value-type="time">
            <text:p>05:47</text:p>
          </table:table-cell>
          <table:table-cell table:style-name="ce528" table:formula="of:=SUM([.FS87];TIME(0;2;0))" office:value-type="time" office:time-value="PT06H08M00S" calcext:value-type="time">
            <text:p>06:08</text:p>
          </table:table-cell>
          <table:table-cell table:style-name="ce528" table:formula="of:=SUM([.FT87];TIME(0;2;0))" office:value-type="time" office:time-value="PT06H37M00S" calcext:value-type="time">
            <text:p>06:37</text:p>
          </table:table-cell>
          <table:table-cell table:style-name="ce528" table:formula="of:=SUM([.FU87];TIME(0;2;0))" office:value-type="time" office:time-value="PT06H46M00S" calcext:value-type="time">
            <text:p>06:46</text:p>
          </table:table-cell>
          <table:table-cell table:style-name="ce528" table:formula="of:=SUM([.FV87];TIME(0;2;0))" office:value-type="time" office:time-value="PT07H09M00S" calcext:value-type="time">
            <text:p>07:09</text:p>
          </table:table-cell>
          <table:table-cell table:style-name="ce528" table:formula="of:=SUM([.FW87];TIME(0;2;0))" office:value-type="time" office:time-value="PT07H45M00S" calcext:value-type="time">
            <text:p>07:45</text:p>
          </table:table-cell>
          <table:table-cell table:style-name="ce528" table:formula="of:=SUM([.FX87];TIME(0;2;0))" office:value-type="time" office:time-value="PT08H46M00S" calcext:value-type="time">
            <text:p>08:46</text:p>
          </table:table-cell>
          <table:table-cell table:style-name="ce528" table:formula="of:=SUM([.FY87];TIME(0;2;0))" office:value-type="time" office:time-value="PT09H46M00S" calcext:value-type="time">
            <text:p>09:46</text:p>
          </table:table-cell>
          <table:table-cell table:style-name="ce528" table:formula="of:=SUM([.FZ87];TIME(0;2;0))" office:value-type="time" office:time-value="PT10H46M00S" calcext:value-type="time">
            <text:p>10:46</text:p>
          </table:table-cell>
          <table:table-cell table:style-name="ce528" table:formula="of:=SUM([.GA87];TIME(0;2;0))" office:value-type="time" office:time-value="PT11H46M00S" calcext:value-type="time">
            <text:p>11:46</text:p>
          </table:table-cell>
          <table:table-cell table:style-name="ce528" table:formula="of:=SUM([.GB87];TIME(0;2;0))" office:value-type="time" office:time-value="PT12H46M00S" calcext:value-type="time">
            <text:p>12:46</text:p>
          </table:table-cell>
          <table:table-cell table:style-name="ce528" table:formula="of:=SUM([.GC87];TIME(0;2;0))" office:value-type="time" office:time-value="PT13H46M00S" calcext:value-type="time">
            <text:p>13:46</text:p>
          </table:table-cell>
          <table:table-cell table:style-name="ce528" table:formula="of:=SUM([.GD87];TIME(0;2;0))" office:value-type="time" office:time-value="PT14H46M00S" calcext:value-type="time">
            <text:p>14:46</text:p>
          </table:table-cell>
          <table:table-cell table:style-name="ce528" table:formula="of:=SUM([.GE87];TIME(0;2;0))" office:value-type="time" office:time-value="PT15H46M00S" calcext:value-type="time">
            <text:p>15:46</text:p>
          </table:table-cell>
          <table:table-cell table:style-name="ce528" table:formula="of:=SUM([.GF87];TIME(0;2;0))" office:value-type="time" office:time-value="PT16H46M00S" calcext:value-type="time">
            <text:p>16:46</text:p>
          </table:table-cell>
          <table:table-cell table:style-name="ce528" table:formula="of:=SUM([.GG87];TIME(0;2;0))" office:value-type="time" office:time-value="PT17H46M00S" calcext:value-type="time">
            <text:p>17:46</text:p>
          </table:table-cell>
          <table:table-cell table:style-name="ce528" table:formula="of:=SUM([.GH87];TIME(0;2;0))" office:value-type="time" office:time-value="PT18H46M00S" calcext:value-type="time">
            <text:p>18:46</text:p>
          </table:table-cell>
          <table:table-cell table:style-name="ce528" table:formula="of:=SUM([.GI87];TIME(0;2;0))" office:value-type="time" office:time-value="PT19H46M00S" calcext:value-type="time">
            <text:p>19:46</text:p>
          </table:table-cell>
          <table:table-cell table:style-name="ce528" table:formula="of:=SUM([.GJ87];TIME(0;2;0))" office:value-type="time" office:time-value="PT20H46M00S" calcext:value-type="time">
            <text:p>20:46</text:p>
          </table:table-cell>
          <table:table-cell table:style-name="ce528" table:formula="of:=SUM([.GK87];TIME(0;2;0))" office:value-type="time" office:time-value="PT21H46M00S" calcext:value-type="time">
            <text:p>21:46</text:p>
          </table:table-cell>
          <table:table-cell table:style-name="ce528" table:formula="of:=SUM([.GL87];TIME(0;2;0))" office:value-type="time" office:time-value="PT22H46M00S" calcext:value-type="time">
            <text:p>22:46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Váchartyán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88];TIME(0;4;0))" office:value-type="time" office:time-value="PT03H50M00S" calcext:value-type="time">
            <text:p>03:50</text:p>
          </table:table-cell>
          <table:table-cell table:style-name="ce528" table:formula="of:=SUM([.FO88];TIME(0;5;0))" office:value-type="time" office:time-value="PT04H28M00S" calcext:value-type="time">
            <text:p>04:28</text:p>
          </table:table-cell>
          <table:table-cell table:style-name="ce528" table:formula="of:=SUM([.FP88];TIME(0;4;0))" office:value-type="time" office:time-value="PT04H50M00S" calcext:value-type="time">
            <text:p>04:50</text:p>
          </table:table-cell>
          <table:table-cell table:style-name="ce528" table:formula="of:=SUM([.FQ88];TIME(0;5;0))" office:value-type="time" office:time-value="PT05H13M00S" calcext:value-type="time">
            <text:p>05:13</text:p>
          </table:table-cell>
          <table:table-cell table:style-name="ce528" table:formula="of:=SUM([.FR88];TIME(0;4;0))" office:value-type="time" office:time-value="PT05H51M00S" calcext:value-type="time">
            <text:p>05:51</text:p>
          </table:table-cell>
          <table:table-cell table:style-name="ce528" table:formula="of:=SUM([.FS88];TIME(0;5;0))" office:value-type="time" office:time-value="PT06H13M00S" calcext:value-type="time">
            <text:p>06:13</text:p>
          </table:table-cell>
          <table:table-cell table:style-name="ce528" table:formula="of:=SUM([.FT88];TIME(0;5;0))" office:value-type="time" office:time-value="PT06H42M00S" calcext:value-type="time">
            <text:p>06:42</text:p>
          </table:table-cell>
          <table:table-cell table:style-name="ce528" table:formula="of:=SUM([.FU88];TIME(0;4;0))" office:value-type="time" office:time-value="PT06H50M00S" calcext:value-type="time">
            <text:p>06:50</text:p>
          </table:table-cell>
          <table:table-cell table:style-name="ce528" table:formula="of:=SUM([.FV88];TIME(0;4;0))" office:value-type="time" office:time-value="PT07H13M00S" calcext:value-type="time">
            <text:p>07:13</text:p>
          </table:table-cell>
          <table:table-cell table:style-name="ce528" table:formula="of:=SUM([.FW88];TIME(0;5;0))" office:value-type="time" office:time-value="PT07H50M00S" calcext:value-type="time">
            <text:p>07:50</text:p>
          </table:table-cell>
          <table:table-cell table:style-name="ce528" table:formula="of:=SUM([.FX88];TIME(0;4;0))" office:value-type="time" office:time-value="PT08H50M00S" calcext:value-type="time">
            <text:p>08:50</text:p>
          </table:table-cell>
          <table:table-cell table:style-name="ce528" table:formula="of:=SUM([.FY88];TIME(0;4;0))" office:value-type="time" office:time-value="PT09H50M00S" calcext:value-type="time">
            <text:p>09:50</text:p>
          </table:table-cell>
          <table:table-cell table:style-name="ce528" table:formula="of:=SUM([.FZ88];TIME(0;4;0))" office:value-type="time" office:time-value="PT10H50M00S" calcext:value-type="time">
            <text:p>10:50</text:p>
          </table:table-cell>
          <table:table-cell table:style-name="ce528" table:formula="of:=SUM([.GA88];TIME(0;4;0))" office:value-type="time" office:time-value="PT11H50M00S" calcext:value-type="time">
            <text:p>11:50</text:p>
          </table:table-cell>
          <table:table-cell table:style-name="ce528" table:formula="of:=SUM([.GB88];TIME(0;4;0))" office:value-type="time" office:time-value="PT12H50M00S" calcext:value-type="time">
            <text:p>12:50</text:p>
          </table:table-cell>
          <table:table-cell table:style-name="ce528" table:formula="of:=SUM([.GC88];TIME(0;4;0))" office:value-type="time" office:time-value="PT13H50M00S" calcext:value-type="time">
            <text:p>13:50</text:p>
          </table:table-cell>
          <table:table-cell table:style-name="ce528" table:formula="of:=SUM([.GD88];TIME(0;4;0))" office:value-type="time" office:time-value="PT14H50M00S" calcext:value-type="time">
            <text:p>14:50</text:p>
          </table:table-cell>
          <table:table-cell table:style-name="ce528" table:formula="of:=SUM([.GE88];TIME(0;4;0))" office:value-type="time" office:time-value="PT15H50M00S" calcext:value-type="time">
            <text:p>15:50</text:p>
          </table:table-cell>
          <table:table-cell table:style-name="ce528" table:formula="of:=SUM([.GF88];TIME(0;4;0))" office:value-type="time" office:time-value="PT16H50M00S" calcext:value-type="time">
            <text:p>16:50</text:p>
          </table:table-cell>
          <table:table-cell table:style-name="ce528" table:formula="of:=SUM([.GG88];TIME(0;4;0))" office:value-type="time" office:time-value="PT17H50M00S" calcext:value-type="time">
            <text:p>17:50</text:p>
          </table:table-cell>
          <table:table-cell table:style-name="ce528" table:formula="of:=SUM([.GH88];TIME(0;4;0))" office:value-type="time" office:time-value="PT18H50M00S" calcext:value-type="time">
            <text:p>18:50</text:p>
          </table:table-cell>
          <table:table-cell table:style-name="ce528" table:formula="of:=SUM([.GI88];TIME(0;4;0))" office:value-type="time" office:time-value="PT19H50M00S" calcext:value-type="time">
            <text:p>19:50</text:p>
          </table:table-cell>
          <table:table-cell table:style-name="ce528" table:formula="of:=SUM([.GJ88];TIME(0;4;0))" office:value-type="time" office:time-value="PT20H50M00S" calcext:value-type="time">
            <text:p>20:50</text:p>
          </table:table-cell>
          <table:table-cell table:style-name="ce528" table:formula="of:=SUM([.GK88];TIME(0;4;0))" office:value-type="time" office:time-value="PT21H50M00S" calcext:value-type="time">
            <text:p>21:50</text:p>
          </table:table-cell>
          <table:table-cell table:style-name="ce528" table:formula="of:=SUM([.GL88];TIME(0;4;0))" office:value-type="time" office:time-value="PT22H50M00S" calcext:value-type="time">
            <text:p>22:50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Rudnaykert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/>
          <table:table-cell table:style-name="ce122"/>
          <table:table-cell table:style-name="ce116" table:number-columns-repeated="112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89];TIME(0;3;0))" office:value-type="time" office:time-value="PT03H53M00S" calcext:value-type="time">
            <text:p>03:53</text:p>
          </table:table-cell>
          <table:table-cell table:style-name="ce528" table:formula="of:=SUM([.FO89];TIME(0;3;0))" office:value-type="time" office:time-value="PT04H31M00S" calcext:value-type="time">
            <text:p>04:31</text:p>
          </table:table-cell>
          <table:table-cell table:style-name="ce528" table:formula="of:=SUM([.FP89];TIME(0;3;0))" office:value-type="time" office:time-value="PT04H53M00S" calcext:value-type="time">
            <text:p>04:53</text:p>
          </table:table-cell>
          <table:table-cell table:style-name="ce528" table:formula="of:=SUM([.FQ89];TIME(0;3;0))" office:value-type="time" office:time-value="PT05H16M00S" calcext:value-type="time">
            <text:p>05:16</text:p>
          </table:table-cell>
          <table:table-cell table:style-name="ce528" table:formula="of:=SUM([.FR89];TIME(0;3;0))" office:value-type="time" office:time-value="PT05H54M00S" calcext:value-type="time">
            <text:p>05:54</text:p>
          </table:table-cell>
          <table:table-cell table:style-name="ce528" table:formula="of:=SUM([.FS89];TIME(0;3;0))" office:value-type="time" office:time-value="PT06H16M00S" calcext:value-type="time">
            <text:p>06:16</text:p>
          </table:table-cell>
          <table:table-cell table:style-name="ce528" table:formula="of:=SUM([.FT89];TIME(0;3;0))" office:value-type="time" office:time-value="PT06H45M00S" calcext:value-type="time">
            <text:p>06:45</text:p>
          </table:table-cell>
          <table:table-cell table:style-name="ce528" table:formula="of:=SUM([.FU89];TIME(0;3;0))" office:value-type="time" office:time-value="PT06H53M00S" calcext:value-type="time">
            <text:p>06:53</text:p>
          </table:table-cell>
          <table:table-cell table:style-name="ce528" table:formula="of:=SUM([.FV89];TIME(0;3;0))" office:value-type="time" office:time-value="PT07H16M00S" calcext:value-type="time">
            <text:p>07:16</text:p>
          </table:table-cell>
          <table:table-cell table:style-name="ce528" table:formula="of:=SUM([.FW89];TIME(0;3;0))" office:value-type="time" office:time-value="PT07H53M00S" calcext:value-type="time">
            <text:p>07:53</text:p>
          </table:table-cell>
          <table:table-cell table:style-name="ce528" table:formula="of:=SUM([.FX89];TIME(0;3;0))" office:value-type="time" office:time-value="PT08H53M00S" calcext:value-type="time">
            <text:p>08:53</text:p>
          </table:table-cell>
          <table:table-cell table:style-name="ce528" table:formula="of:=SUM([.FY89];TIME(0;3;0))" office:value-type="time" office:time-value="PT09H53M00S" calcext:value-type="time">
            <text:p>09:53</text:p>
          </table:table-cell>
          <table:table-cell table:style-name="ce528" table:formula="of:=SUM([.FZ89];TIME(0;3;0))" office:value-type="time" office:time-value="PT10H53M00S" calcext:value-type="time">
            <text:p>10:53</text:p>
          </table:table-cell>
          <table:table-cell table:style-name="ce528" table:formula="of:=SUM([.GA89];TIME(0;3;0))" office:value-type="time" office:time-value="PT11H53M00S" calcext:value-type="time">
            <text:p>11:53</text:p>
          </table:table-cell>
          <table:table-cell table:style-name="ce528" table:formula="of:=SUM([.GB89];TIME(0;3;0))" office:value-type="time" office:time-value="PT12H53M00S" calcext:value-type="time">
            <text:p>12:53</text:p>
          </table:table-cell>
          <table:table-cell table:style-name="ce528" table:formula="of:=SUM([.GC89];TIME(0;3;0))" office:value-type="time" office:time-value="PT13H53M00S" calcext:value-type="time">
            <text:p>13:53</text:p>
          </table:table-cell>
          <table:table-cell table:style-name="ce528" table:formula="of:=SUM([.GD89];TIME(0;3;0))" office:value-type="time" office:time-value="PT14H53M00S" calcext:value-type="time">
            <text:p>14:53</text:p>
          </table:table-cell>
          <table:table-cell table:style-name="ce528" table:formula="of:=SUM([.GE89];TIME(0;3;0))" office:value-type="time" office:time-value="PT15H53M00S" calcext:value-type="time">
            <text:p>15:53</text:p>
          </table:table-cell>
          <table:table-cell table:style-name="ce528" table:formula="of:=SUM([.GF89];TIME(0;3;0))" office:value-type="time" office:time-value="PT16H53M00S" calcext:value-type="time">
            <text:p>16:53</text:p>
          </table:table-cell>
          <table:table-cell table:style-name="ce528" table:formula="of:=SUM([.GG89];TIME(0;3;0))" office:value-type="time" office:time-value="PT17H53M00S" calcext:value-type="time">
            <text:p>17:53</text:p>
          </table:table-cell>
          <table:table-cell table:style-name="ce528" table:formula="of:=SUM([.GH89];TIME(0;3;0))" office:value-type="time" office:time-value="PT18H53M00S" calcext:value-type="time">
            <text:p>18:53</text:p>
          </table:table-cell>
          <table:table-cell table:style-name="ce528" table:formula="of:=SUM([.GI89];TIME(0;3;0))" office:value-type="time" office:time-value="PT19H53M00S" calcext:value-type="time">
            <text:p>19:53</text:p>
          </table:table-cell>
          <table:table-cell table:style-name="ce528" table:formula="of:=SUM([.GJ89];TIME(0;3;0))" office:value-type="time" office:time-value="PT20H53M00S" calcext:value-type="time">
            <text:p>20:53</text:p>
          </table:table-cell>
          <table:table-cell table:style-name="ce528" table:formula="of:=SUM([.GK89];TIME(0;3;0))" office:value-type="time" office:time-value="PT21H53M00S" calcext:value-type="time">
            <text:p>21:53</text:p>
          </table:table-cell>
          <table:table-cell table:style-name="ce528" table:formula="of:=SUM([.GL89];TIME(0;3;0))" office:value-type="time" office:time-value="PT22H53M00S" calcext:value-type="time">
            <text:p>22:53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Örbottyán</text:p>
          </table:table-cell>
          <table:table-cell table:style-name="ce41"/>
          <table:table-cell table:style-name="ce1" table:number-columns-repeated="7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0];TIME(0;8;0))" office:value-type="time" office:time-value="PT04H01M00S" calcext:value-type="time">
            <text:p>04:01</text:p>
          </table:table-cell>
          <table:table-cell table:style-name="ce528" table:formula="of:=SUM([.FO90];TIME(0;6;0))" office:value-type="time" office:time-value="PT04H37M00S" calcext:value-type="time">
            <text:p>04:37</text:p>
          </table:table-cell>
          <table:table-cell table:style-name="ce528" table:formula="of:=SUM([.FP90];TIME(0;8;0))" office:value-type="time" office:time-value="PT05H01M00S" calcext:value-type="time">
            <text:p>05:01</text:p>
          </table:table-cell>
          <table:table-cell table:style-name="ce528" table:formula="of:=SUM([.FQ90];TIME(0;6;0))" office:value-type="time" office:time-value="PT05H22M00S" calcext:value-type="time">
            <text:p>05:22</text:p>
          </table:table-cell>
          <table:table-cell table:style-name="ce528" table:formula="of:=SUM([.FR90];TIME(0;8;0))" office:value-type="time" office:time-value="PT06H02M00S" calcext:value-type="time">
            <text:p>06:02</text:p>
          </table:table-cell>
          <table:table-cell table:style-name="ce528" table:formula="of:=SUM([.FS90];TIME(0;6;0))" office:value-type="time" office:time-value="PT06H22M00S" calcext:value-type="time">
            <text:p>06:22</text:p>
          </table:table-cell>
          <table:table-cell table:style-name="ce528" table:formula="of:=SUM([.FT90];TIME(0;6;0))" office:value-type="time" office:time-value="PT06H51M00S" calcext:value-type="time">
            <text:p>06:51</text:p>
          </table:table-cell>
          <table:table-cell table:style-name="ce528" table:formula="of:=SUM([.FU90];TIME(0;8;0))" office:value-type="time" office:time-value="PT07H01M00S" calcext:value-type="time">
            <text:p>07:01</text:p>
          </table:table-cell>
          <table:table-cell table:style-name="ce528" table:formula="of:=SUM([.FV90];TIME(0;8;0))" office:value-type="time" office:time-value="PT07H24M00S" calcext:value-type="time">
            <text:p>07:24</text:p>
          </table:table-cell>
          <table:table-cell table:style-name="ce528" table:formula="of:=SUM([.FW90];TIME(0;6;0))" office:value-type="time" office:time-value="PT07H59M00S" calcext:value-type="time">
            <text:p>07:59</text:p>
          </table:table-cell>
          <table:table-cell table:style-name="ce528" table:formula="of:=SUM([.FX90];TIME(0;8;0))" office:value-type="time" office:time-value="PT09H01M00S" calcext:value-type="time">
            <text:p>09:01</text:p>
          </table:table-cell>
          <table:table-cell table:style-name="ce528" table:formula="of:=SUM([.FY90];TIME(0;8;0))" office:value-type="time" office:time-value="PT10H01M00S" calcext:value-type="time">
            <text:p>10:01</text:p>
          </table:table-cell>
          <table:table-cell table:style-name="ce528" table:formula="of:=SUM([.FZ90];TIME(0;8;0))" office:value-type="time" office:time-value="PT11H01M00S" calcext:value-type="time">
            <text:p>11:01</text:p>
          </table:table-cell>
          <table:table-cell table:style-name="ce528" table:formula="of:=SUM([.GA90];TIME(0;8;0))" office:value-type="time" office:time-value="PT12H01M00S" calcext:value-type="time">
            <text:p>12:01</text:p>
          </table:table-cell>
          <table:table-cell table:style-name="ce528" table:formula="of:=SUM([.GB90];TIME(0;8;0))" office:value-type="time" office:time-value="PT13H01M00S" calcext:value-type="time">
            <text:p>13:01</text:p>
          </table:table-cell>
          <table:table-cell table:style-name="ce528" table:formula="of:=SUM([.GC90];TIME(0;8;0))" office:value-type="time" office:time-value="PT14H01M00S" calcext:value-type="time">
            <text:p>14:01</text:p>
          </table:table-cell>
          <table:table-cell table:style-name="ce528" table:formula="of:=SUM([.GD90];TIME(0;8;0))" office:value-type="time" office:time-value="PT15H01M00S" calcext:value-type="time">
            <text:p>15:01</text:p>
          </table:table-cell>
          <table:table-cell table:style-name="ce528" table:formula="of:=SUM([.GE90];TIME(0;8;0))" office:value-type="time" office:time-value="PT16H01M00S" calcext:value-type="time">
            <text:p>16:01</text:p>
          </table:table-cell>
          <table:table-cell table:style-name="ce528" table:formula="of:=SUM([.GF90];TIME(0;8;0))" office:value-type="time" office:time-value="PT17H01M00S" calcext:value-type="time">
            <text:p>17:01</text:p>
          </table:table-cell>
          <table:table-cell table:style-name="ce528" table:formula="of:=SUM([.GG90];TIME(0;8;0))" office:value-type="time" office:time-value="PT18H01M00S" calcext:value-type="time">
            <text:p>18:01</text:p>
          </table:table-cell>
          <table:table-cell table:style-name="ce528" table:formula="of:=SUM([.GH90];TIME(0;8;0))" office:value-type="time" office:time-value="PT19H01M00S" calcext:value-type="time">
            <text:p>19:01</text:p>
          </table:table-cell>
          <table:table-cell table:style-name="ce528" table:formula="of:=SUM([.GI90];TIME(0;8;0))" office:value-type="time" office:time-value="PT20H01M00S" calcext:value-type="time">
            <text:p>20:01</text:p>
          </table:table-cell>
          <table:table-cell table:style-name="ce528" table:formula="of:=SUM([.GJ90];TIME(0;8;0))" office:value-type="time" office:time-value="PT21H01M00S" calcext:value-type="time">
            <text:p>21:01</text:p>
          </table:table-cell>
          <table:table-cell table:style-name="ce528" table:formula="of:=SUM([.GK90];TIME(0;8;0))" office:value-type="time" office:time-value="PT22H01M00S" calcext:value-type="time">
            <text:p>22:01</text:p>
          </table:table-cell>
          <table:table-cell table:style-name="ce528" table:formula="of:=SUM([.GL90];TIME(0;8;0))" office:value-type="time" office:time-value="PT23H01M00S" calcext:value-type="time">
            <text:p>23:01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Vicziántelep mh.</text:p>
          </table:table-cell>
          <table:table-cell table:style-name="ce1" table:number-columns-repeated="8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1];TIME(0;2;0))" office:value-type="time" office:time-value="PT04H03M00S" calcext:value-type="time">
            <text:p>04:03</text:p>
          </table:table-cell>
          <table:table-cell table:style-name="ce528" table:formula="of:=SUM([.FO91];TIME(0;3;0))" office:value-type="time" office:time-value="PT04H40M00S" calcext:value-type="time">
            <text:p>04:40</text:p>
          </table:table-cell>
          <table:table-cell table:style-name="ce528" table:formula="of:=SUM([.FP91];TIME(0;2;0))" office:value-type="time" office:time-value="PT05H03M00S" calcext:value-type="time">
            <text:p>05:03</text:p>
          </table:table-cell>
          <table:table-cell table:style-name="ce528" table:formula="of:=SUM([.FQ91];TIME(0;3;0))" office:value-type="time" office:time-value="PT05H25M00S" calcext:value-type="time">
            <text:p>05:25</text:p>
          </table:table-cell>
          <table:table-cell table:style-name="ce528" table:formula="of:=SUM([.FR91];TIME(0;2;0))" office:value-type="time" office:time-value="PT06H04M00S" calcext:value-type="time">
            <text:p>06:04</text:p>
          </table:table-cell>
          <table:table-cell table:style-name="ce528" table:formula="of:=SUM([.FS91];TIME(0;3;0))" office:value-type="time" office:time-value="PT06H25M00S" calcext:value-type="time">
            <text:p>06:25</text:p>
          </table:table-cell>
          <table:table-cell table:style-name="ce528" table:formula="of:=SUM([.FT91];TIME(0;3;0))" office:value-type="time" office:time-value="PT06H54M00S" calcext:value-type="time">
            <text:p>06:54</text:p>
          </table:table-cell>
          <table:table-cell table:style-name="ce528" table:formula="of:=SUM([.FU91];TIME(0;2;0))" office:value-type="time" office:time-value="PT07H03M00S" calcext:value-type="time">
            <text:p>07:03</text:p>
          </table:table-cell>
          <table:table-cell table:style-name="ce528" table:formula="of:=SUM([.FV91];TIME(0;2;0))" office:value-type="time" office:time-value="PT07H26M00S" calcext:value-type="time">
            <text:p>07:26</text:p>
          </table:table-cell>
          <table:table-cell table:style-name="ce528" table:formula="of:=SUM([.FW91];TIME(0;3;0))" office:value-type="time" office:time-value="PT08H02M00S" calcext:value-type="time">
            <text:p>08:02</text:p>
          </table:table-cell>
          <table:table-cell table:style-name="ce528" table:formula="of:=SUM([.FX91];TIME(0;2;0))" office:value-type="time" office:time-value="PT09H03M00S" calcext:value-type="time">
            <text:p>09:03</text:p>
          </table:table-cell>
          <table:table-cell table:style-name="ce528" table:formula="of:=SUM([.FY91];TIME(0;2;0))" office:value-type="time" office:time-value="PT10H03M00S" calcext:value-type="time">
            <text:p>10:03</text:p>
          </table:table-cell>
          <table:table-cell table:style-name="ce528" table:formula="of:=SUM([.FZ91];TIME(0;2;0))" office:value-type="time" office:time-value="PT11H03M00S" calcext:value-type="time">
            <text:p>11:03</text:p>
          </table:table-cell>
          <table:table-cell table:style-name="ce528" table:formula="of:=SUM([.GA91];TIME(0;2;0))" office:value-type="time" office:time-value="PT12H03M00S" calcext:value-type="time">
            <text:p>12:03</text:p>
          </table:table-cell>
          <table:table-cell table:style-name="ce528" table:formula="of:=SUM([.GB91];TIME(0;2;0))" office:value-type="time" office:time-value="PT13H03M00S" calcext:value-type="time">
            <text:p>13:03</text:p>
          </table:table-cell>
          <table:table-cell table:style-name="ce528" table:formula="of:=SUM([.GC91];TIME(0;2;0))" office:value-type="time" office:time-value="PT14H03M00S" calcext:value-type="time">
            <text:p>14:03</text:p>
          </table:table-cell>
          <table:table-cell table:style-name="ce528" table:formula="of:=SUM([.GD91];TIME(0;2;0))" office:value-type="time" office:time-value="PT15H03M00S" calcext:value-type="time">
            <text:p>15:03</text:p>
          </table:table-cell>
          <table:table-cell table:style-name="ce528" table:formula="of:=SUM([.GE91];TIME(0;2;0))" office:value-type="time" office:time-value="PT16H03M00S" calcext:value-type="time">
            <text:p>16:03</text:p>
          </table:table-cell>
          <table:table-cell table:style-name="ce528" table:formula="of:=SUM([.GF91];TIME(0;2;0))" office:value-type="time" office:time-value="PT17H03M00S" calcext:value-type="time">
            <text:p>17:03</text:p>
          </table:table-cell>
          <table:table-cell table:style-name="ce528" table:formula="of:=SUM([.GG91];TIME(0;2;0))" office:value-type="time" office:time-value="PT18H03M00S" calcext:value-type="time">
            <text:p>18:03</text:p>
          </table:table-cell>
          <table:table-cell table:style-name="ce528" table:formula="of:=SUM([.GH91];TIME(0;2;0))" office:value-type="time" office:time-value="PT19H03M00S" calcext:value-type="time">
            <text:p>19:03</text:p>
          </table:table-cell>
          <table:table-cell table:style-name="ce528" table:formula="of:=SUM([.GI91];TIME(0;2;0))" office:value-type="time" office:time-value="PT20H03M00S" calcext:value-type="time">
            <text:p>20:03</text:p>
          </table:table-cell>
          <table:table-cell table:style-name="ce528" table:formula="of:=SUM([.GJ91];TIME(0;2;0))" office:value-type="time" office:time-value="PT21H03M00S" calcext:value-type="time">
            <text:p>21:03</text:p>
          </table:table-cell>
          <table:table-cell table:style-name="ce528" table:formula="of:=SUM([.GK91];TIME(0;2;0))" office:value-type="time" office:time-value="PT22H03M00S" calcext:value-type="time">
            <text:p>22:03</text:p>
          </table:table-cell>
          <table:table-cell table:style-name="ce528" table:formula="of:=SUM([.GL91];TIME(0;2;0))" office:value-type="time" office:time-value="PT23H03M00S" calcext:value-type="time">
            <text:p>23:03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Erdökertes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2];TIME(0;3;0))" office:value-type="time" office:time-value="PT04H06M00S" calcext:value-type="time">
            <text:p>04:06</text:p>
          </table:table-cell>
          <table:table-cell table:style-name="ce528" table:formula="of:=SUM([.FO92];TIME(0;3;0))" office:value-type="time" office:time-value="PT04H43M00S" calcext:value-type="time">
            <text:p>04:43</text:p>
          </table:table-cell>
          <table:table-cell table:style-name="ce528" table:formula="of:=SUM([.FP92];TIME(0;3;0))" office:value-type="time" office:time-value="PT05H06M00S" calcext:value-type="time">
            <text:p>05:06</text:p>
          </table:table-cell>
          <table:table-cell table:style-name="ce528" table:formula="of:=SUM([.FQ92];TIME(0;3;0))" office:value-type="time" office:time-value="PT05H28M00S" calcext:value-type="time">
            <text:p>05:28</text:p>
          </table:table-cell>
          <table:table-cell table:style-name="ce528" table:formula="of:=SUM([.FR92];TIME(0;3;0))" office:value-type="time" office:time-value="PT06H07M00S" calcext:value-type="time">
            <text:p>06:07</text:p>
          </table:table-cell>
          <table:table-cell table:style-name="ce528" table:formula="of:=SUM([.FS92];TIME(0;3;0))" office:value-type="time" office:time-value="PT06H28M00S" calcext:value-type="time">
            <text:p>06:28</text:p>
          </table:table-cell>
          <table:table-cell table:style-name="ce528" table:formula="of:=SUM([.FT92];TIME(0;3;0))" office:value-type="time" office:time-value="PT06H57M00S" calcext:value-type="time">
            <text:p>06:57</text:p>
          </table:table-cell>
          <table:table-cell table:style-name="ce528" table:formula="of:=SUM([.FU92];TIME(0;3;0))" office:value-type="time" office:time-value="PT07H06M00S" calcext:value-type="time">
            <text:p>07:06</text:p>
          </table:table-cell>
          <table:table-cell table:style-name="ce528" table:formula="of:=SUM([.FV92];TIME(0;3;0))" office:value-type="time" office:time-value="PT07H29M00S" calcext:value-type="time">
            <text:p>07:29</text:p>
          </table:table-cell>
          <table:table-cell table:style-name="ce528" table:formula="of:=SUM([.FW92];TIME(0;3;0))" office:value-type="time" office:time-value="PT08H05M00S" calcext:value-type="time">
            <text:p>08:05</text:p>
          </table:table-cell>
          <table:table-cell table:style-name="ce528" table:formula="of:=SUM([.FX92];TIME(0;3;0))" office:value-type="time" office:time-value="PT09H06M00S" calcext:value-type="time">
            <text:p>09:06</text:p>
          </table:table-cell>
          <table:table-cell table:style-name="ce528" table:formula="of:=SUM([.FY92];TIME(0;3;0))" office:value-type="time" office:time-value="PT10H06M00S" calcext:value-type="time">
            <text:p>10:06</text:p>
          </table:table-cell>
          <table:table-cell table:style-name="ce528" table:formula="of:=SUM([.FZ92];TIME(0;3;0))" office:value-type="time" office:time-value="PT11H06M00S" calcext:value-type="time">
            <text:p>11:06</text:p>
          </table:table-cell>
          <table:table-cell table:style-name="ce528" table:formula="of:=SUM([.GA92];TIME(0;3;0))" office:value-type="time" office:time-value="PT12H06M00S" calcext:value-type="time">
            <text:p>12:06</text:p>
          </table:table-cell>
          <table:table-cell table:style-name="ce528" table:formula="of:=SUM([.GB92];TIME(0;3;0))" office:value-type="time" office:time-value="PT13H06M00S" calcext:value-type="time">
            <text:p>13:06</text:p>
          </table:table-cell>
          <table:table-cell table:style-name="ce528" table:formula="of:=SUM([.GC92];TIME(0;3;0))" office:value-type="time" office:time-value="PT14H06M00S" calcext:value-type="time">
            <text:p>14:06</text:p>
          </table:table-cell>
          <table:table-cell table:style-name="ce528" table:formula="of:=SUM([.GD92];TIME(0;3;0))" office:value-type="time" office:time-value="PT15H06M00S" calcext:value-type="time">
            <text:p>15:06</text:p>
          </table:table-cell>
          <table:table-cell table:style-name="ce528" table:formula="of:=SUM([.GE92];TIME(0;3;0))" office:value-type="time" office:time-value="PT16H06M00S" calcext:value-type="time">
            <text:p>16:06</text:p>
          </table:table-cell>
          <table:table-cell table:style-name="ce528" table:formula="of:=SUM([.GF92];TIME(0;3;0))" office:value-type="time" office:time-value="PT17H06M00S" calcext:value-type="time">
            <text:p>17:06</text:p>
          </table:table-cell>
          <table:table-cell table:style-name="ce528" table:formula="of:=SUM([.GG92];TIME(0;3;0))" office:value-type="time" office:time-value="PT18H06M00S" calcext:value-type="time">
            <text:p>18:06</text:p>
          </table:table-cell>
          <table:table-cell table:style-name="ce528" table:formula="of:=SUM([.GH92];TIME(0;3;0))" office:value-type="time" office:time-value="PT19H06M00S" calcext:value-type="time">
            <text:p>19:06</text:p>
          </table:table-cell>
          <table:table-cell table:style-name="ce528" table:formula="of:=SUM([.GI92];TIME(0;3;0))" office:value-type="time" office:time-value="PT20H06M00S" calcext:value-type="time">
            <text:p>20:06</text:p>
          </table:table-cell>
          <table:table-cell table:style-name="ce528" table:formula="of:=SUM([.GJ92];TIME(0;3;0))" office:value-type="time" office:time-value="PT21H06M00S" calcext:value-type="time">
            <text:p>21:06</text:p>
          </table:table-cell>
          <table:table-cell table:style-name="ce528" table:formula="of:=SUM([.GK92];TIME(0;3;0))" office:value-type="time" office:time-value="PT22H06M00S" calcext:value-type="time">
            <text:p>22:06</text:p>
          </table:table-cell>
          <table:table-cell table:style-name="ce528" table:formula="of:=SUM([.GL92];TIME(0;3;0))" office:value-type="time" office:time-value="PT23H06M00S" calcext:value-type="time">
            <text:p>23:06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Veresegyház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3];TIME(0;5;0))" office:value-type="time" office:time-value="PT04H11M00S" calcext:value-type="time">
            <text:p>04:11</text:p>
          </table:table-cell>
          <table:table-cell table:style-name="ce528" table:formula="of:=SUM([.FO93];TIME(0;6;0))" office:value-type="time" office:time-value="PT04H49M00S" calcext:value-type="time">
            <text:p>04:49</text:p>
          </table:table-cell>
          <table:table-cell table:style-name="ce528" table:formula="of:=SUM([.FP93];TIME(0;5;0))" office:value-type="time" office:time-value="PT05H11M00S" calcext:value-type="time">
            <text:p>05:11</text:p>
          </table:table-cell>
          <table:table-cell table:style-name="ce528" table:formula="of:=SUM([.FQ93];TIME(0;6;0))" office:value-type="time" office:time-value="PT05H34M00S" calcext:value-type="time">
            <text:p>05:34</text:p>
          </table:table-cell>
          <table:table-cell table:style-name="ce528" table:formula="of:=SUM([.FR93];TIME(0;5;0))" office:value-type="time" office:time-value="PT06H12M00S" calcext:value-type="time">
            <text:p>06:12</text:p>
          </table:table-cell>
          <table:table-cell table:style-name="ce528" table:formula="of:=SUM([.FS93];TIME(0;6;0))" office:value-type="time" office:time-value="PT06H34M00S" calcext:value-type="time">
            <text:p>06:34</text:p>
          </table:table-cell>
          <table:table-cell table:style-name="ce528" table:formula="of:=SUM([.FT93];TIME(0;6;0))" office:value-type="time" office:time-value="PT07H03M00S" calcext:value-type="time">
            <text:p>07:03</text:p>
          </table:table-cell>
          <table:table-cell table:style-name="ce528" table:formula="of:=SUM([.FU93];TIME(0;5;0))" office:value-type="time" office:time-value="PT07H11M00S" calcext:value-type="time">
            <text:p>07:11</text:p>
          </table:table-cell>
          <table:table-cell table:style-name="ce528" table:formula="of:=SUM([.FV93];TIME(0;5;0))" office:value-type="time" office:time-value="PT07H34M00S" calcext:value-type="time">
            <text:p>07:34</text:p>
          </table:table-cell>
          <table:table-cell table:style-name="ce528" table:formula="of:=SUM([.FW93];TIME(0;6;0))" office:value-type="time" office:time-value="PT08H11M00S" calcext:value-type="time">
            <text:p>08:11</text:p>
          </table:table-cell>
          <table:table-cell table:style-name="ce528" table:formula="of:=SUM([.FX93];TIME(0;5;0))" office:value-type="time" office:time-value="PT09H11M00S" calcext:value-type="time">
            <text:p>09:11</text:p>
          </table:table-cell>
          <table:table-cell table:style-name="ce528" table:formula="of:=SUM([.FY93];TIME(0;5;0))" office:value-type="time" office:time-value="PT10H11M00S" calcext:value-type="time">
            <text:p>10:11</text:p>
          </table:table-cell>
          <table:table-cell table:style-name="ce528" table:formula="of:=SUM([.FZ93];TIME(0;5;0))" office:value-type="time" office:time-value="PT11H11M00S" calcext:value-type="time">
            <text:p>11:11</text:p>
          </table:table-cell>
          <table:table-cell table:style-name="ce528" table:formula="of:=SUM([.GA93];TIME(0;5;0))" office:value-type="time" office:time-value="PT12H11M00S" calcext:value-type="time">
            <text:p>12:11</text:p>
          </table:table-cell>
          <table:table-cell table:style-name="ce528" table:formula="of:=SUM([.GB93];TIME(0;5;0))" office:value-type="time" office:time-value="PT13H11M00S" calcext:value-type="time">
            <text:p>13:11</text:p>
          </table:table-cell>
          <table:table-cell table:style-name="ce528" table:formula="of:=SUM([.GC93];TIME(0;5;0))" office:value-type="time" office:time-value="PT14H11M00S" calcext:value-type="time">
            <text:p>14:11</text:p>
          </table:table-cell>
          <table:table-cell table:style-name="ce528" table:formula="of:=SUM([.GD93];TIME(0;5;0))" office:value-type="time" office:time-value="PT15H11M00S" calcext:value-type="time">
            <text:p>15:11</text:p>
          </table:table-cell>
          <table:table-cell table:style-name="ce528" table:formula="of:=SUM([.GE93];TIME(0;5;0))" office:value-type="time" office:time-value="PT16H11M00S" calcext:value-type="time">
            <text:p>16:11</text:p>
          </table:table-cell>
          <table:table-cell table:style-name="ce528" table:formula="of:=SUM([.GF93];TIME(0;5;0))" office:value-type="time" office:time-value="PT17H11M00S" calcext:value-type="time">
            <text:p>17:11</text:p>
          </table:table-cell>
          <table:table-cell table:style-name="ce528" table:formula="of:=SUM([.GG93];TIME(0;5;0))" office:value-type="time" office:time-value="PT18H11M00S" calcext:value-type="time">
            <text:p>18:11</text:p>
          </table:table-cell>
          <table:table-cell table:style-name="ce528" table:formula="of:=SUM([.GH93];TIME(0;5;0))" office:value-type="time" office:time-value="PT19H11M00S" calcext:value-type="time">
            <text:p>19:11</text:p>
          </table:table-cell>
          <table:table-cell table:style-name="ce528" table:formula="of:=SUM([.GI93];TIME(0;5;0))" office:value-type="time" office:time-value="PT20H11M00S" calcext:value-type="time">
            <text:p>20:11</text:p>
          </table:table-cell>
          <table:table-cell table:style-name="ce528" table:formula="of:=SUM([.GJ93];TIME(0;5;0))" office:value-type="time" office:time-value="PT21H11M00S" calcext:value-type="time">
            <text:p>21:11</text:p>
          </table:table-cell>
          <table:table-cell table:style-name="ce528" table:formula="of:=SUM([.GK93];TIME(0;5;0))" office:value-type="time" office:time-value="PT22H11M00S" calcext:value-type="time">
            <text:p>22:11</text:p>
          </table:table-cell>
          <table:table-cell table:style-name="ce528" table:formula="of:=SUM([.GL93];TIME(0;5;0))" office:value-type="time" office:time-value="PT23H11M00S" calcext:value-type="time">
            <text:p>23:11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Ivacs mh.</text:p>
          </table:table-cell>
          <table:table-cell table:style-name="ce41"/>
          <table:table-cell table:style-name="ce1" table:number-columns-repeated="7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4];TIME(0;3;0))" office:value-type="time" office:time-value="PT04H14M00S" calcext:value-type="time">
            <text:p>04:14</text:p>
          </table:table-cell>
          <table:table-cell table:style-name="ce528" table:formula="of:=SUM([.FO94];TIME(0;3;0))" office:value-type="time" office:time-value="PT04H52M00S" calcext:value-type="time">
            <text:p>04:52</text:p>
          </table:table-cell>
          <table:table-cell table:style-name="ce528" table:formula="of:=SUM([.FP94];TIME(0;3;0))" office:value-type="time" office:time-value="PT05H14M00S" calcext:value-type="time">
            <text:p>05:14</text:p>
          </table:table-cell>
          <table:table-cell table:style-name="ce528" table:formula="of:=SUM([.FQ94];TIME(0;3;0))" office:value-type="time" office:time-value="PT05H37M00S" calcext:value-type="time">
            <text:p>05:37</text:p>
          </table:table-cell>
          <table:table-cell table:style-name="ce528" table:formula="of:=SUM([.FR94];TIME(0;3;0))" office:value-type="time" office:time-value="PT06H15M00S" calcext:value-type="time">
            <text:p>06:15</text:p>
          </table:table-cell>
          <table:table-cell table:style-name="ce528" table:formula="of:=SUM([.FS94];TIME(0;3;0))" office:value-type="time" office:time-value="PT06H37M00S" calcext:value-type="time">
            <text:p>06:37</text:p>
          </table:table-cell>
          <table:table-cell table:style-name="ce528" table:formula="of:=SUM([.FT94];TIME(0;3;0))" office:value-type="time" office:time-value="PT07H06M00S" calcext:value-type="time">
            <text:p>07:06</text:p>
          </table:table-cell>
          <table:table-cell table:style-name="ce528" table:formula="of:=SUM([.FU94];TIME(0;3;0))" office:value-type="time" office:time-value="PT07H14M00S" calcext:value-type="time">
            <text:p>07:14</text:p>
          </table:table-cell>
          <table:table-cell table:style-name="ce528" table:formula="of:=SUM([.FV94];TIME(0;3;0))" office:value-type="time" office:time-value="PT07H37M00S" calcext:value-type="time">
            <text:p>07:37</text:p>
          </table:table-cell>
          <table:table-cell table:style-name="ce528" table:formula="of:=SUM([.FW94];TIME(0;3;0))" office:value-type="time" office:time-value="PT08H14M00S" calcext:value-type="time">
            <text:p>08:14</text:p>
          </table:table-cell>
          <table:table-cell table:style-name="ce528" table:formula="of:=SUM([.FX94];TIME(0;3;0))" office:value-type="time" office:time-value="PT09H14M00S" calcext:value-type="time">
            <text:p>09:14</text:p>
          </table:table-cell>
          <table:table-cell table:style-name="ce528" table:formula="of:=SUM([.FY94];TIME(0;3;0))" office:value-type="time" office:time-value="PT10H14M00S" calcext:value-type="time">
            <text:p>10:14</text:p>
          </table:table-cell>
          <table:table-cell table:style-name="ce528" table:formula="of:=SUM([.FZ94];TIME(0;3;0))" office:value-type="time" office:time-value="PT11H14M00S" calcext:value-type="time">
            <text:p>11:14</text:p>
          </table:table-cell>
          <table:table-cell table:style-name="ce528" table:formula="of:=SUM([.GA94];TIME(0;3;0))" office:value-type="time" office:time-value="PT12H14M00S" calcext:value-type="time">
            <text:p>12:14</text:p>
          </table:table-cell>
          <table:table-cell table:style-name="ce528" table:formula="of:=SUM([.GB94];TIME(0;3;0))" office:value-type="time" office:time-value="PT13H14M00S" calcext:value-type="time">
            <text:p>13:14</text:p>
          </table:table-cell>
          <table:table-cell table:style-name="ce528" table:formula="of:=SUM([.GC94];TIME(0;3;0))" office:value-type="time" office:time-value="PT14H14M00S" calcext:value-type="time">
            <text:p>14:14</text:p>
          </table:table-cell>
          <table:table-cell table:style-name="ce528" table:formula="of:=SUM([.GD94];TIME(0;3;0))" office:value-type="time" office:time-value="PT15H14M00S" calcext:value-type="time">
            <text:p>15:14</text:p>
          </table:table-cell>
          <table:table-cell table:style-name="ce528" table:formula="of:=SUM([.GE94];TIME(0;3;0))" office:value-type="time" office:time-value="PT16H14M00S" calcext:value-type="time">
            <text:p>16:14</text:p>
          </table:table-cell>
          <table:table-cell table:style-name="ce528" table:formula="of:=SUM([.GF94];TIME(0;3;0))" office:value-type="time" office:time-value="PT17H14M00S" calcext:value-type="time">
            <text:p>17:14</text:p>
          </table:table-cell>
          <table:table-cell table:style-name="ce528" table:formula="of:=SUM([.GG94];TIME(0;3;0))" office:value-type="time" office:time-value="PT18H14M00S" calcext:value-type="time">
            <text:p>18:14</text:p>
          </table:table-cell>
          <table:table-cell table:style-name="ce528" table:formula="of:=SUM([.GH94];TIME(0;3;0))" office:value-type="time" office:time-value="PT19H14M00S" calcext:value-type="time">
            <text:p>19:14</text:p>
          </table:table-cell>
          <table:table-cell table:style-name="ce528" table:formula="of:=SUM([.GI94];TIME(0;3;0))" office:value-type="time" office:time-value="PT20H14M00S" calcext:value-type="time">
            <text:p>20:14</text:p>
          </table:table-cell>
          <table:table-cell table:style-name="ce528" table:formula="of:=SUM([.GJ94];TIME(0;3;0))" office:value-type="time" office:time-value="PT21H14M00S" calcext:value-type="time">
            <text:p>21:14</text:p>
          </table:table-cell>
          <table:table-cell table:style-name="ce528" table:formula="of:=SUM([.GK94];TIME(0;3;0))" office:value-type="time" office:time-value="PT22H14M00S" calcext:value-type="time">
            <text:p>22:14</text:p>
          </table:table-cell>
          <table:table-cell table:style-name="ce528" table:formula="of:=SUM([.GL94];TIME(0;3;0))" office:value-type="time" office:time-value="PT23H14M00S" calcext:value-type="time">
            <text:p>23:14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Csomád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5];TIME(0;5;0))" office:value-type="time" office:time-value="PT04H19M00S" calcext:value-type="time">
            <text:p>04:19</text:p>
          </table:table-cell>
          <table:table-cell table:style-name="ce528" table:formula="of:=SUM([.FO95];TIME(0;5;0))" office:value-type="time" office:time-value="PT04H57M00S" calcext:value-type="time">
            <text:p>04:57</text:p>
          </table:table-cell>
          <table:table-cell table:style-name="ce528" table:formula="of:=SUM([.FP95];TIME(0;5;0))" office:value-type="time" office:time-value="PT05H19M00S" calcext:value-type="time">
            <text:p>05:19</text:p>
          </table:table-cell>
          <table:table-cell table:style-name="ce528" table:formula="of:=SUM([.FQ95];TIME(0;5;0))" office:value-type="time" office:time-value="PT05H42M00S" calcext:value-type="time">
            <text:p>05:42</text:p>
          </table:table-cell>
          <table:table-cell table:style-name="ce528" table:formula="of:=SUM([.FR95];TIME(0;5;0))" office:value-type="time" office:time-value="PT06H20M00S" calcext:value-type="time">
            <text:p>06:20</text:p>
          </table:table-cell>
          <table:table-cell table:style-name="ce528" table:formula="of:=SUM([.FS95];TIME(0;5;0))" office:value-type="time" office:time-value="PT06H42M00S" calcext:value-type="time">
            <text:p>06:42</text:p>
          </table:table-cell>
          <table:table-cell table:style-name="ce528" table:formula="of:=SUM([.FT95];TIME(0;5;0))" office:value-type="time" office:time-value="PT07H11M00S" calcext:value-type="time">
            <text:p>07:11</text:p>
          </table:table-cell>
          <table:table-cell table:style-name="ce528" table:formula="of:=SUM([.FU95];TIME(0;5;0))" office:value-type="time" office:time-value="PT07H19M00S" calcext:value-type="time">
            <text:p>07:19</text:p>
          </table:table-cell>
          <table:table-cell table:style-name="ce528" table:formula="of:=SUM([.FV95];TIME(0;5;0))" office:value-type="time" office:time-value="PT07H42M00S" calcext:value-type="time">
            <text:p>07:42</text:p>
          </table:table-cell>
          <table:table-cell table:style-name="ce528" table:formula="of:=SUM([.FW95];TIME(0;5;0))" office:value-type="time" office:time-value="PT08H19M00S" calcext:value-type="time">
            <text:p>08:19</text:p>
          </table:table-cell>
          <table:table-cell table:style-name="ce528" table:formula="of:=SUM([.FX95];TIME(0;5;0))" office:value-type="time" office:time-value="PT09H19M00S" calcext:value-type="time">
            <text:p>09:19</text:p>
          </table:table-cell>
          <table:table-cell table:style-name="ce528" table:formula="of:=SUM([.FY95];TIME(0;5;0))" office:value-type="time" office:time-value="PT10H19M00S" calcext:value-type="time">
            <text:p>10:19</text:p>
          </table:table-cell>
          <table:table-cell table:style-name="ce528" table:formula="of:=SUM([.FZ95];TIME(0;5;0))" office:value-type="time" office:time-value="PT11H19M00S" calcext:value-type="time">
            <text:p>11:19</text:p>
          </table:table-cell>
          <table:table-cell table:style-name="ce528" table:formula="of:=SUM([.GA95];TIME(0;5;0))" office:value-type="time" office:time-value="PT12H19M00S" calcext:value-type="time">
            <text:p>12:19</text:p>
          </table:table-cell>
          <table:table-cell table:style-name="ce528" table:formula="of:=SUM([.GB95];TIME(0;5;0))" office:value-type="time" office:time-value="PT13H19M00S" calcext:value-type="time">
            <text:p>13:19</text:p>
          </table:table-cell>
          <table:table-cell table:style-name="ce528" table:formula="of:=SUM([.GC95];TIME(0;5;0))" office:value-type="time" office:time-value="PT14H19M00S" calcext:value-type="time">
            <text:p>14:19</text:p>
          </table:table-cell>
          <table:table-cell table:style-name="ce528" table:formula="of:=SUM([.GD95];TIME(0;5;0))" office:value-type="time" office:time-value="PT15H19M00S" calcext:value-type="time">
            <text:p>15:19</text:p>
          </table:table-cell>
          <table:table-cell table:style-name="ce528" table:formula="of:=SUM([.GE95];TIME(0;5;0))" office:value-type="time" office:time-value="PT16H19M00S" calcext:value-type="time">
            <text:p>16:19</text:p>
          </table:table-cell>
          <table:table-cell table:style-name="ce528" table:formula="of:=SUM([.GF95];TIME(0;5;0))" office:value-type="time" office:time-value="PT17H19M00S" calcext:value-type="time">
            <text:p>17:19</text:p>
          </table:table-cell>
          <table:table-cell table:style-name="ce528" table:formula="of:=SUM([.GG95];TIME(0;5;0))" office:value-type="time" office:time-value="PT18H19M00S" calcext:value-type="time">
            <text:p>18:19</text:p>
          </table:table-cell>
          <table:table-cell table:style-name="ce528" table:formula="of:=SUM([.GH95];TIME(0;5;0))" office:value-type="time" office:time-value="PT19H19M00S" calcext:value-type="time">
            <text:p>19:19</text:p>
          </table:table-cell>
          <table:table-cell table:style-name="ce528" table:formula="of:=SUM([.GI95];TIME(0;5;0))" office:value-type="time" office:time-value="PT20H19M00S" calcext:value-type="time">
            <text:p>20:19</text:p>
          </table:table-cell>
          <table:table-cell table:style-name="ce528" table:formula="of:=SUM([.GJ95];TIME(0;5;0))" office:value-type="time" office:time-value="PT21H19M00S" calcext:value-type="time">
            <text:p>21:19</text:p>
          </table:table-cell>
          <table:table-cell table:style-name="ce528" table:formula="of:=SUM([.GK95];TIME(0;5;0))" office:value-type="time" office:time-value="PT22H19M00S" calcext:value-type="time">
            <text:p>22:19</text:p>
          </table:table-cell>
          <table:table-cell table:style-name="ce528" table:formula="of:=SUM([.GL95];TIME(0;5;0))" office:value-type="time" office:time-value="PT23H19M00S" calcext:value-type="time">
            <text:p>23:19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Fófürdő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6];TIME(0;5;0))" office:value-type="time" office:time-value="PT04H24M00S" calcext:value-type="time">
            <text:p>04:24</text:p>
          </table:table-cell>
          <table:table-cell table:style-name="ce528" table:formula="of:=SUM([.FO96];TIME(0;5;0))" office:value-type="time" office:time-value="PT05H02M00S" calcext:value-type="time">
            <text:p>05:02</text:p>
          </table:table-cell>
          <table:table-cell table:style-name="ce528" table:formula="of:=SUM([.FP96];TIME(0;5;0))" office:value-type="time" office:time-value="PT05H24M00S" calcext:value-type="time">
            <text:p>05:24</text:p>
          </table:table-cell>
          <table:table-cell table:style-name="ce528" table:formula="of:=SUM([.FQ96];TIME(0;5;0))" office:value-type="time" office:time-value="PT05H47M00S" calcext:value-type="time">
            <text:p>05:47</text:p>
          </table:table-cell>
          <table:table-cell table:style-name="ce528" table:formula="of:=SUM([.FR96];TIME(0;5;0))" office:value-type="time" office:time-value="PT06H25M00S" calcext:value-type="time">
            <text:p>06:25</text:p>
          </table:table-cell>
          <table:table-cell table:style-name="ce528" table:formula="of:=SUM([.FS96];TIME(0;5;0))" office:value-type="time" office:time-value="PT06H47M00S" calcext:value-type="time">
            <text:p>06:47</text:p>
          </table:table-cell>
          <table:table-cell table:style-name="ce528" table:formula="of:=SUM([.FT96];TIME(0;5;0))" office:value-type="time" office:time-value="PT07H16M00S" calcext:value-type="time">
            <text:p>07:16</text:p>
          </table:table-cell>
          <table:table-cell table:style-name="ce528" table:formula="of:=SUM([.FU96];TIME(0;5;0))" office:value-type="time" office:time-value="PT07H24M00S" calcext:value-type="time">
            <text:p>07:24</text:p>
          </table:table-cell>
          <table:table-cell table:style-name="ce528" table:formula="of:=SUM([.FV96];TIME(0;5;0))" office:value-type="time" office:time-value="PT07H47M00S" calcext:value-type="time">
            <text:p>07:47</text:p>
          </table:table-cell>
          <table:table-cell table:style-name="ce528" table:formula="of:=SUM([.FW96];TIME(0;5;0))" office:value-type="time" office:time-value="PT08H24M00S" calcext:value-type="time">
            <text:p>08:24</text:p>
          </table:table-cell>
          <table:table-cell table:style-name="ce528" table:formula="of:=SUM([.FX96];TIME(0;5;0))" office:value-type="time" office:time-value="PT09H24M00S" calcext:value-type="time">
            <text:p>09:24</text:p>
          </table:table-cell>
          <table:table-cell table:style-name="ce528" table:formula="of:=SUM([.FY96];TIME(0;5;0))" office:value-type="time" office:time-value="PT10H24M00S" calcext:value-type="time">
            <text:p>10:24</text:p>
          </table:table-cell>
          <table:table-cell table:style-name="ce528" table:formula="of:=SUM([.FZ96];TIME(0;5;0))" office:value-type="time" office:time-value="PT11H24M00S" calcext:value-type="time">
            <text:p>11:24</text:p>
          </table:table-cell>
          <table:table-cell table:style-name="ce528" table:formula="of:=SUM([.GA96];TIME(0;5;0))" office:value-type="time" office:time-value="PT12H24M00S" calcext:value-type="time">
            <text:p>12:24</text:p>
          </table:table-cell>
          <table:table-cell table:style-name="ce528" table:formula="of:=SUM([.GB96];TIME(0;5;0))" office:value-type="time" office:time-value="PT13H24M00S" calcext:value-type="time">
            <text:p>13:24</text:p>
          </table:table-cell>
          <table:table-cell table:style-name="ce528" table:formula="of:=SUM([.GC96];TIME(0;5;0))" office:value-type="time" office:time-value="PT14H24M00S" calcext:value-type="time">
            <text:p>14:24</text:p>
          </table:table-cell>
          <table:table-cell table:style-name="ce528" table:formula="of:=SUM([.GD96];TIME(0;5;0))" office:value-type="time" office:time-value="PT15H24M00S" calcext:value-type="time">
            <text:p>15:24</text:p>
          </table:table-cell>
          <table:table-cell table:style-name="ce528" table:formula="of:=SUM([.GE96];TIME(0;5;0))" office:value-type="time" office:time-value="PT16H24M00S" calcext:value-type="time">
            <text:p>16:24</text:p>
          </table:table-cell>
          <table:table-cell table:style-name="ce528" table:formula="of:=SUM([.GF96];TIME(0;5;0))" office:value-type="time" office:time-value="PT17H24M00S" calcext:value-type="time">
            <text:p>17:24</text:p>
          </table:table-cell>
          <table:table-cell table:style-name="ce528" table:formula="of:=SUM([.GG96];TIME(0;5;0))" office:value-type="time" office:time-value="PT18H24M00S" calcext:value-type="time">
            <text:p>18:24</text:p>
          </table:table-cell>
          <table:table-cell table:style-name="ce528" table:formula="of:=SUM([.GH96];TIME(0;5;0))" office:value-type="time" office:time-value="PT19H24M00S" calcext:value-type="time">
            <text:p>19:24</text:p>
          </table:table-cell>
          <table:table-cell table:style-name="ce528" table:formula="of:=SUM([.GI96];TIME(0;5;0))" office:value-type="time" office:time-value="PT20H24M00S" calcext:value-type="time">
            <text:p>20:24</text:p>
          </table:table-cell>
          <table:table-cell table:style-name="ce528" table:formula="of:=SUM([.GJ96];TIME(0;5;0))" office:value-type="time" office:time-value="PT21H24M00S" calcext:value-type="time">
            <text:p>21:24</text:p>
          </table:table-cell>
          <table:table-cell table:style-name="ce528" table:formula="of:=SUM([.GK96];TIME(0;5;0))" office:value-type="time" office:time-value="PT22H24M00S" calcext:value-type="time">
            <text:p>22:24</text:p>
          </table:table-cell>
          <table:table-cell table:style-name="ce528" table:formula="of:=SUM([.GL96];TIME(0;5;0))" office:value-type="time" office:time-value="PT23H24M00S" calcext:value-type="time">
            <text:p>23:24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Fótújfalu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7];TIME(0;3;0))" office:value-type="time" office:time-value="PT04H27M00S" calcext:value-type="time">
            <text:p>04:27</text:p>
          </table:table-cell>
          <table:table-cell table:style-name="ce528" table:formula="of:=SUM([.FO97];TIME(0;3;0))" office:value-type="time" office:time-value="PT05H05M00S" calcext:value-type="time">
            <text:p>05:05</text:p>
          </table:table-cell>
          <table:table-cell table:style-name="ce528" table:formula="of:=SUM([.FP97];TIME(0;3;0))" office:value-type="time" office:time-value="PT05H27M00S" calcext:value-type="time">
            <text:p>05:27</text:p>
          </table:table-cell>
          <table:table-cell table:style-name="ce528" table:formula="of:=SUM([.FQ97];TIME(0;3;0))" office:value-type="time" office:time-value="PT05H50M00S" calcext:value-type="time">
            <text:p>05:50</text:p>
          </table:table-cell>
          <table:table-cell table:style-name="ce528" table:formula="of:=SUM([.FR97];TIME(0;3;0))" office:value-type="time" office:time-value="PT06H28M00S" calcext:value-type="time">
            <text:p>06:28</text:p>
          </table:table-cell>
          <table:table-cell table:style-name="ce528" table:formula="of:=SUM([.FS97];TIME(0;3;0))" office:value-type="time" office:time-value="PT06H50M00S" calcext:value-type="time">
            <text:p>06:50</text:p>
          </table:table-cell>
          <table:table-cell table:style-name="ce528" table:formula="of:=SUM([.FT97];TIME(0;3;0))" office:value-type="time" office:time-value="PT07H19M00S" calcext:value-type="time">
            <text:p>07:19</text:p>
          </table:table-cell>
          <table:table-cell table:style-name="ce528" table:formula="of:=SUM([.FU97];TIME(0;3;0))" office:value-type="time" office:time-value="PT07H27M00S" calcext:value-type="time">
            <text:p>07:27</text:p>
          </table:table-cell>
          <table:table-cell table:style-name="ce528" table:formula="of:=SUM([.FV97];TIME(0;3;0))" office:value-type="time" office:time-value="PT07H50M00S" calcext:value-type="time">
            <text:p>07:50</text:p>
          </table:table-cell>
          <table:table-cell table:style-name="ce528" table:formula="of:=SUM([.FW97];TIME(0;3;0))" office:value-type="time" office:time-value="PT08H27M00S" calcext:value-type="time">
            <text:p>08:27</text:p>
          </table:table-cell>
          <table:table-cell table:style-name="ce528" table:formula="of:=SUM([.FX97];TIME(0;3;0))" office:value-type="time" office:time-value="PT09H27M00S" calcext:value-type="time">
            <text:p>09:27</text:p>
          </table:table-cell>
          <table:table-cell table:style-name="ce528" table:formula="of:=SUM([.FY97];TIME(0;3;0))" office:value-type="time" office:time-value="PT10H27M00S" calcext:value-type="time">
            <text:p>10:27</text:p>
          </table:table-cell>
          <table:table-cell table:style-name="ce528" table:formula="of:=SUM([.FZ97];TIME(0;3;0))" office:value-type="time" office:time-value="PT11H27M00S" calcext:value-type="time">
            <text:p>11:27</text:p>
          </table:table-cell>
          <table:table-cell table:style-name="ce528" table:formula="of:=SUM([.GA97];TIME(0;3;0))" office:value-type="time" office:time-value="PT12H27M00S" calcext:value-type="time">
            <text:p>12:27</text:p>
          </table:table-cell>
          <table:table-cell table:style-name="ce528" table:formula="of:=SUM([.GB97];TIME(0;3;0))" office:value-type="time" office:time-value="PT13H27M00S" calcext:value-type="time">
            <text:p>13:27</text:p>
          </table:table-cell>
          <table:table-cell table:style-name="ce528" table:formula="of:=SUM([.GC97];TIME(0;3;0))" office:value-type="time" office:time-value="PT14H27M00S" calcext:value-type="time">
            <text:p>14:27</text:p>
          </table:table-cell>
          <table:table-cell table:style-name="ce528" table:formula="of:=SUM([.GD97];TIME(0;3;0))" office:value-type="time" office:time-value="PT15H27M00S" calcext:value-type="time">
            <text:p>15:27</text:p>
          </table:table-cell>
          <table:table-cell table:style-name="ce528" table:formula="of:=SUM([.GE97];TIME(0;3;0))" office:value-type="time" office:time-value="PT16H27M00S" calcext:value-type="time">
            <text:p>16:27</text:p>
          </table:table-cell>
          <table:table-cell table:style-name="ce528" table:formula="of:=SUM([.GF97];TIME(0;3;0))" office:value-type="time" office:time-value="PT17H27M00S" calcext:value-type="time">
            <text:p>17:27</text:p>
          </table:table-cell>
          <table:table-cell table:style-name="ce528" table:formula="of:=SUM([.GG97];TIME(0;3;0))" office:value-type="time" office:time-value="PT18H27M00S" calcext:value-type="time">
            <text:p>18:27</text:p>
          </table:table-cell>
          <table:table-cell table:style-name="ce528" table:formula="of:=SUM([.GH97];TIME(0;3;0))" office:value-type="time" office:time-value="PT19H27M00S" calcext:value-type="time">
            <text:p>19:27</text:p>
          </table:table-cell>
          <table:table-cell table:style-name="ce528" table:formula="of:=SUM([.GI97];TIME(0;3;0))" office:value-type="time" office:time-value="PT20H27M00S" calcext:value-type="time">
            <text:p>20:27</text:p>
          </table:table-cell>
          <table:table-cell table:style-name="ce528" table:formula="of:=SUM([.GJ97];TIME(0;3;0))" office:value-type="time" office:time-value="PT21H27M00S" calcext:value-type="time">
            <text:p>21:27</text:p>
          </table:table-cell>
          <table:table-cell table:style-name="ce528" table:formula="of:=SUM([.GK97];TIME(0;3;0))" office:value-type="time" office:time-value="PT22H27M00S" calcext:value-type="time">
            <text:p>22:27</text:p>
          </table:table-cell>
          <table:table-cell table:style-name="ce528" table:formula="of:=SUM([.GL97];TIME(0;3;0))" office:value-type="time" office:time-value="PT23H27M00S" calcext:value-type="time">
            <text:p>23:27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Fót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8];TIME(0;4;0))" office:value-type="time" office:time-value="PT04H31M00S" calcext:value-type="time">
            <text:p>04:31</text:p>
          </table:table-cell>
          <table:table-cell table:style-name="ce528" table:formula="of:=SUM([.FO98];TIME(0;4;0))" office:value-type="time" office:time-value="PT05H09M00S" calcext:value-type="time">
            <text:p>05:09</text:p>
          </table:table-cell>
          <table:table-cell table:style-name="ce528" table:formula="of:=SUM([.FP98];TIME(0;4;0))" office:value-type="time" office:time-value="PT05H31M00S" calcext:value-type="time">
            <text:p>05:31</text:p>
          </table:table-cell>
          <table:table-cell table:style-name="ce528" table:formula="of:=SUM([.FQ98];TIME(0;4;0))" office:value-type="time" office:time-value="PT05H54M00S" calcext:value-type="time">
            <text:p>05:54</text:p>
          </table:table-cell>
          <table:table-cell table:style-name="ce528" table:formula="of:=SUM([.FR98];TIME(0;4;0))" office:value-type="time" office:time-value="PT06H32M00S" calcext:value-type="time">
            <text:p>06:32</text:p>
          </table:table-cell>
          <table:table-cell table:style-name="ce528" table:formula="of:=SUM([.FS98];TIME(0;4;0))" office:value-type="time" office:time-value="PT06H54M00S" calcext:value-type="time">
            <text:p>06:54</text:p>
          </table:table-cell>
          <table:table-cell table:style-name="ce528" table:formula="of:=SUM([.FT98];TIME(0;4;0))" office:value-type="time" office:time-value="PT07H23M00S" calcext:value-type="time">
            <text:p>07:23</text:p>
          </table:table-cell>
          <table:table-cell table:style-name="ce528" table:formula="of:=SUM([.FU98];TIME(0;4;0))" office:value-type="time" office:time-value="PT07H31M00S" calcext:value-type="time">
            <text:p>07:31</text:p>
          </table:table-cell>
          <table:table-cell table:style-name="ce528" table:formula="of:=SUM([.FV98];TIME(0;4;0))" office:value-type="time" office:time-value="PT07H54M00S" calcext:value-type="time">
            <text:p>07:54</text:p>
          </table:table-cell>
          <table:table-cell table:style-name="ce528" table:formula="of:=SUM([.FW98];TIME(0;4;0))" office:value-type="time" office:time-value="PT08H31M00S" calcext:value-type="time">
            <text:p>08:31</text:p>
          </table:table-cell>
          <table:table-cell table:style-name="ce528" table:formula="of:=SUM([.FX98];TIME(0;4;0))" office:value-type="time" office:time-value="PT09H31M00S" calcext:value-type="time">
            <text:p>09:31</text:p>
          </table:table-cell>
          <table:table-cell table:style-name="ce528" table:formula="of:=SUM([.FY98];TIME(0;4;0))" office:value-type="time" office:time-value="PT10H31M00S" calcext:value-type="time">
            <text:p>10:31</text:p>
          </table:table-cell>
          <table:table-cell table:style-name="ce528" table:formula="of:=SUM([.FZ98];TIME(0;4;0))" office:value-type="time" office:time-value="PT11H31M00S" calcext:value-type="time">
            <text:p>11:31</text:p>
          </table:table-cell>
          <table:table-cell table:style-name="ce528" table:formula="of:=SUM([.GA98];TIME(0;4;0))" office:value-type="time" office:time-value="PT12H31M00S" calcext:value-type="time">
            <text:p>12:31</text:p>
          </table:table-cell>
          <table:table-cell table:style-name="ce528" table:formula="of:=SUM([.GB98];TIME(0;4;0))" office:value-type="time" office:time-value="PT13H31M00S" calcext:value-type="time">
            <text:p>13:31</text:p>
          </table:table-cell>
          <table:table-cell table:style-name="ce528" table:formula="of:=SUM([.GC98];TIME(0;4;0))" office:value-type="time" office:time-value="PT14H31M00S" calcext:value-type="time">
            <text:p>14:31</text:p>
          </table:table-cell>
          <table:table-cell table:style-name="ce528" table:formula="of:=SUM([.GD98];TIME(0;4;0))" office:value-type="time" office:time-value="PT15H31M00S" calcext:value-type="time">
            <text:p>15:31</text:p>
          </table:table-cell>
          <table:table-cell table:style-name="ce528" table:formula="of:=SUM([.GE98];TIME(0;4;0))" office:value-type="time" office:time-value="PT16H31M00S" calcext:value-type="time">
            <text:p>16:31</text:p>
          </table:table-cell>
          <table:table-cell table:style-name="ce528" table:formula="of:=SUM([.GF98];TIME(0;4;0))" office:value-type="time" office:time-value="PT17H31M00S" calcext:value-type="time">
            <text:p>17:31</text:p>
          </table:table-cell>
          <table:table-cell table:style-name="ce528" table:formula="of:=SUM([.GG98];TIME(0;4;0))" office:value-type="time" office:time-value="PT18H31M00S" calcext:value-type="time">
            <text:p>18:31</text:p>
          </table:table-cell>
          <table:table-cell table:style-name="ce528" table:formula="of:=SUM([.GH98];TIME(0;4;0))" office:value-type="time" office:time-value="PT19H31M00S" calcext:value-type="time">
            <text:p>19:31</text:p>
          </table:table-cell>
          <table:table-cell table:style-name="ce528" table:formula="of:=SUM([.GI98];TIME(0;4;0))" office:value-type="time" office:time-value="PT20H31M00S" calcext:value-type="time">
            <text:p>20:31</text:p>
          </table:table-cell>
          <table:table-cell table:style-name="ce528" table:formula="of:=SUM([.GJ98];TIME(0;4;0))" office:value-type="time" office:time-value="PT21H31M00S" calcext:value-type="time">
            <text:p>21:31</text:p>
          </table:table-cell>
          <table:table-cell table:style-name="ce528" table:formula="of:=SUM([.GK98];TIME(0;4;0))" office:value-type="time" office:time-value="PT22H31M00S" calcext:value-type="time">
            <text:p>22:31</text:p>
          </table:table-cell>
          <table:table-cell table:style-name="ce528" table:formula="of:=SUM([.GL98];TIME(0;4;0))" office:value-type="time" office:time-value="PT23H31M00S" calcext:value-type="time">
            <text:p>23:31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Alagimajor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99];TIME(0;5;0))" office:value-type="time" office:time-value="PT04H36M00S" calcext:value-type="time">
            <text:p>04:36</text:p>
          </table:table-cell>
          <table:table-cell table:style-name="ce528" table:formula="of:=SUM([.FO99];TIME(0;5;0))" office:value-type="time" office:time-value="PT05H14M00S" calcext:value-type="time">
            <text:p>05:14</text:p>
          </table:table-cell>
          <table:table-cell table:style-name="ce528" table:formula="of:=SUM([.FP99];TIME(0;5;0))" office:value-type="time" office:time-value="PT05H36M00S" calcext:value-type="time">
            <text:p>05:36</text:p>
          </table:table-cell>
          <table:table-cell table:style-name="ce528" table:formula="of:=SUM([.FQ99];TIME(0;5;0))" office:value-type="time" office:time-value="PT05H59M00S" calcext:value-type="time">
            <text:p>05:59</text:p>
          </table:table-cell>
          <table:table-cell table:style-name="ce528" table:formula="of:=SUM([.FR99];TIME(0;5;0))" office:value-type="time" office:time-value="PT06H37M00S" calcext:value-type="time">
            <text:p>06:37</text:p>
          </table:table-cell>
          <table:table-cell table:style-name="ce528" table:formula="of:=SUM([.FS99];TIME(0;5;0))" office:value-type="time" office:time-value="PT06H59M00S" calcext:value-type="time">
            <text:p>06:59</text:p>
          </table:table-cell>
          <table:table-cell table:style-name="ce528" table:formula="of:=SUM([.FT99];TIME(0;5;0))" office:value-type="time" office:time-value="PT07H28M00S" calcext:value-type="time">
            <text:p>07:28</text:p>
          </table:table-cell>
          <table:table-cell table:style-name="ce528" table:formula="of:=SUM([.FU99];TIME(0;5;0))" office:value-type="time" office:time-value="PT07H36M00S" calcext:value-type="time">
            <text:p>07:36</text:p>
          </table:table-cell>
          <table:table-cell table:style-name="ce528" table:formula="of:=SUM([.FV99];TIME(0;5;0))" office:value-type="time" office:time-value="PT07H59M00S" calcext:value-type="time">
            <text:p>07:59</text:p>
          </table:table-cell>
          <table:table-cell table:style-name="ce528" table:formula="of:=SUM([.FW99];TIME(0;5;0))" office:value-type="time" office:time-value="PT08H36M00S" calcext:value-type="time">
            <text:p>08:36</text:p>
          </table:table-cell>
          <table:table-cell table:style-name="ce528" table:formula="of:=SUM([.FX99];TIME(0;5;0))" office:value-type="time" office:time-value="PT09H36M00S" calcext:value-type="time">
            <text:p>09:36</text:p>
          </table:table-cell>
          <table:table-cell table:style-name="ce528" table:formula="of:=SUM([.FY99];TIME(0;5;0))" office:value-type="time" office:time-value="PT10H36M00S" calcext:value-type="time">
            <text:p>10:36</text:p>
          </table:table-cell>
          <table:table-cell table:style-name="ce528" table:formula="of:=SUM([.FZ99];TIME(0;5;0))" office:value-type="time" office:time-value="PT11H36M00S" calcext:value-type="time">
            <text:p>11:36</text:p>
          </table:table-cell>
          <table:table-cell table:style-name="ce528" table:formula="of:=SUM([.GA99];TIME(0;5;0))" office:value-type="time" office:time-value="PT12H36M00S" calcext:value-type="time">
            <text:p>12:36</text:p>
          </table:table-cell>
          <table:table-cell table:style-name="ce528" table:formula="of:=SUM([.GB99];TIME(0;5;0))" office:value-type="time" office:time-value="PT13H36M00S" calcext:value-type="time">
            <text:p>13:36</text:p>
          </table:table-cell>
          <table:table-cell table:style-name="ce528" table:formula="of:=SUM([.GC99];TIME(0;5;0))" office:value-type="time" office:time-value="PT14H36M00S" calcext:value-type="time">
            <text:p>14:36</text:p>
          </table:table-cell>
          <table:table-cell table:style-name="ce528" table:formula="of:=SUM([.GD99];TIME(0;5;0))" office:value-type="time" office:time-value="PT15H36M00S" calcext:value-type="time">
            <text:p>15:36</text:p>
          </table:table-cell>
          <table:table-cell table:style-name="ce528" table:formula="of:=SUM([.GE99];TIME(0;5;0))" office:value-type="time" office:time-value="PT16H36M00S" calcext:value-type="time">
            <text:p>16:36</text:p>
          </table:table-cell>
          <table:table-cell table:style-name="ce528" table:formula="of:=SUM([.GF99];TIME(0;5;0))" office:value-type="time" office:time-value="PT17H36M00S" calcext:value-type="time">
            <text:p>17:36</text:p>
          </table:table-cell>
          <table:table-cell table:style-name="ce528" table:formula="of:=SUM([.GG99];TIME(0;5;0))" office:value-type="time" office:time-value="PT18H36M00S" calcext:value-type="time">
            <text:p>18:36</text:p>
          </table:table-cell>
          <table:table-cell table:style-name="ce528" table:formula="of:=SUM([.GH99];TIME(0;5;0))" office:value-type="time" office:time-value="PT19H36M00S" calcext:value-type="time">
            <text:p>19:36</text:p>
          </table:table-cell>
          <table:table-cell table:style-name="ce528" table:formula="of:=SUM([.GI99];TIME(0;5;0))" office:value-type="time" office:time-value="PT20H36M00S" calcext:value-type="time">
            <text:p>20:36</text:p>
          </table:table-cell>
          <table:table-cell table:style-name="ce528" table:formula="of:=SUM([.GJ99];TIME(0;5;0))" office:value-type="time" office:time-value="PT21H36M00S" calcext:value-type="time">
            <text:p>21:36</text:p>
          </table:table-cell>
          <table:table-cell table:style-name="ce528" table:formula="of:=SUM([.GK99];TIME(0;5;0))" office:value-type="time" office:time-value="PT22H36M00S" calcext:value-type="time">
            <text:p>22:36</text:p>
          </table:table-cell>
          <table:table-cell table:style-name="ce528" table:formula="of:=SUM([.GL99];TIME(0;5;0))" office:value-type="time" office:time-value="PT23H36M00S" calcext:value-type="time">
            <text:p>23:36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office:value-type="string" calcext:value-type="string">
            <text:p>Rákospalota-Kertváros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100];TIME(0;5;0))" office:value-type="time" office:time-value="PT04H41M00S" calcext:value-type="time">
            <text:p>04:41</text:p>
          </table:table-cell>
          <table:table-cell table:style-name="ce528" table:formula="of:=SUM([.FO100];TIME(0;5;0))" office:value-type="time" office:time-value="PT05H19M00S" calcext:value-type="time">
            <text:p>05:19</text:p>
          </table:table-cell>
          <table:table-cell table:style-name="ce528" table:formula="of:=SUM([.FP100];TIME(0;5;0))" office:value-type="time" office:time-value="PT05H41M00S" calcext:value-type="time">
            <text:p>05:41</text:p>
          </table:table-cell>
          <table:table-cell table:style-name="ce528" table:formula="of:=SUM([.FQ100];TIME(0;5;0))" office:value-type="time" office:time-value="PT06H04M00S" calcext:value-type="time">
            <text:p>06:04</text:p>
          </table:table-cell>
          <table:table-cell table:style-name="ce528" table:formula="of:=SUM([.FR100];TIME(0;5;0))" office:value-type="time" office:time-value="PT06H42M00S" calcext:value-type="time">
            <text:p>06:42</text:p>
          </table:table-cell>
          <table:table-cell table:style-name="ce528" table:formula="of:=SUM([.FS100];TIME(0;5;0))" office:value-type="time" office:time-value="PT07H04M00S" calcext:value-type="time">
            <text:p>07:04</text:p>
          </table:table-cell>
          <table:table-cell table:style-name="ce528" table:formula="of:=SUM([.FT100];TIME(0;5;0))" office:value-type="time" office:time-value="PT07H33M00S" calcext:value-type="time">
            <text:p>07:33</text:p>
          </table:table-cell>
          <table:table-cell table:style-name="ce528" table:formula="of:=SUM([.FU100];TIME(0;5;0))" office:value-type="time" office:time-value="PT07H41M00S" calcext:value-type="time">
            <text:p>07:41</text:p>
          </table:table-cell>
          <table:table-cell table:style-name="ce528" table:formula="of:=SUM([.FV100];TIME(0;5;0))" office:value-type="time" office:time-value="PT08H04M00S" calcext:value-type="time">
            <text:p>08:04</text:p>
          </table:table-cell>
          <table:table-cell table:style-name="ce528" table:formula="of:=SUM([.FW100];TIME(0;5;0))" office:value-type="time" office:time-value="PT08H41M00S" calcext:value-type="time">
            <text:p>08:41</text:p>
          </table:table-cell>
          <table:table-cell table:style-name="ce528" table:formula="of:=SUM([.FX100];TIME(0;5;0))" office:value-type="time" office:time-value="PT09H41M00S" calcext:value-type="time">
            <text:p>09:41</text:p>
          </table:table-cell>
          <table:table-cell table:style-name="ce528" table:formula="of:=SUM([.FY100];TIME(0;5;0))" office:value-type="time" office:time-value="PT10H41M00S" calcext:value-type="time">
            <text:p>10:41</text:p>
          </table:table-cell>
          <table:table-cell table:style-name="ce528" table:formula="of:=SUM([.FZ100];TIME(0;5;0))" office:value-type="time" office:time-value="PT11H41M00S" calcext:value-type="time">
            <text:p>11:41</text:p>
          </table:table-cell>
          <table:table-cell table:style-name="ce528" table:formula="of:=SUM([.GA100];TIME(0;5;0))" office:value-type="time" office:time-value="PT12H41M00S" calcext:value-type="time">
            <text:p>12:41</text:p>
          </table:table-cell>
          <table:table-cell table:style-name="ce528" table:formula="of:=SUM([.GB100];TIME(0;5;0))" office:value-type="time" office:time-value="PT13H41M00S" calcext:value-type="time">
            <text:p>13:41</text:p>
          </table:table-cell>
          <table:table-cell table:style-name="ce528" table:formula="of:=SUM([.GC100];TIME(0;5;0))" office:value-type="time" office:time-value="PT14H41M00S" calcext:value-type="time">
            <text:p>14:41</text:p>
          </table:table-cell>
          <table:table-cell table:style-name="ce528" table:formula="of:=SUM([.GD100];TIME(0;5;0))" office:value-type="time" office:time-value="PT15H41M00S" calcext:value-type="time">
            <text:p>15:41</text:p>
          </table:table-cell>
          <table:table-cell table:style-name="ce528" table:formula="of:=SUM([.GE100];TIME(0;5;0))" office:value-type="time" office:time-value="PT16H41M00S" calcext:value-type="time">
            <text:p>16:41</text:p>
          </table:table-cell>
          <table:table-cell table:style-name="ce528" table:formula="of:=SUM([.GF100];TIME(0;5;0))" office:value-type="time" office:time-value="PT17H41M00S" calcext:value-type="time">
            <text:p>17:41</text:p>
          </table:table-cell>
          <table:table-cell table:style-name="ce528" table:formula="of:=SUM([.GG100];TIME(0;5;0))" office:value-type="time" office:time-value="PT18H41M00S" calcext:value-type="time">
            <text:p>18:41</text:p>
          </table:table-cell>
          <table:table-cell table:style-name="ce528" table:formula="of:=SUM([.GH100];TIME(0;5;0))" office:value-type="time" office:time-value="PT19H41M00S" calcext:value-type="time">
            <text:p>19:41</text:p>
          </table:table-cell>
          <table:table-cell table:style-name="ce528" table:formula="of:=SUM([.GI100];TIME(0;5;0))" office:value-type="time" office:time-value="PT20H41M00S" calcext:value-type="time">
            <text:p>20:41</text:p>
          </table:table-cell>
          <table:table-cell table:style-name="ce528" table:formula="of:=SUM([.GJ100];TIME(0;5;0))" office:value-type="time" office:time-value="PT21H41M00S" calcext:value-type="time">
            <text:p>21:41</text:p>
          </table:table-cell>
          <table:table-cell table:style-name="ce528" table:formula="of:=SUM([.GK100];TIME(0;5;0))" office:value-type="time" office:time-value="PT22H41M00S" calcext:value-type="time">
            <text:p>22:41</text:p>
          </table:table-cell>
          <table:table-cell table:style-name="ce528" table:formula="of:=SUM([.GL100];TIME(0;5;0))" office:value-type="time" office:time-value="PT23H41M00S" calcext:value-type="time">
            <text:p>23:41</text:p>
          </table:table-cell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8" office:value-type="string" calcext:value-type="string">
            <text:p>Rákospalota-Újpest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101];TIME(0;2;0))" office:value-type="time" office:time-value="PT04H43M00S" calcext:value-type="time">
            <text:p>04:43</text:p>
          </table:table-cell>
          <table:table-cell table:style-name="ce528" table:formula="of:=SUM([.FO101];TIME(0;2;0))" office:value-type="time" office:time-value="PT05H21M00S" calcext:value-type="time">
            <text:p>05:21</text:p>
          </table:table-cell>
          <table:table-cell table:style-name="ce528" table:formula="of:=SUM([.FP101];TIME(0;2;0))" office:value-type="time" office:time-value="PT05H43M00S" calcext:value-type="time">
            <text:p>05:43</text:p>
          </table:table-cell>
          <table:table-cell table:style-name="ce528" table:formula="of:=SUM([.FQ101];TIME(0;2;0))" office:value-type="time" office:time-value="PT06H06M00S" calcext:value-type="time">
            <text:p>06:06</text:p>
          </table:table-cell>
          <table:table-cell table:style-name="ce528" table:formula="of:=SUM([.FR101];TIME(0;2;0))" office:value-type="time" office:time-value="PT06H44M00S" calcext:value-type="time">
            <text:p>06:44</text:p>
          </table:table-cell>
          <table:table-cell table:style-name="ce528" table:formula="of:=SUM([.FS101];TIME(0;2;0))" office:value-type="time" office:time-value="PT07H06M00S" calcext:value-type="time">
            <text:p>07:06</text:p>
          </table:table-cell>
          <table:table-cell table:style-name="ce528" table:formula="of:=SUM([.FT101];TIME(0;2;0))" office:value-type="time" office:time-value="PT07H35M00S" calcext:value-type="time">
            <text:p>07:35</text:p>
          </table:table-cell>
          <table:table-cell table:style-name="ce528" table:formula="of:=SUM([.FU101];TIME(0;2;0))" office:value-type="time" office:time-value="PT07H43M00S" calcext:value-type="time">
            <text:p>07:43</text:p>
          </table:table-cell>
          <table:table-cell table:style-name="ce528" table:formula="of:=SUM([.FV101];TIME(0;2;0))" office:value-type="time" office:time-value="PT08H06M00S" calcext:value-type="time">
            <text:p>08:06</text:p>
          </table:table-cell>
          <table:table-cell table:style-name="ce528" table:formula="of:=SUM([.FW101];TIME(0;2;0))" office:value-type="time" office:time-value="PT08H43M00S" calcext:value-type="time">
            <text:p>08:43</text:p>
          </table:table-cell>
          <table:table-cell table:style-name="ce528" table:formula="of:=SUM([.FX101];TIME(0;2;0))" office:value-type="time" office:time-value="PT09H43M00S" calcext:value-type="time">
            <text:p>09:43</text:p>
          </table:table-cell>
          <table:table-cell table:style-name="ce528" table:formula="of:=SUM([.FY101];TIME(0;2;0))" office:value-type="time" office:time-value="PT10H43M00S" calcext:value-type="time">
            <text:p>10:43</text:p>
          </table:table-cell>
          <table:table-cell table:style-name="ce528" table:formula="of:=SUM([.FZ101];TIME(0;2;0))" office:value-type="time" office:time-value="PT11H43M00S" calcext:value-type="time">
            <text:p>11:43</text:p>
          </table:table-cell>
          <table:table-cell table:style-name="ce528" table:formula="of:=SUM([.GA101];TIME(0;2;0))" office:value-type="time" office:time-value="PT12H43M00S" calcext:value-type="time">
            <text:p>12:43</text:p>
          </table:table-cell>
          <table:table-cell table:style-name="ce528" table:formula="of:=SUM([.GB101];TIME(0;2;0))" office:value-type="time" office:time-value="PT13H43M00S" calcext:value-type="time">
            <text:p>13:43</text:p>
          </table:table-cell>
          <table:table-cell table:style-name="ce528" table:formula="of:=SUM([.GC101];TIME(0;2;0))" office:value-type="time" office:time-value="PT14H43M00S" calcext:value-type="time">
            <text:p>14:43</text:p>
          </table:table-cell>
          <table:table-cell table:style-name="ce528" table:formula="of:=SUM([.GD101];TIME(0;2;0))" office:value-type="time" office:time-value="PT15H43M00S" calcext:value-type="time">
            <text:p>15:43</text:p>
          </table:table-cell>
          <table:table-cell table:style-name="ce528" table:formula="of:=SUM([.GE101];TIME(0;2;0))" office:value-type="time" office:time-value="PT16H43M00S" calcext:value-type="time">
            <text:p>16:43</text:p>
          </table:table-cell>
          <table:table-cell table:style-name="ce528" table:formula="of:=SUM([.GF101];TIME(0;2;0))" office:value-type="time" office:time-value="PT17H43M00S" calcext:value-type="time">
            <text:p>17:43</text:p>
          </table:table-cell>
          <table:table-cell table:style-name="ce528" table:formula="of:=SUM([.GG101];TIME(0;2;0))" office:value-type="time" office:time-value="PT18H43M00S" calcext:value-type="time">
            <text:p>18:43</text:p>
          </table:table-cell>
          <table:table-cell table:style-name="ce528" table:formula="of:=SUM([.GH101];TIME(0;2;0))" office:value-type="time" office:time-value="PT19H43M00S" calcext:value-type="time">
            <text:p>19:43</text:p>
          </table:table-cell>
          <table:table-cell table:style-name="ce528" table:formula="of:=SUM([.GI101];TIME(0;2;0))" office:value-type="time" office:time-value="PT20H43M00S" calcext:value-type="time">
            <text:p>20:43</text:p>
          </table:table-cell>
          <table:table-cell table:style-name="ce528" table:formula="of:=SUM([.GJ101];TIME(0;2;0))" office:value-type="time" office:time-value="PT21H43M00S" calcext:value-type="time">
            <text:p>21:43</text:p>
          </table:table-cell>
          <table:table-cell table:style-name="ce528" table:formula="of:=SUM([.GK101];TIME(0;2;0))" office:value-type="time" office:time-value="PT22H43M00S" calcext:value-type="time">
            <text:p>22:43</text:p>
          </table:table-cell>
          <table:table-cell table:style-name="ce528" table:formula="of:=SUM([.GL101];TIME(0;2;0))" office:value-type="time" office:time-value="PT23H43M00S" calcext:value-type="time">
            <text:p>23:43</text:p>
          </table:table-cell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39" office:value-type="string" calcext:value-type="string">
            <text:p>Istvántelek mh.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102];TIME(0;6;0))" office:value-type="time" office:time-value="PT04H49M00S" calcext:value-type="time">
            <text:p>04:49</text:p>
          </table:table-cell>
          <table:table-cell table:style-name="ce528" table:formula="of:=SUM([.FO102];TIME(0;6;0))" office:value-type="time" office:time-value="PT05H27M00S" calcext:value-type="time">
            <text:p>05:27</text:p>
          </table:table-cell>
          <table:table-cell table:style-name="ce528" table:formula="of:=SUM([.FP102];TIME(0;6;0))" office:value-type="time" office:time-value="PT05H49M00S" calcext:value-type="time">
            <text:p>05:49</text:p>
          </table:table-cell>
          <table:table-cell table:style-name="ce528" table:formula="of:=SUM([.FQ102];TIME(0;6;0))" office:value-type="time" office:time-value="PT06H12M00S" calcext:value-type="time">
            <text:p>06:12</text:p>
          </table:table-cell>
          <table:table-cell table:style-name="ce528" table:formula="of:=SUM([.FR102];TIME(0;6;0))" office:value-type="time" office:time-value="PT06H50M00S" calcext:value-type="time">
            <text:p>06:50</text:p>
          </table:table-cell>
          <table:table-cell table:style-name="ce528" table:formula="of:=SUM([.FS102];TIME(0;6;0))" office:value-type="time" office:time-value="PT07H12M00S" calcext:value-type="time">
            <text:p>07:12</text:p>
          </table:table-cell>
          <table:table-cell table:style-name="ce528" table:formula="of:=SUM([.FT102];TIME(0;6;0))" office:value-type="time" office:time-value="PT07H41M00S" calcext:value-type="time">
            <text:p>07:41</text:p>
          </table:table-cell>
          <table:table-cell table:style-name="ce528" table:formula="of:=SUM([.FU102];TIME(0;6;0))" office:value-type="time" office:time-value="PT07H49M00S" calcext:value-type="time">
            <text:p>07:49</text:p>
          </table:table-cell>
          <table:table-cell table:style-name="ce528" table:formula="of:=SUM([.FV102];TIME(0;6;0))" office:value-type="time" office:time-value="PT08H12M00S" calcext:value-type="time">
            <text:p>08:12</text:p>
          </table:table-cell>
          <table:table-cell table:style-name="ce528" table:formula="of:=SUM([.FW102];TIME(0;6;0))" office:value-type="time" office:time-value="PT08H49M00S" calcext:value-type="time">
            <text:p>08:49</text:p>
          </table:table-cell>
          <table:table-cell table:style-name="ce528" table:formula="of:=SUM([.FX102];TIME(0;6;0))" office:value-type="time" office:time-value="PT09H49M00S" calcext:value-type="time">
            <text:p>09:49</text:p>
          </table:table-cell>
          <table:table-cell table:style-name="ce528" table:formula="of:=SUM([.FY102];TIME(0;6;0))" office:value-type="time" office:time-value="PT10H49M00S" calcext:value-type="time">
            <text:p>10:49</text:p>
          </table:table-cell>
          <table:table-cell table:style-name="ce528" table:formula="of:=SUM([.FZ102];TIME(0;6;0))" office:value-type="time" office:time-value="PT11H49M00S" calcext:value-type="time">
            <text:p>11:49</text:p>
          </table:table-cell>
          <table:table-cell table:style-name="ce528" table:formula="of:=SUM([.GA102];TIME(0;6;0))" office:value-type="time" office:time-value="PT12H49M00S" calcext:value-type="time">
            <text:p>12:49</text:p>
          </table:table-cell>
          <table:table-cell table:style-name="ce528" table:formula="of:=SUM([.GB102];TIME(0;6;0))" office:value-type="time" office:time-value="PT13H49M00S" calcext:value-type="time">
            <text:p>13:49</text:p>
          </table:table-cell>
          <table:table-cell table:style-name="ce528" table:formula="of:=SUM([.GC102];TIME(0;6;0))" office:value-type="time" office:time-value="PT14H49M00S" calcext:value-type="time">
            <text:p>14:49</text:p>
          </table:table-cell>
          <table:table-cell table:style-name="ce528" table:formula="of:=SUM([.GD102];TIME(0;6;0))" office:value-type="time" office:time-value="PT15H49M00S" calcext:value-type="time">
            <text:p>15:49</text:p>
          </table:table-cell>
          <table:table-cell table:style-name="ce528" table:formula="of:=SUM([.GE102];TIME(0;6;0))" office:value-type="time" office:time-value="PT16H49M00S" calcext:value-type="time">
            <text:p>16:49</text:p>
          </table:table-cell>
          <table:table-cell table:style-name="ce528" table:formula="of:=SUM([.GF102];TIME(0;6;0))" office:value-type="time" office:time-value="PT17H49M00S" calcext:value-type="time">
            <text:p>17:49</text:p>
          </table:table-cell>
          <table:table-cell table:style-name="ce528" table:formula="of:=SUM([.GG102];TIME(0;6;0))" office:value-type="time" office:time-value="PT18H49M00S" calcext:value-type="time">
            <text:p>18:49</text:p>
          </table:table-cell>
          <table:table-cell table:style-name="ce528" table:formula="of:=SUM([.GH102];TIME(0;6;0))" office:value-type="time" office:time-value="PT19H49M00S" calcext:value-type="time">
            <text:p>19:49</text:p>
          </table:table-cell>
          <table:table-cell table:style-name="ce528" table:formula="of:=SUM([.GI102];TIME(0;6;0))" office:value-type="time" office:time-value="PT20H49M00S" calcext:value-type="time">
            <text:p>20:49</text:p>
          </table:table-cell>
          <table:table-cell table:style-name="ce528" table:formula="of:=SUM([.GJ102];TIME(0;6;0))" office:value-type="time" office:time-value="PT21H49M00S" calcext:value-type="time">
            <text:p>21:49</text:p>
          </table:table-cell>
          <table:table-cell table:style-name="ce528" table:formula="of:=SUM([.GK102];TIME(0;6;0))" office:value-type="time" office:time-value="PT22H49M00S" calcext:value-type="time">
            <text:p>22:49</text:p>
          </table:table-cell>
          <table:table-cell table:style-name="ce528" table:formula="of:=SUM([.GL102];TIME(0;6;0))" office:value-type="time" office:time-value="PT23H49M00S" calcext:value-type="time">
            <text:p>23:49</text:p>
          </table:table-cell>
          <table:table-cell table:style-name="ce1" table:number-columns-repeated="144"/>
          <table:table-cell table:number-columns-repeated="686"/>
        </table:table-row>
        <table:table-row table:style-name="ro2">
          <table:table-cell table:style-name="ce40" office:value-type="string" calcext:value-type="string">
            <text:p>Rákosrendezö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103];TIME(0;4;0))" office:value-type="time" office:time-value="PT04H53M00S" calcext:value-type="time">
            <text:p>04:53</text:p>
          </table:table-cell>
          <table:table-cell table:style-name="ce528" table:formula="of:=SUM([.FO103];TIME(0;4;0))" office:value-type="time" office:time-value="PT05H31M00S" calcext:value-type="time">
            <text:p>05:31</text:p>
          </table:table-cell>
          <table:table-cell table:style-name="ce528" table:formula="of:=SUM([.FP103];TIME(0;4;0))" office:value-type="time" office:time-value="PT05H53M00S" calcext:value-type="time">
            <text:p>05:53</text:p>
          </table:table-cell>
          <table:table-cell table:style-name="ce528" table:formula="of:=SUM([.FQ103];TIME(0;4;0))" office:value-type="time" office:time-value="PT06H16M00S" calcext:value-type="time">
            <text:p>06:16</text:p>
          </table:table-cell>
          <table:table-cell table:style-name="ce528" table:formula="of:=SUM([.FR103];TIME(0;4;0))" office:value-type="time" office:time-value="PT06H54M00S" calcext:value-type="time">
            <text:p>06:54</text:p>
          </table:table-cell>
          <table:table-cell table:style-name="ce528" table:formula="of:=SUM([.FS103];TIME(0;4;0))" office:value-type="time" office:time-value="PT07H16M00S" calcext:value-type="time">
            <text:p>07:16</text:p>
          </table:table-cell>
          <table:table-cell table:style-name="ce528" table:formula="of:=SUM([.FT103];TIME(0;4;0))" office:value-type="time" office:time-value="PT07H45M00S" calcext:value-type="time">
            <text:p>07:45</text:p>
          </table:table-cell>
          <table:table-cell table:style-name="ce528" table:formula="of:=SUM([.FU103];TIME(0;4;0))" office:value-type="time" office:time-value="PT07H53M00S" calcext:value-type="time">
            <text:p>07:53</text:p>
          </table:table-cell>
          <table:table-cell table:style-name="ce528" table:formula="of:=SUM([.FV103];TIME(0;4;0))" office:value-type="time" office:time-value="PT08H16M00S" calcext:value-type="time">
            <text:p>08:16</text:p>
          </table:table-cell>
          <table:table-cell table:style-name="ce528" table:formula="of:=SUM([.FW103];TIME(0;4;0))" office:value-type="time" office:time-value="PT08H53M00S" calcext:value-type="time">
            <text:p>08:53</text:p>
          </table:table-cell>
          <table:table-cell table:style-name="ce528" table:formula="of:=SUM([.FX103];TIME(0;4;0))" office:value-type="time" office:time-value="PT09H53M00S" calcext:value-type="time">
            <text:p>09:53</text:p>
          </table:table-cell>
          <table:table-cell table:style-name="ce528" table:formula="of:=SUM([.FY103];TIME(0;4;0))" office:value-type="time" office:time-value="PT10H53M00S" calcext:value-type="time">
            <text:p>10:53</text:p>
          </table:table-cell>
          <table:table-cell table:style-name="ce528" table:formula="of:=SUM([.FZ103];TIME(0;4;0))" office:value-type="time" office:time-value="PT11H53M00S" calcext:value-type="time">
            <text:p>11:53</text:p>
          </table:table-cell>
          <table:table-cell table:style-name="ce528" table:formula="of:=SUM([.GA103];TIME(0;4;0))" office:value-type="time" office:time-value="PT12H53M00S" calcext:value-type="time">
            <text:p>12:53</text:p>
          </table:table-cell>
          <table:table-cell table:style-name="ce528" table:formula="of:=SUM([.GB103];TIME(0;4;0))" office:value-type="time" office:time-value="PT13H53M00S" calcext:value-type="time">
            <text:p>13:53</text:p>
          </table:table-cell>
          <table:table-cell table:style-name="ce528" table:formula="of:=SUM([.GC103];TIME(0;4;0))" office:value-type="time" office:time-value="PT14H53M00S" calcext:value-type="time">
            <text:p>14:53</text:p>
          </table:table-cell>
          <table:table-cell table:style-name="ce528" table:formula="of:=SUM([.GD103];TIME(0;4;0))" office:value-type="time" office:time-value="PT15H53M00S" calcext:value-type="time">
            <text:p>15:53</text:p>
          </table:table-cell>
          <table:table-cell table:style-name="ce528" table:formula="of:=SUM([.GE103];TIME(0;4;0))" office:value-type="time" office:time-value="PT16H53M00S" calcext:value-type="time">
            <text:p>16:53</text:p>
          </table:table-cell>
          <table:table-cell table:style-name="ce528" table:formula="of:=SUM([.GF103];TIME(0;4;0))" office:value-type="time" office:time-value="PT17H53M00S" calcext:value-type="time">
            <text:p>17:53</text:p>
          </table:table-cell>
          <table:table-cell table:style-name="ce528" table:formula="of:=SUM([.GG103];TIME(0;4;0))" office:value-type="time" office:time-value="PT18H53M00S" calcext:value-type="time">
            <text:p>18:53</text:p>
          </table:table-cell>
          <table:table-cell table:style-name="ce528" table:formula="of:=SUM([.GH103];TIME(0;4;0))" office:value-type="time" office:time-value="PT19H53M00S" calcext:value-type="time">
            <text:p>19:53</text:p>
          </table:table-cell>
          <table:table-cell table:style-name="ce528" table:formula="of:=SUM([.GI103];TIME(0;4;0))" office:value-type="time" office:time-value="PT20H53M00S" calcext:value-type="time">
            <text:p>20:53</text:p>
          </table:table-cell>
          <table:table-cell table:style-name="ce528" table:formula="of:=SUM([.GJ103];TIME(0;4;0))" office:value-type="time" office:time-value="PT21H53M00S" calcext:value-type="time">
            <text:p>21:53</text:p>
          </table:table-cell>
          <table:table-cell table:style-name="ce528" table:formula="of:=SUM([.GK103];TIME(0;4;0))" office:value-type="time" office:time-value="PT22H53M00S" calcext:value-type="time">
            <text:p>22:53</text:p>
          </table:table-cell>
          <table:table-cell table:style-name="ce528" table:formula="of:=SUM([.GL103];TIME(0;4;0))" office:value-type="time" office:time-value="PT23H53M00S" calcext:value-type="time">
            <text:p>23:53</text:p>
          </table:table-cell>
          <table:table-cell table:style-name="ce1" table:number-columns-repeated="144"/>
          <table:table-cell table:number-columns-repeated="686"/>
        </table:table-row>
        <table:table-row table:style-name="ro5">
          <table:table-cell table:style-name="ce30" office:value-type="string" calcext:value-type="string">
            <text:p>Budapest - Nyugati</text:p>
          </table:table-cell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28" table:formula="of:=SUM([.FN104];TIME(0;6;0))" office:value-type="time" office:time-value="PT04H59M00S" calcext:value-type="time">
            <text:p>04:59</text:p>
          </table:table-cell>
          <table:table-cell table:style-name="ce528" table:formula="of:=SUM([.FO104];TIME(0;6;0))" office:value-type="time" office:time-value="PT05H37M00S" calcext:value-type="time">
            <text:p>05:37</text:p>
          </table:table-cell>
          <table:table-cell table:style-name="ce528" table:formula="of:=SUM([.FP104];TIME(0;6;0))" office:value-type="time" office:time-value="PT05H59M00S" calcext:value-type="time">
            <text:p>05:59</text:p>
          </table:table-cell>
          <table:table-cell table:style-name="ce528" table:formula="of:=SUM([.FQ104];TIME(0;6;0))" office:value-type="time" office:time-value="PT06H22M00S" calcext:value-type="time">
            <text:p>06:22</text:p>
          </table:table-cell>
          <table:table-cell table:style-name="ce528" table:formula="of:=SUM([.FR104];TIME(0;6;0))" office:value-type="time" office:time-value="PT07H00M00S" calcext:value-type="time">
            <text:p>07:00</text:p>
          </table:table-cell>
          <table:table-cell table:style-name="ce528" table:formula="of:=SUM([.FS104];TIME(0;6;0))" office:value-type="time" office:time-value="PT07H22M00S" calcext:value-type="time">
            <text:p>07:22</text:p>
          </table:table-cell>
          <table:table-cell table:style-name="ce528" table:formula="of:=SUM([.FT104];TIME(0;6;0))" office:value-type="time" office:time-value="PT07H51M00S" calcext:value-type="time">
            <text:p>07:51</text:p>
          </table:table-cell>
          <table:table-cell table:style-name="ce528" table:formula="of:=SUM([.FU104];TIME(0;6;0))" office:value-type="time" office:time-value="PT07H59M00S" calcext:value-type="time">
            <text:p>07:59</text:p>
          </table:table-cell>
          <table:table-cell table:style-name="ce528" table:formula="of:=SUM([.FV104];TIME(0;6;0))" office:value-type="time" office:time-value="PT08H22M00S" calcext:value-type="time">
            <text:p>08:22</text:p>
          </table:table-cell>
          <table:table-cell table:style-name="ce528" table:formula="of:=SUM([.FW104];TIME(0;6;0))" office:value-type="time" office:time-value="PT08H59M00S" calcext:value-type="time">
            <text:p>08:59</text:p>
          </table:table-cell>
          <table:table-cell table:style-name="ce528" table:formula="of:=SUM([.FX104];TIME(0;6;0))" office:value-type="time" office:time-value="PT09H59M00S" calcext:value-type="time">
            <text:p>09:59</text:p>
          </table:table-cell>
          <table:table-cell table:style-name="ce528" table:formula="of:=SUM([.FY104];TIME(0;6;0))" office:value-type="time" office:time-value="PT10H59M00S" calcext:value-type="time">
            <text:p>10:59</text:p>
          </table:table-cell>
          <table:table-cell table:style-name="ce528" table:formula="of:=SUM([.FZ104];TIME(0;6;0))" office:value-type="time" office:time-value="PT11H59M00S" calcext:value-type="time">
            <text:p>11:59</text:p>
          </table:table-cell>
          <table:table-cell table:style-name="ce528" table:formula="of:=SUM([.GA104];TIME(0;6;0))" office:value-type="time" office:time-value="PT12H59M00S" calcext:value-type="time">
            <text:p>12:59</text:p>
          </table:table-cell>
          <table:table-cell table:style-name="ce528" table:formula="of:=SUM([.GB104];TIME(0;6;0))" office:value-type="time" office:time-value="PT13H59M00S" calcext:value-type="time">
            <text:p>13:59</text:p>
          </table:table-cell>
          <table:table-cell table:style-name="ce528" table:formula="of:=SUM([.GC104];TIME(0;6;0))" office:value-type="time" office:time-value="PT14H59M00S" calcext:value-type="time">
            <text:p>14:59</text:p>
          </table:table-cell>
          <table:table-cell table:style-name="ce528" table:formula="of:=SUM([.GD104];TIME(0;6;0))" office:value-type="time" office:time-value="PT15H59M00S" calcext:value-type="time">
            <text:p>15:59</text:p>
          </table:table-cell>
          <table:table-cell table:style-name="ce528" table:formula="of:=SUM([.GE104];TIME(0;6;0))" office:value-type="time" office:time-value="PT16H59M00S" calcext:value-type="time">
            <text:p>16:59</text:p>
          </table:table-cell>
          <table:table-cell table:style-name="ce528" table:formula="of:=SUM([.GF104];TIME(0;6;0))" office:value-type="time" office:time-value="PT17H59M00S" calcext:value-type="time">
            <text:p>17:59</text:p>
          </table:table-cell>
          <table:table-cell table:style-name="ce528" table:formula="of:=SUM([.GG104];TIME(0;6;0))" office:value-type="time" office:time-value="PT18H59M00S" calcext:value-type="time">
            <text:p>18:59</text:p>
          </table:table-cell>
          <table:table-cell table:style-name="ce528" table:formula="of:=SUM([.GH104];TIME(0;6;0))" office:value-type="time" office:time-value="PT19H59M00S" calcext:value-type="time">
            <text:p>19:59</text:p>
          </table:table-cell>
          <table:table-cell table:style-name="ce528" table:formula="of:=SUM([.GI104];TIME(0;6;0))" office:value-type="time" office:time-value="PT20H59M00S" calcext:value-type="time">
            <text:p>20:59</text:p>
          </table:table-cell>
          <table:table-cell table:style-name="ce528" table:formula="of:=SUM([.GJ104];TIME(0;6;0))" office:value-type="time" office:time-value="PT21H59M00S" calcext:value-type="time">
            <text:p>21:59</text:p>
          </table:table-cell>
          <table:table-cell table:style-name="ce528" table:formula="of:=SUM([.GK104];TIME(0;6;0))" office:value-type="time" office:time-value="PT22H59M00S" calcext:value-type="time">
            <text:p>22:59</text:p>
          </table:table-cell>
          <table:table-cell table:style-name="ce528" table:formula="of:=SUM([.GL104];TIME(0;6;0))" office:value-type="time" office:time-value="PT23H59M00S" calcext:value-type="time">
            <text:p>23:59</text:p>
          </table:table-cell>
          <table:table-cell table:style-name="ce1" table:number-columns-repeated="144"/>
          <table:table-cell table:number-columns-repeated="686"/>
        </table:table-row>
        <table:table-row table:style-name="ro5" table:number-rows-repeated="21">
          <table:table-cell/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50"/>
          <table:table-cell table:number-columns-repeated="5"/>
          <table:table-cell table:style-name="ce1" table:number-columns-repeated="163"/>
          <table:table-cell table:number-columns-repeated="686"/>
        </table:table-row>
        <table:table-row table:style-name="ro5" table:number-rows-repeated="271">
          <table:table-cell table:style-name="ce4"/>
          <table:table-cell table:style-name="ce1"/>
          <table:table-cell table:style-name="ce41"/>
          <table:table-cell table:style-name="ce1" table:number-columns-repeated="6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50"/>
          <table:table-cell table:number-columns-repeated="5"/>
          <table:table-cell table:style-name="ce1" table:number-columns-repeated="163"/>
          <table:table-cell table:number-columns-repeated="686"/>
        </table:table-row>
        <table:table-row table:style-name="ro5" table:number-rows-repeated="188">
          <table:table-cell table:style-name="ce1" table:number-columns-repeated="9"/>
          <table:table-cell table:style-name="ce116" table:number-columns-repeated="114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50"/>
          <table:table-cell table:number-columns-repeated="5"/>
          <table:table-cell table:style-name="ce1" table:number-columns-repeated="163"/>
          <table:table-cell table:number-columns-repeated="686"/>
        </table:table-row>
        <table:table-row table:style-name="ro5" table:number-rows-repeated="146">
          <table:table-cell table:style-name="ce1" table:number-columns-repeated="115"/>
          <table:table-cell table:style-name="ce116" table:number-columns-repeated="8"/>
          <table:table-cell table:style-name="ce1" table:number-columns-repeated="3"/>
          <table:table-cell table:style-name="ce427" table:number-columns-repeated="8"/>
          <table:table-cell table:style-name="ce471"/>
          <table:table-cell table:style-name="ce476"/>
          <table:table-cell table:style-name="ce481"/>
          <table:table-cell table:style-name="ce493"/>
          <table:table-cell table:style-name="ce502"/>
          <table:table-cell table:style-name="ce511"/>
          <table:table-cell table:style-name="ce520"/>
          <table:table-cell table:number-columns-repeated="2"/>
          <table:table-cell table:style-name="ce1" table:number-columns-repeated="10"/>
          <table:table-cell/>
          <table:table-cell table:style-name="ce532"/>
          <table:table-cell table:style-name="ce534"/>
          <table:table-cell table:style-name="ce536"/>
          <table:table-cell table:style-name="ce538" table:number-columns-repeated="5"/>
          <table:table-cell/>
          <table:table-cell table:style-name="ce541"/>
          <table:table-cell table:style-name="ce543"/>
          <table:table-cell table:style-name="ce545"/>
          <table:table-cell table:style-name="ce547"/>
          <table:table-cell table:style-name="ce549"/>
          <table:table-cell/>
          <table:table-cell table:style-name="ce550"/>
          <table:table-cell table:number-columns-repeated="5"/>
          <table:table-cell table:style-name="ce1" table:number-columns-repeated="163"/>
          <table:table-cell table:number-columns-repeated="686"/>
        </table:table-row>
        <table:table-row table:style-name="ro5" table:number-rows-repeated="104784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100a.GM2:100a.LZ105 100a.A8:100a.F8 100a.A1:100a.F1 100a.FT106:100a.LZ731 100a.A9:100a.F11 100a.A5:100a.F7 100a.A4:100a.F4 100a.A12:100a.A34 100a.D12:100a.F34 100a.A3:100a.F3 100a.A2:100a.A2 100a.D2:100a.F2 100a.O25:100a.O25 100a.A35:100a.N35 100a.O1:100a.BS2 100a.O5:100a.O23 100a.P7:100a.R8 100a.P10:100a.P15 100a.P5:100a.Q5 100a.P26:100a.P34 100a.Q10:100a.Q24 100a.R25:100a.R25 100a.R27:100a.R34 100a.R5:100a.R5 100a.R10:100a.S11 100a.T10:100a.T11 100a.S13:100a.S34 100a.R12:100a.R23 100a.U25:100a.U25 100a.U27:100a.U33 100a.U10:100a.U23 100a.V10:100a.V33 100a.W10:100a.W24 100a.U34:100a.V34 100a.X25:100a.X25 100a.X27:100a.X33 100a.X13:100a.X23 100a.X10:100a.X11 100a.Y10:100a.Y33 100a.Z10:100a.Z24 100a.X34:100a.Y34 100a.AA25:100a.AA25 100a.AA10:100a.AA23 100a.P35:100a.Z35 100a.AB12:100a.AB33 100a.AC10:100a.AC33 100a.AD10:100a.AD23 100a.AD27:100a.AD33 100a.AE10:100a.AF33 100a.AG10:100a.AG23 100a.AG27:100a.AG33 100a.AH10:100a.AH33 100a.AI10:100a.AI24 100a.AB34:100a.AH34 100a.AJ10:100a.AJ24 100a.AK10:100a.AK23 100a.AK27:100a.AK33 100a.AL10:100a.AL33 100a.AM10:100a.AM24 100a.AK34:100a.AL34 100a.AN10:100a.AN33 100a.AO10:100a.AO23 100a.AO27:100a.AO33 100a.AP10:100a.AP33 100a.AQ10:100a.AQ24 100a.AN34:100a.AP34 100a.AR10:100a.AR33 100a.AS10:100a.AS23 100a.AS32:100a.AS33 100a.AS27:100a.AS30 100a.AT10:100a.AT33 100a.AU10:100a.AU24 100a.AR34:100a.AT34 100a.AV10:100a.AV34 100a.AW10:100a.AW24 100a.AX10:100a.AX34 100a.AY10:100a.BJ24 100a.AZ25:100a.AZ34 100a.BB25:100a.BB34 100a.BD26:100a.BD34 100a.BF26:100a.BJ34 100a.BD25:100a.BJ25 100a.BK10:100a.BP22 100a.BL25:100a.BL34 100a.BQ10:100a.BQ11 100a.BL23:100a.BP24 100a.BQ32:100a.BQ33 100a.C36:100a.BQ42 100a.AB35:100a.BQ35 100a.BS5:100a.BS10 100a.BS33:100a.BS42 100a.BS13:100a.BS24 100a.C43:100a.BS58 100a.CN56:100a.CN56 100a.CN58:100a.CN58 100a.CN44:100a.CN46 100a.CN57:100a.CQ57 100a.CP58:100a.CQ58 100a.CP44:100a.CQ46 100a.C59:100a.CT59 100a.CS58:100a.CT58 100a.CS57:100a.CW57 100a.CV58:100a.CW58 100a.CS44:100a.CW44 100a.CS46:100a.CW46 100a.CS45:100a.CX45 100a.CN47:100a.CX55 100a.CP56:100a.CX56 100a.CZ44:100a.CZ44 100a.CZ46:100a.CZ46 100a.CZ57:100a.CZ58 100a.DB44:100a.DC44 100a.DB46:100a.DC46 100a.DB57:100a.DC58 100a.DE44:100a.DF44 100a.DE46:100a.DF46 100a.DE57:100a.DF58 100a.CZ47:100a.DG56 100a.CZ45:100a.DG45 100a.DI44:100a.DI44 100a.DI46:100a.DI46 100a.DI57:100a.DI58 100a.DI47:100a.DJ56 100a.DI45:100a.DJ45 100a.CV59:100a.DK59 100a.DL44:100a.DL44 100a.DL46:100a.DL46 100a.DL47:100a.DM55 100a.DM56:100a.DM56 100a.DL45:100a.DM45 100a.C60:100a.DO67 100a.DO46:100a.DO58 100a.DM59:100a.DO59 100a.DO44:100a.DO44 100a.DO45:100a.DP45 100a.DR44:100a.DR58 100a.DU45:100a.DU58 100a.DQ59:100a.DV59 100a.CM24:100a.DV24 100a.CM29:100a.DV29 100a.CM34:100a.DV34 100a.CM10:100a.DV23 100a.CM25:100a.DV28 100a.DT44:100a.DV44 100a.DQ60:100a.DV62 100a.CM30:100a.DV33 100a.CM35:100a.DV43 100a.CM1:100a.DV2 100a.A127:100a.DV731 100a.C68:100a.DV83 100a.DQ63:100a.DV67 100a.B60:100a.B60 100a.B65:100a.B66 100a.B68:100a.B69 100a.B79:100a.B80 100a.B71:100a.B71 100a.B73:100a.B74 100a.B76:100a.B77 100a.GN1:100a.LZ1 100a.EN83:100a.EW731 100a.B84:100a.DV126 100a.FO83:100a.FO83">
            <calcext:condition calcext:apply-style-name="Gray" calcext:value="formula-is(ISODD(ROW()))" calcext:base-cell-address="100a.A1"/>
          </calcext:conditional-format>
          <calcext:conditional-format calcext:target-range-address="100a.B34:100a.B34 100a.B57:100a.B58 100a.B12:100a.B15 100a.B17:100a.B17 100a.B20:100a.B20 100a.B24:100a.B24 100a.B27:100a.B27 100a.B30:100a.B30 100a.B40:100a.B40 100a.B43:100a.B43 100a.B46:100a.B46 100a.B50:100a.B50 100a.B53:100a.B53 100a.B55:100a.B55">
            <calcext:condition calcext:apply-style-name="Gray" calcext:value="formula-is(ISODD(ROW()))" calcext:base-cell-address="100a.B12"/>
          </calcext:conditional-format>
          <calcext:conditional-format calcext:target-range-address="100a.C2:100a.C2">
            <calcext:condition calcext:apply-style-name="Gray" calcext:value="formula-is(ISODD(ROW()))" calcext:base-cell-address="100a.C2"/>
          </calcext:conditional-format>
          <calcext:conditional-format calcext:target-range-address="100a.G8:100a.I8 100a.G9:100a.J34 100a.J25:100a.J34 100a.G5:100a.J7 100a.H4:100a.J4 100a.G1:100a.J3">
            <calcext:condition calcext:apply-style-name="Gray" calcext:value="formula-is(ISODD(ROW()))" calcext:base-cell-address="100a.G1"/>
          </calcext:conditional-format>
          <calcext:conditional-format calcext:target-range-address="100a.H8:100a.H8">
            <calcext:condition calcext:apply-style-name="Gray" calcext:value="formula-is(ISODD(ROW()))" calcext:base-cell-address="100a.H8"/>
          </calcext:conditional-format>
          <calcext:conditional-format calcext:target-range-address="100a.I7:100a.I11 100a.I2:100a.I2 100a.I5:100a.I5">
            <calcext:condition calcext:apply-style-name="Gray" calcext:value="formula-is(ISODD(ROW()))" calcext:base-cell-address="100a.I2"/>
          </calcext:conditional-format>
          <calcext:conditional-format calcext:target-range-address="100a.J1:100a.J2 100a.J10:100a.J11 100a.J7:100a.J8 100a.J5:100a.J5">
            <calcext:condition calcext:apply-style-name="Gray" calcext:value="formula-is(ISODD(ROW()))" calcext:base-cell-address="100a.J1"/>
          </calcext:conditional-format>
          <calcext:conditional-format calcext:target-range-address="100a.J4:100a.J4">
            <calcext:condition calcext:apply-style-name="Gray" calcext:value="formula-is(ISODD(ROW()))" calcext:base-cell-address="100a.J4"/>
          </calcext:conditional-format>
          <calcext:conditional-format calcext:target-range-address="100a.J3:100a.J3">
            <calcext:condition calcext:apply-style-name="Gray" calcext:value="formula-is(ISODD(ROW()))" calcext:base-cell-address="100a.J3"/>
          </calcext:conditional-format>
          <calcext:conditional-format calcext:target-range-address="100a.J6:100a.J6">
            <calcext:condition calcext:apply-style-name="Gray" calcext:value="formula-is(ISODD(ROW()))" calcext:base-cell-address="100a.J6"/>
          </calcext:conditional-format>
          <calcext:conditional-format calcext:target-range-address="100a.J9:100a.J9">
            <calcext:condition calcext:apply-style-name="Gray" calcext:value="formula-is(ISODD(ROW()))" calcext:base-cell-address="100a.J9"/>
          </calcext:conditional-format>
          <calcext:conditional-format calcext:target-range-address="100a.J12:100a.J24">
            <calcext:condition calcext:apply-style-name="Gray" calcext:value="formula-is(ISODD(ROW()))" calcext:base-cell-address="100a.J12"/>
          </calcext:conditional-format>
          <calcext:conditional-format calcext:target-range-address="100a.I3:100a.I3">
            <calcext:condition calcext:apply-style-name="Gray" calcext:value="formula-is(ISODD(ROW()))" calcext:base-cell-address="100a.I3"/>
          </calcext:conditional-format>
          <calcext:conditional-format calcext:target-range-address="100a.G4:100a.G4">
            <calcext:condition calcext:apply-style-name="Gray" calcext:value="formula-is(ISODD(ROW()))" calcext:base-cell-address="100a.G4"/>
          </calcext:conditional-format>
          <calcext:conditional-format calcext:target-range-address="100a.I12:100a.I34">
            <calcext:condition calcext:apply-style-name="Gray" calcext:value="formula-is(ISODD(ROW()))" calcext:base-cell-address="100a.I12"/>
          </calcext:conditional-format>
          <calcext:conditional-format calcext:target-range-address="100a.I6:100a.I6">
            <calcext:condition calcext:apply-style-name="Gray" calcext:value="formula-is(ISODD(ROW()))" calcext:base-cell-address="100a.I6"/>
          </calcext:conditional-format>
          <calcext:conditional-format calcext:target-range-address="100a.I4:100a.I4">
            <calcext:condition calcext:apply-style-name="Gray" calcext:value="formula-is(ISODD(ROW()))" calcext:base-cell-address="100a.I4"/>
          </calcext:conditional-format>
          <calcext:conditional-format calcext:target-range-address="100a.O24:100a.O24">
            <calcext:condition calcext:apply-style-name="Gray" calcext:value="formula-is(ISODD(ROW()))" calcext:base-cell-address="100a.O24"/>
          </calcext:conditional-format>
          <calcext:conditional-format calcext:target-range-address="100a.O27:100a.O34">
            <calcext:condition calcext:apply-style-name="Gray" calcext:value="formula-is(ISODD(ROW()))" calcext:base-cell-address="100a.O27"/>
          </calcext:conditional-format>
          <calcext:conditional-format calcext:target-range-address="100a.P16:100a.P24">
            <calcext:condition calcext:apply-style-name="Gray" calcext:value="formula-is(ISODD(ROW()))" calcext:base-cell-address="100a.P16"/>
          </calcext:conditional-format>
          <calcext:conditional-format calcext:target-range-address="100a.P6:100a.P6">
            <calcext:condition calcext:apply-style-name="Gray" calcext:value="formula-is(ISODD(ROW()))" calcext:base-cell-address="100a.P6"/>
          </calcext:conditional-format>
          <calcext:conditional-format calcext:target-range-address="100a.Q27:100a.Q34">
            <calcext:condition calcext:apply-style-name="Gray" calcext:value="formula-is(ISODD(ROW()))" calcext:base-cell-address="100a.Q27"/>
          </calcext:conditional-format>
          <calcext:conditional-format calcext:target-range-address="100a.Q6:100a.Q6">
            <calcext:condition calcext:apply-style-name="Gray" calcext:value="formula-is(ISODD(ROW()))" calcext:base-cell-address="100a.Q6"/>
          </calcext:conditional-format>
          <calcext:conditional-format calcext:target-range-address="100a.Q9:100a.Q9">
            <calcext:condition calcext:apply-style-name="Gray" calcext:value="formula-is(ISODD(ROW()))" calcext:base-cell-address="100a.Q9"/>
          </calcext:conditional-format>
          <calcext:conditional-format calcext:target-range-address="100a.R24:100a.R24">
            <calcext:condition calcext:apply-style-name="Gray" calcext:value="formula-is(ISODD(ROW()))" calcext:base-cell-address="100a.R24"/>
          </calcext:conditional-format>
          <calcext:conditional-format calcext:target-range-address="100a.R6:100a.R6">
            <calcext:condition calcext:apply-style-name="Gray" calcext:value="formula-is(ISODD(ROW()))" calcext:base-cell-address="100a.R6"/>
          </calcext:conditional-format>
          <calcext:conditional-format calcext:target-range-address="100a.R9:100a.R9">
            <calcext:condition calcext:apply-style-name="Gray" calcext:value="formula-is(ISODD(ROW()))" calcext:base-cell-address="100a.R9"/>
          </calcext:conditional-format>
          <calcext:conditional-format calcext:target-range-address="100a.S7:100a.S8 100a.S5:100a.S5">
            <calcext:condition calcext:apply-style-name="Gray" calcext:value="formula-is(ISODD(ROW()))" calcext:base-cell-address="100a.S5"/>
          </calcext:conditional-format>
          <calcext:conditional-format calcext:target-range-address="100a.S6:100a.S6">
            <calcext:condition calcext:apply-style-name="Gray" calcext:value="formula-is(ISODD(ROW()))" calcext:base-cell-address="100a.S6"/>
          </calcext:conditional-format>
          <calcext:conditional-format calcext:target-range-address="100a.S12:100a.S15">
            <calcext:condition calcext:apply-style-name="Gray" calcext:value="formula-is(ISODD(ROW()))" calcext:base-cell-address="100a.S12"/>
          </calcext:conditional-format>
          <calcext:conditional-format calcext:target-range-address="100a.S16:100a.S24">
            <calcext:condition calcext:apply-style-name="Gray" calcext:value="formula-is(ISODD(ROW()))" calcext:base-cell-address="100a.S16"/>
          </calcext:conditional-format>
          <calcext:conditional-format calcext:target-range-address="100a.T7:100a.T8 100a.T5:100a.T5">
            <calcext:condition calcext:apply-style-name="Gray" calcext:value="formula-is(ISODD(ROW()))" calcext:base-cell-address="100a.T5"/>
          </calcext:conditional-format>
          <calcext:conditional-format calcext:target-range-address="100a.T6:100a.T6">
            <calcext:condition calcext:apply-style-name="Gray" calcext:value="formula-is(ISODD(ROW()))" calcext:base-cell-address="100a.T6"/>
          </calcext:conditional-format>
          <calcext:conditional-format calcext:target-range-address="100a.T9:100a.T9">
            <calcext:condition calcext:apply-style-name="Gray" calcext:value="formula-is(ISODD(ROW()))" calcext:base-cell-address="100a.T9"/>
          </calcext:conditional-format>
          <calcext:conditional-format calcext:target-range-address="100a.T27:100a.T34">
            <calcext:condition calcext:apply-style-name="Gray" calcext:value="formula-is(ISODD(ROW()))" calcext:base-cell-address="100a.T27"/>
          </calcext:conditional-format>
          <calcext:conditional-format calcext:target-range-address="100a.U24:100a.U24">
            <calcext:condition calcext:apply-style-name="Gray" calcext:value="formula-is(ISODD(ROW()))" calcext:base-cell-address="100a.U24"/>
          </calcext:conditional-format>
          <calcext:conditional-format calcext:target-range-address="100a.U7:100a.U8 100a.U5:100a.U5">
            <calcext:condition calcext:apply-style-name="Gray" calcext:value="formula-is(ISODD(ROW()))" calcext:base-cell-address="100a.U5"/>
          </calcext:conditional-format>
          <calcext:conditional-format calcext:target-range-address="100a.U6:100a.U6">
            <calcext:condition calcext:apply-style-name="Gray" calcext:value="formula-is(ISODD(ROW()))" calcext:base-cell-address="100a.U6"/>
          </calcext:conditional-format>
          <calcext:conditional-format calcext:target-range-address="100a.U9:100a.U9">
            <calcext:condition calcext:apply-style-name="Gray" calcext:value="formula-is(ISODD(ROW()))" calcext:base-cell-address="100a.U9"/>
          </calcext:conditional-format>
          <calcext:conditional-format calcext:target-range-address="100a.V7:100a.V8 100a.V5:100a.V5">
            <calcext:condition calcext:apply-style-name="Gray" calcext:value="formula-is(ISODD(ROW()))" calcext:base-cell-address="100a.V5"/>
          </calcext:conditional-format>
          <calcext:conditional-format calcext:target-range-address="100a.V6:100a.V6">
            <calcext:condition calcext:apply-style-name="Gray" calcext:value="formula-is(ISODD(ROW()))" calcext:base-cell-address="100a.V6"/>
          </calcext:conditional-format>
          <calcext:conditional-format calcext:target-range-address="100a.W27:100a.W34">
            <calcext:condition calcext:apply-style-name="Gray" calcext:value="formula-is(ISODD(ROW()))" calcext:base-cell-address="100a.W27"/>
          </calcext:conditional-format>
          <calcext:conditional-format calcext:target-range-address="100a.W7:100a.W8 100a.W5:100a.W5">
            <calcext:condition calcext:apply-style-name="Gray" calcext:value="formula-is(ISODD(ROW()))" calcext:base-cell-address="100a.W5"/>
          </calcext:conditional-format>
          <calcext:conditional-format calcext:target-range-address="100a.W6:100a.W6">
            <calcext:condition calcext:apply-style-name="Gray" calcext:value="formula-is(ISODD(ROW()))" calcext:base-cell-address="100a.W6"/>
          </calcext:conditional-format>
          <calcext:conditional-format calcext:target-range-address="100a.W9:100a.W9">
            <calcext:condition calcext:apply-style-name="Gray" calcext:value="formula-is(ISODD(ROW()))" calcext:base-cell-address="100a.W9"/>
          </calcext:conditional-format>
          <calcext:conditional-format calcext:target-range-address="100a.X24:100a.X24">
            <calcext:condition calcext:apply-style-name="Gray" calcext:value="formula-is(ISODD(ROW()))" calcext:base-cell-address="100a.X24"/>
          </calcext:conditional-format>
          <calcext:conditional-format calcext:target-range-address="100a.X12:100a.X12">
            <calcext:condition calcext:apply-style-name="Gray" calcext:value="formula-is(ISODD(ROW()))" calcext:base-cell-address="100a.X12"/>
          </calcext:conditional-format>
          <calcext:conditional-format calcext:target-range-address="100a.X7:100a.X8 100a.X5:100a.X5">
            <calcext:condition calcext:apply-style-name="Gray" calcext:value="formula-is(ISODD(ROW()))" calcext:base-cell-address="100a.X5"/>
          </calcext:conditional-format>
          <calcext:conditional-format calcext:target-range-address="100a.X6:100a.X6">
            <calcext:condition calcext:apply-style-name="Gray" calcext:value="formula-is(ISODD(ROW()))" calcext:base-cell-address="100a.X6"/>
          </calcext:conditional-format>
          <calcext:conditional-format calcext:target-range-address="100a.X9:100a.X9">
            <calcext:condition calcext:apply-style-name="Gray" calcext:value="formula-is(ISODD(ROW()))" calcext:base-cell-address="100a.X9"/>
          </calcext:conditional-format>
          <calcext:conditional-format calcext:target-range-address="100a.Y7:100a.Y8 100a.Y5:100a.Y5">
            <calcext:condition calcext:apply-style-name="Gray" calcext:value="formula-is(ISODD(ROW()))" calcext:base-cell-address="100a.Y5"/>
          </calcext:conditional-format>
          <calcext:conditional-format calcext:target-range-address="100a.Y6:100a.Y6">
            <calcext:condition calcext:apply-style-name="Gray" calcext:value="formula-is(ISODD(ROW()))" calcext:base-cell-address="100a.Y6"/>
          </calcext:conditional-format>
          <calcext:conditional-format calcext:target-range-address="100a.Z7:100a.Z8 100a.Z5:100a.Z5">
            <calcext:condition calcext:apply-style-name="Gray" calcext:value="formula-is(ISODD(ROW()))" calcext:base-cell-address="100a.Z5"/>
          </calcext:conditional-format>
          <calcext:conditional-format calcext:target-range-address="100a.Z6:100a.Z6">
            <calcext:condition calcext:apply-style-name="Gray" calcext:value="formula-is(ISODD(ROW()))" calcext:base-cell-address="100a.Z6"/>
          </calcext:conditional-format>
          <calcext:conditional-format calcext:target-range-address="100a.Z9:100a.Z9">
            <calcext:condition calcext:apply-style-name="Gray" calcext:value="formula-is(ISODD(ROW()))" calcext:base-cell-address="100a.Z9"/>
          </calcext:conditional-format>
          <calcext:conditional-format calcext:target-range-address="100a.Z27:100a.Z34">
            <calcext:condition calcext:apply-style-name="Gray" calcext:value="formula-is(ISODD(ROW()))" calcext:base-cell-address="100a.Z27"/>
          </calcext:conditional-format>
          <calcext:conditional-format calcext:target-range-address="100a.AA24:100a.AA24">
            <calcext:condition calcext:apply-style-name="Gray" calcext:value="formula-is(ISODD(ROW()))" calcext:base-cell-address="100a.AA24"/>
          </calcext:conditional-format>
          <calcext:conditional-format calcext:target-range-address="100a.AA27:100a.AA34">
            <calcext:condition calcext:apply-style-name="Gray" calcext:value="formula-is(ISODD(ROW()))" calcext:base-cell-address="100a.AA27"/>
          </calcext:conditional-format>
          <calcext:conditional-format calcext:target-range-address="100a.AA7:100a.AA8 100a.AA5:100a.AA5">
            <calcext:condition calcext:apply-style-name="Gray" calcext:value="formula-is(ISODD(ROW()))" calcext:base-cell-address="100a.AA5"/>
          </calcext:conditional-format>
          <calcext:conditional-format calcext:target-range-address="100a.AA6:100a.AA6">
            <calcext:condition calcext:apply-style-name="Gray" calcext:value="formula-is(ISODD(ROW()))" calcext:base-cell-address="100a.AA6"/>
          </calcext:conditional-format>
          <calcext:conditional-format calcext:target-range-address="100a.AA9:100a.AA9">
            <calcext:condition calcext:apply-style-name="Gray" calcext:value="formula-is(ISODD(ROW()))" calcext:base-cell-address="100a.AA9"/>
          </calcext:conditional-format>
          <calcext:conditional-format calcext:target-range-address="100a.AB10:100a.AB11">
            <calcext:condition calcext:apply-style-name="Gray" calcext:value="formula-is(ISODD(ROW()))" calcext:base-cell-address="100a.AB10"/>
          </calcext:conditional-format>
          <calcext:conditional-format calcext:target-range-address="100a.AB7:100a.AB8 100a.AB5:100a.AB5">
            <calcext:condition calcext:apply-style-name="Gray" calcext:value="formula-is(ISODD(ROW()))" calcext:base-cell-address="100a.AB5"/>
          </calcext:conditional-format>
          <calcext:conditional-format calcext:target-range-address="100a.AB6:100a.AB6">
            <calcext:condition calcext:apply-style-name="Gray" calcext:value="formula-is(ISODD(ROW()))" calcext:base-cell-address="100a.AB6"/>
          </calcext:conditional-format>
          <calcext:conditional-format calcext:target-range-address="100a.AC7:100a.AC8 100a.AC5:100a.AC5">
            <calcext:condition calcext:apply-style-name="Gray" calcext:value="formula-is(ISODD(ROW()))" calcext:base-cell-address="100a.AC5"/>
          </calcext:conditional-format>
          <calcext:conditional-format calcext:target-range-address="100a.AC6:100a.AC6">
            <calcext:condition calcext:apply-style-name="Gray" calcext:value="formula-is(ISODD(ROW()))" calcext:base-cell-address="100a.AC6"/>
          </calcext:conditional-format>
          <calcext:conditional-format calcext:target-range-address="100a.AD7:100a.AD8 100a.AD5:100a.AD5">
            <calcext:condition calcext:apply-style-name="Gray" calcext:value="formula-is(ISODD(ROW()))" calcext:base-cell-address="100a.AD5"/>
          </calcext:conditional-format>
          <calcext:conditional-format calcext:target-range-address="100a.AD6:100a.AD6">
            <calcext:condition calcext:apply-style-name="Gray" calcext:value="formula-is(ISODD(ROW()))" calcext:base-cell-address="100a.AD6"/>
          </calcext:conditional-format>
          <calcext:conditional-format calcext:target-range-address="100a.AD9:100a.AD9">
            <calcext:condition calcext:apply-style-name="Gray" calcext:value="formula-is(ISODD(ROW()))" calcext:base-cell-address="100a.AD9"/>
          </calcext:conditional-format>
          <calcext:conditional-format calcext:target-range-address="100a.AD24:100a.AD24">
            <calcext:condition calcext:apply-style-name="Gray" calcext:value="formula-is(ISODD(ROW()))" calcext:base-cell-address="100a.AD24"/>
          </calcext:conditional-format>
          <calcext:conditional-format calcext:target-range-address="100a.AE7:100a.AE8 100a.AE5:100a.AE5">
            <calcext:condition calcext:apply-style-name="Gray" calcext:value="formula-is(ISODD(ROW()))" calcext:base-cell-address="100a.AE5"/>
          </calcext:conditional-format>
          <calcext:conditional-format calcext:target-range-address="100a.AE6:100a.AE6">
            <calcext:condition calcext:apply-style-name="Gray" calcext:value="formula-is(ISODD(ROW()))" calcext:base-cell-address="100a.AE6"/>
          </calcext:conditional-format>
          <calcext:conditional-format calcext:target-range-address="100a.AF7:100a.AF8 100a.AF5:100a.AF5">
            <calcext:condition calcext:apply-style-name="Gray" calcext:value="formula-is(ISODD(ROW()))" calcext:base-cell-address="100a.AF5"/>
          </calcext:conditional-format>
          <calcext:conditional-format calcext:target-range-address="100a.AF6:100a.AF6">
            <calcext:condition calcext:apply-style-name="Gray" calcext:value="formula-is(ISODD(ROW()))" calcext:base-cell-address="100a.AF6"/>
          </calcext:conditional-format>
          <calcext:conditional-format calcext:target-range-address="100a.AG24:100a.AG24">
            <calcext:condition calcext:apply-style-name="Gray" calcext:value="formula-is(ISODD(ROW()))" calcext:base-cell-address="100a.AG24"/>
          </calcext:conditional-format>
          <calcext:conditional-format calcext:target-range-address="100a.AG7:100a.AG8 100a.AG5:100a.AG5">
            <calcext:condition calcext:apply-style-name="Gray" calcext:value="formula-is(ISODD(ROW()))" calcext:base-cell-address="100a.AG5"/>
          </calcext:conditional-format>
          <calcext:conditional-format calcext:target-range-address="100a.AG6:100a.AG6">
            <calcext:condition calcext:apply-style-name="Gray" calcext:value="formula-is(ISODD(ROW()))" calcext:base-cell-address="100a.AG6"/>
          </calcext:conditional-format>
          <calcext:conditional-format calcext:target-range-address="100a.AG9:100a.AG9">
            <calcext:condition calcext:apply-style-name="Gray" calcext:value="formula-is(ISODD(ROW()))" calcext:base-cell-address="100a.AG9"/>
          </calcext:conditional-format>
          <calcext:conditional-format calcext:target-range-address="100a.AH7:100a.AH8 100a.AH5:100a.AH5">
            <calcext:condition calcext:apply-style-name="Gray" calcext:value="formula-is(ISODD(ROW()))" calcext:base-cell-address="100a.AH5"/>
          </calcext:conditional-format>
          <calcext:conditional-format calcext:target-range-address="100a.AH6:100a.AH6">
            <calcext:condition calcext:apply-style-name="Gray" calcext:value="formula-is(ISODD(ROW()))" calcext:base-cell-address="100a.AH6"/>
          </calcext:conditional-format>
          <calcext:conditional-format calcext:target-range-address="100a.AI27:100a.AI34">
            <calcext:condition calcext:apply-style-name="Gray" calcext:value="formula-is(ISODD(ROW()))" calcext:base-cell-address="100a.AI27"/>
          </calcext:conditional-format>
          <calcext:conditional-format calcext:target-range-address="100a.AI7:100a.AI8 100a.AI5:100a.AI5">
            <calcext:condition calcext:apply-style-name="Gray" calcext:value="formula-is(ISODD(ROW()))" calcext:base-cell-address="100a.AI5"/>
          </calcext:conditional-format>
          <calcext:conditional-format calcext:target-range-address="100a.AI6:100a.AI6">
            <calcext:condition calcext:apply-style-name="Gray" calcext:value="formula-is(ISODD(ROW()))" calcext:base-cell-address="100a.AI6"/>
          </calcext:conditional-format>
          <calcext:conditional-format calcext:target-range-address="100a.AI9:100a.AI9">
            <calcext:condition calcext:apply-style-name="Gray" calcext:value="formula-is(ISODD(ROW()))" calcext:base-cell-address="100a.AI9"/>
          </calcext:conditional-format>
          <calcext:conditional-format calcext:target-range-address="100a.AJ25:100a.AJ25">
            <calcext:condition calcext:apply-style-name="Gray" calcext:value="formula-is(ISODD(ROW()))" calcext:base-cell-address="100a.AJ25"/>
          </calcext:conditional-format>
          <calcext:conditional-format calcext:target-range-address="100a.AJ27:100a.AJ34">
            <calcext:condition calcext:apply-style-name="Gray" calcext:value="formula-is(ISODD(ROW()))" calcext:base-cell-address="100a.AJ27"/>
          </calcext:conditional-format>
          <calcext:conditional-format calcext:target-range-address="100a.AJ7:100a.AJ8 100a.AJ5:100a.AJ5">
            <calcext:condition calcext:apply-style-name="Gray" calcext:value="formula-is(ISODD(ROW()))" calcext:base-cell-address="100a.AJ5"/>
          </calcext:conditional-format>
          <calcext:conditional-format calcext:target-range-address="100a.AJ6:100a.AJ6">
            <calcext:condition calcext:apply-style-name="Gray" calcext:value="formula-is(ISODD(ROW()))" calcext:base-cell-address="100a.AJ6"/>
          </calcext:conditional-format>
          <calcext:conditional-format calcext:target-range-address="100a.AJ9:100a.AJ9">
            <calcext:condition calcext:apply-style-name="Gray" calcext:value="formula-is(ISODD(ROW()))" calcext:base-cell-address="100a.AJ9"/>
          </calcext:conditional-format>
          <calcext:conditional-format calcext:target-range-address="100a.AK24:100a.AK24">
            <calcext:condition calcext:apply-style-name="Gray" calcext:value="formula-is(ISODD(ROW()))" calcext:base-cell-address="100a.AK24"/>
          </calcext:conditional-format>
          <calcext:conditional-format calcext:target-range-address="100a.AK7:100a.AK8 100a.AK5:100a.AK5">
            <calcext:condition calcext:apply-style-name="Gray" calcext:value="formula-is(ISODD(ROW()))" calcext:base-cell-address="100a.AK5"/>
          </calcext:conditional-format>
          <calcext:conditional-format calcext:target-range-address="100a.AK6:100a.AK6">
            <calcext:condition calcext:apply-style-name="Gray" calcext:value="formula-is(ISODD(ROW()))" calcext:base-cell-address="100a.AK6"/>
          </calcext:conditional-format>
          <calcext:conditional-format calcext:target-range-address="100a.AK9:100a.AK9">
            <calcext:condition calcext:apply-style-name="Gray" calcext:value="formula-is(ISODD(ROW()))" calcext:base-cell-address="100a.AK9"/>
          </calcext:conditional-format>
          <calcext:conditional-format calcext:target-range-address="100a.AL7:100a.AL8 100a.AL5:100a.AL5">
            <calcext:condition calcext:apply-style-name="Gray" calcext:value="formula-is(ISODD(ROW()))" calcext:base-cell-address="100a.AL5"/>
          </calcext:conditional-format>
          <calcext:conditional-format calcext:target-range-address="100a.AL6:100a.AL6">
            <calcext:condition calcext:apply-style-name="Gray" calcext:value="formula-is(ISODD(ROW()))" calcext:base-cell-address="100a.AL6"/>
          </calcext:conditional-format>
          <calcext:conditional-format calcext:target-range-address="100a.AM27:100a.AM34">
            <calcext:condition calcext:apply-style-name="Gray" calcext:value="formula-is(ISODD(ROW()))" calcext:base-cell-address="100a.AM27"/>
          </calcext:conditional-format>
          <calcext:conditional-format calcext:target-range-address="100a.AM7:100a.AM8 100a.AM5:100a.AM5">
            <calcext:condition calcext:apply-style-name="Gray" calcext:value="formula-is(ISODD(ROW()))" calcext:base-cell-address="100a.AM5"/>
          </calcext:conditional-format>
          <calcext:conditional-format calcext:target-range-address="100a.AM6:100a.AM6">
            <calcext:condition calcext:apply-style-name="Gray" calcext:value="formula-is(ISODD(ROW()))" calcext:base-cell-address="100a.AM6"/>
          </calcext:conditional-format>
          <calcext:conditional-format calcext:target-range-address="100a.AM9:100a.AM9">
            <calcext:condition calcext:apply-style-name="Gray" calcext:value="formula-is(ISODD(ROW()))" calcext:base-cell-address="100a.AM9"/>
          </calcext:conditional-format>
          <calcext:conditional-format calcext:target-range-address="100a.AN7:100a.AN8 100a.AN5:100a.AN5">
            <calcext:condition calcext:apply-style-name="Gray" calcext:value="formula-is(ISODD(ROW()))" calcext:base-cell-address="100a.AN5"/>
          </calcext:conditional-format>
          <calcext:conditional-format calcext:target-range-address="100a.AN6:100a.AN6">
            <calcext:condition calcext:apply-style-name="Gray" calcext:value="formula-is(ISODD(ROW()))" calcext:base-cell-address="100a.AN6"/>
          </calcext:conditional-format>
          <calcext:conditional-format calcext:target-range-address="100a.AO24:100a.AO24">
            <calcext:condition calcext:apply-style-name="Gray" calcext:value="formula-is(ISODD(ROW()))" calcext:base-cell-address="100a.AO24"/>
          </calcext:conditional-format>
          <calcext:conditional-format calcext:target-range-address="100a.AO7:100a.AO8 100a.AO5:100a.AO5">
            <calcext:condition calcext:apply-style-name="Gray" calcext:value="formula-is(ISODD(ROW()))" calcext:base-cell-address="100a.AO5"/>
          </calcext:conditional-format>
          <calcext:conditional-format calcext:target-range-address="100a.AO6:100a.AO6">
            <calcext:condition calcext:apply-style-name="Gray" calcext:value="formula-is(ISODD(ROW()))" calcext:base-cell-address="100a.AO6"/>
          </calcext:conditional-format>
          <calcext:conditional-format calcext:target-range-address="100a.AO9:100a.AO9">
            <calcext:condition calcext:apply-style-name="Gray" calcext:value="formula-is(ISODD(ROW()))" calcext:base-cell-address="100a.AO9"/>
          </calcext:conditional-format>
          <calcext:conditional-format calcext:target-range-address="100a.AP7:100a.AP8 100a.AP5:100a.AP5">
            <calcext:condition calcext:apply-style-name="Gray" calcext:value="formula-is(ISODD(ROW()))" calcext:base-cell-address="100a.AP5"/>
          </calcext:conditional-format>
          <calcext:conditional-format calcext:target-range-address="100a.AP6:100a.AP6">
            <calcext:condition calcext:apply-style-name="Gray" calcext:value="formula-is(ISODD(ROW()))" calcext:base-cell-address="100a.AP6"/>
          </calcext:conditional-format>
          <calcext:conditional-format calcext:target-range-address="100a.AQ27:100a.AQ34">
            <calcext:condition calcext:apply-style-name="Gray" calcext:value="formula-is(ISODD(ROW()))" calcext:base-cell-address="100a.AQ27"/>
          </calcext:conditional-format>
          <calcext:conditional-format calcext:target-range-address="100a.AQ7:100a.AQ8 100a.AQ5:100a.AQ5">
            <calcext:condition calcext:apply-style-name="Gray" calcext:value="formula-is(ISODD(ROW()))" calcext:base-cell-address="100a.AQ5"/>
          </calcext:conditional-format>
          <calcext:conditional-format calcext:target-range-address="100a.AQ6:100a.AQ6">
            <calcext:condition calcext:apply-style-name="Gray" calcext:value="formula-is(ISODD(ROW()))" calcext:base-cell-address="100a.AQ6"/>
          </calcext:conditional-format>
          <calcext:conditional-format calcext:target-range-address="100a.AQ9:100a.AQ9">
            <calcext:condition calcext:apply-style-name="Gray" calcext:value="formula-is(ISODD(ROW()))" calcext:base-cell-address="100a.AQ9"/>
          </calcext:conditional-format>
          <calcext:conditional-format calcext:target-range-address="100a.AR7:100a.AR8 100a.AR5:100a.AR5">
            <calcext:condition calcext:apply-style-name="Gray" calcext:value="formula-is(ISODD(ROW()))" calcext:base-cell-address="100a.AR5"/>
          </calcext:conditional-format>
          <calcext:conditional-format calcext:target-range-address="100a.AR6:100a.AR6">
            <calcext:condition calcext:apply-style-name="Gray" calcext:value="formula-is(ISODD(ROW()))" calcext:base-cell-address="100a.AR6"/>
          </calcext:conditional-format>
          <calcext:conditional-format calcext:target-range-address="100a.AS24:100a.AS24">
            <calcext:condition calcext:apply-style-name="Gray" calcext:value="formula-is(ISODD(ROW()))" calcext:base-cell-address="100a.AS24"/>
          </calcext:conditional-format>
          <calcext:conditional-format calcext:target-range-address="100a.AS31:100a.AS31">
            <calcext:condition calcext:apply-style-name="Gray" calcext:value="formula-is(ISODD(ROW()))" calcext:base-cell-address="100a.AS31"/>
          </calcext:conditional-format>
          <calcext:conditional-format calcext:target-range-address="100a.AS7:100a.AS8 100a.AS5:100a.AS5">
            <calcext:condition calcext:apply-style-name="Gray" calcext:value="formula-is(ISODD(ROW()))" calcext:base-cell-address="100a.AS5"/>
          </calcext:conditional-format>
          <calcext:conditional-format calcext:target-range-address="100a.AS6:100a.AS6">
            <calcext:condition calcext:apply-style-name="Gray" calcext:value="formula-is(ISODD(ROW()))" calcext:base-cell-address="100a.AS6"/>
          </calcext:conditional-format>
          <calcext:conditional-format calcext:target-range-address="100a.AS9:100a.AS9">
            <calcext:condition calcext:apply-style-name="Gray" calcext:value="formula-is(ISODD(ROW()))" calcext:base-cell-address="100a.AS9"/>
          </calcext:conditional-format>
          <calcext:conditional-format calcext:target-range-address="100a.AT7:100a.AT8 100a.AT5:100a.AT5">
            <calcext:condition calcext:apply-style-name="Gray" calcext:value="formula-is(ISODD(ROW()))" calcext:base-cell-address="100a.AT5"/>
          </calcext:conditional-format>
          <calcext:conditional-format calcext:target-range-address="100a.AT6:100a.AT6">
            <calcext:condition calcext:apply-style-name="Gray" calcext:value="formula-is(ISODD(ROW()))" calcext:base-cell-address="100a.AT6"/>
          </calcext:conditional-format>
          <calcext:conditional-format calcext:target-range-address="100a.AU27:100a.AU34">
            <calcext:condition calcext:apply-style-name="Gray" calcext:value="formula-is(ISODD(ROW()))" calcext:base-cell-address="100a.AU27"/>
          </calcext:conditional-format>
          <calcext:conditional-format calcext:target-range-address="100a.AU7:100a.AU8 100a.AU5:100a.AU5">
            <calcext:condition calcext:apply-style-name="Gray" calcext:value="formula-is(ISODD(ROW()))" calcext:base-cell-address="100a.AU5"/>
          </calcext:conditional-format>
          <calcext:conditional-format calcext:target-range-address="100a.AU6:100a.AU6">
            <calcext:condition calcext:apply-style-name="Gray" calcext:value="formula-is(ISODD(ROW()))" calcext:base-cell-address="100a.AU6"/>
          </calcext:conditional-format>
          <calcext:conditional-format calcext:target-range-address="100a.AU9:100a.AU9">
            <calcext:condition calcext:apply-style-name="Gray" calcext:value="formula-is(ISODD(ROW()))" calcext:base-cell-address="100a.AU9"/>
          </calcext:conditional-format>
          <calcext:conditional-format calcext:target-range-address="100a.AV7:100a.AV8 100a.AV5:100a.AV5">
            <calcext:condition calcext:apply-style-name="Gray" calcext:value="formula-is(ISODD(ROW()))" calcext:base-cell-address="100a.AV5"/>
          </calcext:conditional-format>
          <calcext:conditional-format calcext:target-range-address="100a.AV6:100a.AV6">
            <calcext:condition calcext:apply-style-name="Gray" calcext:value="formula-is(ISODD(ROW()))" calcext:base-cell-address="100a.AV6"/>
          </calcext:conditional-format>
          <calcext:conditional-format calcext:target-range-address="100a.AW27:100a.AW34">
            <calcext:condition calcext:apply-style-name="Gray" calcext:value="formula-is(ISODD(ROW()))" calcext:base-cell-address="100a.AW27"/>
          </calcext:conditional-format>
          <calcext:conditional-format calcext:target-range-address="100a.AW7:100a.AW8 100a.AW5:100a.AW5">
            <calcext:condition calcext:apply-style-name="Gray" calcext:value="formula-is(ISODD(ROW()))" calcext:base-cell-address="100a.AW5"/>
          </calcext:conditional-format>
          <calcext:conditional-format calcext:target-range-address="100a.AW6:100a.AW6">
            <calcext:condition calcext:apply-style-name="Gray" calcext:value="formula-is(ISODD(ROW()))" calcext:base-cell-address="100a.AW6"/>
          </calcext:conditional-format>
          <calcext:conditional-format calcext:target-range-address="100a.AW9:100a.AW9">
            <calcext:condition calcext:apply-style-name="Gray" calcext:value="formula-is(ISODD(ROW()))" calcext:base-cell-address="100a.AW9"/>
          </calcext:conditional-format>
          <calcext:conditional-format calcext:target-range-address="100a.AX7:100a.AX8 100a.AX5:100a.AX5">
            <calcext:condition calcext:apply-style-name="Gray" calcext:value="formula-is(ISODD(ROW()))" calcext:base-cell-address="100a.AX5"/>
          </calcext:conditional-format>
          <calcext:conditional-format calcext:target-range-address="100a.AX6:100a.AX6">
            <calcext:condition calcext:apply-style-name="Gray" calcext:value="formula-is(ISODD(ROW()))" calcext:base-cell-address="100a.AX6"/>
          </calcext:conditional-format>
          <calcext:conditional-format calcext:target-range-address="100a.AY27:100a.AY34">
            <calcext:condition calcext:apply-style-name="Gray" calcext:value="formula-is(ISODD(ROW()))" calcext:base-cell-address="100a.AY27"/>
          </calcext:conditional-format>
          <calcext:conditional-format calcext:target-range-address="100a.AY7:100a.AY8 100a.AY5:100a.AY5">
            <calcext:condition calcext:apply-style-name="Gray" calcext:value="formula-is(ISODD(ROW()))" calcext:base-cell-address="100a.AY5"/>
          </calcext:conditional-format>
          <calcext:conditional-format calcext:target-range-address="100a.AY6:100a.AY6">
            <calcext:condition calcext:apply-style-name="Gray" calcext:value="formula-is(ISODD(ROW()))" calcext:base-cell-address="100a.AY6"/>
          </calcext:conditional-format>
          <calcext:conditional-format calcext:target-range-address="100a.AY9:100a.AY9">
            <calcext:condition calcext:apply-style-name="Gray" calcext:value="formula-is(ISODD(ROW()))" calcext:base-cell-address="100a.AY9"/>
          </calcext:conditional-format>
          <calcext:conditional-format calcext:target-range-address="100a.AZ7:100a.AZ8 100a.AZ5:100a.AZ5">
            <calcext:condition calcext:apply-style-name="Gray" calcext:value="formula-is(ISODD(ROW()))" calcext:base-cell-address="100a.AZ5"/>
          </calcext:conditional-format>
          <calcext:conditional-format calcext:target-range-address="100a.AZ6:100a.AZ6">
            <calcext:condition calcext:apply-style-name="Gray" calcext:value="formula-is(ISODD(ROW()))" calcext:base-cell-address="100a.AZ6"/>
          </calcext:conditional-format>
          <calcext:conditional-format calcext:target-range-address="100a.BA27:100a.BA34">
            <calcext:condition calcext:apply-style-name="Gray" calcext:value="formula-is(ISODD(ROW()))" calcext:base-cell-address="100a.BA27"/>
          </calcext:conditional-format>
          <calcext:conditional-format calcext:target-range-address="100a.BA7:100a.BA8 100a.BA5:100a.BA5">
            <calcext:condition calcext:apply-style-name="Gray" calcext:value="formula-is(ISODD(ROW()))" calcext:base-cell-address="100a.BA5"/>
          </calcext:conditional-format>
          <calcext:conditional-format calcext:target-range-address="100a.BA6:100a.BA6">
            <calcext:condition calcext:apply-style-name="Gray" calcext:value="formula-is(ISODD(ROW()))" calcext:base-cell-address="100a.BA6"/>
          </calcext:conditional-format>
          <calcext:conditional-format calcext:target-range-address="100a.BA9:100a.BA9">
            <calcext:condition calcext:apply-style-name="Gray" calcext:value="formula-is(ISODD(ROW()))" calcext:base-cell-address="100a.BA9"/>
          </calcext:conditional-format>
          <calcext:conditional-format calcext:target-range-address="100a.BB7:100a.BB8 100a.BB5:100a.BB5">
            <calcext:condition calcext:apply-style-name="Gray" calcext:value="formula-is(ISODD(ROW()))" calcext:base-cell-address="100a.BB5"/>
          </calcext:conditional-format>
          <calcext:conditional-format calcext:target-range-address="100a.BB6:100a.BB6">
            <calcext:condition calcext:apply-style-name="Gray" calcext:value="formula-is(ISODD(ROW()))" calcext:base-cell-address="100a.BB6"/>
          </calcext:conditional-format>
          <calcext:conditional-format calcext:target-range-address="100a.BC27:100a.BC34">
            <calcext:condition calcext:apply-style-name="Gray" calcext:value="formula-is(ISODD(ROW()))" calcext:base-cell-address="100a.BC27"/>
          </calcext:conditional-format>
          <calcext:conditional-format calcext:target-range-address="100a.BC7:100a.BC8 100a.BC5:100a.BC5">
            <calcext:condition calcext:apply-style-name="Gray" calcext:value="formula-is(ISODD(ROW()))" calcext:base-cell-address="100a.BC5"/>
          </calcext:conditional-format>
          <calcext:conditional-format calcext:target-range-address="100a.BC6:100a.BC6">
            <calcext:condition calcext:apply-style-name="Gray" calcext:value="formula-is(ISODD(ROW()))" calcext:base-cell-address="100a.BC6"/>
          </calcext:conditional-format>
          <calcext:conditional-format calcext:target-range-address="100a.BC9:100a.BC9">
            <calcext:condition calcext:apply-style-name="Gray" calcext:value="formula-is(ISODD(ROW()))" calcext:base-cell-address="100a.BC9"/>
          </calcext:conditional-format>
          <calcext:conditional-format calcext:target-range-address="100a.BD7:100a.BD8 100a.BD5:100a.BD5">
            <calcext:condition calcext:apply-style-name="Gray" calcext:value="formula-is(ISODD(ROW()))" calcext:base-cell-address="100a.BD5"/>
          </calcext:conditional-format>
          <calcext:conditional-format calcext:target-range-address="100a.BD6:100a.BD6">
            <calcext:condition calcext:apply-style-name="Gray" calcext:value="formula-is(ISODD(ROW()))" calcext:base-cell-address="100a.BD6"/>
          </calcext:conditional-format>
          <calcext:conditional-format calcext:target-range-address="100a.BE27:100a.BE34">
            <calcext:condition calcext:apply-style-name="Gray" calcext:value="formula-is(ISODD(ROW()))" calcext:base-cell-address="100a.BE27"/>
          </calcext:conditional-format>
          <calcext:conditional-format calcext:target-range-address="100a.BE7:100a.BE8 100a.BE5:100a.BE5">
            <calcext:condition calcext:apply-style-name="Gray" calcext:value="formula-is(ISODD(ROW()))" calcext:base-cell-address="100a.BE5"/>
          </calcext:conditional-format>
          <calcext:conditional-format calcext:target-range-address="100a.BE6:100a.BE6">
            <calcext:condition calcext:apply-style-name="Gray" calcext:value="formula-is(ISODD(ROW()))" calcext:base-cell-address="100a.BE6"/>
          </calcext:conditional-format>
          <calcext:conditional-format calcext:target-range-address="100a.BE9:100a.BE9">
            <calcext:condition calcext:apply-style-name="Gray" calcext:value="formula-is(ISODD(ROW()))" calcext:base-cell-address="100a.BE9"/>
          </calcext:conditional-format>
          <calcext:conditional-format calcext:target-range-address="100a.BF7:100a.BF8 100a.BF5:100a.BF5">
            <calcext:condition calcext:apply-style-name="Gray" calcext:value="formula-is(ISODD(ROW()))" calcext:base-cell-address="100a.BF5"/>
          </calcext:conditional-format>
          <calcext:conditional-format calcext:target-range-address="100a.BF6:100a.BF6">
            <calcext:condition calcext:apply-style-name="Gray" calcext:value="formula-is(ISODD(ROW()))" calcext:base-cell-address="100a.BF6"/>
          </calcext:conditional-format>
          <calcext:conditional-format calcext:target-range-address="100a.BG7:100a.BG8 100a.BG5:100a.BG5">
            <calcext:condition calcext:apply-style-name="Gray" calcext:value="formula-is(ISODD(ROW()))" calcext:base-cell-address="100a.BG5"/>
          </calcext:conditional-format>
          <calcext:conditional-format calcext:target-range-address="100a.BG6:100a.BG6">
            <calcext:condition calcext:apply-style-name="Gray" calcext:value="formula-is(ISODD(ROW()))" calcext:base-cell-address="100a.BG6"/>
          </calcext:conditional-format>
          <calcext:conditional-format calcext:target-range-address="100a.BH7:100a.BH8 100a.BH5:100a.BH5">
            <calcext:condition calcext:apply-style-name="Gray" calcext:value="formula-is(ISODD(ROW()))" calcext:base-cell-address="100a.BH5"/>
          </calcext:conditional-format>
          <calcext:conditional-format calcext:target-range-address="100a.BH6:100a.BH6">
            <calcext:condition calcext:apply-style-name="Gray" calcext:value="formula-is(ISODD(ROW()))" calcext:base-cell-address="100a.BH6"/>
          </calcext:conditional-format>
          <calcext:conditional-format calcext:target-range-address="100a.BH9:100a.BH9">
            <calcext:condition calcext:apply-style-name="Gray" calcext:value="formula-is(ISODD(ROW()))" calcext:base-cell-address="100a.BH9"/>
          </calcext:conditional-format>
          <calcext:conditional-format calcext:target-range-address="100a.BI7:100a.BI8 100a.BI5:100a.BI5">
            <calcext:condition calcext:apply-style-name="Gray" calcext:value="formula-is(ISODD(ROW()))" calcext:base-cell-address="100a.BI5"/>
          </calcext:conditional-format>
          <calcext:conditional-format calcext:target-range-address="100a.BI6:100a.BI6">
            <calcext:condition calcext:apply-style-name="Gray" calcext:value="formula-is(ISODD(ROW()))" calcext:base-cell-address="100a.BI6"/>
          </calcext:conditional-format>
          <calcext:conditional-format calcext:target-range-address="100a.BJ7:100a.BJ8 100a.BJ5:100a.BJ5">
            <calcext:condition calcext:apply-style-name="Gray" calcext:value="formula-is(ISODD(ROW()))" calcext:base-cell-address="100a.BJ5"/>
          </calcext:conditional-format>
          <calcext:conditional-format calcext:target-range-address="100a.BJ6:100a.BJ6">
            <calcext:condition calcext:apply-style-name="Gray" calcext:value="formula-is(ISODD(ROW()))" calcext:base-cell-address="100a.BJ6"/>
          </calcext:conditional-format>
          <calcext:conditional-format calcext:target-range-address="100a.BK24:100a.BK34">
            <calcext:condition calcext:apply-style-name="Gray" calcext:value="formula-is(ISODD(ROW()))" calcext:base-cell-address="100a.BK24"/>
          </calcext:conditional-format>
          <calcext:conditional-format calcext:target-range-address="100a.BK7:100a.BK8 100a.BK5:100a.BK5">
            <calcext:condition calcext:apply-style-name="Gray" calcext:value="formula-is(ISODD(ROW()))" calcext:base-cell-address="100a.BK5"/>
          </calcext:conditional-format>
          <calcext:conditional-format calcext:target-range-address="100a.BK6:100a.BK6">
            <calcext:condition calcext:apply-style-name="Gray" calcext:value="formula-is(ISODD(ROW()))" calcext:base-cell-address="100a.BK6"/>
          </calcext:conditional-format>
          <calcext:conditional-format calcext:target-range-address="100a.BK9:100a.BK9">
            <calcext:condition calcext:apply-style-name="Gray" calcext:value="formula-is(ISODD(ROW()))" calcext:base-cell-address="100a.BK9"/>
          </calcext:conditional-format>
          <calcext:conditional-format calcext:target-range-address="100a.BL7:100a.BL8 100a.BL5:100a.BL5">
            <calcext:condition calcext:apply-style-name="Gray" calcext:value="formula-is(ISODD(ROW()))" calcext:base-cell-address="100a.BL5"/>
          </calcext:conditional-format>
          <calcext:conditional-format calcext:target-range-address="100a.BL6:100a.BL6">
            <calcext:condition calcext:apply-style-name="Gray" calcext:value="formula-is(ISODD(ROW()))" calcext:base-cell-address="100a.BL6"/>
          </calcext:conditional-format>
          <calcext:conditional-format calcext:target-range-address="100a.BM27:100a.BM34">
            <calcext:condition calcext:apply-style-name="Gray" calcext:value="formula-is(ISODD(ROW()))" calcext:base-cell-address="100a.BM27"/>
          </calcext:conditional-format>
          <calcext:conditional-format calcext:target-range-address="100a.BM7:100a.BM8 100a.BM5:100a.BM5">
            <calcext:condition calcext:apply-style-name="Gray" calcext:value="formula-is(ISODD(ROW()))" calcext:base-cell-address="100a.BM5"/>
          </calcext:conditional-format>
          <calcext:conditional-format calcext:target-range-address="100a.BM6:100a.BM6">
            <calcext:condition calcext:apply-style-name="Gray" calcext:value="formula-is(ISODD(ROW()))" calcext:base-cell-address="100a.BM6"/>
          </calcext:conditional-format>
          <calcext:conditional-format calcext:target-range-address="100a.BM9:100a.BM9">
            <calcext:condition calcext:apply-style-name="Gray" calcext:value="formula-is(ISODD(ROW()))" calcext:base-cell-address="100a.BM9"/>
          </calcext:conditional-format>
          <calcext:conditional-format calcext:target-range-address="100a.BN27:100a.BN34">
            <calcext:condition calcext:apply-style-name="Gray" calcext:value="formula-is(ISODD(ROW()))" calcext:base-cell-address="100a.BN27"/>
          </calcext:conditional-format>
          <calcext:conditional-format calcext:target-range-address="100a.BN7:100a.BN8 100a.BN5:100a.BN5">
            <calcext:condition calcext:apply-style-name="Gray" calcext:value="formula-is(ISODD(ROW()))" calcext:base-cell-address="100a.BN5"/>
          </calcext:conditional-format>
          <calcext:conditional-format calcext:target-range-address="100a.BN6:100a.BN6">
            <calcext:condition calcext:apply-style-name="Gray" calcext:value="formula-is(ISODD(ROW()))" calcext:base-cell-address="100a.BN6"/>
          </calcext:conditional-format>
          <calcext:conditional-format calcext:target-range-address="100a.BN9:100a.BN9">
            <calcext:condition calcext:apply-style-name="Gray" calcext:value="formula-is(ISODD(ROW()))" calcext:base-cell-address="100a.BN9"/>
          </calcext:conditional-format>
          <calcext:conditional-format calcext:target-range-address="100a.BO27:100a.BO33">
            <calcext:condition calcext:apply-style-name="Gray" calcext:value="formula-is(ISODD(ROW()))" calcext:base-cell-address="100a.BO27"/>
          </calcext:conditional-format>
          <calcext:conditional-format calcext:target-range-address="100a.BO7:100a.BO8 100a.BO5:100a.BO5">
            <calcext:condition calcext:apply-style-name="Gray" calcext:value="formula-is(ISODD(ROW()))" calcext:base-cell-address="100a.BO5"/>
          </calcext:conditional-format>
          <calcext:conditional-format calcext:target-range-address="100a.BO6:100a.BO6">
            <calcext:condition calcext:apply-style-name="Gray" calcext:value="formula-is(ISODD(ROW()))" calcext:base-cell-address="100a.BO6"/>
          </calcext:conditional-format>
          <calcext:conditional-format calcext:target-range-address="100a.BO9:100a.BO9">
            <calcext:condition calcext:apply-style-name="Gray" calcext:value="formula-is(ISODD(ROW()))" calcext:base-cell-address="100a.BO9"/>
          </calcext:conditional-format>
          <calcext:conditional-format calcext:target-range-address="100a.BO34:100a.BO34">
            <calcext:condition calcext:apply-style-name="Gray" calcext:value="formula-is(ISODD(ROW()))" calcext:base-cell-address="100a.BO34"/>
          </calcext:conditional-format>
          <calcext:conditional-format calcext:target-range-address="100a.BP27:100a.BP30">
            <calcext:condition calcext:apply-style-name="Gray" calcext:value="formula-is(ISODD(ROW()))" calcext:base-cell-address="100a.BP27"/>
          </calcext:conditional-format>
          <calcext:conditional-format calcext:target-range-address="100a.BP32:100a.BP34">
            <calcext:condition calcext:apply-style-name="Gray" calcext:value="formula-is(ISODD(ROW()))" calcext:base-cell-address="100a.BP32"/>
          </calcext:conditional-format>
          <calcext:conditional-format calcext:target-range-address="100a.BP7:100a.BP8 100a.BP5:100a.BP5">
            <calcext:condition calcext:apply-style-name="Gray" calcext:value="formula-is(ISODD(ROW()))" calcext:base-cell-address="100a.BP5"/>
          </calcext:conditional-format>
          <calcext:conditional-format calcext:target-range-address="100a.BP6:100a.BP6">
            <calcext:condition calcext:apply-style-name="Gray" calcext:value="formula-is(ISODD(ROW()))" calcext:base-cell-address="100a.BP6"/>
          </calcext:conditional-format>
          <calcext:conditional-format calcext:target-range-address="100a.BP9:100a.BP9">
            <calcext:condition calcext:apply-style-name="Gray" calcext:value="formula-is(ISODD(ROW()))" calcext:base-cell-address="100a.BP9"/>
          </calcext:conditional-format>
          <calcext:conditional-format calcext:target-range-address="100a.BQ34:100a.BQ34">
            <calcext:condition calcext:apply-style-name="Gray" calcext:value="formula-is(ISODD(ROW()))" calcext:base-cell-address="100a.BQ34"/>
          </calcext:conditional-format>
          <calcext:conditional-format calcext:target-range-address="100a.BQ27:100a.BQ30 100a.BQ12:100a.BQ15">
            <calcext:condition calcext:apply-style-name="Gray" calcext:value="formula-is(ISODD(ROW()))" calcext:base-cell-address="100a.BQ12"/>
          </calcext:conditional-format>
          <calcext:conditional-format calcext:target-range-address="100a.BQ16:100a.BQ23">
            <calcext:condition calcext:apply-style-name="Gray" calcext:value="formula-is(ISODD(ROW()))" calcext:base-cell-address="100a.BQ16"/>
          </calcext:conditional-format>
          <calcext:conditional-format calcext:target-range-address="100a.BQ24:100a.BQ24">
            <calcext:condition calcext:apply-style-name="Gray" calcext:value="formula-is(ISODD(ROW()))" calcext:base-cell-address="100a.BQ24"/>
          </calcext:conditional-format>
          <calcext:conditional-format calcext:target-range-address="100a.BQ5:100a.BQ9 100a.BQ3:100a.BQ3">
            <calcext:condition calcext:apply-style-name="Gray" calcext:value="formula-is(ISODD(ROW()))" calcext:base-cell-address="100a.BQ3"/>
          </calcext:conditional-format>
          <calcext:conditional-format calcext:target-range-address="100a.BQ8:100a.BQ8">
            <calcext:condition calcext:apply-style-name="Gray" calcext:value="formula-is(ISODD(ROW()))" calcext:base-cell-address="100a.BQ8"/>
          </calcext:conditional-format>
          <calcext:conditional-format calcext:target-range-address="100a.BR21:100a.BR23">
            <calcext:condition calcext:apply-style-name="Gray" calcext:value="formula-is(ISODD(ROW()))" calcext:base-cell-address="100a.BR21"/>
          </calcext:conditional-format>
          <calcext:conditional-format calcext:target-range-address="100a.BR10:100a.BR10">
            <calcext:condition calcext:apply-style-name="Gray" calcext:value="formula-is(ISODD(ROW()))" calcext:base-cell-address="100a.BR10"/>
          </calcext:conditional-format>
          <calcext:conditional-format calcext:target-range-address="100a.BR33:100a.BR42">
            <calcext:condition calcext:apply-style-name="Gray" calcext:value="formula-is(ISODD(ROW()))" calcext:base-cell-address="100a.BR33"/>
          </calcext:conditional-format>
          <calcext:conditional-format calcext:target-range-address="100a.BR32:100a.BR34">
            <calcext:condition calcext:apply-style-name="Gray" calcext:value="formula-is(ISODD(ROW()))" calcext:base-cell-address="100a.BR32"/>
          </calcext:conditional-format>
          <calcext:conditional-format calcext:target-range-address="100a.BR27:100a.BR30">
            <calcext:condition calcext:apply-style-name="Gray" calcext:value="formula-is(ISODD(ROW()))" calcext:base-cell-address="100a.BR27"/>
          </calcext:conditional-format>
          <calcext:conditional-format calcext:target-range-address="100a.BR24:100a.BR24">
            <calcext:condition calcext:apply-style-name="Gray" calcext:value="formula-is(ISODD(ROW()))" calcext:base-cell-address="100a.BR24"/>
          </calcext:conditional-format>
          <calcext:conditional-format calcext:target-range-address="100a.BR12:100a.BR12">
            <calcext:condition calcext:apply-style-name="Gray" calcext:value="formula-is(ISODD(ROW()))" calcext:base-cell-address="100a.BR12"/>
          </calcext:conditional-format>
          <calcext:conditional-format calcext:target-range-address="100a.BR4:100a.BR9">
            <calcext:condition calcext:apply-style-name="Gray" calcext:value="formula-is(ISODD(ROW()))" calcext:base-cell-address="100a.BR4"/>
          </calcext:conditional-format>
          <calcext:conditional-format calcext:target-range-address="100a.BR8:100a.BR8">
            <calcext:condition calcext:apply-style-name="Gray" calcext:value="formula-is(ISODD(ROW()))" calcext:base-cell-address="100a.BR8"/>
          </calcext:conditional-format>
          <calcext:conditional-format calcext:target-range-address="100a.BS12:100a.BS24">
            <calcext:condition calcext:apply-style-name="Gray" calcext:value="formula-is(ISODD(ROW()))" calcext:base-cell-address="100a.BS12"/>
          </calcext:conditional-format>
          <calcext:conditional-format calcext:target-range-address="100a.BS32:100a.BS34">
            <calcext:condition calcext:apply-style-name="Gray" calcext:value="formula-is(ISODD(ROW()))" calcext:base-cell-address="100a.BS32"/>
          </calcext:conditional-format>
          <calcext:conditional-format calcext:target-range-address="100a.BS32:100a.BS34">
            <calcext:condition calcext:apply-style-name="Gray" calcext:value="formula-is(ISODD(ROW()))" calcext:base-cell-address="100a.BS32"/>
          </calcext:conditional-format>
          <calcext:conditional-format calcext:target-range-address="100a.BS27:100a.BS30">
            <calcext:condition calcext:apply-style-name="Gray" calcext:value="formula-is(ISODD(ROW()))" calcext:base-cell-address="100a.BS27"/>
          </calcext:conditional-format>
          <calcext:conditional-format calcext:target-range-address="100a.BS27:100a.BS30">
            <calcext:condition calcext:apply-style-name="Gray" calcext:value="formula-is(ISODD(ROW()))" calcext:base-cell-address="100a.BS27"/>
          </calcext:conditional-format>
          <calcext:conditional-format calcext:target-range-address="100a.BS5:100a.BS9 100a.BS3:100a.BS3">
            <calcext:condition calcext:apply-style-name="Gray" calcext:value="formula-is(ISODD(ROW()))" calcext:base-cell-address="100a.BS3"/>
          </calcext:conditional-format>
          <calcext:conditional-format calcext:target-range-address="100a.BS8:100a.BS8">
            <calcext:condition calcext:apply-style-name="Gray" calcext:value="formula-is(ISODD(ROW()))" calcext:base-cell-address="100a.BS8"/>
          </calcext:conditional-format>
          <calcext:conditional-format calcext:target-range-address="100a.A36:100a.A36">
            <calcext:condition calcext:apply-style-name="Gray" calcext:value="formula-is(ISODD(ROW()))" calcext:base-cell-address="100a.A36"/>
          </calcext:conditional-format>
          <calcext:conditional-format calcext:target-range-address="100a.A37:100a.A37">
            <calcext:condition calcext:apply-style-name="Gray" calcext:value="formula-is(ISODD(ROW()))" calcext:base-cell-address="100a.A37"/>
          </calcext:conditional-format>
          <calcext:conditional-format calcext:target-range-address="100a.A38:100a.A38">
            <calcext:condition calcext:apply-style-name="Gray" calcext:value="formula-is(ISODD(ROW()))" calcext:base-cell-address="100a.A38"/>
          </calcext:conditional-format>
          <calcext:conditional-format calcext:target-range-address="100a.A39:100a.A39">
            <calcext:condition calcext:apply-style-name="Gray" calcext:value="formula-is(ISODD(ROW()))" calcext:base-cell-address="100a.A39"/>
          </calcext:conditional-format>
          <calcext:conditional-format calcext:target-range-address="100a.A40:100a.A40">
            <calcext:condition calcext:apply-style-name="Gray" calcext:value="formula-is(ISODD(ROW()))" calcext:base-cell-address="100a.A40"/>
          </calcext:conditional-format>
          <calcext:conditional-format calcext:target-range-address="100a.A41:100a.A41">
            <calcext:condition calcext:apply-style-name="Gray" calcext:value="formula-is(ISODD(ROW()))" calcext:base-cell-address="100a.A41"/>
          </calcext:conditional-format>
          <calcext:conditional-format calcext:target-range-address="100a.A42:100a.A42">
            <calcext:condition calcext:apply-style-name="Gray" calcext:value="formula-is(ISODD(ROW()))" calcext:base-cell-address="100a.A42"/>
          </calcext:conditional-format>
          <calcext:conditional-format calcext:target-range-address="100a.A43:100a.A43">
            <calcext:condition calcext:apply-style-name="Gray" calcext:value="formula-is(ISODD(ROW()))" calcext:base-cell-address="100a.A43"/>
          </calcext:conditional-format>
          <calcext:conditional-format calcext:target-range-address="100a.A44:100a.A44">
            <calcext:condition calcext:apply-style-name="Gray" calcext:value="formula-is(ISODD(ROW()))" calcext:base-cell-address="100a.A44"/>
          </calcext:conditional-format>
          <calcext:conditional-format calcext:target-range-address="100a.A45:100a.A45">
            <calcext:condition calcext:apply-style-name="Gray" calcext:value="formula-is(ISODD(ROW()))" calcext:base-cell-address="100a.A45"/>
          </calcext:conditional-format>
          <calcext:conditional-format calcext:target-range-address="100a.A46:100a.A46">
            <calcext:condition calcext:apply-style-name="Gray" calcext:value="formula-is(ISODD(ROW()))" calcext:base-cell-address="100a.A46"/>
          </calcext:conditional-format>
          <calcext:conditional-format calcext:target-range-address="100a.A47:100a.A47">
            <calcext:condition calcext:apply-style-name="Gray" calcext:value="formula-is(ISODD(ROW()))" calcext:base-cell-address="100a.A47"/>
          </calcext:conditional-format>
          <calcext:conditional-format calcext:target-range-address="100a.A48:100a.A48">
            <calcext:condition calcext:apply-style-name="Gray" calcext:value="formula-is(ISODD(ROW()))" calcext:base-cell-address="100a.A48"/>
          </calcext:conditional-format>
          <calcext:conditional-format calcext:target-range-address="100a.A49:100a.A49">
            <calcext:condition calcext:apply-style-name="Gray" calcext:value="formula-is(ISODD(ROW()))" calcext:base-cell-address="100a.A49"/>
          </calcext:conditional-format>
          <calcext:conditional-format calcext:target-range-address="100a.A50:100a.A50">
            <calcext:condition calcext:apply-style-name="Gray" calcext:value="formula-is(ISODD(ROW()))" calcext:base-cell-address="100a.A50"/>
          </calcext:conditional-format>
          <calcext:conditional-format calcext:target-range-address="100a.A51:100a.A51">
            <calcext:condition calcext:apply-style-name="Gray" calcext:value="formula-is(ISODD(ROW()))" calcext:base-cell-address="100a.A51"/>
          </calcext:conditional-format>
          <calcext:conditional-format calcext:target-range-address="100a.A52:100a.A52">
            <calcext:condition calcext:apply-style-name="Gray" calcext:value="formula-is(ISODD(ROW()))" calcext:base-cell-address="100a.A52"/>
          </calcext:conditional-format>
          <calcext:conditional-format calcext:target-range-address="100a.A53:100a.A53">
            <calcext:condition calcext:apply-style-name="Gray" calcext:value="formula-is(ISODD(ROW()))" calcext:base-cell-address="100a.A53"/>
          </calcext:conditional-format>
          <calcext:conditional-format calcext:target-range-address="100a.A54:100a.A54">
            <calcext:condition calcext:apply-style-name="Gray" calcext:value="formula-is(ISODD(ROW()))" calcext:base-cell-address="100a.A54"/>
          </calcext:conditional-format>
          <calcext:conditional-format calcext:target-range-address="100a.A55:100a.A55">
            <calcext:condition calcext:apply-style-name="Gray" calcext:value="formula-is(ISODD(ROW()))" calcext:base-cell-address="100a.A55"/>
          </calcext:conditional-format>
          <calcext:conditional-format calcext:target-range-address="100a.A56:100a.A56">
            <calcext:condition calcext:apply-style-name="Gray" calcext:value="formula-is(ISODD(ROW()))" calcext:base-cell-address="100a.A56"/>
          </calcext:conditional-format>
          <calcext:conditional-format calcext:target-range-address="100a.A57:100a.A57">
            <calcext:condition calcext:apply-style-name="Gray" calcext:value="formula-is(ISODD(ROW()))" calcext:base-cell-address="100a.A57"/>
          </calcext:conditional-format>
          <calcext:conditional-format calcext:target-range-address="100a.A36:100a.A36">
            <calcext:condition calcext:apply-style-name="Gray" calcext:value="formula-is(ISODD(ROW()))" calcext:base-cell-address="100a.A36"/>
          </calcext:conditional-format>
          <calcext:conditional-format calcext:target-range-address="100a.CM47:100a.CM58">
            <calcext:condition calcext:apply-style-name="Gray" calcext:value="formula-is(ISODD(ROW()))" calcext:base-cell-address="100a.CM47"/>
          </calcext:conditional-format>
          <calcext:conditional-format calcext:target-range-address="100a.CM46:100a.CM46">
            <calcext:condition calcext:apply-style-name="Gray" calcext:value="formula-is(ISODD(ROW()))" calcext:base-cell-address="100a.CM46"/>
          </calcext:conditional-format>
          <calcext:conditional-format calcext:target-range-address="100a.CO58:100a.CO58">
            <calcext:condition calcext:apply-style-name="Gray" calcext:value="formula-is(ISODD(ROW()))" calcext:base-cell-address="100a.CO58"/>
          </calcext:conditional-format>
          <calcext:conditional-format calcext:target-range-address="100a.CO46:100a.CO46">
            <calcext:condition calcext:apply-style-name="Gray" calcext:value="formula-is(ISODD(ROW()))" calcext:base-cell-address="100a.CO46"/>
          </calcext:conditional-format>
          <calcext:conditional-format calcext:target-range-address="100a.CR58:100a.CR58">
            <calcext:condition calcext:apply-style-name="Gray" calcext:value="formula-is(ISODD(ROW()))" calcext:base-cell-address="100a.CR58"/>
          </calcext:conditional-format>
          <calcext:conditional-format calcext:target-range-address="100a.CR46:100a.CR46">
            <calcext:condition calcext:apply-style-name="Gray" calcext:value="formula-is(ISODD(ROW()))" calcext:base-cell-address="100a.CR46"/>
          </calcext:conditional-format>
          <calcext:conditional-format calcext:target-range-address="100a.CU58:100a.CU58">
            <calcext:condition calcext:apply-style-name="Gray" calcext:value="formula-is(ISODD(ROW()))" calcext:base-cell-address="100a.CU58"/>
          </calcext:conditional-format>
          <calcext:conditional-format calcext:target-range-address="100a.CX58:100a.CX58">
            <calcext:condition calcext:apply-style-name="Gray" calcext:value="formula-is(ISODD(ROW()))" calcext:base-cell-address="100a.CX58"/>
          </calcext:conditional-format>
          <calcext:conditional-format calcext:target-range-address="100a.CX46:100a.CX46">
            <calcext:condition calcext:apply-style-name="Gray" calcext:value="formula-is(ISODD(ROW()))" calcext:base-cell-address="100a.CX46"/>
          </calcext:conditional-format>
          <calcext:conditional-format calcext:target-range-address="100a.CY47:100a.CY58">
            <calcext:condition calcext:apply-style-name="Gray" calcext:value="formula-is(ISODD(ROW()))" calcext:base-cell-address="100a.CY47"/>
          </calcext:conditional-format>
          <calcext:conditional-format calcext:target-range-address="100a.CY46:100a.CY46">
            <calcext:condition calcext:apply-style-name="Gray" calcext:value="formula-is(ISODD(ROW()))" calcext:base-cell-address="100a.CY46"/>
          </calcext:conditional-format>
          <calcext:conditional-format calcext:target-range-address="100a.DA46:100a.DA46">
            <calcext:condition calcext:apply-style-name="Gray" calcext:value="formula-is(ISODD(ROW()))" calcext:base-cell-address="100a.DA46"/>
          </calcext:conditional-format>
          <calcext:conditional-format calcext:target-range-address="100a.DA58:100a.DA58">
            <calcext:condition calcext:apply-style-name="Gray" calcext:value="formula-is(ISODD(ROW()))" calcext:base-cell-address="100a.DA58"/>
          </calcext:conditional-format>
          <calcext:conditional-format calcext:target-range-address="100a.DD46:100a.DD46">
            <calcext:condition calcext:apply-style-name="Gray" calcext:value="formula-is(ISODD(ROW()))" calcext:base-cell-address="100a.DD46"/>
          </calcext:conditional-format>
          <calcext:conditional-format calcext:target-range-address="100a.DD58:100a.DD58">
            <calcext:condition calcext:apply-style-name="Gray" calcext:value="formula-is(ISODD(ROW()))" calcext:base-cell-address="100a.DD58"/>
          </calcext:conditional-format>
          <calcext:conditional-format calcext:target-range-address="100a.DG46:100a.DG46">
            <calcext:condition calcext:apply-style-name="Gray" calcext:value="formula-is(ISODD(ROW()))" calcext:base-cell-address="100a.DG46"/>
          </calcext:conditional-format>
          <calcext:conditional-format calcext:target-range-address="100a.DG58:100a.DG58">
            <calcext:condition calcext:apply-style-name="Gray" calcext:value="formula-is(ISODD(ROW()))" calcext:base-cell-address="100a.DG58"/>
          </calcext:conditional-format>
          <calcext:conditional-format calcext:target-range-address="100a.DH47:100a.DH58">
            <calcext:condition calcext:apply-style-name="Gray" calcext:value="formula-is(ISODD(ROW()))" calcext:base-cell-address="100a.DH47"/>
          </calcext:conditional-format>
          <calcext:conditional-format calcext:target-range-address="100a.DH46:100a.DH46">
            <calcext:condition calcext:apply-style-name="Gray" calcext:value="formula-is(ISODD(ROW()))" calcext:base-cell-address="100a.DH46"/>
          </calcext:conditional-format>
          <calcext:conditional-format calcext:target-range-address="100a.DJ46:100a.DJ46">
            <calcext:condition calcext:apply-style-name="Gray" calcext:value="formula-is(ISODD(ROW()))" calcext:base-cell-address="100a.DJ46"/>
          </calcext:conditional-format>
          <calcext:conditional-format calcext:target-range-address="100a.DJ58:100a.DJ58">
            <calcext:condition calcext:apply-style-name="Gray" calcext:value="formula-is(ISODD(ROW()))" calcext:base-cell-address="100a.DJ58"/>
          </calcext:conditional-format>
          <calcext:conditional-format calcext:target-range-address="100a.DK47:100a.DK58">
            <calcext:condition calcext:apply-style-name="Gray" calcext:value="formula-is(ISODD(ROW()))" calcext:base-cell-address="100a.DK47"/>
          </calcext:conditional-format>
          <calcext:conditional-format calcext:target-range-address="100a.DK46:100a.DK46">
            <calcext:condition calcext:apply-style-name="Gray" calcext:value="formula-is(ISODD(ROW()))" calcext:base-cell-address="100a.DK46"/>
          </calcext:conditional-format>
          <calcext:conditional-format calcext:target-range-address="100a.DL56:100a.DL58">
            <calcext:condition calcext:apply-style-name="Gray" calcext:value="formula-is(ISODD(ROW()))" calcext:base-cell-address="100a.DL56"/>
          </calcext:conditional-format>
          <calcext:conditional-format calcext:target-range-address="100a.DM46:100a.DM46">
            <calcext:condition calcext:apply-style-name="Gray" calcext:value="formula-is(ISODD(ROW()))" calcext:base-cell-address="100a.DM46"/>
          </calcext:conditional-format>
          <calcext:conditional-format calcext:target-range-address="100a.DM58:100a.DM58">
            <calcext:condition calcext:apply-style-name="Gray" calcext:value="formula-is(ISODD(ROW()))" calcext:base-cell-address="100a.DM58"/>
          </calcext:conditional-format>
          <calcext:conditional-format calcext:target-range-address="100a.DN47:100a.DN58">
            <calcext:condition calcext:apply-style-name="Gray" calcext:value="formula-is(ISODD(ROW()))" calcext:base-cell-address="100a.DN47"/>
          </calcext:conditional-format>
          <calcext:conditional-format calcext:target-range-address="100a.DN46:100a.DN46">
            <calcext:condition calcext:apply-style-name="Gray" calcext:value="formula-is(ISODD(ROW()))" calcext:base-cell-address="100a.DN46"/>
          </calcext:conditional-format>
          <calcext:conditional-format calcext:target-range-address="100a.DP59:100a.DP67 100a.DP47:100a.DP56">
            <calcext:condition calcext:apply-style-name="Gray" calcext:value="formula-is(ISODD(ROW()))" calcext:base-cell-address="100a.DP47"/>
          </calcext:conditional-format>
          <calcext:conditional-format calcext:target-range-address="100a.DP46:100a.DP46">
            <calcext:condition calcext:apply-style-name="Gray" calcext:value="formula-is(ISODD(ROW()))" calcext:base-cell-address="100a.DP46"/>
          </calcext:conditional-format>
          <calcext:conditional-format calcext:target-range-address="100a.DP58:100a.DP58">
            <calcext:condition calcext:apply-style-name="Gray" calcext:value="formula-is(ISODD(ROW()))" calcext:base-cell-address="100a.DP58"/>
          </calcext:conditional-format>
          <calcext:conditional-format calcext:target-range-address="100a.DQ47:100a.DQ58">
            <calcext:condition calcext:apply-style-name="Gray" calcext:value="formula-is(ISODD(ROW()))" calcext:base-cell-address="100a.DQ47"/>
          </calcext:conditional-format>
          <calcext:conditional-format calcext:target-range-address="100a.DQ46:100a.DQ46">
            <calcext:condition calcext:apply-style-name="Gray" calcext:value="formula-is(ISODD(ROW()))" calcext:base-cell-address="100a.DQ46"/>
          </calcext:conditional-format>
          <calcext:conditional-format calcext:target-range-address="100a.DS46:100a.DS58">
            <calcext:condition calcext:apply-style-name="Gray" calcext:value="formula-is(ISODD(ROW()))" calcext:base-cell-address="100a.DS46"/>
          </calcext:conditional-format>
          <calcext:conditional-format calcext:target-range-address="100a.DT46:100a.DT58">
            <calcext:condition calcext:apply-style-name="Gray" calcext:value="formula-is(ISODD(ROW()))" calcext:base-cell-address="100a.DT46"/>
          </calcext:conditional-format>
          <calcext:conditional-format calcext:target-range-address="100a.DV46:100a.DV58">
            <calcext:condition calcext:apply-style-name="Gray" calcext:value="formula-is(ISODD(ROW()))" calcext:base-cell-address="100a.DV46"/>
          </calcext:conditional-format>
          <calcext:conditional-format calcext:target-range-address="100a.BR3:100a.BR3">
            <calcext:condition calcext:apply-style-name="Gray" calcext:value="formula-is(ISODD(ROW()))" calcext:base-cell-address="100a.BR3"/>
          </calcext:conditional-format>
          <calcext:conditional-format calcext:target-range-address="100a.BW4:100a.BW4">
            <calcext:condition calcext:apply-style-name="Gray" calcext:value="formula-is(ISODD(ROW()))" calcext:base-cell-address="100a.BW4"/>
          </calcext:conditional-format>
          <calcext:conditional-format calcext:target-range-address="100a.BW3:100a.BW3">
            <calcext:condition calcext:apply-style-name="Gray" calcext:value="formula-is(ISODD(ROW()))" calcext:base-cell-address="100a.BW3"/>
          </calcext:conditional-format>
          <calcext:conditional-format calcext:target-range-address="100a.CD4:100a.CD4">
            <calcext:condition calcext:apply-style-name="Gray" calcext:value="formula-is(ISODD(ROW()))" calcext:base-cell-address="100a.CD4"/>
          </calcext:conditional-format>
          <calcext:conditional-format calcext:target-range-address="100a.CD3:100a.CD3">
            <calcext:condition calcext:apply-style-name="Gray" calcext:value="formula-is(ISODD(ROW()))" calcext:base-cell-address="100a.CD3"/>
          </calcext:conditional-format>
          <calcext:conditional-format calcext:target-range-address="100a.CG4:100a.CG4">
            <calcext:condition calcext:apply-style-name="Gray" calcext:value="formula-is(ISODD(ROW()))" calcext:base-cell-address="100a.CG4"/>
          </calcext:conditional-format>
          <calcext:conditional-format calcext:target-range-address="100a.CG3:100a.CG3">
            <calcext:condition calcext:apply-style-name="Gray" calcext:value="formula-is(ISODD(ROW()))" calcext:base-cell-address="100a.CG3"/>
          </calcext:conditional-format>
          <calcext:conditional-format calcext:target-range-address="100a.CK4:100a.CK4">
            <calcext:condition calcext:apply-style-name="Gray" calcext:value="formula-is(ISODD(ROW()))" calcext:base-cell-address="100a.CK4"/>
          </calcext:conditional-format>
          <calcext:conditional-format calcext:target-range-address="100a.CK3:100a.CK3">
            <calcext:condition calcext:apply-style-name="Gray" calcext:value="formula-is(ISODD(ROW()))" calcext:base-cell-address="100a.CK3"/>
          </calcext:conditional-format>
          <calcext:conditional-format calcext:target-range-address="100a.CO4:100a.CO4">
            <calcext:condition calcext:apply-style-name="Gray" calcext:value="formula-is(ISODD(ROW()))" calcext:base-cell-address="100a.CO4"/>
          </calcext:conditional-format>
          <calcext:conditional-format calcext:target-range-address="100a.CO3:100a.CO3">
            <calcext:condition calcext:apply-style-name="Gray" calcext:value="formula-is(ISODD(ROW()))" calcext:base-cell-address="100a.CO3"/>
          </calcext:conditional-format>
          <calcext:conditional-format calcext:target-range-address="100a.CR4:100a.CR4">
            <calcext:condition calcext:apply-style-name="Gray" calcext:value="formula-is(ISODD(ROW()))" calcext:base-cell-address="100a.CR4"/>
          </calcext:conditional-format>
          <calcext:conditional-format calcext:target-range-address="100a.CR3:100a.CR3">
            <calcext:condition calcext:apply-style-name="Gray" calcext:value="formula-is(ISODD(ROW()))" calcext:base-cell-address="100a.CR3"/>
          </calcext:conditional-format>
          <calcext:conditional-format calcext:target-range-address="100a.CU4:100a.CU4">
            <calcext:condition calcext:apply-style-name="Gray" calcext:value="formula-is(ISODD(ROW()))" calcext:base-cell-address="100a.CU4"/>
          </calcext:conditional-format>
          <calcext:conditional-format calcext:target-range-address="100a.CU3:100a.CU3">
            <calcext:condition calcext:apply-style-name="Gray" calcext:value="formula-is(ISODD(ROW()))" calcext:base-cell-address="100a.CU3"/>
          </calcext:conditional-format>
          <calcext:conditional-format calcext:target-range-address="100a.CX4:100a.CX4">
            <calcext:condition calcext:apply-style-name="Gray" calcext:value="formula-is(ISODD(ROW()))" calcext:base-cell-address="100a.CX4"/>
          </calcext:conditional-format>
          <calcext:conditional-format calcext:target-range-address="100a.CX3:100a.CX3">
            <calcext:condition calcext:apply-style-name="Gray" calcext:value="formula-is(ISODD(ROW()))" calcext:base-cell-address="100a.CX3"/>
          </calcext:conditional-format>
          <calcext:conditional-format calcext:target-range-address="100a.DA4:100a.DA4">
            <calcext:condition calcext:apply-style-name="Gray" calcext:value="formula-is(ISODD(ROW()))" calcext:base-cell-address="100a.DA4"/>
          </calcext:conditional-format>
          <calcext:conditional-format calcext:target-range-address="100a.DA3:100a.DA3">
            <calcext:condition calcext:apply-style-name="Gray" calcext:value="formula-is(ISODD(ROW()))" calcext:base-cell-address="100a.DA3"/>
          </calcext:conditional-format>
          <calcext:conditional-format calcext:target-range-address="100a.DD4:100a.DD4">
            <calcext:condition calcext:apply-style-name="Gray" calcext:value="formula-is(ISODD(ROW()))" calcext:base-cell-address="100a.DD4"/>
          </calcext:conditional-format>
          <calcext:conditional-format calcext:target-range-address="100a.DD3:100a.DD3">
            <calcext:condition calcext:apply-style-name="Gray" calcext:value="formula-is(ISODD(ROW()))" calcext:base-cell-address="100a.DD3"/>
          </calcext:conditional-format>
          <calcext:conditional-format calcext:target-range-address="100a.DG4:100a.DG4">
            <calcext:condition calcext:apply-style-name="Gray" calcext:value="formula-is(ISODD(ROW()))" calcext:base-cell-address="100a.DG4"/>
          </calcext:conditional-format>
          <calcext:conditional-format calcext:target-range-address="100a.DG3:100a.DG3">
            <calcext:condition calcext:apply-style-name="Gray" calcext:value="formula-is(ISODD(ROW()))" calcext:base-cell-address="100a.DG3"/>
          </calcext:conditional-format>
          <calcext:conditional-format calcext:target-range-address="100a.DJ4:100a.DJ4">
            <calcext:condition calcext:apply-style-name="Gray" calcext:value="formula-is(ISODD(ROW()))" calcext:base-cell-address="100a.DJ4"/>
          </calcext:conditional-format>
          <calcext:conditional-format calcext:target-range-address="100a.DJ3:100a.DJ3">
            <calcext:condition calcext:apply-style-name="Gray" calcext:value="formula-is(ISODD(ROW()))" calcext:base-cell-address="100a.DJ3"/>
          </calcext:conditional-format>
          <calcext:conditional-format calcext:target-range-address="100a.DM4:100a.DM4">
            <calcext:condition calcext:apply-style-name="Gray" calcext:value="formula-is(ISODD(ROW()))" calcext:base-cell-address="100a.DM4"/>
          </calcext:conditional-format>
          <calcext:conditional-format calcext:target-range-address="100a.DM3:100a.DM3">
            <calcext:condition calcext:apply-style-name="Gray" calcext:value="formula-is(ISODD(ROW()))" calcext:base-cell-address="100a.DM3"/>
          </calcext:conditional-format>
          <calcext:conditional-format calcext:target-range-address="100a.DP4:100a.DP4">
            <calcext:condition calcext:apply-style-name="Gray" calcext:value="formula-is(ISODD(ROW()))" calcext:base-cell-address="100a.DP4"/>
          </calcext:conditional-format>
          <calcext:conditional-format calcext:target-range-address="100a.DP3:100a.DP3">
            <calcext:condition calcext:apply-style-name="Gray" calcext:value="formula-is(ISODD(ROW()))" calcext:base-cell-address="100a.DP3"/>
          </calcext:conditional-format>
          <calcext:conditional-format calcext:target-range-address="100a.G1:100a.DV1">
            <calcext:condition calcext:apply-style-name="Excel Built-in 40% - Accent4" calcext:value="duplicate" calcext:base-cell-address="100a.G1"/>
          </calcext:conditional-format>
          <calcext:conditional-format calcext:target-range-address="100a.B57:100a.B58 100a.B36:100a.B36 100a.B40:100a.B40 100a.B43:100a.B43 100a.B46:100a.B46 100a.B50:100a.B50 100a.B53:100a.B53 100a.B55:100a.B55">
            <calcext:condition calcext:apply-style-name="Gray" calcext:value="formula-is(ISODD(ROW()))" calcext:base-cell-address="100a.B36"/>
          </calcext:conditional-format>
          <calcext:conditional-format calcext:target-range-address="100a.B59:100a.B59">
            <calcext:condition calcext:apply-style-name="Gray" calcext:value="formula-is(ISODD(ROW()))" calcext:base-cell-address="100a.B59"/>
          </calcext:conditional-format>
          <calcext:conditional-format calcext:target-range-address="100a.B59:100a.B59">
            <calcext:condition calcext:apply-style-name="Gray" calcext:value="formula-is(ISODD(ROW()))" calcext:base-cell-address="100a.B59"/>
          </calcext:conditional-format>
          <calcext:conditional-format calcext:target-range-address="100a.B16:100a.B16">
            <calcext:condition calcext:apply-style-name="Gray" calcext:value="formula-is(ISODD(ROW()))" calcext:base-cell-address="100a.B16"/>
          </calcext:conditional-format>
          <calcext:conditional-format calcext:target-range-address="100a.B18:100a.B18">
            <calcext:condition calcext:apply-style-name="Gray" calcext:value="formula-is(ISODD(ROW()))" calcext:base-cell-address="100a.B18"/>
          </calcext:conditional-format>
          <calcext:conditional-format calcext:target-range-address="100a.B19:100a.B19">
            <calcext:condition calcext:apply-style-name="Gray" calcext:value="formula-is(ISODD(ROW()))" calcext:base-cell-address="100a.B19"/>
          </calcext:conditional-format>
          <calcext:conditional-format calcext:target-range-address="100a.B21:100a.B21">
            <calcext:condition calcext:apply-style-name="Gray" calcext:value="formula-is(ISODD(ROW()))" calcext:base-cell-address="100a.B21"/>
          </calcext:conditional-format>
          <calcext:conditional-format calcext:target-range-address="100a.B22:100a.B22">
            <calcext:condition calcext:apply-style-name="Gray" calcext:value="formula-is(ISODD(ROW()))" calcext:base-cell-address="100a.B22"/>
          </calcext:conditional-format>
          <calcext:conditional-format calcext:target-range-address="100a.B23:100a.B23">
            <calcext:condition calcext:apply-style-name="Gray" calcext:value="formula-is(ISODD(ROW()))" calcext:base-cell-address="100a.B23"/>
          </calcext:conditional-format>
          <calcext:conditional-format calcext:target-range-address="100a.B25:100a.B25">
            <calcext:condition calcext:apply-style-name="Gray" calcext:value="formula-is(ISODD(ROW()))" calcext:base-cell-address="100a.B25"/>
          </calcext:conditional-format>
          <calcext:conditional-format calcext:target-range-address="100a.B26:100a.B26">
            <calcext:condition calcext:apply-style-name="Gray" calcext:value="formula-is(ISODD(ROW()))" calcext:base-cell-address="100a.B26"/>
          </calcext:conditional-format>
          <calcext:conditional-format calcext:target-range-address="100a.B28:100a.B28">
            <calcext:condition calcext:apply-style-name="Gray" calcext:value="formula-is(ISODD(ROW()))" calcext:base-cell-address="100a.B28"/>
          </calcext:conditional-format>
          <calcext:conditional-format calcext:target-range-address="100a.B29:100a.B29">
            <calcext:condition calcext:apply-style-name="Gray" calcext:value="formula-is(ISODD(ROW()))" calcext:base-cell-address="100a.B29"/>
          </calcext:conditional-format>
          <calcext:conditional-format calcext:target-range-address="100a.B31:100a.B31">
            <calcext:condition calcext:apply-style-name="Gray" calcext:value="formula-is(ISODD(ROW()))" calcext:base-cell-address="100a.B31"/>
          </calcext:conditional-format>
          <calcext:conditional-format calcext:target-range-address="100a.B32:100a.B32">
            <calcext:condition calcext:apply-style-name="Gray" calcext:value="formula-is(ISODD(ROW()))" calcext:base-cell-address="100a.B32"/>
          </calcext:conditional-format>
          <calcext:conditional-format calcext:target-range-address="100a.B33:100a.B33">
            <calcext:condition calcext:apply-style-name="Gray" calcext:value="formula-is(ISODD(ROW()))" calcext:base-cell-address="100a.B33"/>
          </calcext:conditional-format>
          <calcext:conditional-format calcext:target-range-address="100a.B37:100a.B37">
            <calcext:condition calcext:apply-style-name="Gray" calcext:value="formula-is(ISODD(ROW()))" calcext:base-cell-address="100a.B37"/>
          </calcext:conditional-format>
          <calcext:conditional-format calcext:target-range-address="100a.B38:100a.B38">
            <calcext:condition calcext:apply-style-name="Gray" calcext:value="formula-is(ISODD(ROW()))" calcext:base-cell-address="100a.B38"/>
          </calcext:conditional-format>
          <calcext:conditional-format calcext:target-range-address="100a.B39:100a.B39">
            <calcext:condition calcext:apply-style-name="Gray" calcext:value="formula-is(ISODD(ROW()))" calcext:base-cell-address="100a.B39"/>
          </calcext:conditional-format>
          <calcext:conditional-format calcext:target-range-address="100a.B41:100a.B41">
            <calcext:condition calcext:apply-style-name="Gray" calcext:value="formula-is(ISODD(ROW()))" calcext:base-cell-address="100a.B41"/>
          </calcext:conditional-format>
          <calcext:conditional-format calcext:target-range-address="100a.B42:100a.B42">
            <calcext:condition calcext:apply-style-name="Gray" calcext:value="formula-is(ISODD(ROW()))" calcext:base-cell-address="100a.B42"/>
          </calcext:conditional-format>
          <calcext:conditional-format calcext:target-range-address="100a.B44:100a.B44">
            <calcext:condition calcext:apply-style-name="Gray" calcext:value="formula-is(ISODD(ROW()))" calcext:base-cell-address="100a.B44"/>
          </calcext:conditional-format>
          <calcext:conditional-format calcext:target-range-address="100a.B45:100a.B45">
            <calcext:condition calcext:apply-style-name="Gray" calcext:value="formula-is(ISODD(ROW()))" calcext:base-cell-address="100a.B45"/>
          </calcext:conditional-format>
          <calcext:conditional-format calcext:target-range-address="100a.B47:100a.B47">
            <calcext:condition calcext:apply-style-name="Gray" calcext:value="formula-is(ISODD(ROW()))" calcext:base-cell-address="100a.B47"/>
          </calcext:conditional-format>
          <calcext:conditional-format calcext:target-range-address="100a.B48:100a.B48">
            <calcext:condition calcext:apply-style-name="Gray" calcext:value="formula-is(ISODD(ROW()))" calcext:base-cell-address="100a.B48"/>
          </calcext:conditional-format>
          <calcext:conditional-format calcext:target-range-address="100a.B49:100a.B49">
            <calcext:condition calcext:apply-style-name="Gray" calcext:value="formula-is(ISODD(ROW()))" calcext:base-cell-address="100a.B49"/>
          </calcext:conditional-format>
          <calcext:conditional-format calcext:target-range-address="100a.B51:100a.B51">
            <calcext:condition calcext:apply-style-name="Gray" calcext:value="formula-is(ISODD(ROW()))" calcext:base-cell-address="100a.B51"/>
          </calcext:conditional-format>
          <calcext:conditional-format calcext:target-range-address="100a.B52:100a.B52">
            <calcext:condition calcext:apply-style-name="Gray" calcext:value="formula-is(ISODD(ROW()))" calcext:base-cell-address="100a.B52"/>
          </calcext:conditional-format>
          <calcext:conditional-format calcext:target-range-address="100a.B54:100a.B54">
            <calcext:condition calcext:apply-style-name="Gray" calcext:value="formula-is(ISODD(ROW()))" calcext:base-cell-address="100a.B54"/>
          </calcext:conditional-format>
          <calcext:conditional-format calcext:target-range-address="100a.B56:100a.B56">
            <calcext:condition calcext:apply-style-name="Gray" calcext:value="formula-is(ISODD(ROW()))" calcext:base-cell-address="100a.B56"/>
          </calcext:conditional-format>
          <calcext:conditional-format calcext:target-range-address="100a.A62:100a.A62">
            <calcext:condition calcext:apply-style-name="Gray" calcext:value="formula-is(ISODD(ROW()))" calcext:base-cell-address="100a.A62"/>
          </calcext:conditional-format>
          <calcext:conditional-format calcext:target-range-address="100a.A63:100a.A63">
            <calcext:condition calcext:apply-style-name="Gray" calcext:value="formula-is(ISODD(ROW()))" calcext:base-cell-address="100a.A63"/>
          </calcext:conditional-format>
          <calcext:conditional-format calcext:target-range-address="100a.A64:100a.A64">
            <calcext:condition calcext:apply-style-name="Gray" calcext:value="formula-is(ISODD(ROW()))" calcext:base-cell-address="100a.A64"/>
          </calcext:conditional-format>
          <calcext:conditional-format calcext:target-range-address="100a.B61:100a.B61">
            <calcext:condition calcext:apply-style-name="Gray" calcext:value="formula-is(ISODD(ROW()))" calcext:base-cell-address="100a.B61"/>
          </calcext:conditional-format>
          <calcext:conditional-format calcext:target-range-address="100a.B61:100a.B61">
            <calcext:condition calcext:apply-style-name="Gray" calcext:value="formula-is(ISODD(ROW()))" calcext:base-cell-address="100a.B61"/>
          </calcext:conditional-format>
          <calcext:conditional-format calcext:target-range-address="100a.B62:100a.B62">
            <calcext:condition calcext:apply-style-name="Gray" calcext:value="formula-is(ISODD(ROW()))" calcext:base-cell-address="100a.B62"/>
          </calcext:conditional-format>
          <calcext:conditional-format calcext:target-range-address="100a.B62:100a.B62">
            <calcext:condition calcext:apply-style-name="Gray" calcext:value="formula-is(ISODD(ROW()))" calcext:base-cell-address="100a.B62"/>
          </calcext:conditional-format>
          <calcext:conditional-format calcext:target-range-address="100a.B63:100a.B63">
            <calcext:condition calcext:apply-style-name="Gray" calcext:value="formula-is(ISODD(ROW()))" calcext:base-cell-address="100a.B63"/>
          </calcext:conditional-format>
          <calcext:conditional-format calcext:target-range-address="100a.B64:100a.B64">
            <calcext:condition calcext:apply-style-name="Gray" calcext:value="formula-is(ISODD(ROW()))" calcext:base-cell-address="100a.B64"/>
          </calcext:conditional-format>
          <calcext:conditional-format calcext:target-range-address="100a.B64:100a.B64">
            <calcext:condition calcext:apply-style-name="Gray" calcext:value="formula-is(ISODD(ROW()))" calcext:base-cell-address="100a.B64"/>
          </calcext:conditional-format>
          <calcext:conditional-format calcext:target-range-address="100a.B67:100a.B67">
            <calcext:condition calcext:apply-style-name="Gray" calcext:value="formula-is(ISODD(ROW()))" calcext:base-cell-address="100a.B67"/>
          </calcext:conditional-format>
          <calcext:conditional-format calcext:target-range-address="100a.B67:100a.B67">
            <calcext:condition calcext:apply-style-name="Gray" calcext:value="formula-is(ISODD(ROW()))" calcext:base-cell-address="100a.B67"/>
          </calcext:conditional-format>
          <calcext:conditional-format calcext:target-range-address="100a.B70:100a.B70">
            <calcext:condition calcext:apply-style-name="Gray" calcext:value="formula-is(ISODD(ROW()))" calcext:base-cell-address="100a.B70"/>
          </calcext:conditional-format>
          <calcext:conditional-format calcext:target-range-address="100a.B70:100a.B70">
            <calcext:condition calcext:apply-style-name="Gray" calcext:value="formula-is(ISODD(ROW()))" calcext:base-cell-address="100a.B70"/>
          </calcext:conditional-format>
          <calcext:conditional-format calcext:target-range-address="100a.B72:100a.B72">
            <calcext:condition calcext:apply-style-name="Gray" calcext:value="formula-is(ISODD(ROW()))" calcext:base-cell-address="100a.B72"/>
          </calcext:conditional-format>
          <calcext:conditional-format calcext:target-range-address="100a.B72:100a.B72">
            <calcext:condition calcext:apply-style-name="Gray" calcext:value="formula-is(ISODD(ROW()))" calcext:base-cell-address="100a.B72"/>
          </calcext:conditional-format>
          <calcext:conditional-format calcext:target-range-address="100a.B75:100a.B75">
            <calcext:condition calcext:apply-style-name="Gray" calcext:value="formula-is(ISODD(ROW()))" calcext:base-cell-address="100a.B75"/>
          </calcext:conditional-format>
          <calcext:conditional-format calcext:target-range-address="100a.B75:100a.B75">
            <calcext:condition calcext:apply-style-name="Gray" calcext:value="formula-is(ISODD(ROW()))" calcext:base-cell-address="100a.B75"/>
          </calcext:conditional-format>
          <calcext:conditional-format calcext:target-range-address="100a.B78:100a.B78">
            <calcext:condition calcext:apply-style-name="Gray" calcext:value="formula-is(ISODD(ROW()))" calcext:base-cell-address="100a.B78"/>
          </calcext:conditional-format>
          <calcext:conditional-format calcext:target-range-address="100a.B78:100a.B78">
            <calcext:condition calcext:apply-style-name="Gray" calcext:value="formula-is(ISODD(ROW()))" calcext:base-cell-address="100a.B78"/>
          </calcext:conditional-format>
          <calcext:conditional-format calcext:target-range-address="100a.A81:100a.A81">
            <calcext:condition calcext:apply-style-name="Gray" calcext:value="formula-is(ISODD(ROW()))" calcext:base-cell-address="100a.A81"/>
          </calcext:conditional-format>
          <calcext:conditional-format calcext:target-range-address="100a.B81:100a.B81">
            <calcext:condition calcext:apply-style-name="Gray" calcext:value="formula-is(ISODD(ROW()))" calcext:base-cell-address="100a.B81"/>
          </calcext:conditional-format>
          <calcext:conditional-format calcext:target-range-address="100a.B81:100a.B81">
            <calcext:condition calcext:apply-style-name="Gray" calcext:value="formula-is(ISODD(ROW()))" calcext:base-cell-address="100a.B81"/>
          </calcext:conditional-format>
          <calcext:conditional-format calcext:target-range-address="100a.A81:100a.A81">
            <calcext:condition calcext:apply-style-name="Gray" calcext:value="formula-is(ISODD(ROW()))" calcext:base-cell-address="100a.A81"/>
          </calcext:conditional-format>
          <calcext:conditional-format calcext:target-range-address="100a.B81:100a.B81">
            <calcext:condition calcext:apply-style-name="Gray" calcext:value="formula-is(ISODD(ROW()))" calcext:base-cell-address="100a.B81"/>
          </calcext:conditional-format>
          <calcext:conditional-format calcext:target-range-address="100a.DW3:100a.DW5 100a.DW7:100a.DW23 100a.DW25:100a.DW28 100a.DW35:100a.DW58 100a.DW60:100a.DW62 100a.DW30:100a.DW33 100a.DW7:100a.DW8 100a.DW1:100a.DZ2 100a.ED7:100a.ED45 100a.ED48:100a.ED58 100a.ED1:100a.ED2 100a.DW63:100a.EE731 100a.DX60:100a.ED62">
            <calcext:condition calcext:apply-style-name="Gray" calcext:value="formula-is(ISODD(ROW()))" calcext:base-cell-address="100a.DW1"/>
          </calcext:conditional-format>
          <calcext:conditional-format calcext:target-range-address="100a.DW59:100a.DW59">
            <calcext:condition calcext:apply-style-name="Gray" calcext:value="formula-is(ISODD(ROW()))" calcext:base-cell-address="100a.DW59"/>
          </calcext:conditional-format>
          <calcext:conditional-format calcext:target-range-address="100a.DW3:100a.DW5">
            <calcext:condition calcext:apply-style-name="Gray" calcext:value="formula-is(ISODD(ROW()))" calcext:base-cell-address="100a.DW3"/>
          </calcext:conditional-format>
          <calcext:conditional-format calcext:target-range-address="100a.DW9:100a.DW23 100a.DW25:100a.DW28 100a.DW35:100a.DW58 100a.DW60:100a.DW62 100a.DW30:100a.DW33">
            <calcext:condition calcext:apply-style-name="Gray" calcext:value="formula-is(ISODD(ROW()))" calcext:base-cell-address="100a.DW9"/>
          </calcext:conditional-format>
          <calcext:conditional-format calcext:target-range-address="100a.DW59:100a.DW59">
            <calcext:condition calcext:apply-style-name="Gray" calcext:value="formula-is(ISODD(ROW()))" calcext:base-cell-address="100a.DW59"/>
          </calcext:conditional-format>
          <calcext:conditional-format calcext:target-range-address="100a.DY7:100a.DY8 100a.DX3:100a.DX5 100a.DX7:100a.DX23 100a.DX25:100a.DX28 100a.DX35:100a.DX58 100a.DX30:100a.DX33">
            <calcext:condition calcext:apply-style-name="Gray" calcext:value="formula-is(ISODD(ROW()))" calcext:base-cell-address="100a.DX3"/>
          </calcext:conditional-format>
          <calcext:conditional-format calcext:target-range-address="100a.DX59:100a.DX59">
            <calcext:condition calcext:apply-style-name="Gray" calcext:value="formula-is(ISODD(ROW()))" calcext:base-cell-address="100a.DX59"/>
          </calcext:conditional-format>
          <calcext:conditional-format calcext:target-range-address="100a.DY3:100a.DY5">
            <calcext:condition calcext:apply-style-name="Gray" calcext:value="formula-is(ISODD(ROW()))" calcext:base-cell-address="100a.DY3"/>
          </calcext:conditional-format>
          <calcext:conditional-format calcext:target-range-address="100a.DY9:100a.DY23 100a.DY25:100a.DY28 100a.DY35:100a.DY58 100a.DY30:100a.DY33">
            <calcext:condition calcext:apply-style-name="Gray" calcext:value="formula-is(ISODD(ROW()))" calcext:base-cell-address="100a.DY9"/>
          </calcext:conditional-format>
          <calcext:conditional-format calcext:target-range-address="100a.DY59:100a.DY59">
            <calcext:condition calcext:apply-style-name="Gray" calcext:value="formula-is(ISODD(ROW()))" calcext:base-cell-address="100a.DY59"/>
          </calcext:conditional-format>
          <calcext:conditional-format calcext:target-range-address="100a.DZ1:100a.EC2 100a.DZ3:100a.DZ5 100a.DZ7:100a.DZ23 100a.DZ25:100a.DZ28 100a.DZ35:100a.DZ58 100a.DZ30:100a.DZ33 100a.EA7:100a.EA8">
            <calcext:condition calcext:apply-style-name="Gray" calcext:value="formula-is(ISODD(ROW()))" calcext:base-cell-address="100a.DZ1"/>
          </calcext:conditional-format>
          <calcext:conditional-format calcext:target-range-address="100a.DZ59:100a.DZ59">
            <calcext:condition calcext:apply-style-name="Gray" calcext:value="formula-is(ISODD(ROW()))" calcext:base-cell-address="100a.DZ59"/>
          </calcext:conditional-format>
          <calcext:conditional-format calcext:target-range-address="100a.EA3:100a.EA5">
            <calcext:condition calcext:apply-style-name="Gray" calcext:value="formula-is(ISODD(ROW()))" calcext:base-cell-address="100a.EA3"/>
          </calcext:conditional-format>
          <calcext:conditional-format calcext:target-range-address="100a.EA9:100a.EA23 100a.EA25:100a.EA28 100a.EA35:100a.EA58 100a.EA30:100a.EA33">
            <calcext:condition calcext:apply-style-name="Gray" calcext:value="formula-is(ISODD(ROW()))" calcext:base-cell-address="100a.EA9"/>
          </calcext:conditional-format>
          <calcext:conditional-format calcext:target-range-address="100a.EA59:100a.EA59">
            <calcext:condition calcext:apply-style-name="Gray" calcext:value="formula-is(ISODD(ROW()))" calcext:base-cell-address="100a.EA59"/>
          </calcext:conditional-format>
          <calcext:conditional-format calcext:target-range-address="100a.EC7:100a.EC8 100a.EB3:100a.EB5 100a.EB7:100a.EB23 100a.EB25:100a.EB28 100a.EB35:100a.EB58 100a.EB30:100a.EB33">
            <calcext:condition calcext:apply-style-name="Gray" calcext:value="formula-is(ISODD(ROW()))" calcext:base-cell-address="100a.EB3"/>
          </calcext:conditional-format>
          <calcext:conditional-format calcext:target-range-address="100a.EB59:100a.EB59">
            <calcext:condition calcext:apply-style-name="Gray" calcext:value="formula-is(ISODD(ROW()))" calcext:base-cell-address="100a.EB59"/>
          </calcext:conditional-format>
          <calcext:conditional-format calcext:target-range-address="100a.EC3:100a.EC5">
            <calcext:condition calcext:apply-style-name="Gray" calcext:value="formula-is(ISODD(ROW()))" calcext:base-cell-address="100a.EC3"/>
          </calcext:conditional-format>
          <calcext:conditional-format calcext:target-range-address="100a.EC9:100a.EC23 100a.EC25:100a.EC28 100a.EC35:100a.EC58 100a.EC30:100a.EC33">
            <calcext:condition calcext:apply-style-name="Gray" calcext:value="formula-is(ISODD(ROW()))" calcext:base-cell-address="100a.EC9"/>
          </calcext:conditional-format>
          <calcext:conditional-format calcext:target-range-address="100a.EC59:100a.EC59">
            <calcext:condition calcext:apply-style-name="Gray" calcext:value="formula-is(ISODD(ROW()))" calcext:base-cell-address="100a.EC59"/>
          </calcext:conditional-format>
          <calcext:conditional-format calcext:target-range-address="100a.ED3:100a.ED5">
            <calcext:condition calcext:apply-style-name="Gray" calcext:value="formula-is(ISODD(ROW()))" calcext:base-cell-address="100a.ED3"/>
          </calcext:conditional-format>
          <calcext:conditional-format calcext:target-range-address="100a.ED59:100a.ED59">
            <calcext:condition calcext:apply-style-name="Gray" calcext:value="formula-is(ISODD(ROW()))" calcext:base-cell-address="100a.ED59"/>
          </calcext:conditional-format>
          <calcext:conditional-format calcext:target-range-address="100a.EE1:100a.EE2 100a.EE60:100a.EE731 100a.EE42:100a.EE45 100a.EE48:100a.EE58 100a.EE7:100a.EE35 100a.EE37:100a.EE40">
            <calcext:condition calcext:apply-style-name="Gray" calcext:value="formula-is(ISODD(ROW()))" calcext:base-cell-address="100a.EE1"/>
          </calcext:conditional-format>
          <calcext:conditional-format calcext:target-range-address="100a.EE3:100a.EE5">
            <calcext:condition calcext:apply-style-name="Gray" calcext:value="formula-is(ISODD(ROW()))" calcext:base-cell-address="100a.EE3"/>
          </calcext:conditional-format>
          <calcext:conditional-format calcext:target-range-address="100a.EE59:100a.EE59">
            <calcext:condition calcext:apply-style-name="Gray" calcext:value="formula-is(ISODD(ROW()))" calcext:base-cell-address="100a.EE59"/>
          </calcext:conditional-format>
          <calcext:conditional-format calcext:target-range-address="100a.EE36:100a.EE36">
            <calcext:condition calcext:apply-style-name="Gray" calcext:value="formula-is(ISODD(ROW()))" calcext:base-cell-address="100a.EE36"/>
          </calcext:conditional-format>
          <calcext:conditional-format calcext:target-range-address="100a.EE41:100a.EE41">
            <calcext:condition calcext:apply-style-name="Gray" calcext:value="formula-is(ISODD(ROW()))" calcext:base-cell-address="100a.EE41"/>
          </calcext:conditional-format>
          <calcext:conditional-format calcext:target-range-address="100a.EF2:100a.EF2 100a.EF60:100a.EF731 100a.EF42:100a.EF45 100a.EF48:100a.EF58 100a.EF7:100a.EF35 100a.EF37:100a.EF40">
            <calcext:condition calcext:apply-style-name="Gray" calcext:value="formula-is(ISODD(ROW()))" calcext:base-cell-address="100a.EF2"/>
          </calcext:conditional-format>
          <calcext:conditional-format calcext:target-range-address="100a.EF3:100a.EF5">
            <calcext:condition calcext:apply-style-name="Gray" calcext:value="formula-is(ISODD(ROW()))" calcext:base-cell-address="100a.EF3"/>
          </calcext:conditional-format>
          <calcext:conditional-format calcext:target-range-address="100a.EF59:100a.EF59">
            <calcext:condition calcext:apply-style-name="Gray" calcext:value="formula-is(ISODD(ROW()))" calcext:base-cell-address="100a.EF59"/>
          </calcext:conditional-format>
          <calcext:conditional-format calcext:target-range-address="100a.EF36:100a.EF36">
            <calcext:condition calcext:apply-style-name="Gray" calcext:value="formula-is(ISODD(ROW()))" calcext:base-cell-address="100a.EF36"/>
          </calcext:conditional-format>
          <calcext:conditional-format calcext:target-range-address="100a.EF41:100a.EF41">
            <calcext:condition calcext:apply-style-name="Gray" calcext:value="formula-is(ISODD(ROW()))" calcext:base-cell-address="100a.EF41"/>
          </calcext:conditional-format>
          <calcext:conditional-format calcext:target-range-address="100a.EF1:100a.EF1">
            <calcext:condition calcext:apply-style-name="Gray" calcext:value="formula-is(ISODD(ROW()))" calcext:base-cell-address="100a.EF1"/>
          </calcext:conditional-format>
          <calcext:conditional-format calcext:target-range-address="100a.EG1:100a.EG2 100a.EG60:100a.EG731 100a.EG42:100a.EG45 100a.EG48:100a.EG58 100a.EG7:100a.EG35 100a.EG37:100a.EG40">
            <calcext:condition calcext:apply-style-name="Gray" calcext:value="formula-is(ISODD(ROW()))" calcext:base-cell-address="100a.EG1"/>
          </calcext:conditional-format>
          <calcext:conditional-format calcext:target-range-address="100a.EG3:100a.EG5">
            <calcext:condition calcext:apply-style-name="Gray" calcext:value="formula-is(ISODD(ROW()))" calcext:base-cell-address="100a.EG3"/>
          </calcext:conditional-format>
          <calcext:conditional-format calcext:target-range-address="100a.EG59:100a.EG59">
            <calcext:condition calcext:apply-style-name="Gray" calcext:value="formula-is(ISODD(ROW()))" calcext:base-cell-address="100a.EG59"/>
          </calcext:conditional-format>
          <calcext:conditional-format calcext:target-range-address="100a.EG36:100a.EG36">
            <calcext:condition calcext:apply-style-name="Gray" calcext:value="formula-is(ISODD(ROW()))" calcext:base-cell-address="100a.EG36"/>
          </calcext:conditional-format>
          <calcext:conditional-format calcext:target-range-address="100a.EG41:100a.EG41">
            <calcext:condition calcext:apply-style-name="Gray" calcext:value="formula-is(ISODD(ROW()))" calcext:base-cell-address="100a.EG41"/>
          </calcext:conditional-format>
          <calcext:conditional-format calcext:target-range-address="100a.EH2:100a.EH2 100a.EH60:100a.EH731 100a.EH42:100a.EH45 100a.EH48:100a.EH58 100a.EH7:100a.EH35 100a.EH37:100a.EH40">
            <calcext:condition calcext:apply-style-name="Gray" calcext:value="formula-is(ISODD(ROW()))" calcext:base-cell-address="100a.EH2"/>
          </calcext:conditional-format>
          <calcext:conditional-format calcext:target-range-address="100a.EH3:100a.EH5">
            <calcext:condition calcext:apply-style-name="Gray" calcext:value="formula-is(ISODD(ROW()))" calcext:base-cell-address="100a.EH3"/>
          </calcext:conditional-format>
          <calcext:conditional-format calcext:target-range-address="100a.EH59:100a.EH59">
            <calcext:condition calcext:apply-style-name="Gray" calcext:value="formula-is(ISODD(ROW()))" calcext:base-cell-address="100a.EH59"/>
          </calcext:conditional-format>
          <calcext:conditional-format calcext:target-range-address="100a.EH36:100a.EH36">
            <calcext:condition calcext:apply-style-name="Gray" calcext:value="formula-is(ISODD(ROW()))" calcext:base-cell-address="100a.EH36"/>
          </calcext:conditional-format>
          <calcext:conditional-format calcext:target-range-address="100a.EH41:100a.EH41">
            <calcext:condition calcext:apply-style-name="Gray" calcext:value="formula-is(ISODD(ROW()))" calcext:base-cell-address="100a.EH41"/>
          </calcext:conditional-format>
          <calcext:conditional-format calcext:target-range-address="100a.EH1:100a.EH1">
            <calcext:condition calcext:apply-style-name="Gray" calcext:value="formula-is(ISODD(ROW()))" calcext:base-cell-address="100a.EH1"/>
          </calcext:conditional-format>
          <calcext:conditional-format calcext:target-range-address="100a.EI2:100a.EI2 100a.EI60:100a.EI731 100a.EI42:100a.EI45 100a.EI48:100a.EI58 100a.EI7:100a.EI35 100a.EI37:100a.EI40">
            <calcext:condition calcext:apply-style-name="Gray" calcext:value="formula-is(ISODD(ROW()))" calcext:base-cell-address="100a.EI2"/>
          </calcext:conditional-format>
          <calcext:conditional-format calcext:target-range-address="100a.EI3:100a.EI5">
            <calcext:condition calcext:apply-style-name="Gray" calcext:value="formula-is(ISODD(ROW()))" calcext:base-cell-address="100a.EI3"/>
          </calcext:conditional-format>
          <calcext:conditional-format calcext:target-range-address="100a.EI59:100a.EI59">
            <calcext:condition calcext:apply-style-name="Gray" calcext:value="formula-is(ISODD(ROW()))" calcext:base-cell-address="100a.EI59"/>
          </calcext:conditional-format>
          <calcext:conditional-format calcext:target-range-address="100a.EI36:100a.EI36">
            <calcext:condition calcext:apply-style-name="Gray" calcext:value="formula-is(ISODD(ROW()))" calcext:base-cell-address="100a.EI36"/>
          </calcext:conditional-format>
          <calcext:conditional-format calcext:target-range-address="100a.EI41:100a.EI41">
            <calcext:condition calcext:apply-style-name="Gray" calcext:value="formula-is(ISODD(ROW()))" calcext:base-cell-address="100a.EI41"/>
          </calcext:conditional-format>
          <calcext:conditional-format calcext:target-range-address="100a.EI1:100a.EI1">
            <calcext:condition calcext:apply-style-name="Gray" calcext:value="formula-is(ISODD(ROW()))" calcext:base-cell-address="100a.EI1"/>
          </calcext:conditional-format>
          <calcext:conditional-format calcext:target-range-address="100a.EJ2:100a.EJ2 100a.EJ60:100a.EJ731 100a.EJ42:100a.EJ45 100a.EJ48:100a.EJ58 100a.EJ7:100a.EJ35 100a.EJ37:100a.EJ40">
            <calcext:condition calcext:apply-style-name="Gray" calcext:value="formula-is(ISODD(ROW()))" calcext:base-cell-address="100a.EJ2"/>
          </calcext:conditional-format>
          <calcext:conditional-format calcext:target-range-address="100a.EJ3:100a.EJ5">
            <calcext:condition calcext:apply-style-name="Gray" calcext:value="formula-is(ISODD(ROW()))" calcext:base-cell-address="100a.EJ3"/>
          </calcext:conditional-format>
          <calcext:conditional-format calcext:target-range-address="100a.EJ59:100a.EJ59">
            <calcext:condition calcext:apply-style-name="Gray" calcext:value="formula-is(ISODD(ROW()))" calcext:base-cell-address="100a.EJ59"/>
          </calcext:conditional-format>
          <calcext:conditional-format calcext:target-range-address="100a.EJ36:100a.EJ36">
            <calcext:condition calcext:apply-style-name="Gray" calcext:value="formula-is(ISODD(ROW()))" calcext:base-cell-address="100a.EJ36"/>
          </calcext:conditional-format>
          <calcext:conditional-format calcext:target-range-address="100a.EJ41:100a.EJ41">
            <calcext:condition calcext:apply-style-name="Gray" calcext:value="formula-is(ISODD(ROW()))" calcext:base-cell-address="100a.EJ41"/>
          </calcext:conditional-format>
          <calcext:conditional-format calcext:target-range-address="100a.EJ1:100a.EJ1">
            <calcext:condition calcext:apply-style-name="Gray" calcext:value="formula-is(ISODD(ROW()))" calcext:base-cell-address="100a.EJ1"/>
          </calcext:conditional-format>
          <calcext:conditional-format calcext:target-range-address="100a.EK2:100a.EK2 100a.EK60:100a.EK731 100a.EK42:100a.EK45 100a.EK48:100a.EK58 100a.EK7:100a.EK35 100a.EK37:100a.EK40">
            <calcext:condition calcext:apply-style-name="Gray" calcext:value="formula-is(ISODD(ROW()))" calcext:base-cell-address="100a.EK2"/>
          </calcext:conditional-format>
          <calcext:conditional-format calcext:target-range-address="100a.EK3:100a.EK5">
            <calcext:condition calcext:apply-style-name="Gray" calcext:value="formula-is(ISODD(ROW()))" calcext:base-cell-address="100a.EK3"/>
          </calcext:conditional-format>
          <calcext:conditional-format calcext:target-range-address="100a.EK59:100a.EK59">
            <calcext:condition calcext:apply-style-name="Gray" calcext:value="formula-is(ISODD(ROW()))" calcext:base-cell-address="100a.EK59"/>
          </calcext:conditional-format>
          <calcext:conditional-format calcext:target-range-address="100a.EK36:100a.EK36">
            <calcext:condition calcext:apply-style-name="Gray" calcext:value="formula-is(ISODD(ROW()))" calcext:base-cell-address="100a.EK36"/>
          </calcext:conditional-format>
          <calcext:conditional-format calcext:target-range-address="100a.EK41:100a.EK41">
            <calcext:condition calcext:apply-style-name="Gray" calcext:value="formula-is(ISODD(ROW()))" calcext:base-cell-address="100a.EK41"/>
          </calcext:conditional-format>
          <calcext:conditional-format calcext:target-range-address="100a.EK1:100a.EK1">
            <calcext:condition calcext:apply-style-name="Gray" calcext:value="formula-is(ISODD(ROW()))" calcext:base-cell-address="100a.EK1"/>
          </calcext:conditional-format>
          <calcext:conditional-format calcext:target-range-address="100a.ED46:100a.ED46">
            <calcext:condition calcext:apply-style-name="Gray" calcext:value="formula-is(ISODD(ROW()))" calcext:base-cell-address="100a.ED46"/>
          </calcext:conditional-format>
          <calcext:conditional-format calcext:target-range-address="100a.EE46:100a.EE46">
            <calcext:condition calcext:apply-style-name="Gray" calcext:value="formula-is(ISODD(ROW()))" calcext:base-cell-address="100a.EE46"/>
          </calcext:conditional-format>
          <calcext:conditional-format calcext:target-range-address="100a.EF46:100a.EF46">
            <calcext:condition calcext:apply-style-name="Gray" calcext:value="formula-is(ISODD(ROW()))" calcext:base-cell-address="100a.EF46"/>
          </calcext:conditional-format>
          <calcext:conditional-format calcext:target-range-address="100a.EG46:100a.EG46">
            <calcext:condition calcext:apply-style-name="Gray" calcext:value="formula-is(ISODD(ROW()))" calcext:base-cell-address="100a.EG46"/>
          </calcext:conditional-format>
          <calcext:conditional-format calcext:target-range-address="100a.EH46:100a.EH46">
            <calcext:condition calcext:apply-style-name="Gray" calcext:value="formula-is(ISODD(ROW()))" calcext:base-cell-address="100a.EH46"/>
          </calcext:conditional-format>
          <calcext:conditional-format calcext:target-range-address="100a.EI46:100a.EI46">
            <calcext:condition calcext:apply-style-name="Gray" calcext:value="formula-is(ISODD(ROW()))" calcext:base-cell-address="100a.EI46"/>
          </calcext:conditional-format>
          <calcext:conditional-format calcext:target-range-address="100a.EJ46:100a.EJ46">
            <calcext:condition calcext:apply-style-name="Gray" calcext:value="formula-is(ISODD(ROW()))" calcext:base-cell-address="100a.EJ46"/>
          </calcext:conditional-format>
          <calcext:conditional-format calcext:target-range-address="100a.EK46:100a.EK46">
            <calcext:condition calcext:apply-style-name="Gray" calcext:value="formula-is(ISODD(ROW()))" calcext:base-cell-address="100a.EK46"/>
          </calcext:conditional-format>
          <calcext:conditional-format calcext:target-range-address="100a.EO2:100a.EW2">
            <calcext:condition calcext:apply-style-name="Gray" calcext:value="formula-is(ISODD(ROW()))" calcext:base-cell-address="100a.EO2"/>
          </calcext:conditional-format>
          <calcext:conditional-format calcext:target-range-address="100a.EX2:100a.EX2">
            <calcext:condition calcext:apply-style-name="Gray" calcext:value="formula-is(ISODD(ROW()))" calcext:base-cell-address="100a.EX2"/>
          </calcext:conditional-format>
          <calcext:conditional-format calcext:target-range-address="100a.EY83:100a.EY731">
            <calcext:condition calcext:apply-style-name="Gray" calcext:value="formula-is(ISODD(ROW()))" calcext:base-cell-address="100a.EY83"/>
          </calcext:conditional-format>
          <calcext:conditional-format calcext:target-range-address="100a.EY2:100a.EY2">
            <calcext:condition calcext:apply-style-name="Gray" calcext:value="formula-is(ISODD(ROW()))" calcext:base-cell-address="100a.EY2"/>
          </calcext:conditional-format>
          <calcext:conditional-format calcext:target-range-address="100a.EY83:100a.EY731">
            <calcext:condition calcext:apply-style-name="Gray" calcext:value="formula-is(ISODD(ROW()))" calcext:base-cell-address="100a.EY83"/>
          </calcext:conditional-format>
          <calcext:conditional-format calcext:target-range-address="100a.EY2:100a.EY2">
            <calcext:condition calcext:apply-style-name="Gray" calcext:value="formula-is(ISODD(ROW()))" calcext:base-cell-address="100a.EY2"/>
          </calcext:conditional-format>
          <calcext:conditional-format calcext:target-range-address="100a.EZ83:100a.EZ731">
            <calcext:condition calcext:apply-style-name="Gray" calcext:value="formula-is(ISODD(ROW()))" calcext:base-cell-address="100a.EZ83"/>
          </calcext:conditional-format>
          <calcext:conditional-format calcext:target-range-address="100a.EZ2:100a.EZ2">
            <calcext:condition calcext:apply-style-name="Gray" calcext:value="formula-is(ISODD(ROW()))" calcext:base-cell-address="100a.EZ2"/>
          </calcext:conditional-format>
          <calcext:conditional-format calcext:target-range-address="100a.FA83:100a.FA731">
            <calcext:condition calcext:apply-style-name="Gray" calcext:value="formula-is(ISODD(ROW()))" calcext:base-cell-address="100a.FA83"/>
          </calcext:conditional-format>
          <calcext:conditional-format calcext:target-range-address="100a.FA2:100a.FA2">
            <calcext:condition calcext:apply-style-name="Gray" calcext:value="formula-is(ISODD(ROW()))" calcext:base-cell-address="100a.FA2"/>
          </calcext:conditional-format>
          <calcext:conditional-format calcext:target-range-address="100a.FB83:100a.FF731">
            <calcext:condition calcext:apply-style-name="Gray" calcext:value="formula-is(ISODD(ROW()))" calcext:base-cell-address="100a.FB83"/>
          </calcext:conditional-format>
          <calcext:conditional-format calcext:target-range-address="100a.FB2:100a.FF2">
            <calcext:condition calcext:apply-style-name="Gray" calcext:value="formula-is(ISODD(ROW()))" calcext:base-cell-address="100a.FB2"/>
          </calcext:conditional-format>
          <calcext:conditional-format calcext:target-range-address="100a.FH1:100a.FL2 100a.FH83:100a.FL731">
            <calcext:condition calcext:apply-style-name="Gray" calcext:value="formula-is(ISODD(ROW()))" calcext:base-cell-address="100a.FH1"/>
          </calcext:conditional-format>
          <calcext:conditional-format calcext:target-range-address="100a.FH2:100a.FH2 100a.FH83:100a.FH731">
            <calcext:condition calcext:apply-style-name="Gray" calcext:value="formula-is(ISODD(ROW()))" calcext:base-cell-address="100a.FH2"/>
          </calcext:conditional-format>
          <calcext:conditional-format calcext:target-range-address="100a.FH83:100a.FH731">
            <calcext:condition calcext:apply-style-name="Gray" calcext:value="formula-is(ISODD(ROW()))" calcext:base-cell-address="100a.FH83"/>
          </calcext:conditional-format>
          <calcext:conditional-format calcext:target-range-address="100a.FH2:100a.FH2">
            <calcext:condition calcext:apply-style-name="Gray" calcext:value="formula-is(ISODD(ROW()))" calcext:base-cell-address="100a.FH2"/>
          </calcext:conditional-format>
          <calcext:conditional-format calcext:target-range-address="100a.FI83:100a.FI731">
            <calcext:condition calcext:apply-style-name="Gray" calcext:value="formula-is(ISODD(ROW()))" calcext:base-cell-address="100a.FI83"/>
          </calcext:conditional-format>
          <calcext:conditional-format calcext:target-range-address="100a.FI2:100a.FI2">
            <calcext:condition calcext:apply-style-name="Gray" calcext:value="formula-is(ISODD(ROW()))" calcext:base-cell-address="100a.FI2"/>
          </calcext:conditional-format>
          <calcext:conditional-format calcext:target-range-address="100a.FJ83:100a.FJ731">
            <calcext:condition calcext:apply-style-name="Gray" calcext:value="formula-is(ISODD(ROW()))" calcext:base-cell-address="100a.FJ83"/>
          </calcext:conditional-format>
          <calcext:conditional-format calcext:target-range-address="100a.FJ2:100a.FJ2">
            <calcext:condition calcext:apply-style-name="Gray" calcext:value="formula-is(ISODD(ROW()))" calcext:base-cell-address="100a.FJ2"/>
          </calcext:conditional-format>
          <calcext:conditional-format calcext:target-range-address="100a.FK83:100a.FK731">
            <calcext:condition calcext:apply-style-name="Gray" calcext:value="formula-is(ISODD(ROW()))" calcext:base-cell-address="100a.FK83"/>
          </calcext:conditional-format>
          <calcext:conditional-format calcext:target-range-address="100a.FK2:100a.FK2">
            <calcext:condition calcext:apply-style-name="Gray" calcext:value="formula-is(ISODD(ROW()))" calcext:base-cell-address="100a.FK2"/>
          </calcext:conditional-format>
          <calcext:conditional-format calcext:target-range-address="100a.FL83:100a.FL731">
            <calcext:condition calcext:apply-style-name="Gray" calcext:value="formula-is(ISODD(ROW()))" calcext:base-cell-address="100a.FL83"/>
          </calcext:conditional-format>
          <calcext:conditional-format calcext:target-range-address="100a.FL2:100a.FL2">
            <calcext:condition calcext:apply-style-name="Gray" calcext:value="formula-is(ISODD(ROW()))" calcext:base-cell-address="100a.FL2"/>
          </calcext:conditional-format>
          <calcext:conditional-format calcext:target-range-address="100a.A85:100a.A85">
            <calcext:condition calcext:apply-style-name="Gray" calcext:value="formula-is(ISODD(ROW()))" calcext:base-cell-address="100a.A85"/>
          </calcext:conditional-format>
          <calcext:conditional-format calcext:target-range-address="100a.A85:100a.A85">
            <calcext:condition calcext:apply-style-name="Gray" calcext:value="formula-is(ISODD(ROW()))" calcext:base-cell-address="100a.A85"/>
          </calcext:conditional-format>
          <calcext:conditional-format calcext:target-range-address="100a.A102:100a.A102">
            <calcext:condition calcext:apply-style-name="Gray" calcext:value="formula-is(ISODD(ROW()))" calcext:base-cell-address="100a.A102"/>
          </calcext:conditional-format>
          <calcext:conditional-format calcext:target-range-address="100a.A103:100a.A103">
            <calcext:condition calcext:apply-style-name="Gray" calcext:value="formula-is(ISODD(ROW()))" calcext:base-cell-address="100a.A103"/>
          </calcext:conditional-format>
          <calcext:conditional-format calcext:target-range-address="100a.A104:100a.A104">
            <calcext:condition calcext:apply-style-name="Gray" calcext:value="formula-is(ISODD(ROW()))" calcext:base-cell-address="100a.A104"/>
          </calcext:conditional-format>
          <calcext:conditional-format calcext:target-range-address="100a.FN106:100a.FN731 100a.FN83:100a.FO83">
            <calcext:condition calcext:apply-style-name="Gray" calcext:value="formula-is(ISODD(ROW()))" calcext:base-cell-address="100a.FN83"/>
          </calcext:conditional-format>
          <calcext:conditional-format calcext:target-range-address="100a.FR1:100a.GK1">
            <calcext:condition calcext:apply-style-name="Gray" calcext:value="formula-is(ISODD(ROW()))" calcext:base-cell-address="100a.FR1"/>
          </calcext:conditional-format>
          <calcext:conditional-format calcext:target-range-address="100a.FQ83:100a.FQ83">
            <calcext:condition calcext:apply-style-name="Gray" calcext:value="formula-is(ISODD(ROW()))" calcext:base-cell-address="100a.FQ83"/>
          </calcext:conditional-format>
          <calcext:conditional-format calcext:target-range-address="100a.FQ83:100a.FQ83">
            <calcext:condition calcext:apply-style-name="Gray" calcext:value="formula-is(ISODD(ROW()))" calcext:base-cell-address="100a.FQ83"/>
          </calcext:conditional-format>
          <calcext:conditional-format calcext:target-range-address="100a.FS83:100a.FS83">
            <calcext:condition calcext:apply-style-name="Gray" calcext:value="formula-is(ISODD(ROW()))" calcext:base-cell-address="100a.FS83"/>
          </calcext:conditional-format>
          <calcext:conditional-format calcext:target-range-address="100a.FS83:100a.FS83">
            <calcext:condition calcext:apply-style-name="Gray" calcext:value="formula-is(ISODD(ROW()))" calcext:base-cell-address="100a.FS83"/>
          </calcext:conditional-format>
          <calcext:conditional-format calcext:target-range-address="100a.FT83:100a.FT83">
            <calcext:condition calcext:apply-style-name="Gray" calcext:value="formula-is(ISODD(ROW()))" calcext:base-cell-address="100a.FT83"/>
          </calcext:conditional-format>
          <calcext:conditional-format calcext:target-range-address="100a.FT83:100a.FT83">
            <calcext:condition calcext:apply-style-name="Gray" calcext:value="formula-is(ISODD(ROW()))" calcext:base-cell-address="100a.FT83"/>
          </calcext:conditional-format>
          <calcext:conditional-format calcext:target-range-address="100a.FW83:100a.FW83">
            <calcext:condition calcext:apply-style-name="Gray" calcext:value="formula-is(ISODD(ROW()))" calcext:base-cell-address="100a.FW83"/>
          </calcext:conditional-format>
          <calcext:conditional-format calcext:target-range-address="100a.FW83:100a.FW83">
            <calcext:condition calcext:apply-style-name="Gray" calcext:value="formula-is(ISODD(ROW()))" calcext:base-cell-address="100a.FW83"/>
          </calcext:conditional-format>
          <calcext:conditional-format calcext:target-range-address="100a.FP83:100a.FP83">
            <calcext:condition calcext:apply-style-name="Gray" calcext:value="formula-is(ISODD(ROW()))" calcext:base-cell-address="100a.FP83"/>
          </calcext:conditional-format>
          <calcext:conditional-format calcext:target-range-address="100a.FR83:100a.FR83">
            <calcext:condition calcext:apply-style-name="Gray" calcext:value="formula-is(ISODD(ROW()))" calcext:base-cell-address="100a.FR83"/>
          </calcext:conditional-format>
          <calcext:conditional-format calcext:target-range-address="100a.FU83:100a.FU83">
            <calcext:condition calcext:apply-style-name="Gray" calcext:value="formula-is(ISODD(ROW()))" calcext:base-cell-address="100a.FU83"/>
          </calcext:conditional-format>
          <calcext:conditional-format calcext:target-range-address="100a.FV83:100a.FV83">
            <calcext:condition calcext:apply-style-name="Gray" calcext:value="formula-is(ISODD(ROW()))" calcext:base-cell-address="100a.FV83"/>
          </calcext:conditional-format>
          <calcext:conditional-format calcext:target-range-address="100a.FX83:100a.FX83">
            <calcext:condition calcext:apply-style-name="Gray" calcext:value="formula-is(ISODD(ROW()))" calcext:base-cell-address="100a.FX83"/>
          </calcext:conditional-format>
          <calcext:conditional-format calcext:target-range-address="100a.FY83:100a.FY83">
            <calcext:condition calcext:apply-style-name="Gray" calcext:value="formula-is(ISODD(ROW()))" calcext:base-cell-address="100a.FY83"/>
          </calcext:conditional-format>
          <calcext:conditional-format calcext:target-range-address="100a.FZ83:100a.FZ83">
            <calcext:condition calcext:apply-style-name="Gray" calcext:value="formula-is(ISODD(ROW()))" calcext:base-cell-address="100a.FZ83"/>
          </calcext:conditional-format>
          <calcext:conditional-format calcext:target-range-address="100a.GA83:100a.GA83">
            <calcext:condition calcext:apply-style-name="Gray" calcext:value="formula-is(ISODD(ROW()))" calcext:base-cell-address="100a.GA83"/>
          </calcext:conditional-format>
          <calcext:conditional-format calcext:target-range-address="100a.GB83:100a.GB83">
            <calcext:condition calcext:apply-style-name="Gray" calcext:value="formula-is(ISODD(ROW()))" calcext:base-cell-address="100a.GB83"/>
          </calcext:conditional-format>
          <calcext:conditional-format calcext:target-range-address="100a.GC83:100a.GC83">
            <calcext:condition calcext:apply-style-name="Gray" calcext:value="formula-is(ISODD(ROW()))" calcext:base-cell-address="100a.GC83"/>
          </calcext:conditional-format>
          <calcext:conditional-format calcext:target-range-address="100a.GD83:100a.GD83">
            <calcext:condition calcext:apply-style-name="Gray" calcext:value="formula-is(ISODD(ROW()))" calcext:base-cell-address="100a.GD83"/>
          </calcext:conditional-format>
          <calcext:conditional-format calcext:target-range-address="100a.GE83:100a.GE83">
            <calcext:condition calcext:apply-style-name="Gray" calcext:value="formula-is(ISODD(ROW()))" calcext:base-cell-address="100a.GE83"/>
          </calcext:conditional-format>
          <calcext:conditional-format calcext:target-range-address="100a.GF83:100a.GF83">
            <calcext:condition calcext:apply-style-name="Gray" calcext:value="formula-is(ISODD(ROW()))" calcext:base-cell-address="100a.GF83"/>
          </calcext:conditional-format>
          <calcext:conditional-format calcext:target-range-address="100a.GG83:100a.GG83">
            <calcext:condition calcext:apply-style-name="Gray" calcext:value="formula-is(ISODD(ROW()))" calcext:base-cell-address="100a.GG83"/>
          </calcext:conditional-format>
          <calcext:conditional-format calcext:target-range-address="100a.GH83:100a.GH83">
            <calcext:condition calcext:apply-style-name="Gray" calcext:value="formula-is(ISODD(ROW()))" calcext:base-cell-address="100a.GH83"/>
          </calcext:conditional-format>
          <calcext:conditional-format calcext:target-range-address="100a.GI83:100a.GI83">
            <calcext:condition calcext:apply-style-name="Gray" calcext:value="formula-is(ISODD(ROW()))" calcext:base-cell-address="100a.GI83"/>
          </calcext:conditional-format>
          <calcext:conditional-format calcext:target-range-address="100a.GJ83:100a.GJ83">
            <calcext:condition calcext:apply-style-name="Gray" calcext:value="formula-is(ISODD(ROW()))" calcext:base-cell-address="100a.GJ83"/>
          </calcext:conditional-format>
          <calcext:conditional-format calcext:target-range-address="100a.GK83:100a.GK83">
            <calcext:condition calcext:apply-style-name="Gray" calcext:value="formula-is(ISODD(ROW()))" calcext:base-cell-address="100a.GK83"/>
          </calcext:conditional-format>
          <calcext:conditional-format calcext:target-range-address="100a.GL83:100a.GL83">
            <calcext:condition calcext:apply-style-name="Gray" calcext:value="formula-is(ISODD(ROW()))" calcext:base-cell-address="100a.GL83"/>
          </calcext:conditional-format>
        </calcext:conditional-formats>
      </table:table>
      <table:table table:name="Sheet2" table:style-name="ta2">
        <office:forms form:automatic-focus="false" form:apply-design-mode="false"/>
        <table:table-column table:style-name="co10" table:number-columns-repeated="25" table:default-cell-style-name="Default"/>
        <table:table-row table:style-name="ro5">
          <table:table-cell office:value-type="float" office:value="2430" calcext:value-type="float">
            <text:p>2430</text:p>
          </table:table-cell>
          <table:table-cell office:value-type="float" office:value="2440" calcext:value-type="float">
            <text:p>2440</text:p>
          </table:table-cell>
          <table:table-cell office:value-type="float" office:value="2412" calcext:value-type="float">
            <text:p>2412</text:p>
          </table:table-cell>
          <table:table-cell office:value-type="float" office:value="2422" calcext:value-type="float">
            <text:p>2422</text:p>
          </table:table-cell>
          <table:table-cell office:value-type="float" office:value="2432" calcext:value-type="float">
            <text:p>2432</text:p>
          </table:table-cell>
          <table:table-cell office:value-type="float" office:value="2442" calcext:value-type="float">
            <text:p>2442</text:p>
          </table:table-cell>
          <table:table-cell office:value-type="float" office:value="2414" calcext:value-type="float">
            <text:p>2414</text:p>
          </table:table-cell>
          <table:table-cell office:value-type="float" office:value="2424" calcext:value-type="float">
            <text:p>2424</text:p>
          </table:table-cell>
          <table:table-cell office:value-type="float" office:value="2434" calcext:value-type="float">
            <text:p>2434</text:p>
          </table:table-cell>
          <table:table-cell office:value-type="float" office:value="2444" calcext:value-type="float">
            <text:p>2444</text:p>
          </table:table-cell>
          <table:table-cell office:value-type="float" office:value="2454" calcext:value-type="float">
            <text:p>2454</text:p>
          </table:table-cell>
          <table:table-cell office:value-type="float" office:value="2464" calcext:value-type="float">
            <text:p>2464</text:p>
          </table:table-cell>
          <table:table-cell office:value-type="float" office:value="2416" calcext:value-type="float">
            <text:p>2416</text:p>
          </table:table-cell>
          <table:table-cell office:value-type="float" office:value="2426" calcext:value-type="float">
            <text:p>2426</text:p>
          </table:table-cell>
          <table:table-cell office:value-type="float" office:value="2436" calcext:value-type="float">
            <text:p>2436</text:p>
          </table:table-cell>
          <table:table-cell office:value-type="float" office:value="2446" calcext:value-type="float">
            <text:p>2446</text:p>
          </table:table-cell>
          <table:table-cell office:value-type="float" office:value="2456" calcext:value-type="float">
            <text:p>2456</text:p>
          </table:table-cell>
          <table:table-cell office:value-type="float" office:value="2466" calcext:value-type="float">
            <text:p>2466</text:p>
          </table:table-cell>
          <table:table-cell office:value-type="float" office:value="2418" calcext:value-type="float">
            <text:p>2418</text:p>
          </table:table-cell>
          <table:table-cell office:value-type="float" office:value="2428" calcext:value-type="float">
            <text:p>2428</text:p>
          </table:table-cell>
          <table:table-cell office:value-type="float" office:value="2438" calcext:value-type="float">
            <text:p>2438</text:p>
          </table:table-cell>
          <table:table-cell office:value-type="float" office:value="2448" calcext:value-type="float">
            <text:p>2448</text:p>
          </table:table-cell>
          <table:table-cell office:value-type="float" office:value="2458" calcext:value-type="float">
            <text:p>2458</text:p>
          </table:table-cell>
          <table:table-cell office:value-type="float" office:value="2468" calcext:value-type="float">
            <text:p>2468</text:p>
          </table:table-cell>
          <table:table-cell office:value-type="float" office:value="2478" calcext:value-type="float">
            <text:p>2478</text:p>
          </table:table-cell>
        </table:table-row>
        <table:table-row table:style-name="ro5">
          <table:table-cell office:value-type="float" office:value="2430" calcext:value-type="float">
            <text:p>2430</text:p>
          </table:table-cell>
          <table:table-cell office:value-type="float" office:value="2440" calcext:value-type="float">
            <text:p>2440</text:p>
          </table:table-cell>
          <table:table-cell office:value-type="float" office:value="2412" calcext:value-type="float">
            <text:p>2412</text:p>
          </table:table-cell>
          <table:table-cell office:value-type="float" office:value="2422" calcext:value-type="float">
            <text:p>2422</text:p>
          </table:table-cell>
          <table:table-cell office:value-type="float" office:value="2432" calcext:value-type="float">
            <text:p>2432</text:p>
          </table:table-cell>
          <table:table-cell office:value-type="float" office:value="2442" calcext:value-type="float">
            <text:p>2442</text:p>
          </table:table-cell>
          <table:table-cell office:value-type="float" office:value="2414" calcext:value-type="float">
            <text:p>2414</text:p>
          </table:table-cell>
          <table:table-cell office:value-type="float" office:value="2424" calcext:value-type="float">
            <text:p>2424</text:p>
          </table:table-cell>
          <table:table-cell office:value-type="float" office:value="2434" calcext:value-type="float">
            <text:p>2434</text:p>
          </table:table-cell>
          <table:table-cell office:value-type="float" office:value="2444" calcext:value-type="float">
            <text:p>2444</text:p>
          </table:table-cell>
          <table:table-cell office:value-type="float" office:value="2454" calcext:value-type="float">
            <text:p>2454</text:p>
          </table:table-cell>
          <table:table-cell office:value-type="float" office:value="2464" calcext:value-type="float">
            <text:p>2464</text:p>
          </table:table-cell>
          <table:table-cell office:value-type="float" office:value="2416" calcext:value-type="float">
            <text:p>2416</text:p>
          </table:table-cell>
          <table:table-cell office:value-type="float" office:value="2426" calcext:value-type="float">
            <text:p>2426</text:p>
          </table:table-cell>
          <table:table-cell office:value-type="float" office:value="2436" calcext:value-type="float">
            <text:p>2436</text:p>
          </table:table-cell>
          <table:table-cell office:value-type="float" office:value="2446" calcext:value-type="float">
            <text:p>2446</text:p>
          </table:table-cell>
          <table:table-cell office:value-type="float" office:value="2456" calcext:value-type="float">
            <text:p>2456</text:p>
          </table:table-cell>
          <table:table-cell office:value-type="float" office:value="2466" calcext:value-type="float">
            <text:p>2466</text:p>
          </table:table-cell>
          <table:table-cell office:value-type="float" office:value="2418" calcext:value-type="float">
            <text:p>2418</text:p>
          </table:table-cell>
          <table:table-cell office:value-type="float" office:value="2428" calcext:value-type="float">
            <text:p>2428</text:p>
          </table:table-cell>
          <table:table-cell office:value-type="float" office:value="2438" calcext:value-type="float">
            <text:p>2438</text:p>
          </table:table-cell>
          <table:table-cell office:value-type="float" office:value="2448" calcext:value-type="float">
            <text:p>2448</text:p>
          </table:table-cell>
          <table:table-cell office:value-type="float" office:value="2458" calcext:value-type="float">
            <text:p>2458</text:p>
          </table:table-cell>
          <table:table-cell office:value-type="float" office:value="2468" calcext:value-type="float">
            <text:p>2468</text:p>
          </table:table-cell>
          <table:table-cell office:value-type="float" office:value="2478" calcext:value-type="float">
            <text:p>2478</text:p>
          </table:table-cell>
        </table:table-row>
      </table:table>
      <table:named-expressions/>
      <table:database-ranges>
        <table:database-range table:name="__Anonymous_Sheet_DB__0" table:target-range-address="100a.BS11:100a.BS3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hu" fo:country="HU" style:font-name-asian="Segoe UI" style:language-asian="zh" style:country-asian="CN" style:font-name-complex="Tahoma" style:language-complex="hi" style:country-complex="IN"/>
    </style:default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000" number:language="en" number:country="US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fill-character> </number:fill-character>
      <number:number number: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fill-character> </number:fill-character>
      <number:number number:decimal-places="2" number:min-integer-digits="1" number:grouping="true"/>
      <style:map style:condition="value()&gt;=0" style:apply-style-name="N121P0"/>
    </number:currency-style>
    <number:date-style style:name="N122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</number:date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30"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6pt solid #7f7f7f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1.5pt solid #4f81bd" style:diagonal-bl-tr="none" style:diagonal-tl-br="none" fo:border-left="none" fo:border-right="none" fo:border-top="none"/>
      <style:text-properties fo:color="#1f497d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1.5pt solid #a7c0de" style:diagonal-bl-tr="none" style:diagonal-tl-br="none" fo:border-left="none" fo:border-right="none" fo:border-top="none"/>
      <style:text-properties fo:color="#1f497d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99pt solid #95b3d7" style:diagonal-bl-tr="none" style:diagonal-tl-br="none" fo:border-left="none" fo:border-right="none" fo:border-top="none"/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6pt solid #7f7f7f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style:diagonal-bl-tr="none" style:diagonal-tl-br="none" fo:border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6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6pt solid #3f3f3f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none" style:diagonal-bl-tr="none" style:diagonal-tl-br="none" fo:border-left="none" fo:border-right="none" fo:border-top="0.06pt solid #4f81bd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4">0000.00.00</text:date>, <text:time style:data-style-name="N2" text:time-value="0000-00-00T00:00:02.006165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0a" style:display-name="PageStyle_100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es</meta:initial-creator>
    <meta:creation-date>2014-06-10T19:06:59</meta:creation-date>
    <dc:date>2014-09-14T11:15:47.060000000</dc:date>
    <meta:generator>LibreOffice/4.1.0.4$Windows_x86 LibreOffice_project/89ea49ddacd9aa532507cbf852f2bb22b1ace28</meta:generator>
    <meta:editing-duration>PT8H3M10S</meta:editing-duration>
    <meta:editing-cycles>136</meta:editing-cycles>
    <meta:document-statistic meta:table-count="2" meta:cell-count="39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